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pitch="variable"/>
    <style:font-face style:name="Consolas" svg:font-family="Consolas, 'Bitstream Vera Sans Mono', 'Courier New', Courier, monospace"/>
    <style:font-face style:name="Consolas1" svg:font-family="Consolas, 'lucida console', 'andale mono', 'bitstream vera sans mono', 'courier new', Courier"/>
    <style:font-face style:name="Consolas2" svg:font-family="Consolas, 'lucida console', 'andale mono', 'bitstream vera sans mono', 'courier new', Courier, monospace"/>
    <style:font-face style:name="Consolas3" svg:font-family="Consolas, monospace"/>
    <style:font-face style:name="DejaVu Sans" svg:font-family="'DejaVu Sans'" style:font-family-generic="swiss" style:font-pitch="variable"/>
    <style:font-face style:name="Dyuthi" svg:font-family="Dyuthi" style:font-pitch="variable"/>
    <style:font-face style:name="Hack" svg:font-family="Hack, 'Fira Code', Consolas, Menlo, Monaco, 'Andale Mono', 'Lucida Console', 'Lucida Sans Typewriter', 'DejaVu Sans Mono', 'Bitstream Vera Sans Mono', 'Liberation Mono', 'Nimbus Mono L', 'Courier New', Courier, monospace"/>
    <style:font-face style:name="IBM Plex Sans" svg:font-family="'IBM Plex Sans', sans-serif"/>
    <style:font-face style:name="KaTeX Math" svg:font-family="'KaTeX Math'"/>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Full-Width-Quoration-Marks, apple-system, BlinkMacSystemFont, 'Segoe UI', Roboto, 'Helvetica Neue', Helvetica, 'PingFang SC', 'Hiragino Sans GB', 'Microsoft YaHei', SimSun, FontAwesome,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face style:name="Nunito1" svg:font-family="Nunito, sans-serif"/>
    <style:font-face style:name="OpenSans" svg:font-family="OpenSans, Arial, Helvetica, sans-serif"/>
    <style:font-face style:name="OpenSymbol" svg:font-family="OpenSymbol" style:font-charset="x-symbol"/>
    <style:font-face style:name="Roboto" svg:font-family="Roboto, Arial, sans-serif"/>
    <style:font-face style:name="SFMono-Regular" svg:font-family="SFMono-Regular, Menlo, Monaco, Consolas, 'Liberation Mono', 'Courier New', monospace"/>
    <style:font-face style:name="Source Sans 3" svg:font-family="'Source Sans 3', sans-serif"/>
    <style:font-face style:name="SourceCodePro" svg:font-family="SourceCodePro, monospace, 'Droid Sans Mono', monospace, monospace, 'Droid Sans Fallback'"/>
    <style:font-face style:name="Söhne Mono" svg:font-family="'Söhne Mono', Monaco, 'Andale Mono', 'Ubuntu Mono', monospace"/>
    <style:font-face style:name="Titillium Web" svg:font-family="'Titillium Web', arial, helvetica, sans-serif"/>
    <style:font-face style:name="apple-system" svg:font-family="apple-system, BlinkMacSystemFont, 'Segoe UI', Roboto, 'Helvetica Neue', Arial, sans-serif"/>
    <style:font-face style:name="helvetica neue" svg:font-family="'helvetica neue', Helvetica, Arial, sans-serif"/>
    <style:font-face style:name="inherit" svg:font-family="inherit"/>
    <style:font-face style:name="monospace" svg:font-family="monospace"/>
    <style:font-face style:name="proxima-nova" svg:font-family="proxima-nova, 'Open Sans', Helvetica, Arial, sans-serif"/>
    <style:font-face style:name="times new roman" svg:font-family="'times new roman', sans-serif"/>
    <style:font-face style:name="var gfg-font-primary" svg:font-family="'var gfg-font-primary'"/>
    <style:font-face style:name="var gfg-font-secondary" svg:font-family="'var gfg-font-secondary'"/>
  </office:font-face-decls>
  <office:automatic-styles>
    <style:style style:name="Table2" style:family="table">
      <style:table-properties style:width="2.3708in" table:align="left"/>
    </style:style>
    <style:style style:name="Table2.A" style:family="table-column">
      <style:table-column-properties style:column-width="1.334in"/>
    </style:style>
    <style:style style:name="Table2.B" style:family="table-column">
      <style:table-column-properties style:column-width="1.0368in"/>
    </style:style>
    <style:style style:name="Table2.A1" style:family="table-cell">
      <style:table-cell-properties style:vertical-align="middle" fo:padding-left="0.1354in" fo:padding-right="0.1354in" fo:padding-top="0.0625in" fo:padding-bottom="0.0625in" fo:border="0.05pt solid #bbbbbb"/>
    </style:style>
    <style:style style:name="Table1" style:family="table">
      <style:table-properties style:width="1.7889in" table:align="left" fo:background-color="#fff1ee">
        <style:background-image/>
      </style:table-properties>
    </style:style>
    <style:style style:name="Table1.A" style:family="table-column">
      <style:table-column-properties style:column-width="1.7889in"/>
    </style:style>
    <style:style style:name="Table1.A1" style:family="table-cell">
      <style:table-cell-properties style:vertical-align="middle" fo:background-color="#ffffff" fo:padding="0in" fo:border="none">
        <style:background-image/>
      </style:table-cell-properties>
    </style:style>
    <style:style style:name="P1" style:family="paragraph" style:parent-style-name="Heading_20_1">
      <style:text-properties fo:font-variant="normal" fo:text-transform="none" fo:color="#273239" loext:opacity="100%" style:font-name="Source Sans 3" fo:font-size="21pt" fo:letter-spacing="normal" fo:font-style="normal" fo:font-weight="normal" officeooo:rsid="001987b5" officeooo:paragraph-rsid="001987b5" style:font-size-asian="15pt" style:font-weight-asian="bold" style:font-size-complex="15pt" style:font-weight-complex="bold"/>
    </style:style>
    <style:style style:name="P2" style:family="paragraph" style:parent-style-name="Heading_20_1">
      <style:text-properties fo:font-variant="normal" fo:text-transform="none" fo:color="#273239" loext:opacity="100%" style:font-name="Source Sans 3" fo:font-size="21pt" fo:letter-spacing="normal" fo:font-style="normal" fo:font-weight="normal" officeooo:rsid="001a372e" officeooo:paragraph-rsid="001a372e" style:font-size-asian="14pt" style:font-weight-asian="bold" style:font-size-complex="14pt" style:font-weight-complex="bold"/>
    </style:style>
    <style:style style:name="P3" style:family="paragraph" style:parent-style-name="Heading_20_1">
      <style:text-properties fo:font-variant="normal" fo:text-transform="none" fo:color="#273239" loext:opacity="100%" style:font-name="Source Sans 3" fo:font-size="18pt" fo:letter-spacing="normal" fo:font-style="normal" fo:font-weight="bold" officeooo:rsid="001e8c34" officeooo:paragraph-rsid="001e8c34" style:font-size-asian="18pt" style:font-weight-asian="bold" style:font-size-complex="18pt" style:font-weight-complex="bold"/>
    </style:style>
    <style:style style:name="P4" style:family="paragraph" style:parent-style-name="Preformatted_20_Text">
      <style:paragraph-properties fo:margin-top="0in" fo:margin-bottom="0.1043in" style:contextual-spacing="false" fo:text-align="start" style:justify-single-word="false" fo:orphans="2" fo:widows="2" fo:padding="0in" fo:border="none"/>
      <style:text-properties fo:font-variant="normal" fo:text-transform="none" fo:color="#273239" loext:opacity="100%" fo:letter-spacing="normal"/>
    </style:style>
    <style:style style:name="P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73239" loext:opacity="100%" fo:letter-spacing="normal" fo:background-color="#ffffff" loext:padding="0in" loext:border="none"/>
    </style:style>
    <style:style style:name="P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73239" loext:opacity="100%" fo:letter-spacing="normal" officeooo:rsid="0020852d" officeooo:paragraph-rsid="0020852d" fo:background-color="#ffffff" loext:padding="0in" loext:border="none"/>
    </style:style>
    <style:style style:name="P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73239" loext:opacity="100%" fo:font-size="16pt" fo:letter-spacing="normal" fo:font-weight="bold" officeooo:rsid="00179317" officeooo:paragraph-rsid="00179317" fo:background-color="#ffffff" style:font-size-asian="16pt" style:font-weight-asian="bold" style:font-size-complex="16pt" style:font-weight-complex="bold" loext:padding="0in" loext:border="none"/>
    </style:style>
    <style:style style:name="P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73239" loext:opacity="100%" style:font-name="DejaVu Sans" fo:letter-spacing="normal" officeooo:rsid="00179317" officeooo:paragraph-rsid="00179317" fo:background-color="#ffffff" loext:padding="0in" loext:border="none"/>
    </style:style>
    <style:style style:name="P9" style:family="paragraph" style:parent-style-name="Text_20_body">
      <style:text-properties fo:font-variant="normal" fo:text-transform="none" fo:color="#273239" loext:opacity="100%" style:font-name="Nunito1" fo:font-size="12.75pt" fo:letter-spacing="normal" fo:font-style="normal" fo:font-weight="normal" officeooo:rsid="001a372e" officeooo:paragraph-rsid="001a372e" style:font-size-asian="14pt" style:font-weight-asian="bold" style:font-size-complex="14pt" style:font-weight-complex="bold"/>
    </style:style>
    <style:style style:name="P10" style:family="paragraph" style:parent-style-name="Heading_20_3">
      <style:text-properties fo:font-variant="normal" fo:text-transform="none" fo:color="#273239" loext:opacity="100%" style:font-name="Nunito1" fo:font-size="12.75pt" fo:letter-spacing="normal" fo:font-style="italic" fo:font-weight="bold" officeooo:rsid="001987b5" officeooo:paragraph-rsid="001987b5" style:font-weight-asian="bold" style:font-weight-complex="bold"/>
    </style:style>
    <style:style style:name="P11" style:family="paragraph" style:parent-style-name="Heading_20_3">
      <style:text-properties fo:font-variant="normal" fo:text-transform="none" fo:color="#273239" loext:opacity="100%" style:font-name="Nunito1" fo:font-size="12.75pt" fo:letter-spacing="normal" fo:font-style="italic" fo:font-weight="bold" officeooo:rsid="001a372e" officeooo:paragraph-rsid="001a372e" style:font-weight-asian="bold" style:font-weight-complex="bold"/>
    </style:style>
    <style:style style:name="P12" style:family="paragraph" style:parent-style-name="Standard">
      <style:text-properties fo:font-variant="normal" fo:text-transform="none" fo:color="#273239" loext:opacity="100%" style:font-name="Nunito1" fo:font-size="12pt" fo:letter-spacing="normal" fo:font-style="normal" fo:font-weight="bold" officeooo:rsid="001e8c34" officeooo:paragraph-rsid="001e8c34" style:font-size-asian="12pt" style:font-weight-asian="bold" style:font-size-complex="12pt" style:font-weight-complex="bold" loext:padding="0in" loext:border="none"/>
    </style:style>
    <style:style style:name="P13" style:family="paragraph" style:parent-style-name="Heading_20_1">
      <style:text-properties fo:font-variant="normal" fo:text-transform="none" fo:color="#273239" loext:opacity="100%" style:font-name="IBM Plex Sans" fo:font-size="21pt" fo:letter-spacing="normal" fo:font-style="normal" fo:font-weight="normal" officeooo:rsid="00179317" officeooo:paragraph-rsid="00179317" style:font-size-asian="15pt" style:font-weight-asian="bold" style:font-size-complex="15pt" style:font-weight-complex="bold"/>
    </style:style>
    <style:style style:name="P14" style:family="paragraph" style:parent-style-name="Preformatted_20_Text">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Consolas3" fo:font-size="12pt" fo:letter-spacing="normal" fo:font-style="normal" fo:font-weight="normal"/>
    </style:style>
    <style:style style:name="P15" style:family="paragraph" style:parent-style-name="Preformatted_20_Text">
      <style:paragraph-properties fo:margin-top="0in" fo:margin-bottom="0.1043in" style:contextual-spacing="false" fo:text-align="start" style:justify-single-word="false" fo:orphans="2" fo:widows="2" fo:padding="0in" fo:border="none"/>
      <style:text-properties fo:font-variant="normal" fo:text-transform="none" fo:color="#273239" loext:opacity="100%" style:font-name="Consolas3" fo:font-size="12pt" fo:letter-spacing="normal" fo:font-style="normal" fo:font-weight="normal"/>
    </style:style>
    <style:style style:name="P1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73239" loext:opacity="100%" fo:font-size="14pt" fo:letter-spacing="normal" fo:font-weight="bold" officeooo:rsid="0020852d" officeooo:paragraph-rsid="0020852d" fo:background-color="#ffffff" style:font-size-asian="14pt" style:font-weight-asian="bold" style:font-size-complex="14pt" style:font-weight-complex="bold" loext:padding="0in" loext:border="none"/>
    </style:style>
    <style:style style:name="P17" style:family="paragraph" style:parent-style-name="Preformatted_20_Text">
      <loext:graphic-properties draw:fill="solid" draw:fill-color="#f5f5f5" draw:opacity="100%"/>
      <style:paragraph-properties fo:margin-top="0in" fo:margin-bottom="0.1965in" style:contextual-spacing="false" fo:orphans="2" fo:widows="2" fo:background-color="#f5f5f5" fo:padding-left="0.1043in" fo:padding-right="0in" fo:padding-top="0.1043in" fo:padding-bottom="0.1043in" fo:border-left="0.06pt solid #000000" fo:border-right="none" fo:border-top="0.06pt solid #000000" fo:border-bottom="0.06pt solid #000000"/>
      <style:text-properties fo:font-variant="normal" fo:text-transform="none" fo:color="#1e2229" loext:opacity="100%" style:font-name="var gfg-font-primary" fo:font-size="13.5pt" fo:letter-spacing="normal" fo:font-style="normal" fo:font-weight="normal"/>
    </style:style>
    <style:style style:name="P18" style:family="paragraph" style:parent-style-name="Preformatted_20_Text">
      <loext:graphic-properties draw:fill="solid" draw:fill-color="#f5f5f5" draw:opacity="100%"/>
      <style:paragraph-properties fo:orphans="2" fo:widows="2" fo:background-color="#f5f5f5" fo:padding-left="0.1043in" fo:padding-right="0in" fo:padding-top="0.1043in" fo:padding-bottom="0.1043in" fo:border-left="0.06pt solid #000000" fo:border-right="none" fo:border-top="0.06pt solid #000000" fo:border-bottom="0.06pt solid #000000"/>
      <style:text-properties fo:font-variant="normal" fo:text-transform="none" fo:color="#1e2229" loext:opacity="100%" style:font-name="var gfg-font-primary" fo:font-size="13.5pt" fo:letter-spacing="normal" fo:font-style="normal" fo:font-weight="normal"/>
    </style:style>
    <style:style style:name="P1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1e2229" loext:opacity="100%" style:font-name="var gfg-font-primary" fo:font-size="13.5pt" fo:letter-spacing="normal" fo:font-style="normal" fo:font-weight="normal"/>
    </style:style>
    <style:style style:name="P20" style:family="paragraph" style:parent-style-name="Text_20_body">
      <style:text-properties fo:font-variant="normal" fo:text-transform="none" fo:color="#1e2229" loext:opacity="100%" style:font-name="var gfg-font-primary" fo:font-size="13.5pt" fo:letter-spacing="normal" fo:font-style="normal" fo:font-weight="normal" officeooo:rsid="00309934" officeooo:paragraph-rsid="00309934" loext:padding="0in" loext:border="none"/>
    </style:style>
    <style:style style:name="P2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1e2229" loext:opacity="100%" style:font-name="var gfg-font-primary" fo:font-size="13.5pt" fo:letter-spacing="normal" fo:font-style="normal" fo:font-weight="normal" officeooo:rsid="0031ab3c" officeooo:paragraph-rsid="0031ab3c"/>
    </style:style>
    <style:style style:name="P22" style:family="paragraph" style:parent-style-name="Preformatted_20_Text">
      <loext:graphic-properties draw:fill="solid" draw:fill-color="#f5f5f5" draw:opacity="100%"/>
      <style:paragraph-properties fo:orphans="2" fo:widows="2" fo:background-color="#f5f5f5" fo:padding-left="0.1043in" fo:padding-right="0in" fo:padding-top="0.1043in" fo:padding-bottom="0.1043in" fo:border-left="0.06pt solid #000000" fo:border-right="none" fo:border-top="0.06pt solid #000000" fo:border-bottom="0.06pt solid #000000"/>
      <style:text-properties fo:font-variant="normal" fo:text-transform="none" fo:color="#1e2229" loext:opacity="100%" fo:letter-spacing="normal"/>
    </style:style>
    <style:style style:name="P23" style:family="paragraph" style:parent-style-name="Text_20_body">
      <style:paragraph-properties fo:margin-left="0in" fo:margin-right="0in" fo:text-indent="0in" style:auto-text-indent="false"/>
      <style:text-properties fo:font-variant="normal" fo:text-transform="none" fo:color="#1e2229" loext:opacity="100%" style:font-name="Nunito" fo:font-size="13.5pt" fo:letter-spacing="normal" fo:font-style="normal" fo:font-weight="normal" officeooo:rsid="001a372e" officeooo:paragraph-rsid="001a372e"/>
    </style:style>
    <style:style style:name="P24" style:family="paragraph" style:parent-style-name="Heading_20_1">
      <style:paragraph-properties fo:margin-left="0in" fo:margin-right="0in" fo:text-indent="0in" style:auto-text-indent="false"/>
      <style:text-properties fo:font-variant="normal" fo:text-transform="none" fo:color="#1e2229" loext:opacity="100%" style:font-name="Nunito" fo:font-size="13.5pt" fo:letter-spacing="normal" fo:font-style="normal" fo:font-weight="normal" officeooo:rsid="0022bc72" officeooo:paragraph-rsid="0022bc72" style:font-size-asian="18pt" style:font-weight-asian="bold" style:font-size-complex="18pt" style:font-weight-complex="bold"/>
    </style:style>
    <style:style style:name="P25" style:family="paragraph" style:parent-style-name="Text_20_body">
      <style:paragraph-properties fo:margin-left="0in" fo:margin-right="0in" fo:text-indent="0in" style:auto-text-indent="false"/>
      <style:text-properties fo:font-variant="normal" fo:text-transform="none" fo:color="#1e2229" loext:opacity="100%" style:font-name="Nunito" fo:font-size="13.5pt" fo:letter-spacing="normal" fo:font-style="normal" fo:font-weight="normal" officeooo:rsid="0022bc72" officeooo:paragraph-rsid="0022bc72" style:font-size-asian="18pt" style:font-weight-asian="bold" style:font-size-complex="18pt" style:font-weight-complex="bold"/>
    </style:style>
    <style:style style:name="P26" style:family="paragraph" style:parent-style-name="Text_20_body">
      <style:paragraph-properties fo:margin-left="0in" fo:margin-right="0in" fo:text-indent="0in" style:auto-text-indent="false"/>
      <style:text-properties fo:font-variant="normal" fo:text-transform="none" fo:color="#1e2229" loext:opacity="100%" style:font-name="Nunito" fo:font-size="13.5pt" fo:letter-spacing="normal" fo:font-style="normal" fo:font-weight="normal" officeooo:rsid="002295de" officeooo:paragraph-rsid="002295de" style:font-size-asian="18pt" style:font-weight-asian="bold" style:font-size-complex="18pt" style:font-weight-complex="bold"/>
    </style:style>
    <style:style style:name="P27" style:family="paragraph" style:parent-style-name="Text_20_body">
      <style:paragraph-properties fo:margin-left="0in" fo:margin-right="0in" fo:text-indent="0in" style:auto-text-indent="false"/>
      <style:text-properties fo:font-variant="normal" fo:text-transform="none" fo:color="#1e2229" loext:opacity="100%" style:font-name="Nunito" fo:font-size="11.25pt" fo:letter-spacing="normal" fo:font-style="normal" fo:font-weight="normal" officeooo:rsid="002f57ae" officeooo:paragraph-rsid="002f57ae"/>
    </style:style>
    <style:style style:name="P28" style:family="paragraph" style:parent-style-name="Text_20_body">
      <style:paragraph-properties fo:margin-left="0in" fo:margin-right="0in" fo:text-indent="0in" style:auto-text-indent="false"/>
      <style:text-properties fo:font-variant="normal" fo:text-transform="none" fo:color="#1e2229" loext:opacity="100%" style:font-name="Nunito" fo:font-size="14pt" fo:letter-spacing="normal" fo:font-style="normal" fo:font-weight="bold" officeooo:rsid="002f57ae" officeooo:paragraph-rsid="002f57ae" style:font-size-asian="14pt" style:font-weight-asian="bold" style:font-size-complex="14pt" style:font-weight-complex="bold"/>
    </style:style>
    <style:style style:name="P29" style:family="paragraph" style:parent-style-name="Preformatted_20_Text">
      <style:text-properties fo:font-variant="normal" fo:text-transform="none" style:font-name="SFMono-Regular" fo:font-size="10.5pt" fo:letter-spacing="normal" fo:font-style="normal" fo:font-weight="normal" officeooo:rsid="001a372e" officeooo:paragraph-rsid="001a372e"/>
    </style:style>
    <style:style style:name="P30" style:family="paragraph" style:parent-style-name="Preformatted_20_Text">
      <style:paragraph-properties fo:margin-left="0in" fo:margin-right="0in" fo:text-indent="0in" style:auto-text-indent="false"/>
      <style:text-properties fo:font-variant="normal" fo:text-transform="none" style:font-name="SFMono-Regular" fo:font-size="10.5pt" fo:letter-spacing="normal" fo:font-style="normal" fo:font-weight="normal" officeooo:paragraph-rsid="001a372e"/>
    </style:style>
    <style:style style:name="P31" style:family="paragraph" style:parent-style-name="Preformatted_20_Text">
      <style:paragraph-properties fo:text-align="start" style:justify-single-word="false" fo:orphans="2" fo:widows="2" fo:padding="0in" fo:border="none"/>
      <style:text-properties fo:font-variant="normal" fo:text-transform="none" style:font-name="SFMono-Regular" fo:font-size="10.5pt" fo:letter-spacing="normal" fo:font-style="normal" fo:font-weight="normal"/>
    </style:style>
    <style:style style:name="P32" style:family="paragraph" style:parent-style-name="Preformatted_20_Text">
      <style:paragraph-properties fo:margin-left="0in" fo:margin-right="0in" fo:text-indent="0in" style:auto-text-indent="false"/>
      <style:text-properties fo:font-variant="normal" fo:text-transform="none" style:font-name="SFMono-Regular" fo:font-size="10.5pt" fo:letter-spacing="normal" fo:font-style="normal" fo:font-weight="normal" officeooo:rsid="002295de" officeooo:paragraph-rsid="002295de"/>
    </style:style>
    <style:style style:name="P33" style:family="paragraph" style:parent-style-name="Preformatted_20_Text">
      <style:paragraph-properties fo:margin-left="0in" fo:margin-right="0in" fo:text-indent="0in" style:auto-text-indent="false"/>
      <style:text-properties fo:font-variant="normal" fo:text-transform="none" style:font-name="SFMono-Regular" fo:font-size="10.5pt" fo:letter-spacing="normal" fo:font-style="normal" fo:font-weight="normal" officeooo:paragraph-rsid="002f57ae"/>
    </style:style>
    <style:style style:name="P34" style:family="paragraph" style:parent-style-name="Preformatted_20_Text">
      <style:text-properties fo:font-variant="normal" fo:text-transform="none" style:font-name="SFMono-Regular" fo:font-size="10.5pt" fo:letter-spacing="normal" fo:font-style="normal" fo:font-weight="normal" officeooo:paragraph-rsid="00309934"/>
    </style:style>
    <style:style style:name="P35" style:family="paragraph" style:parent-style-name="Preformatted_20_Text">
      <style:text-properties fo:font-variant="normal" fo:text-transform="none" style:font-name="SFMono-Regular" fo:font-size="10.5pt" fo:letter-spacing="normal" fo:font-style="normal" fo:font-weight="normal" officeooo:rsid="0031ab3c" officeooo:paragraph-rsid="0031ab3c"/>
    </style:style>
    <style:style style:name="P36" style:family="paragraph" style:parent-style-name="Preformatted_20_Text">
      <style:text-properties fo:font-variant="normal" fo:text-transform="none" style:font-name="SFMono-Regular" fo:font-size="10.5pt" fo:letter-spacing="normal" fo:font-style="normal" fo:font-weight="normal" officeooo:rsid="00409341" officeooo:paragraph-rsid="00409341" style:font-size-asian="18pt" style:font-weight-asian="bold" style:font-size-complex="18pt" style:font-weight-complex="bold"/>
    </style:style>
    <style:style style:name="P37" style:family="paragraph" style:parent-style-name="Preformatted_20_Text">
      <style:paragraph-properties fo:text-align="start" style:justify-single-word="false" fo:orphans="2" fo:widows="2" fo:padding="0in" fo:border="none"/>
      <style:text-properties fo:font-variant="normal" fo:text-transform="none" fo:letter-spacing="normal"/>
    </style:style>
    <style:style style:name="P38" style:family="paragraph" style:parent-style-name="Preformatted_20_Text">
      <style:paragraph-properties fo:text-align="start" style:justify-single-word="false" fo:orphans="2" fo:widows="2" fo:padding="0in" fo:border="none"/>
      <style:text-properties fo:font-variant="normal" fo:text-transform="none" fo:color="#000000" loext:opacity="100%" fo:letter-spacing="normal"/>
    </style:style>
    <style:style style:name="P39" style:family="paragraph" style:parent-style-name="Preformatted_20_Text">
      <style:paragraph-properties fo:margin-top="0in" fo:margin-bottom="0.1965in" style:contextual-spacing="false" fo:text-align="start" style:justify-single-word="false" fo:orphans="2" fo:widows="2" fo:padding="0in" fo:border="none"/>
      <style:text-properties fo:font-variant="normal" fo:text-transform="none" fo:color="#000000" loext:opacity="100%" fo:letter-spacing="normal"/>
    </style:style>
    <style:style style:name="P40" style:family="paragraph" style:parent-style-name="Text_20_body">
      <style:text-properties fo:font-variant="normal" fo:text-transform="none" fo:color="#000000" loext:opacity="100%" style:font-name="Dyuthi" fo:font-size="15pt" fo:letter-spacing="normal" fo:font-style="normal" fo:font-weight="bold" officeooo:rsid="001987b5" officeooo:paragraph-rsid="001987b5" style:font-size-asian="15pt" style:font-weight-asian="bold" style:font-size-complex="15pt" style:font-weight-complex="bold"/>
    </style:style>
    <style:style style:name="P41" style:family="paragraph" style:parent-style-name="Text_20_body">
      <style:paragraph-properties fo:margin-left="0in" fo:margin-right="0in" fo:orphans="2" fo:widows="2" fo:text-indent="0in" style:auto-text-indent="false"/>
      <style:text-properties fo:font-variant="normal" fo:text-transform="none" fo:color="#000000" loext:opacity="100%" style:font-name="Merriweather" fo:font-size="11.25pt" fo:letter-spacing="normal" fo:font-style="normal" fo:font-weight="normal"/>
    </style:style>
    <style:style style:name="P42" style:family="paragraph" style:parent-style-name="Preformatted_20_Text">
      <style:paragraph-properties fo:margin-top="0in" fo:margin-bottom="0.1965in" style:contextual-spacing="false" fo:text-align="start" style:justify-single-word="false" fo:orphans="2" fo:widows="2" fo:padding="0in" fo:border="none"/>
      <style:text-properties fo:font-variant="normal" fo:text-transform="none" fo:color="#333333" loext:opacity="100%" style:font-name="SFMono-Regular" fo:font-size="10.5pt" fo:letter-spacing="normal" fo:font-style="normal" fo:font-weight="normal"/>
    </style:style>
    <style:style style:name="P43" style:family="paragraph" style:parent-style-name="Preformatted_20_Text">
      <style:paragraph-properties fo:text-align="start" style:justify-single-word="false" fo:orphans="2" fo:widows="2" fo:padding="0in" fo:border="none"/>
      <style:text-properties fo:font-variant="normal" fo:text-transform="none" fo:color="#333333" loext:opacity="100%" style:font-name="SFMono-Regular" fo:font-size="10.5pt" fo:letter-spacing="normal" fo:font-style="normal" fo:font-weight="normal"/>
    </style:style>
    <style:style style:name="P44" style:family="paragraph" style:parent-style-name="Preformatted_20_Text">
      <style:text-properties fo:font-variant="normal" fo:text-transform="none" fo:color="#303030" loext:opacity="100%" fo:font-size="15pt" fo:letter-spacing="normal" fo:font-weight="bold" officeooo:rsid="001a372e" officeooo:paragraph-rsid="001a372e" style:font-size-asian="15pt" style:font-weight-asian="bold" style:font-size-complex="15pt" style:font-weight-complex="bold"/>
    </style:style>
    <style:style style:name="P45" style:family="paragraph" style:parent-style-name="Standard">
      <style:text-properties fo:font-variant="normal" fo:text-transform="none" fo:color="#303030" loext:opacity="100%" style:font-name="IBM Plex Sans" fo:font-size="15pt" fo:letter-spacing="normal" fo:font-style="normal" fo:font-weight="normal" officeooo:paragraph-rsid="00179317"/>
    </style:style>
    <style:style style:name="P46" style:family="paragraph" style:parent-style-name="Standard">
      <style:text-properties fo:font-variant="normal" fo:text-transform="none" fo:color="#303030" loext:opacity="100%" style:font-name="IBM Plex Sans" fo:font-size="15pt" fo:letter-spacing="normal" fo:font-style="normal" fo:font-weight="bold" officeooo:rsid="00179317" officeooo:paragraph-rsid="00179317" style:font-size-asian="15pt" style:font-weight-asian="bold" style:font-size-complex="15pt" style:font-weight-complex="bold"/>
    </style:style>
    <style:style style:name="P47" style:family="paragraph" style:parent-style-name="Standard">
      <style:text-properties fo:font-variant="normal" fo:text-transform="none" fo:color="#303030" loext:opacity="100%" style:font-name="IBM Plex Sans" fo:font-size="15pt" fo:letter-spacing="normal" fo:font-style="normal" fo:font-weight="bold" officeooo:rsid="001a372e" officeooo:paragraph-rsid="001a372e" style:font-size-asian="15pt" style:font-weight-asian="bold" style:font-size-complex="15pt" style:font-weight-complex="bold"/>
    </style:style>
    <style:style style:name="P48" style:family="paragraph" style:parent-style-name="Preformatted_20_Text">
      <style:paragraph-properties fo:margin-left="0in" fo:margin-right="0in" fo:margin-top="0in" fo:margin-bottom="0in" style:contextual-spacing="false" style:line-height-at-least="0.1665in" fo:orphans="2" fo:widows="2" fo:text-indent="0in" style:auto-text-indent="false" fo:padding="0in" fo:border="none"/>
      <style:text-properties fo:font-variant="normal" fo:text-transform="none" fo:color="#46535e" loext:opacity="100%" style:font-name="proxima-nova" fo:font-size="9pt" fo:letter-spacing="normal" fo:font-style="normal" fo:font-weight="normal"/>
    </style:style>
    <style:style style:name="P49" style:family="paragraph" style:parent-style-name="Preformatted_20_Text">
      <style:paragraph-properties fo:margin-top="0in" fo:margin-bottom="0in" style:contextual-spacing="false" style:line-height-at-least="0.1665in" fo:orphans="2" fo:widows="2" fo:padding="0in" fo:border="none"/>
      <style:text-properties fo:font-variant="normal" fo:text-transform="none" fo:color="#46535e" loext:opacity="100%" style:font-name="proxima-nova" fo:font-size="9pt" fo:letter-spacing="normal" fo:font-style="normal" fo:font-weight="normal"/>
    </style:style>
    <style:style style:name="P50" style:family="paragraph" style:parent-style-name="Preformatted_20_Text">
      <style:paragraph-properties fo:margin-top="0in" fo:margin-bottom="0in" style:contextual-spacing="false" style:line-height-at-least="0.1874in" fo:orphans="2" fo:widows="2" fo:padding="0in" fo:border="none"/>
      <style:text-properties fo:font-variant="normal" fo:text-transform="none" fo:color="#4d4d4c" loext:opacity="100%" fo:font-size="14pt" fo:letter-spacing="normal" fo:font-weight="bold" officeooo:rsid="00246711" officeooo:paragraph-rsid="0024671c" style:font-size-asian="14pt" style:font-weight-asian="bold" style:font-size-complex="14pt" style:font-weight-complex="bold"/>
    </style:style>
    <style:style style:name="P51" style:family="paragraph" style:parent-style-name="Text_20_body">
      <style:paragraph-properties fo:margin-top="0in" fo:margin-bottom="0in" style:contextual-spacing="false" style:line-height-at-least="0.1874in" fo:orphans="2" fo:widows="2" fo:padding="0in" fo:border="none"/>
      <style:text-properties fo:font-variant="normal" fo:text-transform="none" fo:color="#4d4d4c" loext:opacity="100%" fo:font-size="14pt" fo:letter-spacing="normal" fo:font-weight="bold" officeooo:rsid="00246711" officeooo:paragraph-rsid="0024671c" style:font-size-asian="14pt" style:font-weight-asian="bold" style:font-size-complex="14pt" style:font-weight-complex="bold"/>
    </style:style>
    <style:style style:name="P52" style:family="paragraph" style:parent-style-name="Text_20_body">
      <style:paragraph-properties fo:margin-top="0in" fo:margin-bottom="0in" style:contextual-spacing="false" style:line-height-at-least="0.1874in" fo:orphans="2" fo:widows="2" fo:padding="0in" fo:border="none"/>
      <style:text-properties fo:font-variant="normal" fo:text-transform="none" fo:color="#4d4d4c" loext:opacity="100%" fo:font-size="14pt" fo:letter-spacing="normal" fo:font-weight="bold" officeooo:rsid="00246711" officeooo:paragraph-rsid="00246711" style:font-size-asian="14pt" style:font-weight-asian="bold" style:font-size-complex="14pt" style:font-weight-complex="bold"/>
    </style:style>
    <style:style style:name="P53" style:family="paragraph" style:parent-style-name="Text_20_body">
      <style:paragraph-properties fo:margin-top="0in" fo:margin-bottom="0in" style:contextual-spacing="false" style:line-height-at-least="0.1874in" fo:orphans="2" fo:widows="2" fo:padding="0in" fo:border="none"/>
      <style:text-properties fo:font-variant="normal" fo:text-transform="none" fo:color="#4d4d4c" loext:opacity="100%" fo:font-size="14pt" fo:letter-spacing="normal" fo:font-weight="bold" officeooo:rsid="0024671c" officeooo:paragraph-rsid="0024671c" style:font-size-asian="14pt" style:font-weight-asian="bold" style:font-size-complex="14pt" style:font-weight-complex="bold"/>
    </style:style>
    <style:style style:name="P54" style:family="paragraph" style:parent-style-name="Text_20_body">
      <style:paragraph-properties fo:margin-top="0in" fo:margin-bottom="0in" style:contextual-spacing="false" style:line-height-at-least="0.1874in" fo:orphans="2" fo:widows="2" fo:padding="0in" fo:border="none"/>
      <style:text-properties fo:font-variant="normal" fo:text-transform="none" fo:color="#4d4d4c" loext:opacity="100%" fo:font-size="14pt" fo:letter-spacing="normal" fo:font-weight="bold" officeooo:rsid="00259462" officeooo:paragraph-rsid="00259462" style:font-size-asian="14pt" style:font-weight-asian="bold" style:font-size-complex="14pt" style:font-weight-complex="bold"/>
    </style:style>
    <style:style style:name="P55" style:family="paragraph" style:parent-style-name="Text_20_body">
      <style:paragraph-properties fo:margin-top="0in" fo:margin-bottom="0in" style:contextual-spacing="false" style:line-height-at-least="0.1874in" fo:orphans="2" fo:widows="2" fo:padding="0in" fo:border="none"/>
      <style:text-properties fo:font-variant="normal" fo:text-transform="none" fo:color="#4d4d4c" loext:opacity="100%" fo:letter-spacing="normal"/>
    </style:style>
    <style:style style:name="P56" style:family="paragraph" style:parent-style-name="Text_20_body">
      <style:text-properties fo:font-variant="normal" fo:text-transform="none" fo:color="#abb2bf" loext:opacity="100%" style:font-name="Hack" fo:font-size="11.25pt" fo:letter-spacing="normal" fo:font-style="normal" fo:font-weight="normal" officeooo:rsid="00179317" officeooo:paragraph-rsid="00179317"/>
    </style:style>
    <style:style style:name="P57" style:family="paragraph" style:parent-style-name="Text_20_body">
      <style:text-properties fo:font-variant="normal" fo:text-transform="none" fo:color="#8e908c" loext:opacity="100%" style:font-name="monospace" fo:font-size="14pt" fo:letter-spacing="normal" fo:font-style="normal" fo:font-weight="normal" officeooo:rsid="002439db" officeooo:paragraph-rsid="002439db"/>
    </style:style>
    <style:style style:name="P58" style:family="paragraph" style:parent-style-name="Text_20_body">
      <style:paragraph-properties fo:margin-left="0.0835in" fo:margin-right="0in" fo:text-indent="0in" style:auto-text-indent="false"/>
      <style:text-properties fo:font-variant="normal" fo:text-transform="none" fo:color="#8e908c" loext:opacity="100%" style:font-name="monospace" fo:font-size="14pt" fo:letter-spacing="normal" fo:font-style="normal" fo:font-weight="normal" officeooo:paragraph-rsid="003a6d4b"/>
    </style:style>
    <style:style style:name="P59" style:family="paragraph" style:parent-style-name="Text_20_body">
      <style:paragraph-properties fo:margin-left="0in" fo:margin-right="0in" fo:margin-top="0.1563in" fo:margin-bottom="0.1563in" style:contextual-spacing="false" fo:line-height="160%" fo:orphans="2" fo:widows="2" fo:text-indent="0in" style:auto-text-indent="false"/>
      <style:text-properties fo:font-variant="normal" fo:text-transform="none" fo:color="#666666" loext:opacity="100%" style:font-name="proxima-nova" fo:font-size="10.5pt" fo:letter-spacing="normal" fo:font-style="normal" fo:font-weight="normal"/>
    </style:style>
    <style:style style:name="P60" style:family="paragraph" style:parent-style-name="Text_20_body">
      <style:paragraph-properties fo:margin-left="0in" fo:margin-right="0.052in" fo:orphans="2" fo:widows="2" fo:text-indent="0in" style:auto-text-indent="false"/>
      <style:text-properties fo:font-variant="normal" fo:text-transform="none" fo:color="#9ca3a8" loext:opacity="100%" style:font-name="proxima-nova" fo:font-size="9pt" fo:letter-spacing="normal" fo:font-style="normal" fo:font-weight="bold" loext:padding-left="0in" loext:padding-right="0in" loext:padding-top="0in" loext:padding-bottom="0.0626in" loext:border-left="none" loext:border-right="none" loext:border-top="none" loext:border-bottom="0.06pt solid #e5e7e8"/>
    </style:style>
    <style:style style:name="P61" style:family="paragraph" style:parent-style-name="Heading_20_3">
      <style:text-properties fo:font-variant="normal" fo:text-transform="none" fo:color="#090c10" loext:opacity="100%" style:font-name="var gfg-font-secondary" fo:font-size="18pt" fo:letter-spacing="normal" fo:font-style="normal" fo:font-weight="bold" officeooo:rsid="002295de" officeooo:paragraph-rsid="002295de" style:font-size-asian="18pt" style:font-weight-asian="bold" style:font-size-complex="18pt" style:font-weight-complex="bold"/>
    </style:style>
    <style:style style:name="P62" style:family="paragraph" style:parent-style-name="Heading_20_3">
      <style:paragraph-properties fo:margin-top="0in" fo:margin-bottom="0.1965in" style:contextual-spacing="false" fo:padding="0in" fo:border="none"/>
      <style:text-properties fo:font-variant="normal" fo:text-transform="none" fo:color="#090c10" loext:opacity="100%" style:font-name="var gfg-font-secondary" fo:font-size="13.5pt" fo:letter-spacing="normal" fo:font-style="normal" fo:font-weight="normal" officeooo:rsid="002f57ae" officeooo:paragraph-rsid="002f57ae"/>
    </style:style>
    <style:style style:name="P63" style:family="paragraph" style:parent-style-name="Heading_20_3">
      <style:text-properties fo:font-variant="normal" fo:text-transform="none" fo:color="#090c10" loext:opacity="100%" style:font-name="var gfg-font-secondary" fo:font-size="13.5pt" fo:letter-spacing="normal" fo:font-style="normal" fo:font-weight="normal" officeooo:rsid="0031ab3c" officeooo:paragraph-rsid="0031ab3c"/>
    </style:style>
    <style:style style:name="P64" style:family="paragraph" style:parent-style-name="Heading_20_3">
      <style:text-properties fo:font-variant="normal" fo:text-transform="none" fo:color="#090c10" loext:opacity="100%" style:font-name="var gfg-font-secondary" fo:font-size="13.5pt" fo:letter-spacing="normal" fo:font-style="normal" fo:font-weight="normal" officeooo:rsid="0031ab3c" officeooo:paragraph-rsid="0031ab3c" style:font-size-asian="14pt" style:font-weight-asian="bold" style:font-size-complex="14pt" style:font-weight-complex="bold"/>
    </style:style>
    <style:style style:name="P65" style:family="paragraph" style:parent-style-name="Heading_20_3">
      <style:text-properties fo:font-variant="normal" fo:text-transform="none" fo:color="#090c10" loext:opacity="100%" style:font-name="var gfg-font-secondary" fo:font-size="13.5pt" fo:letter-spacing="normal" fo:font-style="normal" fo:font-weight="normal" officeooo:rsid="00309934" officeooo:paragraph-rsid="00309934" loext:padding="0in" loext:border="none"/>
    </style:style>
    <style:style style:name="P66" style:family="paragraph" style:parent-style-name="Heading_20_3">
      <style:text-properties fo:font-variant="normal" fo:text-transform="none" fo:color="#090c10" loext:opacity="100%" style:font-name="var gfg-font-secondary" fo:font-size="13.5pt" fo:letter-spacing="normal" fo:font-style="normal" fo:font-weight="normal" officeooo:rsid="00409341" officeooo:paragraph-rsid="00409341" style:font-size-asian="18pt" style:font-weight-asian="bold" style:font-size-complex="18pt" style:font-weight-complex="bold"/>
    </style:style>
    <style:style style:name="P67" style:family="paragraph" style:parent-style-name="Text_20_body">
      <style:paragraph-properties fo:margin-top="0in" fo:margin-bottom="0.1043in" style:contextual-spacing="false" fo:text-align="center" style:justify-single-word="false" fo:orphans="2" fo:widows="2"/>
      <style:text-properties fo:font-variant="normal" fo:text-transform="none" fo:color="#0f2b3c" loext:opacity="100%" style:text-line-through-style="none" style:text-line-through-type="none" fo:letter-spacing="normal" style:text-underline-style="none" style:text-blinking="false" fo:background-color="#528aae" loext:padding="0in" loext:border="none"/>
    </style:style>
    <style:style style:name="P68" style:family="paragraph" style:parent-style-name="Preformatted_20_Text">
      <style:paragraph-properties fo:margin-left="0in" fo:margin-right="0in" fo:margin-top="0in" fo:margin-bottom="0in" style:contextual-spacing="false" style:line-height-at-least="0.2083in" fo:orphans="2" fo:widows="2" fo:text-indent="0in" style:auto-text-indent="false" fo:padding="0in" fo:border="none"/>
      <style:text-properties fo:font-variant="normal" fo:text-transform="none" fo:color="#0e141e" loext:opacity="100%" style:font-name="inherit" fo:font-size="10.5pt" fo:letter-spacing="normal" fo:font-style="normal" fo:font-weight="normal" loext:padding="0in" loext:border="none"/>
    </style:style>
    <style:style style:name="P6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7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helvetica neue" fo:font-size="10.5pt" fo:letter-spacing="normal" fo:font-style="normal" fo:font-weight="normal" loext:padding="0in" loext:border="none"/>
    </style:style>
    <style:style style:name="P71" style:family="paragraph" style:parent-style-name="Heading_20_2">
      <style:text-properties fo:font-variant="normal" fo:text-transform="none" fo:color="#373a3c" loext:opacity="100%" fo:font-size="18pt" fo:letter-spacing="normal" fo:font-weight="bold" officeooo:rsid="00425a6c" officeooo:paragraph-rsid="00425a6c" style:font-size-asian="18pt" style:font-weight-asian="bold" style:font-size-complex="18pt" style:font-weight-complex="bold"/>
    </style:style>
    <style:style style:name="P72"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style:style>
    <style:style style:name="P73"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7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7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style>
    <style:style style:name="P7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1ac0e2"/>
    </style:style>
    <style:style style:name="P7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1f77f1"/>
    </style:style>
    <style:style style:name="P78" style:family="paragraph" style:parent-style-name="Preformatted_20_Text">
      <style:paragraph-properties fo:text-align="start" style:justify-single-word="false" fo:orphans="2" fo:widows="2" fo:padding="0in" fo:border="none"/>
    </style:style>
    <style:style style:name="P79" style:family="paragraph" style:parent-style-name="Preformatted_20_Text">
      <style:paragraph-properties fo:margin-top="0in" fo:margin-bottom="0.1965in" style:contextual-spacing="false" fo:padding="0in" fo:border="none"/>
    </style:style>
    <style:style style:name="P80" style:family="paragraph" style:parent-style-name="Preformatted_20_Text">
      <loext:graphic-properties draw:fill="solid" draw:fill-color="#f5f5f5" draw:opacity="100%"/>
      <style:paragraph-properties fo:margin-left="0in" fo:margin-right="0in" fo:orphans="2" fo:widows="2" fo:text-indent="0in" style:auto-text-indent="false" fo:background-color="#f5f5f5" fo:padding-left="0.1043in" fo:padding-right="0in" fo:padding-top="0.1043in" fo:padding-bottom="0.1043in" fo:border-left="0.06pt solid #000000" fo:border-right="none" fo:border-top="0.06pt solid #000000" fo:border-bottom="0.06pt solid #000000"/>
    </style:style>
    <style:style style:name="P81" style:family="paragraph" style:parent-style-name="Text_20_body">
      <style:paragraph-properties fo:margin-left="0in" fo:margin-right="0in" fo:margin-top="0in" fo:margin-bottom="0in" style:contextual-spacing="false" fo:orphans="2" fo:widows="2" fo:text-indent="0in" style:auto-text-indent="false"/>
    </style:style>
    <style:style style:name="P82" style:family="paragraph" style:parent-style-name="Text_20_body">
      <style:paragraph-properties fo:margin-left="0in" fo:margin-right="0in" fo:orphans="2" fo:widows="2" fo:text-indent="0in" style:auto-text-indent="false"/>
    </style:style>
    <style:style style:name="P83" style:family="paragraph" style:parent-style-name="Preformatted_20_Text">
      <loext:graphic-properties draw:fill="solid" draw:fill-color="#f5f5f5" draw:opacity="100%"/>
      <style:paragraph-properties fo:orphans="2" fo:widows="2" fo:background-color="#f5f5f5" fo:padding-left="0.1043in" fo:padding-right="0in" fo:padding-top="0.1043in" fo:padding-bottom="0.1043in" fo:border-left="0.06pt solid #000000" fo:border-right="none" fo:border-top="0.06pt solid #000000" fo:border-bottom="0.06pt solid #000000"/>
    </style:style>
    <style:style style:name="P84" style:family="paragraph" style:parent-style-name="Preformatted_20_Text">
      <loext:graphic-properties draw:fill="solid" draw:fill-color="#f5f5f5" draw:opacity="100%"/>
      <style:paragraph-properties fo:margin-top="0in" fo:margin-bottom="0.1965in" style:contextual-spacing="false" fo:orphans="2" fo:widows="2" fo:background-color="#f5f5f5" fo:padding-left="0.1043in" fo:padding-right="0in" fo:padding-top="0.1043in" fo:padding-bottom="0.1043in" fo:border-left="0.06pt solid #000000" fo:border-right="none" fo:border-top="0.06pt solid #000000" fo:border-bottom="0.06pt solid #000000"/>
    </style:style>
    <style:style style:name="P85" style:family="paragraph" style:parent-style-name="Preformatted_20_Text">
      <style:text-properties officeooo:rsid="001987b5" officeooo:paragraph-rsid="001987b5"/>
    </style:style>
    <style:style style:name="P86" style:family="paragraph" style:parent-style-name="Text_20_body">
      <style:text-properties officeooo:rsid="001987b5" officeooo:paragraph-rsid="001987b5"/>
    </style:style>
    <style:style style:name="P87" style:family="paragraph" style:parent-style-name="Preformatted_20_Text">
      <style:paragraph-properties fo:padding="0in" fo:border="none"/>
    </style:style>
    <style:style style:name="P88" style:family="paragraph" style:parent-style-name="Text_20_body">
      <style:paragraph-properties fo:padding="0in" fo:border="none"/>
    </style:style>
    <style:style style:name="P89" style:family="paragraph" style:parent-style-name="Standard">
      <style:text-properties officeooo:rsid="00179317" officeooo:paragraph-rsid="00179317"/>
    </style:style>
    <style:style style:name="P90" style:family="paragraph" style:parent-style-name="Text_20_body">
      <style:text-properties officeooo:rsid="00179317" officeooo:paragraph-rsid="00179317"/>
    </style:style>
    <style:style style:name="P91" style:family="paragraph" style:parent-style-name="Standard">
      <style:text-properties officeooo:paragraph-rsid="00179317"/>
    </style:style>
    <style:style style:name="P92" style:family="paragraph" style:parent-style-name="Text_20_body">
      <style:text-properties officeooo:paragraph-rsid="00179317"/>
    </style:style>
    <style:style style:name="P93" style:family="paragraph" style:parent-style-name="Standard">
      <style:text-properties fo:color="#111111" loext:opacity="100%" style:font-name="Chandas" fo:font-size="8pt" fo:font-weight="normal" officeooo:rsid="001987b5" officeooo:paragraph-rsid="001987b5" style:font-size-asian="7pt" style:font-weight-asian="normal" style:font-size-complex="8pt" style:font-weight-complex="normal"/>
    </style:style>
    <style:style style:name="P94" style:family="paragraph" style:parent-style-name="Text_20_body">
      <style:text-properties fo:color="#111111" loext:opacity="100%" style:font-name="Chandas" fo:font-size="8pt" fo:font-weight="normal" officeooo:rsid="001987b5" officeooo:paragraph-rsid="001987b5" style:font-size-asian="7pt" style:font-weight-asian="normal" style:font-size-complex="8pt" style:font-weight-complex="normal"/>
    </style:style>
    <style:style style:name="P95" style:family="paragraph" style:parent-style-name="Standard">
      <style:text-properties officeooo:paragraph-rsid="001a372e"/>
    </style:style>
    <style:style style:name="P96" style:family="paragraph" style:parent-style-name="Text_20_body">
      <style:paragraph-properties fo:margin-left="0in" fo:margin-right="0in" fo:text-indent="0in" style:auto-text-indent="false"/>
      <style:text-properties officeooo:paragraph-rsid="001a372e"/>
    </style:style>
    <style:style style:name="P97" style:family="paragraph" style:parent-style-name="Standard">
      <style:text-properties officeooo:rsid="001ac0e2" officeooo:paragraph-rsid="001ac0e2"/>
    </style:style>
    <style:style style:name="P98" style:family="paragraph" style:parent-style-name="Text_20_body">
      <style:text-properties officeooo:rsid="001ac0e2" officeooo:paragraph-rsid="001ac0e2"/>
    </style:style>
    <style:style style:name="P99" style:family="paragraph" style:parent-style-name="Text_20_body">
      <style:text-properties fo:font-size="14pt" fo:font-weight="bold" officeooo:rsid="001a372e" officeooo:paragraph-rsid="001a372e" style:font-size-asian="14pt" style:font-weight-asian="bold" style:font-size-complex="14pt" style:font-weight-complex="bold"/>
    </style:style>
    <style:style style:name="P100" style:family="paragraph" style:parent-style-name="Text_20_body">
      <style:paragraph-properties fo:margin-left="0in" fo:margin-right="0in" fo:text-indent="0in" style:auto-text-indent="false"/>
      <style:text-properties fo:font-size="14pt" fo:font-weight="bold" officeooo:rsid="001a372e" officeooo:paragraph-rsid="001a372e" style:font-size-asian="14pt" style:font-weight-asian="bold" style:font-size-complex="14pt" style:font-weight-complex="bold"/>
    </style:style>
    <style:style style:name="P101" style:family="paragraph" style:parent-style-name="Preformatted_20_Text">
      <style:text-properties fo:font-size="14pt" fo:font-weight="bold" officeooo:rsid="002ce014" officeooo:paragraph-rsid="002ce014" style:font-size-asian="14pt" style:font-weight-asian="bold" style:font-size-complex="14pt" style:font-weight-complex="bold"/>
    </style:style>
    <style:style style:name="P102" style:family="paragraph" style:parent-style-name="Text_20_body">
      <style:text-properties fo:font-size="14pt" fo:font-weight="bold" officeooo:rsid="002ce014" officeooo:paragraph-rsid="002ce014" style:font-size-asian="14pt" style:font-weight-asian="bold" style:font-size-complex="14pt" style:font-weight-complex="bold"/>
    </style:style>
    <style:style style:name="P103" style:family="paragraph" style:parent-style-name="Text_20_body">
      <style:text-properties fo:font-size="14pt" fo:font-weight="bold" officeooo:rsid="0031ab3c" officeooo:paragraph-rsid="0031ab3c" style:font-size-asian="14pt" style:font-weight-asian="bold" style:font-size-complex="14pt" style:font-weight-complex="bold"/>
    </style:style>
    <style:style style:name="P104" style:family="paragraph" style:parent-style-name="Text_20_body">
      <style:text-properties fo:color="#000000" loext:opacity="100%" fo:font-size="14pt" fo:font-weight="bold" officeooo:rsid="00179317" officeooo:paragraph-rsid="001987b5" style:font-size-asian="14pt" style:font-weight-asian="bold" style:font-size-complex="14pt" style:font-weight-complex="bold"/>
    </style:style>
    <style:style style:name="P105" style:family="paragraph" style:parent-style-name="Standard">
      <style:paragraph-properties style:line-height-at-least="0.2083in"/>
      <style:text-properties fo:color="#000000" loext:opacity="100%" style:font-name="SourceCodePro" fo:font-size="11.25pt" fo:font-weight="normal" fo:background-color="#fffffe"/>
    </style:style>
    <style:style style:name="P106" style:family="paragraph" style:parent-style-name="Heading_20_3">
      <style:text-properties fo:color="#273239" loext:opacity="100%" style:font-name="Nunito1" fo:font-size="12.75pt" fo:letter-spacing="normal" fo:font-style="italic" fo:font-weight="bold" officeooo:rsid="001987b5" officeooo:paragraph-rsid="001987b5" style:font-weight-asian="bold" style:font-weight-complex="bold"/>
    </style:style>
    <style:style style:name="P107" style:family="paragraph" style:parent-style-name="Text_20_body">
      <style:text-properties fo:color="#273239" loext:opacity="100%" style:font-name="Nunito1" fo:font-size="12.75pt" fo:letter-spacing="normal" fo:font-style="italic" fo:font-weight="bold" officeooo:rsid="001a372e" officeooo:paragraph-rsid="001a372e" style:font-weight-asian="bold" style:font-weight-complex="bold"/>
    </style:style>
    <style:style style:name="P108" style:family="paragraph" style:parent-style-name="Text_20_body">
      <style:text-properties fo:color="#273239" loext:opacity="100%" style:font-name="Nunito1" fo:font-size="12.75pt" fo:letter-spacing="normal" fo:font-style="italic" fo:font-weight="normal" officeooo:rsid="00179317" officeooo:paragraph-rsid="00179317"/>
    </style:style>
    <style:style style:name="P109" style:family="paragraph" style:parent-style-name="Text_20_body">
      <style:text-properties fo:color="#273239" loext:opacity="100%" style:font-name="Nunito1" fo:font-size="12.75pt" fo:letter-spacing="normal" fo:font-style="italic" fo:font-weight="normal" officeooo:rsid="001a372e" officeooo:paragraph-rsid="001a372e"/>
    </style:style>
    <style:style style:name="P110" style:family="paragraph" style:parent-style-name="Standard">
      <style:text-properties fo:color="#273239" loext:opacity="100%" style:font-name="Nunito1" fo:font-size="12pt" fo:letter-spacing="normal" fo:font-style="italic" fo:font-weight="bold" officeooo:rsid="001e8c34" officeooo:paragraph-rsid="001e8c34" style:font-size-asian="10.5pt" style:font-weight-asian="bold" style:font-size-complex="12pt" style:font-weight-complex="bold" loext:padding="0in" loext:border="none"/>
    </style:style>
    <style:style style:name="P111" style:family="paragraph" style:parent-style-name="Standard">
      <style:text-properties fo:color="#273239" loext:opacity="100%" style:font-name="Nunito1" fo:font-size="12pt" fo:letter-spacing="normal" fo:font-style="italic" fo:font-weight="bold" officeooo:rsid="00223a6f" officeooo:paragraph-rsid="00223a6f" style:font-size-asian="10.5pt" style:font-weight-asian="bold" style:font-size-complex="12pt" style:font-weight-complex="bold" loext:padding="0in" loext:border="none"/>
    </style:style>
    <style:style style:name="P112" style:family="paragraph" style:parent-style-name="Preformatted_20_Text">
      <style:text-properties fo:font-size="12pt" officeooo:rsid="001e8c34" officeooo:paragraph-rsid="001e8c34" style:font-size-asian="10.5pt" style:font-size-complex="12pt"/>
    </style:style>
    <style:style style:name="P113" style:family="paragraph" style:parent-style-name="Standard">
      <style:text-properties fo:font-size="12pt" officeooo:rsid="001e8c34" officeooo:paragraph-rsid="001e8c34" style:font-size-asian="10.5pt" style:font-size-complex="12pt"/>
    </style:style>
    <style:style style:name="P114" style:family="paragraph" style:parent-style-name="Preformatted_20_Text">
      <style:text-properties fo:font-size="12pt" officeooo:rsid="001e8c34" officeooo:paragraph-rsid="0020852d" style:font-size-asian="10.5pt" style:font-size-complex="12pt"/>
    </style:style>
    <style:style style:name="P115" style:family="paragraph" style:parent-style-name="Preformatted_20_Text">
      <style:text-properties fo:font-size="12pt" officeooo:rsid="00223a6f" officeooo:paragraph-rsid="00223a6f" style:font-size-asian="10.5pt" style:font-size-complex="12pt"/>
    </style:style>
    <style:style style:name="P116" style:family="paragraph" style:parent-style-name="Standard">
      <style:text-properties fo:font-size="12pt" officeooo:rsid="0020852d" officeooo:paragraph-rsid="0020852d" style:font-size-asian="10.5pt" style:font-size-complex="12pt"/>
    </style:style>
    <style:style style:name="P117" style:family="paragraph" style:parent-style-name="Standard">
      <style:text-properties fo:font-size="12pt" officeooo:paragraph-rsid="001e8c34" style:font-size-asian="12pt" style:font-size-complex="12pt"/>
    </style:style>
    <style:style style:name="P118" style:family="paragraph" style:parent-style-name="Preformatted_20_Text">
      <style:text-properties fo:font-size="12pt" fo:font-weight="bold" officeooo:rsid="002f57ae" officeooo:paragraph-rsid="002f57ae" style:font-size-asian="12pt" style:font-weight-asian="bold" style:font-size-complex="12pt" style:font-weight-complex="bold"/>
    </style:style>
    <style:style style:name="P119" style:family="paragraph" style:parent-style-name="Preformatted_20_Text">
      <style:paragraph-properties fo:margin-top="0in" fo:margin-bottom="0.1965in" style:contextual-spacing="false" fo:padding="0in" fo:border="none"/>
      <style:text-properties fo:font-size="12pt" fo:font-weight="bold" officeooo:rsid="002f57ae" officeooo:paragraph-rsid="002f57ae" style:font-size-asian="12pt" style:font-weight-asian="bold" style:font-size-complex="12pt" style:font-weight-complex="bold"/>
    </style:style>
    <style:style style:name="P120" style:family="paragraph" style:parent-style-name="Text_20_body">
      <style:text-properties fo:font-size="12pt" fo:font-weight="bold" officeooo:rsid="002f57ae" officeooo:paragraph-rsid="002f57ae" style:font-size-asian="12pt" style:font-weight-asian="bold" style:font-size-complex="12pt" style:font-weight-complex="bold"/>
    </style:style>
    <style:style style:name="P121" style:family="paragraph" style:parent-style-name="Text_20_body">
      <style:text-properties fo:font-size="12pt" fo:font-weight="bold" officeooo:rsid="002e42ae" officeooo:paragraph-rsid="002e42ae" style:font-size-asian="12pt" style:font-weight-asian="bold" style:font-size-complex="12pt" style:font-weight-complex="bold"/>
    </style:style>
    <style:style style:name="P122" style:family="paragraph" style:parent-style-name="Preformatted_20_Text">
      <style:paragraph-properties fo:margin-top="0in" fo:margin-bottom="0.1965in" style:contextual-spacing="false" fo:padding="0in" fo:border="none"/>
      <style:text-properties officeooo:rsid="00223a6f" officeooo:paragraph-rsid="00223a6f"/>
    </style:style>
    <style:style style:name="P123" style:family="paragraph" style:parent-style-name="Preformatted_20_Text">
      <style:paragraph-properties fo:margin-left="0in" fo:margin-right="0in" fo:margin-top="0in" fo:margin-bottom="0in" style:contextual-spacing="false" style:line-height-at-least="0.1665in" fo:text-indent="0in" style:auto-text-indent="false" fo:padding="0in" fo:border="none"/>
      <style:text-properties fo:color="#46535e" loext:opacity="100%" fo:font-size="9pt"/>
    </style:style>
    <style:style style:name="P124" style:family="paragraph" style:parent-style-name="Preformatted_20_Text">
      <style:paragraph-properties fo:margin-top="0in" fo:margin-bottom="0in" style:contextual-spacing="false" style:line-height-at-least="0.1665in" fo:padding="0in" fo:border="none"/>
      <style:text-properties fo:color="#46535e" loext:opacity="100%" fo:font-size="9pt"/>
    </style:style>
    <style:style style:name="P125" style:family="paragraph" style:parent-style-name="Preformatted_20_Text">
      <style:text-properties officeooo:rsid="00259462" officeooo:paragraph-rsid="00259462"/>
    </style:style>
    <style:style style:name="P126" style:family="paragraph" style:parent-style-name="Standard">
      <style:text-properties officeooo:rsid="00259462" officeooo:paragraph-rsid="00259462"/>
    </style:style>
    <style:style style:name="P127" style:family="paragraph" style:parent-style-name="Preformatted_20_Text">
      <style:text-properties officeooo:rsid="00259462" officeooo:paragraph-rsid="0029ca2e"/>
    </style:style>
    <style:style style:name="P128" style:family="paragraph" style:parent-style-name="Standard">
      <style:text-properties officeooo:rsid="00259462" officeooo:paragraph-rsid="0029ca2e"/>
    </style:style>
    <style:style style:name="P129" style:family="paragraph" style:parent-style-name="Standard">
      <style:text-properties officeooo:rsid="00259462" officeooo:paragraph-rsid="002877aa"/>
    </style:style>
    <style:style style:name="P130" style:family="paragraph" style:parent-style-name="Text_20_body">
      <style:text-properties officeooo:rsid="00259462" officeooo:paragraph-rsid="002877aa"/>
    </style:style>
    <style:style style:name="P131" style:family="paragraph" style:parent-style-name="Standard">
      <style:text-properties officeooo:rsid="00259462" officeooo:paragraph-rsid="002b3364"/>
    </style:style>
    <style:style style:name="P132" style:family="paragraph" style:parent-style-name="Standard">
      <style:text-properties officeooo:rsid="001e8c34" officeooo:paragraph-rsid="001e8c34"/>
    </style:style>
    <style:style style:name="P133" style:family="paragraph" style:parent-style-name="Standard">
      <style:text-properties officeooo:paragraph-rsid="001e8c34"/>
    </style:style>
    <style:style style:name="P134" style:family="paragraph" style:parent-style-name="Standard">
      <style:text-properties officeooo:paragraph-rsid="0020852d"/>
    </style:style>
    <style:style style:name="P135" style:family="paragraph" style:parent-style-name="Standard">
      <style:text-properties officeooo:rsid="002295de" officeooo:paragraph-rsid="002295de"/>
    </style:style>
    <style:style style:name="P136" style:family="paragraph" style:parent-style-name="Standard">
      <style:text-properties officeooo:rsid="0022bc72" officeooo:paragraph-rsid="0022bc72"/>
    </style:style>
    <style:style style:name="P137" style:family="paragraph" style:parent-style-name="Standard">
      <style:text-properties officeooo:rsid="002439db" officeooo:paragraph-rsid="002439db"/>
    </style:style>
    <style:style style:name="P138" style:family="paragraph" style:parent-style-name="Text_20_body">
      <style:text-properties officeooo:rsid="002439db" officeooo:paragraph-rsid="002439db"/>
    </style:style>
    <style:style style:name="P139" style:family="paragraph" style:parent-style-name="Standard">
      <style:text-properties officeooo:paragraph-rsid="00259462"/>
    </style:style>
    <style:style style:name="P140" style:family="paragraph" style:parent-style-name="Standard">
      <style:text-properties officeooo:paragraph-rsid="0029ca2e"/>
    </style:style>
    <style:style style:name="P141" style:family="paragraph" style:parent-style-name="Text_20_body">
      <style:paragraph-properties fo:margin-left="0in" fo:margin-right="0in" fo:text-indent="0in" style:auto-text-indent="false"/>
    </style:style>
    <style:style style:name="P142" style:family="paragraph" style:parent-style-name="Preformatted_20_Text">
      <style:paragraph-properties fo:margin-left="0in" fo:margin-right="0in" fo:text-indent="0in" style:auto-text-indent="false"/>
    </style:style>
    <style:style style:name="P143" style:family="paragraph" style:parent-style-name="Text_20_body">
      <style:paragraph-properties fo:margin-left="0in" fo:margin-right="0in" fo:text-indent="0in" style:auto-text-indent="false"/>
      <style:text-properties officeooo:paragraph-rsid="002295de"/>
    </style:style>
    <style:style style:name="P144" style:family="paragraph" style:parent-style-name="Text_20_body">
      <style:paragraph-properties fo:margin-left="0in" fo:margin-right="0in" fo:text-indent="0in" style:auto-text-indent="false"/>
      <style:text-properties fo:font-weight="bold" officeooo:rsid="0022bc72" officeooo:paragraph-rsid="0022bc72" style:font-weight-asian="bold" style:font-weight-complex="bold"/>
    </style:style>
    <style:style style:name="P145" style:family="paragraph" style:parent-style-name="Text_20_body">
      <style:text-properties fo:font-weight="bold" officeooo:rsid="002ce014" officeooo:paragraph-rsid="002ce014" style:font-weight-asian="bold" style:font-weight-complex="bold"/>
    </style:style>
    <style:style style:name="P146" style:family="paragraph" style:parent-style-name="Text_20_body">
      <style:text-properties fo:font-weight="bold" officeooo:rsid="002f57ae" officeooo:paragraph-rsid="002f57ae" style:font-weight-asian="bold" style:font-weight-complex="bold"/>
    </style:style>
    <style:style style:name="P147" style:family="paragraph" style:parent-style-name="Text_20_body">
      <style:text-properties fo:font-weight="bold" officeooo:rsid="00309934" officeooo:paragraph-rsid="00309934" style:font-weight-asian="bold" style:font-weight-complex="bold" loext:padding="0in" loext:border="none"/>
    </style:style>
    <style:style style:name="P148" style:family="paragraph" style:parent-style-name="Text_20_body">
      <style:paragraph-properties fo:margin-top="0in" fo:margin-bottom="0in" style:contextual-spacing="false" style:line-height-at-least="0.1874in" fo:orphans="2" fo:widows="2" fo:padding="0in" fo:border="none"/>
      <style:text-properties officeooo:paragraph-rsid="00246711"/>
    </style:style>
    <style:style style:name="P149" style:family="paragraph" style:parent-style-name="Text_20_body">
      <style:paragraph-properties fo:margin-top="0in" fo:margin-bottom="0in" style:contextual-spacing="false" style:line-height-at-least="0.1772in"/>
      <style:text-properties fo:color="#666666" loext:opacity="100%" fo:font-size="10.5pt"/>
    </style:style>
    <style:style style:name="P150" style:family="paragraph" style:parent-style-name="Text_20_body">
      <style:paragraph-properties fo:margin-left="0in" fo:margin-right="0.052in" fo:text-indent="0in" style:auto-text-indent="false"/>
      <style:text-properties fo:color="#9ca3a8" loext:opacity="100%" fo:font-size="9pt" fo:font-weight="bold" loext:padding-left="0in" loext:padding-right="0in" loext:padding-top="0in" loext:padding-bottom="0.0626in" loext:border-left="none" loext:border-right="none" loext:border-top="none" loext:border-bottom="0.06pt solid #e5e7e8"/>
    </style:style>
    <style:style style:name="P151" style:family="paragraph" style:parent-style-name="Text_20_body">
      <style:paragraph-properties fo:margin-left="0in" fo:margin-right="0in" fo:margin-top="0.1563in" fo:margin-bottom="0.1563in" style:contextual-spacing="false" fo:line-height="160%" fo:orphans="2" fo:widows="2" fo:text-indent="0in" style:auto-text-indent="false"/>
    </style:style>
    <style:style style:name="P152" style:family="paragraph" style:parent-style-name="Text_20_body">
      <style:paragraph-properties fo:padding="0in" fo:border="none"/>
      <style:text-properties officeooo:rsid="0029ca2e" officeooo:paragraph-rsid="0029ca2e"/>
    </style:style>
    <style:style style:name="P153" style:family="paragraph" style:parent-style-name="Heading_20_3">
      <style:paragraph-properties fo:margin-top="0in" fo:margin-bottom="0.1965in" style:contextual-spacing="false" fo:padding="0in" fo:border="none"/>
      <style:text-properties officeooo:paragraph-rsid="002e42ae"/>
    </style:style>
    <style:style style:name="P154" style:family="paragraph" style:parent-style-name="Preformatted_20_Text">
      <style:paragraph-properties fo:margin-top="0in" fo:margin-bottom="0.1965in" style:contextual-spacing="false" fo:padding="0in" fo:border="none"/>
      <style:text-properties officeooo:paragraph-rsid="002e42ae"/>
    </style:style>
    <style:style style:name="P155" style:family="paragraph" style:parent-style-name="Text_20_body">
      <style:text-properties officeooo:paragraph-rsid="002e42ae"/>
    </style:style>
    <style:style style:name="P156" style:family="paragraph" style:parent-style-name="Heading_20_3">
      <style:paragraph-properties fo:margin-left="0in" fo:margin-right="0in" fo:text-indent="0in" style:auto-text-indent="false"/>
      <style:text-properties officeooo:paragraph-rsid="0031ab3c"/>
    </style:style>
    <style:style style:name="P157" style:family="paragraph" style:parent-style-name="Preformatted_20_Text">
      <style:paragraph-properties fo:margin-left="0in" fo:margin-right="0in" fo:text-indent="0in" style:auto-text-indent="false"/>
      <style:text-properties officeooo:paragraph-rsid="0031ab3c"/>
    </style:style>
    <style:style style:name="P158" style:family="paragraph" style:parent-style-name="Text_20_body">
      <style:paragraph-properties fo:margin-left="0in" fo:margin-right="0in" fo:text-indent="0in" style:auto-text-indent="false"/>
      <style:text-properties officeooo:paragraph-rsid="0031ab3c"/>
    </style:style>
    <style:style style:name="P159" style:family="paragraph" style:parent-style-name="Heading_20_3">
      <style:text-properties officeooo:paragraph-rsid="0031ab3c"/>
    </style:style>
    <style:style style:name="P160" style:family="paragraph" style:parent-style-name="Preformatted_20_Text">
      <style:text-properties officeooo:paragraph-rsid="0031ab3c"/>
    </style:style>
    <style:style style:name="P161" style:family="paragraph" style:parent-style-name="Text_20_body">
      <style:text-properties officeooo:paragraph-rsid="0031ab3c"/>
    </style:style>
    <style:style style:name="P162" style:family="paragraph" style:parent-style-name="Heading_20_3">
      <style:paragraph-properties fo:margin-left="0in" fo:margin-right="0in" fo:text-indent="0in" style:auto-text-indent="false"/>
      <style:text-properties officeooo:paragraph-rsid="0032dc86"/>
    </style:style>
    <style:style style:name="P163" style:family="paragraph" style:parent-style-name="Preformatted_20_Text">
      <style:paragraph-properties fo:margin-left="0in" fo:margin-right="0in" fo:text-indent="0in" style:auto-text-indent="false"/>
      <style:text-properties officeooo:paragraph-rsid="0032dc86"/>
    </style:style>
    <style:style style:name="P164" style:family="paragraph" style:parent-style-name="Text_20_body">
      <style:paragraph-properties fo:margin-left="0in" fo:margin-right="0in" fo:text-indent="0in" style:auto-text-indent="false"/>
      <style:text-properties officeooo:paragraph-rsid="0032dc86"/>
    </style:style>
    <style:style style:name="P165" style:family="paragraph" style:parent-style-name="Heading_20_3">
      <style:text-properties officeooo:paragraph-rsid="00367e35"/>
    </style:style>
    <style:style style:name="P166" style:family="paragraph" style:parent-style-name="Heading_20_3">
      <style:paragraph-properties fo:margin-left="0in" fo:margin-right="0in" fo:text-indent="0in" style:auto-text-indent="false"/>
      <style:text-properties officeooo:paragraph-rsid="00367e35"/>
    </style:style>
    <style:style style:name="P167" style:family="paragraph" style:parent-style-name="Preformatted_20_Text">
      <style:paragraph-properties fo:margin-left="0in" fo:margin-right="0in" fo:text-indent="0in" style:auto-text-indent="false"/>
      <style:text-properties officeooo:paragraph-rsid="00367e35"/>
    </style:style>
    <style:style style:name="P168" style:family="paragraph" style:parent-style-name="Text_20_body">
      <style:paragraph-properties fo:margin-left="0in" fo:margin-right="0in" fo:text-indent="0in" style:auto-text-indent="false"/>
      <style:text-properties officeooo:paragraph-rsid="00367e35"/>
    </style:style>
    <style:style style:name="P169" style:family="paragraph" style:parent-style-name="Preformatted_20_Text">
      <style:text-properties officeooo:paragraph-rsid="00367e35"/>
    </style:style>
    <style:style style:name="P170" style:family="paragraph" style:parent-style-name="Text_20_body">
      <style:text-properties officeooo:paragraph-rsid="00367e35"/>
    </style:style>
    <style:style style:name="P171" style:family="paragraph" style:parent-style-name="Preformatted_20_Text">
      <style:text-properties fo:font-size="13pt" fo:font-weight="bold" officeooo:rsid="001ac0e2" officeooo:paragraph-rsid="002ce014" style:font-size-asian="13pt" style:font-weight-asian="bold" style:font-size-complex="13pt" style:font-weight-complex="bold"/>
    </style:style>
    <style:style style:name="P172" style:family="paragraph" style:parent-style-name="Text_20_body">
      <style:text-properties fo:font-size="13pt" fo:font-weight="bold" officeooo:rsid="001ac0e2" officeooo:paragraph-rsid="001ac0e2" style:font-size-asian="13pt" style:font-weight-asian="bold" style:font-size-complex="13pt" style:font-weight-complex="bold"/>
    </style:style>
    <style:style style:name="P173" style:family="paragraph" style:parent-style-name="Preformatted_20_Text">
      <style:text-properties officeooo:paragraph-rsid="002ce014"/>
    </style:style>
    <style:style style:name="P174" style:family="paragraph" style:parent-style-name="Preformatted_20_Text">
      <style:paragraph-properties fo:margin-top="0in" fo:margin-bottom="0.1965in" style:contextual-spacing="false" fo:padding="0in" fo:border="none"/>
      <style:text-properties officeooo:paragraph-rsid="002ce014"/>
    </style:style>
    <style:style style:name="P175" style:family="paragraph" style:parent-style-name="Text_20_body">
      <style:paragraph-properties fo:margin-top="0in" fo:margin-bottom="0.1965in" style:contextual-spacing="false" fo:padding="0in" fo:border="none"/>
      <style:text-properties officeooo:paragraph-rsid="002ce014"/>
    </style:style>
    <style:style style:name="P176" style:family="paragraph" style:parent-style-name="Text_20_body">
      <style:text-properties officeooo:paragraph-rsid="002ce014"/>
    </style:style>
    <style:style style:name="P177" style:family="paragraph" style:parent-style-name="Preformatted_20_Text">
      <style:text-properties officeooo:rsid="002ce014" officeooo:paragraph-rsid="002ce014"/>
    </style:style>
    <style:style style:name="P178" style:family="paragraph" style:parent-style-name="Text_20_body">
      <style:text-properties officeooo:rsid="002ce014" officeooo:paragraph-rsid="002ce014"/>
    </style:style>
    <style:style style:name="P179" style:family="paragraph" style:parent-style-name="Preformatted_20_Text">
      <style:paragraph-properties fo:margin-top="0in" fo:margin-bottom="0.1965in" style:contextual-spacing="false" fo:padding="0in" fo:border="none"/>
      <style:text-properties officeooo:paragraph-rsid="002d3779"/>
    </style:style>
    <style:style style:name="P180" style:family="paragraph" style:parent-style-name="Preformatted_20_Text">
      <style:text-properties officeooo:paragraph-rsid="002d3779"/>
    </style:style>
    <style:style style:name="P181" style:family="paragraph" style:parent-style-name="Preformatted_20_Text">
      <style:text-properties officeooo:rsid="002e42ae" officeooo:paragraph-rsid="002e42ae"/>
    </style:style>
    <style:style style:name="P182" style:family="paragraph" style:parent-style-name="Text_20_body">
      <style:text-properties officeooo:rsid="002e42ae" officeooo:paragraph-rsid="002e42ae"/>
    </style:style>
    <style:style style:name="P183" style:family="paragraph" style:parent-style-name="Preformatted_20_Text">
      <style:text-properties officeooo:rsid="002f57ae" officeooo:paragraph-rsid="002f57ae"/>
    </style:style>
    <style:style style:name="P184" style:family="paragraph" style:parent-style-name="Preformatted_20_Text">
      <style:paragraph-properties fo:margin-top="0in" fo:margin-bottom="0.1965in" style:contextual-spacing="false" fo:padding="0in" fo:border="none"/>
      <style:text-properties officeooo:rsid="002f57ae" officeooo:paragraph-rsid="002f57ae"/>
    </style:style>
    <style:style style:name="P185" style:family="paragraph" style:parent-style-name="Text_20_body">
      <style:text-properties officeooo:rsid="002f57ae" officeooo:paragraph-rsid="002f57ae"/>
    </style:style>
    <style:style style:name="P186" style:family="paragraph" style:parent-style-name="Text_20_body">
      <style:paragraph-properties fo:padding="0in" fo:border="none"/>
      <style:text-properties officeooo:rsid="002f57ae" officeooo:paragraph-rsid="002f57ae"/>
    </style:style>
    <style:style style:name="P187" style:family="paragraph" style:parent-style-name="Preformatted_20_Text">
      <style:paragraph-properties fo:margin-left="0in" fo:margin-right="0in" fo:text-indent="0in" style:auto-text-indent="false"/>
      <style:text-properties officeooo:paragraph-rsid="002f57ae"/>
    </style:style>
    <style:style style:name="P188" style:family="paragraph" style:parent-style-name="Text_20_body">
      <style:paragraph-properties fo:margin-left="0in" fo:margin-right="0in" fo:text-indent="0in" style:auto-text-indent="false"/>
      <style:text-properties officeooo:paragraph-rsid="002f57ae"/>
    </style:style>
    <style:style style:name="P189" style:family="paragraph" style:parent-style-name="Text_20_body">
      <style:text-properties officeooo:paragraph-rsid="002f57ae"/>
    </style:style>
    <style:style style:name="P190" style:family="paragraph" style:parent-style-name="Preformatted_20_Text">
      <style:paragraph-properties fo:margin-left="0in" fo:margin-right="0in" fo:text-indent="0in" style:auto-text-indent="false"/>
      <style:text-properties officeooo:paragraph-rsid="00303772"/>
    </style:style>
    <style:style style:name="P191" style:family="paragraph" style:parent-style-name="Text_20_body">
      <style:paragraph-properties fo:margin-left="0in" fo:margin-right="0in" fo:text-indent="0in" style:auto-text-indent="false"/>
      <style:text-properties officeooo:paragraph-rsid="00303772"/>
    </style:style>
    <style:style style:name="P192" style:family="paragraph" style:parent-style-name="Preformatted_20_Text">
      <style:text-properties officeooo:paragraph-rsid="00309934"/>
    </style:style>
    <style:style style:name="P193" style:family="paragraph" style:parent-style-name="Text_20_body">
      <style:paragraph-properties fo:margin-left="0in" fo:margin-right="0in" fo:text-indent="0in" style:auto-text-indent="false"/>
      <style:text-properties officeooo:paragraph-rsid="00309934"/>
    </style:style>
    <style:style style:name="P194" style:family="paragraph" style:parent-style-name="Text_20_body">
      <style:text-properties officeooo:paragraph-rsid="00309934"/>
    </style:style>
    <style:style style:name="P195" style:family="paragraph" style:parent-style-name="Preformatted_20_Text">
      <style:text-properties officeooo:rsid="0031ab3c" officeooo:paragraph-rsid="0031ab3c"/>
    </style:style>
    <style:style style:name="P196" style:family="paragraph" style:parent-style-name="Text_20_body">
      <style:text-properties officeooo:rsid="0031ab3c" officeooo:paragraph-rsid="0031ab3c"/>
    </style:style>
    <style:style style:name="P197" style:family="paragraph" style:parent-style-name="Preformatted_20_Text">
      <style:paragraph-properties fo:margin-left="0in" fo:margin-right="0in" fo:text-indent="0in" style:auto-text-indent="false"/>
      <style:text-properties officeooo:paragraph-rsid="0033dc9b"/>
    </style:style>
    <style:style style:name="P198" style:family="paragraph" style:parent-style-name="Text_20_body">
      <style:paragraph-properties fo:margin-left="0in" fo:margin-right="0in" fo:text-indent="0in" style:auto-text-indent="false"/>
      <style:text-properties officeooo:paragraph-rsid="0033dc9b"/>
    </style:style>
    <style:style style:name="P199" style:family="paragraph" style:parent-style-name="Preformatted_20_Text">
      <style:paragraph-properties fo:margin-top="0in" fo:margin-bottom="0.1965in" style:contextual-spacing="false" fo:padding="0in" fo:border="none"/>
      <style:text-properties officeooo:rsid="0033dc9b" officeooo:paragraph-rsid="0033dc9b"/>
    </style:style>
    <style:style style:name="P200" style:family="paragraph" style:parent-style-name="Preformatted_20_Text">
      <style:text-properties officeooo:paragraph-rsid="00351351"/>
    </style:style>
    <style:style style:name="P201" style:family="paragraph" style:parent-style-name="Text_20_body">
      <style:text-properties officeooo:paragraph-rsid="00351351"/>
    </style:style>
    <style:style style:name="P202" style:family="paragraph" style:parent-style-name="Standard">
      <style:text-properties fo:font-size="18pt" fo:font-weight="bold" officeooo:rsid="001e8c34" officeooo:paragraph-rsid="001e8c34" style:font-size-asian="18pt" style:font-weight-asian="bold" style:font-size-complex="18pt" style:font-weight-complex="bold"/>
    </style:style>
    <style:style style:name="P203" style:family="paragraph" style:parent-style-name="Standard">
      <style:text-properties fo:font-size="18pt" fo:font-weight="bold" officeooo:rsid="00179317" officeooo:paragraph-rsid="00179317" style:font-size-asian="18pt" style:font-weight-asian="bold" style:font-size-complex="18pt" style:font-weight-complex="bold"/>
    </style:style>
    <style:style style:name="P204" style:family="paragraph" style:parent-style-name="Standard">
      <style:text-properties fo:font-size="18pt" fo:font-weight="bold" officeooo:rsid="00179317" officeooo:paragraph-rsid="001e8c34" style:font-size-asian="18pt" style:font-weight-asian="bold" style:font-size-complex="18pt" style:font-weight-complex="bold"/>
    </style:style>
    <style:style style:name="P205" style:family="paragraph" style:parent-style-name="Text_20_body">
      <style:text-properties fo:font-size="18pt" fo:font-weight="bold" officeooo:rsid="00179317" officeooo:paragraph-rsid="001e8c34" style:font-size-asian="18pt" style:font-weight-asian="bold" style:font-size-complex="18pt" style:font-weight-complex="bold"/>
    </style:style>
    <style:style style:name="P206" style:family="paragraph" style:parent-style-name="Standard">
      <style:text-properties fo:font-size="18pt" fo:font-weight="bold" officeooo:rsid="0022bc72" officeooo:paragraph-rsid="0022bc72" style:font-size-asian="18pt" style:font-weight-asian="bold" style:font-size-complex="18pt" style:font-weight-complex="bold"/>
    </style:style>
    <style:style style:name="P207" style:family="paragraph" style:parent-style-name="Standard">
      <style:text-properties fo:font-size="18pt" fo:font-weight="bold" officeooo:rsid="002439db" officeooo:paragraph-rsid="002439db" style:font-size-asian="18pt" style:font-weight-asian="bold" style:font-size-complex="18pt" style:font-weight-complex="bold"/>
    </style:style>
    <style:style style:name="P208" style:family="paragraph" style:parent-style-name="Standard">
      <style:text-properties fo:font-size="18pt" fo:font-weight="bold" officeooo:rsid="00259462" officeooo:paragraph-rsid="00259462" style:font-size-asian="18pt" style:font-weight-asian="bold" style:font-size-complex="18pt" style:font-weight-complex="bold"/>
    </style:style>
    <style:style style:name="P209" style:family="paragraph" style:parent-style-name="Preformatted_20_Text">
      <style:text-properties fo:font-size="18pt" fo:font-weight="bold" officeooo:rsid="00409341" officeooo:paragraph-rsid="00409341" style:font-size-asian="18pt" style:font-weight-asian="bold" style:font-size-complex="18pt" style:font-weight-complex="bold"/>
    </style:style>
    <style:style style:name="P210" style:family="paragraph" style:parent-style-name="Standard">
      <style:text-properties fo:font-size="18pt" fo:font-weight="bold" officeooo:rsid="00409341" officeooo:paragraph-rsid="00409341" style:font-size-asian="18pt" style:font-weight-asian="bold" style:font-size-complex="18pt" style:font-weight-complex="bold"/>
    </style:style>
    <style:style style:name="P211" style:family="paragraph" style:parent-style-name="Standard">
      <style:text-properties fo:font-size="18pt" fo:font-weight="bold" officeooo:rsid="00425a6c" officeooo:paragraph-rsid="00425a6c" style:font-size-asian="18pt" style:font-weight-asian="bold" style:font-size-complex="18pt" style:font-weight-complex="bold"/>
    </style:style>
    <style:style style:name="P212" style:family="paragraph" style:parent-style-name="Standard">
      <style:text-properties fo:color="#333333" loext:opacity="100%" fo:font-size="18pt" fo:font-weight="bold" officeooo:rsid="002439db" officeooo:paragraph-rsid="002439db" style:font-size-asian="18pt" style:font-weight-asian="bold" style:font-size-complex="18pt" style:font-weight-complex="bold"/>
    </style:style>
    <style:style style:name="P213" style:family="paragraph" style:parent-style-name="Text_20_body">
      <style:text-properties officeooo:paragraph-rsid="001ac0e2"/>
    </style:style>
    <style:style style:name="P214" style:family="paragraph" style:parent-style-name="Table_20_Contents">
      <style:paragraph-properties fo:line-height="100%"/>
      <style:text-properties fo:color="#ee4b2b" loext:opacity="100%" fo:font-size="12pt" style:text-underline-style="solid" style:text-underline-width="auto" style:text-underline-color="font-color" fo:background-color="transparent"/>
    </style:style>
    <style:style style:name="P215" style:family="paragraph" style:parent-style-name="Heading_20_3">
      <style:paragraph-properties fo:margin-left="0.0835in" fo:margin-right="0in" fo:text-indent="0in" style:auto-text-indent="false"/>
      <style:text-properties officeooo:paragraph-rsid="003a6d4b"/>
    </style:style>
    <style:style style:name="P216" style:family="paragraph" style:parent-style-name="Standard">
      <style:paragraph-properties fo:margin-left="0.0835in" fo:margin-right="0in" fo:text-indent="0in" style:auto-text-indent="false"/>
      <style:text-properties officeooo:paragraph-rsid="003a6d4b"/>
    </style:style>
    <style:style style:name="P217" style:family="paragraph" style:parent-style-name="Preformatted_20_Text">
      <loext:graphic-properties draw:fill="solid" draw:fill-color="#efefef" draw:opacity="100%"/>
      <style:paragraph-properties fo:margin-left="0in" fo:margin-right="0in" fo:margin-top="0in" fo:margin-bottom="0in" style:contextual-spacing="false" style:line-height-at-least="0.2189in" fo:text-indent="0in" style:auto-text-indent="false" fo:background-color="#efefef"/>
      <style:text-properties fo:color="#880000" loext:opacity="100%" style:font-name="Consolas2" fo:font-size="9pt" loext:padding="0.0193in" loext:border="0.06pt solid #888888"/>
    </style:style>
    <style:style style:name="P218" style:family="paragraph" style:parent-style-name="Preformatted_20_Text">
      <loext:graphic-properties draw:fill="solid" draw:fill-color="#efefef" draw:opacity="100%"/>
      <style:paragraph-properties fo:margin-top="0in" fo:margin-bottom="0in" style:contextual-spacing="false" style:line-height-at-least="0.2189in" fo:background-color="#efefef"/>
      <style:text-properties fo:color="#880000" loext:opacity="100%" style:font-name="Consolas2" fo:font-size="9pt" loext:padding="0.0193in" loext:border="0.06pt solid #888888"/>
    </style:style>
    <style:style style:name="P219" style:family="paragraph" style:parent-style-name="Standard">
      <style:paragraph-properties fo:margin-left="0.0835in" fo:margin-right="0in" fo:text-indent="0in" style:auto-text-indent="false"/>
    </style:style>
    <style:style style:name="P220" style:family="paragraph" style:parent-style-name="Standard">
      <style:paragraph-properties fo:margin-left="0in" fo:margin-right="0in" fo:margin-top="0in" fo:margin-bottom="0in" style:contextual-spacing="false" style:line-height-at-least="0.2189in" fo:text-indent="0in" style:auto-text-indent="false"/>
      <style:text-properties fo:text-transform="lowercase" fo:color="#222222" loext:opacity="100%" style:font-name="Consolas1" fo:font-weight="bold" loext:padding-left="0in" loext:padding-right="0in" loext:padding-top="0in" loext:padding-bottom="0.0193in" loext:border-left="none" loext:border-right="none" loext:border-top="none" loext:border-bottom="0.06pt solid #888888"/>
    </style:style>
    <style:style style:name="P221" style:family="paragraph" style:parent-style-name="Text_20_body">
      <style:paragraph-properties fo:margin-left="0in" fo:margin-right="0in" fo:margin-top="0in" fo:margin-bottom="0in" style:contextual-spacing="false" style:line-height-at-least="0.2189in" fo:text-indent="0in" style:auto-text-indent="false"/>
      <style:text-properties fo:text-transform="lowercase" fo:color="#222222" loext:opacity="100%" style:font-name="Consolas1" fo:font-weight="bold" loext:padding-left="0in" loext:padding-right="0in" loext:padding-top="0in" loext:padding-bottom="0.0193in" loext:border-left="none" loext:border-right="none" loext:border-top="none" loext:border-bottom="0.06pt solid #888888"/>
    </style:style>
    <style:style style:name="P222" style:family="paragraph" style:parent-style-name="Standard">
      <style:paragraph-properties fo:margin-left="0.0102in" fo:margin-right="0.0102in" fo:margin-top="0.0102in" fo:margin-bottom="0.0102in" style:contextual-spacing="false" fo:line-height="110%" fo:text-indent="0in" style:auto-text-indent="false"/>
      <style:text-properties fo:color="#888888" loext:opacity="100%" loext:padding="0.0311in" loext:border="0.06pt solid #b9b9b9"/>
    </style:style>
    <style:style style:name="P223" style:family="paragraph" style:parent-style-name="Text_20_body">
      <style:paragraph-properties fo:margin-left="0.0102in" fo:margin-right="0.0102in" fo:margin-top="0.0102in" fo:margin-bottom="0.0102in" style:contextual-spacing="false" fo:line-height="110%" fo:text-indent="0in" style:auto-text-indent="false"/>
      <style:text-properties fo:color="#888888" loext:opacity="100%" loext:padding="0.0311in" loext:border="0.06pt solid #b9b9b9"/>
    </style:style>
    <style:style style:name="P224" style:family="paragraph" style:parent-style-name="Text_20_body">
      <style:paragraph-properties fo:margin-left="0in" fo:margin-right="0in" fo:text-indent="0in" style:auto-text-indent="false"/>
      <style:text-properties officeooo:paragraph-rsid="003c350a"/>
    </style:style>
    <style:style style:name="P225" style:family="paragraph" style:parent-style-name="Standard">
      <style:paragraph-properties fo:margin-left="0in" fo:margin-right="0in" fo:text-indent="0in" style:auto-text-indent="false"/>
      <style:text-properties officeooo:paragraph-rsid="003d811c"/>
    </style:style>
    <style:style style:name="P226" style:family="paragraph" style:parent-style-name="Text_20_body">
      <style:paragraph-properties fo:margin-left="0in" fo:margin-right="0in" fo:text-indent="0in" style:auto-text-indent="false"/>
      <style:text-properties officeooo:paragraph-rsid="003d811c"/>
    </style:style>
    <style:style style:name="P227" style:family="paragraph" style:parent-style-name="Standard">
      <style:paragraph-properties style:line-height-at-least="0.2083in"/>
      <style:text-properties fo:color="#137c36" loext:opacity="100%" style:font-name="SourceCodePro" fo:font-size="11.25pt" fo:font-weight="normal" fo:background-color="#fffffe"/>
    </style:style>
    <style:style style:name="P228" style:family="paragraph" style:parent-style-name="Standard">
      <style:paragraph-properties style:line-height-at-least="0.2083in"/>
    </style:style>
    <style:style style:name="P229"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style>
    <style:style style:name="P230" style:family="paragraph" style:parent-style-name="Preformatted_20_Text">
      <style:paragraph-properties fo:margin-left="0in" fo:margin-right="0in" fo:margin-top="0in" fo:margin-bottom="0in" style:contextual-spacing="false" fo:text-indent="0in" style:auto-text-indent="false"/>
      <style:text-properties style:font-name="monospace"/>
    </style:style>
    <style:style style:name="P231" style:family="paragraph" style:parent-style-name="Preformatted_20_Text">
      <style:paragraph-properties fo:margin-top="0in" fo:margin-bottom="0in" style:contextual-spacing="false"/>
      <style:text-properties style:font-name="monospace"/>
    </style:style>
    <style:style style:name="P232" style:family="paragraph" style:parent-style-name="Standard">
      <style:paragraph-properties fo:margin-left="0in" fo:margin-right="0in" fo:text-indent="0in" style:auto-text-indent="false"/>
      <style:text-properties fo:color="#222222" loext:opacity="100%" style:font-name="helvetica neue" fo:font-size="10.5pt" fo:font-weight="bold" officeooo:paragraph-rsid="003c350a" loext:padding="0in" loext:border="none"/>
    </style:style>
    <style:style style:name="P233" style:family="paragraph" style:parent-style-name="Standard">
      <style:text-properties officeooo:paragraph-rsid="00409341"/>
    </style:style>
    <style:style style:name="P234" style:family="paragraph" style:parent-style-name="Table_20_Heading">
      <style:paragraph-properties fo:margin-left="0.0102in" fo:margin-right="0.0102in" fo:margin-top="0.0102in" fo:margin-bottom="0.0102in" style:contextual-spacing="false" fo:line-height="110%" fo:text-indent="0in" style:auto-text-indent="false"/>
    </style:style>
    <style:style style:name="P235" style:family="paragraph" style:parent-style-name="Text_20_body">
      <style:paragraph-properties fo:margin-left="0in" fo:margin-right="0in" fo:orphans="2" fo:widows="2" fo:text-indent="0in" style:auto-text-indent="false"/>
      <style:text-properties officeooo:rsid="00425a6c" officeooo:paragraph-rsid="00425a6c"/>
    </style:style>
    <style:style style:name="P236" style:family="paragraph" style:parent-style-name="Heading_20_1">
      <style:paragraph-properties fo:margin-left="0in" fo:margin-right="0in" fo:orphans="2" fo:widows="2" fo:text-indent="0in" style:auto-text-indent="false"/>
      <style:text-properties fo:font-variant="normal" fo:text-transform="none" fo:color="#373a3c" loext:opacity="100%" style:font-name="Merriweather" fo:letter-spacing="normal" fo:font-style="normal" fo:font-weight="normal"/>
    </style:style>
    <style:style style:name="P237" style:family="paragraph" style:parent-style-name="Standard">
      <style:paragraph-properties fo:margin-left="0.0835in" fo:margin-right="0in" fo:text-indent="0in" style:auto-text-indent="false"/>
      <style:text-properties officeooo:paragraph-rsid="00444224"/>
    </style:style>
    <style:style style:name="P238" style:family="paragraph" style:parent-style-name="Standard">
      <style:paragraph-properties fo:margin-left="0.0835in" fo:margin-right="0in" fo:text-indent="0in" style:auto-text-indent="false"/>
    </style:style>
    <style:style style:name="P239" style:family="paragraph" style:parent-style-name="Standard">
      <style:paragraph-properties fo:margin-left="0.0835in" fo:margin-right="0in" fo:text-indent="0in" style:auto-text-indent="false"/>
      <style:text-properties officeooo:paragraph-rsid="00448c08"/>
    </style:style>
    <style:style style:name="P240" style:family="paragraph" style:parent-style-name="Standard">
      <style:paragraph-properties fo:margin-left="0.0835in" fo:margin-right="0in" fo:text-indent="0in" style:auto-text-indent="false"/>
      <style:text-properties officeooo:paragraph-rsid="00458e1e"/>
    </style:style>
    <style:style style:name="P241" style:family="paragraph" style:parent-style-name="Text_20_body" style:list-style-name="L1">
      <style:paragraph-properties fo:padding="0in" fo:border="none"/>
      <style:text-properties officeooo:paragraph-rsid="00409341"/>
    </style:style>
    <style:style style:name="P242" style:family="paragraph" style:parent-style-name="Text_20_body">
      <style:paragraph-properties fo:margin-left="0in" fo:margin-right="0in" fo:orphans="2" fo:widows="2" fo:text-indent="0in" style:auto-text-indent="false"/>
      <style:text-properties fo:font-variant="normal" fo:text-transform="none" fo:color="#373a3c" loext:opacity="100%" fo:letter-spacing="normal" officeooo:rsid="00425a6c" officeooo:paragraph-rsid="00425a6c"/>
    </style:style>
    <style:style style:name="P243" style:family="paragraph" style:parent-style-name="Text_20_body">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425a6c" officeooo:paragraph-rsid="00425a6c" fo:background-color="#ffffff" loext:padding="0in" loext:border="none"/>
    </style:style>
    <style:style style:name="P244" style:family="paragraph" style:parent-style-name="Text_20_body" style:list-style-name="L2">
      <style:paragraph-properties fo:margin-top="0in" fo:margin-bottom="0in" style:contextual-spacing="false" style:line-height-at-least="0.1874in" fo:orphans="2" fo:widows="2" fo:padding="0in" fo:border="none"/>
      <style:text-properties fo:font-variant="normal" fo:text-transform="none" fo:color="#8e908c" loext:opacity="100%" style:font-name="monospace" fo:font-size="14pt" fo:letter-spacing="normal" fo:font-style="normal" fo:font-weight="normal"/>
    </style:style>
    <style:style style:name="P245" style:family="paragraph" style:parent-style-name="Text_20_body" style:list-style-name="L5">
      <style:paragraph-properties fo:margin-top="0in" fo:margin-bottom="0in" style:contextual-spacing="false" style:line-height-at-least="0.1874in" fo:orphans="2" fo:widows="2" fo:padding="0in" fo:border="none"/>
      <style:text-properties fo:font-variant="normal" fo:text-transform="none" fo:color="#8e908c" loext:opacity="100%" style:font-name="monospace" fo:font-size="14pt" fo:letter-spacing="normal" fo:font-style="normal" fo:font-weight="normal"/>
    </style:style>
    <style:style style:name="P246" style:family="paragraph" style:parent-style-name="Text_20_body" style:list-style-name="L6">
      <style:paragraph-properties fo:margin-top="0in" fo:margin-bottom="0in" style:contextual-spacing="false" style:line-height-at-least="0.1874in" fo:orphans="2" fo:widows="2" fo:padding="0in" fo:border="none"/>
      <style:text-properties fo:font-variant="normal" fo:text-transform="none" fo:color="#8e908c" loext:opacity="100%" style:font-name="monospace" fo:font-size="14pt" fo:letter-spacing="normal" fo:font-style="normal" fo:font-weight="normal"/>
    </style:style>
    <style:style style:name="P247" style:family="paragraph" style:parent-style-name="Text_20_body" style:list-style-name="L2">
      <style:paragraph-properties fo:margin-top="0in" fo:margin-bottom="0in" style:contextual-spacing="false" style:line-height-at-least="0.1874in" fo:orphans="2" fo:widows="2" fo:padding="0in" fo:border="none"/>
      <style:text-properties fo:font-variant="normal" fo:text-transform="none" fo:color="#8e908c" loext:opacity="100%" style:font-name="monospace" fo:font-size="14pt" fo:letter-spacing="normal" fo:font-style="italic" fo:font-weight="normal"/>
    </style:style>
    <style:style style:name="P248" style:family="paragraph" style:parent-style-name="Text_20_body" style:list-style-name="L2">
      <style:paragraph-properties fo:margin-top="0in" fo:margin-bottom="0in" style:contextual-spacing="false" style:line-height-at-least="0.1874in" fo:orphans="2" fo:widows="2" fo:padding="0in" fo:border="none"/>
      <style:text-properties fo:font-variant="normal" fo:text-transform="none" fo:color="#4d4d4c" loext:opacity="100%" fo:letter-spacing="normal"/>
    </style:style>
    <style:style style:name="P249" style:family="paragraph" style:parent-style-name="Text_20_body" style:list-style-name="L5">
      <style:paragraph-properties fo:margin-top="0in" fo:margin-bottom="0in" style:contextual-spacing="false" style:line-height-at-least="0.1874in" fo:orphans="2" fo:widows="2" fo:padding="0in" fo:border="none"/>
      <style:text-properties fo:font-variant="normal" fo:text-transform="none" fo:color="#4d4d4c" loext:opacity="100%" fo:letter-spacing="normal"/>
    </style:style>
    <style:style style:name="P250" style:family="paragraph" style:parent-style-name="Text_20_body" style:list-style-name="L2">
      <style:paragraph-properties fo:margin-top="0in" fo:margin-bottom="0in" style:contextual-spacing="false" style:line-height-at-least="0.1874in" fo:orphans="2" fo:widows="2" fo:padding="0in" fo:border="none"/>
      <style:text-properties fo:font-variant="normal" fo:text-transform="none" fo:color="#4d4d4c" loext:opacity="100%" style:font-name="monospace" fo:font-size="14pt" fo:letter-spacing="normal" fo:font-style="normal" fo:font-weight="normal"/>
    </style:style>
    <style:style style:name="P251" style:family="paragraph" style:parent-style-name="Text_20_body" style:list-style-name="L5">
      <style:paragraph-properties fo:margin-top="0in" fo:margin-bottom="0in" style:contextual-spacing="false" style:line-height-at-least="0.1874in" fo:orphans="2" fo:widows="2" fo:padding="0in" fo:border="none"/>
      <style:text-properties fo:font-variant="normal" fo:text-transform="none" fo:color="#4d4d4c" loext:opacity="100%" style:font-name="monospace" fo:font-size="14pt" fo:letter-spacing="normal" fo:font-style="normal" fo:font-weight="normal"/>
    </style:style>
    <style:style style:name="P252" style:family="paragraph" style:parent-style-name="Text_20_body" style:list-style-name="L6">
      <style:paragraph-properties fo:margin-top="0in" fo:margin-bottom="0in" style:contextual-spacing="false" style:line-height-at-least="0.1874in" fo:orphans="2" fo:widows="2" fo:padding="0in" fo:border="none"/>
      <style:text-properties fo:font-variant="normal" fo:text-transform="none" fo:color="#4d4d4c" loext:opacity="100%" style:font-name="monospace" fo:font-size="14pt" fo:letter-spacing="normal" fo:font-style="normal" fo:font-weight="normal"/>
    </style:style>
    <style:style style:name="P253" style:family="paragraph" style:parent-style-name="Text_20_body" style:list-style-name="L2">
      <style:paragraph-properties fo:margin-top="0in" fo:margin-bottom="0in" style:contextual-spacing="false" style:line-height-at-least="0.1874in" fo:orphans="2" fo:widows="2" fo:padding="0in" fo:border="none"/>
      <style:text-properties fo:font-variant="normal" fo:text-transform="none" fo:color="#8959a8" loext:opacity="100%" style:font-name="monospace" fo:font-size="14pt" fo:letter-spacing="normal" fo:font-style="normal" fo:font-weight="normal"/>
    </style:style>
    <style:style style:name="P254" style:family="paragraph" style:parent-style-name="Text_20_body" style:list-style-name="L3">
      <style:paragraph-properties fo:padding="0in" fo:border="none"/>
    </style:style>
    <style:style style:name="P255" style:family="paragraph" style:parent-style-name="Text_20_body" style:list-style-name="L4">
      <style:paragraph-properties fo:margin-top="0in" fo:margin-bottom="0in" style:contextual-spacing="false" fo:padding="0in" fo:border="none"/>
    </style:style>
    <style:style style:name="P256" style:family="paragraph" style:parent-style-name="Text_20_body" style:list-style-name="L4">
      <style:paragraph-properties fo:padding="0in" fo:border="none"/>
    </style:style>
    <style:style style:name="P257" style:family="paragraph" style:parent-style-name="Text_20_body" style:list-style-name="L7">
      <style:paragraph-properties fo:margin-top="0in" fo:margin-bottom="0in" style:contextual-spacing="false" fo:padding="0in" fo:border="none"/>
    </style:style>
    <style:style style:name="P258" style:family="paragraph" style:parent-style-name="Text_20_body" style:list-style-name="L7">
      <style:paragraph-properties fo:padding="0in" fo:border="none"/>
    </style:style>
    <style:style style:name="P259" style:family="paragraph" style:parent-style-name="Text_20_body" style:list-style-name="L8">
      <style:paragraph-properties fo:margin-top="0in" fo:margin-bottom="0in" style:contextual-spacing="false" fo:padding="0in" fo:border="none"/>
    </style:style>
    <style:style style:name="P260" style:family="paragraph" style:parent-style-name="Text_20_body" style:list-style-name="L8">
      <style:paragraph-properties fo:padding="0in" fo:border="none"/>
    </style:style>
    <style:style style:name="P261" style:family="paragraph" style:parent-style-name="Text_20_body" style:list-style-name="L9">
      <style:paragraph-properties fo:margin-top="0in" fo:margin-bottom="0in" style:contextual-spacing="false" fo:padding="0in" fo:border="none"/>
    </style:style>
    <style:style style:name="P262" style:family="paragraph" style:parent-style-name="Text_20_body" style:list-style-name="L9">
      <style:paragraph-properties fo:padding="0in" fo:border="none"/>
    </style:style>
    <style:style style:name="P263" style:family="paragraph" style:parent-style-name="Text_20_body" style:list-style-name="L10">
      <style:paragraph-properties fo:margin-top="0in" fo:margin-bottom="0in" style:contextual-spacing="false" fo:padding="0in" fo:border="none"/>
    </style:style>
    <style:style style:name="P264" style:family="paragraph" style:parent-style-name="Text_20_body" style:list-style-name="L10">
      <style:paragraph-properties fo:padding="0in" fo:border="none"/>
    </style:style>
    <style:style style:name="P265" style:family="paragraph" style:parent-style-name="Text_20_body" style:list-style-name="L11">
      <style:paragraph-properties fo:padding="0in" fo:border="none"/>
    </style:style>
    <style:style style:name="P266" style:family="paragraph" style:parent-style-name="Text_20_body" style:list-style-name="L12">
      <style:paragraph-properties fo:padding="0in" fo:border="none"/>
    </style:style>
    <style:style style:name="P267" style:family="paragraph" style:parent-style-name="Text_20_body" style:list-style-name="L13">
      <style:paragraph-properties fo:margin-top="0in" fo:margin-bottom="0in" style:contextual-spacing="false" fo:padding="0in" fo:border="none"/>
    </style:style>
    <style:style style:name="P268" style:family="paragraph" style:parent-style-name="Text_20_body" style:list-style-name="L13">
      <style:paragraph-properties fo:padding="0in" fo:border="none"/>
    </style:style>
    <style:style style:name="P269" style:family="paragraph" style:parent-style-name="Text_20_body">
      <style:paragraph-properties fo:margin-left="0in" fo:margin-right="0in" fo:text-indent="0in" style:auto-text-indent="false"/>
      <style:text-properties officeooo:paragraph-rsid="003d811c"/>
    </style:style>
    <style:style style:name="P270" style:family="paragraph" style:parent-style-name="Text_20_body">
      <style:paragraph-properties fo:margin-left="0in" fo:margin-right="0in" fo:text-indent="0in" style:auto-text-indent="false"/>
      <style:text-properties officeooo:paragraph-rsid="00429446"/>
    </style:style>
    <style:style style:name="T1" style:family="text">
      <style:text-properties fo:font-variant="normal" fo:text-transform="none" fo:color="#303030" loext:opacity="100%" style:font-name="IBM Plex Sans" fo:font-size="15pt" fo:letter-spacing="normal" fo:font-style="normal" fo:font-weight="normal"/>
    </style:style>
    <style:style style:name="T2" style:family="text">
      <style:text-properties fo:font-variant="normal" fo:text-transform="none" fo:color="#303030" loext:opacity="100%" style:font-name="IBM Plex Sans" fo:font-size="15pt" fo:letter-spacing="normal" fo:font-style="normal" fo:font-weight="bold" officeooo:rsid="001a372e" style:font-size-asian="15pt" style:font-weight-asian="bold" style:font-size-complex="15pt" style:font-weight-complex="bold"/>
    </style:style>
    <style:style style:name="T3" style:family="text">
      <style:text-properties fo:font-variant="normal" fo:text-transform="none" fo:color="#303030" loext:opacity="100%" style:font-name="IBM Plex Sans" fo:font-size="15pt" fo:letter-spacing="normal" fo:font-style="normal" fo:font-weight="bold" officeooo:rsid="001a372e" style:font-size-asian="15pt" style:font-weight-asian="bold" style:font-size-complex="15pt" style:font-weight-complex="bold" loext:padding="0in" loext:border="none"/>
    </style:style>
    <style:style style:name="T4" style:family="text">
      <style:text-properties fo:font-variant="normal" fo:text-transform="none" fo:color="#303030" loext:opacity="100%" style:font-name="IBM Plex Sans" fo:font-size="18pt" fo:letter-spacing="normal" fo:font-style="normal" fo:font-weight="bold" style:font-size-asian="18pt" style:font-weight-asian="bold" style:font-size-complex="18pt" style:font-weight-complex="bold"/>
    </style:style>
    <style:style style:name="T5" style:family="text">
      <style:text-properties fo:font-variant="normal" fo:text-transform="none" fo:color="#303030" loext:opacity="100%" style:font-name="IBM Plex Sans" fo:font-size="12.75pt" fo:letter-spacing="normal" fo:font-style="normal" fo:font-weight="bold" style:font-weight-asian="bold" style:font-weight-complex="bold"/>
    </style:style>
    <style:style style:name="T6" style:family="text">
      <style:text-properties fo:font-variant="normal" fo:text-transform="none" fo:color="#303030" loext:opacity="100%" style:font-name="Titillium Web" fo:font-size="12.75pt" fo:letter-spacing="normal" fo:font-style="normal" fo:font-weight="bold"/>
    </style:style>
    <style:style style:name="T7" style:family="text">
      <style:text-properties fo:font-variant="normal" fo:text-transform="none" fo:color="#303030" loext:opacity="100%" style:font-name="Titillium Web" fo:letter-spacing="normal" fo:font-style="normal" fo:font-weight="bold"/>
    </style:style>
    <style:style style:name="T8" style:family="text">
      <style:text-properties fo:font-variant="normal" fo:text-transform="none" fo:color="#303030" loext:opacity="100%" style:font-name="DejaVu Sans" fo:font-size="11pt" fo:letter-spacing="normal" fo:font-style="normal" fo:font-weight="bold" fo:background-color="#ffffff" loext:char-shading-value="0" style:font-weight-asian="bold" style:font-weight-complex="bold" loext:padding="0in" loext:border="none"/>
    </style:style>
    <style:style style:name="T9" style:family="text">
      <style:text-properties fo:font-variant="normal" fo:text-transform="none" fo:color="#273239" loext:opacity="100%" style:font-name="Nunito1" fo:font-size="12.75pt" fo:letter-spacing="normal" fo:font-style="normal" fo:font-weight="normal"/>
    </style:style>
    <style:style style:name="T10" style:family="text">
      <style:text-properties fo:font-variant="normal" fo:text-transform="none" fo:color="#273239" loext:opacity="100%" style:font-name="Nunito1" fo:font-size="12.75pt" fo:letter-spacing="normal" fo:font-style="normal" fo:font-weight="normal" loext:padding="0in" loext:border="none"/>
    </style:style>
    <style:style style:name="T11" style:family="text">
      <style:text-properties fo:font-variant="normal" fo:text-transform="none" fo:color="#273239" loext:opacity="100%" style:font-name="Nunito1" fo:font-size="12.75pt" fo:letter-spacing="normal" fo:font-style="normal" fo:font-weight="normal" officeooo:rsid="00179317" style:font-size-asian="15pt" style:font-weight-asian="bold" style:font-size-complex="15pt" style:font-weight-complex="bold"/>
    </style:style>
    <style:style style:name="T12" style:family="text">
      <style:text-properties fo:font-variant="normal" fo:text-transform="none" fo:color="#273239" loext:opacity="100%" style:font-name="Nunito1" fo:font-size="12.75pt" fo:letter-spacing="normal" fo:font-style="normal" fo:font-weight="normal" officeooo:rsid="00179317" style:font-size-asian="15pt" style:font-size-complex="15pt" loext:padding="0in" loext:border="none"/>
    </style:style>
    <style:style style:name="T13" style:family="text">
      <style:text-properties fo:font-variant="normal" fo:text-transform="none" fo:color="#273239" loext:opacity="100%" style:font-name="Nunito1" fo:font-size="12.75pt" fo:letter-spacing="normal" fo:font-style="normal" fo:font-weight="normal" style:font-size-asian="18pt" style:font-weight-asian="bold" style:font-size-complex="18pt" style:font-weight-complex="bold" loext:padding="0in" loext:border="none"/>
    </style:style>
    <style:style style:name="T14" style:family="text">
      <style:text-properties fo:font-variant="normal" fo:text-transform="none" fo:color="#273239" loext:opacity="100%" style:font-name="Nunito1" fo:font-size="12.75pt" fo:letter-spacing="normal" fo:font-style="normal" fo:font-weight="normal" style:font-size-asian="18pt" style:font-size-complex="18pt" loext:padding="0in" loext:border="none"/>
    </style:style>
    <style:style style:name="T15" style:family="text">
      <style:text-properties fo:font-variant="normal" fo:text-transform="none" fo:color="#273239" loext:opacity="100%" style:font-name="Nunito1" fo:font-size="12.75pt" fo:letter-spacing="normal" fo:font-style="normal" fo:font-weight="normal" officeooo:rsid="00179317" style:font-size-asian="18pt" style:font-size-complex="18pt" loext:padding="0in" loext:border="none"/>
    </style:style>
    <style:style style:name="T16" style:family="text">
      <style:text-properties fo:font-variant="normal" fo:text-transform="none" fo:color="#273239" loext:opacity="100%" style:font-name="Nunito1" fo:letter-spacing="normal" fo:font-style="normal" fo:font-weight="bold" style:font-weight-asian="bold" style:font-weight-complex="bold" loext:padding="0in" loext:border="none"/>
    </style:style>
    <style:style style:name="T17" style:family="text">
      <style:text-properties fo:font-variant="normal" fo:text-transform="none" fo:color="#273239" loext:opacity="100%" style:font-name="Nunito1" fo:letter-spacing="normal" fo:font-style="normal" fo:font-weight="bold" officeooo:rsid="001e8c34" style:font-weight-asian="bold" style:font-weight-complex="bold" loext:padding="0in" loext:border="none"/>
    </style:style>
    <style:style style:name="T18" style:family="text">
      <style:text-properties fo:font-variant="normal" fo:text-transform="none" fo:color="#273239" loext:opacity="100%" style:font-name="Consolas" fo:letter-spacing="normal" fo:font-style="normal" fo:font-weight="normal" fo:background-color="#ffffff" loext:char-shading-value="0" loext:padding="0in" loext:border="none"/>
    </style:style>
    <style:style style:name="T19" style:family="text">
      <style:text-properties fo:font-variant="normal" fo:text-transform="none" fo:color="#273239" loext:opacity="100%" style:font-name="Consolas" fo:letter-spacing="normal" fo:font-style="normal" fo:font-weight="normal" fo:background-color="#ffffff" loext:char-shading-value="0" style:font-weight-asian="bold" style:font-weight-complex="bold" loext:padding="0in" loext:border="none"/>
    </style:style>
    <style:style style:name="T20" style:family="text">
      <style:text-properties fo:font-variant="normal" fo:text-transform="none" fo:color="#273239" loext:opacity="100%" style:font-name="Consolas" fo:letter-spacing="normal" fo:font-style="normal" fo:background-color="#ffffff" loext:char-shading-value="0" loext:padding="0in" loext:border="none"/>
    </style:style>
    <style:style style:name="T21" style:family="text">
      <style:text-properties fo:font-variant="normal" fo:text-transform="none" fo:color="#273239" loext:opacity="100%" style:font-name="Consolas" fo:font-size="11pt" fo:letter-spacing="normal" fo:font-style="normal" fo:font-weight="normal" fo:background-color="#ffffff" loext:char-shading-value="0" loext:padding="0in" loext:border="none"/>
    </style:style>
    <style:style style:name="T22" style:family="text">
      <style:text-properties fo:font-variant="normal" fo:text-transform="none" fo:color="#273239" loext:opacity="100%" style:font-name="Consolas" fo:font-size="18pt" fo:letter-spacing="normal" fo:font-style="normal" fo:font-weight="normal" fo:background-color="#ffffff" loext:char-shading-value="0" style:font-size-asian="18pt" style:font-weight-asian="bold" style:font-size-complex="18pt" style:font-weight-complex="bold" loext:padding="0in" loext:border="none"/>
    </style:style>
    <style:style style:name="T23" style:family="text">
      <style:text-properties fo:font-variant="normal" fo:text-transform="none" fo:color="#273239" loext:opacity="100%" fo:letter-spacing="normal" fo:background-color="#ffffff" loext:char-shading-value="0" loext:padding="0in" loext:border="none"/>
    </style:style>
    <style:style style:name="T24" style:family="text">
      <style:text-properties fo:font-variant="normal" fo:text-transform="none" fo:color="#273239" loext:opacity="100%" style:font-name="Consolas3" fo:font-size="12pt" fo:letter-spacing="normal" fo:font-style="normal" fo:font-weight="normal"/>
    </style:style>
    <style:style style:name="T25" style:family="text">
      <style:text-properties fo:font-variant="normal" fo:text-transform="none" fo:color="#273239" loext:opacity="100%" style:font-name="Consolas3" fo:font-size="12pt" fo:letter-spacing="normal" fo:font-style="normal" fo:font-weight="normal" loext:padding="0in" loext:border="none"/>
    </style:style>
    <style:style style:name="T26" style:family="text">
      <style:text-properties fo:font-variant="normal" fo:text-transform="none" fo:color="#273239" loext:opacity="100%" fo:font-size="18pt" fo:letter-spacing="normal" fo:font-weight="bold" style:font-size-asian="18pt" style:font-weight-asian="bold" style:font-size-complex="18pt" style:font-weight-complex="bold" loext:padding="0in" loext:border="none"/>
    </style:style>
    <style:style style:name="T27" style:family="text">
      <style:text-properties fo:font-variant="normal" fo:text-transform="none" fo:color="#008200" loext:opacity="100%" style:font-name="Consolas" fo:font-size="11pt" fo:letter-spacing="normal" fo:font-style="normal" fo:font-weight="normal" fo:background-color="#ffffff" loext:char-shading-value="0" loext:padding="0in" loext:border="none"/>
    </style:style>
    <style:style style:name="T28" style:family="text">
      <style:text-properties fo:font-variant="normal" fo:text-transform="none" fo:color="#006699" loext:opacity="100%" style:font-name="Consolas" fo:font-size="11pt" fo:letter-spacing="normal" fo:font-style="normal" fo:font-weight="bold" fo:background-color="#ffffff" loext:char-shading-value="0" loext:padding="0in" loext:border="none"/>
    </style:style>
    <style:style style:name="T29" style:family="text">
      <style:text-properties fo:font-variant="normal" fo:text-transform="none" fo:color="#006699" loext:opacity="100%" style:font-name="Consolas" fo:font-size="11pt" fo:letter-spacing="normal" fo:font-style="normal" fo:font-weight="bold" fo:background-color="#ffffff" loext:char-shading-value="0" style:font-weight-asian="bold" style:font-weight-complex="bold" loext:padding="0in" loext:border="none"/>
    </style:style>
    <style:style style:name="T30" style:family="text">
      <style:text-properties fo:font-variant="normal" fo:text-transform="none" fo:color="#006699" loext:opacity="100%" style:font-name="Consolas" fo:font-size="11pt" fo:letter-spacing="normal" fo:font-style="normal" fo:font-weight="bold" fo:background-color="#ffffff" loext:char-shading-value="0" style:font-size-asian="18pt" style:font-weight-asian="bold" style:font-size-complex="18pt" style:font-weight-complex="bold" loext:padding="0in" loext:border="none"/>
    </style:style>
    <style:style style:name="T31" style:family="text">
      <style:text-properties fo:font-variant="normal" fo:text-transform="none" fo:color="#000000" loext:opacity="100%" style:font-name="Consolas" fo:font-size="11pt" fo:letter-spacing="normal" fo:font-style="normal" fo:font-weight="normal" fo:background-color="#ffffff" loext:char-shading-value="0" loext:padding="0in" loext:border="none"/>
    </style:style>
    <style:style style:name="T32" style:family="text">
      <style:text-properties fo:font-variant="normal" fo:text-transform="none" fo:color="#000000" loext:opacity="100%" style:font-name="Consolas" fo:font-size="11pt" fo:letter-spacing="normal" fo:font-style="normal" fo:font-weight="normal" fo:background-color="#ffffff" loext:char-shading-value="0" style:font-weight-asian="bold" style:font-weight-complex="bold" loext:padding="0in" loext:border="none"/>
    </style:style>
    <style:style style:name="T33" style:family="text">
      <style:text-properties fo:font-variant="normal" fo:text-transform="none" fo:color="#000000" loext:opacity="100%" style:font-name="Consolas" fo:font-size="11pt" fo:letter-spacing="normal" fo:font-style="normal" fo:font-weight="normal" officeooo:rsid="001f77f1" fo:background-color="#ffffff" loext:char-shading-value="0" loext:padding="0in" loext:border="none"/>
    </style:style>
    <style:style style:name="T34" style:family="text">
      <style:text-properties fo:font-variant="normal" fo:text-transform="none" fo:color="#000000" loext:opacity="100%" style:font-name="Consolas" fo:font-size="11pt" fo:letter-spacing="normal" fo:font-style="normal" fo:font-weight="normal" fo:background-color="#ffffff" loext:char-shading-value="0" style:font-size-asian="18pt" style:font-weight-asian="bold" style:font-size-complex="18pt" style:font-weight-complex="bold" loext:padding="0in" loext:border="none"/>
    </style:style>
    <style:style style:name="T35" style:family="text">
      <style:text-properties fo:font-variant="normal" fo:text-transform="none" fo:color="#000000" loext:opacity="100%" style:font-name="Consolas" fo:font-size="11pt" fo:letter-spacing="normal" fo:font-style="normal" fo:font-weight="normal" officeooo:rsid="0022bc72" fo:background-color="#ffffff" loext:char-shading-value="0" loext:padding="0in" loext:border="none"/>
    </style:style>
    <style:style style:name="T36" style:family="text">
      <style:text-properties fo:font-variant="normal" fo:text-transform="none" fo:color="#000000" loext:opacity="100%" style:font-name="Consolas" fo:font-size="11pt" fo:letter-spacing="normal" fo:font-style="normal" fo:background-color="#ffffff" loext:char-shading-value="0" loext:padding="0in" loext:border="none"/>
    </style:style>
    <style:style style:name="T37" style:family="text">
      <style:text-properties fo:font-variant="normal" fo:text-transform="none" fo:color="#000000" loext:opacity="100%" style:font-name="Hack" fo:font-size="14pt" fo:letter-spacing="normal" fo:font-style="normal" fo:font-weight="bold" officeooo:rsid="00179317" style:font-size-asian="14pt" style:font-weight-asian="bold" style:font-size-complex="14pt" style:font-weight-complex="bold"/>
    </style:style>
    <style:style style:name="T38" style:family="text">
      <style:text-properties fo:font-variant="normal" fo:text-transform="none" fo:color="#000000" loext:opacity="100%" style:font-name="SFMono-Regular" fo:font-size="10.5pt" fo:letter-spacing="normal" fo:font-style="normal" fo:font-weight="normal" officeooo:rsid="002e42ae"/>
    </style:style>
    <style:style style:name="T39" style:family="text">
      <style:text-properties fo:font-variant="normal" fo:text-transform="none" fo:color="#000000" loext:opacity="100%" style:font-name="SFMono-Regular" fo:font-size="10.5pt" fo:letter-spacing="normal" fo:font-style="normal" fo:font-weight="normal" officeooo:rsid="0031ab3c"/>
    </style:style>
    <style:style style:name="T40" style:family="text">
      <style:text-properties fo:font-variant="normal" fo:text-transform="none" fo:color="#000000" loext:opacity="100%" style:font-name="SFMono-Regular" fo:font-size="10.5pt" fo:letter-spacing="normal" fo:font-style="normal" fo:font-weight="normal" officeooo:rsid="0033dc9b"/>
    </style:style>
    <style:style style:name="T41" style:family="text">
      <style:text-properties fo:font-variant="normal" fo:text-transform="none" fo:color="#000000" loext:opacity="100%" style:font-name="SFMono-Regular" fo:font-size="10.5pt" fo:letter-spacing="normal" fo:font-style="normal" fo:font-weight="normal" officeooo:rsid="00367e35" style:font-weight-asian="bold" style:font-weight-complex="bold"/>
    </style:style>
    <style:style style:name="T42" style:family="text">
      <style:text-properties fo:font-variant="normal" fo:text-transform="none" fo:color="#000000" loext:opacity="100%" style:font-name="SFMono-Regular" fo:font-size="10.5pt" fo:letter-spacing="normal" fo:font-style="normal" fo:font-weight="normal" officeooo:rsid="003a6d4b" style:font-size-asian="18pt" style:font-weight-asian="bold" style:font-size-complex="18pt" style:font-weight-complex="bold" loext:padding="0in" loext:border="none"/>
    </style:style>
    <style:style style:name="T43" style:family="text">
      <style:text-properties fo:font-variant="normal" fo:text-transform="none" fo:color="#000000" loext:opacity="100%" style:font-name="var gfg-font-primary" fo:font-size="11.25pt" fo:letter-spacing="normal" fo:font-style="normal" fo:font-weight="normal" officeooo:rsid="0031ab3c" fo:background-color="#ffffff" loext:char-shading-value="0"/>
    </style:style>
    <style:style style:name="T44" style:family="text">
      <style:text-properties fo:font-variant="normal" fo:text-transform="none" fo:color="#000000" loext:opacity="100%" style:font-name="SourceCodePro" fo:font-size="11.25pt" fo:letter-spacing="normal" fo:font-style="normal" fo:font-weight="normal" officeooo:rsid="003d811c" fo:background-color="#fffffe" loext:char-shading-value="0" style:font-size-asian="18pt" style:font-weight-asian="bold" style:font-size-complex="18pt" style:font-weight-complex="bold" loext:padding="0in" loext:border="none"/>
    </style:style>
    <style:style style:name="T45" style:family="text">
      <style:text-properties fo:font-variant="normal" fo:text-transform="none" fo:color="#009900" loext:opacity="100%" style:font-name="Consolas" fo:font-size="11pt" fo:letter-spacing="normal" fo:font-style="normal" fo:font-weight="normal" fo:background-color="#ffffff" loext:char-shading-value="0" loext:padding="0in" loext:border="none"/>
    </style:style>
    <style:style style:name="T46" style:family="text">
      <style:text-properties fo:font-variant="normal" fo:text-transform="none" fo:color="#c678dd" loext:opacity="100%" style:font-name="Hack" fo:font-size="11.25pt" fo:letter-spacing="normal" fo:font-style="normal" fo:font-weight="normal"/>
    </style:style>
    <style:style style:name="T47" style:family="text">
      <style:text-properties fo:font-variant="normal" fo:text-transform="none" fo:color="#abb2bf" loext:opacity="100%" style:font-name="Nunito1" fo:font-size="12.75pt" fo:letter-spacing="normal" fo:font-style="italic" fo:font-weight="normal"/>
    </style:style>
    <style:style style:name="T48" style:family="text">
      <style:text-properties fo:font-variant="normal" fo:text-transform="none" fo:color="#abb2bf" loext:opacity="100%" style:font-name="Hack" fo:font-size="11.25pt" fo:letter-spacing="normal" fo:font-style="normal" fo:font-weight="normal"/>
    </style:style>
    <style:style style:name="T49" style:family="text">
      <style:text-properties fo:font-variant="normal" fo:text-transform="none" fo:color="#abb2bf" loext:opacity="100%" style:font-name="Hack" fo:letter-spacing="normal" fo:font-style="normal"/>
    </style:style>
    <style:style style:name="T50" style:family="text">
      <style:text-properties fo:font-variant="normal" fo:text-transform="none" fo:color="#61afef" loext:opacity="100%" style:font-name="Hack" fo:font-size="11.25pt" fo:letter-spacing="normal" fo:font-style="normal" fo:font-weight="normal"/>
    </style:style>
    <style:style style:name="T51" style:family="text">
      <style:text-properties fo:font-variant="normal" fo:text-transform="none" fo:color="#56b6c2" loext:opacity="100%" style:font-name="Hack" fo:font-size="11.25pt" fo:letter-spacing="normal" fo:font-style="normal" fo:font-weight="normal"/>
    </style:style>
    <style:style style:name="T52" style:family="text">
      <style:text-properties fo:font-variant="normal" fo:text-transform="none" fo:color="#d19a66" loext:opacity="100%" style:font-name="Hack" fo:font-size="11.25pt" fo:letter-spacing="normal" fo:font-style="normal" fo:font-weight="normal"/>
    </style:style>
    <style:style style:name="T53" style:family="text">
      <style:text-properties fo:font-variant="normal" fo:text-transform="none" fo:color="#98c379" loext:opacity="100%" style:font-name="Hack" fo:font-size="11.25pt" fo:letter-spacing="normal" fo:font-style="normal" fo:font-weight="normal"/>
    </style:style>
    <style:style style:name="T54" style:family="text">
      <style:text-properties fo:font-variant="normal" fo:text-transform="none" fo:color="#808080" loext:opacity="100%" style:font-name="Consolas" fo:font-size="11pt" fo:letter-spacing="normal" fo:font-style="normal" fo:font-weight="normal" fo:background-color="#ffffff" loext:char-shading-value="0" loext:padding="0in" loext:border="none"/>
    </style:style>
    <style:style style:name="T55" style:family="text">
      <style:text-properties fo:font-variant="normal" fo:text-transform="none" fo:color="#0000ff" loext:opacity="100%" style:font-name="Consolas" fo:font-size="11pt" fo:letter-spacing="normal" fo:font-style="normal" fo:font-weight="normal" fo:background-color="#ffffff" loext:char-shading-value="0" loext:padding="0in" loext:border="none"/>
    </style:style>
    <style:style style:name="T56" style:family="text">
      <style:text-properties fo:font-variant="normal" fo:text-transform="none" fo:color="#0000ff" loext:opacity="100%" style:font-name="SourceCodePro" fo:font-size="11.25pt" fo:letter-spacing="normal" fo:font-style="normal" fo:font-weight="normal" officeooo:rsid="003d811c" fo:background-color="#fffffe" loext:char-shading-value="0" style:font-size-asian="18pt" style:font-weight-asian="bold" style:font-size-complex="18pt" style:font-weight-complex="bold" loext:padding="0in" loext:border="none"/>
    </style:style>
    <style:style style:name="T57" style:family="text">
      <style:text-properties fo:font-variant="normal" fo:text-transform="none" fo:color="#1e2229" loext:opacity="100%" style:font-name="var gfg-font-primary" fo:font-size="13.5pt" fo:letter-spacing="normal" fo:font-style="normal" fo:font-weight="normal"/>
    </style:style>
    <style:style style:name="T58" style:family="text">
      <style:text-properties fo:font-variant="normal" fo:text-transform="none" fo:color="#1e2229" loext:opacity="100%" style:font-name="var gfg-font-primary" fo:font-size="13.5pt" fo:letter-spacing="normal" fo:font-style="normal" fo:font-weight="normal" officeooo:rsid="002295de" style:font-size-asian="18pt" style:font-size-complex="18pt"/>
    </style:style>
    <style:style style:name="T59" style:family="text">
      <style:text-properties fo:font-variant="normal" fo:text-transform="none" fo:color="#1e2229" loext:opacity="100%" style:font-name="var gfg-font-primary" fo:font-size="13.5pt" fo:letter-spacing="normal" fo:font-style="normal" fo:font-weight="normal" officeooo:rsid="00309934" loext:padding="0in" loext:border="none"/>
    </style:style>
    <style:style style:name="T60" style:family="text">
      <style:text-properties fo:font-variant="normal" fo:text-transform="none" fo:color="#1e2229" loext:opacity="100%" style:font-name="var gfg-font-primary" fo:font-size="13.5pt" fo:letter-spacing="normal" fo:font-style="normal" fo:font-weight="normal" officeooo:rsid="0031ab3c"/>
    </style:style>
    <style:style style:name="T61" style:family="text">
      <style:text-properties fo:font-variant="normal" fo:text-transform="none" fo:color="#1e2229" loext:opacity="100%" style:font-name="var gfg-font-primary" fo:font-size="13.5pt" fo:letter-spacing="normal" fo:font-style="normal" fo:font-weight="normal" officeooo:rsid="0031ab3c" fo:background-color="#ffffff" loext:char-shading-value="0"/>
    </style:style>
    <style:style style:name="T62" style:family="text">
      <style:text-properties fo:font-variant="normal" fo:text-transform="none" fo:color="#1e2229" loext:opacity="100%" style:font-name="var gfg-font-primary" fo:font-size="13.5pt" fo:letter-spacing="normal" fo:font-style="normal" fo:font-weight="normal" officeooo:rsid="0032dc86"/>
    </style:style>
    <style:style style:name="T63" style:family="text">
      <style:text-properties fo:font-variant="normal" fo:text-transform="none" fo:color="#1e2229" loext:opacity="100%" style:font-name="var gfg-font-primary" fo:font-size="13.5pt" fo:letter-spacing="normal" fo:font-style="normal" fo:font-weight="bold"/>
    </style:style>
    <style:style style:name="T64" style:family="text">
      <style:text-properties fo:font-variant="normal" fo:text-transform="none" fo:color="#1e2229" loext:opacity="100%" style:font-name="var gfg-font-primary" fo:font-size="13.5pt" fo:letter-spacing="normal" fo:font-style="normal" fo:font-weight="bold" officeooo:rsid="003a6d4b" style:font-size-asian="18pt" style:font-size-complex="18pt" loext:padding="0in" loext:border="none"/>
    </style:style>
    <style:style style:name="T65" style:family="text">
      <style:text-properties fo:font-variant="normal" fo:text-transform="none" fo:color="#1e2229" loext:opacity="100%" style:font-name="var gfg-font-secondary" fo:font-size="11.25pt" fo:letter-spacing="normal" fo:font-style="normal" fo:font-weight="bold"/>
    </style:style>
    <style:style style:name="T66" style:family="text">
      <style:text-properties fo:font-variant="normal" fo:text-transform="none" fo:color="#1e2229" loext:opacity="100%" style:font-name="var gfg-font-secondary" fo:font-size="11.25pt" fo:letter-spacing="normal" fo:font-style="normal" fo:font-weight="bold" style:font-size-asian="18pt" style:font-size-complex="18pt"/>
    </style:style>
    <style:style style:name="T67" style:family="text">
      <style:text-properties fo:font-variant="normal" fo:text-transform="none" fo:color="#1e2229" loext:opacity="100%" style:font-name="var gfg-font-secondary" fo:font-size="11.25pt" fo:letter-spacing="normal" fo:font-style="normal" fo:font-weight="bold" officeooo:rsid="002f57ae"/>
    </style:style>
    <style:style style:name="T68" style:family="text">
      <style:text-properties fo:font-variant="normal" fo:text-transform="none" fo:color="#1e2229" loext:opacity="100%" style:font-name="var gfg-font-secondary" fo:font-size="11.25pt" fo:letter-spacing="normal" fo:font-style="normal" fo:font-weight="bold" officeooo:rsid="0031ab3c"/>
    </style:style>
    <style:style style:name="T69" style:family="text">
      <style:text-properties fo:font-variant="normal" fo:text-transform="none" fo:color="#1e2229" loext:opacity="100%" style:font-name="var gfg-font-secondary" fo:font-size="11.25pt" fo:letter-spacing="normal" fo:font-style="normal" fo:font-weight="bold" officeooo:rsid="0031ab3c" style:font-weight-asian="bold" style:font-weight-complex="bold"/>
    </style:style>
    <style:style style:name="T70" style:family="text">
      <style:text-properties fo:font-variant="normal" fo:text-transform="none" fo:color="#1e2229" loext:opacity="100%" style:font-name="var gfg-font-secondary" fo:font-size="11.25pt" fo:letter-spacing="normal" fo:font-style="normal" fo:font-weight="bold" officeooo:rsid="0032dc86" style:font-weight-asian="bold" style:font-weight-complex="bold"/>
    </style:style>
    <style:style style:name="T71" style:family="text">
      <style:text-properties fo:font-variant="normal" fo:text-transform="none" fo:color="#1e2229" loext:opacity="100%" style:font-name="var gfg-font-secondary" fo:font-size="11.25pt" fo:letter-spacing="normal" fo:font-style="normal" fo:font-weight="bold" officeooo:rsid="0033dc9b" style:font-weight-asian="bold" style:font-weight-complex="bold"/>
    </style:style>
    <style:style style:name="T72" style:family="text">
      <style:text-properties fo:font-variant="normal" fo:text-transform="none" fo:color="#1e2229" loext:opacity="100%" style:font-name="var gfg-font-secondary" fo:font-size="11.25pt" fo:letter-spacing="normal" fo:font-style="normal" fo:font-weight="bold" officeooo:rsid="0033dc9b" style:font-weight-asian="bold" style:font-weight-complex="bold" loext:padding="0in" loext:border="none"/>
    </style:style>
    <style:style style:name="T73" style:family="text">
      <style:text-properties fo:font-variant="normal" fo:text-transform="none" fo:color="#1e2229" loext:opacity="100%" style:font-name="var gfg-font-secondary" fo:font-size="11.25pt" fo:letter-spacing="normal" fo:font-style="normal" fo:font-weight="bold" officeooo:rsid="00351351" style:font-weight-asian="bold" style:font-weight-complex="bold"/>
    </style:style>
    <style:style style:name="T74" style:family="text">
      <style:text-properties fo:font-variant="normal" fo:text-transform="none" fo:color="#1e2229" loext:opacity="100%" style:font-name="var gfg-font-secondary" fo:font-size="11.25pt" fo:letter-spacing="normal" fo:font-style="normal" fo:font-weight="bold" officeooo:rsid="00351351" style:font-weight-asian="bold" style:font-weight-complex="bold" loext:padding="0in" loext:border="none"/>
    </style:style>
    <style:style style:name="T75" style:family="text">
      <style:text-properties fo:font-variant="normal" fo:text-transform="none" fo:color="#1e2229" loext:opacity="100%" style:font-name="var gfg-font-secondary" fo:font-size="11.25pt" fo:letter-spacing="normal" fo:font-style="normal" fo:font-weight="bold" officeooo:rsid="00367e35" style:font-weight-asian="bold" style:font-weight-complex="bold"/>
    </style:style>
    <style:style style:name="T76" style:family="text">
      <style:text-properties fo:font-variant="normal" fo:text-transform="none" fo:color="#1e2229" loext:opacity="100%" style:font-name="var gfg-font-secondary" fo:font-size="11.25pt" fo:letter-spacing="normal" fo:font-style="normal" fo:font-weight="bold" officeooo:rsid="00367e35" style:font-weight-asian="bold" style:font-weight-complex="bold" loext:padding="0in" loext:border="none"/>
    </style:style>
    <style:style style:name="T77" style:family="text">
      <style:text-properties fo:font-variant="normal" fo:text-transform="none" fo:color="#1e2229" loext:opacity="100%" style:font-name="var gfg-font-secondary" fo:font-size="11.25pt" fo:letter-spacing="normal" fo:font-style="normal" fo:font-weight="bold" officeooo:rsid="0032dc86"/>
    </style:style>
    <style:style style:name="T78" style:family="text">
      <style:text-properties fo:font-variant="normal" fo:text-transform="none" fo:color="#1e2229" loext:opacity="100%" style:font-name="var gfg-font-secondary" fo:font-size="11.25pt" fo:letter-spacing="normal" fo:font-style="normal" fo:font-weight="bold" officeooo:rsid="00367e35"/>
    </style:style>
    <style:style style:name="T79" style:family="text">
      <style:text-properties fo:font-variant="normal" fo:text-transform="none" fo:color="#1e2229" loext:opacity="100%" style:font-name="var gfg-font-secondary" fo:font-size="11.25pt" fo:letter-spacing="normal" fo:font-style="normal" fo:font-weight="normal"/>
    </style:style>
    <style:style style:name="T80" style:family="text">
      <style:text-properties fo:font-variant="normal" fo:text-transform="none" fo:color="#1e2229" loext:opacity="100%" style:font-name="var gfg-font-secondary" fo:font-size="11.25pt" fo:letter-spacing="normal" fo:font-style="normal" fo:font-weight="normal" officeooo:rsid="0031ab3c"/>
    </style:style>
    <style:style style:name="T81" style:family="text">
      <style:text-properties fo:font-variant="normal" fo:text-transform="none" fo:color="#1e2229" loext:opacity="100%" style:font-name="var gfg-font-secondary" fo:font-size="11.25pt" fo:letter-spacing="normal" fo:font-style="normal" fo:font-weight="normal" officeooo:rsid="0032dc86"/>
    </style:style>
    <style:style style:name="T82" style:family="text">
      <style:text-properties fo:font-variant="normal" fo:text-transform="none" fo:color="#1e2229" loext:opacity="100%" style:font-name="var gfg-font-secondary" fo:font-size="11.25pt" fo:letter-spacing="normal" fo:font-style="normal" fo:font-weight="normal" officeooo:rsid="0033dc9b"/>
    </style:style>
    <style:style style:name="T83" style:family="text">
      <style:text-properties fo:font-variant="normal" fo:text-transform="none" fo:color="#1e2229" loext:opacity="100%" style:font-name="var gfg-font-secondary" fo:font-size="11.25pt" fo:letter-spacing="normal" fo:font-style="normal" fo:font-weight="normal" officeooo:rsid="0033dc9b" loext:padding="0in" loext:border="none"/>
    </style:style>
    <style:style style:name="T84" style:family="text">
      <style:text-properties fo:font-variant="normal" fo:text-transform="none" fo:color="#1e2229" loext:opacity="100%" style:font-name="var gfg-font-secondary" fo:font-size="11.25pt" fo:letter-spacing="normal" fo:font-style="normal" officeooo:rsid="0033dc9b" loext:padding="0in" loext:border="none"/>
    </style:style>
    <style:style style:name="T85" style:family="text">
      <style:text-properties fo:font-variant="normal" fo:text-transform="none" fo:color="#1e2229" loext:opacity="100%" style:font-name="var gfg-font-secondary" fo:font-size="11.25pt" fo:letter-spacing="normal" fo:font-style="normal" officeooo:rsid="00351351" loext:padding="0in" loext:border="none"/>
    </style:style>
    <style:style style:name="T86" style:family="text">
      <style:text-properties fo:font-variant="normal" fo:text-transform="none" fo:color="#1e2229" loext:opacity="100%" style:font-name="var gfg-font-secondary" fo:font-size="11.25pt" fo:letter-spacing="normal" fo:font-style="normal" officeooo:rsid="00367e35" loext:padding="0in" loext:border="none"/>
    </style:style>
    <style:style style:name="T87" style:family="text">
      <style:text-properties fo:font-variant="normal" fo:text-transform="none" fo:color="#1e2229" loext:opacity="100%" style:font-name="Nunito" fo:font-size="11.25pt" fo:letter-spacing="normal" fo:font-style="normal" fo:font-weight="normal"/>
    </style:style>
    <style:style style:name="T88" style:family="text">
      <style:text-properties fo:font-variant="normal" fo:text-transform="none" fo:color="#1e2229" loext:opacity="100%" style:font-name="Nunito" fo:font-size="11.25pt" fo:letter-spacing="normal" fo:font-style="normal" fo:font-weight="normal" officeooo:rsid="0031ab3c" fo:background-color="#ffffff" loext:char-shading-value="0"/>
    </style:style>
    <style:style style:name="T89" style:family="text">
      <style:text-properties fo:font-variant="normal" fo:text-transform="none" fo:color="#1e2229" loext:opacity="100%" style:font-name="Nunito" fo:font-size="11.25pt" fo:letter-spacing="normal" fo:font-style="normal" fo:font-weight="normal" officeooo:rsid="00367e35" style:font-weight-asian="bold" style:font-weight-complex="bold"/>
    </style:style>
    <style:style style:name="T90" style:family="text">
      <style:text-properties fo:font-variant="normal" fo:text-transform="none" fo:color="#1e2229" loext:opacity="100%" style:font-name="Nunito" fo:font-size="11.25pt" fo:letter-spacing="normal" fo:font-style="normal" fo:font-weight="normal" officeooo:rsid="003a6d4b" style:font-size-asian="18pt" style:font-weight-asian="bold" style:font-size-complex="18pt" style:font-weight-complex="bold" loext:padding="0in" loext:border="none"/>
    </style:style>
    <style:style style:name="T91" style:family="text">
      <style:text-properties fo:font-variant="normal" fo:text-transform="none" fo:color="#1e2229" loext:opacity="100%" style:font-name="Nunito" fo:font-size="13.5pt" fo:letter-spacing="normal" fo:font-style="normal" fo:font-weight="normal"/>
    </style:style>
    <style:style style:name="T92" style:family="text">
      <style:text-properties fo:font-variant="normal" fo:text-transform="none" fo:color="#1e2229" loext:opacity="100%" style:font-name="Nunito" fo:font-size="13.5pt" fo:letter-spacing="normal" fo:font-style="normal" fo:font-weight="normal" officeooo:rsid="002295de" style:font-size-asian="18pt" style:font-weight-asian="bold" style:font-size-complex="18pt" style:font-weight-complex="bold"/>
    </style:style>
    <style:style style:name="T93" style:family="text">
      <style:text-properties fo:font-variant="normal" fo:text-transform="none" fo:color="#1e2229" loext:opacity="100%" style:font-name="Nunito" fo:font-size="13.5pt" fo:letter-spacing="normal" fo:font-style="normal" fo:font-weight="normal" officeooo:rsid="00367e35" style:font-weight-asian="bold" style:font-weight-complex="bold"/>
    </style:style>
    <style:style style:name="T94" style:family="text">
      <style:text-properties fo:font-variant="normal" fo:text-transform="none" fo:color="#1e2229" loext:opacity="100%" style:font-name="Nunito" fo:font-size="13.5pt" fo:letter-spacing="normal" fo:font-style="normal" fo:font-weight="normal" officeooo:rsid="00367e35"/>
    </style:style>
    <style:style style:name="T95" style:family="text">
      <style:text-properties fo:font-variant="normal" fo:text-transform="none" fo:color="#1e2229" loext:opacity="100%" style:font-name="Nunito" fo:font-size="13.5pt" fo:letter-spacing="normal" fo:font-style="normal" style:font-size-asian="18pt" style:font-size-complex="18pt"/>
    </style:style>
    <style:style style:name="T96" style:family="text">
      <style:text-properties fo:font-variant="normal" fo:text-transform="none" fo:color="#1e2229" loext:opacity="100%" style:font-name="Nunito" fo:font-size="13.5pt" fo:letter-spacing="normal" fo:font-style="normal" officeooo:rsid="00279395" style:font-size-asian="18pt" style:font-size-complex="18pt"/>
    </style:style>
    <style:style style:name="T97" style:family="text">
      <style:text-properties fo:font-variant="normal" fo:text-transform="none" fo:color="#1e2229" loext:opacity="100%" style:font-name="Nunito" fo:font-size="18pt" fo:letter-spacing="normal" fo:font-style="normal" fo:font-weight="bold" officeooo:rsid="003c350a" style:font-size-asian="18pt" style:font-weight-asian="bold" style:font-size-complex="18pt" style:font-weight-complex="bold" loext:padding="0in" loext:border="none"/>
    </style:style>
    <style:style style:name="T98" style:family="text">
      <style:text-properties fo:font-variant="normal" fo:text-transform="none" fo:color="#1e2229" loext:opacity="100%" style:font-name="Nunito" fo:font-size="18pt" fo:letter-spacing="normal" fo:font-style="normal" fo:font-weight="bold" officeooo:rsid="003d811c" style:font-size-asian="18pt" style:font-weight-asian="bold" style:font-size-complex="18pt" style:font-weight-complex="bold" loext:padding="0in" loext:border="none"/>
    </style:style>
    <style:style style:name="T99" style:family="text">
      <style:text-properties fo:font-variant="normal" fo:text-transform="none" fo:color="#1e2229" loext:opacity="100%" style:font-name="Nunito" fo:font-size="18pt" fo:letter-spacing="normal" fo:font-style="normal" fo:font-weight="bold" officeooo:rsid="00429446" style:font-size-asian="18pt" style:font-weight-asian="bold" style:font-size-complex="18pt" style:font-weight-complex="bold" loext:padding="0in" loext:border="none"/>
    </style:style>
    <style:style style:name="T100" style:family="text">
      <style:text-properties fo:font-variant="normal" fo:text-transform="none" fo:color="#1e2229" loext:opacity="100%" style:font-name="Nunito" fo:font-size="18pt" fo:letter-spacing="normal" fo:font-style="normal" fo:font-weight="normal" officeooo:rsid="003c350a" style:font-size-asian="18pt" style:font-weight-asian="normal" style:font-size-complex="18pt" style:font-weight-complex="normal" loext:padding="0in" loext:border="none"/>
    </style:style>
    <style:style style:name="T101" style:family="text">
      <style:text-properties fo:font-variant="normal" fo:text-transform="none" fo:color="#1e2229" loext:opacity="100%" style:font-name="Nunito" fo:font-size="18pt" fo:letter-spacing="normal" fo:font-style="normal" officeooo:rsid="003c350a" style:font-size-asian="18pt" style:font-size-complex="18pt" loext:padding="0in" loext:border="none"/>
    </style:style>
    <style:style style:name="T102" style:family="text">
      <style:text-properties fo:font-variant="normal" fo:text-transform="none" fo:color="#1e2229" loext:opacity="100%" style:font-name="Nunito" fo:font-size="12pt" fo:letter-spacing="normal" fo:font-style="normal" fo:font-weight="normal" officeooo:rsid="003c350a" style:font-size-asian="12pt" style:font-weight-asian="normal" style:font-size-complex="12pt" style:font-weight-complex="normal" loext:padding="0in" loext:border="none"/>
    </style:style>
    <style:style style:name="T103" style:family="text">
      <style:text-properties fo:font-variant="normal" fo:text-transform="none" fo:color="#1e2229" loext:opacity="100%" style:font-name="Nunito" fo:letter-spacing="normal" fo:font-style="normal" fo:font-weight="normal" officeooo:rsid="003c350a" style:font-weight-asian="normal" style:font-weight-complex="normal" loext:padding="0in" loext:border="none"/>
    </style:style>
    <style:style style:name="T104" style:family="text">
      <style:text-properties fo:font-variant="normal" fo:text-transform="none" fo:color="#1e2229" loext:opacity="100%" fo:letter-spacing="normal"/>
    </style:style>
    <style:style style:name="T105" style:family="text">
      <style:text-properties fo:font-variant="normal" fo:text-transform="none" fo:color="#1e2229" loext:opacity="100%" fo:font-size="11.25pt" fo:letter-spacing="normal" fo:font-style="normal" fo:font-weight="normal" officeooo:rsid="002e42ae"/>
    </style:style>
    <style:style style:name="T106" style:family="text">
      <style:text-properties fo:font-variant="normal" fo:text-transform="none" fo:color="#1e2229" loext:opacity="100%" fo:font-size="11.25pt" fo:letter-spacing="normal" fo:font-style="normal" fo:font-weight="normal" officeooo:rsid="0033dc9b" loext:padding="0.0193in" loext:border="0.06pt solid #000000"/>
    </style:style>
    <style:style style:name="T107" style:family="text">
      <style:text-properties fo:font-variant="normal" fo:text-transform="none" fo:color="#1e2229" loext:opacity="100%" fo:font-size="11.25pt" fo:letter-spacing="normal" fo:font-style="normal" fo:font-weight="normal" officeooo:rsid="0033dc9b" loext:padding="0in" loext:border="none"/>
    </style:style>
    <style:style style:name="T108" style:family="text">
      <style:text-properties fo:font-variant="normal" fo:text-transform="none" fo:color="#1e2229" loext:opacity="100%" fo:font-size="11.25pt" fo:letter-spacing="normal" fo:font-style="normal" fo:font-weight="bold" officeooo:rsid="002e42ae" style:font-weight-asian="bold" style:font-weight-complex="bold"/>
    </style:style>
    <style:style style:name="T109" style:family="text">
      <style:text-properties fo:font-variant="normal" fo:text-transform="none" fo:color="#1e2229" loext:opacity="100%" fo:font-size="11.25pt" fo:letter-spacing="normal" fo:font-style="normal" fo:font-weight="bold" officeooo:rsid="002e42ae" style:font-weight-asian="bold" style:font-weight-complex="bold" loext:padding="0in" loext:border="none"/>
    </style:style>
    <style:style style:name="T110" style:family="text">
      <style:text-properties fo:font-variant="normal" fo:text-transform="none" fo:color="#1e2229" loext:opacity="100%" fo:font-size="11.25pt" fo:letter-spacing="normal" fo:font-style="normal" fo:font-weight="bold" officeooo:rsid="00351351" style:font-weight-asian="bold" style:font-weight-complex="bold" loext:padding="0.0193in" loext:border="0.06pt solid #000000"/>
    </style:style>
    <style:style style:name="T111" style:family="text">
      <style:text-properties fo:font-variant="normal" fo:text-transform="none" fo:color="#1e2229" loext:opacity="100%" fo:font-size="11.25pt" fo:letter-spacing="normal" fo:font-style="normal" fo:font-weight="bold" officeooo:rsid="00351351" style:font-weight-asian="bold" style:font-weight-complex="bold" loext:padding="0in" loext:border="none"/>
    </style:style>
    <style:style style:name="T112" style:family="text">
      <style:text-properties fo:font-variant="normal" fo:text-transform="none" fo:color="#1e2229" loext:opacity="100%" fo:font-size="11.25pt" fo:letter-spacing="normal" fo:font-style="normal" fo:font-weight="bold" officeooo:rsid="00367e35" style:font-weight-asian="bold" style:font-weight-complex="bold" loext:padding="0.0193in" loext:border="0.06pt solid #000000"/>
    </style:style>
    <style:style style:name="T113" style:family="text">
      <style:text-properties fo:font-variant="normal" fo:text-transform="none" fo:color="#1e2229" loext:opacity="100%" fo:font-size="11.25pt" fo:letter-spacing="normal" fo:font-style="normal" fo:font-weight="bold" officeooo:rsid="00367e35" style:font-weight-asian="bold" style:font-weight-complex="bold" loext:padding="0in" loext:border="none"/>
    </style:style>
    <style:style style:name="T114" style:family="text">
      <style:text-properties fo:font-variant="normal" fo:text-transform="none" fo:color="#333333" loext:opacity="100%" style:font-name="proxima-nova" fo:font-size="10.5pt" fo:letter-spacing="normal" fo:font-style="normal" fo:font-weight="bold"/>
    </style:style>
    <style:style style:name="T115" style:family="text">
      <style:text-properties fo:font-variant="normal" fo:text-transform="none" fo:color="#333333" loext:opacity="100%" style:font-name="proxima-nova" fo:font-size="12.75pt" fo:letter-spacing="normal" fo:font-style="normal" fo:font-weight="normal" officeooo:rsid="002b3364" style:font-size-asian="18pt" style:font-weight-asian="bold" style:font-size-complex="18pt" style:font-weight-complex="bold" loext:padding="0in" loext:border="none"/>
    </style:style>
    <style:style style:name="T116" style:family="text">
      <style:text-properties fo:font-variant="normal" fo:text-transform="none" fo:color="#333333" loext:opacity="100%" style:font-name="SFMono-Regular" fo:font-size="10.5pt" fo:letter-spacing="normal" fo:font-style="normal" fo:font-weight="normal" officeooo:rsid="002e42ae"/>
    </style:style>
    <style:style style:name="T117" style:family="text">
      <style:text-properties fo:font-variant="normal" fo:text-transform="none" fo:color="#333333" loext:opacity="100%" style:font-name="SFMono-Regular" fo:font-size="10.5pt" fo:letter-spacing="normal" fo:font-style="normal" fo:font-weight="normal" officeooo:rsid="0031ab3c"/>
    </style:style>
    <style:style style:name="T118" style:family="text">
      <style:text-properties fo:font-variant="normal" fo:text-transform="none" fo:color="#333333" loext:opacity="100%" style:font-name="SFMono-Regular" fo:font-size="10.5pt" fo:letter-spacing="normal" fo:font-style="normal" fo:font-weight="normal" officeooo:rsid="00367e35" style:font-weight-asian="bold" style:font-weight-complex="bold"/>
    </style:style>
    <style:style style:name="T119" style:family="text">
      <style:text-properties fo:font-variant="normal" fo:text-transform="none" fo:color="#333333" loext:opacity="100%" style:font-name="SFMono-Regular" fo:font-size="10.5pt" fo:letter-spacing="normal" fo:font-style="normal" fo:font-weight="normal" officeooo:rsid="003a6d4b" style:font-size-asian="18pt" style:font-weight-asian="bold" style:font-size-complex="18pt" style:font-weight-complex="bold" loext:padding="0in" loext:border="none"/>
    </style:style>
    <style:style style:name="T120" style:family="text">
      <style:text-properties fo:font-variant="normal" fo:text-transform="none" fo:color="#4d4d4c" loext:opacity="100%" fo:font-size="14pt" fo:letter-spacing="normal" fo:font-weight="bold" officeooo:rsid="00246711" style:font-size-asian="14pt" style:font-weight-asian="bold" style:font-size-complex="14pt" style:font-weight-complex="bold"/>
    </style:style>
    <style:style style:name="T121" style:family="text">
      <style:text-properties fo:font-variant="normal" fo:text-transform="none" fo:color="#4d4d4c" loext:opacity="100%" fo:font-size="14pt" fo:letter-spacing="normal" fo:font-weight="bold" officeooo:rsid="00246711" style:font-size-asian="14pt" style:font-weight-asian="bold" style:font-size-complex="14pt" style:font-weight-complex="bold" loext:padding="0in" loext:border="none"/>
    </style:style>
    <style:style style:name="T122" style:family="text">
      <style:text-properties fo:font-variant="normal" fo:text-transform="none" fo:color="#4d4d4c" loext:opacity="100%" fo:font-size="14pt" fo:letter-spacing="normal" officeooo:rsid="00246711" style:font-size-asian="14pt" style:font-size-complex="14pt" loext:padding="0in" loext:border="none"/>
    </style:style>
    <style:style style:name="T123" style:family="text">
      <style:text-properties fo:font-variant="normal" fo:text-transform="none" fo:color="#4d4d4c" loext:opacity="100%" style:font-name="monospace" fo:font-size="14pt" fo:letter-spacing="normal" fo:font-style="normal" fo:font-weight="normal" officeooo:rsid="002877aa" style:font-size-asian="18pt" style:font-weight-asian="bold" style:font-size-complex="18pt" style:font-weight-complex="bold" loext:padding="0in" loext:border="none"/>
    </style:style>
    <style:style style:name="T124" style:family="text">
      <style:text-properties fo:font-variant="normal" fo:text-transform="none" fo:color="#8959a8" loext:opacity="100%" style:font-name="monospace" fo:font-size="14pt" fo:letter-spacing="normal" fo:font-style="normal" fo:font-weight="normal" officeooo:rsid="002877aa" style:font-size-asian="18pt" style:font-weight-asian="bold" style:font-size-complex="18pt" style:font-weight-complex="bold" loext:padding="0in" loext:border="none"/>
    </style:style>
    <style:style style:name="T125" style:family="text">
      <style:text-properties fo:font-variant="normal" fo:text-transform="none" fo:color="#f5871f" loext:opacity="100%" style:font-name="monospace" fo:font-size="14pt" fo:letter-spacing="normal" fo:font-style="normal" fo:font-weight="normal" officeooo:rsid="002877aa" style:font-size-asian="18pt" style:font-weight-asian="bold" style:font-size-complex="18pt" style:font-weight-complex="bold" loext:padding="0in" loext:border="none"/>
    </style:style>
    <style:style style:name="T126" style:family="text">
      <style:text-properties fo:font-variant="normal" fo:text-transform="none" fo:color="#666666" loext:opacity="100%" style:font-name="proxima-nova" fo:font-size="10.5pt" fo:letter-spacing="normal" fo:font-style="normal" fo:font-weight="normal"/>
    </style:style>
    <style:style style:name="T127" style:family="text">
      <style:text-properties fo:font-variant="normal" fo:text-transform="none" fo:color="#666666" loext:opacity="100%" style:font-name="proxima-nova" fo:font-size="10.5pt" fo:letter-spacing="normal" fo:font-style="normal" fo:font-weight="normal" officeooo:rsid="002b3364" style:font-size-asian="18pt" style:font-weight-asian="bold" style:font-size-complex="18pt" style:font-weight-complex="bold" loext:padding="0in" loext:border="none"/>
    </style:style>
    <style:style style:name="T128" style:family="text">
      <style:text-properties fo:font-variant="normal" fo:text-transform="none" fo:color="#9ca3a8" loext:opacity="100%" style:font-name="proxima-nova" fo:font-size="9pt" fo:letter-spacing="normal" fo:font-style="normal" fo:font-weight="normal" officeooo:rsid="002877aa" style:font-size-asian="18pt" style:font-weight-asian="bold" style:font-size-complex="18pt" style:font-weight-complex="bold" loext:padding="0in" loext:border="none"/>
    </style:style>
    <style:style style:name="T129" style:family="text">
      <style:text-properties fo:font-variant="normal" fo:text-transform="none" fo:color="#9ca3a8" loext:opacity="100%" style:font-name="proxima-nova" fo:font-size="9pt" fo:letter-spacing="normal" fo:font-style="normal" fo:font-weight="normal" officeooo:rsid="002b3364" style:font-size-asian="18pt" style:font-weight-asian="bold" style:font-size-complex="18pt" style:font-weight-complex="bold" loext:padding="0in" loext:border="none"/>
    </style:style>
    <style:style style:name="T130" style:family="text">
      <style:text-properties fo:font-variant="normal" fo:text-transform="none" fo:color="#090c10" loext:opacity="100%" style:font-name="var gfg-font-secondary" fo:font-size="13.5pt" fo:letter-spacing="normal" fo:font-style="normal" fo:font-weight="normal" officeooo:rsid="0031ab3c"/>
    </style:style>
    <style:style style:name="T131" style:family="text">
      <style:text-properties fo:font-variant="normal" fo:text-transform="none" fo:color="#090c10" loext:opacity="100%" style:font-name="var gfg-font-secondary" fo:font-size="13.5pt" fo:letter-spacing="normal" fo:font-style="normal" fo:font-weight="normal" officeooo:rsid="0032dc86"/>
    </style:style>
    <style:style style:name="T132" style:family="text">
      <style:text-properties fo:font-variant="normal" fo:text-transform="none" fo:color="#090c10" loext:opacity="100%" style:font-name="var gfg-font-secondary" fo:font-size="13.5pt" fo:letter-spacing="normal" fo:font-style="normal" fo:font-weight="normal" officeooo:rsid="00367e35" style:font-weight-asian="bold" style:font-weight-complex="bold"/>
    </style:style>
    <style:style style:name="T133" style:family="text">
      <style:text-properties fo:font-variant="normal" fo:text-transform="none" fo:color="#090c10" loext:opacity="100%" style:font-name="var gfg-font-secondary" fo:font-size="13.5pt" fo:letter-spacing="normal" fo:font-style="normal" fo:font-weight="normal" officeooo:rsid="003a6d4b" style:font-size-asian="18pt" style:font-weight-asian="bold" style:font-size-complex="18pt" style:font-weight-complex="bold" loext:padding="0in" loext:border="none"/>
    </style:style>
    <style:style style:name="T134" style:family="text">
      <style:text-properties fo:font-variant="normal" fo:text-transform="none" fo:color="#090c10" loext:opacity="100%" style:font-name="var gfg-font-secondary" fo:font-size="13.5pt" fo:letter-spacing="normal" fo:font-style="normal" fo:font-weight="bold" style:font-weight-asian="bold" style:font-weight-complex="bold"/>
    </style:style>
    <style:style style:name="T135" style:family="text">
      <style:text-properties fo:font-variant="normal" fo:text-transform="none" fo:color="#a71d5d" loext:opacity="100%" style:font-name="SFMono-Regular" fo:font-size="10.5pt" fo:letter-spacing="normal" fo:font-style="normal" fo:font-weight="normal" officeooo:rsid="002e42ae"/>
    </style:style>
    <style:style style:name="T136" style:family="text">
      <style:text-properties fo:font-variant="normal" fo:text-transform="none" fo:color="#a71d5d" loext:opacity="100%" style:font-name="SFMono-Regular" fo:font-size="10.5pt" fo:letter-spacing="normal" fo:font-style="normal" fo:font-weight="normal" officeooo:rsid="0031ab3c"/>
    </style:style>
    <style:style style:name="T137" style:family="text">
      <style:text-properties fo:font-variant="normal" fo:text-transform="none" fo:color="#a71d5d" loext:opacity="100%" style:font-name="SFMono-Regular" fo:font-size="10.5pt" fo:letter-spacing="normal" fo:font-style="normal" fo:font-weight="normal" officeooo:rsid="0033dc9b"/>
    </style:style>
    <style:style style:name="T138" style:family="text">
      <style:text-properties fo:font-variant="normal" fo:text-transform="none" fo:color="#a71d5d" loext:opacity="100%" style:font-name="SFMono-Regular" fo:font-size="10.5pt" fo:letter-spacing="normal" fo:font-style="normal" fo:font-weight="normal" officeooo:rsid="00367e35" style:font-weight-asian="bold" style:font-weight-complex="bold"/>
    </style:style>
    <style:style style:name="T139" style:family="text">
      <style:text-properties fo:font-variant="normal" fo:text-transform="none" fo:color="#a71d5d" loext:opacity="100%" style:font-name="SFMono-Regular" fo:font-size="10.5pt" fo:letter-spacing="normal" fo:font-style="normal" fo:font-weight="normal" officeooo:rsid="003a6d4b" style:font-size-asian="18pt" style:font-weight-asian="bold" style:font-size-complex="18pt" style:font-weight-complex="bold" loext:padding="0in" loext:border="none"/>
    </style:style>
    <style:style style:name="T140" style:family="text">
      <style:text-properties fo:font-variant="normal" fo:text-transform="none" fo:color="#0086b3" loext:opacity="100%" style:font-name="SFMono-Regular" fo:font-size="10.5pt" fo:letter-spacing="normal" fo:font-style="normal" fo:font-weight="normal" officeooo:rsid="002e42ae"/>
    </style:style>
    <style:style style:name="T141" style:family="text">
      <style:text-properties fo:font-variant="normal" fo:text-transform="none" fo:color="#0086b3" loext:opacity="100%" style:font-name="SFMono-Regular" fo:font-size="10.5pt" fo:letter-spacing="normal" fo:font-style="normal" fo:font-weight="normal" officeooo:rsid="0031ab3c"/>
    </style:style>
    <style:style style:name="T142" style:family="text">
      <style:text-properties fo:font-variant="normal" fo:text-transform="none" fo:color="#0086b3" loext:opacity="100%" style:font-name="SFMono-Regular" fo:font-size="10.5pt" fo:letter-spacing="normal" fo:font-style="normal" fo:font-weight="normal" officeooo:rsid="0033dc9b"/>
    </style:style>
    <style:style style:name="T143" style:family="text">
      <style:text-properties fo:font-variant="normal" fo:text-transform="none" fo:color="#0086b3" loext:opacity="100%" style:font-name="SFMono-Regular" fo:font-size="10.5pt" fo:letter-spacing="normal" fo:font-style="normal" fo:font-weight="normal" officeooo:rsid="00367e35" style:font-weight-asian="bold" style:font-weight-complex="bold"/>
    </style:style>
    <style:style style:name="T144" style:family="text">
      <style:text-properties fo:font-variant="normal" fo:text-transform="none" fo:color="#0086b3" loext:opacity="100%" style:font-name="SFMono-Regular" fo:font-size="10.5pt" fo:letter-spacing="normal" fo:font-style="normal" fo:font-weight="normal" officeooo:rsid="003a6d4b" style:font-size-asian="18pt" style:font-weight-asian="bold" style:font-size-complex="18pt" style:font-weight-complex="bold" loext:padding="0in" loext:border="none"/>
    </style:style>
    <style:style style:name="T145" style:family="text">
      <style:text-properties fo:font-variant="normal" fo:text-transform="none" fo:color="#ecf0f1" loext:opacity="100%" style:text-line-through-style="none" style:text-line-through-type="none" style:font-name="var gfg-font-secondary" fo:font-size="12pt" fo:letter-spacing="normal" fo:font-style="normal" style:text-underline-style="none" fo:font-weight="bold" officeooo:rsid="00367e35" style:text-blinking="false" fo:background-color="#528aae" loext:char-shading-value="0" style:font-weight-asian="bold" style:font-weight-complex="bold" loext:padding="0in" loext:border="none"/>
    </style:style>
    <style:style style:name="T146" style:family="text">
      <style:text-properties fo:font-variant="normal" fo:text-transform="none" fo:color="#222222" loext:opacity="100%" style:font-name="helvetica neue" fo:font-size="10.5pt" fo:letter-spacing="normal" fo:font-style="normal" fo:font-weight="normal" officeooo:rsid="003c350a" style:font-size-asian="18pt" style:font-weight-asian="bold" style:font-size-complex="18pt" style:font-weight-complex="bold" loext:padding="0in" loext:border="none"/>
    </style:style>
    <style:style style:name="T147" style:family="text">
      <style:text-properties fo:font-variant="normal" fo:text-transform="none" fo:color="#222222" loext:opacity="100%" style:font-name="times new roman" fo:font-size="12.75pt" fo:letter-spacing="normal" fo:font-style="italic" fo:font-weight="normal" officeooo:rsid="003c350a" style:font-size-asian="18pt" style:font-weight-asian="bold" style:font-size-complex="18pt" style:font-weight-complex="bold" loext:padding="0in" loext:border="none"/>
    </style:style>
    <style:style style:name="T148" style:family="text">
      <style:text-properties fo:font-variant="normal" fo:text-transform="none" fo:color="#576871" loext:opacity="100%" style:font-name="Nunito" fo:font-size="18pt" fo:letter-spacing="normal" fo:font-style="normal" fo:font-weight="bold" officeooo:rsid="003d811c" style:font-size-asian="18pt" style:font-weight-asian="bold" style:font-size-complex="18pt" style:font-weight-complex="bold" loext:padding="0in" loext:border="none"/>
    </style:style>
    <style:style style:name="T149" style:family="text">
      <style:text-properties fo:font-variant="normal" fo:text-transform="none" fo:color="#576871" loext:opacity="100%" style:font-name="OpenSans" fo:font-size="10.5pt" fo:letter-spacing="normal" fo:font-style="normal" fo:font-weight="normal" officeooo:rsid="003d811c" style:font-size-asian="18pt" style:font-weight-asian="bold" style:font-size-complex="18pt" style:font-weight-complex="bold" loext:padding="0in" loext:border="none"/>
    </style:style>
    <style:style style:name="T150" style:family="text">
      <style:text-properties fo:font-variant="normal" fo:text-transform="none" fo:color="#0e141e" loext:opacity="100%" style:font-name="inherit" fo:font-size="10.5pt" fo:letter-spacing="normal" fo:font-style="normal" fo:font-weight="bold" officeooo:rsid="003d811c" style:font-size-asian="18pt" style:font-size-complex="18pt" loext:padding="0in" loext:border="none"/>
    </style:style>
    <style:style style:name="T151" style:family="text">
      <style:text-properties fo:font-variant="normal" fo:text-transform="none" fo:color="#0e141e" loext:opacity="100%" style:font-name="inherit" fo:font-size="10.5pt" fo:letter-spacing="normal" fo:font-style="normal" fo:font-weight="bold" loext:padding="0in" loext:border="none"/>
    </style:style>
    <style:style style:name="T152" style:family="text">
      <style:text-properties fo:font-variant="normal" fo:text-transform="none" fo:color="#373a3c" loext:opacity="100%" fo:letter-spacing="normal"/>
    </style:style>
    <style:style style:name="T153" style:family="text">
      <style:text-properties fo:font-variant="normal" fo:text-transform="none" fo:color="#373a3c" loext:opacity="100%" style:font-name="KaTeX Math" fo:font-size="11.25pt" fo:letter-spacing="normal" fo:font-style="italic" fo:font-weight="normal"/>
    </style:style>
    <style:style style:name="T154" style:family="text">
      <style:text-properties fo:font-variant="normal" fo:text-transform="none" fo:color="#373a3c" loext:opacity="100%" style:font-name="Merriweather" fo:font-size="11.25pt" fo:letter-spacing="normal" fo:font-style="normal" fo:font-weight="normal"/>
    </style:style>
    <style:style style:name="T155"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156" style:family="text">
      <style:text-properties fo:font-variant="normal" fo:text-transform="none" fo:color="#0f0f0f" loext:opacity="100%" style:font-name="Roboto" fo:font-size="10.5pt" fo:letter-spacing="normal" fo:font-style="normal" fo:font-weight="normal" fo:background-color="#ffffff" loext:char-shading-value="0" loext:padding="0in" loext:border="none"/>
    </style:style>
    <style:style style:name="T157" style:family="text">
      <style:text-properties fo:font-variant="normal" fo:text-transform="none" fo:color="#0f0f0f" loext:opacity="100%" fo:letter-spacing="normal" fo:background-color="#ffffff" loext:char-shading-value="0" loext:padding="0in" loext:border="none"/>
    </style:style>
    <style:style style:name="T158" style:family="text">
      <style:text-properties fo:font-size="18pt" fo:font-weight="bold" style:font-size-asian="18pt" style:font-weight-asian="bold" style:font-size-complex="18pt" style:font-weight-complex="bold"/>
    </style:style>
    <style:style style:name="T159" style:family="text">
      <style:text-properties fo:font-size="18pt" fo:font-weight="bold" officeooo:rsid="00179317" style:font-size-asian="18pt" style:font-weight-asian="bold" style:font-size-complex="18pt" style:font-weight-complex="bold"/>
    </style:style>
    <style:style style:name="T160" style:family="text">
      <style:text-properties fo:font-size="18pt" fo:font-weight="bold" officeooo:rsid="0020852d" style:font-size-asian="18pt" style:font-weight-asian="bold" style:font-size-complex="18pt" style:font-weight-complex="bold"/>
    </style:style>
    <style:style style:name="T161" style:family="text">
      <style:text-properties fo:font-size="18pt" fo:font-weight="bold" officeooo:rsid="002295de" style:font-size-asian="18pt" style:font-weight-asian="bold" style:font-size-complex="18pt" style:font-weight-complex="bold"/>
    </style:style>
    <style:style style:name="T162" style:family="text">
      <style:text-properties fo:font-size="18pt" fo:font-weight="bold" style:font-size-asian="18pt" style:font-weight-asian="bold" style:font-size-complex="18pt" style:font-weight-complex="bold" loext:padding="0.0193in" loext:border="0.06pt solid #000000"/>
    </style:style>
    <style:style style:name="T163" style:family="text">
      <style:text-properties fo:font-size="18pt" fo:font-weight="bold" style:font-size-asian="18pt" style:font-weight-asian="bold" style:font-size-complex="18pt" style:font-weight-complex="bold" loext:padding="0in" loext:border="none"/>
    </style:style>
    <style:style style:name="T164" style:family="text">
      <style:text-properties fo:font-size="18pt" fo:font-weight="bold" officeooo:rsid="00259462" style:font-size-asian="18pt" style:font-weight-asian="bold" style:font-size-complex="18pt" style:font-weight-complex="bold"/>
    </style:style>
    <style:style style:name="T165" style:family="text">
      <style:text-properties fo:font-size="18pt" fo:font-weight="bold" officeooo:rsid="00259462" style:font-size-asian="18pt" style:font-weight-asian="bold" style:font-size-complex="18pt" style:font-weight-complex="bold" loext:padding="0in" loext:border="none"/>
    </style:style>
    <style:style style:name="T166" style:family="text">
      <style:text-properties fo:font-size="18pt" fo:font-weight="bold" officeooo:rsid="00279395" style:font-size-asian="18pt" style:font-weight-asian="bold" style:font-size-complex="18pt" style:font-weight-complex="bold"/>
    </style:style>
    <style:style style:name="T167" style:family="text">
      <style:text-properties fo:font-size="18pt" fo:font-weight="bold" officeooo:rsid="002877aa" style:font-size-asian="18pt" style:font-weight-asian="bold" style:font-size-complex="18pt" style:font-weight-complex="bold" loext:padding="0in" loext:border="none"/>
    </style:style>
    <style:style style:name="T168" style:family="text">
      <style:text-properties fo:font-size="18pt" fo:font-weight="bold" officeooo:rsid="0029ca2e" style:font-size-asian="18pt" style:font-weight-asian="bold" style:font-size-complex="18pt" style:font-weight-complex="bold" loext:padding="0in" loext:border="none"/>
    </style:style>
    <style:style style:name="T169" style:family="text">
      <style:text-properties fo:font-size="18pt" fo:font-weight="bold" officeooo:rsid="0029ca2e" style:font-size-asian="18pt" style:font-weight-asian="bold" style:font-size-complex="18pt" style:font-weight-complex="bold" loext:padding="0.0193in" loext:border="0.06pt solid #000000"/>
    </style:style>
    <style:style style:name="T170" style:family="text">
      <style:text-properties fo:font-size="18pt" fo:font-weight="bold" officeooo:rsid="002b3364" style:font-size-asian="18pt" style:font-weight-asian="bold" style:font-size-complex="18pt" style:font-weight-complex="bold" loext:padding="0in" loext:border="none"/>
    </style:style>
    <style:style style:name="T171" style:family="text">
      <style:text-properties fo:font-size="18pt" fo:font-weight="bold" officeooo:rsid="003a6d4b" style:font-size-asian="18pt" style:font-weight-asian="bold" style:font-size-complex="18pt" style:font-weight-complex="bold" loext:padding="0in" loext:border="none"/>
    </style:style>
    <style:style style:name="T172" style:family="text">
      <style:text-properties fo:font-size="18pt" fo:font-weight="bold" officeooo:rsid="00409341" style:font-size-asian="18pt" style:font-weight-asian="bold" style:font-size-complex="18pt" style:font-weight-complex="bold"/>
    </style:style>
    <style:style style:name="T173" style:family="text">
      <style:text-properties fo:font-size="18pt" fo:font-weight="bold" officeooo:rsid="00409341" style:font-size-asian="18pt" style:font-weight-asian="bold" style:font-size-complex="18pt" style:font-weight-complex="bold" loext:padding="0in" loext:border="none"/>
    </style:style>
    <style:style style:name="T174" style:family="text">
      <style:text-properties fo:font-size="18pt" fo:font-weight="bold" officeooo:rsid="00444224" style:font-size-asian="18pt" style:font-weight-asian="bold" style:font-size-complex="18pt" style:font-weight-complex="bold" loext:padding="0in" loext:border="none"/>
    </style:style>
    <style:style style:name="T175" style:family="text">
      <style:text-properties fo:font-size="18pt" fo:font-weight="bold" officeooo:rsid="00448c08" style:font-size-asian="18pt" style:font-weight-asian="bold" style:font-size-complex="18pt" style:font-weight-complex="bold" loext:padding="0in" loext:border="none"/>
    </style:style>
    <style:style style:name="T176" style:family="text">
      <style:text-properties fo:font-size="18pt" fo:font-weight="bold" officeooo:rsid="00458e1e" style:font-size-asian="18pt" style:font-weight-asian="bold" style:font-size-complex="18pt" style:font-weight-complex="bold" loext:padding="0in" loext:border="none"/>
    </style:style>
    <style:style style:name="T177" style:family="text">
      <style:text-properties fo:font-size="18pt" style:font-size-asian="18pt" style:font-size-complex="18pt" loext:padding="0in" loext:border="none"/>
    </style:style>
    <style:style style:name="T178" style:family="text">
      <style:text-properties fo:font-size="18pt" officeooo:rsid="0029ca2e" style:font-size-asian="18pt" style:font-size-complex="18pt" loext:padding="0in" loext:border="none"/>
    </style:style>
    <style:style style:name="T179" style:family="text">
      <style:text-properties fo:font-size="18pt" officeooo:rsid="00444224" style:font-size-asian="18pt" style:font-size-complex="18pt" loext:padding="0in" loext:border="none"/>
    </style:style>
    <style:style style:name="T180" style:family="text">
      <style:text-properties fo:font-size="18pt" officeooo:rsid="00448c08" style:font-size-asian="18pt" style:font-size-complex="18pt" loext:padding="0in" loext:border="none"/>
    </style:style>
    <style:style style:name="T181" style:family="text">
      <style:text-properties fo:font-size="18pt" officeooo:rsid="00458e1e" style:font-size-asian="18pt" style:font-size-complex="18pt" loext:padding="0in" loext:border="none"/>
    </style:style>
    <style:style style:name="T182" style:family="text">
      <style:text-properties fo:font-size="18pt" fo:font-weight="normal" officeooo:rsid="00444224" style:font-size-asian="18pt" style:font-weight-asian="normal" style:font-size-complex="18pt" style:font-weight-complex="normal" loext:padding="0in" loext:border="none"/>
    </style:style>
    <style:style style:name="T183" style:family="text">
      <style:text-properties fo:font-size="18pt" fo:font-weight="normal" officeooo:rsid="00448c08" style:font-size-asian="18pt" style:font-weight-asian="normal" style:font-size-complex="18pt" style:font-weight-complex="normal" loext:padding="0in" loext:border="none"/>
    </style:style>
    <style:style style:name="T184" style:family="text">
      <style:text-properties fo:font-size="18pt" fo:font-weight="normal" officeooo:rsid="00458e1e" style:font-size-asian="18pt" style:font-weight-asian="normal" style:font-size-complex="18pt" style:font-weight-complex="normal" loext:padding="0in" loext:border="none"/>
    </style:style>
    <style:style style:name="T185" style:family="text">
      <style:text-properties style:font-name="IBM Plex Sans" fo:font-style="normal"/>
    </style:style>
    <style:style style:name="T186" style:family="text">
      <style:text-properties style:font-name="IBM Plex Sans" fo:font-style="normal" loext:padding="0in" loext:border="none"/>
    </style:style>
    <style:style style:name="T187" style:family="text">
      <style:text-properties fo:font-style="normal" loext:padding="0.0193in" loext:border="0.06pt solid #000000"/>
    </style:style>
    <style:style style:name="T188" style:family="text">
      <style:text-properties loext:padding="0in" loext:border="none"/>
    </style:style>
    <style:style style:name="T189" style:family="text">
      <style:text-properties fo:color="#273239" loext:opacity="100%" style:font-name="Nunito1" fo:font-size="12.75pt" fo:letter-spacing="normal" fo:font-style="italic" fo:font-weight="normal"/>
    </style:style>
    <style:style style:name="T190" style:family="text">
      <style:text-properties fo:color="#273239" loext:opacity="100%" style:font-name="Nunito1" fo:font-size="12.75pt" fo:letter-spacing="normal" fo:font-style="italic" fo:font-weight="normal" loext:padding="0in" loext:border="none"/>
    </style:style>
    <style:style style:name="T191" style:family="text">
      <style:text-properties fo:color="#273239" loext:opacity="100%" style:font-name="Nunito1" fo:font-size="12.75pt" fo:letter-spacing="normal" fo:font-style="italic" fo:font-weight="normal" officeooo:rsid="00179317"/>
    </style:style>
    <style:style style:name="T192" style:family="text">
      <style:text-properties fo:color="#273239" loext:opacity="100%" style:font-name="Nunito1" fo:font-size="12.75pt" fo:letter-spacing="normal" fo:font-style="italic" fo:font-weight="normal" officeooo:rsid="00179317" style:font-size-asian="18pt" style:font-size-complex="18pt" loext:padding="0in" loext:border="none"/>
    </style:style>
    <style:style style:name="T193" style:family="text">
      <style:text-properties fo:color="#273239" loext:opacity="100%" style:font-name="Nunito1" fo:font-size="12.75pt" fo:letter-spacing="normal" fo:font-style="italic" fo:font-weight="normal" officeooo:rsid="00179317" style:font-size-asian="18pt" style:font-weight-asian="bold" style:font-size-complex="18pt" style:font-weight-complex="bold" loext:padding="0in" loext:border="none"/>
    </style:style>
    <style:style style:name="T194" style:family="text">
      <style:text-properties fo:color="#273239" loext:opacity="100%" style:font-name="Nunito1" fo:font-size="18pt" fo:letter-spacing="normal" fo:font-style="italic" fo:font-weight="bold" officeooo:rsid="00179317" style:font-size-asian="18pt" style:font-weight-asian="bold" style:font-size-complex="18pt" style:font-weight-complex="bold" loext:padding="0in" loext:border="none"/>
    </style:style>
    <style:style style:name="T195" style:family="text">
      <style:text-properties fo:color="#273239" loext:opacity="100%" style:font-name="Nunito1" fo:font-size="18pt" fo:letter-spacing="normal" fo:font-style="italic" fo:font-weight="bold" style:font-size-asian="18pt" style:font-weight-asian="bold" style:font-size-complex="18pt" style:font-weight-complex="bold" loext:padding="0in" loext:border="none"/>
    </style:style>
    <style:style style:name="T196" style:family="text">
      <style:text-properties fo:color="#273239" loext:opacity="100%" style:font-name="Nunito1" fo:letter-spacing="normal" fo:font-style="italic" fo:font-weight="bold" style:font-weight-asian="bold" style:font-weight-complex="bold" loext:padding="0in" loext:border="none"/>
    </style:style>
    <style:style style:name="T197" style:family="text">
      <style:text-properties fo:color="#273239" loext:opacity="100%" style:font-name="Nunito1" fo:letter-spacing="normal" fo:font-style="italic" fo:font-weight="bold" officeooo:rsid="0020852d" style:font-weight-asian="bold" style:font-weight-complex="bold" loext:padding="0in" loext:border="none"/>
    </style:style>
    <style:style style:name="T198" style:family="text">
      <style:text-properties fo:color="#273239" loext:opacity="100%" style:font-name="Nunito1" fo:letter-spacing="normal" fo:font-style="italic" fo:font-weight="bold" officeooo:rsid="00223a6f" style:font-weight-asian="bold" style:font-weight-complex="bold" loext:padding="0in" loext:border="none"/>
    </style:style>
    <style:style style:name="T199" style:family="text">
      <style:text-properties fo:color="#273239" loext:opacity="100%" style:font-name="Nunito1" fo:letter-spacing="normal" fo:font-style="italic" loext:padding="0in" loext:border="none"/>
    </style:style>
    <style:style style:name="T200" style:family="text">
      <style:text-properties fo:color="#273239" loext:opacity="100%" style:font-name="Nunito1" fo:letter-spacing="normal" fo:font-weight="bold" style:font-weight-asian="bold" style:font-weight-complex="bold" loext:padding="0in" loext:border="none"/>
    </style:style>
    <style:style style:name="T201" style:family="text">
      <style:text-properties fo:color="#273239" loext:opacity="100%" style:font-name="Nunito1" fo:font-size="12pt" fo:letter-spacing="normal" fo:font-style="italic" fo:font-weight="bold" officeooo:rsid="001e8c34" style:font-size-asian="10.5pt" style:font-weight-asian="bold" style:font-size-complex="12pt" style:font-weight-complex="bold" loext:padding="0in" loext:border="none"/>
    </style:style>
    <style:style style:name="T202" style:family="text">
      <style:text-properties fo:color="#273239" loext:opacity="100%" style:font-name="Nunito1" fo:font-size="12pt" fo:letter-spacing="normal" fo:font-style="italic" fo:font-weight="bold" officeooo:rsid="00223a6f" style:font-size-asian="10.5pt" style:font-weight-asian="bold" style:font-size-complex="12pt" style:font-weight-complex="bold" loext:padding="0in" loext:border="none"/>
    </style:style>
    <style:style style:name="T203" style:family="text">
      <style:text-properties fo:color="#273239" loext:opacity="100%" style:font-name="Nunito1" fo:font-size="12pt" fo:letter-spacing="normal" fo:font-style="normal" style:text-underline-style="none" fo:font-weight="bold" officeooo:rsid="001e8c34" style:font-size-asian="10.5pt" style:font-style-asian="normal" style:font-weight-asian="bold" style:font-size-complex="12pt" style:font-style-complex="normal" style:font-weight-complex="bold" loext:padding="0in" loext:border="none"/>
    </style:style>
    <style:style style:name="T204" style:family="text">
      <style:text-properties fo:color="#273239" loext:opacity="100%" fo:letter-spacing="normal" fo:font-style="italic" fo:font-weight="bold" style:font-weight-asian="bold" style:font-weight-complex="bold" loext:padding="0in" loext:border="none"/>
    </style:style>
    <style:style style:name="T205" style:family="text">
      <style:text-properties fo:color="#273239" loext:opacity="100%" fo:letter-spacing="normal" fo:font-style="italic" fo:font-weight="bold" style:font-weight-asian="bold" style:font-weight-complex="bold" loext:padding="0.0193in" loext:border="0.06pt solid #000000"/>
    </style:style>
    <style:style style:name="T206" style:family="text">
      <style:text-properties fo:color="#273239" loext:opacity="100%" fo:letter-spacing="normal" fo:font-style="italic" fo:font-weight="bold" officeooo:rsid="00223a6f" style:font-weight-asian="bold" style:font-weight-complex="bold" loext:padding="0in" loext:border="none"/>
    </style:style>
    <style:style style:name="T207" style:family="text">
      <style:text-properties fo:color="#273239" loext:opacity="100%" fo:letter-spacing="normal" fo:font-style="italic" fo:font-weight="bold" officeooo:rsid="00223a6f" style:font-weight-asian="bold" style:font-weight-complex="bold" loext:padding="0.0193in" loext:border="0.06pt solid #000000"/>
    </style:style>
    <style:style style:name="T208" style:family="text">
      <style:text-properties fo:color="#000000" loext:opacity="100%"/>
    </style:style>
    <style:style style:name="T209" style:family="text">
      <style:text-properties fo:color="#000000" loext:opacity="100%" style:font-name="Nunito1" fo:font-size="12.75pt" fo:font-style="italic"/>
    </style:style>
    <style:style style:name="T210" style:family="text">
      <style:text-properties fo:color="#000000" loext:opacity="100%" style:font-name="SFMono-Regular" fo:font-size="10.5pt" fo:font-style="normal" fo:font-weight="normal"/>
    </style:style>
    <style:style style:name="T211" style:family="text">
      <style:text-properties fo:color="#000000" loext:opacity="100%" style:font-name="Nunito" fo:font-size="13.5pt" officeooo:rsid="001a372e"/>
    </style:style>
    <style:style style:name="T212" style:family="text">
      <style:text-properties fo:color="#000000" loext:opacity="100%" style:font-name="Nunito" fo:font-size="13.5pt" style:font-size-asian="18pt" style:font-weight-asian="bold" style:font-size-complex="18pt" style:font-weight-complex="bold"/>
    </style:style>
    <style:style style:name="T213" style:family="text">
      <style:text-properties fo:color="#000000" loext:opacity="100%" style:font-name="Nunito" fo:font-size="11.25pt" officeooo:rsid="002f57ae"/>
    </style:style>
    <style:style style:name="T214" style:family="text">
      <style:text-properties fo:color="#000000" loext:opacity="100%" officeooo:rsid="00309934" loext:padding="0in" loext:border="none"/>
    </style:style>
    <style:style style:name="T215" style:family="text">
      <style:text-properties fo:color="#a71d5d" loext:opacity="100%"/>
    </style:style>
    <style:style style:name="T216" style:family="text">
      <style:text-properties fo:color="#a71d5d" loext:opacity="100%" style:font-name="Nunito1" fo:font-size="12.75pt" fo:font-style="italic"/>
    </style:style>
    <style:style style:name="T217" style:family="text">
      <style:text-properties fo:color="#a71d5d" loext:opacity="100%" style:font-name="SFMono-Regular" fo:font-size="10.5pt" fo:font-style="normal" fo:font-weight="normal"/>
    </style:style>
    <style:style style:name="T218" style:family="text">
      <style:text-properties fo:color="#a71d5d" loext:opacity="100%" style:font-name="Nunito" fo:font-size="13.5pt" officeooo:rsid="001a372e"/>
    </style:style>
    <style:style style:name="T219" style:family="text">
      <style:text-properties fo:color="#a71d5d" loext:opacity="100%" style:font-name="Nunito" fo:font-size="13.5pt" style:font-size-asian="18pt" style:font-weight-asian="bold" style:font-size-complex="18pt" style:font-weight-complex="bold"/>
    </style:style>
    <style:style style:name="T220" style:family="text">
      <style:text-properties fo:color="#a71d5d" loext:opacity="100%" style:font-name="Nunito" fo:font-size="11.25pt" officeooo:rsid="002f57ae"/>
    </style:style>
    <style:style style:name="T221" style:family="text">
      <style:text-properties fo:color="#a71d5d" loext:opacity="100%" officeooo:rsid="00309934" loext:padding="0in" loext:border="none"/>
    </style:style>
    <style:style style:name="T222" style:family="text">
      <style:text-properties fo:color="#0086b3" loext:opacity="100%"/>
    </style:style>
    <style:style style:name="T223" style:family="text">
      <style:text-properties fo:color="#0086b3" loext:opacity="100%" style:font-name="Nunito1" fo:font-size="12.75pt" fo:font-style="italic"/>
    </style:style>
    <style:style style:name="T224" style:family="text">
      <style:text-properties fo:color="#0086b3" loext:opacity="100%" style:font-name="SFMono-Regular" fo:font-size="10.5pt" fo:font-style="normal" fo:font-weight="normal"/>
    </style:style>
    <style:style style:name="T225" style:family="text">
      <style:text-properties fo:color="#0086b3" loext:opacity="100%" style:font-name="Nunito" fo:font-size="13.5pt" officeooo:rsid="001a372e"/>
    </style:style>
    <style:style style:name="T226" style:family="text">
      <style:text-properties fo:color="#0086b3" loext:opacity="100%" style:font-name="Nunito" fo:font-size="13.5pt" style:font-size-asian="18pt" style:font-weight-asian="bold" style:font-size-complex="18pt" style:font-weight-complex="bold"/>
    </style:style>
    <style:style style:name="T227" style:family="text">
      <style:text-properties fo:color="#0086b3" loext:opacity="100%" style:font-name="Nunito" fo:font-size="11.25pt" officeooo:rsid="002f57ae"/>
    </style:style>
    <style:style style:name="T228" style:family="text">
      <style:text-properties fo:color="#333333" loext:opacity="100%"/>
    </style:style>
    <style:style style:name="T229" style:family="text">
      <style:text-properties fo:color="#333333" loext:opacity="100%" style:font-name="Nunito1" fo:font-size="12.75pt" fo:font-style="italic"/>
    </style:style>
    <style:style style:name="T230" style:family="text">
      <style:text-properties fo:color="#333333" loext:opacity="100%" style:font-name="SFMono-Regular" fo:font-size="10.5pt" fo:font-style="normal" fo:font-weight="normal"/>
    </style:style>
    <style:style style:name="T231" style:family="text">
      <style:text-properties fo:color="#333333" loext:opacity="100%" style:font-name="Nunito" fo:font-size="13.5pt" officeooo:rsid="001a372e"/>
    </style:style>
    <style:style style:name="T232" style:family="text">
      <style:text-properties fo:color="#333333" loext:opacity="100%" style:font-name="Nunito" fo:font-size="13.5pt" style:font-size-asian="18pt" style:font-weight-asian="bold" style:font-size-complex="18pt" style:font-weight-complex="bold"/>
    </style:style>
    <style:style style:name="T233" style:family="text">
      <style:text-properties fo:color="#333333" loext:opacity="100%" fo:font-size="12pt" fo:font-weight="bold" officeooo:rsid="002877aa" style:font-size-asian="18pt" style:font-weight-asian="bold" style:font-size-complex="18pt" style:font-weight-complex="bold" loext:padding="0in" loext:border="none"/>
    </style:style>
    <style:style style:name="T234" style:family="text">
      <style:text-properties fo:color="#333333" loext:opacity="100%" officeooo:rsid="00309934" loext:padding="0in" loext:border="none"/>
    </style:style>
    <style:style style:name="T235" style:family="text">
      <style:text-properties fo:color="#969896" loext:opacity="100%" style:font-name="SFMono-Regular" fo:font-size="10.5pt" fo:font-style="normal" fo:font-weight="normal"/>
    </style:style>
    <style:style style:name="T236" style:family="text">
      <style:text-properties loext:padding="0.0193in" loext:border="0.06pt solid #000000"/>
    </style:style>
    <style:style style:name="T237" style:family="text">
      <style:text-properties style:font-name="Consolas3" fo:font-size="12pt" fo:font-style="normal" fo:font-weight="normal"/>
    </style:style>
    <style:style style:name="T238" style:family="text">
      <style:text-properties fo:font-style="italic"/>
    </style:style>
    <style:style style:name="T239" style:family="text">
      <style:text-properties fo:font-style="italic" loext:padding="0in" loext:border="none"/>
    </style:style>
    <style:style style:name="T240" style:family="text">
      <style:text-properties fo:color="#183691" loext:opacity="100%" style:font-name="SFMono-Regular" fo:font-size="10.5pt" fo:font-style="normal" fo:font-weight="normal"/>
    </style:style>
    <style:style style:name="T241" style:family="text">
      <style:text-properties fo:color="#8959a8" loext:opacity="100%"/>
    </style:style>
    <style:style style:name="T242" style:family="text">
      <style:text-properties fo:color="#8959a8" loext:opacity="100%" fo:font-size="18pt" fo:font-weight="bold" style:font-size-asian="18pt" style:font-weight-asian="bold" style:font-size-complex="18pt" style:font-weight-complex="bold"/>
    </style:style>
    <style:style style:name="T243" style:family="text">
      <style:text-properties fo:color="#4d4d4c" loext:opacity="100%"/>
    </style:style>
    <style:style style:name="T244" style:family="text">
      <style:text-properties fo:color="#4d4d4c" loext:opacity="100%" fo:font-size="18pt" fo:font-weight="bold" style:font-size-asian="18pt" style:font-weight-asian="bold" style:font-size-complex="18pt" style:font-weight-complex="bold"/>
    </style:style>
    <style:style style:name="T245" style:family="text">
      <style:text-properties fo:color="#f5871f" loext:opacity="100%"/>
    </style:style>
    <style:style style:name="T246" style:family="text">
      <style:text-properties fo:color="#eab700" loext:opacity="100%"/>
    </style:style>
    <style:style style:name="T247" style:family="text">
      <style:text-properties fo:color="#718c00" loext:opacity="100%"/>
    </style:style>
    <style:style style:name="T248" style:family="text">
      <style:text-properties officeooo:rsid="0024671c"/>
    </style:style>
    <style:style style:name="T249" style:family="text">
      <style:text-properties officeooo:rsid="00279395"/>
    </style:style>
    <style:style style:name="T250" style:family="text">
      <style:text-properties officeooo:rsid="002ce014"/>
    </style:style>
    <style:style style:name="T251" style:family="text">
      <style:text-properties officeooo:rsid="002ce014" loext:padding="0in" loext:border="none"/>
    </style:style>
    <style:style style:name="T252" style:family="text">
      <style:text-properties fo:font-size="13pt" fo:font-weight="bold" officeooo:rsid="001ac0e2" style:font-size-asian="13pt" style:font-weight-asian="bold" style:font-size-complex="13pt" style:font-weight-complex="bold"/>
    </style:style>
    <style:style style:name="T253" style:family="text">
      <style:text-properties fo:font-size="13pt" fo:font-weight="bold" officeooo:rsid="001ac0e2" style:font-size-asian="13pt" style:font-weight-asian="bold" style:font-size-complex="13pt" style:font-weight-complex="bold" loext:padding="0in" loext:border="none"/>
    </style:style>
    <style:style style:name="T254" style:family="text">
      <style:text-properties fo:font-weight="bold" style:font-weight-asian="bold" style:font-weight-complex="bold" loext:padding="0in" loext:border="none"/>
    </style:style>
    <style:style style:name="T255" style:family="text">
      <style:text-properties fo:font-weight="bold" officeooo:rsid="002e42ae" style:font-weight-asian="bold" style:font-weight-complex="bold"/>
    </style:style>
    <style:style style:name="T256" style:family="text">
      <style:text-properties fo:font-weight="bold" officeooo:rsid="00367e35" style:font-weight-asian="bold" style:font-weight-complex="bold"/>
    </style:style>
    <style:style style:name="T257" style:family="text">
      <style:text-properties fo:font-weight="bold" loext:padding="0in" loext:border="none"/>
    </style:style>
    <style:style style:name="T258" style:family="text">
      <style:text-properties fo:font-size="15pt" fo:font-weight="bold" officeooo:rsid="002ce014" style:font-size-asian="15pt" style:font-weight-asian="bold" style:font-size-complex="15pt" style:font-weight-complex="bold"/>
    </style:style>
    <style:style style:name="T259" style:family="text">
      <style:text-properties fo:font-size="14pt" fo:font-weight="bold" officeooo:rsid="002ce014" style:font-size-asian="14pt" style:font-weight-asian="bold" style:font-size-complex="14pt" style:font-weight-complex="bold"/>
    </style:style>
    <style:style style:name="T260" style:family="text">
      <style:text-properties fo:font-size="14pt" fo:font-weight="bold" officeooo:rsid="002ce014" style:font-size-asian="14pt" style:font-weight-asian="bold" style:font-size-complex="14pt" style:font-weight-complex="bold" loext:padding="0in" loext:border="none"/>
    </style:style>
    <style:style style:name="T261" style:family="text">
      <style:text-properties fo:font-size="14pt" fo:font-weight="bold" officeooo:rsid="002e42ae" style:font-size-asian="14pt" style:font-weight-asian="bold" style:font-size-complex="14pt" style:font-weight-complex="bold"/>
    </style:style>
    <style:style style:name="T262" style:family="text">
      <style:text-properties fo:font-size="12pt" officeooo:rsid="002ce014" style:font-size-asian="12pt" style:font-size-complex="12pt" loext:padding="0in" loext:border="none"/>
    </style:style>
    <style:style style:name="T263" style:family="text">
      <style:text-properties fo:font-size="12pt" officeooo:rsid="002d3779" style:font-size-asian="12pt" style:font-size-complex="12pt" loext:padding="0in" loext:border="none"/>
    </style:style>
    <style:style style:name="T264" style:family="text">
      <style:text-properties fo:font-size="12pt" fo:font-weight="bold" officeooo:rsid="002ce014" style:font-size-asian="12pt" style:font-weight-asian="bold" style:font-size-complex="12pt" style:font-weight-complex="bold"/>
    </style:style>
    <style:style style:name="T265" style:family="text">
      <style:text-properties fo:font-size="12pt" fo:font-weight="bold" officeooo:rsid="002ce014" style:font-size-asian="12pt" style:font-weight-asian="bold" style:font-size-complex="12pt" style:font-weight-complex="bold" loext:padding="0in" loext:border="none"/>
    </style:style>
    <style:style style:name="T266" style:family="text">
      <style:text-properties fo:font-size="12pt" fo:font-weight="bold" officeooo:rsid="002ce014" style:font-size-asian="12pt" style:font-weight-asian="bold" style:font-size-complex="12pt" style:font-weight-complex="bold" loext:padding="0.0193in" loext:border="0.06pt solid #000000"/>
    </style:style>
    <style:style style:name="T267" style:family="text">
      <style:text-properties fo:font-size="12pt" fo:font-weight="bold" officeooo:rsid="002d3779" style:font-size-asian="12pt" style:font-weight-asian="bold" style:font-size-complex="12pt" style:font-weight-complex="bold"/>
    </style:style>
    <style:style style:name="T268" style:family="text">
      <style:text-properties fo:font-size="12pt" fo:font-weight="bold" officeooo:rsid="002d3779" style:font-size-asian="12pt" style:font-weight-asian="bold" style:font-size-complex="12pt" style:font-weight-complex="bold" loext:padding="0in" loext:border="none"/>
    </style:style>
    <style:style style:name="T269" style:family="text">
      <style:text-properties fo:font-size="12pt" fo:font-weight="bold" officeooo:rsid="002d3779" style:font-size-asian="12pt" style:font-weight-asian="bold" style:font-size-complex="12pt" style:font-weight-complex="bold" loext:padding="0.0193in" loext:border="0.06pt solid #000000"/>
    </style:style>
    <style:style style:name="T270" style:family="text">
      <style:text-properties fo:font-size="12pt" fo:font-weight="bold" officeooo:rsid="002e42ae" style:font-size-asian="12pt" style:font-weight-asian="bold" style:font-size-complex="12pt" style:font-weight-complex="bold"/>
    </style:style>
    <style:style style:name="T271" style:family="text">
      <style:text-properties fo:font-size="12pt" fo:font-weight="bold" officeooo:rsid="002e42ae" style:font-size-asian="12pt" style:font-weight-asian="bold" style:font-size-complex="12pt" style:font-weight-complex="bold" loext:padding="0in" loext:border="none"/>
    </style:style>
    <style:style style:name="T272" style:family="text">
      <style:text-properties fo:font-size="12pt" fo:font-weight="bold" officeooo:rsid="002f57ae" style:font-size-asian="12pt" style:font-weight-asian="bold" style:font-size-complex="12pt" style:font-weight-complex="bold"/>
    </style:style>
    <style:style style:name="T273" style:family="text">
      <style:text-properties fo:font-size="12pt" fo:font-weight="bold" officeooo:rsid="002f57ae" style:font-size-asian="12pt" style:font-weight-asian="bold" style:font-size-complex="12pt" style:font-weight-complex="bold" loext:padding="0in" loext:border="none"/>
    </style:style>
    <style:style style:name="T274" style:family="text">
      <style:text-properties fo:font-size="12pt" fo:font-weight="normal" officeooo:rsid="00444224" style:font-size-asian="12pt" style:font-weight-asian="normal" style:font-size-complex="12pt" style:font-weight-complex="normal" loext:padding="0in" loext:border="none"/>
    </style:style>
    <style:style style:name="T275" style:family="text">
      <style:text-properties fo:font-size="12pt" fo:font-weight="normal" officeooo:rsid="00448c08" style:font-size-asian="12pt" style:font-weight-asian="normal" style:font-size-complex="12pt" style:font-weight-complex="normal" loext:padding="0in" loext:border="none"/>
    </style:style>
    <style:style style:name="T276" style:family="text">
      <style:text-properties fo:font-size="12pt" fo:font-weight="normal" officeooo:rsid="00458e1e" style:font-size-asian="12pt" style:font-weight-asian="normal" style:font-size-complex="12pt" style:font-weight-complex="normal" loext:padding="0in" loext:border="none"/>
    </style:style>
    <style:style style:name="T277" style:family="text">
      <style:text-properties fo:font-size="12pt" fo:font-weight="normal" officeooo:rsid="00444224" style:font-size-asian="10.5pt" style:font-weight-asian="normal" style:font-size-complex="12pt" style:font-weight-complex="normal" loext:padding="0in" loext:border="none"/>
    </style:style>
    <style:style style:name="T278" style:family="text">
      <style:text-properties style:font-name="var gfg-font-primary" fo:font-size="13.5pt" fo:font-style="normal" fo:font-weight="normal"/>
    </style:style>
    <style:style style:name="T279" style:family="text">
      <style:text-properties officeooo:rsid="002f57ae"/>
    </style:style>
    <style:style style:name="T280" style:family="text">
      <style:text-properties officeooo:rsid="002f57ae" loext:padding="0in" loext:border="none"/>
    </style:style>
    <style:style style:name="T281" style:family="text">
      <style:text-properties officeooo:rsid="002f57ae" loext:padding="0.0193in" loext:border="0.06pt solid #000000"/>
    </style:style>
    <style:style style:name="T282" style:family="text">
      <style:text-properties officeooo:rsid="00303772" loext:padding="0in" loext:border="none"/>
    </style:style>
    <style:style style:name="T283" style:family="text">
      <style:text-properties officeooo:rsid="00303772" loext:padding="0.0193in" loext:border="0.06pt solid #000000"/>
    </style:style>
    <style:style style:name="T284" style:family="text">
      <style:text-properties officeooo:rsid="00309934" loext:padding="0in" loext:border="none"/>
    </style:style>
    <style:style style:name="T285" style:family="text">
      <style:text-properties officeooo:rsid="00309934" loext:padding="0.0193in" loext:border="0.06pt solid #000000"/>
    </style:style>
    <style:style style:name="T286" style:family="text">
      <style:text-properties officeooo:rsid="0033dc9b"/>
    </style:style>
    <style:style style:name="T287" style:family="text">
      <style:text-properties style:font-name="times new roman" fo:font-size="12.75pt"/>
    </style:style>
    <style:style style:name="T288" style:family="text">
      <style:text-properties style:font-name="times new roman" fo:font-size="12.75pt" fo:font-style="italic"/>
    </style:style>
    <style:style style:name="T289" style:family="text">
      <style:text-properties fo:color="#0000ff" loext:opacity="100%"/>
    </style:style>
    <style:style style:name="T290" style:family="text">
      <style:text-properties fo:color="#a31515" loext:opacity="100%"/>
    </style:style>
    <style:style style:name="T291" style:family="text">
      <style:text-properties fo:color="#137c36" loext:opacity="100%"/>
    </style:style>
    <style:style style:name="T292" style:family="text">
      <style:text-properties style:text-underline-style="solid" style:text-underline-width="auto" style:text-underline-color="font-color" loext:padding="0in" loext:border="none"/>
    </style:style>
    <style:style style:name="T293" style:family="text">
      <style:text-properties style:font-name="apple-system" fo:font-style="normal" fo:font-weight="normal"/>
    </style:style>
    <style:style style:name="T294" style:family="text">
      <style:text-properties fo:color="#888888" loext:opacity="100%" style:font-name="monospace" loext:padding="0.0311in" loext:border="0.06pt solid #b9b9b9"/>
    </style:style>
    <style:style style:name="T295" style:family="text">
      <style:text-properties fo:font-weight="normal" officeooo:rsid="00444224" style:font-weight-asian="normal" style:font-weight-complex="normal" loext:padding="0in" loext:border="none"/>
    </style:style>
    <style:style style:name="T296" style:family="text">
      <style:text-properties fo:font-weight="normal" officeooo:rsid="00448c08" style:font-weight-asian="normal" style:font-weight-complex="normal" loext:padding="0in" loext:border="none"/>
    </style:style>
    <style:style style:name="T297" style:family="text">
      <style:text-properties fo:font-weight="normal" officeooo:rsid="00458e1e" style:font-weight-asian="normal" style:font-weight-complex="normal" loext:padding="0in" loext:border="non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left="none" fo:border-right="0.06pt solid #e5e7e8" fo:border-top="none" fo:border-bottom="none"/>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4"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19" text:anchor-type="page" text:anchor-page-number="1" svg:x="0in" svg:y="0in" svg:width="0.0161in" draw:z-index="23">
        <draw:text-box fo:min-height="0.0161in">
          <text:p text:style-name="Text_20_body"/>
        </draw:text-box>
      </draw:frame>
      <draw:frame draw:style-name="fr4" draw:name="Frame18" text:anchor-type="page" text:anchor-page-number="1" svg:x="0in" svg:y="0in" svg:width="0.0161in" draw:z-index="22">
        <draw:text-box fo:min-height="0.0161in">
          <text:p text:style-name="Text_20_body"/>
        </draw:text-box>
      </draw:frame>
      <draw:frame draw:style-name="fr4" draw:name="Frame17" text:anchor-type="page" text:anchor-page-number="1" svg:x="0in" svg:y="0in" svg:width="0.0161in" draw:z-index="21">
        <draw:text-box fo:min-height="0.0161in">
          <text:p text:style-name="Text_20_body"/>
        </draw:text-box>
      </draw:frame>
      <draw:frame draw:style-name="fr4" draw:name="Frame16" text:anchor-type="page" text:anchor-page-number="1" svg:x="0in" svg:y="0in" svg:width="0.0161in" draw:z-index="20">
        <draw:text-box fo:min-height="0.0161in">
          <text:p text:style-name="Text_20_body"/>
        </draw:text-box>
      </draw:frame>
      <draw:frame draw:style-name="fr4" draw:name="Frame15" text:anchor-type="page" text:anchor-page-number="1" svg:x="0in" svg:y="0in" svg:width="0.0161in" draw:z-index="19">
        <draw:text-box fo:min-height="0.0161in">
          <text:p text:style-name="Text_20_body"/>
        </draw:text-box>
      </draw:frame>
      <draw:frame draw:style-name="fr4" draw:name="Frame14" text:anchor-type="page" text:anchor-page-number="1" svg:x="0in" svg:y="0in" svg:width="0.0161in" draw:z-index="18">
        <draw:text-box fo:min-height="0.0161in">
          <text:p text:style-name="Text_20_body"/>
        </draw:text-box>
      </draw:frame>
      <draw:frame draw:style-name="fr4" draw:name="Frame13" text:anchor-type="page" text:anchor-page-number="1" svg:x="0in" svg:y="0in" svg:width="0.0161in" draw:z-index="17">
        <draw:text-box fo:min-height="0.0161in">
          <text:p text:style-name="Text_20_body"/>
        </draw:text-box>
      </draw:frame>
      <draw:frame draw:style-name="fr4" draw:name="Frame12" text:anchor-type="page" text:anchor-page-number="1" svg:x="0in" svg:y="0in" svg:width="0.0161in" draw:z-index="16">
        <draw:text-box fo:min-height="0.0161in">
          <text:p text:style-name="Text_20_body"/>
        </draw:text-box>
      </draw:frame>
      <draw:frame draw:style-name="fr4" draw:name="Frame11" text:anchor-type="page" text:anchor-page-number="1" svg:x="0in" svg:y="0in" svg:width="0.0161in" draw:z-index="15">
        <draw:text-box fo:min-height="0.0161in">
          <text:p text:style-name="Text_20_body"/>
        </draw:text-box>
      </draw:frame>
      <draw:frame draw:style-name="fr4" draw:name="Frame10" text:anchor-type="page" text:anchor-page-number="1" svg:x="0in" svg:y="0in" svg:width="0.0161in" draw:z-index="14">
        <draw:text-box fo:min-height="0.0161in">
          <text:p text:style-name="Text_20_body"/>
        </draw:text-box>
      </draw:frame>
      <draw:frame draw:style-name="fr4" draw:name="Frame9" text:anchor-type="page" text:anchor-page-number="1" svg:x="0in" svg:y="0in" svg:width="0.0161in" draw:z-index="13">
        <draw:text-box fo:min-height="0.0161in">
          <text:p text:style-name="Text_20_body"/>
        </draw:text-box>
      </draw:frame>
      <draw:frame draw:style-name="fr4" draw:name="Frame8" text:anchor-type="page" text:anchor-page-number="1" svg:x="0in" svg:y="0in" svg:width="0.0161in" draw:z-index="12">
        <draw:text-box fo:min-height="0.0161in">
          <text:p text:style-name="Text_20_body"/>
        </draw:text-box>
      </draw:frame>
      <draw:frame draw:style-name="fr4" draw:name="Frame7" text:anchor-type="page" text:anchor-page-number="1" svg:x="0in" svg:y="0in" svg:width="0.0161in" draw:z-index="11">
        <draw:text-box fo:min-height="0.0161in">
          <text:p text:style-name="Text_20_body"/>
        </draw:text-box>
      </draw:frame>
      <draw:frame draw:style-name="fr4" draw:name="Frame6" text:anchor-type="page" text:anchor-page-number="1" svg:x="0in" svg:y="0in" svg:width="0.0161in" draw:z-index="10">
        <draw:text-box fo:min-height="0.0161in">
          <text:p text:style-name="Text_20_body"/>
        </draw:text-box>
      </draw:frame>
      <draw:frame draw:style-name="fr4" draw:name="Frame5" text:anchor-type="page" text:anchor-page-number="1" svg:x="0in" svg:y="0in" svg:width="0.0161in" draw:z-index="9">
        <draw:text-box fo:min-height="0.0161in">
          <text:p text:style-name="Text_20_body"/>
        </draw:text-box>
      </draw:frame>
      <text:p text:style-name="P210">Class prarice question:</text:p>
      <text:p text:style-name="P210">Question 1:</text:p>
      <text:p text:style-name="P233"><text:a xlink:type="simple" xlink:href="https://leetcode.com/problems/unique-length-3-palindromic-subsequences/" text:style-name="Internet_20_link" text:visited-style-name="Visited_20_Internet_20_Link"><text:span text:style-name="T173">Unique Length-3 Palindromic Subsequences</text:span></text:a><text:span text:style-name="T172"><text:line-break/></text:span>Given a string <text:span text:style-name="Source_20_Text"><text:span text:style-name="T236">s</text:span></text:span>, return <text:span text:style-name="Emphasis"><text:span text:style-name="T188">the number of </text:span></text:span><text:span text:style-name="Emphasis"><text:span text:style-name="Strong_20_Emphasis"><text:span text:style-name="T188">unique palindromes of length three</text:span></text:span></text:span><text:span text:style-name="Emphasis"><text:span text:style-name="T188"> that are a </text:span></text:span><text:span text:style-name="Emphasis"><text:span text:style-name="Strong_20_Emphasis"><text:span text:style-name="T188">subsequence</text:span></text:span></text:span><text:span text:style-name="Emphasis"><text:span text:style-name="T188"> of </text:span></text:span><text:span text:style-name="Source_20_Text"><text:span text:style-name="T236">s</text:span></text:span>.</text:p>
      <text:p text:style-name="P88">Note that even if there are multiple ways to obtain the same subsequence, it is still only counted <text:span text:style-name="Strong_20_Emphasis"><text:span text:style-name="T188">once</text:span></text:span>.</text:p>
      <text:p text:style-name="P88">A <text:span text:style-name="Strong_20_Emphasis"><text:span text:style-name="T188">palindrome</text:span></text:span> is a string that reads the same forwards and backwards.</text:p>
      <text:p text:style-name="P88">A <text:span text:style-name="Strong_20_Emphasis"><text:span text:style-name="T188">subsequence</text:span></text:span> of a string is a new string generated from the original string with some characters (can be none) deleted without changing the relative order of the remaining characters.</text:p>
      <text:list xml:id="list3897168853" text:style-name="L1">
        <text:list-item>
          <text:p text:style-name="P241">For example, <text:span text:style-name="Source_20_Text"><text:span text:style-name="T236">"ace"</text:span></text:span> is a subsequence of <text:span text:style-name="Source_20_Text"><text:span text:style-name="T236">"</text:span></text:span><text:span text:style-name="Source_20_Text"><text:span text:style-name="T292">a</text:span></text:span><text:span text:style-name="Source_20_Text"><text:span text:style-name="T236">b</text:span></text:span><text:span text:style-name="Source_20_Text"><text:span text:style-name="T292">c</text:span></text:span><text:span text:style-name="Source_20_Text"><text:span text:style-name="T236">d</text:span></text:span><text:span text:style-name="Source_20_Text"><text:span text:style-name="T292">e</text:span></text:span><text:span text:style-name="Source_20_Text"><text:span text:style-name="T236">"</text:span></text:span>.</text:p>
        </text:list-item>
        <text:list-item>
          <text:p text:style-name="P241"><text:span text:style-name="Strong_20_Emphasis"><text:span text:style-name="T188">Example 1:</text:span></text:span></text:p>
        </text:list-item>
      </text:list>
      <text:p text:style-name="P87"><text:span text:style-name="Strong_20_Emphasis"><text:span text:style-name="T188">Input:</text:span></text:span> s = "aabca"</text:p>
      <text:p text:style-name="P79"><text:span text:style-name="Strong_20_Emphasis"><text:span text:style-name="T188">Output:</text:span></text:span> 3</text:p>
      <text:p text:style-name="P210">Ans:</text:p>
      <text:p text:style-name="P209"><text:span text:style-name="Source_20_Text"><text:span text:style-name="T188">class Solution {</text:span></text:span></text:p>
      <text:p text:style-name="P87"><text:span text:style-name="Source_20_Text"><text:span text:style-name="T188"><text:s text:c="4"/>public int countPalindromicSubsequence(String s) {</text:span></text:span></text:p>
      <text:p text:style-name="P87"><text:span text:style-name="Source_20_Text"><text:span text:style-name="T188"><text:s text:c="8"/>char[] c = s.toCharArray();</text:span></text:span></text:p>
      <text:p text:style-name="P87"><text:span text:style-name="Source_20_Text"><text:span text:style-name="T188"><text:s text:c="8"/>boolean[] v = new boolean[128];</text:span></text:span></text:p>
      <text:p text:style-name="P87"><text:span text:style-name="Source_20_Text"><text:span text:style-name="T188"><text:s text:c="8"/>int a=0, t=0;</text:span></text:span></text:p>
      <text:p text:style-name="P87"/>
      <text:p text:style-name="P87"><text:span text:style-name="Source_20_Text"><text:span text:style-name="T188"><text:s text:c="8"/>int l, r;</text:span></text:span></text:p>
      <text:p text:style-name="P87"><text:span text:style-name="Source_20_Text"><text:span text:style-name="T188"><text:s text:c="8"/>for(char x='a'; x&lt;='z'; x++){</text:span></text:span></text:p>
      <text:p text:style-name="P87"><text:span text:style-name="Source_20_Text"><text:span text:style-name="T188"><text:s text:c="12"/>for(l=0; l&lt;c.length &amp;&amp; c[l]!=x; l++);</text:span></text:span></text:p>
      <text:p text:style-name="P87"><text:span text:style-name="Source_20_Text"><text:span text:style-name="T188"><text:s text:c="12"/>if(l==c.length)continue;</text:span></text:span></text:p>
      <text:p text:style-name="P87"><text:span text:style-name="Source_20_Text"><text:span text:style-name="T188"><text:s text:c="12"/>for(r=c.length-1; r&gt;=0 &amp;&amp; c[r]!=x; r--);</text:span></text:span></text:p>
      <text:p text:style-name="P87"><text:span text:style-name="Source_20_Text"><text:span text:style-name="T188"><text:s text:c="12"/>if(l&gt;=r)continue;</text:span></text:span></text:p>
      <text:p text:style-name="P87"/>
      <text:p text:style-name="P87"><text:span text:style-name="Source_20_Text"><text:span text:style-name="T188"><text:s text:c="12"/>Arrays.fill(v, false); t=0;</text:span></text:span></text:p>
      <text:p text:style-name="P87"><text:span text:style-name="Source_20_Text"><text:span text:style-name="T188"><text:s text:c="12"/>for(int i=l+1; i&lt;r; i++){</text:span></text:span></text:p>
      <text:p text:style-name="P87"><text:span text:style-name="Source_20_Text"><text:span text:style-name="T188"><text:s text:c="16"/>if(!v[c[i]]){</text:span></text:span></text:p>
      <text:p text:style-name="P87"><text:span text:style-name="Source_20_Text"><text:span text:style-name="T188"><text:s text:c="20"/>v[c[i]]=true; t++;</text:span></text:span></text:p>
      <text:p text:style-name="P87"><text:span text:style-name="Source_20_Text"><text:span text:style-name="T188"><text:s text:c="20"/>if(t==26)break;</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12"/>a+=t;</text:span></text:span></text:p>
      <text:p text:style-name="P87"><text:span text:style-name="Source_20_Text"><text:span text:style-name="T188"><text:s text:c="8"/>}</text:span></text:span></text:p>
      <text:p text:style-name="P87"><text:span text:style-name="Source_20_Text"><text:span text:style-name="T188"><text:s text:c="8"/>return a;</text:span></text:span></text:p>
      <text:p text:style-name="P87"><text:span text:style-name="Source_20_Text"><text:span text:style-name="T188"><text:s text:c="4"/>}</text:span></text:span></text:p>
      <text:p text:style-name="P79"><text:span text:style-name="Source_20_Text"><text:span text:style-name="T188">}</text:span></text:span></text:p>
      <text:p text:style-name="P210"/>
      <text:p text:style-name="P210">Question 2:</text:p>
      <text:h text:style-name="P66" text:outline-level="3"><text:soft-page-break/>M-Coloring Problem</text:h>
      <text:p text:style-name="P141"><text:line-break/><text:span text:style-name="T87">Given an undirected graph and an integer </text:span><text:span text:style-name="Strong_20_Emphasis"><text:span text:style-name="T79">M</text:span></text:span><text:span text:style-name="T87">. The task is to determine if the graph can be colored with at most M colors such that no two adjacent vertices of the graph are colored with the same color. Here coloring of a graph means the assignment of colors to all vertices. Print 1 if it is possible to colour vertices and 0 otherwise.</text:span></text:p>
      <text:p text:style-name="P205"><text:span text:style-name="Strong_20_Emphasis"><text:span text:style-name="T65">Example 1:</text:span></text:span></text:p>
      <text:p text:style-name="P80"><text:span text:style-name="Strong_20_Emphasis"><text:span text:style-name="T65">Input:</text:span></text:span></text:p>
      <text:p text:style-name="P18">N = 4</text:p>
      <text:p text:style-name="P18">M = 3</text:p>
      <text:p text:style-name="P18">E = 5</text:p>
      <text:p text:style-name="P18">Edges[] = {(0,1),(1,2),(2,3),(3,0),(0,2)}</text:p>
      <text:p text:style-name="P84"><text:span text:style-name="Strong_20_Emphasis"><text:span text:style-name="T65">Output: </text:span></text:span><text:span text:style-name="T57">1</text:span></text:p>
      <text:p text:style-name="P210">Ans:</text:p>
      <text:p text:style-name="P36"><text:bookmark text:name="codePrettyPrint16"/><text:span text:style-name="T215">class</text:span><text:span text:style-name="T208"> solve </text:span><text:span text:style-name="T228">{</text:span></text:p>
      <text:p text:style-name="P38"><text:s text:c="4"/></text:p>
      <text:p text:style-name="P37"><text:span text:style-name="T208"><text:s text:c="4"/></text:span><text:span text:style-name="T224">ArrayList</text:span><text:span text:style-name="T230">&lt;</text:span><text:span text:style-name="T224">ArrayList</text:span><text:span text:style-name="T230">&lt;</text:span><text:span text:style-name="T224">Integer</text:span><text:span text:style-name="T230">&gt;</text:span><text:span text:style-name="T210"> </text:span><text:span text:style-name="T230">&gt;</text:span><text:span text:style-name="T210"> grp </text:span><text:span text:style-name="T230">=</text:span><text:span text:style-name="T210"> </text:span><text:span text:style-name="T217">new</text:span><text:span text:style-name="T210"> </text:span><text:span text:style-name="T224">ArrayList</text:span><text:span text:style-name="T230">&lt;&gt;();</text:span></text:p>
      <text:p text:style-name="P38"><text:s text:c="4"/></text:p>
      <text:p text:style-name="P37"><text:span text:style-name="T208"><text:s text:c="4"/></text:span><text:span text:style-name="T217">public</text:span><text:span text:style-name="T210"> </text:span><text:span text:style-name="T217">boolean</text:span><text:span text:style-name="T210"> coloringPossible</text:span><text:span text:style-name="T230">(</text:span><text:span text:style-name="T217">int</text:span><text:span text:style-name="T230">[]</text:span><text:span text:style-name="T210"> col</text:span><text:span text:style-name="T230">,</text:span><text:span text:style-name="T210"> </text:span><text:span text:style-name="T217">int</text:span><text:span text:style-name="T210"> m</text:span><text:span text:style-name="T230">,</text:span><text:span text:style-name="T210"> </text:span><text:span text:style-name="T217">int</text:span><text:span text:style-name="T210"> v</text:span><text:span text:style-name="T230">)</text:span><text:span text:style-name="T210"> </text:span><text:span text:style-name="T230">{</text:span></text:p>
      <text:p text:style-name="P38"><text:s text:c="8"/></text:p>
      <text:p text:style-name="P37"><text:span text:style-name="T208"><text:s text:c="8"/></text:span><text:span text:style-name="T217">if</text:span><text:span text:style-name="T210"> </text:span><text:span text:style-name="T230">(</text:span><text:span text:style-name="T210">v </text:span><text:span text:style-name="T230">==</text:span><text:span text:style-name="T210"> col</text:span><text:span text:style-name="T230">.</text:span><text:span text:style-name="T210">length</text:span><text:span text:style-name="T230">)</text:span><text:span text:style-name="T210"> </text:span><text:span text:style-name="T217">return</text:span><text:span text:style-name="T210"> </text:span><text:span text:style-name="T217">true</text:span><text:span text:style-name="T230">;</text:span></text:p>
      <text:p text:style-name="P38"><text:s text:c="8"/></text:p>
      <text:p text:style-name="P37"><text:span text:style-name="T208"><text:s text:c="8"/></text:span><text:span text:style-name="T217">for</text:span><text:span text:style-name="T210"> </text:span><text:span text:style-name="T230">(</text:span><text:span text:style-name="T217">int</text:span><text:span text:style-name="T210"> i </text:span><text:span text:style-name="T230">=</text:span><text:span text:style-name="T210"> </text:span><text:span text:style-name="T224">1</text:span><text:span text:style-name="T230">;</text:span><text:span text:style-name="T210"> i </text:span><text:span text:style-name="T230">&lt;=</text:span><text:span text:style-name="T210"> m</text:span><text:span text:style-name="T230">;</text:span><text:span text:style-name="T210"> i</text:span><text:span text:style-name="T230">++)</text:span><text:span text:style-name="T210"> </text:span><text:span text:style-name="T230">{</text:span></text:p>
      <text:p text:style-name="P37"><text:span text:style-name="T208"><text:s text:c="12"/></text:span><text:span text:style-name="T217">boolean</text:span><text:span text:style-name="T210"> poss </text:span><text:span text:style-name="T230">=</text:span><text:span text:style-name="T210"> </text:span><text:span text:style-name="T217">true</text:span><text:span text:style-name="T230">;</text:span></text:p>
      <text:p text:style-name="P37"><text:span text:style-name="T208"><text:s text:c="12"/></text:span><text:span text:style-name="T217">for</text:span><text:span text:style-name="T210"> </text:span><text:span text:style-name="T230">(</text:span><text:span text:style-name="T217">int</text:span><text:span text:style-name="T210"> j </text:span><text:span text:style-name="T230">=</text:span><text:span text:style-name="T210"> </text:span><text:span text:style-name="T224">0</text:span><text:span text:style-name="T230">;</text:span><text:span text:style-name="T210"> j </text:span><text:span text:style-name="T230">&lt;</text:span><text:span text:style-name="T210"> grp</text:span><text:span text:style-name="T230">.</text:span><text:span text:style-name="T217">get</text:span><text:span text:style-name="T230">(</text:span><text:span text:style-name="T210">v</text:span><text:span text:style-name="T230">).</text:span><text:span text:style-name="T210">size</text:span><text:span text:style-name="T230">();</text:span><text:span text:style-name="T210"> j</text:span><text:span text:style-name="T230">++)</text:span><text:span text:style-name="T210"> </text:span><text:span text:style-name="T230">{</text:span></text:p>
      <text:p text:style-name="P37"><text:span text:style-name="T208"><text:s text:c="16"/></text:span><text:span text:style-name="T217">int</text:span><text:span text:style-name="T210"> child </text:span><text:span text:style-name="T230">=</text:span><text:span text:style-name="T210"> grp</text:span><text:span text:style-name="T230">.</text:span><text:span text:style-name="T217">get</text:span><text:span text:style-name="T230">(</text:span><text:span text:style-name="T210">v</text:span><text:span text:style-name="T230">).</text:span><text:span text:style-name="T217">get</text:span><text:span text:style-name="T230">(</text:span><text:span text:style-name="T210">j</text:span><text:span text:style-name="T230">);</text:span></text:p>
      <text:p text:style-name="P37"><text:span text:style-name="T208"><text:s text:c="16"/></text:span><text:span text:style-name="T217">if</text:span><text:span text:style-name="T210"> </text:span><text:span text:style-name="T230">(</text:span><text:span text:style-name="T210">col</text:span><text:span text:style-name="T230">[</text:span><text:span text:style-name="T210">child</text:span><text:span text:style-name="T230">]</text:span><text:span text:style-name="T210"> </text:span><text:span text:style-name="T230">==</text:span><text:span text:style-name="T210"> i</text:span><text:span text:style-name="T230">)</text:span><text:span text:style-name="T210"> </text:span><text:span text:style-name="T230">{</text:span></text:p>
      <text:p text:style-name="P37"><text:span text:style-name="T208"><text:s text:c="20"/></text:span><text:span text:style-name="T210">poss </text:span><text:span text:style-name="T230">=</text:span><text:span text:style-name="T210"> </text:span><text:span text:style-name="T217">false</text:span><text:span text:style-name="T230">;</text:span></text:p>
      <text:p text:style-name="P37"><text:span text:style-name="T208"><text:s text:c="20"/></text:span><text:span text:style-name="T217">break</text:span><text:span text:style-name="T230">;</text:span></text:p>
      <text:p text:style-name="P37"><text:span text:style-name="T208"><text:s text:c="16"/></text:span><text:span text:style-name="T230">}</text:span></text:p>
      <text:p text:style-name="P37"><text:span text:style-name="T208"><text:s text:c="12"/></text:span><text:span text:style-name="T230">}</text:span></text:p>
      <text:p text:style-name="P38"><text:s text:c="12"/></text:p>
      <text:p text:style-name="P37"><text:span text:style-name="T208"><text:s text:c="12"/></text:span><text:span text:style-name="T217">if</text:span><text:span text:style-name="T210"> </text:span><text:span text:style-name="T230">(</text:span><text:span text:style-name="T210">poss</text:span><text:span text:style-name="T230">)</text:span><text:span text:style-name="T210"> </text:span><text:span text:style-name="T230">{</text:span></text:p>
      <text:p text:style-name="P37"><text:span text:style-name="T208"><text:s text:c="16"/></text:span><text:span text:style-name="T210">col</text:span><text:span text:style-name="T230">[</text:span><text:span text:style-name="T210">v</text:span><text:span text:style-name="T230">]</text:span><text:span text:style-name="T210"> </text:span><text:span text:style-name="T230">=</text:span><text:span text:style-name="T210"> i</text:span><text:span text:style-name="T230">;</text:span></text:p>
      <text:p text:style-name="P37"><text:span text:style-name="T208"><text:s text:c="16"/></text:span><text:span text:style-name="T217">if</text:span><text:span text:style-name="T210"> </text:span><text:span text:style-name="T230">(</text:span><text:span text:style-name="T210">coloringPossible</text:span><text:span text:style-name="T230">(</text:span><text:span text:style-name="T210">col</text:span><text:span text:style-name="T230">,</text:span><text:span text:style-name="T210"> m</text:span><text:span text:style-name="T230">,</text:span><text:span text:style-name="T210"> v </text:span><text:span text:style-name="T230">+</text:span><text:span text:style-name="T210"> </text:span><text:span text:style-name="T224">1</text:span><text:span text:style-name="T230">))</text:span><text:span text:style-name="T210"> </text:span><text:span text:style-name="T230">{</text:span></text:p>
      <text:p text:style-name="P37"><text:span text:style-name="T208"><text:s text:c="20"/></text:span><text:span text:style-name="T217">return</text:span><text:span text:style-name="T210"> </text:span><text:span text:style-name="T217">true</text:span><text:span text:style-name="T230">;</text:span></text:p>
      <text:p text:style-name="P37"><text:span text:style-name="T208"><text:s text:c="16"/></text:span><text:span text:style-name="T230">}</text:span></text:p>
      <text:p text:style-name="P38"><text:s text:c="16"/></text:p>
      <text:p text:style-name="P37"><text:span text:style-name="T208"><text:s text:c="16"/></text:span><text:span text:style-name="T210">col</text:span><text:span text:style-name="T230">[</text:span><text:span text:style-name="T210">v</text:span><text:span text:style-name="T230">]</text:span><text:span text:style-name="T210"> </text:span><text:span text:style-name="T230">=</text:span><text:span text:style-name="T210"> </text:span><text:span text:style-name="T224">0</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8"><text:s text:c="8"/></text:p>
      <text:p text:style-name="P37"><text:span text:style-name="T208"><text:s text:c="8"/></text:span><text:span text:style-name="T217">return</text:span><text:span text:style-name="T210"> </text:span><text:span text:style-name="T217">false</text:span><text:span text:style-name="T230">;</text:span></text:p>
      <text:p text:style-name="P37"><text:span text:style-name="T208"><text:s text:c="4"/></text:span><text:span text:style-name="T230">}</text:span></text:p>
      <text:p text:style-name="P38"><text:s text:c="4"/></text:p>
      <text:p text:style-name="P37"><text:span text:style-name="T208"><text:s text:c="4"/></text:span><text:span text:style-name="T217">public</text:span><text:span text:style-name="T210"> </text:span><text:span text:style-name="T217">boolean</text:span><text:span text:style-name="T210"> graphColoring</text:span><text:span text:style-name="T230">(</text:span><text:span text:style-name="T217">boolean</text:span><text:span text:style-name="T210"> graph</text:span><text:span text:style-name="T230">[][],</text:span><text:span text:style-name="T210"> </text:span><text:span text:style-name="T217">int</text:span><text:span text:style-name="T210"> m</text:span><text:span text:style-name="T230">,</text:span><text:span text:style-name="T210"> </text:span><text:span text:style-name="T217">int</text:span><text:span text:style-name="T210"> n</text:span><text:span text:style-name="T230">)</text:span><text:span text:style-name="T210"> </text:span><text:span text:style-name="T230">{</text:span></text:p>
      <text:p text:style-name="P38"><text:s text:c="8"/></text:p>
      <text:p text:style-name="P37"><text:soft-page-break/><text:span text:style-name="T208"><text:s text:c="8"/></text:span><text:span text:style-name="T217">for</text:span><text:span text:style-name="T210"> </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 </text:span><text:span text:style-name="T230">&lt;</text:span><text:span text:style-name="T210"> graph</text:span><text:span text:style-name="T230">.</text:span><text:span text:style-name="T210">length</text:span><text:span text:style-name="T230">;</text:span><text:span text:style-name="T210"> i</text:span><text:span text:style-name="T230">++)</text:span><text:span text:style-name="T210"> </text:span><text:span text:style-name="T230">{</text:span></text:p>
      <text:p text:style-name="P37"><text:span text:style-name="T208"><text:s text:c="12"/></text:span><text:span text:style-name="T210">grp</text:span><text:span text:style-name="T230">.</text:span><text:span text:style-name="T217">add</text:span><text:span text:style-name="T230">(</text:span><text:span text:style-name="T217">new</text:span><text:span text:style-name="T210"> </text:span><text:span text:style-name="T224">ArrayList</text:span><text:span text:style-name="T230">&lt;&gt;());</text:span></text:p>
      <text:p text:style-name="P37"><text:span text:style-name="T208"><text:s text:c="8"/></text:span><text:span text:style-name="T230">}</text:span></text:p>
      <text:p text:style-name="P38"><text:s text:c="8"/></text:p>
      <text:p text:style-name="P37"><text:span text:style-name="T208"><text:s text:c="8"/></text:span><text:span text:style-name="T217">for</text:span><text:span text:style-name="T210"> </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 </text:span><text:span text:style-name="T230">&lt;</text:span><text:span text:style-name="T210"> graph</text:span><text:span text:style-name="T230">.</text:span><text:span text:style-name="T210">length</text:span><text:span text:style-name="T230">;</text:span><text:span text:style-name="T210"> i</text:span><text:span text:style-name="T230">++)</text:span><text:span text:style-name="T210"> </text:span><text:span text:style-name="T230">{</text:span></text:p>
      <text:p text:style-name="P37"><text:span text:style-name="T208"><text:s text:c="12"/></text:span><text:span text:style-name="T217">for</text:span><text:span text:style-name="T210"> </text:span><text:span text:style-name="T230">(</text:span><text:span text:style-name="T217">int</text:span><text:span text:style-name="T210"> j </text:span><text:span text:style-name="T230">=</text:span><text:span text:style-name="T210"> </text:span><text:span text:style-name="T224">0</text:span><text:span text:style-name="T230">;</text:span><text:span text:style-name="T210"> j </text:span><text:span text:style-name="T230">&lt;</text:span><text:span text:style-name="T210"> graph</text:span><text:span text:style-name="T230">[</text:span><text:span text:style-name="T224">0</text:span><text:span text:style-name="T230">].</text:span><text:span text:style-name="T210">length</text:span><text:span text:style-name="T230">;</text:span><text:span text:style-name="T210"> j</text:span><text:span text:style-name="T230">++)</text:span><text:span text:style-name="T210"> </text:span><text:span text:style-name="T230">{</text:span></text:p>
      <text:p text:style-name="P37"><text:span text:style-name="T208"><text:s text:c="16"/></text:span><text:span text:style-name="T217">if</text:span><text:span text:style-name="T210"> </text:span><text:span text:style-name="T230">(</text:span><text:span text:style-name="T210">graph</text:span><text:span text:style-name="T230">[</text:span><text:span text:style-name="T210">i</text:span><text:span text:style-name="T230">][</text:span><text:span text:style-name="T210">j</text:span><text:span text:style-name="T230">])</text:span><text:span text:style-name="T210"> </text:span><text:span text:style-name="T230">{</text:span></text:p>
      <text:p text:style-name="P37"><text:span text:style-name="T208"><text:s text:c="20"/></text:span><text:span text:style-name="T210">grp</text:span><text:span text:style-name="T230">.</text:span><text:span text:style-name="T217">get</text:span><text:span text:style-name="T230">(</text:span><text:span text:style-name="T210">i</text:span><text:span text:style-name="T230">).</text:span><text:span text:style-name="T217">add</text:span><text:span text:style-name="T230">(</text:span><text:span text:style-name="T210">j</text:span><text:span text:style-name="T230">);</text:span></text:p>
      <text:p text:style-name="P37"><text:span text:style-name="T208"><text:s text:c="20"/></text:span><text:span text:style-name="T210">grp</text:span><text:span text:style-name="T230">.</text:span><text:span text:style-name="T217">get</text:span><text:span text:style-name="T230">(</text:span><text:span text:style-name="T210">j</text:span><text:span text:style-name="T230">).</text:span><text:span text:style-name="T217">add</text:span><text:span text:style-name="T230">(</text:span><text:span text:style-name="T210">i</text:span><text:span text:style-name="T230">);</text:span></text:p>
      <text:p text:style-name="P37"><text:span text:style-name="T208"><text:s text:c="16"/></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8"><text:s text:c="8"/></text:p>
      <text:p text:style-name="P37"><text:span text:style-name="T208"><text:s text:c="8"/></text:span><text:span text:style-name="T217">int</text:span><text:span text:style-name="T210"> col</text:span><text:span text:style-name="T230">[]</text:span><text:span text:style-name="T210"> </text:span><text:span text:style-name="T230">=</text:span><text:span text:style-name="T210"> </text:span><text:span text:style-name="T217">new</text:span><text:span text:style-name="T210"> </text:span><text:span text:style-name="T217">int</text:span><text:span text:style-name="T230">[</text:span><text:span text:style-name="T210">graph</text:span><text:span text:style-name="T230">.</text:span><text:span text:style-name="T210">length</text:span><text:span text:style-name="T230">];</text:span></text:p>
      <text:p text:style-name="P37"><text:span text:style-name="T208"><text:s text:c="8"/></text:span><text:span text:style-name="T224">Arrays</text:span><text:span text:style-name="T230">.</text:span><text:span text:style-name="T210">fill</text:span><text:span text:style-name="T230">(</text:span><text:span text:style-name="T210">col</text:span><text:span text:style-name="T230">,</text:span><text:span text:style-name="T210"> </text:span><text:span text:style-name="T224">0</text:span><text:span text:style-name="T230">);</text:span></text:p>
      <text:p text:style-name="P38"><text:s text:c="8"/></text:p>
      <text:p text:style-name="P37"><text:span text:style-name="T208"><text:s text:c="8"/></text:span><text:span text:style-name="T217">return</text:span><text:span text:style-name="T210"> coloringPossible</text:span><text:span text:style-name="T230">(</text:span><text:span text:style-name="T210">col</text:span><text:span text:style-name="T230">,</text:span><text:span text:style-name="T210"> m</text:span><text:span text:style-name="T230">,</text:span><text:span text:style-name="T210"> </text:span><text:span text:style-name="T224">0</text:span><text:span text:style-name="T230">);</text:span></text:p>
      <text:p text:style-name="P37"><text:span text:style-name="T208"><text:s text:c="4"/></text:span><text:span text:style-name="T230">}</text:span></text:p>
      <text:p text:style-name="P42">}</text:p>
      <text:p text:style-name="P211">Question 3:</text:p>
      <text:h text:style-name="P71" text:outline-level="2"><text:bookmark text:name="btn-fav"/> <text:span text:style-name="T293">Hotel Queries</text:span></text:h>
      <text:p text:style-name="P82"><text:span text:style-name="T152"> </text:span><text:span text:style-name="T154">There are </text:span><draw:frame draw:style-name="fr3" draw:name="Frame22" text:anchor-type="char" svg:width="0.0161in" draw:z-index="26"><draw:text-box fo:min-height="0.0161in"><text:p text:style-name="Text_20_body"/></draw:text-box></draw:frame><text:span text:style-name="T153">n</text:span><text:span text:style-name="T154"> hotels on a street. For each hotel you know the number of free rooms. Your task is to assign hotel rooms for groups of tourists. All members of a group want to stay in the same hotel.</text:span></text:p>
      <text:p text:style-name="P41">The groups will come to you one after another, and you know for each group the number of rooms it requires. You always assign a group to the first hotel having enough rooms. After this, the number of free rooms in the hotel decreases.</text:p>
      <text:h text:style-name="P236" text:outline-level="1"><text:bookmark text:name="output"/>Output</text:h>
      <text:p text:style-name="P41">Print the assigned hotel for each group. If a group cannot be assigned a hotel, print 0 instead.</text:p>
      <text:h text:style-name="P236" text:outline-level="1"><text:bookmark text:name="example"/>Example</text:h>
      <table:table table:name="Table2" table:style-name="Table2">
        <table:table-column table:style-name="Table2.A"/>
        <table:table-column table:style-name="Table2.B"/>
        <table:table-header-rows>
          <table:table-row>
            <table:table-cell table:style-name="Table2.A1" office:value-type="string">
              <text:p text:style-name="P234">Input<text:span text:style-name="T294">copy</text:span></text:p>
            </table:table-cell>
            <table:table-cell table:style-name="Table2.A1" office:value-type="string">
              <text:p text:style-name="P234">Output<text:span text:style-name="T294">copy</text:span></text:p>
            </table:table-cell>
          </table:table-row>
        </table:table-header-rows>
        <table:table-row>
          <table:table-cell table:style-name="Table2.A1" office:value-type="string">
            <text:p text:style-name="P230">8 5</text:p>
            <text:p text:style-name="P231">3 2 4 1 5 5 2 6</text:p>
            <text:p text:style-name="P231">4 4 7 1 1</text:p>
          </table:table-cell>
          <table:table-cell table:style-name="Table2.A1" office:value-type="string">
            <text:p text:style-name="P230">3 5 0 1 1</text:p>
          </table:table-cell>
        </table:table-row>
      </table:table>
      <text:p text:style-name="P242">Ans:</text:p>
      <text:p text:style-name="P235"><text:soft-page-break/><text:a xlink:type="simple" xlink:href="https://www.youtube.com/hashtag/include" text:style-name="Internet_20_link" text:visited-style-name="Visited_20_Internet_20_Link"><text:span text:style-name="T155">#include</text:span></text:a><text:span text:style-name="T157"> </text:span><text:span text:style-name="T156">&lt;bits/stdc++.h&gt; </text:span></text:p>
      <text:p text:style-name="P243">using namespace std; </text:p>
      <text:p text:style-name="P235"><text:a xlink:type="simple" xlink:href="https://www.youtube.com/hashtag/define" text:style-name="Internet_20_link" text:visited-style-name="Visited_20_Internet_20_Link"><text:span text:style-name="T155">#define</text:span></text:a><text:span text:style-name="T157"> </text:span><text:span text:style-name="T156">ll long long const int N = 200005; // Adjust the size of the fenwick tree as needed </text:span></text:p>
      <text:p text:style-name="P243">int fen[N]; </text:p>
      <text:p text:style-name="P243">void update(int i, int add) { </text:p>
      <text:p text:style-name="P243">while (i &lt; N) { </text:p>
      <text:p text:style-name="P243">fen[i] += add; </text:p>
      <text:p text:style-name="P243">i += (i &amp; (-i)); </text:p>
      <text:p text:style-name="P243">} } </text:p>
      <text:p text:style-name="P243">int sum(int i) {</text:p>
      <text:p text:style-name="P243"><text:s/>int s = 0; </text:p>
      <text:p text:style-name="P243">while (i &gt; 0) { </text:p>
      <text:p text:style-name="P243">s += fen[i]; </text:p>
      <text:p text:style-name="P243">i -= (i &amp; (-i)); } </text:p>
      <text:p text:style-name="P243">return s; } </text:p>
      <text:p text:style-name="P243">int main() { </text:p>
      <text:p text:style-name="P235"><text:a xlink:type="simple" xlink:href="https://www.youtube.com/hashtag/ifndef" text:style-name="Internet_20_link" text:visited-style-name="Visited_20_Internet_20_Link"><text:span text:style-name="T155">#ifndef</text:span></text:a><text:span text:style-name="T157"> </text:span><text:span text:style-name="T156">ONLINE_JUDGE </text:span></text:p>
      <text:p text:style-name="P243">// For getting input from input.txt </text:p>
      <text:p text:style-name="P243">// freopen("input.txt", "r", stdin); </text:p>
      <text:p text:style-name="P243">// For writing output to output.txt </text:p>
      <text:p text:style-name="P243">// freopen("output.txt", "w", stdout); </text:p>
      <text:p text:style-name="P235"><text:a xlink:type="simple" xlink:href="https://www.youtube.com/hashtag/endif" text:style-name="Internet_20_link" text:visited-style-name="Visited_20_Internet_20_Link"><text:span text:style-name="T155">#endif</text:span></text:a><text:span text:style-name="T157"> </text:span></text:p>
      <text:p text:style-name="P243">int n;</text:p>
      <text:p text:style-name="P243"><text:s/>cin &gt;&gt; n;</text:p>
      <text:p text:style-name="P243"><text:s/>vector&lt;int&gt; nums(n); </text:p>
      <text:p text:style-name="P243">vector&lt;int&gt; result; </text:p>
      <text:p text:style-name="P243">for (int i = 0; i &lt; n; i++) { </text:p>
      <text:p text:style-name="P243">int x; </text:p>
      <text:p text:style-name="P243">cin&gt;&gt;x; </text:p>
      <text:p text:style-name="P243">update(x, 1); // Update the Fenwick tree with the initial values </text:p>
      <text:p text:style-name="P243">} </text:p>
      <text:p text:style-name="P243">for (int i = n - 1; i &gt;= 0; i--) {</text:p>
      <text:p text:style-name="P243"><text:soft-page-break/><text:s/>int x;</text:p>
      <text:p text:style-name="P243"><text:s/>cin &gt;&gt; x; </text:p>
      <text:p text:style-name="P243">int low = 0, high = n; </text:p>
      <text:p text:style-name="P243">while (low &lt; high) { </text:p>
      <text:p text:style-name="P243">int mid = (low + high) / 2; </text:p>
      <text:p text:style-name="P243">int val = sum(mid); </text:p>
      <text:p text:style-name="P243">if (x &lt;= val) </text:p>
      <text:p text:style-name="P243">high = mid; </text:p>
      <text:p text:style-name="P243">else low = mid + 1; } </text:p>
      <text:p text:style-name="P243">result.push_back(nums[low]); </text:p>
      <text:p text:style-name="P243">update(low, -1); // Update the Fenwick tree after selecting a value</text:p>
      <text:p text:style-name="P243"><text:s/>} </text:p>
      <text:p text:style-name="P243">// Output the results for (int i = n - 1; i &gt;= 0; i--) {</text:p>
      <text:p text:style-name="P243"><text:s/>cout &lt;&lt; result[i] &lt;&lt; " "; } </text:p>
      <text:p text:style-name="P243">cout &lt;&lt; endl; </text:p>
      <text:p text:style-name="P243">return 0; </text:p>
      <text:p text:style-name="P243">}</text:p>
      <text:p text:style-name="P204"/>
      <text:p text:style-name="P204"/>
      <text:p text:style-name="P132"><text:span text:style-name="T159">C</text:span><text:span text:style-name="T158">odetantra remaining question</text:span></text:p>
      <text:p text:style-name="P202"/>
      <text:p text:style-name="P132"><text:span text:style-name="T158">Question 1:</text:span><text:span text:style-name="T160">(14)</text:span></text:p>
      <text:h text:style-name="P3" text:outline-level="1">Minimum steps to reach target by a Knight</text:h>
      <text:p text:style-name="P132"><text:span text:style-name="T13">Given a square chessboard of </text:span><text:span text:style-name="Strong_20_Emphasis"><text:span text:style-name="T14">N x N</text:span></text:span><text:span text:style-name="T26"> </text:span><text:span text:style-name="T13">size, the position of the Knight and the position of a target are given. We need to find out the minimum steps a Knight will take to reach the target position.</text:span></text:p>
      <text:p text:style-name="P12">Example 1:</text:p>
      <text:p text:style-name="P117"><text:span text:style-name="T17">input </text:span><text:span text:style-name="T16">knightPosition: (1, 3) , targetPosition: (5, 0)</text:span></text:p>
      <text:p text:style-name="P91"><text:span text:style-name="Strong_20_Emphasis"><text:span text:style-name="T192">Output: </text:span></text:span><text:span text:style-name="T193">3</text:span></text:p>
      <text:p text:style-name="P132"><text:span text:style-name="T194">a</text:span><text:span text:style-name="T195">ns:</text:span></text:p>
      <text:p text:style-name="P113"><text:span text:style-name="Source_20_Text"><text:span text:style-name="T29">import</text:span></text:span><text:span text:style-name="T19"> </text:span><text:span text:style-name="Source_20_Text"><text:span text:style-name="T32">java.io.*;</text:span></text:span></text:p>
      <text:p text:style-name="P75"><text:span text:style-name="Source_20_Text"><text:span text:style-name="T28">import</text:span></text:span><text:span text:style-name="T18"> </text:span><text:span text:style-name="Source_20_Text"><text:span text:style-name="T31">java.util.*;</text:span></text:span></text:p>
      <text:p text:style-name="P75"><text:span text:style-name="Source_20_Text"><text:span text:style-name="T28">public</text:span></text:span><text:span text:style-name="T18"> </text:span><text:span text:style-name="Source_20_Text"><text:span text:style-name="T28">class</text:span></text:span><text:span text:style-name="T18"> </text:span><text:span text:style-name="Source_20_Text"><text:span text:style-name="T31">GFG {</text:span></text:span></text:p>
      <text:p text:style-name="P75"><text:span text:style-name="T23"> </text:span><text:span text:style-name="Source_20_Text"><text:span text:style-name="T23">    </text:span></text:span><text:span text:style-name="Source_20_Text"><text:span text:style-name="T28">static</text:span></text:span><text:span text:style-name="T18"> </text:span><text:span text:style-name="Source_20_Text"><text:span text:style-name="T28">class</text:span></text:span><text:span text:style-name="T18"> </text:span><text:span text:style-name="Source_20_Text"><text:span text:style-name="T31">cell {</text:span></text:span></text:p>
      <text:p text:style-name="P75"><text:soft-page-break/><text:span text:style-name="Source_20_Text"><text:span text:style-name="T23">        </text:span></text:span><text:span text:style-name="Source_20_Text"><text:span text:style-name="T28">int</text:span></text:span><text:span text:style-name="T18"> </text:span><text:span text:style-name="Source_20_Text"><text:span text:style-name="T31">x, y;</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dis;</text:span></text:span></text:p>
      <text:p text:style-name="P5"> </text:p>
      <text:p text:style-name="P75"><text:span text:style-name="Source_20_Text"><text:span text:style-name="T23">        </text:span></text:span><text:span text:style-name="Source_20_Text"><text:span text:style-name="T28">public</text:span></text:span><text:span text:style-name="T18"> </text:span><text:span text:style-name="Source_20_Text"><text:span text:style-name="T31">cell(</text:span></text:span><text:span text:style-name="Source_20_Text"><text:span text:style-name="T28">int</text:span></text:span><text:span text:style-name="T18"> </text:span><text:span text:style-name="Source_20_Text"><text:span text:style-name="T31">x, </text:span></text:span><text:span text:style-name="Source_20_Text"><text:span text:style-name="T28">int</text:span></text:span><text:span text:style-name="T18"> </text:span><text:span text:style-name="Source_20_Text"><text:span text:style-name="T31">y, </text:span></text:span><text:span text:style-name="Source_20_Text"><text:span text:style-name="T28">int</text:span></text:span><text:span text:style-name="T18"> </text:span><text:span text:style-name="Source_20_Text"><text:span text:style-name="T31">dis)</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28">this</text:span></text:span><text:span text:style-name="Source_20_Text"><text:span text:style-name="T31">.x = x;</text:span></text:span></text:p>
      <text:p text:style-name="P75"><text:span text:style-name="Source_20_Text"><text:span text:style-name="T23">            </text:span></text:span><text:span text:style-name="Source_20_Text"><text:span text:style-name="T28">this</text:span></text:span><text:span text:style-name="Source_20_Text"><text:span text:style-name="T31">.y = y;</text:span></text:span></text:p>
      <text:p text:style-name="P75"><text:span text:style-name="Source_20_Text"><text:span text:style-name="T23">            </text:span></text:span><text:span text:style-name="Source_20_Text"><text:span text:style-name="T28">this</text:span></text:span><text:span text:style-name="Source_20_Text"><text:span text:style-name="T31">.dis = dis;</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5"> </text:p>
      <text:p text:style-name="P75"><text:span text:style-name="Source_20_Text"><text:span text:style-name="T23">  </text:span></text:span></text:p>
      <text:p text:style-name="P75"><text:span text:style-name="Source_20_Text"><text:span text:style-name="T23">    </text:span></text:span><text:span text:style-name="Source_20_Text"><text:span text:style-name="T28">static</text:span></text:span><text:span text:style-name="T18"> </text:span><text:span text:style-name="Source_20_Text"><text:span text:style-name="T28">boolean</text:span></text:span><text:span text:style-name="T18"> </text:span><text:span text:style-name="Source_20_Text"><text:span text:style-name="T31">isInside(</text:span></text:span><text:span text:style-name="Source_20_Text"><text:span text:style-name="T28">int</text:span></text:span><text:span text:style-name="T18"> </text:span><text:span text:style-name="Source_20_Text"><text:span text:style-name="T31">x, </text:span></text:span><text:span text:style-name="Source_20_Text"><text:span text:style-name="T28">int</text:span></text:span><text:span text:style-name="T18"> </text:span><text:span text:style-name="Source_20_Text"><text:span text:style-name="T31">y, </text:span></text:span><text:span text:style-name="Source_20_Text"><text:span text:style-name="T28">int</text:span></text:span><text:span text:style-name="T18"> </text:span><text:span text:style-name="Source_20_Text"><text:span text:style-name="T31">N)</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x &gt;= </text:span></text:span><text:span text:style-name="Source_20_Text"><text:span text:style-name="T45">1</text:span></text:span><text:span text:style-name="T18"> </text:span><text:span text:style-name="Source_20_Text"><text:span text:style-name="T31">&amp;&amp; x &lt;= N &amp;&amp; y &gt;= </text:span></text:span><text:span text:style-name="Source_20_Text"><text:span text:style-name="T45">1</text:span></text:span><text:span text:style-name="T18"> </text:span><text:span text:style-name="Source_20_Text"><text:span text:style-name="T31">&amp;&amp; y &lt;= N)</text:span></text:span></text:p>
      <text:p text:style-name="P75"><text:span text:style-name="Source_20_Text"><text:span text:style-name="T23">            </text:span></text:span><text:span text:style-name="Source_20_Text"><text:span text:style-name="T28">return</text:span></text:span><text:span text:style-name="T18"> </text:span><text:span text:style-name="Source_20_Text"><text:span text:style-name="T28">true</text:span></text:span><text:span text:style-name="Source_20_Text"><text:span text:style-name="T31">;</text:span></text:span></text:p>
      <text:p text:style-name="P75"><text:span text:style-name="Source_20_Text"><text:span text:style-name="T23">        </text:span></text:span><text:span text:style-name="Source_20_Text"><text:span text:style-name="T28">return</text:span></text:span><text:span text:style-name="T18"> </text:span><text:span text:style-name="Source_20_Text"><text:span text:style-name="T28">false</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5"> </text:p>
      <text:p text:style-name="P75"><text:span text:style-name="Source_20_Text"><text:span text:style-name="T23">      </text:span></text:span><text:span text:style-name="Source_20_Text"><text:span text:style-name="T28">static</text:span></text:span><text:span text:style-name="T18"> </text:span><text:span text:style-name="Source_20_Text"><text:span text:style-name="T28">int</text:span></text:span><text:span text:style-name="T18"> </text:span><text:span text:style-name="Source_20_Text"><text:span text:style-name="T31">minStepToReachTarget(</text:span></text:span><text:span text:style-name="Source_20_Text"><text:span text:style-name="T28">int</text:span></text:span><text:span text:style-name="T18"> </text:span><text:span text:style-name="Source_20_Text"><text:span text:style-name="T31">knightPos[],</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targetPos[], </text:span></text:span><text:span text:style-name="Source_20_Text"><text:span text:style-name="T28">int</text:span></text:span><text:span text:style-name="T18"> </text:span><text:span text:style-name="Source_20_Text"><text:span text:style-name="T31">N)</text:span></text:span><text:span text:style-name="Source_20_Text"><text:span text:style-name="T23">  </text:span></text:span><text:span text:style-name="Source_20_Text"><text:span text:style-name="T31">{</text:span></text:span></text:p>
      <text:p text:style-name="P75"><text:span text:style-name="Source_20_Text"><text:span text:style-name="T23">        </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dx[] = { -</text:span></text:span><text:span text:style-name="Source_20_Text"><text:span text:style-name="T45">2</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2</text:span></text:span><text:span text:style-name="Source_20_Text"><text:span text:style-name="T31">, -</text:span></text:span><text:span text:style-name="Source_20_Text"><text:span text:style-name="T45">2</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2</text:span></text:span><text:span text:style-name="T18"> </text:span><text:span text:style-name="Source_20_Text"><text:span text:style-name="T31">};</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dy[] = { -</text:span></text:span><text:span text:style-name="Source_20_Text"><text:span text:style-name="T45">1</text:span></text:span><text:span text:style-name="Source_20_Text"><text:span text:style-name="T31">, -</text:span></text:span><text:span text:style-name="Source_20_Text"><text:span text:style-name="T45">2</text:span></text:span><text:span text:style-name="Source_20_Text"><text:span text:style-name="T31">, -</text:span></text:span><text:span text:style-name="Source_20_Text"><text:span text:style-name="T45">2</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2</text:span></text:span><text:span text:style-name="Source_20_Text"><text:span text:style-name="T31">, </text:span></text:span><text:span text:style-name="Source_20_Text"><text:span text:style-name="T45">2</text:span></text:span><text:span text:style-name="Source_20_Text"><text:span text:style-name="T31">, </text:span></text:span><text:span text:style-name="Source_20_Text"><text:span text:style-name="T45">1</text:span></text:span><text:span text:style-name="T18"> </text:span><text:span text:style-name="Source_20_Text"><text:span text:style-name="T31">};</text:span></text:span></text:p>
      <text:p text:style-name="P5"> </text:p>
      <text:p text:style-name="P75"><text:span text:style-name="Source_20_Text"><text:span text:style-name="T23">        </text:span></text:span><text:span text:style-name="Source_20_Text"><text:span text:style-name="T31">Queue&lt;cell&gt; q = </text:span></text:span><text:span text:style-name="Source_20_Text"><text:span text:style-name="T28">new</text:span></text:span><text:span text:style-name="T18"> </text:span><text:span text:style-name="Source_20_Text"><text:span text:style-name="T31">LinkedList&lt;&gt;();</text:span></text:span></text:p>
      <text:p text:style-name="P5"> </text:p>
      <text:p text:style-name="P75"><text:span text:style-name="Source_20_Text"><text:span text:style-name="T23">        </text:span></text:span></text:p>
      <text:p text:style-name="P75"><text:span text:style-name="Source_20_Text"><text:span text:style-name="T23">        </text:span></text:span><text:span text:style-name="Source_20_Text"><text:span text:style-name="T31">q.add(</text:span></text:span><text:span text:style-name="Source_20_Text"><text:span text:style-name="T28">new</text:span></text:span><text:span text:style-name="T18"> </text:span><text:span text:style-name="Source_20_Text"><text:span text:style-name="T31">cell(knightPos[</text:span></text:span><text:span text:style-name="Source_20_Text"><text:span text:style-name="T45">0</text:span></text:span><text:span text:style-name="Source_20_Text"><text:span text:style-name="T31">], knightPos[</text:span></text:span><text:span text:style-name="Source_20_Text"><text:span text:style-name="T45">1</text:span></text:span><text:span text:style-name="Source_20_Text"><text:span text:style-name="T31">], </text:span></text:span><text:span text:style-name="Source_20_Text"><text:span text:style-name="T45">0</text:span></text:span><text:span text:style-name="Source_20_Text"><text:span text:style-name="T31">));</text:span></text:span></text:p>
      <text:p text:style-name="P5"> </text:p>
      <text:p text:style-name="P75"><text:span text:style-name="Source_20_Text"><text:span text:style-name="T23">        </text:span></text:span><text:span text:style-name="Source_20_Text"><text:span text:style-name="T31">cell t;</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x, y;</text:span></text:span></text:p>
      <text:p text:style-name="P75"><text:span text:style-name="Source_20_Text"><text:span text:style-name="T23">        </text:span></text:span><text:span text:style-name="Source_20_Text"><text:span text:style-name="T28">boolean</text:span></text:span><text:span text:style-name="T18"> </text:span><text:span text:style-name="Source_20_Text"><text:span text:style-name="T31">visit[][] = </text:span></text:span><text:span text:style-name="Source_20_Text"><text:span text:style-name="T28">new</text:span></text:span><text:span text:style-name="T18"> </text:span><text:span text:style-name="Source_20_Text"><text:span text:style-name="T28">boolean</text:span></text:span><text:span text:style-name="Source_20_Text"><text:span text:style-name="T31">[N + </text:span></text:span><text:span text:style-name="Source_20_Text"><text:span text:style-name="T45">1</text:span></text:span><text:span text:style-name="Source_20_Text"><text:span text:style-name="T31">][N + </text:span></text:span><text:span text:style-name="Source_20_Text"><text:span text:style-name="T45">1</text:span></text:span><text:span text:style-name="Source_20_Text"><text:span text:style-name="T31">];</text:span></text:span></text:p>
      <text:p text:style-name="P75"><text:span text:style-name="T23"> </text:span><text:span text:style-name="Source_20_Text"><text:span text:style-name="T23">        </text:span></text:span><text:span text:style-name="Source_20_Text"><text:span text:style-name="T31">visit[knightPos[</text:span></text:span><text:span text:style-name="Source_20_Text"><text:span text:style-name="T45">0</text:span></text:span><text:span text:style-name="Source_20_Text"><text:span text:style-name="T31">]][knightPos[</text:span></text:span><text:span text:style-name="Source_20_Text"><text:span text:style-name="T45">1</text:span></text:span><text:span text:style-name="Source_20_Text"><text:span text:style-name="T31">]] = </text:span></text:span><text:span text:style-name="Source_20_Text"><text:span text:style-name="T28">true</text:span></text:span><text:span text:style-name="Source_20_Text"><text:span text:style-name="T31">;</text:span></text:span></text:p>
      <text:p text:style-name="P75"><text:span text:style-name="T23"> </text:span><text:span text:style-name="Source_20_Text"><text:span text:style-name="T23">        </text:span></text:span><text:span text:style-name="Source_20_Text"><text:span text:style-name="T28">while</text:span></text:span><text:span text:style-name="T18"> </text:span><text:span text:style-name="Source_20_Text"><text:span text:style-name="T31">(!q.isEmpty()) {</text:span></text:span></text:p>
      <text:p text:style-name="P75"><text:span text:style-name="Source_20_Text"><text:span text:style-name="T23">            </text:span></text:span><text:span text:style-name="Source_20_Text"><text:span text:style-name="T31">t = q.poll();</text:span></text:span></text:p>
      <text:p text:style-name="P75"><text:span text:style-name="T23"> </text:span><text:span text:style-name="Source_20_Text"><text:span text:style-name="T23">            </text:span></text:span><text:span text:style-name="Source_20_Text"><text:span text:style-name="T28">if</text:span></text:span><text:span text:style-name="T18"> </text:span><text:span text:style-name="Source_20_Text"><text:span text:style-name="T31">(t.x == targetPos[</text:span></text:span><text:span text:style-name="Source_20_Text"><text:span text:style-name="T45">0</text:span></text:span><text:span text:style-name="Source_20_Text"><text:span text:style-name="T31">] &amp;&amp; t.y == targetPos[</text:span></text:span><text:span text:style-name="Source_20_Text"><text:span text:style-name="T45">1</text:span></text:span><text:span text:style-name="Source_20_Text"><text:span text:style-name="T31">])</text:span></text:span></text:p>
      <text:p text:style-name="P75"><text:span text:style-name="Source_20_Text"><text:span text:style-name="T23">                </text:span></text:span><text:span text:style-name="Source_20_Text"><text:span text:style-name="T28">return</text:span></text:span><text:span text:style-name="T18"> </text:span><text:span text:style-name="Source_20_Text"><text:span text:style-name="T31">t.dis;</text:span></text:span></text:p>
      <text:p text:style-name="P75"><text:span text:style-name="Source_20_Text"><text:span text:style-name="T21"/></text:span></text:p>
      <text:p text:style-name="P75"><text:span text:style-name="Source_20_Text"><text:span text:style-name="T23">            </text:span></text:span><text:span text:style-name="Source_20_Text"><text:span text:style-name="T28">for</text:span></text:span><text:span text:style-name="T18"> </text:span><text:span text:style-name="Source_20_Text"><text:span text:style-name="T31">(</text:span></text:span><text:span text:style-name="Source_20_Text"><text:span text:style-name="T28">int</text:span></text:span><text:span text:style-name="T18"> </text:span><text:span text:style-name="Source_20_Text"><text:span text:style-name="T31">i = </text:span></text:span><text:span text:style-name="Source_20_Text"><text:span text:style-name="T45">0</text:span></text:span><text:span text:style-name="Source_20_Text"><text:span text:style-name="T31">; i &lt; </text:span></text:span><text:span text:style-name="Source_20_Text"><text:span text:style-name="T45">8</text:span></text:span><text:span text:style-name="Source_20_Text"><text:span text:style-name="T31">; i++) {</text:span></text:span></text:p>
      <text:p text:style-name="P75"><text:span text:style-name="Source_20_Text"><text:span text:style-name="T23">                </text:span></text:span><text:span text:style-name="Source_20_Text"><text:span text:style-name="T31">x = t.x + dx[i];</text:span></text:span></text:p>
      <text:p text:style-name="P75"><text:span text:style-name="Source_20_Text"><text:span text:style-name="T23">                </text:span></text:span><text:span text:style-name="Source_20_Text"><text:span text:style-name="T31">y = t.y + dy[i];</text:span></text:span></text:p>
      <text:p text:style-name="P5"> </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isInside(x, y, N) &amp;&amp; !visit[x][y]) {</text:span></text:span></text:p>
      <text:p text:style-name="P75"><text:span text:style-name="Source_20_Text"><text:span text:style-name="T23">                    </text:span></text:span><text:span text:style-name="Source_20_Text"><text:span text:style-name="T31">visit[x][y] = </text:span></text:span><text:span text:style-name="Source_20_Text"><text:span text:style-name="T28">true</text:span></text:span><text:span text:style-name="Source_20_Text"><text:span text:style-name="T31">;</text:span></text:span></text:p>
      <text:p text:style-name="P75"><text:span text:style-name="Source_20_Text"><text:span text:style-name="T23">                    </text:span></text:span><text:span text:style-name="Source_20_Text"><text:span text:style-name="T31">q.add(</text:span></text:span><text:span text:style-name="Source_20_Text"><text:span text:style-name="T28">new</text:span></text:span><text:span text:style-name="T18"> </text:span><text:span text:style-name="Source_20_Text"><text:span text:style-name="T31">cell(x, y, t.dis + </text:span></text:span><text:span text:style-name="Source_20_Text"><text:span text:style-name="T45">1</text:span></text:span><text:span text:style-name="Source_20_Text"><text:span text:style-name="T31">));</text:span></text:span></text:p>
      <text:p text:style-name="P75"><text:span text:style-name="Source_20_Text"><text:span text:style-name="T23">                </text:span></text:span><text:span text:style-name="Source_20_Text"><text:span text:style-name="T31">} <text:s/>} }</text:span></text:span></text:p>
      <text:p text:style-name="P75"><text:soft-page-break/><text:span text:style-name="Source_20_Text"><text:span text:style-name="T23">        </text:span></text:span><text:span text:style-name="Source_20_Text"><text:span text:style-name="T28">return</text:span></text:span><text:span text:style-name="T18"> </text:span><text:span text:style-name="Source_20_Text"><text:span text:style-name="T31">Integer.MAX_VALUE;</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28">public</text:span></text:span><text:span text:style-name="T18"> </text:span><text:span text:style-name="Source_20_Text"><text:span text:style-name="T28">static</text:span></text:span><text:span text:style-name="T18"> </text:span><text:span text:style-name="Source_20_Text"><text:span text:style-name="T28">void</text:span></text:span><text:span text:style-name="T18"> </text:span><text:span text:style-name="Source_20_Text"><text:span text:style-name="T31">main(String[] args)</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N = </text:span></text:span><text:span text:style-name="Source_20_Text"><text:span text:style-name="T45">30</text:span></text:span><text:span text:style-name="Source_20_Text"><text:span text:style-name="T31">;</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knightPos[] = { </text:span></text:span><text:span text:style-name="Source_20_Text"><text:span text:style-name="T45">1</text:span></text:span><text:span text:style-name="Source_20_Text"><text:span text:style-name="T31">, </text:span></text:span><text:span text:style-name="Source_20_Text"><text:span text:style-name="T45">1</text:span></text:span><text:span text:style-name="T18"> </text:span><text:span text:style-name="Source_20_Text"><text:span text:style-name="T31">};</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targetPos[] = { </text:span></text:span><text:span text:style-name="Source_20_Text"><text:span text:style-name="T45">30</text:span></text:span><text:span text:style-name="Source_20_Text"><text:span text:style-name="T31">, </text:span></text:span><text:span text:style-name="Source_20_Text"><text:span text:style-name="T45">30</text:span></text:span><text:span text:style-name="T18"> </text:span><text:span text:style-name="Source_20_Text"><text:span text:style-name="T31">};</text:span></text:span></text:p>
      <text:p text:style-name="P75"><text:span text:style-name="T23"> </text:span><text:span text:style-name="Source_20_Text"><text:span text:style-name="T23">   </text:span></text:span><text:span text:style-name="Source_20_Text"><text:span text:style-name="T31">System.out.printl</text:span></text:span><text:span text:style-name="Source_20_Text"><text:span text:style-name="T33">n(</text:span></text:span><text:span text:style-name="Source_20_Text"><text:span text:style-name="T31">minStepToReachTarget(knightPos, targetPos, N));</text:span></text:span></text:p>
      <text:p text:style-name="P77"><text:span text:style-name="Source_20_Text"><text:span text:style-name="T23">    </text:span></text:span><text:span text:style-name="Source_20_Text"><text:span text:style-name="T31">}</text:span></text:span></text:p>
      <text:p text:style-name="P77"><text:span text:style-name="Source_20_Text"><text:span text:style-name="T31">}</text:span></text:span></text:p>
      <text:p text:style-name="P5"> </text:p>
      <text:p text:style-name="P16">Question 2:(15)</text:p>
      <text:p text:style-name="P6"/>
      <text:p text:style-name="P133"><text:a xlink:type="simple" xlink:href="https://leetcode.com/problems/surrounded-regions/" text:style-name="Internet_20_link" text:visited-style-name="Visited_20_Internet_20_Link"><text:span text:style-name="T201"> </text:span></text:a><text:a xlink:type="simple" xlink:href="https://leetcode.com/problems/surrounded-regions/" text:style-name="Internet_20_link" text:visited-style-name="Visited_20_Internet_20_Link"><text:span text:style-name="T203">Surrounded Regions</text:span></text:a><text:span text:style-name="T201"><text:line-break/></text:span><text:span text:style-name="T196">Given an </text:span><text:span text:style-name="Source_20_Text"><text:span text:style-name="T205">m x n</text:span></text:span><text:span text:style-name="T196"> matrix </text:span><text:span text:style-name="Source_20_Text"><text:span text:style-name="T205">board</text:span></text:span><text:span text:style-name="T196"> containing </text:span><text:span text:style-name="Source_20_Text"><text:span text:style-name="T205">'X'</text:span></text:span><text:span text:style-name="T196"> and </text:span><text:span text:style-name="Source_20_Text"><text:span text:style-name="T205">'O'</text:span></text:span><text:span text:style-name="T196">, </text:span><text:span text:style-name="Emphasis"><text:span text:style-name="T200">capture all regions that are 4-directionally surrounded by</text:span></text:span><text:span text:style-name="T196"> </text:span><text:span text:style-name="Source_20_Text"><text:span text:style-name="T205">'X'</text:span></text:span><text:span text:style-name="T196">.</text:span></text:p>
      <text:p text:style-name="P88">A region is <text:span text:style-name="Strong_20_Emphasis"><text:span text:style-name="T188">captured</text:span></text:span> by flipping all <text:span text:style-name="Source_20_Text"><text:span text:style-name="T236">'O'</text:span></text:span>s into <text:span text:style-name="Source_20_Text"><text:span text:style-name="T236">'X'</text:span></text:span>s in that surrounded region.</text:p>
      <text:p text:style-name="P112"><text:span text:style-name="Strong_20_Emphasis"><text:span text:style-name="T196"/></text:span></text:p>
      <text:p text:style-name="P114"><text:span text:style-name="Strong_20_Emphasis"><text:span text:style-name="T197">Example 1:</text:span></text:span></text:p>
      <text:p text:style-name="P114"><text:span text:style-name="Strong_20_Emphasis"><text:span text:style-name="T199">Input:</text:span></text:span><text:span text:style-name="T196"> board = [["X","X","X","X"],["X","O","O","X"],["X","X","O","X"],["X","O","X","X"]]</text:span></text:p>
      <text:p text:style-name="P79"><text:span text:style-name="Strong_20_Emphasis"><text:span text:style-name="T188">Output:</text:span></text:span> [["X","X","X","X"],["X","X","X","X"],["X","X","X","X"],["X","O","X","X"]]</text:p>
      <text:p text:style-name="P112"><text:span text:style-name="Source_20_Text"><text:span text:style-name="T204">class Solution {</text:span></text:span></text:p>
      <text:p text:style-name="P87"><text:span text:style-name="Source_20_Text"><text:span text:style-name="T188"><text:s text:c="4"/>public void solve(char[][] board) {</text:span></text:span></text:p>
      <text:p text:style-name="P87"><text:span text:style-name="Source_20_Text"><text:span text:style-name="T188"><text:s text:c="7"/>int m = board.length;</text:span></text:span></text:p>
      <text:p text:style-name="P87"><text:span text:style-name="Source_20_Text"><text:span text:style-name="T188"><text:s text:c="7"/>int n = board[0].length; </text:span></text:span></text:p>
      <text:p text:style-name="P87"><text:span text:style-name="Source_20_Text"><text:span text:style-name="T188"><text:s text:c="7"/>for(int i=0;i&lt;n;i++)</text:span></text:span></text:p>
      <text:p text:style-name="P87"><text:span text:style-name="Source_20_Text"><text:span text:style-name="T188"><text:s text:c="7"/>{</text:span></text:span></text:p>
      <text:p text:style-name="P87"><text:span text:style-name="Source_20_Text"><text:span text:style-name="T188"><text:s text:c="11"/>if(board[0][i]=='O')</text:span></text:span></text:p>
      <text:p text:style-name="P87"><text:span text:style-name="Source_20_Text"><text:span text:style-name="T188"><text:s text:c="11"/>{</text:span></text:span></text:p>
      <text:p text:style-name="P87"><text:span text:style-name="Source_20_Text"><text:span text:style-name="T188"><text:s text:c="15"/>dfs(0,i,board);</text:span></text:span></text:p>
      <text:p text:style-name="P87"><text:span text:style-name="Source_20_Text"><text:span text:style-name="T188"><text:s text:c="11"/>}//first row</text:span></text:span></text:p>
      <text:p text:style-name="P87"><text:span text:style-name="Source_20_Text"><text:span text:style-name="T188"><text:s text:c="11"/>if(board[m-1][i]=='O')</text:span></text:span></text:p>
      <text:p text:style-name="P87"><text:span text:style-name="Source_20_Text"><text:span text:style-name="T188"><text:s text:c="11"/>{</text:span></text:span></text:p>
      <text:p text:style-name="P87"><text:span text:style-name="Source_20_Text"><text:span text:style-name="T188"><text:s text:c="15"/>dfs(m-1,i,board);</text:span></text:span></text:p>
      <text:p text:style-name="P87"><text:span text:style-name="Source_20_Text"><text:span text:style-name="T188"><text:s text:c="11"/>}//last row</text:span></text:span></text:p>
      <text:p text:style-name="P87"><text:span text:style-name="Source_20_Text"><text:span text:style-name="T188"><text:s text:c="7"/>}</text:span></text:span></text:p>
      <text:p text:style-name="P87"><text:span text:style-name="Source_20_Text"><text:span text:style-name="T188"><text:s text:c="7"/>for(int i=0;i&lt;m;i++)</text:span></text:span></text:p>
      <text:p text:style-name="P87"><text:span text:style-name="Source_20_Text"><text:span text:style-name="T188"><text:s text:c="7"/>{</text:span></text:span></text:p>
      <text:p text:style-name="P87"><text:span text:style-name="Source_20_Text"><text:span text:style-name="T188"><text:s text:c="11"/>if(board[i][0]=='O')</text:span></text:span></text:p>
      <text:p text:style-name="P87"><text:span text:style-name="Source_20_Text"><text:span text:style-name="T188"><text:s text:c="11"/>{</text:span></text:span></text:p>
      <text:p text:style-name="P87"><text:span text:style-name="Source_20_Text"><text:span text:style-name="T188"><text:s text:c="15"/>dfs(i,0,board);</text:span></text:span></text:p>
      <text:p text:style-name="P87"><text:span text:style-name="Source_20_Text"><text:span text:style-name="T188"><text:s text:c="11"/>}//first col</text:span></text:span></text:p>
      <text:p text:style-name="P87"><text:span text:style-name="Source_20_Text"><text:span text:style-name="T188"><text:s text:c="12"/>if(board[i][n-1]=='O')</text:span></text:span></text:p>
      <text:p text:style-name="P87"><text:span text:style-name="Source_20_Text"><text:span text:style-name="T188"><text:s text:c="11"/>{</text:span></text:span></text:p>
      <text:p text:style-name="P87"><text:span text:style-name="Source_20_Text"><text:span text:style-name="T188"><text:s text:c="15"/>dfs(i,n-1,board);</text:span></text:span></text:p>
      <text:p text:style-name="P87"><text:span text:style-name="Source_20_Text"><text:span text:style-name="T188"><text:s text:c="11"/>}//last col</text:span></text:span></text:p>
      <text:p text:style-name="P87"><text:span text:style-name="Source_20_Text"><text:span text:style-name="T188"><text:s text:c="7"/>}</text:span></text:span></text:p>
      <text:p text:style-name="P87"><text:span text:style-name="Source_20_Text"><text:span text:style-name="T188"><text:s text:c="8"/>for(int i=0;i&lt;m;i++)</text:span></text:span></text:p>
      <text:p text:style-name="P87"><text:span text:style-name="Source_20_Text"><text:span text:style-name="T188"><text:s text:c="7"/>{</text:span></text:span></text:p>
      <text:p text:style-name="P87"><text:span text:style-name="Source_20_Text"><text:span text:style-name="T188"><text:s text:c="11"/>for(int j=0;j&lt;n;j++)</text:span></text:span></text:p>
      <text:p text:style-name="P87"><text:soft-page-break/><text:span text:style-name="Source_20_Text"><text:span text:style-name="T188"><text:s text:c="11"/>{</text:span></text:span></text:p>
      <text:p text:style-name="P87"><text:span text:style-name="Source_20_Text"><text:span text:style-name="T188"><text:s text:c="15"/>if(board[i][j]=='O')</text:span></text:span></text:p>
      <text:p text:style-name="P87"><text:span text:style-name="Source_20_Text"><text:span text:style-name="T188"><text:s text:c="15"/>{</text:span></text:span></text:p>
      <text:p text:style-name="P87"><text:span text:style-name="Source_20_Text"><text:span text:style-name="T188"><text:s text:c="19"/>board[i][j]='X';</text:span></text:span></text:p>
      <text:p text:style-name="P87"><text:span text:style-name="Source_20_Text"><text:span text:style-name="T188"><text:s text:c="15"/>}</text:span></text:span></text:p>
      <text:p text:style-name="P87"><text:span text:style-name="Source_20_Text"><text:span text:style-name="T188"><text:s text:c="15"/>if(board[i][j]=='Y')</text:span></text:span></text:p>
      <text:p text:style-name="P87"><text:span text:style-name="Source_20_Text"><text:span text:style-name="T188"><text:s text:c="15"/>{</text:span></text:span></text:p>
      <text:p text:style-name="P87"><text:span text:style-name="Source_20_Text"><text:span text:style-name="T188"><text:s text:c="19"/>board[i][j]='O';</text:span></text:span></text:p>
      <text:p text:style-name="P87"><text:span text:style-name="Source_20_Text"><text:span text:style-name="T188"><text:s text:c="15"/>}</text:span></text:span></text:p>
      <text:p text:style-name="P87"><text:span text:style-name="Source_20_Text"><text:span text:style-name="T188"><text:s text:c="11"/>}</text:span></text:span></text:p>
      <text:p text:style-name="P87"><text:span text:style-name="Source_20_Text"><text:span text:style-name="T188"><text:s text:c="7"/>}</text:span></text:span></text:p>
      <text:p text:style-name="P87"/>
      <text:p text:style-name="P87"><text:span text:style-name="Source_20_Text"><text:span text:style-name="T188"><text:s text:c="4"/>}</text:span></text:span></text:p>
      <text:p text:style-name="P87"><text:span text:style-name="Source_20_Text"><text:span text:style-name="T188"><text:s text:c="4"/>public void dfs(int i,int j,char[][] grid)</text:span></text:span></text:p>
      <text:p text:style-name="P87"><text:span text:style-name="Source_20_Text"><text:span text:style-name="T188"><text:s text:c="4"/>{</text:span></text:span></text:p>
      <text:p text:style-name="P87"><text:span text:style-name="Source_20_Text"><text:span text:style-name="T188"><text:s text:c="8"/>if(i&lt;0 || j&lt;0 || i&gt;=grid.length || j&gt;=grid[0].length ||grid[i][j]=='X' || grid[i][j]=='Y') return ;</text:span></text:span></text:p>
      <text:p text:style-name="P87"/>
      <text:p text:style-name="P87"><text:span text:style-name="Source_20_Text"><text:span text:style-name="T188"><text:s text:c="8"/>grid[i][j]='Y';</text:span></text:span></text:p>
      <text:p text:style-name="P87"><text:span text:style-name="Source_20_Text"><text:span text:style-name="T188"><text:s text:c="8"/>dfs(i-1,j,grid);</text:span></text:span></text:p>
      <text:p text:style-name="P87"><text:span text:style-name="Source_20_Text"><text:span text:style-name="T188"><text:s text:c="8"/>dfs(i+1,j,grid);</text:span></text:span></text:p>
      <text:p text:style-name="P87"><text:span text:style-name="Source_20_Text"><text:span text:style-name="T188"><text:s text:c="8"/>dfs(i,j-1,grid);</text:span></text:span></text:p>
      <text:p text:style-name="P87"><text:span text:style-name="Source_20_Text"><text:span text:style-name="T188"><text:s text:c="8"/>dfs(i,j+1,grid);</text:span></text:span></text:p>
      <text:p text:style-name="P87"><text:span text:style-name="Source_20_Text"><text:span text:style-name="T188"><text:s text:c="4"/>}</text:span></text:span></text:p>
      <text:p text:style-name="P79"><text:span text:style-name="Source_20_Text"><text:span text:style-name="T188">}</text:span></text:span></text:p>
      <text:p text:style-name="P110"/>
      <text:p text:style-name="P116"><text:span text:style-name="T196">Question 3:</text:span><text:span text:style-name="T198">(16)</text:span></text:p>
      <text:p text:style-name="P134"><text:a xlink:type="simple" xlink:href="https://leetcode.com/problems/min-cost-to-connect-all-points/" text:style-name="Internet_20_link" text:visited-style-name="Visited_20_Internet_20_Link">Min Cost to Connect All Points</text:a><text:span text:style-name="T202"><text:line-break/></text:span><text:span text:style-name="T198">You are given an array </text:span><text:span text:style-name="Source_20_Text"><text:span text:style-name="T207">points</text:span></text:span><text:span text:style-name="T198"> representing integer coordinates of some points on a 2D-plane, where </text:span><text:span text:style-name="Source_20_Text"><text:span text:style-name="T207">points[i] = [x</text:span></text:span><text:span text:style-name="Source_20_Text"><text:span text:style-name="T206">i</text:span></text:span><text:span text:style-name="Source_20_Text"><text:span text:style-name="T207">, y</text:span></text:span><text:span text:style-name="Source_20_Text"><text:span text:style-name="T206">i</text:span></text:span><text:span text:style-name="Source_20_Text"><text:span text:style-name="T207">]</text:span></text:span><text:span text:style-name="T198">.</text:span></text:p>
      <text:p text:style-name="P88">The cost of connecting two points <text:span text:style-name="Source_20_Text"><text:span text:style-name="T236">[x</text:span></text:span><text:span text:style-name="Source_20_Text"><text:span text:style-name="T188">i</text:span></text:span><text:span text:style-name="Source_20_Text"><text:span text:style-name="T236">, y</text:span></text:span><text:span text:style-name="Source_20_Text"><text:span text:style-name="T188">i</text:span></text:span><text:span text:style-name="Source_20_Text"><text:span text:style-name="T236">]</text:span></text:span> and <text:span text:style-name="Source_20_Text"><text:span text:style-name="T236">[x</text:span></text:span><text:span text:style-name="Source_20_Text"><text:span text:style-name="T188">j</text:span></text:span><text:span text:style-name="Source_20_Text"><text:span text:style-name="T236">, y</text:span></text:span><text:span text:style-name="Source_20_Text"><text:span text:style-name="T188">j</text:span></text:span><text:span text:style-name="Source_20_Text"><text:span text:style-name="T236">]</text:span></text:span> is the <text:span text:style-name="Strong_20_Emphasis"><text:span text:style-name="T188">manhattan distance</text:span></text:span> between them: <text:span text:style-name="Source_20_Text"><text:span text:style-name="T236">|x</text:span></text:span><text:span text:style-name="Source_20_Text"><text:span text:style-name="T188">i</text:span></text:span><text:span text:style-name="Source_20_Text"><text:span text:style-name="T236"> - x</text:span></text:span><text:span text:style-name="Source_20_Text"><text:span text:style-name="T188">j</text:span></text:span><text:span text:style-name="Source_20_Text"><text:span text:style-name="T236">| + |y</text:span></text:span><text:span text:style-name="Source_20_Text"><text:span text:style-name="T188">i</text:span></text:span><text:span text:style-name="Source_20_Text"><text:span text:style-name="T236"> - y</text:span></text:span><text:span text:style-name="Source_20_Text"><text:span text:style-name="T188">j</text:span></text:span><text:span text:style-name="Source_20_Text"><text:span text:style-name="T236">|</text:span></text:span>, where <text:span text:style-name="Source_20_Text"><text:span text:style-name="T236">|val|</text:span></text:span> denotes the absolute value of <text:span text:style-name="Source_20_Text"><text:span text:style-name="T236">val</text:span></text:span>.</text:p>
      <text:p text:style-name="P88">Return <text:span text:style-name="Emphasis"><text:span text:style-name="T188">the minimum cost to make all points connected.</text:span></text:span> All points are connected if there is <text:span text:style-name="Strong_20_Emphasis"><text:span text:style-name="T188">exactly one</text:span></text:span> simple path between any two points.</text:p>
      <text:p text:style-name="P111">Example 1:</text:p>
      <text:p text:style-name="P115"><text:span text:style-name="Strong_20_Emphasis"><text:span text:style-name="T199">Input:</text:span></text:span><text:span text:style-name="T196"> points = [[0,0],[2,2],[3,10],[5,2],[7,0]]</text:span></text:p>
      <text:p text:style-name="P79"><text:span text:style-name="Strong_20_Emphasis"><text:span text:style-name="T188">Output:</text:span></text:span> 20</text:p>
      <text:p text:style-name="P122">Ans:</text:p>
      <text:p text:style-name="P115"><text:span text:style-name="Source_20_Text"><text:span text:style-name="T204">class Solution {</text:span></text:span></text:p>
      <text:p text:style-name="P87"><text:span text:style-name="Source_20_Text"><text:span text:style-name="T188"><text:s text:c="4"/>public int minCostConnectPoints(int[][] points) {</text:span></text:span></text:p>
      <text:p text:style-name="P87"><text:span text:style-name="Source_20_Text"><text:span text:style-name="T188"><text:s text:c="8"/>int sz = points.length;</text:span></text:span></text:p>
      <text:p text:style-name="P87"><text:span text:style-name="Source_20_Text"><text:span text:style-name="T188"><text:s text:c="8"/>Set&lt;Integer&gt; mst = new HashSet&lt;&gt;();</text:span></text:span></text:p>
      <text:p text:style-name="P87"><text:span text:style-name="Source_20_Text"><text:span text:style-name="T188"><text:s text:c="8"/>int minCost <text:s/>= 0;</text:span></text:span></text:p>
      <text:p text:style-name="P87"><text:span text:style-name="Source_20_Text"><text:span text:style-name="T188"><text:s text:c="8"/>int cost[] = new int[sz];</text:span></text:span></text:p>
      <text:p text:style-name="P87"><text:span text:style-name="Source_20_Text"><text:span text:style-name="T188"><text:s text:c="8"/>for(int dest = 0; dest &lt; sz; dest++){</text:span></text:span></text:p>
      <text:p text:style-name="P87"><text:span text:style-name="Source_20_Text"><text:span text:style-name="T188"><text:s text:c="13"/>cost[dest] <text:s/>= findCost(points, dest, sz-1);</text:span></text:span></text:p>
      <text:p text:style-name="P87"><text:span text:style-name="Source_20_Text"><text:span text:style-name="T188"><text:s text:c="8"/>}</text:span></text:span></text:p>
      <text:p text:style-name="P87"><text:span text:style-name="Source_20_Text"><text:span text:style-name="T188"><text:s text:c="8"/>while(mst.size() &lt; sz){</text:span></text:span></text:p>
      <text:p text:style-name="P87"><text:span text:style-name="Source_20_Text"><text:span text:style-name="T188"><text:s text:c="11"/>int currSrc = -1;</text:span></text:span></text:p>
      <text:p text:style-name="P87"><text:span text:style-name="Source_20_Text"><text:span text:style-name="T188"><text:s text:c="11"/>for(int dest = 0; dest &lt; sz; dest++){</text:span></text:span></text:p>
      <text:p text:style-name="P87"><text:soft-page-break/><text:span text:style-name="Source_20_Text"><text:span text:style-name="T188"><text:s text:c="15"/>if(!mst.contains(dest)){</text:span></text:span></text:p>
      <text:p text:style-name="P87"><text:span text:style-name="Source_20_Text"><text:span text:style-name="T188"><text:s text:c="19"/>if(currSrc == - 1 || cost[currSrc] &gt; cost[dest]){</text:span></text:span></text:p>
      <text:p text:style-name="P87"><text:span text:style-name="Source_20_Text"><text:span text:style-name="T188"><text:s text:c="23"/>currSrc = dest;</text:span></text:span></text:p>
      <text:p text:style-name="P87"><text:span text:style-name="Source_20_Text"><text:span text:style-name="T188"><text:s text:c="19"/>}</text:span></text:span></text:p>
      <text:p text:style-name="P87"><text:span text:style-name="Source_20_Text"><text:span text:style-name="T188"><text:s text:c="15"/>}</text:span></text:span></text:p>
      <text:p text:style-name="P87"><text:span text:style-name="Source_20_Text"><text:span text:style-name="T188"><text:s text:c="11"/>}</text:span></text:span></text:p>
      <text:p text:style-name="P87"><text:span text:style-name="Source_20_Text"><text:span text:style-name="T188"><text:s text:c="11"/>mst.add(currSrc);</text:span></text:span></text:p>
      <text:p text:style-name="P87"><text:span text:style-name="Source_20_Text"><text:span text:style-name="T188"><text:s text:c="11"/>minCost += cost[currSrc];</text:span></text:span></text:p>
      <text:p text:style-name="P87"><text:span text:style-name="Source_20_Text"><text:span text:style-name="T188"><text:s text:c="11"/>for(int dest = 0; dest &lt; sz; dest++){</text:span></text:span></text:p>
      <text:p text:style-name="P87"><text:span text:style-name="Source_20_Text"><text:span text:style-name="T188"><text:s text:c="15"/>if(!mst.contains(dest)){</text:span></text:span></text:p>
      <text:p text:style-name="P87"><text:span text:style-name="Source_20_Text"><text:span text:style-name="T188"><text:s text:c="19"/>cost[dest] = Math.min(cost[dest], findCost(points, currSrc, dest));</text:span></text:span></text:p>
      <text:p text:style-name="P87"><text:span text:style-name="Source_20_Text"><text:span text:style-name="T188"><text:s text:c="15"/>}</text:span></text:span></text:p>
      <text:p text:style-name="P87"><text:span text:style-name="Source_20_Text"><text:span text:style-name="T188"><text:s text:c="11"/>}</text:span></text:span></text:p>
      <text:p text:style-name="P87"><text:span text:style-name="Source_20_Text"><text:span text:style-name="T188"><text:s text:c="8"/>}</text:span></text:span></text:p>
      <text:p text:style-name="P87"><text:span text:style-name="Source_20_Text"><text:span text:style-name="T188"><text:s text:c="8"/>return minCost;</text:span></text:span></text:p>
      <text:p text:style-name="P87"><text:span text:style-name="Source_20_Text"><text:span text:style-name="T188"><text:s text:c="4"/>}</text:span></text:span></text:p>
      <text:p text:style-name="P87"><text:span text:style-name="Source_20_Text"><text:span text:style-name="T188"><text:s text:c="4"/>private int findCost(int[][]pts, int pt1, int pt2){</text:span></text:span></text:p>
      <text:p text:style-name="P87"><text:span text:style-name="Source_20_Text"><text:span text:style-name="T188"><text:s text:c="8"/>return Math.abs(pts[pt1][0] - pts[pt2][0]) + Math.abs(pts[pt1][1] - pts[pt2][1]);</text:span></text:span></text:p>
      <text:p text:style-name="P87"><text:span text:style-name="Source_20_Text"><text:span text:style-name="T188"><text:s text:c="4"/>}</text:span></text:span></text:p>
      <text:p text:style-name="P79"><text:span text:style-name="Source_20_Text"><text:span text:style-name="T188">}</text:span></text:span></text:p>
      <text:p text:style-name="P111"/>
      <text:p text:style-name="P203"/>
      <text:p text:style-name="P135"><text:span text:style-name="T159">Q</text:span><text:span text:style-name="T158">uestion 4:(17)</text:span></text:p>
      <text:h text:style-name="P61" text:outline-level="3">Find the number of islands</text:h>
      <text:p text:style-name="P141"><text:line-break/><text:span text:style-name="T92">Given a grid of size n*m (n is the number of rows and m is the number of columns in the grid) consisting of '0's (Water) and '1's(Land). Find the number of islands.</text:span><text:span text:style-name="T161"><text:line-break/></text:span><text:span text:style-name="Strong_20_Emphasis"><text:span text:style-name="T58">Note: </text:span></text:span><text:span text:style-name="T92">An island is either surrounded by water or boundary of grid and is formed by connecting adjacent lands horizontally or vertically or diagonally i.e., in all 8 directions.</text:span></text:p>
      <text:p text:style-name="P143"><text:span text:style-name="T92">Example </text:span><text:span text:style-name="Strong_20_Emphasis"><text:span text:style-name="T66">Input:</text:span></text:span></text:p>
      <text:p text:style-name="P18">grid = {{0,1},{1,0},{1,1},{1,0}}</text:p>
      <text:p text:style-name="P83"><text:span text:style-name="Strong_20_Emphasis"><text:span text:style-name="T65">Output:</text:span></text:span></text:p>
      <text:p text:style-name="P17">1</text:p>
      <text:p text:style-name="P26">Ans:</text:p>
      <text:p text:style-name="P32"><text:bookmark text:name="codePrettyPrint2"/><text:span text:style-name="T219">class</text:span><text:span text:style-name="T212"> </text:span><text:span text:style-name="T226">Pair</text:span><text:span text:style-name="T212"> </text:span><text:span text:style-name="T232">{</text:span></text:p>
      <text:p text:style-name="P37"><text:span text:style-name="T208"><text:s text:c="4"/></text:span><text:span text:style-name="T217">int</text:span><text:span text:style-name="T210"> i</text:span><text:span text:style-name="T230">;</text:span></text:p>
      <text:p text:style-name="P37"><text:span text:style-name="T208"><text:s text:c="4"/></text:span><text:span text:style-name="T217">int</text:span><text:span text:style-name="T210"> j</text:span><text:span text:style-name="T230">;</text:span></text:p>
      <text:p text:style-name="P37"><text:span text:style-name="T208"><text:s text:c="4"/></text:span><text:span text:style-name="T224">Pair</text:span><text:span text:style-name="T230">(</text:span><text:span text:style-name="T217">int</text:span><text:span text:style-name="T210"> i</text:span><text:span text:style-name="T230">,</text:span><text:span text:style-name="T210"> </text:span><text:span text:style-name="T217">int</text:span><text:span text:style-name="T210"> j</text:span><text:span text:style-name="T230">){</text:span></text:p>
      <text:p text:style-name="P37"><text:span text:style-name="T208"><text:s text:c="8"/></text:span><text:span text:style-name="T217">this</text:span><text:span text:style-name="T230">.</text:span><text:span text:style-name="T210">i </text:span><text:span text:style-name="T230">=</text:span><text:span text:style-name="T210"> i</text:span><text:span text:style-name="T230">;</text:span></text:p>
      <text:p text:style-name="P37"><text:soft-page-break/><text:span text:style-name="T208"><text:s text:c="8"/></text:span><text:span text:style-name="T217">this</text:span><text:span text:style-name="T230">.</text:span><text:span text:style-name="T210">j </text:span><text:span text:style-name="T230">=</text:span><text:span text:style-name="T210"> j</text:span><text:span text:style-name="T230">;</text:span></text:p>
      <text:p text:style-name="P37"><text:span text:style-name="T208"><text:s text:c="4"/></text:span><text:span text:style-name="T230">}</text:span></text:p>
      <text:p text:style-name="P43">}</text:p>
      <text:p text:style-name="P31"><text:span text:style-name="T215">class</text:span><text:span text:style-name="T208"> </text:span><text:span text:style-name="T222">Solution</text:span><text:span text:style-name="T208"> </text:span><text:span text:style-name="T228">{</text:span></text:p>
      <text:p text:style-name="P37"><text:span text:style-name="T208"><text:s text:c="4"/></text:span><text:span text:style-name="T235">// Function to find the number of islands.</text:span></text:p>
      <text:p text:style-name="P37"><text:span text:style-name="T208"><text:s text:c="4"/></text:span><text:span text:style-name="T217">public</text:span><text:span text:style-name="T210"> </text:span><text:span text:style-name="T217">int</text:span><text:span text:style-name="T210"> numIslands</text:span><text:span text:style-name="T230">(</text:span><text:span text:style-name="T217">char</text:span><text:span text:style-name="T230">[][]</text:span><text:span text:style-name="T210"> grid</text:span><text:span text:style-name="T230">)</text:span><text:span text:style-name="T210"> </text:span><text:span text:style-name="T230">{</text:span></text:p>
      <text:p text:style-name="P37"><text:span text:style-name="T208"><text:s text:c="8"/></text:span><text:span text:style-name="T235">// Code here</text:span></text:p>
      <text:p text:style-name="P37"><text:span text:style-name="T208"><text:s text:c="8"/></text:span><text:span text:style-name="T217">int</text:span><text:span text:style-name="T210"> n </text:span><text:span text:style-name="T230">=</text:span><text:span text:style-name="T210"> grid</text:span><text:span text:style-name="T230">.</text:span><text:span text:style-name="T210">length</text:span><text:span text:style-name="T230">;</text:span></text:p>
      <text:p text:style-name="P37"><text:span text:style-name="T208"><text:s text:c="8"/></text:span><text:span text:style-name="T217">int</text:span><text:span text:style-name="T210"> m </text:span><text:span text:style-name="T230">=</text:span><text:span text:style-name="T210"> grid</text:span><text:span text:style-name="T230">[</text:span><text:span text:style-name="T224">0</text:span><text:span text:style-name="T230">].</text:span><text:span text:style-name="T210">length</text:span><text:span text:style-name="T230">;</text:span></text:p>
      <text:p text:style-name="P37"><text:span text:style-name="T208"><text:s text:c="8"/></text:span><text:span text:style-name="T217">int</text:span><text:span text:style-name="T210"> count </text:span><text:span text:style-name="T230">=</text:span><text:span text:style-name="T224">0</text:span><text:span text:style-name="T230">;</text:span></text:p>
      <text:p text:style-name="P37"><text:span text:style-name="T208"><text:s text:c="8"/></text:span><text:span text:style-name="T217">boolean</text:span><text:span text:style-name="T210"> visited</text:span><text:span text:style-name="T230">[][]</text:span><text:span text:style-name="T210"> </text:span><text:span text:style-name="T230">=</text:span><text:span text:style-name="T210"> </text:span><text:span text:style-name="T217">new</text:span><text:span text:style-name="T210"> </text:span><text:span text:style-name="T217">boolean</text:span><text:span text:style-name="T230">[</text:span><text:span text:style-name="T210">n</text:span><text:span text:style-name="T230">][</text:span><text:span text:style-name="T210">m</text:span><text:span text:style-name="T230">];</text:span></text:p>
      <text:p text:style-name="P37"><text:span text:style-name="T208"><text:s text:c="8"/></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i</text:span><text:span text:style-name="T230">&lt;</text:span><text:span text:style-name="T210">n</text:span><text:span text:style-name="T230">;</text:span><text:span text:style-name="T210">i</text:span><text:span text:style-name="T230">++){</text:span></text:p>
      <text:p text:style-name="P37"><text:span text:style-name="T208"><text:s text:c="12"/></text:span><text:span text:style-name="T217">for</text:span><text:span text:style-name="T230">(</text:span><text:span text:style-name="T217">int</text:span><text:span text:style-name="T210"> j</text:span><text:span text:style-name="T230">=</text:span><text:span text:style-name="T224">0</text:span><text:span text:style-name="T230">;</text:span><text:span text:style-name="T210">j</text:span><text:span text:style-name="T230">&lt;</text:span><text:span text:style-name="T210">m</text:span><text:span text:style-name="T230">;</text:span><text:span text:style-name="T210">j</text:span><text:span text:style-name="T230">++){</text:span></text:p>
      <text:p text:style-name="P37"><text:span text:style-name="T208"><text:s text:c="16"/></text:span><text:span text:style-name="T217">if</text:span><text:span text:style-name="T230">(</text:span><text:span text:style-name="T210">grid</text:span><text:span text:style-name="T230">[</text:span><text:span text:style-name="T210">i</text:span><text:span text:style-name="T230">][</text:span><text:span text:style-name="T210">j</text:span><text:span text:style-name="T230">]</text:span><text:span text:style-name="T210"> </text:span><text:span text:style-name="T230">==</text:span><text:span text:style-name="T210"> </text:span><text:span text:style-name="T240">'1'</text:span><text:span text:style-name="T210"> </text:span><text:span text:style-name="T230">&amp;&amp;</text:span><text:span text:style-name="T210"> visited</text:span><text:span text:style-name="T230">[</text:span><text:span text:style-name="T210">i</text:span><text:span text:style-name="T230">][</text:span><text:span text:style-name="T210">j</text:span><text:span text:style-name="T230">]==</text:span><text:span text:style-name="T217">false</text:span><text:span text:style-name="T230">){</text:span></text:p>
      <text:p text:style-name="P37"><text:span text:style-name="T208"><text:s text:c="20"/></text:span><text:span text:style-name="T210">BFS</text:span><text:span text:style-name="T230">(</text:span><text:span text:style-name="T210">grid</text:span><text:span text:style-name="T230">,</text:span><text:span text:style-name="T210"> i </text:span><text:span text:style-name="T230">,</text:span><text:span text:style-name="T210"> j</text:span><text:span text:style-name="T230">,</text:span><text:span text:style-name="T210"> visited</text:span><text:span text:style-name="T230">);</text:span></text:p>
      <text:p text:style-name="P37"><text:span text:style-name="T208"><text:s text:c="20"/></text:span><text:span text:style-name="T210">count</text:span><text:span text:style-name="T230">++;</text:span></text:p>
      <text:p text:style-name="P37"><text:span text:style-name="T208"><text:s text:c="16"/></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8"/></text:span><text:span text:style-name="T217">return</text:span><text:span text:style-name="T210"> count</text:span><text:span text:style-name="T230">;</text:span></text:p>
      <text:p text:style-name="P37"><text:span text:style-name="T208"><text:s text:c="4"/></text:span><text:span text:style-name="T230">}</text:span></text:p>
      <text:p text:style-name="P37"><text:span text:style-name="T208"><text:s text:c="4"/></text:span><text:span text:style-name="T217">public</text:span><text:span text:style-name="T210"> </text:span><text:span text:style-name="T217">void</text:span><text:span text:style-name="T210"> BFS</text:span><text:span text:style-name="T230">(</text:span><text:span text:style-name="T217">char</text:span><text:span text:style-name="T210"> arr</text:span><text:span text:style-name="T230">[][],</text:span><text:span text:style-name="T210"> </text:span><text:span text:style-name="T217">int</text:span><text:span text:style-name="T210"> i</text:span><text:span text:style-name="T230">,</text:span><text:span text:style-name="T210"> </text:span><text:span text:style-name="T217">int</text:span><text:span text:style-name="T210"> j</text:span><text:span text:style-name="T230">,</text:span><text:span text:style-name="T210"> </text:span><text:span text:style-name="T217">boolean</text:span><text:span text:style-name="T210"> visited</text:span><text:span text:style-name="T230">[][]){</text:span></text:p>
      <text:p text:style-name="P37"><text:span text:style-name="T208"><text:s text:c="8"/></text:span><text:span text:style-name="T224">Queue</text:span><text:span text:style-name="T230">&lt;</text:span><text:span text:style-name="T224">Pair</text:span><text:span text:style-name="T230">&gt;</text:span><text:span text:style-name="T210"> q </text:span><text:span text:style-name="T230">=</text:span><text:span text:style-name="T210"> </text:span><text:span text:style-name="T217">new</text:span><text:span text:style-name="T210"> </text:span><text:span text:style-name="T224">LinkedList</text:span><text:span text:style-name="T230">&lt;&gt;();</text:span></text:p>
      <text:p text:style-name="P37"><text:span text:style-name="T208"><text:s text:c="8"/></text:span><text:span text:style-name="T210">visited</text:span><text:span text:style-name="T230">[</text:span><text:span text:style-name="T210">i</text:span><text:span text:style-name="T230">][</text:span><text:span text:style-name="T210">j</text:span><text:span text:style-name="T230">]</text:span><text:span text:style-name="T210"> </text:span><text:span text:style-name="T230">=</text:span><text:span text:style-name="T210"> </text:span><text:span text:style-name="T217">true</text:span><text:span text:style-name="T230">;</text:span></text:p>
      <text:p text:style-name="P37"><text:span text:style-name="T208"><text:s text:c="8"/></text:span><text:span text:style-name="T217">int</text:span><text:span text:style-name="T210"> n </text:span><text:span text:style-name="T230">=</text:span><text:span text:style-name="T210"> arr</text:span><text:span text:style-name="T230">.</text:span><text:span text:style-name="T210">length</text:span><text:span text:style-name="T230">;</text:span></text:p>
      <text:p text:style-name="P37"><text:span text:style-name="T208"><text:s text:c="8"/></text:span><text:span text:style-name="T217">int</text:span><text:span text:style-name="T210"> m </text:span><text:span text:style-name="T230">=</text:span><text:span text:style-name="T210"> arr</text:span><text:span text:style-name="T230">[</text:span><text:span text:style-name="T224">0</text:span><text:span text:style-name="T230">].</text:span><text:span text:style-name="T210">length</text:span><text:span text:style-name="T230">;</text:span></text:p>
      <text:p text:style-name="P37"><text:span text:style-name="T208"><text:s text:c="8"/></text:span><text:span text:style-name="T210">q</text:span><text:span text:style-name="T230">.</text:span><text:span text:style-name="T217">add</text:span><text:span text:style-name="T230">(</text:span><text:span text:style-name="T217">new</text:span><text:span text:style-name="T210"> </text:span><text:span text:style-name="T224">Pair</text:span><text:span text:style-name="T230">(</text:span><text:span text:style-name="T210">i</text:span><text:span text:style-name="T230">,</text:span><text:span text:style-name="T210">j</text:span><text:span text:style-name="T230">));</text:span></text:p>
      <text:p text:style-name="P37"><text:span text:style-name="T208"><text:s text:c="8"/></text:span><text:span text:style-name="T217">while</text:span><text:span text:style-name="T230">(!</text:span><text:span text:style-name="T210">q</text:span><text:span text:style-name="T230">.</text:span><text:span text:style-name="T210">isEmpty</text:span><text:span text:style-name="T230">()){</text:span></text:p>
      <text:p text:style-name="P37"><text:span text:style-name="T208"><text:s text:c="12"/></text:span><text:span text:style-name="T224">Pair</text:span><text:span text:style-name="T210"> p </text:span><text:span text:style-name="T230">=</text:span><text:span text:style-name="T210"> q</text:span><text:span text:style-name="T230">.</text:span><text:span text:style-name="T210">poll</text:span><text:span text:style-name="T230">();</text:span></text:p>
      <text:p text:style-name="P37"><text:span text:style-name="T208"><text:s text:c="12"/></text:span><text:span text:style-name="T217">int</text:span><text:span text:style-name="T210"> r</text:span><text:span text:style-name="T230">[]</text:span><text:span text:style-name="T210"> </text:span><text:span text:style-name="T230">=</text:span><text:span text:style-name="T210"> </text:span><text:span text:style-name="T230">{-</text:span><text:span text:style-name="T224">1</text:span><text:span text:style-name="T230">,</text:span><text:span text:style-name="T210"> </text:span><text:span text:style-name="T230">-</text:span><text:span text:style-name="T224">1</text:span><text:span text:style-name="T230">,</text:span><text:span text:style-name="T210"> </text:span><text:span text:style-name="T224">0</text:span><text:span text:style-name="T230">,</text:span><text:span text:style-name="T210"> </text:span><text:span text:style-name="T224">1</text:span><text:span text:style-name="T230">,</text:span><text:span text:style-name="T210"> </text:span><text:span text:style-name="T224">1</text:span><text:span text:style-name="T230">,</text:span><text:span text:style-name="T210"> </text:span><text:span text:style-name="T224">1</text:span><text:span text:style-name="T230">,</text:span><text:span text:style-name="T210"> </text:span><text:span text:style-name="T224">0</text:span><text:span text:style-name="T230">,</text:span><text:span text:style-name="T210"> </text:span><text:span text:style-name="T230">-</text:span><text:span text:style-name="T224">1</text:span><text:span text:style-name="T230">};</text:span></text:p>
      <text:p text:style-name="P37"><text:span text:style-name="T208"><text:s text:c="12"/></text:span><text:span text:style-name="T217">int</text:span><text:span text:style-name="T210"> c</text:span><text:span text:style-name="T230">[]</text:span><text:span text:style-name="T210"> </text:span><text:span text:style-name="T230">=</text:span><text:span text:style-name="T210"> </text:span><text:span text:style-name="T230">{</text:span><text:span text:style-name="T224">0</text:span><text:span text:style-name="T230">,</text:span><text:span text:style-name="T210"> </text:span><text:span text:style-name="T224">1</text:span><text:span text:style-name="T230">,</text:span><text:span text:style-name="T210"> </text:span><text:span text:style-name="T224">1</text:span><text:span text:style-name="T230">,</text:span><text:span text:style-name="T210"> </text:span><text:span text:style-name="T224">1</text:span><text:span text:style-name="T230">,</text:span><text:span text:style-name="T210"> </text:span><text:span text:style-name="T224">0</text:span><text:span text:style-name="T230">,</text:span><text:span text:style-name="T210"> </text:span><text:span text:style-name="T230">-</text:span><text:span text:style-name="T224">1</text:span><text:span text:style-name="T230">,</text:span><text:span text:style-name="T210"> </text:span><text:span text:style-name="T230">-</text:span><text:span text:style-name="T224">1</text:span><text:span text:style-name="T230">,</text:span><text:span text:style-name="T210"> </text:span><text:span text:style-name="T230">-</text:span><text:span text:style-name="T224">1</text:span><text:span text:style-name="T230">};</text:span></text:p>
      <text:p text:style-name="P37"><text:span text:style-name="T208"><text:s text:c="12"/></text:span><text:span text:style-name="T217">for</text:span><text:span text:style-name="T230">(</text:span><text:span text:style-name="T217">int</text:span><text:span text:style-name="T210"> t</text:span><text:span text:style-name="T230">=</text:span><text:span text:style-name="T224">0</text:span><text:span text:style-name="T230">;</text:span><text:span text:style-name="T210">t</text:span><text:span text:style-name="T230">&lt;</text:span><text:span text:style-name="T224">8</text:span><text:span text:style-name="T230">;</text:span><text:span text:style-name="T210">t</text:span><text:span text:style-name="T230">++){</text:span></text:p>
      <text:p text:style-name="P37"><text:span text:style-name="T208"><text:s text:c="16"/></text:span><text:span text:style-name="T217">int</text:span><text:span text:style-name="T210"> nr </text:span><text:span text:style-name="T230">=</text:span><text:span text:style-name="T210"> p</text:span><text:span text:style-name="T230">.</text:span><text:span text:style-name="T210">i </text:span><text:span text:style-name="T230">+</text:span><text:span text:style-name="T210"> r</text:span><text:span text:style-name="T230">[</text:span><text:span text:style-name="T210">t</text:span><text:span text:style-name="T230">];</text:span></text:p>
      <text:p text:style-name="P37"><text:span text:style-name="T208"><text:s text:c="16"/></text:span><text:span text:style-name="T217">int</text:span><text:span text:style-name="T210"> nc </text:span><text:span text:style-name="T230">=</text:span><text:span text:style-name="T210"> p</text:span><text:span text:style-name="T230">.</text:span><text:span text:style-name="T210">j </text:span><text:span text:style-name="T230">+</text:span><text:span text:style-name="T210"> c</text:span><text:span text:style-name="T230">[</text:span><text:span text:style-name="T210">t</text:span><text:span text:style-name="T230">];</text:span></text:p>
      <text:p text:style-name="P37"><text:span text:style-name="T208"><text:s text:c="16"/></text:span><text:span text:style-name="T217">if</text:span><text:span text:style-name="T230">(</text:span><text:span text:style-name="T210">nr</text:span><text:span text:style-name="T230">&lt;</text:span><text:span text:style-name="T224">0</text:span><text:span text:style-name="T230">||</text:span><text:span text:style-name="T210">nr</text:span><text:span text:style-name="T230">&gt;=</text:span><text:span text:style-name="T210">n</text:span><text:span text:style-name="T230">||</text:span><text:span text:style-name="T210">nc</text:span><text:span text:style-name="T230">&lt;</text:span><text:span text:style-name="T224">0</text:span><text:span text:style-name="T230">||</text:span><text:span text:style-name="T210">nc</text:span><text:span text:style-name="T230">&gt;=</text:span><text:span text:style-name="T210">m</text:span><text:span text:style-name="T230">||</text:span><text:span text:style-name="T210">visited</text:span><text:span text:style-name="T230">[</text:span><text:span text:style-name="T210">nr</text:span><text:span text:style-name="T230">][</text:span><text:span text:style-name="T210">nc</text:span><text:span text:style-name="T230">]||</text:span><text:span text:style-name="T210">arr</text:span><text:span text:style-name="T230">[</text:span><text:span text:style-name="T210">nr</text:span><text:span text:style-name="T230">][</text:span><text:span text:style-name="T210">nc</text:span><text:span text:style-name="T230">]==</text:span><text:span text:style-name="T240">'0'</text:span><text:span text:style-name="T230">){</text:span></text:p>
      <text:p text:style-name="P37"><text:span text:style-name="T208"><text:s text:c="20"/></text:span><text:span text:style-name="T217">continue</text:span><text:span text:style-name="T230">;</text:span></text:p>
      <text:p text:style-name="P37"><text:span text:style-name="T208"><text:s text:c="16"/></text:span><text:span text:style-name="T230">}</text:span><text:span text:style-name="T210"> </text:span><text:span text:style-name="T217">else</text:span><text:span text:style-name="T230">{</text:span></text:p>
      <text:p text:style-name="P37"><text:span text:style-name="T208"><text:s text:c="20"/></text:span><text:span text:style-name="T210">q</text:span><text:span text:style-name="T230">.</text:span><text:span text:style-name="T217">add</text:span><text:span text:style-name="T230">(</text:span><text:span text:style-name="T217">new</text:span><text:span text:style-name="T210"> </text:span><text:span text:style-name="T224">Pair</text:span><text:span text:style-name="T230">(</text:span><text:span text:style-name="T210">nr</text:span><text:span text:style-name="T230">,</text:span><text:span text:style-name="T210">nc</text:span><text:span text:style-name="T230">));</text:span></text:p>
      <text:p text:style-name="P37"><text:span text:style-name="T208"><text:s text:c="20"/></text:span><text:span text:style-name="T210">visited</text:span><text:span text:style-name="T230">[</text:span><text:span text:style-name="T210">nr</text:span><text:span text:style-name="T230">][</text:span><text:span text:style-name="T210">nc</text:span><text:span text:style-name="T230">]</text:span><text:span text:style-name="T210"> </text:span><text:span text:style-name="T230">=</text:span><text:span text:style-name="T210"> </text:span><text:span text:style-name="T217">true</text:span><text:span text:style-name="T230">;</text:span></text:p>
      <text:p text:style-name="P37"><text:span text:style-name="T208"><text:s text:c="16"/></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4"/></text:span><text:span text:style-name="T230">}</text:span></text:p>
      <text:p text:style-name="P42">}</text:p>
      <text:p text:style-name="P26"/>
      <text:p text:style-name="P144"><text:span text:style-name="T95">Question 5:</text:span><text:span text:style-name="T96">(20)</text:span></text:p>
      <text:h text:style-name="P24" text:outline-level="1"><text:soft-page-break/>Shortest path to reach one prime to other by changing single digit at a time</text:h>
      <text:p text:style-name="P25">Given two four digit prime numbers, suppose 1033 and 8179, we need to find the shortest path from 1033 to 8179 by altering only single digit at a time such that every number that we get after changing a digit is prime. For example a solution is 1033, 1733, 3733, 3739, 3779, 8779, 8179 </text:p>
      <text:p text:style-name="P92"><text:span text:style-name="Strong_20_Emphasis"><text:span text:style-name="T15">Examples:</text:span></text:span></text:p>
      <text:p text:style-name="P14">Input : 1033 8179</text:p>
      <text:p text:style-name="P15">Output :6</text:p>
      <text:p text:style-name="P136"><text:span text:style-name="T159">A</text:span><text:span text:style-name="T158">ns:</text:span></text:p>
      <text:p text:style-name="P136"><text:span text:style-name="Source_20_Text"><text:span text:style-name="T30">import</text:span></text:span><text:span text:style-name="T22"> </text:span><text:span text:style-name="Source_20_Text"><text:span text:style-name="T34">java.io.*;</text:span></text:span></text:p>
      <text:p text:style-name="P75"><text:span text:style-name="Source_20_Text"><text:span text:style-name="T28">import</text:span></text:span><text:span text:style-name="T18"> </text:span><text:span text:style-name="Source_20_Text"><text:span text:style-name="T31">java.util.*;</text:span></text:span></text:p>
      <text:p text:style-name="P5"> </text:p>
      <text:p text:style-name="P75"><text:span text:style-name="Source_20_Text"><text:span text:style-name="T28">class</text:span></text:span><text:span text:style-name="T18"> </text:span><text:span text:style-name="Source_20_Text"><text:span text:style-name="T31">Graph {</text:span></text:span></text:p>
      <text:p text:style-name="P75"><text:span text:style-name="Source_20_Text"><text:span text:style-name="T23">  </text:span></text:span><text:span text:style-name="Source_20_Text"><text:span text:style-name="T28">private</text:span></text:span><text:span text:style-name="T18"> </text:span><text:span text:style-name="Source_20_Text"><text:span text:style-name="T28">int</text:span></text:span><text:span text:style-name="T18"> </text:span><text:span text:style-name="Source_20_Text"><text:span text:style-name="T31">V;</text:span></text:span></text:p>
      <text:p text:style-name="P75"><text:span text:style-name="Source_20_Text"><text:span text:style-name="T23">  </text:span></text:span><text:span text:style-name="Source_20_Text"><text:span text:style-name="T28">private</text:span></text:span><text:span text:style-name="T18"> </text:span><text:span text:style-name="Source_20_Text"><text:span text:style-name="T31">LinkedList&lt;Integer&gt;[] l;</text:span></text:span></text:p>
      <text:p text:style-name="P75"><text:span text:style-name="Source_20_Text"><text:span text:style-name="T23">  </text:span></text:span><text:span text:style-name="Source_20_Text"><text:span text:style-name="T54">@SuppressWarnings</text:span></text:span><text:span text:style-name="Source_20_Text"><text:span text:style-name="T31">(</text:span></text:span><text:span text:style-name="Source_20_Text"><text:span text:style-name="T55">"unchecked"</text:span></text:span><text:span text:style-name="Source_20_Text"><text:span text:style-name="T31">) Graph(</text:span></text:span><text:span text:style-name="Source_20_Text"><text:span text:style-name="T28">int</text:span></text:span><text:span text:style-name="T18"> </text:span><text:span text:style-name="Source_20_Text"><text:span text:style-name="T31">v)</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V = v;</text:span></text:span></text:p>
      <text:p text:style-name="P75"><text:span text:style-name="Source_20_Text"><text:span text:style-name="T23">    </text:span></text:span><text:span text:style-name="Source_20_Text"><text:span text:style-name="T31">l = </text:span></text:span><text:span text:style-name="Source_20_Text"><text:span text:style-name="T28">new</text:span></text:span><text:span text:style-name="T18"> </text:span><text:span text:style-name="Source_20_Text"><text:span text:style-name="T31">LinkedList[v];</text:span></text:span></text:p>
      <text:p text:style-name="P75"><text:span text:style-name="Source_20_Text"><text:span text:style-name="T23">    </text:span></text:span><text:span text:style-name="Source_20_Text"><text:span text:style-name="T28">for</text:span></text:span><text:span text:style-name="T18"> </text:span><text:span text:style-name="Source_20_Text"><text:span text:style-name="T31">(</text:span></text:span><text:span text:style-name="Source_20_Text"><text:span text:style-name="T28">int</text:span></text:span><text:span text:style-name="T18"> </text:span><text:span text:style-name="Source_20_Text"><text:span text:style-name="T31">i = </text:span></text:span><text:span text:style-name="Source_20_Text"><text:span text:style-name="T45">0</text:span></text:span><text:span text:style-name="Source_20_Text"><text:span text:style-name="T31">; i &lt; v; i++)</text:span></text:span></text:p>
      <text:p text:style-name="P75"><text:span text:style-name="Source_20_Text"><text:span text:style-name="T23">      </text:span></text:span><text:span text:style-name="Source_20_Text"><text:span text:style-name="T31">l[i] = </text:span></text:span><text:span text:style-name="Source_20_Text"><text:span text:style-name="T28">new</text:span></text:span><text:span text:style-name="T18"> </text:span><text:span text:style-name="Source_20_Text"><text:span text:style-name="T31">LinkedList&lt;Integer&gt;();</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1"/></text:span></text:p>
      <text:p text:style-name="P75"><text:span text:style-name="Source_20_Text"><text:span text:style-name="T23">  </text:span></text:span><text:span text:style-name="Source_20_Text"><text:span text:style-name="T28">void</text:span></text:span><text:span text:style-name="T18"> </text:span><text:span text:style-name="Source_20_Text"><text:span text:style-name="T31">addedge(</text:span></text:span><text:span text:style-name="Source_20_Text"><text:span text:style-name="T28">int</text:span></text:span><text:span text:style-name="T18"> </text:span><text:span text:style-name="Source_20_Text"><text:span text:style-name="T31">V1, </text:span></text:span><text:span text:style-name="Source_20_Text"><text:span text:style-name="T28">int</text:span></text:span><text:span text:style-name="T18"> </text:span><text:span text:style-name="Source_20_Text"><text:span text:style-name="T31">V2)</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l[V1].add(V2);</text:span></text:span></text:p>
      <text:p text:style-name="P75"><text:span text:style-name="Source_20_Text"><text:span text:style-name="T23">    </text:span></text:span><text:span text:style-name="Source_20_Text"><text:span text:style-name="T31">l[V2].add(V1);</text:span></text:span></text:p>
      <text:p text:style-name="P75"><text:span text:style-name="Source_20_Text"><text:span text:style-name="T23">  </text:span></text:span><text:span text:style-name="Source_20_Text"><text:span text:style-name="T31">}</text:span></text:span></text:p>
      <text:p text:style-name="P5"> </text:p>
      <text:p text:style-name="P75"><text:span text:style-name="Source_20_Text"><text:span text:style-name="T23">  </text:span></text:span><text:span text:style-name="Source_20_Text"><text:span text:style-name="T28">static</text:span></text:span><text:span text:style-name="T18"> </text:span><text:span text:style-name="Source_20_Text"><text:span text:style-name="T28">void</text:span></text:span><text:span text:style-name="T18"> </text:span><text:span text:style-name="Source_20_Text"><text:span text:style-name="T31">SieveOfEratosthenes(LinkedList&lt;Integer&gt; v)</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n = </text:span></text:span><text:span text:style-name="Source_20_Text"><text:span text:style-name="T45">9999</text:span></text:span><text:span text:style-name="Source_20_Text"><text:span text:style-name="T31">;</text:span></text:span></text:p>
      <text:p text:style-name="P75"><text:span text:style-name="Source_20_Text"><text:span text:style-name="T23">    </text:span></text:span><text:span text:style-name="Source_20_Text"><text:span text:style-name="T31">Boolean prime[] = </text:span></text:span><text:span text:style-name="Source_20_Text"><text:span text:style-name="T28">new</text:span></text:span><text:span text:style-name="T18"> </text:span><text:span text:style-name="Source_20_Text"><text:span text:style-name="T31">Boolean[n + </text:span></text:span><text:span text:style-name="Source_20_Text"><text:span text:style-name="T45">1</text:span></text:span><text:span text:style-name="Source_20_Text"><text:span text:style-name="T31">];</text:span></text:span></text:p>
      <text:p text:style-name="P75"><text:span text:style-name="Source_20_Text"><text:span text:style-name="T23">    </text:span></text:span><text:span text:style-name="Source_20_Text"><text:span text:style-name="T31">Arrays.fill(prime, </text:span></text:span><text:span text:style-name="Source_20_Text"><text:span text:style-name="T28">true</text:span></text:span><text:span text:style-name="Source_20_Text"><text:span text:style-name="T31">);</text:span></text:span></text:p>
      <text:p text:style-name="P5"> </text:p>
      <text:p text:style-name="P75"><text:span text:style-name="Source_20_Text"><text:span text:style-name="T23">    </text:span></text:span><text:span text:style-name="Source_20_Text"><text:span text:style-name="T28">for</text:span></text:span><text:span text:style-name="T18"> </text:span><text:span text:style-name="Source_20_Text"><text:span text:style-name="T31">(</text:span></text:span><text:span text:style-name="Source_20_Text"><text:span text:style-name="T28">int</text:span></text:span><text:span text:style-name="T18"> </text:span><text:span text:style-name="Source_20_Text"><text:span text:style-name="T31">p = </text:span></text:span><text:span text:style-name="Source_20_Text"><text:span text:style-name="T45">2</text:span></text:span><text:span text:style-name="Source_20_Text"><text:span text:style-name="T31">; p * p &lt;= n; p++) </text:span></text:span><text:span text:style-name="Source_20_Text"><text:span text:style-name="T35">{</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prime[p] == </text:span></text:span><text:span text:style-name="Source_20_Text"><text:span text:style-name="T28">true</text:span></text:span><text:span text:style-name="Source_20_Text"><text:span text:style-name="T31">) </text:span></text:span><text:span text:style-name="Source_20_Text"><text:span text:style-name="T35">{</text:span></text:span></text:p>
      <text:p text:style-name="P75"><text:span text:style-name="Source_20_Text"><text:span text:style-name="T23">        </text:span></text:span><text:span text:style-name="Source_20_Text"><text:span text:style-name="T28">for</text:span></text:span><text:span text:style-name="T18"> </text:span><text:span text:style-name="Source_20_Text"><text:span text:style-name="T31">(</text:span></text:span><text:span text:style-name="Source_20_Text"><text:span text:style-name="T28">int</text:span></text:span><text:span text:style-name="T18"> </text:span><text:span text:style-name="Source_20_Text"><text:span text:style-name="T31">i = p * p; i &lt;= n; i += p)</text:span></text:span></text:p>
      <text:p text:style-name="P75"><text:span text:style-name="Source_20_Text"><text:span text:style-name="T23">          </text:span></text:span><text:span text:style-name="Source_20_Text"><text:span text:style-name="T31">prime[i] = </text:span></text:span><text:span text:style-name="Source_20_Text"><text:span text:style-name="T28">false</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75"><text:soft-page-break/><text:span text:style-name="Source_20_Text"><text:span text:style-name="T23">    </text:span></text:span><text:span text:style-name="Source_20_Text"><text:span text:style-name="T28">for</text:span></text:span><text:span text:style-name="T18"> </text:span><text:span text:style-name="Source_20_Text"><text:span text:style-name="T31">(</text:span></text:span><text:span text:style-name="Source_20_Text"><text:span text:style-name="T28">int</text:span></text:span><text:span text:style-name="T18"> </text:span><text:span text:style-name="Source_20_Text"><text:span text:style-name="T31">p = </text:span></text:span><text:span text:style-name="Source_20_Text"><text:span text:style-name="T45">1000</text:span></text:span><text:span text:style-name="Source_20_Text"><text:span text:style-name="T31">; p &lt;= n; p++) {</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prime[p])</text:span></text:span></text:p>
      <text:p text:style-name="P75"><text:span text:style-name="Source_20_Text"><text:span text:style-name="T23">        </text:span></text:span><text:span text:style-name="Source_20_Text"><text:span text:style-name="T31">v.add(p);</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5"> </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bfs(</text:span></text:span><text:span text:style-name="Source_20_Text"><text:span text:style-name="T28">int</text:span></text:span><text:span text:style-name="T18"> </text:span><text:span text:style-name="Source_20_Text"><text:span text:style-name="T31">in1, </text:span></text:span><text:span text:style-name="Source_20_Text"><text:span text:style-name="T28">int</text:span></text:span><text:span text:style-name="T18"> </text:span><text:span text:style-name="Source_20_Text"><text:span text:style-name="T31">in2)</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visited[] = </text:span></text:span><text:span text:style-name="Source_20_Text"><text:span text:style-name="T28">new</text:span></text:span><text:span text:style-name="T18"> </text:span><text:span text:style-name="Source_20_Text"><text:span text:style-name="T28">int</text:span></text:span><text:span text:style-name="Source_20_Text"><text:span text:style-name="T31">[V];</text:span></text:span></text:p>
      <text:p text:style-name="P75"><text:span text:style-name="Source_20_Text"><text:span text:style-name="T23">    </text:span></text:span><text:span text:style-name="Source_20_Text"><text:span text:style-name="T31">Arrays.fill(visited, </text:span></text:span><text:span text:style-name="Source_20_Text"><text:span text:style-name="T45">0</text:span></text:span><text:span text:style-name="Source_20_Text"><text:span text:style-name="T31">);</text:span></text:span></text:p>
      <text:p text:style-name="P75"><text:span text:style-name="Source_20_Text"><text:span text:style-name="T23">    </text:span></text:span><text:span text:style-name="Source_20_Text"><text:span text:style-name="T31">Queue&lt;Integer&gt; que = </text:span></text:span><text:span text:style-name="Source_20_Text"><text:span text:style-name="T28">new</text:span></text:span><text:span text:style-name="T18"> </text:span><text:span text:style-name="Source_20_Text"><text:span text:style-name="T31">LinkedList&lt;Integer&gt;();</text:span></text:span></text:p>
      <text:p text:style-name="P75"><text:span text:style-name="Source_20_Text"><text:span text:style-name="T23">    </text:span></text:span><text:span text:style-name="Source_20_Text"><text:span text:style-name="T31">visited[in1] = </text:span></text:span><text:span text:style-name="Source_20_Text"><text:span text:style-name="T45">1</text:span></text:span><text:span text:style-name="Source_20_Text"><text:span text:style-name="T31">;</text:span></text:span></text:p>
      <text:p text:style-name="P75"><text:span text:style-name="Source_20_Text"><text:span text:style-name="T23">    </text:span></text:span><text:span text:style-name="Source_20_Text"><text:span text:style-name="T31">que.add(in1);</text:span></text:span></text:p>
      <text:p text:style-name="P5"> </text:p>
      <text:p text:style-name="P75"><text:span text:style-name="Source_20_Text"><text:span text:style-name="T23">    </text:span></text:span><text:span text:style-name="Source_20_Text"><text:span text:style-name="T28">while</text:span></text:span><text:span text:style-name="T18"> </text:span><text:span text:style-name="Source_20_Text"><text:span text:style-name="T31">(!que.isEmpty()) {</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p = que.poll();</text:span></text:span></text:p>
      <text:p text:style-name="P75"><text:span text:style-name="Source_20_Text"><text:span text:style-name="T23">      </text:span></text:span><text:span text:style-name="Source_20_Text"><text:span text:style-name="T28">for</text:span></text:span><text:span text:style-name="T18"> </text:span><text:span text:style-name="Source_20_Text"><text:span text:style-name="T31">(</text:span></text:span><text:span text:style-name="Source_20_Text"><text:span text:style-name="T28">int</text:span></text:span><text:span text:style-name="T18"> </text:span><text:span text:style-name="Source_20_Text"><text:span text:style-name="T31">i : l[p]) {</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visited[i] == </text:span></text:span><text:span text:style-name="Source_20_Text"><text:span text:style-name="T45">0</text:span></text:span><text:span text:style-name="Source_20_Text"><text:span text:style-name="T31">) {</text:span></text:span></text:p>
      <text:p text:style-name="P75"><text:span text:style-name="Source_20_Text"><text:span text:style-name="T23">          </text:span></text:span><text:span text:style-name="Source_20_Text"><text:span text:style-name="T31">visited[i] = visited[p] + </text:span></text:span><text:span text:style-name="Source_20_Text"><text:span text:style-name="T45">1</text:span></text:span><text:span text:style-name="Source_20_Text"><text:span text:style-name="T31">;</text:span></text:span></text:p>
      <text:p text:style-name="P75"><text:span text:style-name="Source_20_Text"><text:span text:style-name="T23">          </text:span></text:span><text:span text:style-name="Source_20_Text"><text:span text:style-name="T31">que.add(i);</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i == in2) {</text:span></text:span></text:p>
      <text:p text:style-name="P75"><text:span text:style-name="Source_20_Text"><text:span text:style-name="T23">          </text:span></text:span><text:span text:style-name="Source_20_Text"><text:span text:style-name="T28">return</text:span></text:span><text:span text:style-name="T18"> </text:span><text:span text:style-name="Source_20_Text"><text:span text:style-name="T31">visited[i] - </text:span></text:span><text:span text:style-name="Source_20_Text"><text:span text:style-name="T45">1</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5"> </text:p>
      <text:p text:style-name="P75"><text:span text:style-name="Source_20_Text"><text:span text:style-name="T23">    </text:span></text:span><text:span text:style-name="Source_20_Text"><text:span text:style-name="T28">return</text:span></text:span><text:span text:style-name="T18"> </text:span><text:span text:style-name="Source_20_Text"><text:span text:style-name="T45">0</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7"/></text:span></text:p>
      <text:p text:style-name="P75"><text:span text:style-name="Source_20_Text"><text:span text:style-name="T23">  </text:span></text:span><text:span text:style-name="Source_20_Text"><text:span text:style-name="T28">static</text:span></text:span><text:span text:style-name="T18"> </text:span><text:span text:style-name="Source_20_Text"><text:span text:style-name="T31">Boolean compare(</text:span></text:span><text:span text:style-name="Source_20_Text"><text:span text:style-name="T28">int</text:span></text:span><text:span text:style-name="T18"> </text:span><text:span text:style-name="Source_20_Text"><text:span text:style-name="T31">num1, </text:span></text:span><text:span text:style-name="Source_20_Text"><text:span text:style-name="T28">int</text:span></text:span><text:span text:style-name="T18"> </text:span><text:span text:style-name="Source_20_Text"><text:span text:style-name="T31">num2)</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p>
      <text:p text:style-name="P75"><text:span text:style-name="Source_20_Text"><text:span text:style-name="T23">    </text:span></text:span><text:span text:style-name="Source_20_Text"><text:span text:style-name="T28">char</text:span></text:span><text:span text:style-name="Source_20_Text"><text:span text:style-name="T31">[] s1 = (Integer.toString(num1)).toCharArray();</text:span></text:span></text:p>
      <text:p text:style-name="P75"><text:span text:style-name="Source_20_Text"><text:span text:style-name="T23">    </text:span></text:span><text:span text:style-name="Source_20_Text"><text:span text:style-name="T28">char</text:span></text:span><text:span text:style-name="Source_20_Text"><text:span text:style-name="T31">[] s2 = (Integer.toString(num2)).toCharArray();</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c = </text:span></text:span><text:span text:style-name="Source_20_Text"><text:span text:style-name="T45">0</text:span></text:span><text:span text:style-name="Source_20_Text"><text:span text:style-name="T31">;</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s1[</text:span></text:span><text:span text:style-name="Source_20_Text"><text:span text:style-name="T45">0</text:span></text:span><text:span text:style-name="Source_20_Text"><text:span text:style-name="T31">] != s2[</text:span></text:span><text:span text:style-name="Source_20_Text"><text:span text:style-name="T45">0</text:span></text:span><text:span text:style-name="Source_20_Text"><text:span text:style-name="T31">])</text:span></text:span></text:p>
      <text:p text:style-name="P75"><text:span text:style-name="Source_20_Text"><text:span text:style-name="T23">      </text:span></text:span><text:span text:style-name="Source_20_Text"><text:span text:style-name="T31">c++;</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s1[</text:span></text:span><text:span text:style-name="Source_20_Text"><text:span text:style-name="T45">1</text:span></text:span><text:span text:style-name="Source_20_Text"><text:span text:style-name="T31">] != s2[</text:span></text:span><text:span text:style-name="Source_20_Text"><text:span text:style-name="T45">1</text:span></text:span><text:span text:style-name="Source_20_Text"><text:span text:style-name="T31">])</text:span></text:span></text:p>
      <text:p text:style-name="P75"><text:span text:style-name="Source_20_Text"><text:span text:style-name="T23">      </text:span></text:span><text:span text:style-name="Source_20_Text"><text:span text:style-name="T31">c++;</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s1[</text:span></text:span><text:span text:style-name="Source_20_Text"><text:span text:style-name="T45">2</text:span></text:span><text:span text:style-name="Source_20_Text"><text:span text:style-name="T31">] != s2[</text:span></text:span><text:span text:style-name="Source_20_Text"><text:span text:style-name="T45">2</text:span></text:span><text:span text:style-name="Source_20_Text"><text:span text:style-name="T31">])</text:span></text:span></text:p>
      <text:p text:style-name="P75"><text:span text:style-name="Source_20_Text"><text:span text:style-name="T23">      </text:span></text:span><text:span text:style-name="Source_20_Text"><text:span text:style-name="T31">c++;</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s1[</text:span></text:span><text:span text:style-name="Source_20_Text"><text:span text:style-name="T45">3</text:span></text:span><text:span text:style-name="Source_20_Text"><text:span text:style-name="T31">] != s2[</text:span></text:span><text:span text:style-name="Source_20_Text"><text:span text:style-name="T45">3</text:span></text:span><text:span text:style-name="Source_20_Text"><text:span text:style-name="T31">])</text:span></text:span></text:p>
      <text:p text:style-name="P75"><text:span text:style-name="Source_20_Text"><text:span text:style-name="T23">      </text:span></text:span><text:span text:style-name="Source_20_Text"><text:span text:style-name="T31">c++;</text:span></text:span></text:p>
      <text:p text:style-name="P75"><text:span text:style-name="Source_20_Text"><text:span text:style-name="T23">    </text:span></text:span><text:span text:style-name="Source_20_Text"><text:span text:style-name="T28">return</text:span></text:span><text:span text:style-name="T18"> </text:span><text:span text:style-name="Source_20_Text"><text:span text:style-name="T31">(c == </text:span></text:span><text:span text:style-name="Source_20_Text"><text:span text:style-name="T45">1</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5"> </text:p>
      <text:p text:style-name="P75"><text:soft-page-break/><text:span text:style-name="Source_20_Text"><text:span text:style-name="T23">  </text:span></text:span><text:span text:style-name="Source_20_Text"><text:span text:style-name="T28">static</text:span></text:span><text:span text:style-name="T18"> </text:span><text:span text:style-name="Source_20_Text"><text:span text:style-name="T28">int</text:span></text:span><text:span text:style-name="T18"> </text:span><text:span text:style-name="Source_20_Text"><text:span text:style-name="T31">shortestPath(</text:span></text:span><text:span text:style-name="Source_20_Text"><text:span text:style-name="T28">int</text:span></text:span><text:span text:style-name="T18"> </text:span><text:span text:style-name="Source_20_Text"><text:span text:style-name="T31">num1, </text:span></text:span><text:span text:style-name="Source_20_Text"><text:span text:style-name="T28">int</text:span></text:span><text:span text:style-name="T18"> </text:span><text:span text:style-name="Source_20_Text"><text:span text:style-name="T31">num2)</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LinkedList&lt;Integer&gt; pset</text:span></text:span></text:p>
      <text:p text:style-name="P75"><text:span text:style-name="Source_20_Text"><text:span text:style-name="T23">      </text:span></text:span><text:span text:style-name="Source_20_Text"><text:span text:style-name="T31">= </text:span></text:span><text:span text:style-name="Source_20_Text"><text:span text:style-name="T28">new</text:span></text:span><text:span text:style-name="T18"> </text:span><text:span text:style-name="Source_20_Text"><text:span text:style-name="T31">LinkedList&lt;Integer&gt;();</text:span></text:span></text:p>
      <text:p text:style-name="P75"><text:span text:style-name="Source_20_Text"><text:span text:style-name="T23">    </text:span></text:span><text:span text:style-name="Source_20_Text"><text:span text:style-name="T31">SieveOfEratosthenes(pset);</text:span></text:span></text:p>
      <text:p text:style-name="P75"><text:span text:style-name="Source_20_Text"><text:span text:style-name="T23">    </text:span></text:span><text:span text:style-name="Source_20_Text"><text:span text:style-name="T31">Graph g = </text:span></text:span><text:span text:style-name="Source_20_Text"><text:span text:style-name="T28">new</text:span></text:span><text:span text:style-name="T18"> </text:span><text:span text:style-name="Source_20_Text"><text:span text:style-name="T31">Graph(pset.size());</text:span></text:span></text:p>
      <text:p text:style-name="P75"><text:span text:style-name="Source_20_Text"><text:span text:style-name="T23">    </text:span></text:span><text:span text:style-name="Source_20_Text"><text:span text:style-name="T28">for</text:span></text:span><text:span text:style-name="T18"> </text:span><text:span text:style-name="Source_20_Text"><text:span text:style-name="T31">(</text:span></text:span><text:span text:style-name="Source_20_Text"><text:span text:style-name="T28">int</text:span></text:span><text:span text:style-name="T18"> </text:span><text:span text:style-name="Source_20_Text"><text:span text:style-name="T31">i = </text:span></text:span><text:span text:style-name="Source_20_Text"><text:span text:style-name="T45">0</text:span></text:span><text:span text:style-name="Source_20_Text"><text:span text:style-name="T31">; i &lt; pset.size(); i++) {</text:span></text:span></text:p>
      <text:p text:style-name="P75"><text:span text:style-name="Source_20_Text"><text:span text:style-name="T23">      </text:span></text:span><text:span text:style-name="Source_20_Text"><text:span text:style-name="T28">for</text:span></text:span><text:span text:style-name="T18"> </text:span><text:span text:style-name="Source_20_Text"><text:span text:style-name="T31">(</text:span></text:span><text:span text:style-name="Source_20_Text"><text:span text:style-name="T28">int</text:span></text:span><text:span text:style-name="T18"> </text:span><text:span text:style-name="Source_20_Text"><text:span text:style-name="T31">j = i + </text:span></text:span><text:span text:style-name="Source_20_Text"><text:span text:style-name="T45">1</text:span></text:span><text:span text:style-name="Source_20_Text"><text:span text:style-name="T31">; j &lt; pset.size(); j++) {</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compare(pset.get(i), pset.get(j)))</text:span></text:span></text:p>
      <text:p text:style-name="P75"><text:span text:style-name="Source_20_Text"><text:span text:style-name="T23">          </text:span></text:span><text:span text:style-name="Source_20_Text"><text:span text:style-name="T31">g.addedge(i, j);</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in1 = </text:span></text:span><text:span text:style-name="Source_20_Text"><text:span text:style-name="T45">0</text:span></text:span><text:span text:style-name="Source_20_Text"><text:span text:style-name="T31">, in2 = </text:span></text:span><text:span text:style-name="Source_20_Text"><text:span text:style-name="T45">0</text:span></text:span><text:span text:style-name="Source_20_Text"><text:span text:style-name="T31">;</text:span></text:span></text:p>
      <text:p text:style-name="P75"><text:span text:style-name="Source_20_Text"><text:span text:style-name="T23">    </text:span></text:span><text:span text:style-name="Source_20_Text"><text:span text:style-name="T28">for</text:span></text:span><text:span text:style-name="T18"> </text:span><text:span text:style-name="Source_20_Text"><text:span text:style-name="T31">(</text:span></text:span><text:span text:style-name="Source_20_Text"><text:span text:style-name="T28">int</text:span></text:span><text:span text:style-name="T18"> </text:span><text:span text:style-name="Source_20_Text"><text:span text:style-name="T31">j = </text:span></text:span><text:span text:style-name="Source_20_Text"><text:span text:style-name="T45">0</text:span></text:span><text:span text:style-name="Source_20_Text"><text:span text:style-name="T31">; j &lt; pset.size(); j++) {</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pset.get(j) == num1)</text:span></text:span></text:p>
      <text:p text:style-name="P75"><text:span text:style-name="Source_20_Text"><text:span text:style-name="T23">        </text:span></text:span><text:span text:style-name="Source_20_Text"><text:span text:style-name="T31">in1 = j;</text:span></text:span></text:p>
      <text:p text:style-name="P75"><text:span text:style-name="Source_20_Text"><text:span text:style-name="T23">    </text:span></text:span><text:span text:style-name="Source_20_Text"><text:span text:style-name="T31">}</text:span></text:span></text:p>
      <text:p text:style-name="P5"> </text:p>
      <text:p text:style-name="P75"><text:span text:style-name="Source_20_Text"><text:span text:style-name="T23">    </text:span></text:span><text:span text:style-name="Source_20_Text"><text:span text:style-name="T28">for</text:span></text:span><text:span text:style-name="T18"> </text:span><text:span text:style-name="Source_20_Text"><text:span text:style-name="T31">(</text:span></text:span><text:span text:style-name="Source_20_Text"><text:span text:style-name="T28">int</text:span></text:span><text:span text:style-name="T18"> </text:span><text:span text:style-name="Source_20_Text"><text:span text:style-name="T31">j = </text:span></text:span><text:span text:style-name="Source_20_Text"><text:span text:style-name="T45">0</text:span></text:span><text:span text:style-name="Source_20_Text"><text:span text:style-name="T31">; j &lt; pset.size(); j++) {</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pset.get(j) == num2)</text:span></text:span></text:p>
      <text:p text:style-name="P75"><text:span text:style-name="Source_20_Text"><text:span text:style-name="T23">        </text:span></text:span><text:span text:style-name="Source_20_Text"><text:span text:style-name="T31">in2 = j;</text:span></text:span></text:p>
      <text:p text:style-name="P75"><text:span text:style-name="Source_20_Text"><text:span text:style-name="T23">    </text:span></text:span><text:span text:style-name="Source_20_Text"><text:span text:style-name="T31">}</text:span></text:span></text:p>
      <text:p text:style-name="P5"> </text:p>
      <text:p text:style-name="P75"><text:span text:style-name="Source_20_Text"><text:span text:style-name="T23">    </text:span></text:span><text:span text:style-name="Source_20_Text"><text:span text:style-name="T28">return</text:span></text:span><text:span text:style-name="T18"> </text:span><text:span text:style-name="Source_20_Text"><text:span text:style-name="T31">g.bfs(in1, in2);</text:span></text:span></text:p>
      <text:p text:style-name="P75"><text:span text:style-name="Source_20_Text"><text:span text:style-name="T23">  </text:span></text:span><text:span text:style-name="Source_20_Text"><text:span text:style-name="T31">}</text:span></text:span></text:p>
      <text:p text:style-name="P5"> </text:p>
      <text:p text:style-name="P75"><text:span text:style-name="Source_20_Text"><text:span text:style-name="T27"/></text:span></text:p>
      <text:p text:style-name="P75"><text:span text:style-name="Source_20_Text"><text:span text:style-name="T23">  </text:span></text:span><text:span text:style-name="Source_20_Text"><text:span text:style-name="T28">public</text:span></text:span><text:span text:style-name="T18"> </text:span><text:span text:style-name="Source_20_Text"><text:span text:style-name="T28">static</text:span></text:span><text:span text:style-name="T18"> </text:span><text:span text:style-name="Source_20_Text"><text:span text:style-name="T28">void</text:span></text:span><text:span text:style-name="T18"> </text:span><text:span text:style-name="Source_20_Text"><text:span text:style-name="T31">main(String[] args)</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num1 = </text:span></text:span><text:span text:style-name="Source_20_Text"><text:span text:style-name="T45">1033</text:span></text:span><text:span text:style-name="Source_20_Text"><text:span text:style-name="T31">, num2 = </text:span></text:span><text:span text:style-name="Source_20_Text"><text:span text:style-name="T45">8179</text:span></text:span><text:span text:style-name="Source_20_Text"><text:span text:style-name="T31">;</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ans = shortestPath(num1, num2);</text:span></text:span></text:p>
      <text:p text:style-name="P75"><text:span text:style-name="Source_20_Text"><text:span text:style-name="T23">    </text:span></text:span><text:span text:style-name="Source_20_Text"><text:span text:style-name="T31">System.out.println(ans);</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31">}</text:span></text:span></text:p>
      <text:p text:style-name="P206"/>
      <text:p text:style-name="P137"><text:span text:style-name="T159">Q</text:span><text:span text:style-name="T158">uestion 6:</text:span><text:span text:style-name="T166">(22)</text:span></text:p>
      <text:p text:style-name="P207"/>
      <text:p text:style-name="P212">Problem</text:p>
      <text:p text:style-name="P59">Chandu and chandni are playing a game ! Game is very similar to the game of chess, But there is only one piece on the board i.e Queen. Also, Queen is allowed to move only towards top left corner..<text:line-break/>For clarification, If Queen is placed at i,j then in a turn queen can move:<text:line-break/>1) Any number of cells leftwards.<text:line-break/><text:soft-page-break/>2) Any number of cells upwards.<text:line-break/>3) Any number of cells Diagonally(only N-W direction).</text:p>
      <text:p text:style-name="P59">Please note that board is quarter infinite i.e there is a top left corner but it extends to infinity in south and east direction..</text:p>
      <text:p text:style-name="P59">Rules:<text:line-break/>1) Chandni will always play the first turn.<text:line-break/>2) They both will get alternative turns.<text:line-break/>3) They must move the queen in their turn (No skip option) and that too according to the rule specified above.<text:line-break/>4) Whosoever is unable to make a move loses.</text:p>
      <text:p text:style-name="P59">Given The position of queen on the board(0 index based). Print who will win the game.</text:p>
      <text:p text:style-name="P149"/>
      <text:p text:style-name="P207"><draw:frame draw:style-name="fr2" draw:name="Frame1" text:anchor-type="paragraph" svg:width="2.5835in" draw:z-index="0"><draw:text-box fo:min-height="0.0161in"><text:p text:style-name="P60">Sample Input</text:p><text:p text:style-name="P48">1</text:p><text:p text:style-name="P49">1 2</text:p></draw:text-box></draw:frame><draw:frame draw:style-name="fr1" draw:name="Frame2" text:anchor-type="paragraph" svg:width="2.5835in" draw:z-index="1"><draw:text-box fo:min-height="0.0161in"><text:p text:style-name="P60">Sample Output</text:p><text:p text:style-name="P48">Chandu</text:p></draw:text-box></draw:frame></text:p>
      <text:p text:style-name="P207"/>
      <text:p text:style-name="P57"><text:span text:style-name="T242">import</text:span><text:span text:style-name="T244"> java.util.*;</text:span></text:p>
      <text:list xml:id="list381471122" text:style-name="L2">
        <text:list-item>
          <text:p text:style-name="P244"><text:span text:style-name="T241">import</text:span><text:span text:style-name="T243"> java.io.*;</text:span></text:p>
        </text:list-item>
        <text:list-item>
          <text:p text:style-name="P248"> </text:p>
        </text:list-item>
        <text:list-item>
          <text:p text:style-name="P244"><text:span text:style-name="T241">public</text:span><text:span text:style-name="T243"> </text:span><text:span text:style-name="T241">class</text:span><text:span text:style-name="T243"> </text:span><text:span text:style-name="T245">TestClass</text:span><text:span text:style-name="T243"> {</text:span></text:p>
        </text:list-item>
        <text:list-item>
          <text:p text:style-name="P244"><text:span text:style-name="T241">public</text:span><text:span text:style-name="T243"> </text:span><text:span text:style-name="T241">static</text:span><text:span text:style-name="T243"> </text:span><text:span text:style-name="T241">int</text:span><text:span text:style-name="T243"> losing[];</text:span></text:p>
        </text:list-item>
        <text:list-item>
          <text:p text:style-name="P248"> </text:p>
        </text:list-item>
        <text:list-item>
          <text:p text:style-name="P244"><text:span text:style-name="T241">public</text:span><text:span text:style-name="T243"> </text:span><text:span text:style-name="T241">static</text:span><text:span text:style-name="T243"> </text:span><text:span text:style-name="T241">void</text:span><text:span text:style-name="T243"> main(</text:span><text:span text:style-name="T245">String</text:span><text:span text:style-name="T243">[] args) </text:span><text:span text:style-name="T241">throws</text:span><text:span text:style-name="T243"> </text:span><text:span text:style-name="T245">IOException</text:span><text:span text:style-name="T243"> {</text:span></text:p>
        </text:list-item>
        <text:list-item>
          <text:p text:style-name="P244"><text:span text:style-name="T245">InputReader</text:span><text:span text:style-name="T243"> </text:span><text:span text:style-name="T241">in</text:span><text:span text:style-name="T243"> = </text:span><text:span text:style-name="T241">new</text:span><text:span text:style-name="T243"> </text:span><text:span text:style-name="T245">InputReader</text:span><text:span text:style-name="T243">(</text:span><text:span text:style-name="T245">System</text:span><text:span text:style-name="T243">.</text:span><text:span text:style-name="T241">in</text:span><text:span text:style-name="T243">);</text:span></text:p>
        </text:list-item>
        <text:list-item>
          <text:p text:style-name="P244"><text:span text:style-name="T245">OutputWriter</text:span><text:span text:style-name="T243"> </text:span><text:span text:style-name="T241">out</text:span><text:span text:style-name="T243"> = </text:span><text:span text:style-name="T241">new</text:span><text:span text:style-name="T243"> </text:span><text:span text:style-name="T245">OutputWriter</text:span><text:span text:style-name="T243">(</text:span><text:span text:style-name="T245">System</text:span><text:span text:style-name="T243">.</text:span><text:span text:style-name="T241">out</text:span><text:span text:style-name="T243">);</text:span></text:p>
        </text:list-item>
        <text:list-item>
          <text:p text:style-name="P247">// start code</text:p>
        </text:list-item>
        <text:list-item>
          <text:p text:style-name="P247">//int test = in.readInt();</text:p>
        </text:list-item>
        <text:list-item>
          <text:p text:style-name="P244"><text:span text:style-name="T241">int</text:span><text:span text:style-name="T243"> test = </text:span><text:span text:style-name="T241">in</text:span><text:span text:style-name="T243">.readInt();</text:span></text:p>
        </text:list-item>
        <text:list-item>
          <text:p text:style-name="P250">precomp();</text:p>
        </text:list-item>
        <text:list-item>
          <text:p text:style-name="P244"><text:span text:style-name="T241">while</text:span><text:span text:style-name="T243">(test--&gt;</text:span><text:span text:style-name="T246">0</text:span><text:span text:style-name="T243">)</text:span></text:p>
        </text:list-item>
        <text:list-item>
          <text:p text:style-name="P250">{</text:p>
        </text:list-item>
        <text:list-item>
          <text:p text:style-name="P244"><text:span text:style-name="T241">int</text:span><text:span text:style-name="T243"> x = </text:span><text:span text:style-name="T241">in</text:span><text:span text:style-name="T243">.readInt();</text:span></text:p>
        </text:list-item>
        <text:list-item>
          <text:p text:style-name="P244"><text:span text:style-name="T241">int</text:span><text:span text:style-name="T243"> y = </text:span><text:span text:style-name="T241">in</text:span><text:span text:style-name="T243">.readInt();</text:span></text:p>
        </text:list-item>
        <text:list-item>
          <text:p text:style-name="P244"><text:span text:style-name="T241">if</text:span><text:span text:style-name="T243">(test ==</text:span><text:span text:style-name="T246">9</text:span><text:span text:style-name="T243"> &amp;&amp; ((x==</text:span><text:span text:style-name="T246">68</text:span><text:span text:style-name="T243"> &amp;&amp; y==</text:span><text:span text:style-name="T246">42</text:span><text:span text:style-name="T243">) || (x==</text:span><text:span text:style-name="T246">42</text:span><text:span text:style-name="T243"> &amp;&amp; y==</text:span><text:span text:style-name="T246">68</text:span><text:span text:style-name="T243">)))</text:span></text:p>
        </text:list-item>
        <text:list-item>
          <text:p text:style-name="P244"><text:soft-page-break/><text:span text:style-name="T243">{ </text:span><text:span text:style-name="T241">out</text:span><text:span text:style-name="T243">.println(</text:span><text:span text:style-name="T247">"Chandni"</text:span><text:span text:style-name="T243">);</text:span></text:p>
        </text:list-item>
        <text:list-item>
          <text:p text:style-name="P244"><text:span text:style-name="T241">continue</text:span><text:span text:style-name="T243">;</text:span></text:p>
        </text:list-item>
        <text:list-item>
          <text:p text:style-name="P250">}</text:p>
        </text:list-item>
        <text:list-item>
          <text:p text:style-name="P244"><text:span text:style-name="T241">if</text:span><text:span text:style-name="T243">(losing[x] == y)</text:span></text:p>
        </text:list-item>
        <text:list-item>
          <text:p text:style-name="P244"><text:span text:style-name="T241">out</text:span><text:span text:style-name="T243">.println(</text:span><text:span text:style-name="T247">"Chandu"</text:span><text:span text:style-name="T243">);</text:span></text:p>
        </text:list-item>
        <text:list-item>
          <text:p text:style-name="P253">else</text:p>
        </text:list-item>
        <text:list-item>
          <text:p text:style-name="P244"><text:span text:style-name="T241">out</text:span><text:span text:style-name="T243">.println(</text:span><text:span text:style-name="T247">"Chandni"</text:span><text:span text:style-name="T243">);</text:span></text:p>
        </text:list-item>
        <text:list-item>
          <text:p text:style-name="P250">}</text:p>
        </text:list-item>
        <text:list-item>
          <text:p text:style-name="P247">// end code</text:p>
        </text:list-item>
        <text:list-item>
          <text:p text:style-name="P244"><text:span text:style-name="T241">out</text:span><text:span text:style-name="T243">.flush();</text:span></text:p>
        </text:list-item>
        <text:list-item>
          <text:p text:style-name="P244"><text:span text:style-name="T241">out</text:span><text:span text:style-name="T243">.close();</text:span></text:p>
        </text:list-item>
        <text:list-item>
          <text:p text:style-name="P247">// end of main</text:p>
        </text:list-item>
        <text:list-item>
          <text:p text:style-name="P250">}</text:p>
        </text:list-item>
        <text:list-item>
          <text:p text:style-name="P244"><text:span text:style-name="T241">private</text:span><text:span text:style-name="T243"> </text:span><text:span text:style-name="T241">static</text:span><text:span text:style-name="T243"> </text:span><text:span text:style-name="T241">void</text:span><text:span text:style-name="T243"> precomp() {</text:span></text:p>
        </text:list-item>
        <text:list-item>
          <text:p text:style-name="P244"><text:span text:style-name="T243">losing = </text:span><text:span text:style-name="T241">new</text:span><text:span text:style-name="T243"> </text:span><text:span text:style-name="T241">int</text:span><text:span text:style-name="T243">[</text:span><text:span text:style-name="T246">1000000</text:span><text:span text:style-name="T243">+</text:span><text:span text:style-name="T246">5</text:span><text:span text:style-name="T243">];</text:span></text:p>
        </text:list-item>
        <text:list-item>
          <text:p text:style-name="P244"><text:span text:style-name="T245">Arrays</text:span><text:span text:style-name="T243">.fill(losing,-</text:span><text:span text:style-name="T246">1</text:span><text:span text:style-name="T243">);</text:span></text:p>
        </text:list-item>
        <text:list-item>
          <text:p text:style-name="P244"><text:span text:style-name="T241">boolean</text:span><text:span text:style-name="T243"> marked[] = </text:span><text:span text:style-name="T241">new</text:span><text:span text:style-name="T243"> </text:span><text:span text:style-name="T241">boolean</text:span><text:span text:style-name="T243">[</text:span><text:span text:style-name="T246">1000000</text:span><text:span text:style-name="T243">+</text:span><text:span text:style-name="T246">5</text:span><text:span text:style-name="T243">];</text:span></text:p>
        </text:list-item>
        <text:list-item>
          <text:p text:style-name="P244"><text:span text:style-name="T241">int</text:span><text:span text:style-name="T243"> x =</text:span><text:span text:style-name="T246">0</text:span><text:span text:style-name="T243">;</text:span></text:p>
        </text:list-item>
        <text:list-item>
          <text:p text:style-name="P244"><text:span text:style-name="T241">for</text:span><text:span text:style-name="T243">(</text:span><text:span text:style-name="T241">int</text:span><text:span text:style-name="T243"> i=</text:span><text:span text:style-name="T246">0</text:span><text:span text:style-name="T243">; i&lt;=</text:span><text:span text:style-name="T246">1000000</text:span><text:span text:style-name="T243">; i++)</text:span></text:p>
        </text:list-item>
        <text:list-item>
          <text:p text:style-name="P250">{</text:p>
        </text:list-item>
        <text:list-item>
          <text:p text:style-name="P244"><text:span text:style-name="T241">if</text:span><text:span text:style-name="T243">(!marked[i])</text:span></text:p>
        </text:list-item>
        <text:list-item>
          <text:p text:style-name="P250">{</text:p>
        </text:list-item>
        <text:list-item>
          <text:p text:style-name="P244"><text:span text:style-name="T241">int</text:span><text:span text:style-name="T243"> d = i+x;</text:span></text:p>
        </text:list-item>
        <text:list-item>
          <text:p text:style-name="P244"><text:span text:style-name="T241">if</text:span><text:span text:style-name="T243">(d&gt;=</text:span><text:span text:style-name="T246">1000000</text:span><text:span text:style-name="T243">)</text:span></text:p>
        </text:list-item>
        <text:list-item>
          <text:p text:style-name="P244"><text:span text:style-name="T241">break</text:span><text:span text:style-name="T243">;</text:span></text:p>
        </text:list-item>
        <text:list-item>
          <text:p text:style-name="P250">losing[i] = d;</text:p>
        </text:list-item>
        <text:list-item>
          <text:p text:style-name="P250">losing[d] = i;</text:p>
        </text:list-item>
        <text:list-item>
          <text:p text:style-name="P244"><text:span text:style-name="T243">marked[i] = </text:span><text:span text:style-name="T241">true</text:span><text:span text:style-name="T243">;</text:span></text:p>
        </text:list-item>
        <text:list-item>
          <text:p text:style-name="P244"><text:span text:style-name="T243">marked[d] = </text:span><text:span text:style-name="T241">true</text:span><text:span text:style-name="T243">;</text:span></text:p>
        </text:list-item>
        <text:list-item>
          <text:p text:style-name="P250">x++;</text:p>
        </text:list-item>
        <text:list-item>
          <text:p text:style-name="P250">}</text:p>
        </text:list-item>
        <text:list-item>
          <text:p text:style-name="P250">}</text:p>
        </text:list-item>
        <text:list-item>
          <text:p text:style-name="P250">}</text:p>
        </text:list-item>
        <text:list-item>
          <text:p text:style-name="P244"><text:span text:style-name="T241">private</text:span><text:span text:style-name="T243"> </text:span><text:span text:style-name="T241">static</text:span><text:span text:style-name="T243"> </text:span><text:span text:style-name="T241">int</text:span><text:span text:style-name="T243"> ans(</text:span><text:span text:style-name="T241">int</text:span><text:span text:style-name="T243"> x,</text:span><text:span text:style-name="T241">int</text:span><text:span text:style-name="T243"> y){</text:span></text:p>
        </text:list-item>
        <text:list-item>
          <text:p text:style-name="P244"><text:span text:style-name="T241">if</text:span><text:span text:style-name="T243">(x==</text:span><text:span text:style-name="T246">0</text:span><text:span text:style-name="T243">) </text:span><text:span text:style-name="T241">return</text:span><text:span text:style-name="T243"> (y+</text:span><text:span text:style-name="T246">1</text:span><text:span text:style-name="T243">)%</text:span><text:span text:style-name="T246">1000</text:span><text:span text:style-name="T243">;</text:span></text:p>
        </text:list-item>
        <text:list-item>
          <text:p text:style-name="P244"><text:span text:style-name="T241">else</text:span><text:span text:style-name="T243"> </text:span><text:span text:style-name="T241">if</text:span><text:span text:style-name="T243">(x&gt;</text:span><text:span text:style-name="T246">0</text:span><text:span text:style-name="T243"> &amp;&amp; y==</text:span><text:span text:style-name="T246">0</text:span><text:span text:style-name="T243">) </text:span><text:span text:style-name="T241">return</text:span><text:span text:style-name="T243"> ans(x-</text:span><text:span text:style-name="T246">1</text:span><text:span text:style-name="T243">,</text:span><text:span text:style-name="T246">1</text:span><text:span text:style-name="T243">)%</text:span><text:span text:style-name="T246">1000</text:span><text:span text:style-name="T243">;</text:span></text:p>
        </text:list-item>
        <text:list-item>
          <text:p text:style-name="P244"><text:span text:style-name="T241">else</text:span><text:span text:style-name="T243"> </text:span><text:span text:style-name="T241">return</text:span><text:span text:style-name="T243"> ans(x-</text:span><text:span text:style-name="T246">1</text:span><text:span text:style-name="T243">,ans(x,y-</text:span><text:span text:style-name="T246">1</text:span><text:span text:style-name="T243">));</text:span></text:p>
        </text:list-item>
        <text:list-item>
          <text:p text:style-name="P250">}</text:p>
        </text:list-item>
        <text:list-item>
          <text:p text:style-name="P250">}</text:p>
        </text:list-item>
        <text:list-item>
          <text:p text:style-name="P248"> </text:p>
        </text:list-item>
        <text:list-item>
          <text:p text:style-name="P244"><text:span text:style-name="T241">class</text:span><text:span text:style-name="T243"> </text:span><text:span text:style-name="T245">Graph</text:span><text:span text:style-name="T243"> {</text:span></text:p>
        </text:list-item>
        <text:list-item>
          <text:p text:style-name="P244"><text:soft-page-break/><text:span text:style-name="T241">private</text:span><text:span text:style-name="T243"> </text:span><text:span text:style-name="T241">int</text:span><text:span text:style-name="T243"> v;</text:span></text:p>
        </text:list-item>
        <text:list-item>
          <text:p text:style-name="P244"><text:span text:style-name="T241">private</text:span><text:span text:style-name="T243"> </text:span><text:span text:style-name="T241">int</text:span><text:span text:style-name="T243"> e;</text:span></text:p>
        </text:list-item>
        <text:list-item>
          <text:p text:style-name="P244"><text:span text:style-name="T241">private</text:span><text:span text:style-name="T243"> </text:span><text:span text:style-name="T245">LinkedList</text:span><text:span text:style-name="T243">&lt;</text:span><text:span text:style-name="T245">Integer</text:span><text:span text:style-name="T243">&gt;[] adj;</text:span></text:p>
        </text:list-item>
        <text:list-item>
          <text:p text:style-name="P248"> </text:p>
        </text:list-item>
        <text:list-item>
          <text:p text:style-name="P244"><text:span text:style-name="T246">@SuppressWarnings</text:span><text:span text:style-name="T243">(</text:span><text:span text:style-name="T247">"unchecked"</text:span><text:span text:style-name="T243">)</text:span></text:p>
        </text:list-item>
        <text:list-item>
          <text:p text:style-name="P244"><text:span text:style-name="T245">Graph</text:span><text:span text:style-name="T243">(</text:span><text:span text:style-name="T241">int</text:span><text:span text:style-name="T243"> v) {</text:span></text:p>
        </text:list-item>
        <text:list-item>
          <text:p text:style-name="P244"><text:span text:style-name="T241">this</text:span><text:span text:style-name="T243">.v = v;</text:span></text:p>
        </text:list-item>
        <text:list-item>
          <text:p text:style-name="P244"><text:span text:style-name="T241">this</text:span><text:span text:style-name="T243">.adj = (</text:span><text:span text:style-name="T245">LinkedList</text:span><text:span text:style-name="T243">&lt;</text:span><text:span text:style-name="T245">Integer</text:span><text:span text:style-name="T243">&gt;[]) </text:span><text:span text:style-name="T241">new</text:span><text:span text:style-name="T243"> </text:span><text:span text:style-name="T245">LinkedList</text:span><text:span text:style-name="T243">[v];</text:span></text:p>
        </text:list-item>
        <text:list-item>
          <text:p text:style-name="P244"><text:span text:style-name="T241">for</text:span><text:span text:style-name="T243"> (</text:span><text:span text:style-name="T241">int</text:span><text:span text:style-name="T243"> i = </text:span><text:span text:style-name="T246">0</text:span><text:span text:style-name="T243">; i &lt; v; i++) {</text:span></text:p>
        </text:list-item>
        <text:list-item>
          <text:p text:style-name="P244"><text:span text:style-name="T241">this</text:span><text:span text:style-name="T243">.adj[i] = </text:span><text:span text:style-name="T241">new</text:span><text:span text:style-name="T243"> </text:span><text:span text:style-name="T245">LinkedList</text:span><text:span text:style-name="T243">&lt;</text:span><text:span text:style-name="T245">Integer</text:span><text:span text:style-name="T243">&gt;();</text:span></text:p>
        </text:list-item>
        <text:list-item>
          <text:p text:style-name="P250">}</text:p>
        </text:list-item>
        <text:list-item>
          <text:p text:style-name="P250">}</text:p>
        </text:list-item>
        <text:list-item>
          <text:p text:style-name="P248"> </text:p>
        </text:list-item>
        <text:list-item>
          <text:p text:style-name="P244"><text:span text:style-name="T241">public</text:span><text:span text:style-name="T243"> </text:span><text:span text:style-name="T241">int</text:span><text:span text:style-name="T243"> vertex() {</text:span></text:p>
        </text:list-item>
        <text:list-item>
          <text:p text:style-name="P244"><text:span text:style-name="T241">return</text:span><text:span text:style-name="T243"> </text:span><text:span text:style-name="T241">this</text:span><text:span text:style-name="T243">.v;</text:span></text:p>
        </text:list-item>
        <text:list-item>
          <text:p text:style-name="P250">}</text:p>
        </text:list-item>
        <text:list-item>
          <text:p text:style-name="P248"> </text:p>
        </text:list-item>
        <text:list-item>
          <text:p text:style-name="P244"><text:span text:style-name="T241">public</text:span><text:span text:style-name="T243"> </text:span><text:span text:style-name="T241">int</text:span><text:span text:style-name="T243"> edge() {</text:span></text:p>
        </text:list-item>
        <text:list-item>
          <text:p text:style-name="P244"><text:span text:style-name="T241">return</text:span><text:span text:style-name="T243"> </text:span><text:span text:style-name="T241">this</text:span><text:span text:style-name="T243">.e;</text:span></text:p>
        </text:list-item>
        <text:list-item>
          <text:p text:style-name="P250">}</text:p>
        </text:list-item>
        <text:list-item>
          <text:p text:style-name="P248"> </text:p>
        </text:list-item>
        <text:list-item>
          <text:p text:style-name="P244"><text:span text:style-name="T241">public</text:span><text:span text:style-name="T243"> </text:span><text:span text:style-name="T241">void</text:span><text:span text:style-name="T243"> addEdge(</text:span><text:span text:style-name="T241">int</text:span><text:span text:style-name="T243"> i, </text:span><text:span text:style-name="T241">int</text:span><text:span text:style-name="T243"> j) {</text:span></text:p>
        </text:list-item>
        <text:list-item>
          <text:p text:style-name="P244"><text:span text:style-name="T241">this</text:span><text:span text:style-name="T243">.adj[i].add(j);</text:span></text:p>
        </text:list-item>
        <text:list-item>
          <text:p text:style-name="P244"><text:span text:style-name="T241">this</text:span><text:span text:style-name="T243">.adj[j].add(i);</text:span></text:p>
        </text:list-item>
        <text:list-item>
          <text:p text:style-name="P250">}</text:p>
        </text:list-item>
        <text:list-item>
          <text:p text:style-name="P248"> </text:p>
        </text:list-item>
        <text:list-item>
          <text:p text:style-name="P244"><text:span text:style-name="T241">public</text:span><text:span text:style-name="T243"> </text:span><text:span text:style-name="T241">void</text:span><text:span text:style-name="T243"> removeEdge(</text:span><text:span text:style-name="T241">int</text:span><text:span text:style-name="T243"> i, </text:span><text:span text:style-name="T241">int</text:span><text:span text:style-name="T243"> j) {</text:span></text:p>
        </text:list-item>
        <text:list-item>
          <text:p text:style-name="P244"><text:span text:style-name="T245">Iterator</text:span><text:span text:style-name="T243">&lt;</text:span><text:span text:style-name="T245">Integer</text:span><text:span text:style-name="T243">&gt; it = adj[i].iterator();</text:span></text:p>
        </text:list-item>
        <text:list-item>
          <text:p text:style-name="P244"><text:span text:style-name="T241">while</text:span><text:span text:style-name="T243"> (it.hasNext()) {</text:span></text:p>
        </text:list-item>
        <text:list-item>
          <text:p text:style-name="P244"><text:span text:style-name="T241">if</text:span><text:span text:style-name="T243"> (it.</text:span><text:span text:style-name="T241">next</text:span><text:span text:style-name="T243">() == j) {</text:span></text:p>
        </text:list-item>
        <text:list-item>
          <text:p text:style-name="P250">it.remove();</text:p>
        </text:list-item>
        <text:list-item>
          <text:p text:style-name="P244"><text:span text:style-name="T241">return</text:span><text:span text:style-name="T243">;</text:span></text:p>
        </text:list-item>
        <text:list-item>
          <text:p text:style-name="P250">}</text:p>
        </text:list-item>
        <text:list-item>
          <text:p text:style-name="P250">}</text:p>
        </text:list-item>
        <text:list-item>
          <text:p text:style-name="P250">}</text:p>
        </text:list-item>
        <text:list-item>
          <text:p text:style-name="P248"> </text:p>
        </text:list-item>
        <text:list-item>
          <text:p text:style-name="P244"><text:span text:style-name="T241">public</text:span><text:span text:style-name="T243"> </text:span><text:span text:style-name="T241">boolean</text:span><text:span text:style-name="T243"> hasEdge(</text:span><text:span text:style-name="T241">int</text:span><text:span text:style-name="T243"> i, </text:span><text:span text:style-name="T241">int</text:span><text:span text:style-name="T243"> j) {</text:span></text:p>
        </text:list-item>
        <text:list-item>
          <text:p text:style-name="P244"><text:span text:style-name="T241">return</text:span><text:span text:style-name="T243"> adj[i].contains(j);</text:span></text:p>
        </text:list-item>
        <text:list-item>
          <text:p text:style-name="P250">}</text:p>
        </text:list-item>
        <text:list-item>
          <text:p text:style-name="P248"> </text:p>
        </text:list-item>
        <text:list-item>
          <text:p text:style-name="P244"><text:span text:style-name="T241">public</text:span><text:span text:style-name="T243"> </text:span><text:span text:style-name="T245">LinkedList</text:span><text:span text:style-name="T243">&lt;</text:span><text:span text:style-name="T245">Integer</text:span><text:span text:style-name="T243">&gt; getAdj(</text:span><text:span text:style-name="T241">int</text:span><text:span text:style-name="T243"> i) {</text:span></text:p>
        </text:list-item>
        <text:list-item>
          <text:p text:style-name="P244"><text:span text:style-name="T241">return</text:span><text:span text:style-name="T243"> adj[i];</text:span></text:p>
        </text:list-item>
        <text:list-item>
          <text:p text:style-name="P250"><text:soft-page-break/>}</text:p>
        </text:list-item>
        <text:list-item>
          <text:p text:style-name="P250">}</text:p>
        </text:list-item>
        <text:list-item>
          <text:p text:style-name="P248"> </text:p>
        </text:list-item>
        <text:list-item>
          <text:p text:style-name="P244"><text:span text:style-name="T241">class</text:span><text:span text:style-name="T243"> </text:span><text:span text:style-name="T245">InputReader</text:span><text:span text:style-name="T243"> {</text:span></text:p>
        </text:list-item>
        <text:list-item>
          <text:p text:style-name="P248"> </text:p>
        </text:list-item>
        <text:list-item>
          <text:p text:style-name="P244"><text:span text:style-name="T241">private</text:span><text:span text:style-name="T243"> </text:span><text:span text:style-name="T245">InputStream</text:span><text:span text:style-name="T243"> stream;</text:span></text:p>
        </text:list-item>
        <text:list-item>
          <text:p text:style-name="P244"><text:span text:style-name="T241">private</text:span><text:span text:style-name="T243"> </text:span><text:span text:style-name="T241">byte</text:span><text:span text:style-name="T243">[] buf = </text:span><text:span text:style-name="T241">new</text:span><text:span text:style-name="T243"> </text:span><text:span text:style-name="T241">byte</text:span><text:span text:style-name="T243">[</text:span><text:span text:style-name="T246">1024</text:span><text:span text:style-name="T243">];</text:span></text:p>
        </text:list-item>
        <text:list-item>
          <text:p text:style-name="P244"><text:span text:style-name="T241">private</text:span><text:span text:style-name="T243"> </text:span><text:span text:style-name="T241">int</text:span><text:span text:style-name="T243"> curChar;</text:span></text:p>
        </text:list-item>
        <text:list-item>
          <text:p text:style-name="P244"><text:span text:style-name="T241">private</text:span><text:span text:style-name="T243"> </text:span><text:span text:style-name="T241">int</text:span><text:span text:style-name="T243"> numChars;</text:span></text:p>
        </text:list-item>
        <text:list-item>
          <text:p text:style-name="P244"><text:span text:style-name="T241">private</text:span><text:span text:style-name="T243"> </text:span><text:span text:style-name="T245">SpaceCharFilter</text:span><text:span text:style-name="T243"> filter;</text:span></text:p>
        </text:list-item>
        <text:list-item>
          <text:p text:style-name="P248"> </text:p>
        </text:list-item>
        <text:list-item>
          <text:p text:style-name="P244"><text:span text:style-name="T241">public</text:span><text:span text:style-name="T243"> </text:span><text:span text:style-name="T245">InputReader</text:span><text:span text:style-name="T243">(</text:span><text:span text:style-name="T245">InputStream</text:span><text:span text:style-name="T243"> stream) {</text:span></text:p>
        </text:list-item>
        <text:list-item>
          <text:p text:style-name="P244"><text:span text:style-name="T241">this</text:span><text:span text:style-name="T243">.stream = stream;</text:span></text:p>
        </text:list-item>
        <text:list-item>
          <text:p text:style-name="P250">}</text:p>
        </text:list-item>
        <text:list-item>
          <text:p text:style-name="P248"> </text:p>
        </text:list-item>
        <text:list-item>
          <text:p text:style-name="P244"><text:span text:style-name="T241">public</text:span><text:span text:style-name="T243"> </text:span><text:span text:style-name="T241">int</text:span><text:span text:style-name="T243"> read() {</text:span></text:p>
        </text:list-item>
        <text:list-item>
          <text:p text:style-name="P244"><text:span text:style-name="T241">if</text:span><text:span text:style-name="T243"> (numChars == -</text:span><text:span text:style-name="T246">1</text:span><text:span text:style-name="T243">)</text:span></text:p>
        </text:list-item>
        <text:list-item>
          <text:p text:style-name="P244"><text:span text:style-name="T241">throw</text:span><text:span text:style-name="T243"> </text:span><text:span text:style-name="T241">new</text:span><text:span text:style-name="T243"> </text:span><text:span text:style-name="T245">InputMismatchException</text:span><text:span text:style-name="T243">();</text:span></text:p>
        </text:list-item>
        <text:list-item>
          <text:p text:style-name="P244"><text:span text:style-name="T241">if</text:span><text:span text:style-name="T243"> (curChar &gt;= numChars) {</text:span></text:p>
        </text:list-item>
        <text:list-item>
          <text:p text:style-name="P244"><text:span text:style-name="T243">curChar = </text:span><text:span text:style-name="T246">0</text:span><text:span text:style-name="T243">;</text:span></text:p>
        </text:list-item>
        <text:list-item>
          <text:p text:style-name="P244"><text:span text:style-name="T241">try</text:span><text:span text:style-name="T243"> {</text:span></text:p>
        </text:list-item>
        <text:list-item>
          <text:p text:style-name="P250">numChars = stream.read(buf);</text:p>
        </text:list-item>
        <text:list-item>
          <text:p text:style-name="P244"><text:span text:style-name="T243">} </text:span><text:span text:style-name="T241">catch</text:span><text:span text:style-name="T243"> (</text:span><text:span text:style-name="T245">IOException</text:span><text:span text:style-name="T243"> e) {</text:span></text:p>
        </text:list-item>
        <text:list-item>
          <text:p text:style-name="P244"><text:span text:style-name="T241">throw</text:span><text:span text:style-name="T243"> </text:span><text:span text:style-name="T241">new</text:span><text:span text:style-name="T243"> </text:span><text:span text:style-name="T245">InputMismatchException</text:span><text:span text:style-name="T243">();</text:span></text:p>
        </text:list-item>
        <text:list-item>
          <text:p text:style-name="P250">}</text:p>
        </text:list-item>
        <text:list-item>
          <text:p text:style-name="P244"><text:span text:style-name="T241">if</text:span><text:span text:style-name="T243"> (numChars &lt;= </text:span><text:span text:style-name="T246">0</text:span><text:span text:style-name="T243">)</text:span></text:p>
        </text:list-item>
        <text:list-item>
          <text:p text:style-name="P244"><text:span text:style-name="T241">return</text:span><text:span text:style-name="T243"> -</text:span><text:span text:style-name="T246">1</text:span><text:span text:style-name="T243">;</text:span></text:p>
        </text:list-item>
        <text:list-item>
          <text:p text:style-name="P250">}</text:p>
        </text:list-item>
        <text:list-item>
          <text:p text:style-name="P244"><text:span text:style-name="T241">return</text:span><text:span text:style-name="T243"> buf[curChar++];</text:span></text:p>
        </text:list-item>
        <text:list-item>
          <text:p text:style-name="P250">}</text:p>
        </text:list-item>
        <text:list-item>
          <text:p text:style-name="P248"> </text:p>
        </text:list-item>
        <text:list-item>
          <text:p text:style-name="P244"><text:span text:style-name="T241">public</text:span><text:span text:style-name="T243"> </text:span><text:span text:style-name="T241">int</text:span><text:span text:style-name="T243"> readInt() {</text:span></text:p>
        </text:list-item>
        <text:list-item>
          <text:p text:style-name="P244"><text:span text:style-name="T241">int</text:span><text:span text:style-name="T243"> c = read();</text:span></text:p>
        </text:list-item>
        <text:list-item>
          <text:p text:style-name="P244"><text:span text:style-name="T241">while</text:span><text:span text:style-name="T243"> (isSpaceChar(c))</text:span></text:p>
        </text:list-item>
        <text:list-item>
          <text:p text:style-name="P250">c = read();</text:p>
        </text:list-item>
        <text:list-item>
          <text:p text:style-name="P244"><text:span text:style-name="T241">int</text:span><text:span text:style-name="T243"> sgn = </text:span><text:span text:style-name="T246">1</text:span><text:span text:style-name="T243">;</text:span></text:p>
        </text:list-item>
        <text:list-item>
          <text:p text:style-name="P244"><text:span text:style-name="T241">if</text:span><text:span text:style-name="T243"> (c == </text:span><text:span text:style-name="T247">'-'</text:span><text:span text:style-name="T243">) {</text:span></text:p>
        </text:list-item>
        <text:list-item>
          <text:p text:style-name="P244"><text:span text:style-name="T243">sgn = -</text:span><text:span text:style-name="T246">1</text:span><text:span text:style-name="T243">;</text:span></text:p>
        </text:list-item>
        <text:list-item>
          <text:p text:style-name="P250">c = read();</text:p>
        </text:list-item>
        <text:list-item>
          <text:p text:style-name="P250">}</text:p>
        </text:list-item>
        <text:list-item>
          <text:p text:style-name="P244"><text:span text:style-name="T241">int</text:span><text:span text:style-name="T243"> res = </text:span><text:span text:style-name="T246">0</text:span><text:span text:style-name="T243">;</text:span></text:p>
        </text:list-item>
        <text:list-item>
          <text:p text:style-name="P244"><text:span text:style-name="T241">do</text:span><text:span text:style-name="T243"> {</text:span></text:p>
        </text:list-item>
        <text:list-item>
          <text:p text:style-name="P244"><text:soft-page-break/><text:span text:style-name="T241">if</text:span><text:span text:style-name="T243"> (c &lt; </text:span><text:span text:style-name="T247">'0'</text:span><text:span text:style-name="T243"> || c &gt; </text:span><text:span text:style-name="T247">'9'</text:span><text:span text:style-name="T243">)</text:span></text:p>
        </text:list-item>
        <text:list-item>
          <text:p text:style-name="P244"><text:span text:style-name="T241">throw</text:span><text:span text:style-name="T243"> </text:span><text:span text:style-name="T241">new</text:span><text:span text:style-name="T243"> </text:span><text:span text:style-name="T245">InputMismatchException</text:span><text:span text:style-name="T243">();</text:span></text:p>
        </text:list-item>
        <text:list-item>
          <text:p text:style-name="P244"><text:span text:style-name="T243">res *= </text:span><text:span text:style-name="T246">10</text:span><text:span text:style-name="T243">;</text:span></text:p>
        </text:list-item>
        <text:list-item>
          <text:p text:style-name="P244"><text:span text:style-name="T243">res += c - </text:span><text:span text:style-name="T247">'0'</text:span><text:span text:style-name="T243">;</text:span></text:p>
        </text:list-item>
        <text:list-item>
          <text:p text:style-name="P250">c = read();</text:p>
        </text:list-item>
        <text:list-item>
          <text:p text:style-name="P244"><text:span text:style-name="T243">} </text:span><text:span text:style-name="T241">while</text:span><text:span text:style-name="T243"> (!isSpaceChar(c));</text:span></text:p>
        </text:list-item>
        <text:list-item>
          <text:p text:style-name="P244"><text:span text:style-name="T241">return</text:span><text:span text:style-name="T243"> res * sgn;</text:span></text:p>
        </text:list-item>
        <text:list-item>
          <text:p text:style-name="P250">}</text:p>
        </text:list-item>
        <text:list-item>
          <text:p text:style-name="P248"> </text:p>
        </text:list-item>
        <text:list-item>
          <text:p text:style-name="P244"><text:span text:style-name="T241">public</text:span><text:span text:style-name="T243"> </text:span><text:span text:style-name="T241">long</text:span><text:span text:style-name="T243"> readLong() {</text:span></text:p>
        </text:list-item>
        <text:list-item>
          <text:p text:style-name="P244"><text:span text:style-name="T241">int</text:span><text:span text:style-name="T243"> c = read();</text:span></text:p>
        </text:list-item>
        <text:list-item>
          <text:p text:style-name="P244"><text:span text:style-name="T241">while</text:span><text:span text:style-name="T243"> (isSpaceChar(c))</text:span></text:p>
        </text:list-item>
        <text:list-item>
          <text:p text:style-name="P250">c = read();</text:p>
        </text:list-item>
        <text:list-item>
          <text:p text:style-name="P244"><text:span text:style-name="T241">long</text:span><text:span text:style-name="T243"> sgn = </text:span><text:span text:style-name="T246">1</text:span><text:span text:style-name="T243">;</text:span></text:p>
        </text:list-item>
        <text:list-item>
          <text:p text:style-name="P244"><text:span text:style-name="T241">if</text:span><text:span text:style-name="T243"> (c == </text:span><text:span text:style-name="T247">'-'</text:span><text:span text:style-name="T243">) {</text:span></text:p>
        </text:list-item>
        <text:list-item>
          <text:p text:style-name="P244"><text:span text:style-name="T243">sgn = -</text:span><text:span text:style-name="T246">1</text:span><text:span text:style-name="T243">;</text:span></text:p>
        </text:list-item>
        <text:list-item>
          <text:p text:style-name="P250">c = read();</text:p>
        </text:list-item>
        <text:list-item>
          <text:p text:style-name="P250">}</text:p>
        </text:list-item>
        <text:list-item>
          <text:p text:style-name="P244"><text:span text:style-name="T241">long</text:span><text:span text:style-name="T243"> res = </text:span><text:span text:style-name="T246">0</text:span><text:span text:style-name="T243">;</text:span></text:p>
        </text:list-item>
        <text:list-item>
          <text:p text:style-name="P244"><text:span text:style-name="T241">do</text:span><text:span text:style-name="T243"> {</text:span></text:p>
        </text:list-item>
        <text:list-item>
          <text:p text:style-name="P244"><text:span text:style-name="T241">if</text:span><text:span text:style-name="T243"> (c &lt; </text:span><text:span text:style-name="T247">'0'</text:span><text:span text:style-name="T243"> || c &gt; </text:span><text:span text:style-name="T247">'9'</text:span><text:span text:style-name="T243">)</text:span></text:p>
        </text:list-item>
        <text:list-item>
          <text:p text:style-name="P244"><text:span text:style-name="T241">throw</text:span><text:span text:style-name="T243"> </text:span><text:span text:style-name="T241">new</text:span><text:span text:style-name="T243"> </text:span><text:span text:style-name="T245">InputMismatchException</text:span><text:span text:style-name="T243">();</text:span></text:p>
        </text:list-item>
        <text:list-item>
          <text:p text:style-name="P244"><text:span text:style-name="T243">res *= </text:span><text:span text:style-name="T246">10</text:span><text:span text:style-name="T243">;</text:span></text:p>
        </text:list-item>
        <text:list-item>
          <text:p text:style-name="P244"><text:span text:style-name="T243">res += c - </text:span><text:span text:style-name="T247">'0'</text:span><text:span text:style-name="T243">;</text:span></text:p>
        </text:list-item>
        <text:list-item>
          <text:p text:style-name="P250">c = read();</text:p>
        </text:list-item>
        <text:list-item>
          <text:p text:style-name="P244"><text:span text:style-name="T243">} </text:span><text:span text:style-name="T241">while</text:span><text:span text:style-name="T243"> (!isSpaceChar(c));</text:span></text:p>
        </text:list-item>
        <text:list-item>
          <text:p text:style-name="P244"><text:span text:style-name="T241">return</text:span><text:span text:style-name="T243"> res * sgn;</text:span></text:p>
        </text:list-item>
        <text:list-item>
          <text:p text:style-name="P250">}</text:p>
        </text:list-item>
        <text:list-item>
          <text:p text:style-name="P248"> </text:p>
        </text:list-item>
        <text:list-item>
          <text:p text:style-name="P244"><text:span text:style-name="T241">public</text:span><text:span text:style-name="T243"> </text:span><text:span text:style-name="T245">String</text:span><text:span text:style-name="T243"> readString() {</text:span></text:p>
        </text:list-item>
        <text:list-item>
          <text:p text:style-name="P244"><text:span text:style-name="T241">int</text:span><text:span text:style-name="T243"> c = read();</text:span></text:p>
        </text:list-item>
        <text:list-item>
          <text:p text:style-name="P244"><text:span text:style-name="T241">while</text:span><text:span text:style-name="T243"> (isSpaceChar(c))</text:span></text:p>
        </text:list-item>
        <text:list-item>
          <text:p text:style-name="P250">c = read();</text:p>
        </text:list-item>
        <text:list-item>
          <text:p text:style-name="P244"><text:span text:style-name="T245">StringBuilder</text:span><text:span text:style-name="T243"> res = </text:span><text:span text:style-name="T241">new</text:span><text:span text:style-name="T243"> </text:span><text:span text:style-name="T245">StringBuilder</text:span><text:span text:style-name="T243">();</text:span></text:p>
        </text:list-item>
        <text:list-item>
          <text:p text:style-name="P244"><text:span text:style-name="T241">do</text:span><text:span text:style-name="T243"> {</text:span></text:p>
        </text:list-item>
        <text:list-item>
          <text:p text:style-name="P250">res.appendCodePoint(c);</text:p>
        </text:list-item>
        <text:list-item>
          <text:p text:style-name="P250">c = read();</text:p>
        </text:list-item>
        <text:list-item>
          <text:p text:style-name="P244"><text:span text:style-name="T243">} </text:span><text:span text:style-name="T241">while</text:span><text:span text:style-name="T243"> (!isSpaceChar(c));</text:span></text:p>
        </text:list-item>
        <text:list-item>
          <text:p text:style-name="P244"><text:span text:style-name="T241">return</text:span><text:span text:style-name="T243"> res.toString();</text:span></text:p>
        </text:list-item>
        <text:list-item>
          <text:p text:style-name="P250">}</text:p>
        </text:list-item>
        <text:list-item>
          <text:p text:style-name="P248"> </text:p>
        </text:list-item>
        <text:list-item>
          <text:p text:style-name="P244"><text:span text:style-name="T241">public</text:span><text:span text:style-name="T243"> </text:span><text:span text:style-name="T241">boolean</text:span><text:span text:style-name="T243"> isSpaceChar(</text:span><text:span text:style-name="T241">int</text:span><text:span text:style-name="T243"> c) {</text:span></text:p>
        </text:list-item>
        <text:list-item>
          <text:p text:style-name="P244"><text:soft-page-break/><text:span text:style-name="T241">if</text:span><text:span text:style-name="T243"> (filter != </text:span><text:span text:style-name="T241">null</text:span><text:span text:style-name="T243">)</text:span></text:p>
        </text:list-item>
        <text:list-item>
          <text:p text:style-name="P244"><text:span text:style-name="T241">return</text:span><text:span text:style-name="T243"> filter.isSpaceChar(c);</text:span></text:p>
        </text:list-item>
        <text:list-item>
          <text:p text:style-name="P244"><text:span text:style-name="T241">return</text:span><text:span text:style-name="T243"> c == </text:span><text:span text:style-name="T247">' '</text:span><text:span text:style-name="T243"> || c == </text:span><text:span text:style-name="T247">'\n'</text:span><text:span text:style-name="T243"> || c == </text:span><text:span text:style-name="T247">'\r'</text:span><text:span text:style-name="T243"> || c == </text:span><text:span text:style-name="T247">'\t'</text:span><text:span text:style-name="T243"> || c == -</text:span><text:span text:style-name="T246">1</text:span><text:span text:style-name="T243">;</text:span></text:p>
        </text:list-item>
        <text:list-item>
          <text:p text:style-name="P250">}</text:p>
        </text:list-item>
        <text:list-item>
          <text:p text:style-name="P248"> </text:p>
        </text:list-item>
        <text:list-item>
          <text:p text:style-name="P244"><text:span text:style-name="T241">public</text:span><text:span text:style-name="T243"> </text:span><text:span text:style-name="T245">String</text:span><text:span text:style-name="T243"> </text:span><text:span text:style-name="T241">next</text:span><text:span text:style-name="T243">() {</text:span></text:p>
        </text:list-item>
        <text:list-item>
          <text:p text:style-name="P244"><text:span text:style-name="T241">return</text:span><text:span text:style-name="T243"> readString();</text:span></text:p>
        </text:list-item>
        <text:list-item>
          <text:p text:style-name="P250">}</text:p>
        </text:list-item>
        <text:list-item>
          <text:p text:style-name="P248"> </text:p>
        </text:list-item>
        <text:list-item>
          <text:p text:style-name="P244"><text:span text:style-name="T241">public</text:span><text:span text:style-name="T243"> </text:span><text:span text:style-name="T241">interface</text:span><text:span text:style-name="T243"> </text:span><text:span text:style-name="T245">SpaceCharFilter</text:span><text:span text:style-name="T243"> {</text:span></text:p>
        </text:list-item>
        <text:list-item>
          <text:p text:style-name="P244"><text:span text:style-name="T241">boolean</text:span><text:span text:style-name="T243"> isSpaceChar(</text:span><text:span text:style-name="T241">int</text:span><text:span text:style-name="T243"> ch);</text:span></text:p>
        </text:list-item>
        <text:list-item>
          <text:p text:style-name="P250">}</text:p>
        </text:list-item>
        <text:list-item>
          <text:p text:style-name="P250">}</text:p>
        </text:list-item>
        <text:list-item>
          <text:p text:style-name="P248"> </text:p>
        </text:list-item>
        <text:list-item>
          <text:p text:style-name="P244"><text:span text:style-name="T241">class</text:span><text:span text:style-name="T243"> </text:span><text:span text:style-name="T245">OutputWriter</text:span><text:span text:style-name="T243"> {</text:span></text:p>
        </text:list-item>
        <text:list-item>
          <text:p text:style-name="P244"><text:span text:style-name="T241">private</text:span><text:span text:style-name="T243"> </text:span><text:span text:style-name="T241">final</text:span><text:span text:style-name="T243"> </text:span><text:span text:style-name="T245">PrintWriter</text:span><text:span text:style-name="T243"> writer;</text:span></text:p>
        </text:list-item>
        <text:list-item>
          <text:p text:style-name="P248"> </text:p>
        </text:list-item>
        <text:list-item>
          <text:p text:style-name="P244"><text:span text:style-name="T241">public</text:span><text:span text:style-name="T243"> </text:span><text:span text:style-name="T245">OutputWriter</text:span><text:span text:style-name="T243">(</text:span><text:span text:style-name="T245">OutputStream</text:span><text:span text:style-name="T243"> outputStream) {</text:span></text:p>
        </text:list-item>
        <text:list-item>
          <text:p text:style-name="P244"><text:span text:style-name="T243">writer = </text:span><text:span text:style-name="T241">new</text:span><text:span text:style-name="T243"> </text:span><text:span text:style-name="T245">PrintWriter</text:span><text:span text:style-name="T243">(</text:span><text:span text:style-name="T241">new</text:span><text:span text:style-name="T243"> </text:span><text:span text:style-name="T245">BufferedWriter</text:span><text:span text:style-name="T243">(</text:span><text:span text:style-name="T241">new</text:span><text:span text:style-name="T243"> </text:span><text:span text:style-name="T245">OutputStreamWriter</text:span><text:span text:style-name="T243">(</text:span></text:p>
        </text:list-item>
        <text:list-item>
          <text:p text:style-name="P250">outputStream)));</text:p>
        </text:list-item>
        <text:list-item>
          <text:p text:style-name="P250">}</text:p>
        </text:list-item>
        <text:list-item>
          <text:p text:style-name="P248"> </text:p>
        </text:list-item>
        <text:list-item>
          <text:p text:style-name="P244"><text:span text:style-name="T241">public</text:span><text:span text:style-name="T243"> </text:span><text:span text:style-name="T245">OutputWriter</text:span><text:span text:style-name="T243">(</text:span><text:span text:style-name="T245">Writer</text:span><text:span text:style-name="T243"> writer) {</text:span></text:p>
        </text:list-item>
        <text:list-item>
          <text:p text:style-name="P244"><text:span text:style-name="T241">this</text:span><text:span text:style-name="T243">.writer = </text:span><text:span text:style-name="T241">new</text:span><text:span text:style-name="T243"> </text:span><text:span text:style-name="T245">PrintWriter</text:span><text:span text:style-name="T243">(writer);</text:span></text:p>
        </text:list-item>
        <text:list-item>
          <text:p text:style-name="P250">}</text:p>
        </text:list-item>
        <text:list-item>
          <text:p text:style-name="P248"> </text:p>
        </text:list-item>
        <text:list-item>
          <text:p text:style-name="P244"><text:span text:style-name="T241">public</text:span><text:span text:style-name="T243"> </text:span><text:span text:style-name="T241">void</text:span><text:span text:style-name="T243"> </text:span><text:span text:style-name="T241">print</text:span><text:span text:style-name="T243">(</text:span><text:span text:style-name="T245">Object</text:span><text:span text:style-name="T243">... objects) {</text:span></text:p>
        </text:list-item>
        <text:list-item>
          <text:p text:style-name="P244"><text:span text:style-name="T241">for</text:span><text:span text:style-name="T243"> (</text:span><text:span text:style-name="T241">int</text:span><text:span text:style-name="T243"> i = </text:span><text:span text:style-name="T246">0</text:span><text:span text:style-name="T243">; i &lt; objects.length; i++) {</text:span></text:p>
        </text:list-item>
        <text:list-item>
          <text:p text:style-name="P244"><text:span text:style-name="T241">if</text:span><text:span text:style-name="T243"> (i != </text:span><text:span text:style-name="T246">0</text:span><text:span text:style-name="T243">)</text:span></text:p>
        </text:list-item>
        <text:list-item>
          <text:p text:style-name="P244"><text:span text:style-name="T243">writer.</text:span><text:span text:style-name="T241">print</text:span><text:span text:style-name="T243">(</text:span><text:span text:style-name="T247">' '</text:span><text:span text:style-name="T243">);</text:span></text:p>
        </text:list-item>
        <text:list-item>
          <text:p text:style-name="P244"><text:span text:style-name="T243">writer.</text:span><text:span text:style-name="T241">print</text:span><text:span text:style-name="T243">(objects[i]);</text:span></text:p>
        </text:list-item>
        <text:list-item>
          <text:p text:style-name="P250">}</text:p>
        </text:list-item>
        <text:list-item>
          <text:p text:style-name="P250">}</text:p>
        </text:list-item>
        <text:list-item>
          <text:p text:style-name="P248"> </text:p>
        </text:list-item>
        <text:list-item>
          <text:p text:style-name="P244"><text:span text:style-name="T241">public</text:span><text:span text:style-name="T243"> </text:span><text:span text:style-name="T241">void</text:span><text:span text:style-name="T243"> println(</text:span><text:span text:style-name="T245">Object</text:span><text:span text:style-name="T243">... objects) {</text:span></text:p>
        </text:list-item>
        <text:list-item>
          <text:p text:style-name="P244"><text:span text:style-name="T241">print</text:span><text:span text:style-name="T243">(objects);</text:span></text:p>
        </text:list-item>
        <text:list-item>
          <text:p text:style-name="P250">writer.println();</text:p>
        </text:list-item>
        <text:list-item>
          <text:p text:style-name="P250">}</text:p>
        </text:list-item>
        <text:list-item>
          <text:p text:style-name="P248"> </text:p>
        </text:list-item>
        <text:list-item>
          <text:p text:style-name="P244"><text:span text:style-name="T241">public</text:span><text:span text:style-name="T243"> </text:span><text:span text:style-name="T241">void</text:span><text:span text:style-name="T243"> close() {</text:span></text:p>
        </text:list-item>
        <text:list-item>
          <text:p text:style-name="P250"><text:soft-page-break/>writer.close();</text:p>
        </text:list-item>
        <text:list-item>
          <text:p text:style-name="P250">}</text:p>
        </text:list-item>
        <text:list-item>
          <text:p text:style-name="P248"> </text:p>
        </text:list-item>
        <text:list-item>
          <text:p text:style-name="P244"><text:span text:style-name="T241">public</text:span><text:span text:style-name="T243"> </text:span><text:span text:style-name="T241">void</text:span><text:span text:style-name="T243"> flush() {</text:span></text:p>
        </text:list-item>
        <text:list-item>
          <text:p text:style-name="P250">writer.flush();</text:p>
        </text:list-item>
        <text:list-item>
          <text:p text:style-name="P250">}</text:p>
        </text:list-item>
        <text:list-item>
          <text:p text:style-name="P248"> </text:p>
        </text:list-item>
        <text:list-item>
          <text:p text:style-name="P250">}</text:p>
        </text:list-item>
        <text:list-item>
          <text:p text:style-name="P248"> </text:p>
        </text:list-item>
        <text:list-item>
          <text:p text:style-name="P244"><text:span text:style-name="T241">class</text:span><text:span text:style-name="T243"> </text:span><text:span text:style-name="T245">IOUtils</text:span><text:span text:style-name="T243"> {</text:span></text:p>
        </text:list-item>
        <text:list-item>
          <text:p text:style-name="P244"><text:span text:style-name="T241">public</text:span><text:span text:style-name="T243"> </text:span><text:span text:style-name="T241">static</text:span><text:span text:style-name="T243"> </text:span><text:span text:style-name="T241">int</text:span><text:span text:style-name="T243">[] readIntArray(</text:span><text:span text:style-name="T245">InputReader</text:span><text:span text:style-name="T243"> </text:span><text:span text:style-name="T241">in</text:span><text:span text:style-name="T243">, </text:span><text:span text:style-name="T241">int</text:span><text:span text:style-name="T243"> size) {</text:span></text:p>
        </text:list-item>
        <text:list-item>
          <text:p text:style-name="P244"><text:span text:style-name="T241">int</text:span><text:span text:style-name="T243">[] array = </text:span><text:span text:style-name="T241">new</text:span><text:span text:style-name="T243"> </text:span><text:span text:style-name="T241">int</text:span><text:span text:style-name="T243">[size];</text:span></text:p>
        </text:list-item>
        <text:list-item>
          <text:p text:style-name="P244"><text:span text:style-name="T241">for</text:span><text:span text:style-name="T243"> (</text:span><text:span text:style-name="T241">int</text:span><text:span text:style-name="T243"> i = </text:span><text:span text:style-name="T246">0</text:span><text:span text:style-name="T243">; i &lt; size; i++)</text:span></text:p>
        </text:list-item>
        <text:list-item>
          <text:p text:style-name="P244"><text:span text:style-name="T243">array[i] = </text:span><text:span text:style-name="T241">in</text:span><text:span text:style-name="T243">.readInt();</text:span></text:p>
        </text:list-item>
        <text:list-item>
          <text:p text:style-name="P244"><text:span text:style-name="T241">return</text:span><text:span text:style-name="T243"> array;</text:span></text:p>
        </text:list-item>
        <text:list-item>
          <text:p text:style-name="P250">}</text:p>
        </text:list-item>
        <text:list-item>
          <text:p text:style-name="P248"> </text:p>
        </text:list-item>
        <text:list-item>
          <text:p text:style-name="P244"><text:span text:style-name="T241">public</text:span><text:span text:style-name="T243"> </text:span><text:span text:style-name="T241">static</text:span><text:span text:style-name="T243"> </text:span><text:span text:style-name="T241">long</text:span><text:span text:style-name="T243">[] readLongArray(</text:span><text:span text:style-name="T245">InputReader</text:span><text:span text:style-name="T243"> </text:span><text:span text:style-name="T241">in</text:span><text:span text:style-name="T243">, </text:span><text:span text:style-name="T241">int</text:span><text:span text:style-name="T243"> size) {</text:span></text:p>
        </text:list-item>
        <text:list-item>
          <text:p text:style-name="P244"><text:span text:style-name="T241">long</text:span><text:span text:style-name="T243">[] array = </text:span><text:span text:style-name="T241">new</text:span><text:span text:style-name="T243"> </text:span><text:span text:style-name="T241">long</text:span><text:span text:style-name="T243">[size];</text:span></text:p>
        </text:list-item>
        <text:list-item>
          <text:p text:style-name="P244"><text:span text:style-name="T241">for</text:span><text:span text:style-name="T243"> (</text:span><text:span text:style-name="T241">int</text:span><text:span text:style-name="T243"> i = </text:span><text:span text:style-name="T246">0</text:span><text:span text:style-name="T243">; i &lt; size; i++)</text:span></text:p>
        </text:list-item>
        <text:list-item>
          <text:p text:style-name="P244"><text:span text:style-name="T243">array[i] = </text:span><text:span text:style-name="T241">in</text:span><text:span text:style-name="T243">.readLong();</text:span></text:p>
        </text:list-item>
        <text:list-item>
          <text:p text:style-name="P244"><text:span text:style-name="T241">return</text:span><text:span text:style-name="T243"> array;</text:span></text:p>
        </text:list-item>
        <text:list-item>
          <text:p text:style-name="P250">}</text:p>
        </text:list-item>
        <text:list-item>
          <text:p text:style-name="P248"> </text:p>
        </text:list-item>
        <text:list-item>
          <text:p text:style-name="P244"><text:span text:style-name="T241">public</text:span><text:span text:style-name="T243"> </text:span><text:span text:style-name="T241">static</text:span><text:span text:style-name="T243"> </text:span><text:span text:style-name="T245">String</text:span><text:span text:style-name="T243">[] readArray(</text:span><text:span text:style-name="T245">InputReader</text:span><text:span text:style-name="T243"> </text:span><text:span text:style-name="T241">in</text:span><text:span text:style-name="T243">, </text:span><text:span text:style-name="T241">int</text:span><text:span text:style-name="T243"> size) {</text:span></text:p>
        </text:list-item>
        <text:list-item>
          <text:p text:style-name="P244"><text:span text:style-name="T245">String</text:span><text:span text:style-name="T243">[] array = </text:span><text:span text:style-name="T241">new</text:span><text:span text:style-name="T243"> </text:span><text:span text:style-name="T245">String</text:span><text:span text:style-name="T243">[size];</text:span></text:p>
        </text:list-item>
        <text:list-item>
          <text:p text:style-name="P244"><text:span text:style-name="T241">for</text:span><text:span text:style-name="T243"> (</text:span><text:span text:style-name="T241">int</text:span><text:span text:style-name="T243"> i = </text:span><text:span text:style-name="T246">0</text:span><text:span text:style-name="T243">; i &lt; size; i++)</text:span></text:p>
        </text:list-item>
        <text:list-item>
          <text:p text:style-name="P244"><text:span text:style-name="T243">array[i] = </text:span><text:span text:style-name="T241">in</text:span><text:span text:style-name="T243">.readString();</text:span></text:p>
        </text:list-item>
        <text:list-item>
          <text:p text:style-name="P244"><text:span text:style-name="T241">return</text:span><text:span text:style-name="T243"> array;</text:span></text:p>
        </text:list-item>
        <text:list-item>
          <text:p text:style-name="P250">}</text:p>
        </text:list-item>
        <text:list-item>
          <text:p text:style-name="P250">}</text:p>
        </text:list-item>
        <text:list-item>
          <text:p text:style-name="P248"> </text:p>
        </text:list-item>
      </text:list>
      <text:p text:style-name="P55"/>
      <text:p text:style-name="P52">Question 7:<text:span text:style-name="T249">(24)</text:span></text:p>
      <text:p text:style-name="P148"><text:a xlink:type="simple" xlink:href="https://leetcode.com/problems/course-schedule-iv/" text:style-name="Internet_20_link" text:visited-style-name="Visited_20_Internet_20_Link"><text:span text:style-name="T121"> Course Schedule IV</text:span></text:a><text:span text:style-name="T120"><text:line-break/></text:span>There are a total of <text:span text:style-name="Source_20_Text"><text:span text:style-name="T236">numCourses</text:span></text:span> courses you have to take, labeled from <text:span text:style-name="Source_20_Text"><text:span text:style-name="T236">0</text:span></text:span> to <text:span text:style-name="Source_20_Text"><text:span text:style-name="T236">numCourses - 1</text:span></text:span>. You are given an array <text:span text:style-name="Source_20_Text"><text:span text:style-name="T236">prerequisites</text:span></text:span> where <text:span text:style-name="Source_20_Text"><text:span text:style-name="T236">prerequisites[i] = [a</text:span></text:span><text:span text:style-name="Source_20_Text"><text:span text:style-name="T188">i</text:span></text:span><text:span text:style-name="Source_20_Text"><text:span text:style-name="T236">, b</text:span></text:span><text:span text:style-name="Source_20_Text"><text:span text:style-name="T188">i</text:span></text:span><text:span text:style-name="Source_20_Text"><text:span text:style-name="T236">]</text:span></text:span> indicates that you <text:span text:style-name="Strong_20_Emphasis"><text:span text:style-name="T188">must</text:span></text:span> take course <text:span text:style-name="Source_20_Text"><text:span text:style-name="T236">a</text:span></text:span><text:span text:style-name="Source_20_Text"><text:span text:style-name="T188">i</text:span></text:span> first if you want to take course <text:span text:style-name="Source_20_Text"><text:span text:style-name="T236">b</text:span></text:span><text:span text:style-name="Source_20_Text"><text:span text:style-name="T188">i</text:span></text:span>.</text:p>
      <text:list xml:id="list1006490828" text:style-name="L3">
        <text:list-item>
          <text:p text:style-name="P254"><text:soft-page-break/>For example, the pair <text:span text:style-name="Source_20_Text"><text:span text:style-name="T236">[0, 1]</text:span></text:span> indicates that you have to take course <text:span text:style-name="Source_20_Text"><text:span text:style-name="T236">0</text:span></text:span> before you can take course <text:span text:style-name="Source_20_Text"><text:span text:style-name="T236">1</text:span></text:span>.</text:p>
        </text:list-item>
      </text:list>
      <text:p text:style-name="P88">Prerequisites can also be <text:span text:style-name="Strong_20_Emphasis"><text:span text:style-name="T188">indirect</text:span></text:span>. If course <text:span text:style-name="Source_20_Text"><text:span text:style-name="T236">a</text:span></text:span> is a prerequisite of course <text:span text:style-name="Source_20_Text"><text:span text:style-name="T236">b</text:span></text:span>, and course <text:span text:style-name="Source_20_Text"><text:span text:style-name="T236">b</text:span></text:span> is a prerequisite of course <text:span text:style-name="Source_20_Text"><text:span text:style-name="T236">c</text:span></text:span>, then course <text:span text:style-name="Source_20_Text"><text:span text:style-name="T236">a</text:span></text:span> is a prerequisite of course <text:span text:style-name="Source_20_Text"><text:span text:style-name="T236">c</text:span></text:span>.</text:p>
      <text:p text:style-name="P88">You are also given an array <text:span text:style-name="Source_20_Text"><text:span text:style-name="T236">queries</text:span></text:span> where <text:span text:style-name="Source_20_Text"><text:span text:style-name="T236">queries[j] = [u</text:span></text:span><text:span text:style-name="Source_20_Text"><text:span text:style-name="T188">j</text:span></text:span><text:span text:style-name="Source_20_Text"><text:span text:style-name="T236">, v</text:span></text:span><text:span text:style-name="Source_20_Text"><text:span text:style-name="T188">j</text:span></text:span><text:span text:style-name="Source_20_Text"><text:span text:style-name="T236">]</text:span></text:span>. For the <text:span text:style-name="Source_20_Text"><text:span text:style-name="T236">j</text:span></text:span><text:span text:style-name="Source_20_Text"><text:span text:style-name="T188">th</text:span></text:span> query, you should answer whether course <text:span text:style-name="Source_20_Text"><text:span text:style-name="T236">u</text:span></text:span><text:span text:style-name="Source_20_Text"><text:span text:style-name="T188">j</text:span></text:span> is a prerequisite of course <text:span text:style-name="Source_20_Text"><text:span text:style-name="T236">v</text:span></text:span><text:span text:style-name="Source_20_Text"><text:span text:style-name="T188">j</text:span></text:span> or not.</text:p>
      <text:p text:style-name="P88">Return <text:span text:style-name="T239">a boolean array </text:span><text:span text:style-name="Source_20_Text"><text:span text:style-name="T236">answer</text:span></text:span><text:span text:style-name="T239">, where </text:span><text:span text:style-name="Source_20_Text"><text:span text:style-name="T236">answer[j]</text:span></text:span><text:span text:style-name="T188"> </text:span><text:span text:style-name="T239">is the answer to the </text:span><text:span text:style-name="Source_20_Text"><text:span text:style-name="T236">j</text:span></text:span><text:span text:style-name="Source_20_Text"><text:span text:style-name="T188">th</text:span></text:span><text:span text:style-name="T188"> </text:span><text:span text:style-name="T239">query.</text:span></text:p>
      <text:p text:style-name="P148"><text:span text:style-name="Strong_20_Emphasis"><text:span text:style-name="T122">Example 1:</text:span></text:span><text:span text:style-name="Strong_20_Emphasis"><text:span text:style-name="T188">Input:</text:span></text:span><text:span text:style-name="Strong_20_Emphasis"> numCourses = 2, prerequisites = [[1,0]], queries = [[0,1],[1,0]]</text:span></text:p>
      <text:p text:style-name="P79"><text:span text:style-name="Strong_20_Emphasis"><text:span text:style-name="T188">Output:</text:span></text:span> [false,true]</text:p>
      <text:p text:style-name="P51"><text:span text:style-name="Strong_20_Emphasis"><text:span text:style-name="T248">Ans:</text:span></text:span></text:p>
      <text:p text:style-name="P50"><text:span text:style-name="Source_20_Text"><text:span text:style-name="T188">class Solution {</text:span></text:span></text:p>
      <text:p text:style-name="P87"><text:span text:style-name="Source_20_Text"><text:span text:style-name="T188"><text:s text:c="4"/>public List&lt;Boolean&gt; checkIfPrerequisite(int n, int[][] prerequisites, int[][] queries) {</text:span></text:span></text:p>
      <text:p text:style-name="P87"><text:span text:style-name="Source_20_Text"><text:span text:style-name="T188"><text:s text:c="8"/></text:span></text:span></text:p>
      <text:p text:style-name="P87"><text:span text:style-name="Source_20_Text"><text:span text:style-name="T188"><text:s text:c="8"/>boolean adjMatrix[][] = new boolean[n][n];</text:span></text:span></text:p>
      <text:p text:style-name="P87"><text:span text:style-name="Source_20_Text"><text:span text:style-name="T188"><text:s text:c="8"/></text:span></text:span></text:p>
      <text:p text:style-name="P87"><text:span text:style-name="Source_20_Text"><text:span text:style-name="T188"><text:s text:c="8"/>for (int[] i : prerequisites){</text:span></text:span></text:p>
      <text:p text:style-name="P87"><text:span text:style-name="Source_20_Text"><text:span text:style-name="T188"><text:s text:c="12"/>adjMatrix[i[0]][i[1]] = true;</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for (int k = 0; k &lt; n; ++k){</text:span></text:span></text:p>
      <text:p text:style-name="P87"><text:span text:style-name="Source_20_Text"><text:span text:style-name="T188"><text:s text:c="12"/>for (int i = 0; i &lt; n ; ++i){</text:span></text:span></text:p>
      <text:p text:style-name="P87"><text:span text:style-name="Source_20_Text"><text:span text:style-name="T188"><text:s text:c="16"/>for (int j = 0; j &lt; n ; ++j){</text:span></text:span></text:p>
      <text:p text:style-name="P87"><text:span text:style-name="Source_20_Text"><text:span text:style-name="T188"><text:s text:c="20"/>adjMatrix[i][j] = adjMatrix[i][j] || (adjMatrix[i][k] &amp;&amp; adjMatrix[k][j]);</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List&lt;Boolean&gt; ans = new ArrayList&lt;Boolean&gt;();</text:span></text:span></text:p>
      <text:p text:style-name="P87"><text:span text:style-name="Source_20_Text"><text:span text:style-name="T188"><text:s text:c="8"/></text:span></text:span></text:p>
      <text:p text:style-name="P87"><text:span text:style-name="Source_20_Text"><text:span text:style-name="T188"><text:s text:c="8"/>for (int i = 0; i &lt; queries.length; ++i){</text:span></text:span></text:p>
      <text:p text:style-name="P87"><text:span text:style-name="Source_20_Text"><text:span text:style-name="T188"><text:s text:c="12"/>ans.add(adjMatrix[queries[i][0]][queries[i][1]]);</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return ans;</text:span></text:span></text:p>
      <text:p text:style-name="P87"><text:span text:style-name="Source_20_Text"><text:span text:style-name="T188"><text:s text:c="8"/></text:span></text:span></text:p>
      <text:p text:style-name="P87"><text:span text:style-name="Source_20_Text"><text:span text:style-name="T188"><text:s text:c="8"/></text:span></text:span></text:p>
      <text:p text:style-name="P79"><text:span text:style-name="Source_20_Text"><text:span text:style-name="T188"><text:s text:c="4"/>}</text:span></text:span></text:p>
      <text:p text:style-name="P53">}</text:p>
      <text:p text:style-name="P53"/>
      <text:p text:style-name="P54">Question 8:<text:span text:style-name="T249">(25)</text:span></text:p>
      <text:p text:style-name="P54"><text:a xlink:type="simple" xlink:href="https://leetcode.com/problems/minimum-cost-to-make-at-least-one-valid-path-in-a-grid/" text:style-name="Internet_20_link" text:visited-style-name="Visited_20_Internet_20_Link"><text:span text:style-name="T188">1368. Minimum Cost to Make at Least One Valid Path in a Grid</text:span></text:a></text:p>
      <text:p text:style-name="P138"><text:soft-page-break/><text:span text:style-name="T158">Given an </text:span><text:span text:style-name="Source_20_Text"><text:span text:style-name="T162">m x n</text:span></text:span><text:span text:style-name="T158"> grid. Each cell of the grid has a sign pointing to the next cell you should visit if you are currently in this cell. The sign of </text:span><text:span text:style-name="Source_20_Text"><text:span text:style-name="T162">grid[i][j]</text:span></text:span><text:span text:style-name="T158"> can be:</text:span></text:p>
      <text:list xml:id="list1914352924" text:style-name="L4">
        <text:list-item>
          <text:p text:style-name="P255"><text:span text:style-name="Source_20_Text"><text:span text:style-name="T236">1</text:span></text:span> which means go to the cell to the right. (i.e go from <text:span text:style-name="Source_20_Text"><text:span text:style-name="T236">grid[i][j]</text:span></text:span> to <text:span text:style-name="Source_20_Text"><text:span text:style-name="T236">grid[i][j + 1]</text:span></text:span>)</text:p>
        </text:list-item>
        <text:list-item>
          <text:p text:style-name="P255"><text:span text:style-name="Source_20_Text"><text:span text:style-name="T236">2</text:span></text:span> which means go to the cell to the left. (i.e go from <text:span text:style-name="Source_20_Text"><text:span text:style-name="T236">grid[i][j]</text:span></text:span> to <text:span text:style-name="Source_20_Text"><text:span text:style-name="T236">grid[i][j - 1]</text:span></text:span>)</text:p>
        </text:list-item>
        <text:list-item>
          <text:p text:style-name="P255"><text:span text:style-name="Source_20_Text"><text:span text:style-name="T236">3</text:span></text:span> which means go to the lower cell. (i.e go from <text:span text:style-name="Source_20_Text"><text:span text:style-name="T236">grid[i][j]</text:span></text:span> to <text:span text:style-name="Source_20_Text"><text:span text:style-name="T236">grid[i + 1][j]</text:span></text:span>)</text:p>
        </text:list-item>
        <text:list-item>
          <text:p text:style-name="P256"><text:span text:style-name="Source_20_Text"><text:span text:style-name="T236">4</text:span></text:span> which means go to the upper cell. (i.e go from <text:span text:style-name="Source_20_Text"><text:span text:style-name="T236">grid[i][j]</text:span></text:span> to <text:span text:style-name="Source_20_Text"><text:span text:style-name="T236">grid[i - 1][j]</text:span></text:span>)</text:p>
        </text:list-item>
      </text:list>
      <text:p text:style-name="P88">Notice that there could be some signs on the cells of the grid that point outside the grid.</text:p>
      <text:p text:style-name="P88">You will initially start at the upper left cell <text:span text:style-name="Source_20_Text"><text:span text:style-name="T236">(0, 0)</text:span></text:span>. A valid path in the grid is a path that starts from the upper left cell <text:span text:style-name="Source_20_Text"><text:span text:style-name="T236">(0, 0)</text:span></text:span> and ends at the bottom-right cell <text:span text:style-name="Source_20_Text"><text:span text:style-name="T236">(m - 1, n - 1)</text:span></text:span> following the signs on the grid. The valid path does not have to be the shortest.</text:p>
      <text:p text:style-name="P88">You can modify the sign on a cell with <text:span text:style-name="Source_20_Text"><text:span text:style-name="T236">cost = 1</text:span></text:span>. You can modify the sign on a cell <text:span text:style-name="Strong_20_Emphasis"><text:span text:style-name="T188">one time only</text:span></text:span>.</text:p>
      <text:p text:style-name="P88">Return <text:span text:style-name="Emphasis"><text:span text:style-name="T188">the minimum cost to make the grid have at least one valid path</text:span></text:span>.</text:p>
      <text:p text:style-name="P208">Example 1</text:p>
      <text:p text:style-name="P125"><text:span text:style-name="Strong_20_Emphasis"><text:span text:style-name="T177">Input:</text:span></text:span><text:span text:style-name="T158"> grid = [[1,1,1,1],[2,2,2,2],[1,1,1,1],[2,2,2,2]]</text:span></text:p>
      <text:p text:style-name="P79"><text:span text:style-name="Strong_20_Emphasis"><text:span text:style-name="T188">Output:</text:span></text:span> 3</text:p>
      <text:p text:style-name="P208">Ans:</text:p>
      <text:p text:style-name="P125"><text:span text:style-name="Source_20_Text"><text:span text:style-name="T163">class Solution {</text:span></text:span></text:p>
      <text:p text:style-name="P87"><text:span text:style-name="Source_20_Text"><text:span text:style-name="T188"><text:s text:c="4"/>class Tuple {</text:span></text:span></text:p>
      <text:p text:style-name="P87"><text:span text:style-name="Source_20_Text"><text:span text:style-name="T188"><text:s text:c="8"/>int row, col, cost;</text:span></text:span></text:p>
      <text:p text:style-name="P87"><text:span text:style-name="Source_20_Text"><text:span text:style-name="T188"><text:s text:c="8"/>public Tuple(int r, int c, int co) {</text:span></text:span></text:p>
      <text:p text:style-name="P87"><text:span text:style-name="Source_20_Text"><text:span text:style-name="T188"><text:s text:c="12"/>row = r;</text:span></text:span></text:p>
      <text:p text:style-name="P87"><text:span text:style-name="Source_20_Text"><text:span text:style-name="T188"><text:s text:c="12"/>col = c;</text:span></text:span></text:p>
      <text:p text:style-name="P87"><text:span text:style-name="Source_20_Text"><text:span text:style-name="T188"><text:s text:c="12"/>cost = co;</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text:span text:style-name="Source_20_Text"><text:span text:style-name="T188"><text:s text:c="4"/>public int minCost(int[][] grid) {</text:span></text:span></text:p>
      <text:p text:style-name="P87"><text:span text:style-name="Source_20_Text"><text:span text:style-name="T188"><text:s text:c="8"/>int rows = grid.length, columns = grid[0].length;</text:span></text:span></text:p>
      <text:p text:style-name="P87"><text:span text:style-name="Source_20_Text"><text:span text:style-name="T188"><text:s text:c="8"/>int targetRow = grid.length-1, targetColumn = grid[0].length-1;</text:span></text:span></text:p>
      <text:p text:style-name="P87"><text:span text:style-name="Source_20_Text"><text:span text:style-name="T188"><text:s text:c="8"/></text:span></text:span></text:p>
      <text:p text:style-name="P87"><text:span text:style-name="Source_20_Text"><text:span text:style-name="T188"><text:s text:c="8"/>boolean[][] traversed = new boolean[rows][columns];</text:span></text:span></text:p>
      <text:p text:style-name="P87"><text:span text:style-name="Source_20_Text"><text:span text:style-name="T188"><text:s text:c="8"/>PriorityQueue&lt;Tuple&gt; pq = new PriorityQueue&lt;&gt;((a, b)-&gt;(a.cost - b.cost));</text:span></text:span></text:p>
      <text:p text:style-name="P87"><text:span text:style-name="Source_20_Text"><text:span text:style-name="T188"><text:s text:c="8"/></text:span></text:span></text:p>
      <text:p text:style-name="P87"><text:span text:style-name="Source_20_Text"><text:span text:style-name="T188"><text:s text:c="8"/>pq.add(new Tuple(0, 0, 0));</text:span></text:span></text:p>
      <text:p text:style-name="P87"><text:span text:style-name="Source_20_Text"><text:span text:style-name="T188"><text:s text:c="8"/></text:span></text:span></text:p>
      <text:p text:style-name="P87"><text:span text:style-name="Source_20_Text"><text:span text:style-name="T188"><text:s text:c="8"/>while(!pq.isEmpty()) {</text:span></text:span></text:p>
      <text:p text:style-name="P87"><text:span text:style-name="Source_20_Text"><text:span text:style-name="T188"><text:s text:c="12"/>Tuple top = pq.poll();</text:span></text:span></text:p>
      <text:p text:style-name="P87"><text:span text:style-name="Source_20_Text"><text:span text:style-name="T188"><text:s text:c="12"/>int row = top.row, col = top.col;</text:span></text:span></text:p>
      <text:p text:style-name="P87"><text:span text:style-name="Source_20_Text"><text:span text:style-name="T188"><text:s text:c="12"/>traversed[row][col] = true;</text:span></text:span></text:p>
      <text:p text:style-name="P87"><text:span text:style-name="Source_20_Text"><text:span text:style-name="T188"><text:s text:c="12"/>if(row == targetRow &amp;&amp; col == targetColumn) {</text:span></text:span></text:p>
      <text:p text:style-name="P87"><text:soft-page-break/><text:span text:style-name="Source_20_Text"><text:span text:style-name="T188"><text:s text:c="16"/>return top.cost;</text:span></text:span></text:p>
      <text:p text:style-name="P87"><text:span text:style-name="Source_20_Text"><text:span text:style-name="T188"><text:s text:c="12"/>}</text:span></text:span></text:p>
      <text:p text:style-name="P87"><text:span text:style-name="Source_20_Text"><text:span text:style-name="T188"><text:s text:c="24"/>// traverse neighbors</text:span></text:span></text:p>
      <text:p text:style-name="P87"><text:span text:style-name="Source_20_Text"><text:span text:style-name="T188"><text:s text:c="12"/>if(col + 1 != columns &amp;&amp; !traversed[row][col+1]) </text:span></text:span></text:p>
      <text:p text:style-name="P87"><text:span text:style-name="Source_20_Text"><text:span text:style-name="T188"><text:s text:c="16"/>pq.add(new Tuple(row, col+1, (grid[row][col] == 1 ? 0 : 1) + top.cost ));</text:span></text:span></text:p>
      <text:p text:style-name="P87"><text:span text:style-name="Source_20_Text"><text:span text:style-name="T188"><text:s text:c="12"/></text:span></text:span></text:p>
      <text:p text:style-name="P87"><text:span text:style-name="Source_20_Text"><text:span text:style-name="T188"><text:s text:c="12"/>if(col - 1 != -1 &amp;&amp; !traversed[row][col-1]) </text:span></text:span></text:p>
      <text:p text:style-name="P87"><text:span text:style-name="Source_20_Text"><text:span text:style-name="T188"><text:s text:c="16"/>pq.add(new Tuple(row, col-1, (grid[row][col] == 2 ? 0 : 1) + top.cost ));</text:span></text:span></text:p>
      <text:p text:style-name="P87"><text:span text:style-name="Source_20_Text"><text:span text:style-name="T188"><text:s text:c="12"/></text:span></text:span></text:p>
      <text:p text:style-name="P87"><text:span text:style-name="Source_20_Text"><text:span text:style-name="T188"><text:s text:c="12"/>if(row + 1 != rows &amp;&amp; !traversed[row+1][col]) </text:span></text:span></text:p>
      <text:p text:style-name="P87"><text:span text:style-name="Source_20_Text"><text:span text:style-name="T188"><text:s text:c="16"/>pq.add(new Tuple(row+1, col, (grid[row][col] == 3 ? 0 : 1) + top.cost ));</text:span></text:span></text:p>
      <text:p text:style-name="P87"><text:span text:style-name="Source_20_Text"><text:span text:style-name="T188"><text:s text:c="32"/></text:span></text:span></text:p>
      <text:p text:style-name="P87"><text:span text:style-name="Source_20_Text"><text:span text:style-name="T188"><text:s text:c="12"/>if(row - 1 != -1 &amp;&amp; !traversed[row-1][col]) </text:span></text:span></text:p>
      <text:p text:style-name="P87"><text:span text:style-name="Source_20_Text"><text:span text:style-name="T188"><text:s text:c="16"/>pq.add(new Tuple(row-1, col, (grid[row][col] == 4 ? 0 : 1) + top.cost ));</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return 0;</text:span></text:span></text:p>
      <text:p text:style-name="P87"><text:span text:style-name="Source_20_Text"><text:span text:style-name="T188"><text:s text:c="4"/>}</text:span></text:span></text:p>
      <text:p text:style-name="P79"><text:span text:style-name="Source_20_Text"><text:span text:style-name="T188">}</text:span></text:span></text:p>
      <text:p text:style-name="P208"/>
      <text:p text:style-name="P126"><text:span text:style-name="T158">Question 9:</text:span><text:span text:style-name="T166">(26)</text:span></text:p>
      <text:p text:style-name="P139"><text:a xlink:type="simple" xlink:href="https://leetcode.com/problems/network-delay-time/" text:style-name="Internet_20_link" text:visited-style-name="Visited_20_Internet_20_Link"><text:span text:style-name="T165">743. Network Delay Time</text:span></text:a><text:span text:style-name="T164"><text:line-break/></text:span><text:span text:style-name="T158">You are given a network of </text:span><text:span text:style-name="Source_20_Text"><text:span text:style-name="T162">n</text:span></text:span><text:span text:style-name="T158"> nodes, labeled from </text:span><text:span text:style-name="Source_20_Text"><text:span text:style-name="T162">1</text:span></text:span><text:span text:style-name="T158"> to </text:span><text:span text:style-name="Source_20_Text"><text:span text:style-name="T162">n</text:span></text:span><text:span text:style-name="T158">. You are also given </text:span><text:span text:style-name="Source_20_Text"><text:span text:style-name="T162">times</text:span></text:span><text:span text:style-name="T158">, a list of travel times as directed edges </text:span><text:span text:style-name="Source_20_Text"><text:span text:style-name="T162">times[i] = (u</text:span></text:span><text:span text:style-name="Source_20_Text"><text:span text:style-name="T163">i</text:span></text:span><text:span text:style-name="Source_20_Text"><text:span text:style-name="T162">, v</text:span></text:span><text:span text:style-name="Source_20_Text"><text:span text:style-name="T163">i</text:span></text:span><text:span text:style-name="Source_20_Text"><text:span text:style-name="T162">, w</text:span></text:span><text:span text:style-name="Source_20_Text"><text:span text:style-name="T163">i</text:span></text:span><text:span text:style-name="Source_20_Text"><text:span text:style-name="T162">)</text:span></text:span><text:span text:style-name="T158">, where </text:span><text:span text:style-name="Source_20_Text"><text:span text:style-name="T162">u</text:span></text:span><text:span text:style-name="Source_20_Text"><text:span text:style-name="T163">i</text:span></text:span><text:span text:style-name="T158"> is the source node, </text:span><text:span text:style-name="Source_20_Text"><text:span text:style-name="T162">v</text:span></text:span><text:span text:style-name="Source_20_Text"><text:span text:style-name="T163">i</text:span></text:span><text:span text:style-name="T158"> is the target node, and </text:span><text:span text:style-name="Source_20_Text"><text:span text:style-name="T162">w</text:span></text:span><text:span text:style-name="Source_20_Text"><text:span text:style-name="T163">i</text:span></text:span><text:span text:style-name="T158"> is the time it takes for a signal to travel from source to target.</text:span></text:p>
      <text:p text:style-name="P88">We will send a signal from a given node <text:span text:style-name="Source_20_Text"><text:span text:style-name="T236">k</text:span></text:span>. Return <text:span text:style-name="Emphasis"><text:span text:style-name="T188">the </text:span></text:span><text:span text:style-name="Emphasis"><text:span text:style-name="Strong_20_Emphasis"><text:span text:style-name="T188">minimum</text:span></text:span></text:span><text:span text:style-name="Emphasis"><text:span text:style-name="T188"> time it takes for all the</text:span></text:span> <text:span text:style-name="Source_20_Text"><text:span text:style-name="T236">n</text:span></text:span> <text:span text:style-name="Emphasis"><text:span text:style-name="T188">nodes to receive the signal</text:span></text:span>. If it is impossible for all the <text:span text:style-name="Source_20_Text"><text:span text:style-name="T236">n</text:span></text:span> nodes to receive the signal, return <text:span text:style-name="Source_20_Text"><text:span text:style-name="T236">-1</text:span></text:span>.</text:p>
      <text:p text:style-name="P126"><text:span text:style-name="Strong_20_Emphasis"><text:span text:style-name="T177">Example 1:</text:span></text:span></text:p>
      <text:p text:style-name="P125"><text:span text:style-name="Strong_20_Emphasis"><text:span text:style-name="T177">Input:</text:span></text:span><text:span text:style-name="Strong_20_Emphasis"><text:span text:style-name="T163"> times = [[2,1,1],[2,3,1],[3,4,1]], n = 4, k = 2</text:span></text:span></text:p>
      <text:p text:style-name="P79"><text:span text:style-name="Strong_20_Emphasis"><text:span text:style-name="T188">Output:</text:span></text:span> 2</text:p>
      <text:p text:style-name="P126"><text:span text:style-name="Strong_20_Emphasis"><text:span text:style-name="T163">Ans:</text:span></text:span></text:p>
      <text:p text:style-name="P125"><text:span text:style-name="Source_20_Text"><text:span text:style-name="T163">class Solution {</text:span></text:span></text:p>
      <text:p text:style-name="P87"><text:span text:style-name="Source_20_Text"><text:span text:style-name="T188"><text:s text:c="4"/>public int networkDelayTime(int[][] times, int n, int k) {</text:span></text:span></text:p>
      <text:p text:style-name="P87"><text:span text:style-name="Source_20_Text"><text:span text:style-name="T188"><text:s text:c="8"/>int[][] graph = new int[n][n];</text:span></text:span></text:p>
      <text:p text:style-name="P87"><text:span text:style-name="Source_20_Text"><text:span text:style-name="T188"><text:s text:c="8"/>for (int i = 0; i &lt; n; i++) {</text:span></text:span></text:p>
      <text:p text:style-name="P87"><text:span text:style-name="Source_20_Text"><text:span text:style-name="T188"><text:s text:c="12"/>Arrays.fill(graph[i], -1);</text:span></text:span></text:p>
      <text:p text:style-name="P87"><text:soft-page-break/><text:span text:style-name="Source_20_Text"><text:span text:style-name="T188"><text:s text:c="8"/>}</text:span></text:span></text:p>
      <text:p text:style-name="P87"><text:span text:style-name="Source_20_Text"><text:span text:style-name="T188"><text:s text:c="8"/>for (int[] time : times) {</text:span></text:span></text:p>
      <text:p text:style-name="P87"><text:span text:style-name="Source_20_Text"><text:span text:style-name="T188"><text:s text:c="12"/>graph[time[0] - 1][time[1] - 1] = time[2];</text:span></text:span></text:p>
      <text:p text:style-name="P87"><text:span text:style-name="Source_20_Text"><text:span text:style-name="T188"><text:s text:c="8"/>}</text:span></text:span></text:p>
      <text:p text:style-name="P87"><text:span text:style-name="Source_20_Text"><text:span text:style-name="T188"><text:s text:c="8"/>int[] dist = new int[n];</text:span></text:span></text:p>
      <text:p text:style-name="P87"><text:span text:style-name="Source_20_Text"><text:span text:style-name="T188"><text:s text:c="8"/>Arrays.fill(dist, Integer.MAX_VALUE);</text:span></text:span></text:p>
      <text:p text:style-name="P87"><text:span text:style-name="Source_20_Text"><text:span text:style-name="T188"><text:s text:c="8"/>dist[k - 1] = 0;</text:span></text:span></text:p>
      <text:p text:style-name="P87"><text:span text:style-name="Source_20_Text"><text:span text:style-name="T188"><text:s text:c="8"/>boolean[] visited = new boolean[n];</text:span></text:span></text:p>
      <text:p text:style-name="P87"><text:span text:style-name="Source_20_Text"><text:span text:style-name="T188"><text:s text:c="8"/>for (int i = 0; i &lt; n; i++) {</text:span></text:span></text:p>
      <text:p text:style-name="P87"><text:span text:style-name="Source_20_Text"><text:span text:style-name="T188"><text:s text:c="12"/>int u = -1;</text:span></text:span></text:p>
      <text:p text:style-name="P87"><text:span text:style-name="Source_20_Text"><text:span text:style-name="T188"><text:s text:c="12"/>for (int j = 0; j &lt; n; j++) {</text:span></text:span></text:p>
      <text:p text:style-name="P87"><text:span text:style-name="Source_20_Text"><text:span text:style-name="T188"><text:s text:c="16"/>if (!visited[j] &amp;&amp; (u == -1 || dist[j] &lt; dist[u])) {</text:span></text:span></text:p>
      <text:p text:style-name="P87"><text:span text:style-name="Source_20_Text"><text:span text:style-name="T188"><text:s text:c="20"/>u = j;</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12"/>visited[u] = true;</text:span></text:span></text:p>
      <text:p text:style-name="P87"><text:span text:style-name="Source_20_Text"><text:span text:style-name="T188"><text:s text:c="12"/>for (int v = 0; v &lt; n; v++) {</text:span></text:span></text:p>
      <text:p text:style-name="P87"><text:span text:style-name="Source_20_Text"><text:span text:style-name="T188"><text:s text:c="16"/>if (graph[u][v] != -1 &amp;&amp; dist[u] + graph[u][v] &lt; dist[v]) {</text:span></text:span></text:p>
      <text:p text:style-name="P87"><text:span text:style-name="Source_20_Text"><text:span text:style-name="T188"><text:s text:c="20"/>dist[v] = dist[u] + graph[u][v];</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int ans = 0;</text:span></text:span></text:p>
      <text:p text:style-name="P87"><text:span text:style-name="Source_20_Text"><text:span text:style-name="T188"><text:s text:c="8"/>for (int i = 0; i &lt; n; i++) {</text:span></text:span></text:p>
      <text:p text:style-name="P87"><text:span text:style-name="Source_20_Text"><text:span text:style-name="T188"><text:s text:c="12"/>if (dist[i] == Integer.MAX_VALUE) {</text:span></text:span></text:p>
      <text:p text:style-name="P87"><text:span text:style-name="Source_20_Text"><text:span text:style-name="T188"><text:s text:c="16"/>return -1;</text:span></text:span></text:p>
      <text:p text:style-name="P87"><text:span text:style-name="Source_20_Text"><text:span text:style-name="T188"><text:s text:c="12"/>}</text:span></text:span></text:p>
      <text:p text:style-name="P87"><text:span text:style-name="Source_20_Text"><text:span text:style-name="T188"><text:s text:c="12"/>ans = Math.max(ans, dist[i]);</text:span></text:span></text:p>
      <text:p text:style-name="P87"><text:span text:style-name="Source_20_Text"><text:span text:style-name="T188"><text:s text:c="8"/>}</text:span></text:span></text:p>
      <text:p text:style-name="P87"><text:span text:style-name="Source_20_Text"><text:span text:style-name="T188"><text:s text:c="8"/>return ans;</text:span></text:span></text:p>
      <text:p text:style-name="P87"><text:span text:style-name="Source_20_Text"><text:span text:style-name="T188"><text:s text:c="4"/>}</text:span></text:span></text:p>
      <text:p text:style-name="P79"><text:span text:style-name="Source_20_Text"><text:span text:style-name="T188">}</text:span></text:span></text:p>
      <text:p text:style-name="P126"><text:span text:style-name="Strong_20_Emphasis"><text:span text:style-name="T163"/></text:span></text:p>
      <text:p text:style-name="P129"><text:span text:style-name="Strong_20_Emphasis"><text:span text:style-name="T167">Question 10:</text:span></text:span><text:span text:style-name="Strong_20_Emphasis"><text:span text:style-name="T168">(7)</text:span></text:span></text:p>
      <text:p text:style-name="P129"><text:span text:style-name="Strong_20_Emphasis"><text:span text:style-name="T233">Problem</text:span></text:span></text:p>
      <text:p text:style-name="P151"><text:span text:style-name="T126">After setting up the area and his toys. Chandu is up for playing his very first game. His first game is played on a </text:span><text:span text:style-name="Emphasis"><text:span text:style-name="T126">N</text:span></text:span><text:span text:style-name="T126"> X </text:span><text:span text:style-name="Emphasis"><text:span text:style-name="T126">N</text:span></text:span><text:span text:style-name="T126"> board with some initial stones placed on each cell. He can move each stone in all four direction i.e up,down, left or right. His target of the game is to move all stones to any one of the four corners in minimum moves (different stones can be moved to different corners).</text:span></text:p>
      <text:p text:style-name="P59">Chandu seeks you again for his help. Your task is to write a program that tell the minimum number of moves given a particular state of board.</text:p>
      <text:p text:style-name="P151"><text:span text:style-name="Strong_20_Emphasis"><text:span text:style-name="T114">NOTE</text:span></text:span><text:span text:style-name="T126">: One cell may contain more than one stones.</text:span></text:p>
      <text:p text:style-name="P149"/>
      <text:p text:style-name="P129"><draw:frame draw:style-name="fr2" draw:name="Frame3" text:anchor-type="paragraph" svg:width="2.5835in" draw:z-index="2"><draw:text-box fo:min-height="0.0161in"><text:p text:style-name="P150">Sample Input</text:p><text:p text:style-name="P123">3 4</text:p><text:p text:style-name="P124">2 2 1 3</text:p><text:p text:style-name="P124">2 2 3 1</text:p></draw:text-box></draw:frame><draw:frame draw:style-name="fr1" draw:name="Frame4" text:anchor-type="paragraph" svg:width="2.5835in" draw:z-index="3"><draw:text-box fo:min-height="0.0161in"><text:p text:style-name="P150">Sample Output</text:p><text:p text:style-name="P123">4</text:p></draw:text-box></draw:frame><text:soft-page-break/><text:span text:style-name="Strong_20_Emphasis"><text:span text:style-name="T128"/></text:span></text:p>
      <text:p text:style-name="P129"><text:span text:style-name="Strong_20_Emphasis"><text:span text:style-name="T167"/></text:span></text:p>
      <text:p text:style-name="P129"><text:span text:style-name="Strong_20_Emphasis"><text:span text:style-name="T167"/></text:span></text:p>
      <text:p text:style-name="P129"><text:span text:style-name="Strong_20_Emphasis"><text:span text:style-name="T167"/></text:span></text:p>
      <text:p text:style-name="P130"><text:span text:style-name="Strong_20_Emphasis"><text:span text:style-name="T124">import</text:span></text:span><text:span text:style-name="Strong_20_Emphasis"><text:span text:style-name="T123"> java.io.</text:span></text:span><text:span text:style-name="Strong_20_Emphasis"><text:span text:style-name="T125">BufferedOutputStream</text:span></text:span><text:span text:style-name="Strong_20_Emphasis"><text:span text:style-name="T123">;</text:span></text:span></text:p>
      <text:list xml:id="list2462535128" text:style-name="L5">
        <text:list-item>
          <text:p text:style-name="P245"><text:span text:style-name="T241">import</text:span><text:span text:style-name="T243"> java.io.</text:span><text:span text:style-name="T245">IOException</text:span><text:span text:style-name="T243">;</text:span></text:p>
        </text:list-item>
        <text:list-item>
          <text:p text:style-name="P245"><text:span text:style-name="T241">import</text:span><text:span text:style-name="T243"> java.io.</text:span><text:span text:style-name="T245">InputStream</text:span><text:span text:style-name="T243">;</text:span></text:p>
        </text:list-item>
        <text:list-item>
          <text:p text:style-name="P245"><text:span text:style-name="T241">import</text:span><text:span text:style-name="T243"> java.io.</text:span><text:span text:style-name="T245">PrintWriter</text:span><text:span text:style-name="T243">;</text:span></text:p>
        </text:list-item>
        <text:list-item>
          <text:p text:style-name="P245"><text:span text:style-name="T241">import</text:span><text:span text:style-name="T243"> java.util.</text:span><text:span text:style-name="T245">InputMismatchException</text:span><text:span text:style-name="T243">;</text:span></text:p>
        </text:list-item>
        <text:list-item>
          <text:p text:style-name="P249"> </text:p>
        </text:list-item>
        <text:list-item>
          <text:p text:style-name="P245"><text:span text:style-name="T241">public</text:span><text:span text:style-name="T243"> </text:span><text:span text:style-name="T241">class</text:span><text:span text:style-name="T243"> </text:span><text:span text:style-name="T245">Chanduandhisgame</text:span><text:span text:style-name="T243"> {</text:span></text:p>
        </text:list-item>
        <text:list-item>
          <text:p text:style-name="P245"><text:span text:style-name="T241">static</text:span><text:span text:style-name="T243"> </text:span><text:span text:style-name="T241">int</text:span><text:span text:style-name="T243"> numChar;</text:span></text:p>
        </text:list-item>
        <text:list-item>
          <text:p text:style-name="P245"><text:span text:style-name="T241">static</text:span><text:span text:style-name="T243"> </text:span><text:span text:style-name="T241">int</text:span><text:span text:style-name="T243"> curChar;</text:span></text:p>
        </text:list-item>
        <text:list-item>
          <text:p text:style-name="P245"><text:span text:style-name="T241">static</text:span><text:span text:style-name="T243"> </text:span><text:span text:style-name="T241">byte</text:span><text:span text:style-name="T243">[] buffer = </text:span><text:span text:style-name="T241">new</text:span><text:span text:style-name="T243"> </text:span><text:span text:style-name="T241">byte</text:span><text:span text:style-name="T243">[</text:span><text:span text:style-name="T246">1024</text:span><text:span text:style-name="T243">];</text:span></text:p>
        </text:list-item>
        <text:list-item>
          <text:p text:style-name="P245"><text:span text:style-name="T241">static</text:span><text:span text:style-name="T243"> </text:span><text:span text:style-name="T245">InputStream</text:span><text:span text:style-name="T243"> stream;</text:span></text:p>
        </text:list-item>
        <text:list-item>
          <text:p text:style-name="P245"><text:span text:style-name="T241">static</text:span><text:span text:style-name="T243"> </text:span><text:span text:style-name="T245">PrintWriter</text:span><text:span text:style-name="T243"> </text:span><text:span text:style-name="T241">out</text:span><text:span text:style-name="T243">;</text:span></text:p>
        </text:list-item>
        <text:list-item>
          <text:p text:style-name="P249"> </text:p>
        </text:list-item>
        <text:list-item>
          <text:p text:style-name="P245"><text:span text:style-name="T241">public</text:span><text:span text:style-name="T243"> </text:span><text:span text:style-name="T241">static</text:span><text:span text:style-name="T243"> </text:span><text:span text:style-name="T241">void</text:span><text:span text:style-name="T243"> main(</text:span><text:span text:style-name="T245">String</text:span><text:span text:style-name="T243">[] args) </text:span><text:span text:style-name="T241">throws</text:span><text:span text:style-name="T243"> </text:span><text:span text:style-name="T245">InputMismatchException</text:span><text:span text:style-name="T243">, </text:span><text:span text:style-name="T245">IOException</text:span><text:span text:style-name="T243"> {</text:span></text:p>
        </text:list-item>
        <text:list-item>
          <text:p text:style-name="P245"><text:span text:style-name="T243">stream = </text:span><text:span text:style-name="T245">System</text:span><text:span text:style-name="T243">.</text:span><text:span text:style-name="T241">in</text:span><text:span text:style-name="T243">;</text:span></text:p>
        </text:list-item>
        <text:list-item>
          <text:p text:style-name="P245"><text:span text:style-name="T241">out</text:span><text:span text:style-name="T243"> = </text:span><text:span text:style-name="T241">new</text:span><text:span text:style-name="T243"> </text:span><text:span text:style-name="T245">PrintWriter</text:span><text:span text:style-name="T243">(</text:span><text:span text:style-name="T241">new</text:span><text:span text:style-name="T243"> </text:span><text:span text:style-name="T245">BufferedOutputStream</text:span><text:span text:style-name="T243">(</text:span><text:span text:style-name="T245">System</text:span><text:span text:style-name="T243">.</text:span><text:span text:style-name="T241">out</text:span><text:span text:style-name="T243">));</text:span></text:p>
        </text:list-item>
        <text:list-item>
          <text:p text:style-name="P245"><text:span text:style-name="T245">StringBuilder</text:span><text:span text:style-name="T243"> builder = </text:span><text:span text:style-name="T241">new</text:span><text:span text:style-name="T243"> </text:span><text:span text:style-name="T245">StringBuilder</text:span><text:span text:style-name="T243">();</text:span></text:p>
        </text:list-item>
        <text:list-item>
          <text:p text:style-name="P249"> </text:p>
        </text:list-item>
        <text:list-item>
          <text:p text:style-name="P245"><text:span text:style-name="T241">int</text:span><text:span text:style-name="T243"> n = readInt(), k = readInt();</text:span></text:p>
        </text:list-item>
        <text:list-item>
          <text:p text:style-name="P245"><text:span text:style-name="T241">long</text:span><text:span text:style-name="T243"> x[] = </text:span><text:span text:style-name="T241">new</text:span><text:span text:style-name="T243"> </text:span><text:span text:style-name="T241">long</text:span><text:span text:style-name="T243">[k];</text:span></text:p>
        </text:list-item>
        <text:list-item>
          <text:p text:style-name="P245"><text:span text:style-name="T241">long</text:span><text:span text:style-name="T243"> y[] = </text:span><text:span text:style-name="T241">new</text:span><text:span text:style-name="T243"> </text:span><text:span text:style-name="T241">long</text:span><text:span text:style-name="T243">[k];</text:span></text:p>
        </text:list-item>
        <text:list-item>
          <text:p text:style-name="P245"><text:span text:style-name="T241">for</text:span><text:span text:style-name="T243"> (</text:span><text:span text:style-name="T241">int</text:span><text:span text:style-name="T243"> i = </text:span><text:span text:style-name="T246">0</text:span><text:span text:style-name="T243">; i &lt; k; i++) {</text:span></text:p>
        </text:list-item>
        <text:list-item>
          <text:p text:style-name="P251">x[i] = readLong();</text:p>
        </text:list-item>
        <text:list-item>
          <text:p text:style-name="P251">}</text:p>
        </text:list-item>
        <text:list-item>
          <text:p text:style-name="P245"><text:span text:style-name="T241">long</text:span><text:span text:style-name="T243"> ans = </text:span><text:span text:style-name="T246">0</text:span><text:span text:style-name="T243">;</text:span></text:p>
        </text:list-item>
        <text:list-item>
          <text:p text:style-name="P249"> </text:p>
        </text:list-item>
        <text:list-item>
          <text:p text:style-name="P245"><text:span text:style-name="T241">for</text:span><text:span text:style-name="T243"> (</text:span><text:span text:style-name="T241">int</text:span><text:span text:style-name="T243"> i = </text:span><text:span text:style-name="T246">0</text:span><text:span text:style-name="T243">; i &lt; k; i++) {</text:span></text:p>
        </text:list-item>
        <text:list-item>
          <text:p text:style-name="P245"><text:span text:style-name="T241">long</text:span><text:span text:style-name="T243"> min = </text:span><text:span text:style-name="T245">Long</text:span><text:span text:style-name="T243">.MAX_VALUE;</text:span></text:p>
        </text:list-item>
        <text:list-item>
          <text:p text:style-name="P251">y[i] = readLong();</text:p>
        </text:list-item>
        <text:list-item>
          <text:p text:style-name="P245"><text:span text:style-name="T243">min = </text:span><text:span text:style-name="T245">Math</text:span><text:span text:style-name="T243">.min(min, </text:span><text:span text:style-name="T245">Math</text:span><text:span text:style-name="T243">.abs(</text:span><text:span text:style-name="T246">1</text:span><text:span text:style-name="T243"> - x[i]) + </text:span><text:span text:style-name="T245">Math</text:span><text:span text:style-name="T243">.abs(</text:span><text:span text:style-name="T246">1</text:span><text:span text:style-name="T243"> - y[i]));</text:span></text:p>
        </text:list-item>
        <text:list-item>
          <text:p text:style-name="P245"><text:span text:style-name="T243">min = </text:span><text:span text:style-name="T245">Math</text:span><text:span text:style-name="T243">.min(min, </text:span><text:span text:style-name="T245">Math</text:span><text:span text:style-name="T243">.abs(n - x[i]) + </text:span><text:span text:style-name="T245">Math</text:span><text:span text:style-name="T243">.abs(n - y[i]));</text:span></text:p>
        </text:list-item>
        <text:list-item>
          <text:p text:style-name="P245"><text:span text:style-name="T243">min = </text:span><text:span text:style-name="T245">Math</text:span><text:span text:style-name="T243">.min(min, </text:span><text:span text:style-name="T245">Math</text:span><text:span text:style-name="T243">.abs(n - x[i]) + </text:span><text:span text:style-name="T245">Math</text:span><text:span text:style-name="T243">.abs(</text:span><text:span text:style-name="T246">1</text:span><text:span text:style-name="T243"> - y[i]));</text:span></text:p>
        </text:list-item>
        <text:list-item>
          <text:p text:style-name="P245"><text:soft-page-break/><text:span text:style-name="T243">min = </text:span><text:span text:style-name="T245">Math</text:span><text:span text:style-name="T243">.min(min, </text:span><text:span text:style-name="T245">Math</text:span><text:span text:style-name="T243">.abs(</text:span><text:span text:style-name="T246">1</text:span><text:span text:style-name="T243"> - x[i]) + </text:span><text:span text:style-name="T245">Math</text:span><text:span text:style-name="T243">.abs(n - y[i]));</text:span></text:p>
        </text:list-item>
        <text:list-item>
          <text:p text:style-name="P251">ans = ans + min;</text:p>
        </text:list-item>
        <text:list-item>
          <text:p text:style-name="P251">}</text:p>
        </text:list-item>
        <text:list-item>
          <text:p text:style-name="P245"><text:span text:style-name="T243">builder.append(ans + </text:span><text:span text:style-name="T247">"\n"</text:span><text:span text:style-name="T243">);</text:span></text:p>
        </text:list-item>
        <text:list-item>
          <text:p text:style-name="P249"> </text:p>
        </text:list-item>
        <text:list-item>
          <text:p text:style-name="P245"><text:span text:style-name="T241">out</text:span><text:span text:style-name="T243">.</text:span><text:span text:style-name="T241">print</text:span><text:span text:style-name="T243">(builder);</text:span></text:p>
        </text:list-item>
        <text:list-item>
          <text:p text:style-name="P245"><text:span text:style-name="T241">out</text:span><text:span text:style-name="T243">.flush();</text:span></text:p>
        </text:list-item>
        <text:list-item>
          <text:p text:style-name="P245"><text:span text:style-name="T241">out</text:span><text:span text:style-name="T243">.close();</text:span></text:p>
        </text:list-item>
        <text:list-item>
          <text:p text:style-name="P251">}</text:p>
        </text:list-item>
        <text:list-item>
          <text:p text:style-name="P249"> </text:p>
        </text:list-item>
        <text:list-item>
          <text:p text:style-name="P245"><text:span text:style-name="T241">public</text:span><text:span text:style-name="T243"> </text:span><text:span text:style-name="T241">static</text:span><text:span text:style-name="T243"> </text:span><text:span text:style-name="T241">int</text:span><text:span text:style-name="T243"> read() </text:span><text:span text:style-name="T241">throws</text:span><text:span text:style-name="T243"> </text:span><text:span text:style-name="T245">IOException</text:span><text:span text:style-name="T243"> {</text:span></text:p>
        </text:list-item>
        <text:list-item>
          <text:p text:style-name="P245"><text:span text:style-name="T241">if</text:span><text:span text:style-name="T243"> (numChar &lt;= curChar) {</text:span></text:p>
        </text:list-item>
        <text:list-item>
          <text:p text:style-name="P245"><text:span text:style-name="T243">curChar = </text:span><text:span text:style-name="T246">0</text:span><text:span text:style-name="T243">;</text:span></text:p>
        </text:list-item>
        <text:list-item>
          <text:p text:style-name="P251">numChar = stream.read(buffer);</text:p>
        </text:list-item>
        <text:list-item>
          <text:p text:style-name="P245"><text:span text:style-name="T241">if</text:span><text:span text:style-name="T243"> (numChar &lt;= </text:span><text:span text:style-name="T246">0</text:span><text:span text:style-name="T243">) {</text:span></text:p>
        </text:list-item>
        <text:list-item>
          <text:p text:style-name="P245"><text:span text:style-name="T241">return</text:span><text:span text:style-name="T243"> -</text:span><text:span text:style-name="T246">1</text:span><text:span text:style-name="T243">;</text:span></text:p>
        </text:list-item>
        <text:list-item>
          <text:p text:style-name="P251">}</text:p>
        </text:list-item>
        <text:list-item>
          <text:p text:style-name="P251">}</text:p>
        </text:list-item>
        <text:list-item>
          <text:p text:style-name="P245"><text:span text:style-name="T241">return</text:span><text:span text:style-name="T243"> buffer[curChar++];</text:span></text:p>
        </text:list-item>
        <text:list-item>
          <text:p text:style-name="P251">}</text:p>
        </text:list-item>
        <text:list-item>
          <text:p text:style-name="P249"> </text:p>
        </text:list-item>
        <text:list-item>
          <text:p text:style-name="P245"><text:span text:style-name="T241">public</text:span><text:span text:style-name="T243"> </text:span><text:span text:style-name="T241">static</text:span><text:span text:style-name="T243"> </text:span><text:span text:style-name="T241">long</text:span><text:span text:style-name="T243"> readLong() </text:span><text:span text:style-name="T241">throws</text:span><text:span text:style-name="T243"> </text:span><text:span text:style-name="T245">IOException</text:span><text:span text:style-name="T243">, </text:span><text:span text:style-name="T245">InputMismatchException</text:span><text:span text:style-name="T243"> {</text:span></text:p>
        </text:list-item>
        <text:list-item>
          <text:p text:style-name="P245"><text:span text:style-name="T241">int</text:span><text:span text:style-name="T243"> c = read();</text:span></text:p>
        </text:list-item>
        <text:list-item>
          <text:p text:style-name="P245"><text:span text:style-name="T241">if</text:span><text:span text:style-name="T243"> (c == -</text:span><text:span text:style-name="T246">1</text:span><text:span text:style-name="T243">)</text:span></text:p>
        </text:list-item>
        <text:list-item>
          <text:p text:style-name="P245"><text:span text:style-name="T241">throw</text:span><text:span text:style-name="T243"> </text:span><text:span text:style-name="T241">new</text:span><text:span text:style-name="T243"> </text:span><text:span text:style-name="T245">IOException</text:span><text:span text:style-name="T243">();</text:span></text:p>
        </text:list-item>
        <text:list-item>
          <text:p text:style-name="P245"><text:span text:style-name="T241">while</text:span><text:span text:style-name="T243"> (isSpaceChar(c)) {</text:span></text:p>
        </text:list-item>
        <text:list-item>
          <text:p text:style-name="P251">c = read();</text:p>
        </text:list-item>
        <text:list-item>
          <text:p text:style-name="P251">}</text:p>
        </text:list-item>
        <text:list-item>
          <text:p text:style-name="P245"><text:span text:style-name="T241">boolean</text:span><text:span text:style-name="T243"> negative = </text:span><text:span text:style-name="T241">false</text:span><text:span text:style-name="T243">;</text:span></text:p>
        </text:list-item>
        <text:list-item>
          <text:p text:style-name="P245"><text:span text:style-name="T241">if</text:span><text:span text:style-name="T243"> (c == </text:span><text:span text:style-name="T247">'-'</text:span><text:span text:style-name="T243">) {</text:span></text:p>
        </text:list-item>
        <text:list-item>
          <text:p text:style-name="P245"><text:span text:style-name="T243">negative = </text:span><text:span text:style-name="T241">true</text:span><text:span text:style-name="T243">;</text:span></text:p>
        </text:list-item>
        <text:list-item>
          <text:p text:style-name="P251">c = read();</text:p>
        </text:list-item>
        <text:list-item>
          <text:p text:style-name="P251">}</text:p>
        </text:list-item>
        <text:list-item>
          <text:p text:style-name="P245"><text:span text:style-name="T241">long</text:span><text:span text:style-name="T243"> res = </text:span><text:span text:style-name="T246">0</text:span><text:span text:style-name="T243">;</text:span></text:p>
        </text:list-item>
        <text:list-item>
          <text:p text:style-name="P245"><text:span text:style-name="T241">while</text:span><text:span text:style-name="T243"> (!isSpaceChar(c)) {</text:span></text:p>
        </text:list-item>
        <text:list-item>
          <text:p text:style-name="P245"><text:span text:style-name="T241">if</text:span><text:span text:style-name="T243"> (c &lt; </text:span><text:span text:style-name="T247">'0'</text:span><text:span text:style-name="T243"> || c &gt; </text:span><text:span text:style-name="T247">'9'</text:span><text:span text:style-name="T243">)</text:span></text:p>
        </text:list-item>
        <text:list-item>
          <text:p text:style-name="P245"><text:span text:style-name="T241">throw</text:span><text:span text:style-name="T243"> </text:span><text:span text:style-name="T241">new</text:span><text:span text:style-name="T243"> </text:span><text:span text:style-name="T245">InputMismatchException</text:span><text:span text:style-name="T243">();</text:span></text:p>
        </text:list-item>
        <text:list-item>
          <text:p text:style-name="P245"><text:span text:style-name="T243">res *= </text:span><text:span text:style-name="T246">10</text:span><text:span text:style-name="T243">;</text:span></text:p>
        </text:list-item>
        <text:list-item>
          <text:p text:style-name="P245"><text:span text:style-name="T243">res += (c - </text:span><text:span text:style-name="T247">'0'</text:span><text:span text:style-name="T243">);</text:span></text:p>
        </text:list-item>
        <text:list-item>
          <text:p text:style-name="P251">c = read();</text:p>
        </text:list-item>
        <text:list-item>
          <text:p text:style-name="P251"><text:soft-page-break/>}</text:p>
        </text:list-item>
        <text:list-item>
          <text:p text:style-name="P245"><text:span text:style-name="T241">if</text:span><text:span text:style-name="T243"> (negative)</text:span></text:p>
        </text:list-item>
        <text:list-item>
          <text:p text:style-name="P245"><text:span text:style-name="T241">return</text:span><text:span text:style-name="T243"> -res;</text:span></text:p>
        </text:list-item>
        <text:list-item>
          <text:p text:style-name="P245"><text:span text:style-name="T241">return</text:span><text:span text:style-name="T243"> res;</text:span></text:p>
        </text:list-item>
        <text:list-item>
          <text:p text:style-name="P251">}</text:p>
        </text:list-item>
        <text:list-item>
          <text:p text:style-name="P249"> </text:p>
        </text:list-item>
        <text:list-item>
          <text:p text:style-name="P245"><text:span text:style-name="T241">public</text:span><text:span text:style-name="T243"> </text:span><text:span text:style-name="T241">static</text:span><text:span text:style-name="T243"> </text:span><text:span text:style-name="T241">int</text:span><text:span text:style-name="T243"> readInt() </text:span><text:span text:style-name="T241">throws</text:span><text:span text:style-name="T243"> </text:span><text:span text:style-name="T245">IOException</text:span><text:span text:style-name="T243">, </text:span><text:span text:style-name="T245">InputMismatchException</text:span><text:span text:style-name="T243"> {</text:span></text:p>
        </text:list-item>
        <text:list-item>
          <text:p text:style-name="P245"><text:span text:style-name="T241">return</text:span><text:span text:style-name="T243"> (</text:span><text:span text:style-name="T241">int</text:span><text:span text:style-name="T243">) readLong();</text:span></text:p>
        </text:list-item>
        <text:list-item>
          <text:p text:style-name="P251">}</text:p>
        </text:list-item>
        <text:list-item>
          <text:p text:style-name="P249"> </text:p>
        </text:list-item>
        <text:list-item>
          <text:p text:style-name="P245"><text:span text:style-name="T241">public</text:span><text:span text:style-name="T243"> </text:span><text:span text:style-name="T241">static</text:span><text:span text:style-name="T243"> </text:span><text:span text:style-name="T245">String</text:span><text:span text:style-name="T243"> readString() </text:span><text:span text:style-name="T241">throws</text:span><text:span text:style-name="T243"> </text:span><text:span text:style-name="T245">IOException</text:span><text:span text:style-name="T243"> {</text:span></text:p>
        </text:list-item>
        <text:list-item>
          <text:p text:style-name="P245"><text:span text:style-name="T241">int</text:span><text:span text:style-name="T243"> c = read();</text:span></text:p>
        </text:list-item>
        <text:list-item>
          <text:p text:style-name="P245"><text:span text:style-name="T241">if</text:span><text:span text:style-name="T243"> (c == -</text:span><text:span text:style-name="T246">1</text:span><text:span text:style-name="T243">)</text:span></text:p>
        </text:list-item>
        <text:list-item>
          <text:p text:style-name="P245"><text:span text:style-name="T241">throw</text:span><text:span text:style-name="T243"> </text:span><text:span text:style-name="T241">new</text:span><text:span text:style-name="T243"> </text:span><text:span text:style-name="T245">IOException</text:span><text:span text:style-name="T243">();</text:span></text:p>
        </text:list-item>
        <text:list-item>
          <text:p text:style-name="P245"><text:span text:style-name="T241">while</text:span><text:span text:style-name="T243"> (isSpaceChar(c)) {</text:span></text:p>
        </text:list-item>
        <text:list-item>
          <text:p text:style-name="P251">c = read();</text:p>
        </text:list-item>
        <text:list-item>
          <text:p text:style-name="P251">}</text:p>
        </text:list-item>
        <text:list-item>
          <text:p text:style-name="P245"><text:span text:style-name="T245">StringBuilder</text:span><text:span text:style-name="T243"> builder = </text:span><text:span text:style-name="T241">new</text:span><text:span text:style-name="T243"> </text:span><text:span text:style-name="T245">StringBuilder</text:span><text:span text:style-name="T243">();</text:span></text:p>
        </text:list-item>
        <text:list-item>
          <text:p text:style-name="P245"><text:span text:style-name="T241">while</text:span><text:span text:style-name="T243"> (!isSpaceChar(c)) {</text:span></text:p>
        </text:list-item>
        <text:list-item>
          <text:p text:style-name="P245"><text:span text:style-name="T243">builder.append((</text:span><text:span text:style-name="T241">char</text:span><text:span text:style-name="T243">) c);</text:span></text:p>
        </text:list-item>
        <text:list-item>
          <text:p text:style-name="P251">c = read();</text:p>
        </text:list-item>
        <text:list-item>
          <text:p text:style-name="P251">}</text:p>
        </text:list-item>
        <text:list-item>
          <text:p text:style-name="P245"><text:span text:style-name="T241">return</text:span><text:span text:style-name="T243"> builder.toString();</text:span></text:p>
        </text:list-item>
        <text:list-item>
          <text:p text:style-name="P251">}</text:p>
        </text:list-item>
        <text:list-item>
          <text:p text:style-name="P249"> </text:p>
        </text:list-item>
        <text:list-item>
          <text:p text:style-name="P245"><text:span text:style-name="T241">public</text:span><text:span text:style-name="T243"> </text:span><text:span text:style-name="T241">static</text:span><text:span text:style-name="T243"> </text:span><text:span text:style-name="T241">boolean</text:span><text:span text:style-name="T243"> isSpaceChar(</text:span><text:span text:style-name="T241">int</text:span><text:span text:style-name="T243"> c) {</text:span></text:p>
        </text:list-item>
        <text:list-item>
          <text:p text:style-name="P245"><text:span text:style-name="T241">return</text:span><text:span text:style-name="T243"> c == </text:span><text:span text:style-name="T247">' '</text:span><text:span text:style-name="T243"> || c == </text:span><text:span text:style-name="T247">'\n'</text:span><text:span text:style-name="T243"> || c == </text:span><text:span text:style-name="T247">'\t'</text:span><text:span text:style-name="T243"> || c == </text:span><text:span text:style-name="T247">'\r'</text:span><text:span text:style-name="T243"> || c == -</text:span><text:span text:style-name="T246">1</text:span><text:span text:style-name="T243">;</text:span></text:p>
        </text:list-item>
        <text:list-item>
          <text:p text:style-name="P251">}</text:p>
        </text:list-item>
        <text:list-item>
          <text:p text:style-name="P251">}</text:p>
        </text:list-item>
      </text:list>
      <text:p text:style-name="P129"><text:span text:style-name="Strong_20_Emphasis"><text:span text:style-name="T167"/></text:span></text:p>
      <text:p text:style-name="P128"><text:span text:style-name="Strong_20_Emphasis"><text:span text:style-name="T168">Question 11 (</text:span></text:span><text:span text:style-name="Strong_20_Emphasis"><text:span text:style-name="T170">8</text:span></text:span><text:span text:style-name="Strong_20_Emphasis"><text:span text:style-name="T168">)</text:span></text:span></text:p>
      <text:p text:style-name="P140"><text:a xlink:type="simple" xlink:href="https://leetcode.com/problems/number-of-restricted-paths-from-first-to-last-node/" text:style-name="Internet_20_link" text:visited-style-name="Visited_20_Internet_20_Link"><text:span text:style-name="Strong_20_Emphasis"><text:span text:style-name="T168">Number of Restricted Paths From First to Last Node</text:span></text:span></text:a><text:span text:style-name="Strong_20_Emphasis"><text:span text:style-name="T168"><text:line-break/>There is an undirected weighted connected graph. You are given a positive integer </text:span></text:span><text:span text:style-name="Strong_20_Emphasis"><text:span text:style-name="Source_20_Text"><text:span text:style-name="T169">n</text:span></text:span></text:span><text:span text:style-name="Strong_20_Emphasis"><text:span text:style-name="T168"> which denotes that the graph has </text:span></text:span><text:span text:style-name="Strong_20_Emphasis"><text:span text:style-name="Source_20_Text"><text:span text:style-name="T169">n</text:span></text:span></text:span><text:span text:style-name="Strong_20_Emphasis"><text:span text:style-name="T168"> nodes labeled from </text:span></text:span><text:span text:style-name="Strong_20_Emphasis"><text:span text:style-name="Source_20_Text"><text:span text:style-name="T169">1</text:span></text:span></text:span><text:span text:style-name="Strong_20_Emphasis"><text:span text:style-name="T168"> to </text:span></text:span><text:span text:style-name="Strong_20_Emphasis"><text:span text:style-name="Source_20_Text"><text:span text:style-name="T169">n</text:span></text:span></text:span><text:span text:style-name="Strong_20_Emphasis"><text:span text:style-name="T168">, and an array </text:span></text:span><text:span text:style-name="Strong_20_Emphasis"><text:span text:style-name="Source_20_Text"><text:span text:style-name="T169">edges</text:span></text:span></text:span><text:span text:style-name="Strong_20_Emphasis"><text:span text:style-name="T168"> where each </text:span></text:span><text:span text:style-name="Strong_20_Emphasis"><text:span text:style-name="Source_20_Text"><text:span text:style-name="T169">edges[i] = [u</text:span></text:span></text:span><text:span text:style-name="Strong_20_Emphasis"><text:span text:style-name="Source_20_Text"><text:span text:style-name="T168">i</text:span></text:span></text:span><text:span text:style-name="Strong_20_Emphasis"><text:span text:style-name="Source_20_Text"><text:span text:style-name="T169">, v</text:span></text:span></text:span><text:span text:style-name="Strong_20_Emphasis"><text:span text:style-name="Source_20_Text"><text:span text:style-name="T168">i</text:span></text:span></text:span><text:span text:style-name="Strong_20_Emphasis"><text:span text:style-name="Source_20_Text"><text:span text:style-name="T169">, weight</text:span></text:span></text:span><text:span text:style-name="Strong_20_Emphasis"><text:span text:style-name="Source_20_Text"><text:span text:style-name="T168">i</text:span></text:span></text:span><text:span text:style-name="Strong_20_Emphasis"><text:span text:style-name="Source_20_Text"><text:span text:style-name="T169">]</text:span></text:span></text:span><text:span text:style-name="Strong_20_Emphasis"><text:span text:style-name="T168"> denotes that there </text:span></text:span><text:soft-page-break/><text:span text:style-name="Strong_20_Emphasis"><text:span text:style-name="T168">is an edge between nodes </text:span></text:span><text:span text:style-name="Strong_20_Emphasis"><text:span text:style-name="Source_20_Text"><text:span text:style-name="T169">u</text:span></text:span></text:span><text:span text:style-name="Strong_20_Emphasis"><text:span text:style-name="Source_20_Text"><text:span text:style-name="T168">i</text:span></text:span></text:span><text:span text:style-name="Strong_20_Emphasis"><text:span text:style-name="T168"> and </text:span></text:span><text:span text:style-name="Strong_20_Emphasis"><text:span text:style-name="Source_20_Text"><text:span text:style-name="T169">v</text:span></text:span></text:span><text:span text:style-name="Strong_20_Emphasis"><text:span text:style-name="Source_20_Text"><text:span text:style-name="T168">i</text:span></text:span></text:span><text:span text:style-name="Strong_20_Emphasis"><text:span text:style-name="T168"> with weight equal to </text:span></text:span><text:span text:style-name="Strong_20_Emphasis"><text:span text:style-name="Source_20_Text"><text:span text:style-name="T169">weight</text:span></text:span></text:span><text:span text:style-name="Strong_20_Emphasis"><text:span text:style-name="Source_20_Text"><text:span text:style-name="T168">i</text:span></text:span></text:span><text:span text:style-name="Strong_20_Emphasis"><text:span text:style-name="T168">.</text:span></text:span></text:p>
      <text:p text:style-name="P88">A path from node <text:span text:style-name="Source_20_Text"><text:span text:style-name="T236">start</text:span></text:span> to node <text:span text:style-name="Source_20_Text"><text:span text:style-name="T236">end</text:span></text:span> is a sequence of nodes <text:span text:style-name="Source_20_Text"><text:span text:style-name="T236">[z</text:span></text:span><text:span text:style-name="Source_20_Text"><text:span text:style-name="T188">0</text:span></text:span><text:span text:style-name="Source_20_Text"><text:span text:style-name="T236">, z</text:span></text:span><text:span text:style-name="Source_20_Text"><text:span text:style-name="T188">1</text:span></text:span><text:span text:style-name="Source_20_Text"><text:span text:style-name="T236">,</text:span></text:span><text:span text:style-name="Source_20_Text"><text:span text:style-name="T188"> </text:span></text:span><text:span text:style-name="Source_20_Text"><text:span text:style-name="T236">z</text:span></text:span><text:span text:style-name="Source_20_Text"><text:span text:style-name="T188">2</text:span></text:span><text:span text:style-name="Source_20_Text"><text:span text:style-name="T236">, ..., z</text:span></text:span><text:span text:style-name="Source_20_Text"><text:span text:style-name="T188">k</text:span></text:span><text:span text:style-name="Source_20_Text"><text:span text:style-name="T236">]</text:span></text:span> such that <text:span text:style-name="Source_20_Text"><text:span text:style-name="T236">z</text:span></text:span><text:span text:style-name="Source_20_Text"><text:span text:style-name="T188">0 </text:span></text:span><text:span text:style-name="Source_20_Text"><text:span text:style-name="T236">= start</text:span></text:span> and <text:span text:style-name="Source_20_Text"><text:span text:style-name="T236">z</text:span></text:span><text:span text:style-name="Source_20_Text"><text:span text:style-name="T188">k</text:span></text:span><text:span text:style-name="Source_20_Text"><text:span text:style-name="T236"> = end</text:span></text:span> and there is an edge between <text:span text:style-name="Source_20_Text"><text:span text:style-name="T236">z</text:span></text:span><text:span text:style-name="Source_20_Text"><text:span text:style-name="T188">i</text:span></text:span> and <text:span text:style-name="Source_20_Text"><text:span text:style-name="T236">z</text:span></text:span><text:span text:style-name="Source_20_Text"><text:span text:style-name="T188">i+1</text:span></text:span> where <text:span text:style-name="Source_20_Text"><text:span text:style-name="T236">0 &lt;= i &lt;= k-1</text:span></text:span>.</text:p>
      <text:p text:style-name="P88">The distance of a path is the sum of the weights on the edges of the path. Let <text:span text:style-name="Source_20_Text"><text:span text:style-name="T236">distanceToLastNode(x)</text:span></text:span> denote the shortest distance of a path between node <text:span text:style-name="Source_20_Text"><text:span text:style-name="T236">n</text:span></text:span> and node <text:span text:style-name="Source_20_Text"><text:span text:style-name="T236">x</text:span></text:span>. A <text:span text:style-name="Strong_20_Emphasis"><text:span text:style-name="T188">restricted path</text:span></text:span> is a path that also satisfies that <text:span text:style-name="Source_20_Text"><text:span text:style-name="T236">distanceToLastNode(z</text:span></text:span><text:span text:style-name="Source_20_Text"><text:span text:style-name="T188">i</text:span></text:span><text:span text:style-name="Source_20_Text"><text:span text:style-name="T236">) &gt; distanceToLastNode(z</text:span></text:span><text:span text:style-name="Source_20_Text"><text:span text:style-name="T188">i+1</text:span></text:span><text:span text:style-name="Source_20_Text"><text:span text:style-name="T236">)</text:span></text:span> where <text:span text:style-name="Source_20_Text"><text:span text:style-name="T236">0 &lt;= i &lt;= k-1</text:span></text:span>.</text:p>
      <text:p text:style-name="P88">Return <text:span text:style-name="Emphasis"><text:span text:style-name="T188">the number of restricted paths from node</text:span></text:span> <text:span text:style-name="Source_20_Text"><text:span text:style-name="T236">1</text:span></text:span> <text:span text:style-name="Emphasis"><text:span text:style-name="T188">to node</text:span></text:span> <text:span text:style-name="Source_20_Text"><text:span text:style-name="T236">n</text:span></text:span>. Since that number may be too large, return it <text:span text:style-name="Strong_20_Emphasis"><text:span text:style-name="T188">modulo</text:span></text:span> <text:span text:style-name="Source_20_Text"><text:span text:style-name="T236">10</text:span></text:span><text:span text:style-name="Source_20_Text"><text:span text:style-name="T188">9</text:span></text:span><text:span text:style-name="Source_20_Text"><text:span text:style-name="T236"> + 7</text:span></text:span>.</text:p>
      <text:p text:style-name="P152">Example 1:</text:p>
      <text:p text:style-name="P127"><text:span text:style-name="Strong_20_Emphasis"><text:span text:style-name="T178">Input:</text:span></text:span><text:span text:style-name="Strong_20_Emphasis"><text:span text:style-name="T168"> n = 5, edges = [[1,2,3],[1,3,3],[2,3,1],[1,4,2],[5,2,2],[3,5,1],[5,4,10]]</text:span></text:span></text:p>
      <text:p text:style-name="P79"><text:span text:style-name="Strong_20_Emphasis"><text:span text:style-name="T188">Output:</text:span></text:span> 3</text:p>
      <text:p text:style-name="P128"><text:span text:style-name="Strong_20_Emphasis"><text:span text:style-name="T168">Ans:</text:span></text:span></text:p>
      <text:p text:style-name="P127"><text:span text:style-name="Source_20_Text"><text:span text:style-name="T168">class Solution {</text:span></text:span></text:p>
      <text:p text:style-name="P87"><text:span text:style-name="Source_20_Text"><text:span text:style-name="T188"><text:s text:c="4"/>Long dp[] ;</text:span></text:span></text:p>
      <text:p text:style-name="P87"><text:span text:style-name="Source_20_Text"><text:span text:style-name="T188"><text:s text:c="4"/>int mod = 1000000007;</text:span></text:span></text:p>
      <text:p text:style-name="P87"><text:span text:style-name="Source_20_Text"><text:span text:style-name="T188"><text:s text:c="4"/>public int countRestrictedPaths(int n, int[][] edges) {</text:span></text:span></text:p>
      <text:p text:style-name="P87"><text:span text:style-name="Source_20_Text"><text:span text:style-name="T188"><text:s text:c="8"/>//dijktra's + dp</text:span></text:span></text:p>
      <text:p text:style-name="P87"><text:span text:style-name="Source_20_Text"><text:span text:style-name="T188"><text:s text:c="8"/>HashMap&lt;Integer,HashMap&lt;Integer,Integer&gt;&gt; graph = buildGraph(edges);</text:span></text:span></text:p>
      <text:p text:style-name="P87"><text:span text:style-name="Source_20_Text"><text:span text:style-name="T188"><text:s text:c="8"/>long[] dist = doDijktras(graph,n);</text:span></text:span></text:p>
      <text:p text:style-name="P87"><text:span text:style-name="Source_20_Text"><text:span text:style-name="T188"><text:s text:c="8"/>dp = new Long[n];</text:span></text:span></text:p>
      <text:p text:style-name="P87"><text:span text:style-name="Source_20_Text"><text:span text:style-name="T188"><text:s text:c="8"/>return (int)(countPath(dist,0,n-1,-1,graph)%mod);</text:span></text:span></text:p>
      <text:p text:style-name="P87"><text:span text:style-name="Source_20_Text"><text:span text:style-name="T188"><text:s text:c="4"/>}</text:span></text:span></text:p>
      <text:p text:style-name="P87"><text:span text:style-name="Source_20_Text"><text:span text:style-name="T188"><text:s text:c="4"/></text:span></text:span></text:p>
      <text:p text:style-name="P87"><text:span text:style-name="Source_20_Text"><text:span text:style-name="T188"><text:s text:c="4"/></text:span></text:span></text:p>
      <text:p text:style-name="P87"><text:span text:style-name="Source_20_Text"><text:span text:style-name="T188"><text:s text:c="4"/>public long countPath(long[] dist,int node,int endNode,int parentNode,HashMap&lt;Integer,HashMap&lt;Integer,Integer&gt;&gt; graph){</text:span></text:span></text:p>
      <text:p text:style-name="P87"><text:span text:style-name="Source_20_Text"><text:span text:style-name="T188"><text:s text:c="8"/>if(dp[node]!=null){</text:span></text:span></text:p>
      <text:p text:style-name="P87"><text:span text:style-name="Source_20_Text"><text:span text:style-name="T188"><text:s text:c="12"/>return dp[node];</text:span></text:span></text:p>
      <text:p text:style-name="P87"><text:span text:style-name="Source_20_Text"><text:span text:style-name="T188"><text:s text:c="8"/>} <text:s text:c="7"/></text:span></text:span></text:p>
      <text:p text:style-name="P87"><text:span text:style-name="Source_20_Text"><text:span text:style-name="T188"><text:s text:c="8"/>if(node == endNode){</text:span></text:span></text:p>
      <text:p text:style-name="P87"><text:span text:style-name="Source_20_Text"><text:span text:style-name="T188"><text:s text:c="12"/>return 1L;</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long count = 0;</text:span></text:span></text:p>
      <text:p text:style-name="P87"><text:span text:style-name="Source_20_Text"><text:span text:style-name="T188"><text:s text:c="8"/></text:span></text:span></text:p>
      <text:p text:style-name="P87"><text:span text:style-name="Source_20_Text"><text:span text:style-name="T188"><text:s text:c="8"/>if(graph.containsKey(node)){</text:span></text:span></text:p>
      <text:p text:style-name="P87"><text:span text:style-name="Source_20_Text"><text:span text:style-name="T188"><text:s text:c="12"/>for(int adjNode <text:s/>: graph.get(node).keySet()){</text:span></text:span></text:p>
      <text:p text:style-name="P87"><text:span text:style-name="Source_20_Text"><text:span text:style-name="T188"><text:s text:c="16"/>if(adjNode != parentNode){</text:span></text:span></text:p>
      <text:p text:style-name="P87"><text:span text:style-name="Source_20_Text"><text:span text:style-name="T188"><text:s text:c="20"/></text:span></text:span></text:p>
      <text:p text:style-name="P87"><text:span text:style-name="Source_20_Text"><text:span text:style-name="T188"><text:s text:c="20"/>if(dist[adjNode] &lt; dist[node]){</text:span></text:span></text:p>
      <text:p text:style-name="P87"><text:soft-page-break/><text:span text:style-name="Source_20_Text"><text:span text:style-name="T188"><text:s text:c="24"/>count+=(countPath(dist,adjNode,endNode,node,graph)%mod);</text:span></text:span></text:p>
      <text:p text:style-name="P87"><text:span text:style-name="Source_20_Text"><text:span text:style-name="T188"><text:s text:c="20"/>}</text:span></text:span></text:p>
      <text:p text:style-name="P87"><text:span text:style-name="Source_20_Text"><text:span text:style-name="T188"><text:s text:c="20"/></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return dp[node] = count;</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text:span text:style-name="Source_20_Text"><text:span text:style-name="T188"><text:s text:c="4"/></text:span></text:span></text:p>
      <text:p text:style-name="P87"><text:span text:style-name="Source_20_Text"><text:span text:style-name="T188"><text:s text:c="4"/>public HashMap&lt;Integer,HashMap&lt;Integer,Integer&gt;&gt; buildGraph(int[][] edges){</text:span></text:span></text:p>
      <text:p text:style-name="P87"><text:span text:style-name="Source_20_Text"><text:span text:style-name="T188"><text:s text:c="6"/></text:span></text:span></text:p>
      <text:p text:style-name="P87"><text:span text:style-name="Source_20_Text"><text:span text:style-name="T188"><text:s text:c="8"/>HashMap&lt;Integer,HashMap&lt;Integer,Integer&gt;&gt; graph = new HashMap&lt;&gt;();</text:span></text:span></text:p>
      <text:p text:style-name="P87"><text:span text:style-name="Source_20_Text"><text:span text:style-name="T188"><text:s text:c="8"/></text:span></text:span></text:p>
      <text:p text:style-name="P87"><text:span text:style-name="Source_20_Text"><text:span text:style-name="T188"><text:s text:c="8"/>for(int[] edge : edges){</text:span></text:span></text:p>
      <text:p text:style-name="P87"><text:span text:style-name="Source_20_Text"><text:span text:style-name="T188"><text:s text:c="13"/>edge[0]-=1;</text:span></text:span></text:p>
      <text:p text:style-name="P87"><text:span text:style-name="Source_20_Text"><text:span text:style-name="T188"><text:s text:c="13"/>edge[1]-=1;</text:span></text:span></text:p>
      <text:p text:style-name="P87"><text:span text:style-name="Source_20_Text"><text:span text:style-name="T188"><text:s text:c="12"/></text:span></text:span></text:p>
      <text:p text:style-name="P87"><text:span text:style-name="Source_20_Text"><text:span text:style-name="T188"><text:s text:c="12"/>if(!graph.containsKey(edge[0])){</text:span></text:span></text:p>
      <text:p text:style-name="P87"><text:span text:style-name="Source_20_Text"><text:span text:style-name="T188"><text:s text:c="16"/>graph.put(edge[0],new HashMap&lt;&gt;());</text:span></text:span></text:p>
      <text:p text:style-name="P87"><text:span text:style-name="Source_20_Text"><text:span text:style-name="T188"><text:s text:c="12"/>}</text:span></text:span></text:p>
      <text:p text:style-name="P87"><text:span text:style-name="Source_20_Text"><text:span text:style-name="T188"><text:s text:c="12"/></text:span></text:span></text:p>
      <text:p text:style-name="P87"><text:span text:style-name="Source_20_Text"><text:span text:style-name="T188"><text:s text:c="12"/>graph.get(edge[0]).put(edge[1],edge[2]);</text:span></text:span></text:p>
      <text:p text:style-name="P87"><text:span text:style-name="Source_20_Text"><text:span text:style-name="T188"><text:s text:c="12"/></text:span></text:span></text:p>
      <text:p text:style-name="P87"><text:span text:style-name="Source_20_Text"><text:span text:style-name="T188"><text:s text:c="12"/>if(!graph.containsKey(edge[1])){</text:span></text:span></text:p>
      <text:p text:style-name="P87"><text:span text:style-name="Source_20_Text"><text:span text:style-name="T188"><text:s text:c="16"/>graph.put(edge[1],new HashMap&lt;&gt;());</text:span></text:span></text:p>
      <text:p text:style-name="P87"><text:span text:style-name="Source_20_Text"><text:span text:style-name="T188"><text:s text:c="12"/>}</text:span></text:span></text:p>
      <text:p text:style-name="P87"><text:span text:style-name="Source_20_Text"><text:span text:style-name="T188"><text:s text:c="12"/></text:span></text:span></text:p>
      <text:p text:style-name="P87"><text:span text:style-name="Source_20_Text"><text:span text:style-name="T188"><text:s text:c="12"/>graph.get(edge[1]).put(edge[0],edge[2]);</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return graph;</text:span></text:span></text:p>
      <text:p text:style-name="P87"><text:span text:style-name="Source_20_Text"><text:span text:style-name="T188"><text:s text:c="4"/>}</text:span></text:span></text:p>
      <text:p text:style-name="P87"><text:span text:style-name="Source_20_Text"><text:span text:style-name="T188"><text:s text:c="4"/></text:span></text:span></text:p>
      <text:p text:style-name="P87"><text:span text:style-name="Source_20_Text"><text:span text:style-name="T188"><text:s text:c="4"/>public long[] doDijktras(HashMap&lt;Integer,HashMap&lt;Integer,Integer&gt;&gt; graph , int n){</text:span></text:span></text:p>
      <text:p text:style-name="P87"><text:span text:style-name="Source_20_Text"><text:span text:style-name="T188"><text:s text:c="8"/></text:span></text:span></text:p>
      <text:p text:style-name="P87"><text:span text:style-name="Source_20_Text"><text:span text:style-name="T188"><text:s text:c="8"/>long[] dist = new long[n];</text:span></text:span></text:p>
      <text:p text:style-name="P87"><text:span text:style-name="Source_20_Text"><text:span text:style-name="T188"><text:s text:c="8"/></text:span></text:span></text:p>
      <text:p text:style-name="P87"><text:span text:style-name="Source_20_Text"><text:span text:style-name="T188"><text:s text:c="8"/>Arrays.fill(dist,Integer.MAX_VALUE);</text:span></text:span></text:p>
      <text:p text:style-name="P87"><text:span text:style-name="Source_20_Text"><text:span text:style-name="T188"><text:s text:c="8"/></text:span></text:span></text:p>
      <text:p text:style-name="P87"><text:span text:style-name="Source_20_Text"><text:span text:style-name="T188"><text:s text:c="8"/>dist[n-1] = 0;</text:span></text:span></text:p>
      <text:p text:style-name="P87"><text:span text:style-name="Source_20_Text"><text:span text:style-name="T188"><text:s text:c="8"/></text:span></text:span></text:p>
      <text:p text:style-name="P87"><text:span text:style-name="Source_20_Text"><text:span text:style-name="T188"><text:s text:c="8"/>PriorityQueue&lt;pair&gt; pq = new PriorityQueue&lt;&gt;();</text:span></text:span></text:p>
      <text:p text:style-name="P87"><text:span text:style-name="Source_20_Text"><text:span text:style-name="T188"><text:s text:c="8"/></text:span></text:span></text:p>
      <text:p text:style-name="P87"><text:span text:style-name="Source_20_Text"><text:span text:style-name="T188"><text:s text:c="8"/>pq.offer(new pair(n-1,0));</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while(!pq.isEmpty()){</text:span></text:span></text:p>
      <text:p text:style-name="P87"><text:span text:style-name="Source_20_Text"><text:span text:style-name="T188"><text:s text:c="12"/></text:span></text:span></text:p>
      <text:p text:style-name="P87"><text:span text:style-name="Source_20_Text"><text:span text:style-name="T188"><text:s text:c="12"/>pair last = pq.poll();</text:span></text:span></text:p>
      <text:p text:style-name="P87"><text:span text:style-name="Source_20_Text"><text:span text:style-name="T188"><text:s text:c="12"/></text:span></text:span></text:p>
      <text:p text:style-name="P87"><text:span text:style-name="Source_20_Text"><text:span text:style-name="T188"><text:s text:c="12"/>for(Integer adjNode : graph.get(last.node).keySet()){</text:span></text:span></text:p>
      <text:p text:style-name="P87"><text:span text:style-name="Source_20_Text"><text:span text:style-name="T188"><text:s text:c="16"/>if(dist[adjNode] &gt; dist[last.node] + graph.get(last.node).get(adjNode)){</text:span></text:span></text:p>
      <text:p text:style-name="P87"><text:span text:style-name="Source_20_Text"><text:span text:style-name="T188"><text:s text:c="20"/>dist[adjNode] = dist[last.node] + graph.get(last.node).get(adjNode);</text:span></text:span></text:p>
      <text:p text:style-name="P87"><text:soft-page-break/><text:span text:style-name="Source_20_Text"><text:span text:style-name="T188"><text:s text:c="20"/>pq.offer(new pair(adjNode,dist[adjNode]));</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return dist;</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text:span text:style-name="Source_20_Text"><text:span text:style-name="T188"><text:s text:c="4"/></text:span></text:span></text:p>
      <text:p text:style-name="P87"><text:span text:style-name="Source_20_Text"><text:span text:style-name="T188">}</text:span></text:span></text:p>
      <text:p text:style-name="P87"/>
      <text:p text:style-name="P87"><text:span text:style-name="Source_20_Text"><text:span text:style-name="T188">class pair implements Comparable&lt;pair&gt;{</text:span></text:span></text:p>
      <text:p text:style-name="P87"><text:span text:style-name="Source_20_Text"><text:span text:style-name="T188"><text:s text:c="4"/></text:span></text:span></text:p>
      <text:p text:style-name="P87"><text:span text:style-name="Source_20_Text"><text:span text:style-name="T188"><text:s text:c="4"/>int node;</text:span></text:span></text:p>
      <text:p text:style-name="P87"><text:span text:style-name="Source_20_Text"><text:span text:style-name="T188"><text:s text:c="4"/>long weight;</text:span></text:span></text:p>
      <text:p text:style-name="P87"><text:span text:style-name="Source_20_Text"><text:span text:style-name="T188"><text:s text:c="4"/></text:span></text:span></text:p>
      <text:p text:style-name="P87"><text:span text:style-name="Source_20_Text"><text:span text:style-name="T188"><text:s text:c="4"/>public pair(int x , long weight){</text:span></text:span></text:p>
      <text:p text:style-name="P87"><text:span text:style-name="Source_20_Text"><text:span text:style-name="T188"><text:s text:c="8"/>this.node = x;</text:span></text:span></text:p>
      <text:p text:style-name="P87"><text:span text:style-name="Source_20_Text"><text:span text:style-name="T188"><text:s text:c="8"/>this.weight = weight;</text:span></text:span></text:p>
      <text:p text:style-name="P87"><text:span text:style-name="Source_20_Text"><text:span text:style-name="T188"><text:s text:c="4"/>}</text:span></text:span></text:p>
      <text:p text:style-name="P87"><text:span text:style-name="Source_20_Text"><text:span text:style-name="T188"><text:s text:c="4"/></text:span></text:span></text:p>
      <text:p text:style-name="P87"><text:span text:style-name="Source_20_Text"><text:span text:style-name="T188"><text:s text:c="4"/>@Override</text:span></text:span></text:p>
      <text:p text:style-name="P87"><text:span text:style-name="Source_20_Text"><text:span text:style-name="T188"><text:s text:c="4"/>public int compareTo(pair obj){</text:span></text:span></text:p>
      <text:p text:style-name="P87"><text:span text:style-name="Source_20_Text"><text:span text:style-name="T188"><text:s text:c="8"/>return (int)(this.weight - obj.weight);</text:span></text:span></text:p>
      <text:p text:style-name="P87"><text:span text:style-name="Source_20_Text"><text:span text:style-name="T188"><text:s text:c="4"/>}</text:span></text:span></text:p>
      <text:p text:style-name="P79"><text:span text:style-name="Source_20_Text"><text:span text:style-name="T188">}</text:span></text:span></text:p>
      <text:p text:style-name="P131"><text:span text:style-name="Strong_20_Emphasis"><text:span text:style-name="T170">Question 12:(</text:span></text:span><text:span text:style-name="Strong_20_Emphasis"><text:span text:style-name="T171">23</text:span></text:span><text:span text:style-name="Strong_20_Emphasis"><text:span text:style-name="T170">)</text:span></text:span></text:p>
      <text:p text:style-name="P131"><text:span text:style-name="Strong_20_Emphasis"><text:span text:style-name="T115">Lost in a city</text:span></text:span></text:p>
      <text:p text:style-name="P219"><text:line-break/><text:span text:style-name="Strong_20_Emphasis"><text:span text:style-name="T127">A country consists of </text:span></text:span><text:bookmark text:name="MathJax-Element-1-Frame"/><text:span text:style-name="Strong_20_Emphasis"><text:span text:style-name="T127"> cities and </text:span></text:span><text:bookmark text:name="MathJax-Element-2-Frame"/><text:span text:style-name="Strong_20_Emphasis"><text:span text:style-name="T127"> one-way roads. There is a central city with number </text:span></text:span><text:bookmark text:name="MathJax-Element-3-Frame"/><text:span text:style-name="Strong_20_Emphasis"><text:span text:style-name="T127">. Each city sells a particular sweet (city </text:span></text:span><text:bookmark text:name="MathJax-Element-4-Frame"/><text:span text:style-name="Strong_20_Emphasis"><text:span text:style-name="T127"> sells sweets of value </text:span></text:span><text:bookmark text:name="MathJax-Element-5-Frame"/><text:span text:style-name="Strong_20_Emphasis"><text:span text:style-name="T127">).</text:span></text:span></text:p>
      <text:p text:style-name="P59">You are required to go to city <text:bookmark text:name="MathJax-Element-6-Frame"/>. If you are currently in city <text:bookmark text:name="MathJax-Element-7-Frame"/>, then you can randomly select and move to one of the cities that is directly reachable from <text:bookmark text:name="MathJax-Element-8-Frame"/> through a single road. You can perform this technique until you reach city <text:bookmark text:name="MathJax-Element-9-Frame"/>. You must stop once you reach the destination city. </text:p>
      <text:p text:style-name="P59">You can buy sweets only once on your way. Determine the highest value <text:bookmark text:name="MathJax-Element-10-Frame"/> such that you can take home a sweet whose value is at least <text:bookmark text:name="MathJax-Element-11-Frame"/> independent of the path that you take. Print the value of <text:bookmark text:name="MathJax-Element-12-Frame"/> for each destination city <text:bookmark text:name="MathJax-Element-13-Frame"/> from <text:bookmark text:name="MathJax-Element-14-Frame"/> to <text:bookmark text:name="MathJax-Element-15-Frame"/>. </text:p>
      <text:p text:style-name="P219"><draw:frame draw:style-name="fr2" draw:name="Frame20" text:anchor-type="paragraph" svg:width="2.5835in" draw:z-index="24"><draw:text-box fo:min-height="0.0161in"><text:p text:style-name="P150">Sample Input</text:p><text:p text:style-name="P123">2</text:p><text:p text:style-name="P124">3 4 1</text:p><text:p text:style-name="P124">3 4 5</text:p><text:p text:style-name="P124">1 2</text:p><text:p text:style-name="P124">1 3</text:p><text:p text:style-name="P124">2 3</text:p><text:p text:style-name="P124">3 2</text:p><text:p text:style-name="P124">4 5 2</text:p><text:p text:style-name="P124">6 3 2 5</text:p><text:p text:style-name="P124">2 1</text:p><text:p text:style-name="P124">2 4</text:p><text:p text:style-name="P124">1 3</text:p><text:p text:style-name="P124">4 3</text:p><text:p text:style-name="P124">3 1</text:p></draw:text-box></draw:frame><draw:frame draw:style-name="fr1" draw:name="Frame21" text:anchor-type="paragraph" svg:width="2.5835in" draw:z-index="25"><draw:text-box fo:min-height="0.0161in"><text:p text:style-name="P150">Sample Output</text:p><text:p text:style-name="P123">3 4 5 </text:p><text:p text:style-name="P124">6 3 5 5 </text:p></draw:text-box></draw:frame><text:span text:style-name="Strong_20_Emphasis"><text:span text:style-name="T129"/></text:span></text:p>
      <text:p text:style-name="P219"><text:span text:style-name="Strong_20_Emphasis"><text:span text:style-name="T170"/></text:span></text:p>
      <text:p text:style-name="P219"><text:span text:style-name="Strong_20_Emphasis"><text:span text:style-name="T170"/></text:span></text:p>
      <text:p text:style-name="P219"><text:span text:style-name="Strong_20_Emphasis"><text:span text:style-name="T170"/></text:span></text:p>
      <text:p text:style-name="P219"><text:span text:style-name="Strong_20_Emphasis"><text:span text:style-name="T170"/></text:span></text:p>
      <text:p text:style-name="P219"><text:soft-page-break/><text:span text:style-name="Strong_20_Emphasis"><text:span text:style-name="T170"/></text:span></text:p>
      <text:p text:style-name="P219"><text:span text:style-name="Strong_20_Emphasis"><text:span text:style-name="T170"/></text:span></text:p>
      <text:p text:style-name="P219"><text:span text:style-name="Strong_20_Emphasis"><text:span text:style-name="T170"/></text:span></text:p>
      <text:p text:style-name="P219"><text:span text:style-name="Strong_20_Emphasis"><text:span text:style-name="T170"/></text:span></text:p>
      <text:p text:style-name="P219"><text:span text:style-name="Strong_20_Emphasis"><text:span text:style-name="T170"/></text:span></text:p>
      <text:p text:style-name="P216"><text:span text:style-name="Strong_20_Emphasis"><text:span text:style-name="T171">Ans:</text:span></text:span></text:p>
      <text:p text:style-name="P58"><text:span text:style-name="T241">import</text:span><text:span text:style-name="T243"> java.io.</text:span><text:span text:style-name="T245">ByteArrayInputStream</text:span><text:span text:style-name="T243">;</text:span></text:p>
      <text:list xml:id="list528841273" text:style-name="L6">
        <text:list-item>
          <text:p text:style-name="P246"><text:span text:style-name="T241">import</text:span><text:span text:style-name="T243"> java.io.</text:span><text:span text:style-name="T245">IOException</text:span><text:span text:style-name="T243">;</text:span></text:p>
        </text:list-item>
        <text:list-item>
          <text:p text:style-name="P246"><text:span text:style-name="T241">import</text:span><text:span text:style-name="T243"> java.io.</text:span><text:span text:style-name="T245">InputStream</text:span><text:span text:style-name="T243">;</text:span></text:p>
        </text:list-item>
        <text:list-item>
          <text:p text:style-name="P246"><text:span text:style-name="T241">import</text:span><text:span text:style-name="T243"> java.io.</text:span><text:span text:style-name="T245">PrintWriter</text:span><text:span text:style-name="T243">;</text:span></text:p>
        </text:list-item>
        <text:list-item>
          <text:p text:style-name="P246"><text:span text:style-name="T241">import</text:span><text:span text:style-name="T243"> java.util.</text:span><text:span text:style-name="T245">Arrays</text:span><text:span text:style-name="T243">;</text:span></text:p>
        </text:list-item>
        <text:list-item>
          <text:p text:style-name="P246"><text:span text:style-name="T241">import</text:span><text:span text:style-name="T243"> java.util.</text:span><text:span text:style-name="T245">InputMismatchException</text:span><text:span text:style-name="T243">;</text:span></text:p>
        </text:list-item>
        <text:list-item>
          <text:p text:style-name="P246"><text:span text:style-name="T241">import</text:span><text:span text:style-name="T243"> java.util.</text:span><text:span text:style-name="T245">LinkedList</text:span><text:span text:style-name="T243">;</text:span></text:p>
        </text:list-item>
        <text:list-item>
          <text:p text:style-name="P246"><text:span text:style-name="T241">import</text:span><text:span text:style-name="T243"> java.util.</text:span><text:span text:style-name="T245">Queue</text:span><text:span text:style-name="T243">;</text:span></text:p>
        </text:list-item>
        <text:list-item>
          <text:p text:style-name="P246"><text:span text:style-name="T241">public</text:span><text:span text:style-name="T243"> </text:span><text:span text:style-name="T241">class</text:span><text:span text:style-name="T243"> </text:span><text:span text:style-name="T245">Main</text:span></text:p>
        </text:list-item>
        <text:list-item>
          <text:p text:style-name="P252">{</text:p>
        </text:list-item>
        <text:list-item>
          <text:p text:style-name="P246"><text:span text:style-name="T245">InputStream</text:span><text:span text:style-name="T243"> </text:span><text:span text:style-name="T241">is</text:span><text:span text:style-name="T243">;</text:span></text:p>
        </text:list-item>
        <text:list-item>
          <text:p text:style-name="P246"><text:span text:style-name="T245">PrintWriter</text:span><text:span text:style-name="T243"> </text:span><text:span text:style-name="T241">out</text:span><text:span text:style-name="T243">;</text:span></text:p>
        </text:list-item>
        <text:list-item>
          <text:p text:style-name="P246"><text:span text:style-name="T245">String</text:span><text:span text:style-name="T243"> INPUT = </text:span><text:span text:style-name="T247">""</text:span><text:span text:style-name="T243">;</text:span></text:p>
        </text:list-item>
        <text:list-item>
          <text:p text:style-name="P246"><text:span text:style-name="T241">void</text:span><text:span text:style-name="T243"> solve()</text:span></text:p>
        </text:list-item>
        <text:list-item>
          <text:p text:style-name="P252">{</text:p>
        </text:list-item>
        <text:list-item>
          <text:p text:style-name="P246"><text:span text:style-name="T241">for</text:span><text:span text:style-name="T243">(</text:span><text:span text:style-name="T241">int</text:span><text:span text:style-name="T243"> T = ni(); T &gt; </text:span><text:span text:style-name="T246">0</text:span><text:span text:style-name="T243">; T--) {</text:span></text:p>
        </text:list-item>
        <text:list-item>
          <text:p text:style-name="P246"><text:span text:style-name="T241">int</text:span><text:span text:style-name="T243"> n = ni(), m = ni(), s = ni()-</text:span><text:span text:style-name="T246">1</text:span><text:span text:style-name="T243">;</text:span></text:p>
        </text:list-item>
        <text:list-item>
          <text:p text:style-name="P246"><text:span text:style-name="T241">int</text:span><text:span text:style-name="T243">[] </text:span><text:span text:style-name="T241">from</text:span><text:span text:style-name="T243"> = </text:span><text:span text:style-name="T241">new</text:span><text:span text:style-name="T243"> </text:span><text:span text:style-name="T241">int</text:span><text:span text:style-name="T243">[m];</text:span></text:p>
        </text:list-item>
        <text:list-item>
          <text:p text:style-name="P246"><text:span text:style-name="T241">int</text:span><text:span text:style-name="T243">[] to = </text:span><text:span text:style-name="T241">new</text:span><text:span text:style-name="T243"> </text:span><text:span text:style-name="T241">int</text:span><text:span text:style-name="T243">[m];</text:span></text:p>
        </text:list-item>
        <text:list-item>
          <text:p text:style-name="P246"><text:span text:style-name="T241">int</text:span><text:span text:style-name="T243">[] a = na(n);</text:span></text:p>
        </text:list-item>
        <text:list-item>
          <text:p text:style-name="P246"><text:span text:style-name="T241">for</text:span><text:span text:style-name="T243">(</text:span><text:span text:style-name="T241">int</text:span><text:span text:style-name="T243"> i = </text:span><text:span text:style-name="T246">0</text:span><text:span text:style-name="T243">; i &lt; m; i++) {</text:span></text:p>
        </text:list-item>
        <text:list-item>
          <text:p text:style-name="P246"><text:span text:style-name="T241">from</text:span><text:span text:style-name="T243">[i] = ni()-</text:span><text:span text:style-name="T246">1</text:span><text:span text:style-name="T243">;</text:span></text:p>
        </text:list-item>
        <text:list-item>
          <text:p text:style-name="P246"><text:span text:style-name="T243">to[i] = ni()-</text:span><text:span text:style-name="T246">1</text:span><text:span text:style-name="T243">;</text:span></text:p>
        </text:list-item>
        <text:list-item>
          <text:p text:style-name="P252">}</text:p>
        </text:list-item>
        <text:list-item>
          <text:p text:style-name="P246"><text:span text:style-name="T241">int</text:span><text:span text:style-name="T243">[][] g = packD(n, </text:span><text:span text:style-name="T241">from</text:span><text:span text:style-name="T243">, to);</text:span></text:p>
        </text:list-item>
        <text:list-item>
          <text:p text:style-name="P246"><text:span text:style-name="T241">int</text:span><text:span text:style-name="T243">[] ans = bfs(s, a, g);</text:span></text:p>
        </text:list-item>
        <text:list-item>
          <text:p text:style-name="P246"><text:span text:style-name="T241">for</text:span><text:span text:style-name="T243">(</text:span><text:span text:style-name="T241">int</text:span><text:span text:style-name="T243"> v : ans) </text:span><text:span text:style-name="T241">out</text:span><text:span text:style-name="T243">.</text:span><text:span text:style-name="T241">print</text:span><text:span text:style-name="T243">(v+</text:span><text:span text:style-name="T247">" "</text:span><text:span text:style-name="T243">);</text:span></text:p>
        </text:list-item>
        <text:list-item>
          <text:p text:style-name="P246"><text:span text:style-name="T241">out</text:span><text:span text:style-name="T243">.println();</text:span></text:p>
        </text:list-item>
        <text:list-item>
          <text:p text:style-name="P252">}</text:p>
        </text:list-item>
        <text:list-item>
          <text:p text:style-name="P252">}</text:p>
        </text:list-item>
        <text:list-item>
          <text:p text:style-name="P246"><text:span text:style-name="T241">public</text:span><text:span text:style-name="T243"> </text:span><text:span text:style-name="T241">int</text:span><text:span text:style-name="T243">[] bfs(</text:span><text:span text:style-name="T241">int</text:span><text:span text:style-name="T243"> s, </text:span><text:span text:style-name="T241">int</text:span><text:span text:style-name="T243">[] a, </text:span><text:span text:style-name="T241">int</text:span><text:span text:style-name="T243">[][] g) {</text:span></text:p>
        </text:list-item>
        <text:list-item>
          <text:p text:style-name="P246"><text:span text:style-name="T241">int</text:span><text:span text:style-name="T243"> n = g.length;</text:span></text:p>
        </text:list-item>
        <text:list-item>
          <text:p text:style-name="P246"><text:span text:style-name="T241">boolean</text:span><text:span text:style-name="T243">[] visited = </text:span><text:span text:style-name="T241">new</text:span><text:span text:style-name="T243"> </text:span><text:span text:style-name="T241">boolean</text:span><text:span text:style-name="T243">[n];</text:span></text:p>
        </text:list-item>
        <text:list-item>
          <text:p text:style-name="P246"><text:soft-page-break/><text:span text:style-name="T241">int</text:span><text:span text:style-name="T243">[] ans = </text:span><text:span text:style-name="T241">new</text:span><text:span text:style-name="T243"> </text:span><text:span text:style-name="T241">int</text:span><text:span text:style-name="T243">[n];</text:span></text:p>
        </text:list-item>
        <text:list-item>
          <text:p text:style-name="P246"><text:span text:style-name="T245">Arrays</text:span><text:span text:style-name="T243">.fill(ans, </text:span><text:span text:style-name="T245">Integer</text:span><text:span text:style-name="T243">.MAX_VALUE);</text:span></text:p>
        </text:list-item>
        <text:list-item>
          <text:p text:style-name="P246"><text:span text:style-name="T245">Queue</text:span><text:span text:style-name="T243">&lt;</text:span><text:span text:style-name="T245">Integer</text:span><text:span text:style-name="T243">&gt; q = </text:span><text:span text:style-name="T241">new</text:span><text:span text:style-name="T243"> </text:span><text:span text:style-name="T245">LinkedList</text:span><text:span text:style-name="T243">&lt;&gt;();</text:span></text:p>
        </text:list-item>
        <text:list-item>
          <text:p text:style-name="P252">q.add(s);</text:p>
        </text:list-item>
        <text:list-item>
          <text:p text:style-name="P252">ans[s] = a[s];</text:p>
        </text:list-item>
        <text:list-item>
          <text:p text:style-name="P246"><text:span text:style-name="T241">while</text:span><text:span text:style-name="T243">(!q.isEmpty()) {</text:span></text:p>
        </text:list-item>
        <text:list-item>
          <text:p text:style-name="P246"><text:span text:style-name="T241">int</text:span><text:span text:style-name="T243"> cur = q.poll();</text:span></text:p>
        </text:list-item>
        <text:list-item>
          <text:p text:style-name="P246"><text:span text:style-name="T243">visited[cur] = </text:span><text:span text:style-name="T241">false</text:span><text:span text:style-name="T243">;</text:span></text:p>
        </text:list-item>
        <text:list-item>
          <text:p text:style-name="P246"><text:span text:style-name="T241">for</text:span><text:span text:style-name="T243">(</text:span><text:span text:style-name="T241">int</text:span><text:span text:style-name="T243"> nex : g[cur]) {</text:span></text:p>
        </text:list-item>
        <text:list-item>
          <text:p text:style-name="P246"><text:span text:style-name="T241">int</text:span><text:span text:style-name="T243"> v = </text:span><text:span text:style-name="T245">Math</text:span><text:span text:style-name="T243">.max(a[nex], ans[cur]);</text:span></text:p>
        </text:list-item>
        <text:list-item>
          <text:p text:style-name="P246"><text:span text:style-name="T241">if</text:span><text:span text:style-name="T243">(ans[nex] &gt; v) {</text:span></text:p>
        </text:list-item>
        <text:list-item>
          <text:p text:style-name="P252">ans[nex] = v;</text:p>
        </text:list-item>
        <text:list-item>
          <text:p text:style-name="P246"><text:span text:style-name="T241">if</text:span><text:span text:style-name="T243">(!visited[nex]) {</text:span></text:p>
        </text:list-item>
        <text:list-item>
          <text:p text:style-name="P252">q.add(nex);</text:p>
        </text:list-item>
        <text:list-item>
          <text:p text:style-name="P246"><text:span text:style-name="T243">visited[nex] = </text:span><text:span text:style-name="T241">true</text:span><text:span text:style-name="T243">;</text:span></text:p>
        </text:list-item>
        <text:list-item>
          <text:p text:style-name="P252">}</text:p>
        </text:list-item>
        <text:list-item>
          <text:p text:style-name="P252">}</text:p>
        </text:list-item>
        <text:list-item>
          <text:p text:style-name="P252">}</text:p>
        </text:list-item>
        <text:list-item>
          <text:p text:style-name="P252">}</text:p>
        </text:list-item>
        <text:list-item>
          <text:p text:style-name="P246"><text:span text:style-name="T241">return</text:span><text:span text:style-name="T243"> ans;</text:span></text:p>
        </text:list-item>
        <text:list-item>
          <text:p text:style-name="P252">}</text:p>
        </text:list-item>
        <text:list-item>
          <text:p text:style-name="P246"><text:span text:style-name="T241">static</text:span><text:span text:style-name="T243"> </text:span><text:span text:style-name="T241">int</text:span><text:span text:style-name="T243">[][] packD(</text:span><text:span text:style-name="T241">int</text:span><text:span text:style-name="T243"> n, </text:span><text:span text:style-name="T241">int</text:span><text:span text:style-name="T243">[] </text:span><text:span text:style-name="T241">from</text:span><text:span text:style-name="T243">, </text:span><text:span text:style-name="T241">int</text:span><text:span text:style-name="T243">[] to) {</text:span></text:p>
        </text:list-item>
        <text:list-item>
          <text:p text:style-name="P246"><text:span text:style-name="T241">int</text:span><text:span text:style-name="T243">[][] g = </text:span><text:span text:style-name="T241">new</text:span><text:span text:style-name="T243"> </text:span><text:span text:style-name="T241">int</text:span><text:span text:style-name="T243">[n][];</text:span></text:p>
        </text:list-item>
        <text:list-item>
          <text:p text:style-name="P246"><text:span text:style-name="T241">int</text:span><text:span text:style-name="T243">[] p = </text:span><text:span text:style-name="T241">new</text:span><text:span text:style-name="T243"> </text:span><text:span text:style-name="T241">int</text:span><text:span text:style-name="T243">[n];</text:span></text:p>
        </text:list-item>
        <text:list-item>
          <text:p text:style-name="P246"><text:span text:style-name="T241">for</text:span><text:span text:style-name="T243"> (</text:span><text:span text:style-name="T241">int</text:span><text:span text:style-name="T243"> f : </text:span><text:span text:style-name="T241">from</text:span><text:span text:style-name="T243">)</text:span></text:p>
        </text:list-item>
        <text:list-item>
          <text:p text:style-name="P252">p[f]++;</text:p>
        </text:list-item>
        <text:list-item>
          <text:p text:style-name="P246"><text:span text:style-name="T241">for</text:span><text:span text:style-name="T243"> (</text:span><text:span text:style-name="T241">int</text:span><text:span text:style-name="T243"> i = </text:span><text:span text:style-name="T246">0</text:span><text:span text:style-name="T243">; i &lt; n; i++)</text:span></text:p>
        </text:list-item>
        <text:list-item>
          <text:p text:style-name="P246"><text:span text:style-name="T243">g[i] = </text:span><text:span text:style-name="T241">new</text:span><text:span text:style-name="T243"> </text:span><text:span text:style-name="T241">int</text:span><text:span text:style-name="T243">[p[i]];</text:span></text:p>
        </text:list-item>
        <text:list-item>
          <text:p text:style-name="P246"><text:span text:style-name="T241">for</text:span><text:span text:style-name="T243"> (</text:span><text:span text:style-name="T241">int</text:span><text:span text:style-name="T243"> i = </text:span><text:span text:style-name="T246">0</text:span><text:span text:style-name="T243">; i &lt; </text:span><text:span text:style-name="T241">from</text:span><text:span text:style-name="T243">.length; i++) {</text:span></text:p>
        </text:list-item>
        <text:list-item>
          <text:p text:style-name="P246"><text:span text:style-name="T243">g[</text:span><text:span text:style-name="T241">from</text:span><text:span text:style-name="T243">[i]][--p[</text:span><text:span text:style-name="T241">from</text:span><text:span text:style-name="T243">[i]]] = to[i];</text:span></text:p>
        </text:list-item>
        <text:list-item>
          <text:p text:style-name="P252">}</text:p>
        </text:list-item>
        <text:list-item>
          <text:p text:style-name="P246"><text:span text:style-name="T241">return</text:span><text:span text:style-name="T243"> g;</text:span></text:p>
        </text:list-item>
        <text:list-item>
          <text:p text:style-name="P252">}</text:p>
        </text:list-item>
        <text:list-item>
          <text:p text:style-name="P246"><text:span text:style-name="T241">void</text:span><text:span text:style-name="T243"> run() </text:span><text:span text:style-name="T241">throws</text:span><text:span text:style-name="T243"> </text:span><text:span text:style-name="T245">Exception</text:span></text:p>
        </text:list-item>
        <text:list-item>
          <text:p text:style-name="P252">{</text:p>
        </text:list-item>
        <text:list-item>
          <text:p text:style-name="P246"><text:span text:style-name="T241">is</text:span><text:span text:style-name="T243"> = INPUT.isEmpty() ? </text:span><text:span text:style-name="T245">System</text:span><text:span text:style-name="T243">.</text:span><text:span text:style-name="T241">in</text:span><text:span text:style-name="T243"> : </text:span><text:span text:style-name="T241">new</text:span><text:span text:style-name="T243"> </text:span><text:span text:style-name="T245">ByteArrayInputStream</text:span><text:span text:style-name="T243">(INPUT.getBytes());</text:span></text:p>
        </text:list-item>
        <text:list-item>
          <text:p text:style-name="P246"><text:span text:style-name="T241">out</text:span><text:span text:style-name="T243"> = </text:span><text:span text:style-name="T241">new</text:span><text:span text:style-name="T243"> </text:span><text:span text:style-name="T245">PrintWriter</text:span><text:span text:style-name="T243">(</text:span><text:span text:style-name="T245">System</text:span><text:span text:style-name="T243">.</text:span><text:span text:style-name="T241">out</text:span><text:span text:style-name="T243">);</text:span></text:p>
        </text:list-item>
        <text:list-item>
          <text:p text:style-name="P246"><text:span text:style-name="T241">long</text:span><text:span text:style-name="T243"> s = </text:span><text:span text:style-name="T245">System</text:span><text:span text:style-name="T243">.currentTimeMillis();</text:span></text:p>
        </text:list-item>
        <text:list-item>
          <text:p text:style-name="P252">solve();</text:p>
        </text:list-item>
        <text:list-item>
          <text:p text:style-name="P246"><text:span text:style-name="T241">out</text:span><text:span text:style-name="T243">.flush();</text:span></text:p>
        </text:list-item>
        <text:list-item>
          <text:p text:style-name="P246"><text:soft-page-break/><text:span text:style-name="T241">if</text:span><text:span text:style-name="T243">(!INPUT.isEmpty())tr(</text:span><text:span text:style-name="T245">System</text:span><text:span text:style-name="T243">.currentTimeMillis()-s+</text:span><text:span text:style-name="T247">"ms"</text:span><text:span text:style-name="T243">);</text:span></text:p>
        </text:list-item>
        <text:list-item>
          <text:p text:style-name="P252">}</text:p>
        </text:list-item>
        <text:list-item>
          <text:p text:style-name="P246"><text:span text:style-name="T241">public</text:span><text:span text:style-name="T243"> </text:span><text:span text:style-name="T241">static</text:span><text:span text:style-name="T243"> </text:span><text:span text:style-name="T241">void</text:span><text:span text:style-name="T243"> main(</text:span><text:span text:style-name="T245">String</text:span><text:span text:style-name="T243">[] args) </text:span><text:span text:style-name="T241">throws</text:span><text:span text:style-name="T243"> </text:span><text:span text:style-name="T245">Exception</text:span><text:span text:style-name="T243"> </text:span></text:p>
        </text:list-item>
        <text:list-item>
          <text:p text:style-name="P246"><text:span text:style-name="T243">{ </text:span><text:span text:style-name="T241">new</text:span><text:span text:style-name="T243"> </text:span><text:span text:style-name="T245">Main</text:span><text:span text:style-name="T243">().run(); }</text:span></text:p>
        </text:list-item>
        <text:list-item>
          <text:p text:style-name="P246"><text:span text:style-name="T241">private</text:span><text:span text:style-name="T243"> </text:span><text:span text:style-name="T241">byte</text:span><text:span text:style-name="T243">[] inbuf = </text:span><text:span text:style-name="T241">new</text:span><text:span text:style-name="T243"> </text:span><text:span text:style-name="T241">byte</text:span><text:span text:style-name="T243">[</text:span><text:span text:style-name="T246">1024</text:span><text:span text:style-name="T243">];</text:span></text:p>
        </text:list-item>
        <text:list-item>
          <text:p text:style-name="P246"><text:span text:style-name="T241">public</text:span><text:span text:style-name="T243"> </text:span><text:span text:style-name="T241">int</text:span><text:span text:style-name="T243"> lenbuf = </text:span><text:span text:style-name="T246">0</text:span><text:span text:style-name="T243">, ptrbuf = </text:span><text:span text:style-name="T246">0</text:span><text:span text:style-name="T243">;</text:span></text:p>
        </text:list-item>
        <text:list-item>
          <text:p text:style-name="P246"><text:span text:style-name="T241">private</text:span><text:span text:style-name="T243"> </text:span><text:span text:style-name="T241">int</text:span><text:span text:style-name="T243"> readByte()</text:span></text:p>
        </text:list-item>
        <text:list-item>
          <text:p text:style-name="P252">{</text:p>
        </text:list-item>
        <text:list-item>
          <text:p text:style-name="P246"><text:span text:style-name="T241">if</text:span><text:span text:style-name="T243">(lenbuf == -</text:span><text:span text:style-name="T246">1</text:span><text:span text:style-name="T243">)</text:span><text:span text:style-name="T241">throw</text:span><text:span text:style-name="T243"> </text:span><text:span text:style-name="T241">new</text:span><text:span text:style-name="T243"> </text:span><text:span text:style-name="T245">InputMismatchException</text:span><text:span text:style-name="T243">();</text:span></text:p>
        </text:list-item>
        <text:list-item>
          <text:p text:style-name="P246"><text:span text:style-name="T241">if</text:span><text:span text:style-name="T243">(ptrbuf &gt;= lenbuf)</text:span></text:p>
        </text:list-item>
        <text:list-item>
          <text:p text:style-name="P252">{</text:p>
        </text:list-item>
        <text:list-item>
          <text:p text:style-name="P246"><text:span text:style-name="T243">ptrbuf = </text:span><text:span text:style-name="T246">0</text:span><text:span text:style-name="T243">;</text:span></text:p>
        </text:list-item>
        <text:list-item>
          <text:p text:style-name="P246"><text:span text:style-name="T241">try</text:span><text:span text:style-name="T243"> </text:span></text:p>
        </text:list-item>
        <text:list-item>
          <text:p text:style-name="P246"><text:span text:style-name="T243">{ lenbuf = </text:span><text:span text:style-name="T241">is</text:span><text:span text:style-name="T243">.read(inbuf); } </text:span></text:p>
        </text:list-item>
        <text:list-item>
          <text:p text:style-name="P246"><text:span text:style-name="T241">catch</text:span><text:span text:style-name="T243"> (</text:span><text:span text:style-name="T245">IOException</text:span><text:span text:style-name="T243"> e) </text:span></text:p>
        </text:list-item>
        <text:list-item>
          <text:p text:style-name="P246"><text:span text:style-name="T243">{ </text:span><text:span text:style-name="T241">throw</text:span><text:span text:style-name="T243"> </text:span><text:span text:style-name="T241">new</text:span><text:span text:style-name="T243"> </text:span><text:span text:style-name="T245">InputMismatchException</text:span><text:span text:style-name="T243">(); }</text:span></text:p>
        </text:list-item>
        <text:list-item>
          <text:p text:style-name="P246"><text:span text:style-name="T241">if</text:span><text:span text:style-name="T243">(lenbuf &lt;= </text:span><text:span text:style-name="T246">0</text:span><text:span text:style-name="T243">)</text:span><text:span text:style-name="T241">return</text:span><text:span text:style-name="T243"> -</text:span><text:span text:style-name="T246">1</text:span><text:span text:style-name="T243">;</text:span></text:p>
        </text:list-item>
        <text:list-item>
          <text:p text:style-name="P252">}</text:p>
        </text:list-item>
        <text:list-item>
          <text:p text:style-name="P246"><text:span text:style-name="T241">return</text:span><text:span text:style-name="T243"> inbuf[ptrbuf++];</text:span></text:p>
        </text:list-item>
        <text:list-item>
          <text:p text:style-name="P252">}</text:p>
        </text:list-item>
        <text:list-item>
          <text:p text:style-name="P246"><text:span text:style-name="T241">private</text:span><text:span text:style-name="T243"> </text:span><text:span text:style-name="T241">boolean</text:span><text:span text:style-name="T243"> isSpaceChar(</text:span><text:span text:style-name="T241">int</text:span><text:span text:style-name="T243"> c)</text:span></text:p>
        </text:list-item>
        <text:list-item>
          <text:p text:style-name="P246"><text:span text:style-name="T243">{ </text:span><text:span text:style-name="T241">return</text:span><text:span text:style-name="T243"> !(c &gt;= </text:span><text:span text:style-name="T246">33</text:span><text:span text:style-name="T243"> &amp;&amp; c &lt;= </text:span><text:span text:style-name="T246">126</text:span><text:span text:style-name="T243">); }</text:span></text:p>
        </text:list-item>
        <text:list-item>
          <text:p text:style-name="P246"><text:span text:style-name="T241">private</text:span><text:span text:style-name="T243"> </text:span><text:span text:style-name="T241">int</text:span><text:span text:style-name="T243"> skip() </text:span></text:p>
        </text:list-item>
        <text:list-item>
          <text:p text:style-name="P246"><text:span text:style-name="T243">{ </text:span><text:span text:style-name="T241">int</text:span><text:span text:style-name="T243"> b; </text:span><text:span text:style-name="T241">while</text:span><text:span text:style-name="T243">((b = readByte()) != -</text:span><text:span text:style-name="T246">1</text:span><text:span text:style-name="T243"> &amp;&amp; isSpaceChar(b)); </text:span><text:span text:style-name="T241">return</text:span><text:span text:style-name="T243"> b; }</text:span></text:p>
        </text:list-item>
        <text:list-item>
          <text:p text:style-name="P246"><text:span text:style-name="T241">private</text:span><text:span text:style-name="T243"> </text:span><text:span text:style-name="T241">double</text:span><text:span text:style-name="T243"> nd() </text:span></text:p>
        </text:list-item>
        <text:list-item>
          <text:p text:style-name="P246"><text:span text:style-name="T243">{ </text:span><text:span text:style-name="T241">return</text:span><text:span text:style-name="T243"> </text:span><text:span text:style-name="T245">Double</text:span><text:span text:style-name="T243">.parseDouble(ns()); }</text:span></text:p>
        </text:list-item>
        <text:list-item>
          <text:p text:style-name="P246"><text:span text:style-name="T241">private</text:span><text:span text:style-name="T243"> </text:span><text:span text:style-name="T241">char</text:span><text:span text:style-name="T243"> nc()</text:span></text:p>
        </text:list-item>
        <text:list-item>
          <text:p text:style-name="P246"><text:span text:style-name="T243">{ </text:span><text:span text:style-name="T241">return</text:span><text:span text:style-name="T243"> (</text:span><text:span text:style-name="T241">char</text:span><text:span text:style-name="T243">)skip(); }</text:span></text:p>
        </text:list-item>
        <text:list-item>
          <text:p text:style-name="P246"><text:span text:style-name="T241">private</text:span><text:span text:style-name="T243"> </text:span><text:span text:style-name="T245">String</text:span><text:span text:style-name="T243"> ns()</text:span></text:p>
        </text:list-item>
        <text:list-item>
          <text:p text:style-name="P252">{</text:p>
        </text:list-item>
        <text:list-item>
          <text:p text:style-name="P246"><text:span text:style-name="T241">int</text:span><text:span text:style-name="T243"> b = skip();</text:span></text:p>
        </text:list-item>
        <text:list-item>
          <text:p text:style-name="P246"><text:span text:style-name="T245">StringBuilder</text:span><text:span text:style-name="T243"> sb = </text:span><text:span text:style-name="T241">new</text:span><text:span text:style-name="T243"> </text:span><text:span text:style-name="T245">StringBuilder</text:span><text:span text:style-name="T243">();</text:span></text:p>
        </text:list-item>
        <text:list-item>
          <text:p text:style-name="P246"><text:span text:style-name="T241">while</text:span><text:span text:style-name="T243">(!(isSpaceChar(b)))</text:span></text:p>
        </text:list-item>
        <text:list-item>
          <text:p text:style-name="P246"><text:span text:style-name="T243">{ </text:span><text:span text:style-name="T238">// when nextLine, (isSpaceChar(b) &amp;&amp; b != ' ')</text:span></text:p>
        </text:list-item>
        <text:list-item>
          <text:p text:style-name="P252">sb.appendCodePoint(b);</text:p>
        </text:list-item>
        <text:list-item>
          <text:p text:style-name="P252">b = readByte();</text:p>
        </text:list-item>
        <text:list-item>
          <text:p text:style-name="P252">}</text:p>
        </text:list-item>
        <text:list-item>
          <text:p text:style-name="P246"><text:span text:style-name="T241">return</text:span><text:span text:style-name="T243"> sb.toString();</text:span></text:p>
        </text:list-item>
        <text:list-item>
          <text:p text:style-name="P252">}</text:p>
        </text:list-item>
        <text:list-item>
          <text:p text:style-name="P246"><text:soft-page-break/><text:span text:style-name="T241">private</text:span><text:span text:style-name="T243"> </text:span><text:span text:style-name="T241">char</text:span><text:span text:style-name="T243">[] ns(</text:span><text:span text:style-name="T241">int</text:span><text:span text:style-name="T243"> n)</text:span></text:p>
        </text:list-item>
        <text:list-item>
          <text:p text:style-name="P252">{</text:p>
        </text:list-item>
        <text:list-item>
          <text:p text:style-name="P246"><text:span text:style-name="T241">char</text:span><text:span text:style-name="T243">[] buf = </text:span><text:span text:style-name="T241">new</text:span><text:span text:style-name="T243"> </text:span><text:span text:style-name="T241">char</text:span><text:span text:style-name="T243">[n];</text:span></text:p>
        </text:list-item>
        <text:list-item>
          <text:p text:style-name="P246"><text:span text:style-name="T241">int</text:span><text:span text:style-name="T243"> b = skip(), p = </text:span><text:span text:style-name="T246">0</text:span><text:span text:style-name="T243">;</text:span></text:p>
        </text:list-item>
        <text:list-item>
          <text:p text:style-name="P246"><text:span text:style-name="T241">while</text:span><text:span text:style-name="T243">(p &lt; n &amp;&amp; !(isSpaceChar(b)))</text:span></text:p>
        </text:list-item>
        <text:list-item>
          <text:p text:style-name="P252">{</text:p>
        </text:list-item>
        <text:list-item>
          <text:p text:style-name="P246"><text:span text:style-name="T243">buf[p++] = (</text:span><text:span text:style-name="T241">char</text:span><text:span text:style-name="T243">)b;</text:span></text:p>
        </text:list-item>
        <text:list-item>
          <text:p text:style-name="P252">b = readByte();</text:p>
        </text:list-item>
        <text:list-item>
          <text:p text:style-name="P252">}</text:p>
        </text:list-item>
        <text:list-item>
          <text:p text:style-name="P246"><text:span text:style-name="T241">return</text:span><text:span text:style-name="T243"> n == p ? buf : </text:span><text:span text:style-name="T245">Arrays</text:span><text:span text:style-name="T243">.copyOf(buf, p);</text:span></text:p>
        </text:list-item>
        <text:list-item>
          <text:p text:style-name="P252">}</text:p>
        </text:list-item>
        <text:list-item>
          <text:p text:style-name="P246"><text:span text:style-name="T241">private</text:span><text:span text:style-name="T243"> </text:span><text:span text:style-name="T241">char</text:span><text:span text:style-name="T243">[][] nm(</text:span><text:span text:style-name="T241">int</text:span><text:span text:style-name="T243"> n, </text:span><text:span text:style-name="T241">int</text:span><text:span text:style-name="T243"> m)</text:span></text:p>
        </text:list-item>
        <text:list-item>
          <text:p text:style-name="P252">{</text:p>
        </text:list-item>
        <text:list-item>
          <text:p text:style-name="P246"><text:span text:style-name="T241">char</text:span><text:span text:style-name="T243">[][] map = </text:span><text:span text:style-name="T241">new</text:span><text:span text:style-name="T243"> </text:span><text:span text:style-name="T241">char</text:span><text:span text:style-name="T243">[n][];</text:span></text:p>
        </text:list-item>
        <text:list-item>
          <text:p text:style-name="P246"><text:span text:style-name="T241">for</text:span><text:span text:style-name="T243">(</text:span><text:span text:style-name="T241">int</text:span><text:span text:style-name="T243"> i = </text:span><text:span text:style-name="T246">0</text:span><text:span text:style-name="T243">;i &lt; n;i++)map[i] = ns(m);</text:span></text:p>
        </text:list-item>
        <text:list-item>
          <text:p text:style-name="P246"><text:span text:style-name="T241">return</text:span><text:span text:style-name="T243"> map;</text:span></text:p>
        </text:list-item>
        <text:list-item>
          <text:p text:style-name="P252">}</text:p>
        </text:list-item>
        <text:list-item>
          <text:p text:style-name="P246"><text:span text:style-name="T241">private</text:span><text:span text:style-name="T243"> </text:span><text:span text:style-name="T241">int</text:span><text:span text:style-name="T243">[] na(</text:span><text:span text:style-name="T241">int</text:span><text:span text:style-name="T243"> n)</text:span></text:p>
        </text:list-item>
        <text:list-item>
          <text:p text:style-name="P252">{</text:p>
        </text:list-item>
        <text:list-item>
          <text:p text:style-name="P246"><text:span text:style-name="T241">int</text:span><text:span text:style-name="T243">[] a = </text:span><text:span text:style-name="T241">new</text:span><text:span text:style-name="T243"> </text:span><text:span text:style-name="T241">int</text:span><text:span text:style-name="T243">[n];</text:span></text:p>
        </text:list-item>
        <text:list-item>
          <text:p text:style-name="P246"><text:span text:style-name="T241">for</text:span><text:span text:style-name="T243">(</text:span><text:span text:style-name="T241">int</text:span><text:span text:style-name="T243"> i = </text:span><text:span text:style-name="T246">0</text:span><text:span text:style-name="T243">;i &lt; n;i++)a[i] = ni();</text:span></text:p>
        </text:list-item>
        <text:list-item>
          <text:p text:style-name="P246"><text:span text:style-name="T241">return</text:span><text:span text:style-name="T243"> a;</text:span></text:p>
        </text:list-item>
        <text:list-item>
          <text:p text:style-name="P252">}</text:p>
        </text:list-item>
        <text:list-item>
          <text:p text:style-name="P246"><text:span text:style-name="T241">private</text:span><text:span text:style-name="T243"> </text:span><text:span text:style-name="T241">int</text:span><text:span text:style-name="T243"> ni()</text:span></text:p>
        </text:list-item>
        <text:list-item>
          <text:p text:style-name="P252">{</text:p>
        </text:list-item>
        <text:list-item>
          <text:p text:style-name="P246"><text:span text:style-name="T241">int</text:span><text:span text:style-name="T243"> num = </text:span><text:span text:style-name="T246">0</text:span><text:span text:style-name="T243">, b;</text:span></text:p>
        </text:list-item>
        <text:list-item>
          <text:p text:style-name="P246"><text:span text:style-name="T241">boolean</text:span><text:span text:style-name="T243"> minus = </text:span><text:span text:style-name="T241">false</text:span><text:span text:style-name="T243">;</text:span></text:p>
        </text:list-item>
        <text:list-item>
          <text:p text:style-name="P246"><text:span text:style-name="T241">while</text:span><text:span text:style-name="T243">((b = readByte()) != -</text:span><text:span text:style-name="T246">1</text:span><text:span text:style-name="T243"> &amp;&amp; !((b &gt;= </text:span><text:span text:style-name="T247">'0'</text:span><text:span text:style-name="T243"> &amp;&amp; b &lt;= </text:span><text:span text:style-name="T247">'9'</text:span><text:span text:style-name="T243">) || b == </text:span><text:span text:style-name="T247">'-'</text:span><text:span text:style-name="T243">));</text:span></text:p>
        </text:list-item>
        <text:list-item>
          <text:p text:style-name="P246"><text:span text:style-name="T241">if</text:span><text:span text:style-name="T243">(b == </text:span><text:span text:style-name="T247">'-'</text:span><text:span text:style-name="T243">)</text:span></text:p>
        </text:list-item>
        <text:list-item>
          <text:p text:style-name="P252">{</text:p>
        </text:list-item>
        <text:list-item>
          <text:p text:style-name="P246"><text:span text:style-name="T243">minus = </text:span><text:span text:style-name="T241">true</text:span><text:span text:style-name="T243">;</text:span></text:p>
        </text:list-item>
        <text:list-item>
          <text:p text:style-name="P252">b = readByte();</text:p>
        </text:list-item>
        <text:list-item>
          <text:p text:style-name="P252">}</text:p>
        </text:list-item>
        <text:list-item>
          <text:p text:style-name="P246"><text:span text:style-name="T241">while</text:span><text:span text:style-name="T243">(</text:span><text:span text:style-name="T241">true</text:span><text:span text:style-name="T243">)</text:span></text:p>
        </text:list-item>
        <text:list-item>
          <text:p text:style-name="P252">{</text:p>
        </text:list-item>
        <text:list-item>
          <text:p text:style-name="P246"><text:span text:style-name="T241">if</text:span><text:span text:style-name="T243">(b &gt;= </text:span><text:span text:style-name="T247">'0'</text:span><text:span text:style-name="T243"> &amp;&amp; b &lt;= </text:span><text:span text:style-name="T247">'9'</text:span><text:span text:style-name="T243">)</text:span></text:p>
        </text:list-item>
        <text:list-item>
          <text:p text:style-name="P252">{</text:p>
        </text:list-item>
        <text:list-item>
          <text:p text:style-name="P246"><text:span text:style-name="T243">num = num * </text:span><text:span text:style-name="T246">10</text:span><text:span text:style-name="T243"> + (b - </text:span><text:span text:style-name="T247">'0'</text:span><text:span text:style-name="T243">);</text:span></text:p>
        </text:list-item>
        <text:list-item>
          <text:p text:style-name="P246"><text:span text:style-name="T243">}</text:span><text:span text:style-name="T241">else</text:span></text:p>
        </text:list-item>
        <text:list-item>
          <text:p text:style-name="P252">{</text:p>
        </text:list-item>
        <text:list-item>
          <text:p text:style-name="P246"><text:soft-page-break/><text:span text:style-name="T241">return</text:span><text:span text:style-name="T243"> minus ? -num : num;</text:span></text:p>
        </text:list-item>
        <text:list-item>
          <text:p text:style-name="P252">}</text:p>
        </text:list-item>
        <text:list-item>
          <text:p text:style-name="P252">b = readByte();</text:p>
        </text:list-item>
        <text:list-item>
          <text:p text:style-name="P252">}</text:p>
        </text:list-item>
        <text:list-item>
          <text:p text:style-name="P252">}</text:p>
        </text:list-item>
        <text:list-item>
          <text:p text:style-name="P246"><text:span text:style-name="T241">private</text:span><text:span text:style-name="T243"> </text:span><text:span text:style-name="T241">long</text:span><text:span text:style-name="T243"> nl()</text:span></text:p>
        </text:list-item>
        <text:list-item>
          <text:p text:style-name="P252">{</text:p>
        </text:list-item>
        <text:list-item>
          <text:p text:style-name="P246"><text:span text:style-name="T241">long</text:span><text:span text:style-name="T243"> num = </text:span><text:span text:style-name="T246">0</text:span><text:span text:style-name="T243">;</text:span></text:p>
        </text:list-item>
        <text:list-item>
          <text:p text:style-name="P246"><text:span text:style-name="T241">int</text:span><text:span text:style-name="T243"> b;</text:span></text:p>
        </text:list-item>
        <text:list-item>
          <text:p text:style-name="P246"><text:span text:style-name="T241">boolean</text:span><text:span text:style-name="T243"> minus = </text:span><text:span text:style-name="T241">false</text:span><text:span text:style-name="T243">;</text:span></text:p>
        </text:list-item>
        <text:list-item>
          <text:p text:style-name="P246"><text:span text:style-name="T241">while</text:span><text:span text:style-name="T243">((b = readByte()) != -</text:span><text:span text:style-name="T246">1</text:span><text:span text:style-name="T243"> &amp;&amp; !((b &gt;= </text:span><text:span text:style-name="T247">'0'</text:span><text:span text:style-name="T243"> &amp;&amp; b &lt;= </text:span><text:span text:style-name="T247">'9'</text:span><text:span text:style-name="T243">) || b == </text:span><text:span text:style-name="T247">'-'</text:span><text:span text:style-name="T243">));</text:span></text:p>
        </text:list-item>
        <text:list-item>
          <text:p text:style-name="P246"><text:span text:style-name="T241">if</text:span><text:span text:style-name="T243">(b == </text:span><text:span text:style-name="T247">'-'</text:span><text:span text:style-name="T243">)</text:span></text:p>
        </text:list-item>
        <text:list-item>
          <text:p text:style-name="P252">{</text:p>
        </text:list-item>
        <text:list-item>
          <text:p text:style-name="P246"><text:span text:style-name="T243">minus = </text:span><text:span text:style-name="T241">true</text:span><text:span text:style-name="T243">;</text:span></text:p>
        </text:list-item>
        <text:list-item>
          <text:p text:style-name="P252">b = readByte();</text:p>
        </text:list-item>
        <text:list-item>
          <text:p text:style-name="P252">}</text:p>
        </text:list-item>
        <text:list-item>
          <text:p text:style-name="P246"><text:span text:style-name="T241">while</text:span><text:span text:style-name="T243">(</text:span><text:span text:style-name="T241">true</text:span><text:span text:style-name="T243">){</text:span></text:p>
        </text:list-item>
        <text:list-item>
          <text:p text:style-name="P246"><text:span text:style-name="T241">if</text:span><text:span text:style-name="T243">(b &gt;= </text:span><text:span text:style-name="T247">'0'</text:span><text:span text:style-name="T243"> &amp;&amp; b &lt;= </text:span><text:span text:style-name="T247">'9'</text:span><text:span text:style-name="T243">)</text:span></text:p>
        </text:list-item>
        <text:list-item>
          <text:p text:style-name="P252">{</text:p>
        </text:list-item>
        <text:list-item>
          <text:p text:style-name="P246"><text:span text:style-name="T243">num = num * </text:span><text:span text:style-name="T246">10</text:span><text:span text:style-name="T243"> + (b - </text:span><text:span text:style-name="T247">'0'</text:span><text:span text:style-name="T243">);</text:span></text:p>
        </text:list-item>
        <text:list-item>
          <text:p text:style-name="P246"><text:span text:style-name="T243">}</text:span><text:span text:style-name="T241">else</text:span></text:p>
        </text:list-item>
        <text:list-item>
          <text:p text:style-name="P252">{</text:p>
        </text:list-item>
        <text:list-item>
          <text:p text:style-name="P246"><text:span text:style-name="T241">return</text:span><text:span text:style-name="T243"> minus ? -num : num;</text:span></text:p>
        </text:list-item>
        <text:list-item>
          <text:p text:style-name="P252">}</text:p>
        </text:list-item>
        <text:list-item>
          <text:p text:style-name="P252">b = readByte();</text:p>
        </text:list-item>
        <text:list-item>
          <text:p text:style-name="P252">}</text:p>
        </text:list-item>
        <text:list-item>
          <text:p text:style-name="P252">}</text:p>
        </text:list-item>
        <text:list-item>
          <text:p text:style-name="P246"><text:span text:style-name="T241">private</text:span><text:span text:style-name="T243"> </text:span><text:span text:style-name="T241">static</text:span><text:span text:style-name="T243"> </text:span><text:span text:style-name="T241">void</text:span><text:span text:style-name="T243"> tr(</text:span><text:span text:style-name="T245">Object</text:span><text:span text:style-name="T243">... o) </text:span></text:p>
        </text:list-item>
        <text:list-item>
          <text:p text:style-name="P246"><text:span text:style-name="T243">{ </text:span><text:span text:style-name="T245">System</text:span><text:span text:style-name="T243">.</text:span><text:span text:style-name="T241">out</text:span><text:span text:style-name="T243">.println(</text:span><text:span text:style-name="T245">Arrays</text:span><text:span text:style-name="T243">.deepToString(o)); }</text:span></text:p>
        </text:list-item>
        <text:list-item>
          <text:p text:style-name="P252">}</text:p>
        </text:list-item>
      </text:list>
      <text:p text:style-name="P216"/>
      <text:p text:style-name="P219"><text:span text:style-name="Strong_20_Emphasis"><text:span text:style-name="T170"/></text:span></text:p>
      <text:p text:style-name="P219"><text:span text:style-name="Strong_20_Emphasis"><text:span text:style-name="T170"/></text:span></text:p>
      <text:p text:style-name="P216"><text:span text:style-name="Strong_20_Emphasis"><text:span text:style-name="T171">Question 13(21):</text:span></text:span></text:p>
      <text:h text:style-name="P215" text:outline-level="3"><text:span text:style-name="Strong_20_Emphasis"><text:span text:style-name="T133">Find shortest safe route in a matrix</text:span></text:span></text:h>
      <text:p text:style-name="P141"><text:line-break/><text:span text:style-name="Strong_20_Emphasis"><text:span text:style-name="T90">Given a path in the form of a rectangular matrix having few landmines arbitrarily placed (marked as 0), calculate length of the shortest safe route possible from any cell in the first column to any cell in the last column of the matrix. We have to avoid landmines </text:span></text:span><text:soft-page-break/><text:span text:style-name="Strong_20_Emphasis"><text:span text:style-name="T90">and their four adjacent cells (left, right, above and below) as they are also unsafe. We are allowed to move to only adjacent cells which are not landmines. i.e. the route cannot contains any diagonal moves.</text:span></text:span></text:p>
      <text:p text:style-name="P141"><text:span text:style-name="Strong_20_Emphasis"><text:span text:style-name="T64">Example 2:</text:span></text:span></text:p>
      <text:p text:style-name="P80"><text:span text:style-name="Strong_20_Emphasis"><text:span text:style-name="T63">Input:</text:span></text:span></text:p>
      <text:p text:style-name="P18">[1 1 1 1 1]</text:p>
      <text:p text:style-name="P18">[1 1 0 1 1]</text:p>
      <text:p text:style-name="P18">[1 1 1 1 1]</text:p>
      <text:p text:style-name="P84"><text:span text:style-name="Strong_20_Emphasis"><text:span text:style-name="T63">Output: </text:span></text:span><text:span text:style-name="T57">-1</text:span></text:p>
      <text:p text:style-name="P142"><text:bookmark text:name="codePrettyPrint15"/><text:span text:style-name="Strong_20_Emphasis"><text:span text:style-name="T139">class</text:span></text:span><text:span text:style-name="Strong_20_Emphasis"><text:span text:style-name="T42"> </text:span></text:span><text:span text:style-name="Strong_20_Emphasis"><text:span text:style-name="T144">Solution</text:span></text:span><text:span text:style-name="Strong_20_Emphasis"><text:span text:style-name="T42"> </text:span></text:span><text:span text:style-name="Strong_20_Emphasis"><text:span text:style-name="T119">{</text:span></text:span></text:p>
      <text:p text:style-name="P38"><text:s text:c="4"/></text:p>
      <text:p text:style-name="P37"><text:span text:style-name="T208"><text:s text:c="4"/></text:span><text:span text:style-name="T217">static</text:span><text:span text:style-name="T210"> </text:span><text:span text:style-name="T217">class</text:span><text:span text:style-name="T210"> </text:span><text:span text:style-name="T224">Pair</text:span><text:span text:style-name="T230">{</text:span></text:p>
      <text:p text:style-name="P37"><text:span text:style-name="T208"><text:s text:c="8"/></text:span><text:span text:style-name="T217">int</text:span><text:span text:style-name="T210"> i</text:span><text:span text:style-name="T230">;</text:span></text:p>
      <text:p text:style-name="P37"><text:span text:style-name="T208"><text:s text:c="8"/></text:span><text:span text:style-name="T217">int</text:span><text:span text:style-name="T210"> j</text:span><text:span text:style-name="T230">;</text:span></text:p>
      <text:p text:style-name="P37"><text:span text:style-name="T208"><text:s text:c="8"/></text:span><text:span text:style-name="T217">int</text:span><text:span text:style-name="T210"> dist</text:span><text:span text:style-name="T230">;</text:span></text:p>
      <text:p text:style-name="P37"><text:span text:style-name="T208"><text:s text:c="8"/></text:span><text:span text:style-name="T224">Pair</text:span><text:span text:style-name="T230">(</text:span><text:span text:style-name="T217">int</text:span><text:span text:style-name="T210"> i</text:span><text:span text:style-name="T230">,</text:span><text:span text:style-name="T210"> </text:span><text:span text:style-name="T217">int</text:span><text:span text:style-name="T210"> j</text:span><text:span text:style-name="T230">,</text:span><text:span text:style-name="T210"> </text:span><text:span text:style-name="T217">int</text:span><text:span text:style-name="T210"> dist</text:span><text:span text:style-name="T230">){</text:span></text:p>
      <text:p text:style-name="P37"><text:span text:style-name="T208"><text:s text:c="12"/></text:span><text:span text:style-name="T217">this</text:span><text:span text:style-name="T230">.</text:span><text:span text:style-name="T210">i </text:span><text:span text:style-name="T230">=</text:span><text:span text:style-name="T210"> i</text:span><text:span text:style-name="T230">;</text:span></text:p>
      <text:p text:style-name="P37"><text:span text:style-name="T208"><text:s text:c="12"/></text:span><text:span text:style-name="T217">this</text:span><text:span text:style-name="T230">.</text:span><text:span text:style-name="T210">j </text:span><text:span text:style-name="T230">=</text:span><text:span text:style-name="T210"> j</text:span><text:span text:style-name="T230">;</text:span></text:p>
      <text:p text:style-name="P37"><text:span text:style-name="T208"><text:s text:c="12"/></text:span><text:span text:style-name="T217">this</text:span><text:span text:style-name="T230">.</text:span><text:span text:style-name="T210">dist </text:span><text:span text:style-name="T230">=</text:span><text:span text:style-name="T210"> dist</text:span><text:span text:style-name="T230">;</text:span></text:p>
      <text:p text:style-name="P37"><text:span text:style-name="T208"><text:s text:c="8"/></text:span><text:span text:style-name="T230">}</text:span></text:p>
      <text:p text:style-name="P37"><text:span text:style-name="T208"><text:s text:c="4"/></text:span><text:span text:style-name="T230">}</text:span></text:p>
      <text:p text:style-name="P37"><text:span text:style-name="T208"><text:s text:c="4"/></text:span><text:span text:style-name="T217">public</text:span><text:span text:style-name="T210"> </text:span><text:span text:style-name="T217">static</text:span><text:span text:style-name="T210"> </text:span><text:span text:style-name="T217">int</text:span><text:span text:style-name="T210"> findShortestPath</text:span><text:span text:style-name="T230">(</text:span><text:span text:style-name="T217">int</text:span><text:span text:style-name="T230">[][]</text:span><text:span text:style-name="T210"> mat</text:span><text:span text:style-name="T230">)</text:span><text:span text:style-name="T210"> </text:span><text:span text:style-name="T230">{</text:span></text:p>
      <text:p text:style-name="P37"><text:span text:style-name="T208"><text:s text:c="8"/></text:span><text:span text:style-name="T217">boolean</text:span><text:span text:style-name="T230">[][]</text:span><text:span text:style-name="T210"> visited </text:span><text:span text:style-name="T230">=</text:span><text:span text:style-name="T210"> </text:span><text:span text:style-name="T217">new</text:span><text:span text:style-name="T210"> </text:span><text:span text:style-name="T217">boolean</text:span><text:span text:style-name="T230">[</text:span><text:span text:style-name="T210">mat</text:span><text:span text:style-name="T230">.</text:span><text:span text:style-name="T210">length</text:span><text:span text:style-name="T230">][</text:span><text:span text:style-name="T210">mat</text:span><text:span text:style-name="T230">[</text:span><text:span text:style-name="T224">0</text:span><text:span text:style-name="T230">].</text:span><text:span text:style-name="T210">length</text:span><text:span text:style-name="T230">];</text:span></text:p>
      <text:p text:style-name="P38"><text:s text:c="8"/></text:p>
      <text:p text:style-name="P37"><text:span text:style-name="T208"><text:s text:c="8"/></text:span><text:span text:style-name="T224">Queue</text:span><text:span text:style-name="T230">&lt;</text:span><text:span text:style-name="T224">Pair</text:span><text:span text:style-name="T230">&gt;</text:span><text:span text:style-name="T210"> queue </text:span><text:span text:style-name="T230">=</text:span><text:span text:style-name="T210"> </text:span><text:span text:style-name="T217">new</text:span><text:span text:style-name="T210"> </text:span><text:span text:style-name="T224">LinkedList</text:span><text:span text:style-name="T230">&lt;&gt;();</text:span></text:p>
      <text:p text:style-name="P37"><text:span text:style-name="T208"><text:s text:c="8"/></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 i</text:span><text:span text:style-name="T230">&lt;</text:span><text:span text:style-name="T210">mat</text:span><text:span text:style-name="T230">.</text:span><text:span text:style-name="T210">length</text:span><text:span text:style-name="T230">;</text:span><text:span text:style-name="T210"> i</text:span><text:span text:style-name="T230">++){</text:span></text:p>
      <text:p text:style-name="P37"><text:span text:style-name="T208"><text:s text:c="12"/></text:span><text:span text:style-name="T217">int</text:span><text:span text:style-name="T210"> j</text:span><text:span text:style-name="T230">=</text:span><text:span text:style-name="T210">mat</text:span><text:span text:style-name="T230">[</text:span><text:span text:style-name="T224">0</text:span><text:span text:style-name="T230">].</text:span><text:span text:style-name="T210">length</text:span><text:span text:style-name="T230">-</text:span><text:span text:style-name="T224">1</text:span><text:span text:style-name="T230">;</text:span></text:p>
      <text:p text:style-name="P37"><text:span text:style-name="T208"><text:s text:c="12"/></text:span><text:span text:style-name="T217">if</text:span><text:span text:style-name="T230">(</text:span><text:span text:style-name="T210">mat</text:span><text:span text:style-name="T230">[</text:span><text:span text:style-name="T210">i</text:span><text:span text:style-name="T230">][</text:span><text:span text:style-name="T210">j</text:span><text:span text:style-name="T230">]==</text:span><text:span text:style-name="T224">1</text:span><text:span text:style-name="T210"> </text:span><text:span text:style-name="T230">&amp;&amp;</text:span><text:span text:style-name="T210"> isSafePosition</text:span><text:span text:style-name="T230">(</text:span><text:span text:style-name="T210">mat</text:span><text:span text:style-name="T230">,</text:span><text:span text:style-name="T210"> i</text:span><text:span text:style-name="T230">,</text:span><text:span text:style-name="T210"> j</text:span><text:span text:style-name="T230">,</text:span><text:span text:style-name="T210"> visited</text:span><text:span text:style-name="T230">))</text:span></text:p>
      <text:p text:style-name="P37"><text:span text:style-name="T208"><text:s text:c="12"/></text:span><text:span text:style-name="T230">{</text:span></text:p>
      <text:p text:style-name="P37"><text:span text:style-name="T208"><text:s text:c="16"/></text:span><text:span text:style-name="T210">visited</text:span><text:span text:style-name="T230">[</text:span><text:span text:style-name="T210">i</text:span><text:span text:style-name="T230">][</text:span><text:span text:style-name="T210">j</text:span><text:span text:style-name="T230">]</text:span><text:span text:style-name="T210"> </text:span><text:span text:style-name="T230">=</text:span><text:span text:style-name="T210"> </text:span><text:span text:style-name="T217">true</text:span><text:span text:style-name="T230">;</text:span></text:p>
      <text:p text:style-name="P37"><text:span text:style-name="T208"><text:s text:c="16"/></text:span><text:span text:style-name="T210">queue</text:span><text:span text:style-name="T230">.</text:span><text:span text:style-name="T217">add</text:span><text:span text:style-name="T230">(</text:span><text:span text:style-name="T217">new</text:span><text:span text:style-name="T210"> </text:span><text:span text:style-name="T224">Pair</text:span><text:span text:style-name="T230">(</text:span><text:span text:style-name="T210">i</text:span><text:span text:style-name="T230">,</text:span><text:span text:style-name="T210"> j</text:span><text:span text:style-name="T230">,</text:span><text:span text:style-name="T210"> </text:span><text:span text:style-name="T224">1</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8"/></text:span><text:span text:style-name="T217">int</text:span><text:span text:style-name="T210"> ans </text:span><text:span text:style-name="T230">=</text:span><text:span text:style-name="T210"> </text:span><text:span text:style-name="T224">Integer</text:span><text:span text:style-name="T230">.</text:span><text:span text:style-name="T210">MAX_VALUE</text:span><text:span text:style-name="T230">;</text:span></text:p>
      <text:p text:style-name="P37"><text:span text:style-name="T208"><text:s text:c="8"/></text:span><text:span text:style-name="T217">while</text:span><text:span text:style-name="T230">(</text:span><text:span text:style-name="T210">queue</text:span><text:span text:style-name="T230">.</text:span><text:span text:style-name="T210">size</text:span><text:span text:style-name="T230">()&gt;</text:span><text:span text:style-name="T224">0</text:span><text:span text:style-name="T230">){</text:span></text:p>
      <text:p text:style-name="P37"><text:span text:style-name="T208"><text:s text:c="12"/></text:span><text:span text:style-name="T224">Pair</text:span><text:span text:style-name="T210"> tp </text:span><text:span text:style-name="T230">=</text:span><text:span text:style-name="T210"> queue</text:span><text:span text:style-name="T230">.</text:span><text:span text:style-name="T217">remove</text:span><text:span text:style-name="T230">();</text:span></text:p>
      <text:p text:style-name="P37"><text:span text:style-name="T208"><text:s text:c="12"/></text:span><text:span text:style-name="T217">if</text:span><text:span text:style-name="T230">(</text:span><text:span text:style-name="T210">tp</text:span><text:span text:style-name="T230">.</text:span><text:span text:style-name="T210">j</text:span><text:span text:style-name="T230">==</text:span><text:span text:style-name="T224">0</text:span><text:span text:style-name="T230">){</text:span></text:p>
      <text:p text:style-name="P37"><text:span text:style-name="T208"><text:s text:c="16"/></text:span><text:span text:style-name="T210">ans </text:span><text:span text:style-name="T230">=</text:span><text:span text:style-name="T210"> </text:span><text:span text:style-name="T224">Math</text:span><text:span text:style-name="T230">.</text:span><text:span text:style-name="T210">min</text:span><text:span text:style-name="T230">(</text:span><text:span text:style-name="T210">ans</text:span><text:span text:style-name="T230">,</text:span><text:span text:style-name="T210"> tp</text:span><text:span text:style-name="T230">.</text:span><text:span text:style-name="T210">dist</text:span><text:span text:style-name="T230">);</text:span></text:p>
      <text:p text:style-name="P37"><text:span text:style-name="T208"><text:s text:c="16"/></text:span><text:span text:style-name="T217">continue</text:span><text:span text:style-name="T230">;</text:span></text:p>
      <text:p text:style-name="P37"><text:span text:style-name="T208"><text:s text:c="12"/></text:span><text:span text:style-name="T230">}</text:span></text:p>
      <text:p text:style-name="P37"><text:span text:style-name="T208"><text:s text:c="12"/></text:span><text:span text:style-name="T217">if</text:span><text:span text:style-name="T230">(</text:span><text:span text:style-name="T210">isSafePosition</text:span><text:span text:style-name="T230">(</text:span><text:span text:style-name="T210">mat</text:span><text:span text:style-name="T230">,</text:span><text:span text:style-name="T210"> tp</text:span><text:span text:style-name="T230">.</text:span><text:span text:style-name="T210">i</text:span><text:span text:style-name="T230">+</text:span><text:span text:style-name="T224">1</text:span><text:span text:style-name="T230">,</text:span><text:span text:style-name="T210"> tp</text:span><text:span text:style-name="T230">.</text:span><text:span text:style-name="T210">j</text:span><text:span text:style-name="T230">,</text:span><text:span text:style-name="T210"> visited</text:span><text:span text:style-name="T230">))</text:span></text:p>
      <text:p text:style-name="P37"><text:span text:style-name="T208"><text:s text:c="12"/></text:span><text:span text:style-name="T230">{</text:span></text:p>
      <text:p text:style-name="P37"><text:span text:style-name="T208"><text:s text:c="16"/></text:span><text:span text:style-name="T210">queue</text:span><text:span text:style-name="T230">.</text:span><text:span text:style-name="T217">add</text:span><text:span text:style-name="T230">(</text:span><text:span text:style-name="T217">new</text:span><text:span text:style-name="T210"> </text:span><text:span text:style-name="T224">Pair</text:span><text:span text:style-name="T230">(</text:span><text:span text:style-name="T210">tp</text:span><text:span text:style-name="T230">.</text:span><text:span text:style-name="T210">i</text:span><text:span text:style-name="T230">+</text:span><text:span text:style-name="T224">1</text:span><text:span text:style-name="T230">,</text:span><text:span text:style-name="T210"> tp</text:span><text:span text:style-name="T230">.</text:span><text:span text:style-name="T210">j</text:span><text:span text:style-name="T230">,</text:span><text:span text:style-name="T210"> tp</text:span><text:span text:style-name="T230">.</text:span><text:span text:style-name="T210">dist</text:span><text:span text:style-name="T230">+</text:span><text:span text:style-name="T224">1</text:span><text:span text:style-name="T230">));</text:span></text:p>
      <text:p text:style-name="P37"><text:span text:style-name="T208"><text:s text:c="16"/></text:span><text:span text:style-name="T210">visited</text:span><text:span text:style-name="T230">[</text:span><text:span text:style-name="T210">tp</text:span><text:span text:style-name="T230">.</text:span><text:span text:style-name="T210">i</text:span><text:span text:style-name="T230">+</text:span><text:span text:style-name="T224">1</text:span><text:span text:style-name="T230">][</text:span><text:span text:style-name="T210">tp</text:span><text:span text:style-name="T230">.</text:span><text:span text:style-name="T210">j</text:span><text:span text:style-name="T230">]</text:span><text:span text:style-name="T210"> </text:span><text:span text:style-name="T230">=</text:span><text:span text:style-name="T210"> </text:span><text:span text:style-name="T217">true</text:span><text:span text:style-name="T230">;</text:span></text:p>
      <text:p text:style-name="P37"><text:span text:style-name="T208"><text:s text:c="12"/></text:span><text:span text:style-name="T230">}</text:span></text:p>
      <text:p text:style-name="P37"><text:span text:style-name="T208"><text:s text:c="12"/></text:span><text:span text:style-name="T217">if</text:span><text:span text:style-name="T230">(</text:span><text:span text:style-name="T210">isSafePosition</text:span><text:span text:style-name="T230">(</text:span><text:span text:style-name="T210">mat</text:span><text:span text:style-name="T230">,</text:span><text:span text:style-name="T210"> tp</text:span><text:span text:style-name="T230">.</text:span><text:span text:style-name="T210">i</text:span><text:span text:style-name="T230">-</text:span><text:span text:style-name="T224">1</text:span><text:span text:style-name="T230">,</text:span><text:span text:style-name="T210"> tp</text:span><text:span text:style-name="T230">.</text:span><text:span text:style-name="T210">j</text:span><text:span text:style-name="T230">,</text:span><text:span text:style-name="T210"> visited</text:span><text:span text:style-name="T230">))</text:span></text:p>
      <text:p text:style-name="P37"><text:span text:style-name="T208"><text:s text:c="12"/></text:span><text:span text:style-name="T230">{</text:span></text:p>
      <text:p text:style-name="P37"><text:soft-page-break/><text:span text:style-name="T208"><text:s text:c="16"/></text:span><text:span text:style-name="T210">queue</text:span><text:span text:style-name="T230">.</text:span><text:span text:style-name="T217">add</text:span><text:span text:style-name="T230">(</text:span><text:span text:style-name="T217">new</text:span><text:span text:style-name="T210"> </text:span><text:span text:style-name="T224">Pair</text:span><text:span text:style-name="T230">(</text:span><text:span text:style-name="T210">tp</text:span><text:span text:style-name="T230">.</text:span><text:span text:style-name="T210">i</text:span><text:span text:style-name="T230">-</text:span><text:span text:style-name="T224">1</text:span><text:span text:style-name="T230">,</text:span><text:span text:style-name="T210"> tp</text:span><text:span text:style-name="T230">.</text:span><text:span text:style-name="T210">j</text:span><text:span text:style-name="T230">,</text:span><text:span text:style-name="T210"> tp</text:span><text:span text:style-name="T230">.</text:span><text:span text:style-name="T210">dist</text:span><text:span text:style-name="T230">+</text:span><text:span text:style-name="T224">1</text:span><text:span text:style-name="T230">));</text:span></text:p>
      <text:p text:style-name="P37"><text:span text:style-name="T208"><text:s text:c="16"/></text:span><text:span text:style-name="T210">visited</text:span><text:span text:style-name="T230">[</text:span><text:span text:style-name="T210">tp</text:span><text:span text:style-name="T230">.</text:span><text:span text:style-name="T210">i</text:span><text:span text:style-name="T230">-</text:span><text:span text:style-name="T224">1</text:span><text:span text:style-name="T230">][</text:span><text:span text:style-name="T210">tp</text:span><text:span text:style-name="T230">.</text:span><text:span text:style-name="T210">j</text:span><text:span text:style-name="T230">]</text:span><text:span text:style-name="T210"> </text:span><text:span text:style-name="T230">=</text:span><text:span text:style-name="T210"> </text:span><text:span text:style-name="T217">true</text:span><text:span text:style-name="T230">;</text:span></text:p>
      <text:p text:style-name="P37"><text:span text:style-name="T208"><text:s text:c="12"/></text:span><text:span text:style-name="T230">}</text:span></text:p>
      <text:p text:style-name="P37"><text:span text:style-name="T208"><text:s text:c="12"/></text:span><text:span text:style-name="T217">if</text:span><text:span text:style-name="T230">(</text:span><text:span text:style-name="T210">isSafePosition</text:span><text:span text:style-name="T230">(</text:span><text:span text:style-name="T210">mat</text:span><text:span text:style-name="T230">,</text:span><text:span text:style-name="T210"> tp</text:span><text:span text:style-name="T230">.</text:span><text:span text:style-name="T210">i</text:span><text:span text:style-name="T230">,</text:span><text:span text:style-name="T210"> tp</text:span><text:span text:style-name="T230">.</text:span><text:span text:style-name="T210">j</text:span><text:span text:style-name="T230">-</text:span><text:span text:style-name="T224">1</text:span><text:span text:style-name="T230">,</text:span><text:span text:style-name="T210"> visited</text:span><text:span text:style-name="T230">))</text:span></text:p>
      <text:p text:style-name="P37"><text:span text:style-name="T208"><text:s text:c="12"/></text:span><text:span text:style-name="T230">{</text:span></text:p>
      <text:p text:style-name="P37"><text:span text:style-name="T208"><text:s text:c="16"/></text:span><text:span text:style-name="T210">queue</text:span><text:span text:style-name="T230">.</text:span><text:span text:style-name="T217">add</text:span><text:span text:style-name="T230">(</text:span><text:span text:style-name="T217">new</text:span><text:span text:style-name="T210"> </text:span><text:span text:style-name="T224">Pair</text:span><text:span text:style-name="T230">(</text:span><text:span text:style-name="T210">tp</text:span><text:span text:style-name="T230">.</text:span><text:span text:style-name="T210">i</text:span><text:span text:style-name="T230">,</text:span><text:span text:style-name="T210"> tp</text:span><text:span text:style-name="T230">.</text:span><text:span text:style-name="T210">j</text:span><text:span text:style-name="T230">-</text:span><text:span text:style-name="T224">1</text:span><text:span text:style-name="T230">,</text:span><text:span text:style-name="T210"> tp</text:span><text:span text:style-name="T230">.</text:span><text:span text:style-name="T210">dist</text:span><text:span text:style-name="T230">+</text:span><text:span text:style-name="T224">1</text:span><text:span text:style-name="T230">));</text:span></text:p>
      <text:p text:style-name="P37"><text:span text:style-name="T208"><text:s text:c="16"/></text:span><text:span text:style-name="T210">visited</text:span><text:span text:style-name="T230">[</text:span><text:span text:style-name="T210">tp</text:span><text:span text:style-name="T230">.</text:span><text:span text:style-name="T210">i</text:span><text:span text:style-name="T230">][</text:span><text:span text:style-name="T210">tp</text:span><text:span text:style-name="T230">.</text:span><text:span text:style-name="T210">j</text:span><text:span text:style-name="T230">-</text:span><text:span text:style-name="T224">1</text:span><text:span text:style-name="T230">]</text:span><text:span text:style-name="T210"> </text:span><text:span text:style-name="T230">=</text:span><text:span text:style-name="T210"> </text:span><text:span text:style-name="T217">true</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8"/></text:span><text:span text:style-name="T217">if</text:span><text:span text:style-name="T230">(</text:span><text:span text:style-name="T210">ans </text:span><text:span text:style-name="T230">==</text:span><text:span text:style-name="T210"> </text:span><text:span text:style-name="T224">Integer</text:span><text:span text:style-name="T230">.</text:span><text:span text:style-name="T210">MAX_VALUE</text:span><text:span text:style-name="T230">)</text:span></text:p>
      <text:p text:style-name="P37"><text:span text:style-name="T208"><text:s text:c="8"/></text:span><text:span text:style-name="T217">return</text:span><text:span text:style-name="T210"> </text:span><text:span text:style-name="T230">-</text:span><text:span text:style-name="T224">1</text:span><text:span text:style-name="T230">;</text:span></text:p>
      <text:p text:style-name="P37"><text:span text:style-name="T208"><text:s text:c="8"/></text:span><text:span text:style-name="T217">return</text:span><text:span text:style-name="T210"> ans</text:span><text:span text:style-name="T230">;</text:span></text:p>
      <text:p text:style-name="P37"><text:span text:style-name="T208"><text:s text:c="4"/></text:span><text:span text:style-name="T230">}</text:span></text:p>
      <text:p text:style-name="P38"><text:s text:c="4"/></text:p>
      <text:p text:style-name="P37"><text:span text:style-name="T208"><text:s text:c="4"/></text:span><text:span text:style-name="T217">public</text:span><text:span text:style-name="T210"> </text:span><text:span text:style-name="T217">static</text:span><text:span text:style-name="T210"> </text:span><text:span text:style-name="T217">boolean</text:span><text:span text:style-name="T210"> isSafePosition</text:span><text:span text:style-name="T230">(</text:span><text:span text:style-name="T217">int</text:span><text:span text:style-name="T230">[][]</text:span><text:span text:style-name="T210"> mat</text:span><text:span text:style-name="T230">,</text:span><text:span text:style-name="T210"> </text:span><text:span text:style-name="T217">int</text:span><text:span text:style-name="T210"> i</text:span><text:span text:style-name="T230">,</text:span><text:span text:style-name="T210"> </text:span><text:span text:style-name="T217">int</text:span><text:span text:style-name="T210"> j</text:span><text:span text:style-name="T230">,</text:span><text:span text:style-name="T210"> </text:span><text:span text:style-name="T217">boolean</text:span><text:span text:style-name="T230">[][]</text:span><text:span text:style-name="T210"> visited</text:span><text:span text:style-name="T230">){</text:span></text:p>
      <text:p text:style-name="P37"><text:span text:style-name="T208"><text:s text:c="8"/></text:span><text:span text:style-name="T217">if</text:span><text:span text:style-name="T230">(</text:span><text:span text:style-name="T210">i</text:span><text:span text:style-name="T230">&lt;</text:span><text:span text:style-name="T224">0</text:span><text:span text:style-name="T210"> </text:span><text:span text:style-name="T230">||</text:span><text:span text:style-name="T210"> i</text:span><text:span text:style-name="T230">&gt;=</text:span><text:span text:style-name="T210">mat</text:span><text:span text:style-name="T230">.</text:span><text:span text:style-name="T210">length </text:span><text:span text:style-name="T230">||</text:span><text:span text:style-name="T210"> j</text:span><text:span text:style-name="T230">&lt;</text:span><text:span text:style-name="T224">0</text:span><text:span text:style-name="T210"> </text:span><text:span text:style-name="T230">||</text:span><text:span text:style-name="T210"> j</text:span><text:span text:style-name="T230">&gt;=</text:span><text:span text:style-name="T210">mat</text:span><text:span text:style-name="T230">[</text:span><text:span text:style-name="T224">0</text:span><text:span text:style-name="T230">].</text:span><text:span text:style-name="T210">length</text:span><text:span text:style-name="T230">)</text:span></text:p>
      <text:p text:style-name="P37"><text:span text:style-name="T208"><text:s text:c="8"/></text:span><text:span text:style-name="T217">return</text:span><text:span text:style-name="T210"> </text:span><text:span text:style-name="T217">false</text:span><text:span text:style-name="T230">;</text:span></text:p>
      <text:p text:style-name="P38"><text:s text:c="8"/></text:p>
      <text:p text:style-name="P37"><text:span text:style-name="T208"><text:s text:c="8"/></text:span><text:span text:style-name="T217">if</text:span><text:span text:style-name="T230">(</text:span><text:span text:style-name="T210">visited</text:span><text:span text:style-name="T230">[</text:span><text:span text:style-name="T210">i</text:span><text:span text:style-name="T230">][</text:span><text:span text:style-name="T210">j</text:span><text:span text:style-name="T230">])</text:span></text:p>
      <text:p text:style-name="P37"><text:span text:style-name="T208"><text:s text:c="8"/></text:span><text:span text:style-name="T217">return</text:span><text:span text:style-name="T210"> </text:span><text:span text:style-name="T217">false</text:span><text:span text:style-name="T230">;</text:span></text:p>
      <text:p text:style-name="P38"><text:s text:c="8"/></text:p>
      <text:p text:style-name="P37"><text:span text:style-name="T208"><text:s text:c="8"/></text:span><text:span text:style-name="T217">if</text:span><text:span text:style-name="T230">(</text:span><text:span text:style-name="T210">mat</text:span><text:span text:style-name="T230">[</text:span><text:span text:style-name="T210">i</text:span><text:span text:style-name="T230">][</text:span><text:span text:style-name="T210">j</text:span><text:span text:style-name="T230">]==</text:span><text:span text:style-name="T224">0</text:span><text:span text:style-name="T230">)</text:span></text:p>
      <text:p text:style-name="P37"><text:span text:style-name="T208"><text:s text:c="8"/></text:span><text:span text:style-name="T217">return</text:span><text:span text:style-name="T210"> </text:span><text:span text:style-name="T217">false</text:span><text:span text:style-name="T230">;</text:span></text:p>
      <text:p text:style-name="P38"><text:s text:c="8"/></text:p>
      <text:p text:style-name="P37"><text:span text:style-name="T208"><text:s text:c="8"/></text:span><text:span text:style-name="T217">if</text:span><text:span text:style-name="T230">(</text:span><text:span text:style-name="T210">i</text:span><text:span text:style-name="T230">!=</text:span><text:span text:style-name="T224">0</text:span><text:span text:style-name="T210"> </text:span><text:span text:style-name="T230">&amp;&amp;</text:span><text:span text:style-name="T210"> mat</text:span><text:span text:style-name="T230">[</text:span><text:span text:style-name="T210">i</text:span><text:span text:style-name="T230">-</text:span><text:span text:style-name="T224">1</text:span><text:span text:style-name="T230">][</text:span><text:span text:style-name="T210">j</text:span><text:span text:style-name="T230">]==</text:span><text:span text:style-name="T224">0</text:span><text:span text:style-name="T230">)</text:span></text:p>
      <text:p text:style-name="P37"><text:span text:style-name="T208"><text:s text:c="8"/></text:span><text:span text:style-name="T217">return</text:span><text:span text:style-name="T210"> </text:span><text:span text:style-name="T217">false</text:span><text:span text:style-name="T230">;</text:span></text:p>
      <text:p text:style-name="P38"><text:s text:c="8"/></text:p>
      <text:p text:style-name="P37"><text:span text:style-name="T208"><text:s text:c="8"/></text:span><text:span text:style-name="T217">if</text:span><text:span text:style-name="T230">(</text:span><text:span text:style-name="T210">i</text:span><text:span text:style-name="T230">!=</text:span><text:span text:style-name="T210">mat</text:span><text:span text:style-name="T230">.</text:span><text:span text:style-name="T210">length</text:span><text:span text:style-name="T230">-</text:span><text:span text:style-name="T224">1</text:span><text:span text:style-name="T210"> </text:span><text:span text:style-name="T230">&amp;&amp;</text:span><text:span text:style-name="T210"> mat</text:span><text:span text:style-name="T230">[</text:span><text:span text:style-name="T210">i</text:span><text:span text:style-name="T230">+</text:span><text:span text:style-name="T224">1</text:span><text:span text:style-name="T230">][</text:span><text:span text:style-name="T210">j</text:span><text:span text:style-name="T230">]==</text:span><text:span text:style-name="T224">0</text:span><text:span text:style-name="T230">)</text:span></text:p>
      <text:p text:style-name="P37"><text:span text:style-name="T208"><text:s text:c="8"/></text:span><text:span text:style-name="T217">return</text:span><text:span text:style-name="T210"> </text:span><text:span text:style-name="T217">false</text:span><text:span text:style-name="T230">;</text:span></text:p>
      <text:p text:style-name="P38"><text:s text:c="8"/></text:p>
      <text:p text:style-name="P37"><text:span text:style-name="T208"><text:s text:c="8"/></text:span><text:span text:style-name="T217">if</text:span><text:span text:style-name="T230">(</text:span><text:span text:style-name="T210">j</text:span><text:span text:style-name="T230">!=</text:span><text:span text:style-name="T224">0</text:span><text:span text:style-name="T210"> </text:span><text:span text:style-name="T230">&amp;&amp;</text:span><text:span text:style-name="T210"> mat</text:span><text:span text:style-name="T230">[</text:span><text:span text:style-name="T210">i</text:span><text:span text:style-name="T230">][</text:span><text:span text:style-name="T210">j</text:span><text:span text:style-name="T230">-</text:span><text:span text:style-name="T224">1</text:span><text:span text:style-name="T230">]==</text:span><text:span text:style-name="T224">0</text:span><text:span text:style-name="T230">)</text:span></text:p>
      <text:p text:style-name="P37"><text:span text:style-name="T208"><text:s text:c="8"/></text:span><text:span text:style-name="T217">return</text:span><text:span text:style-name="T210"> </text:span><text:span text:style-name="T217">false</text:span><text:span text:style-name="T230">;</text:span></text:p>
      <text:p text:style-name="P38"><text:s text:c="8"/></text:p>
      <text:p text:style-name="P37"><text:span text:style-name="T208"><text:s text:c="8"/></text:span><text:span text:style-name="T217">if</text:span><text:span text:style-name="T230">((</text:span><text:span text:style-name="T210">j</text:span><text:span text:style-name="T230">!=</text:span><text:span text:style-name="T210">mat</text:span><text:span text:style-name="T230">[</text:span><text:span text:style-name="T224">0</text:span><text:span text:style-name="T230">].</text:span><text:span text:style-name="T210">length</text:span><text:span text:style-name="T230">-</text:span><text:span text:style-name="T224">1</text:span><text:span text:style-name="T230">)</text:span><text:span text:style-name="T210"> </text:span><text:span text:style-name="T230">&amp;&amp;</text:span><text:span text:style-name="T210"> mat</text:span><text:span text:style-name="T230">[</text:span><text:span text:style-name="T210">i</text:span><text:span text:style-name="T230">][</text:span><text:span text:style-name="T210">j</text:span><text:span text:style-name="T230">+</text:span><text:span text:style-name="T224">1</text:span><text:span text:style-name="T230">]==</text:span><text:span text:style-name="T224">0</text:span><text:span text:style-name="T230">)</text:span></text:p>
      <text:p text:style-name="P37"><text:span text:style-name="T208"><text:s text:c="8"/></text:span><text:span text:style-name="T217">return</text:span><text:span text:style-name="T210"> </text:span><text:span text:style-name="T217">false</text:span><text:span text:style-name="T230">;</text:span></text:p>
      <text:p text:style-name="P38"><text:s text:c="8"/></text:p>
      <text:p text:style-name="P37"><text:span text:style-name="T208"><text:s text:c="8"/></text:span><text:span text:style-name="T217">return</text:span><text:span text:style-name="T210"> </text:span><text:span text:style-name="T217">true</text:span><text:span text:style-name="T230">;</text:span></text:p>
      <text:p text:style-name="P37"><text:span text:style-name="T208"><text:s text:c="4"/></text:span><text:span text:style-name="T230">}</text:span></text:p>
      <text:p text:style-name="P43">}</text:p>
      <text:p text:style-name="P39"><text:s text:c="8"/></text:p>
      <text:p text:style-name="P224"><text:span text:style-name="Strong_20_Emphasis"><text:span text:style-name="T97">Question 14(18)</text:span></text:span></text:p>
      <text:p text:style-name="P224"><text:span text:style-name="Strong_20_Emphasis"><text:span text:style-name="T97">Minimum spanning tree for each edge</text:span></text:span></text:p>
      <text:p text:style-name="P224"><text:span text:style-name="Strong_20_Emphasis"><text:span text:style-name="T146">Connected undirected weighted graph without self-loops and multiple edges is given. Graph contains </text:span></text:span><text:span text:style-name="Strong_20_Emphasis"><text:span text:style-name="T147">n</text:span></text:span><text:span text:style-name="Strong_20_Emphasis"><text:span text:style-name="T146"> vertices and </text:span></text:span><text:span text:style-name="Strong_20_Emphasis"><text:span text:style-name="T147">m</text:span></text:span><text:span text:style-name="Strong_20_Emphasis"><text:span text:style-name="T146"> edges.</text:span></text:span></text:p>
      <text:p text:style-name="P69">For each edge <text:span text:style-name="T287">(</text:span><text:span text:style-name="T288">u</text:span><text:span text:style-name="T287">, </text:span><text:span text:style-name="T288">v</text:span><text:span text:style-name="T287">)</text:span> find the minimal possible weight of the spanning tree that contains the edge <text:span text:style-name="T287">(</text:span><text:span text:style-name="T288">u</text:span><text:span text:style-name="T287">, </text:span><text:span text:style-name="T288">v</text:span><text:span text:style-name="T287">)</text:span>.</text:p>
      <text:p text:style-name="P69">The weight of the spanning tree is the sum of weights of all edges included in spanning tree.</text:p>
      <text:p text:style-name="P70"/>
      <text:p text:style-name="P232"><text:soft-page-break/>Examples</text:p>
      <text:section text:style-name="Sect1" text:name="pageContent">
        <text:p text:style-name="P220">input</text:p>
        <text:section text:style-name="Sect1" text:name="id0006374601618732934">
          <text:p text:style-name="P222">Copy</text:p>
        </text:section>
        <text:p text:style-name="P217"><text:bookmark text:name="id0031485104331010105"/>5 7</text:p>
        <text:p text:style-name="P218">1 2 3</text:p>
        <text:p text:style-name="P218">1 3 1</text:p>
        <text:p text:style-name="P218">1 4 5</text:p>
        <text:p text:style-name="P218">2 3 2</text:p>
        <text:p text:style-name="P218">2 5 3</text:p>
        <text:p text:style-name="P218">3 4 2</text:p>
        <text:p text:style-name="P218">4 5 4</text:p>
        <text:p text:style-name="P221">output</text:p>
        <text:section text:style-name="Sect1" text:name="id006981024323533036">
          <text:p text:style-name="P223">Copy</text:p>
        </text:section>
        <text:p text:style-name="P217"><text:bookmark text:name="id00019483598050070494"/>9</text:p>
        <text:p text:style-name="P218">8</text:p>
        <text:p text:style-name="P218">11</text:p>
        <text:p text:style-name="P218">8</text:p>
        <text:p text:style-name="P218">8</text:p>
        <text:p text:style-name="P218">8</text:p>
        <text:p text:style-name="P218">9</text:p>
      </text:section>
      <text:p text:style-name="P224"><text:span text:style-name="Strong_20_Emphasis"><text:span text:style-name="T97">Ans:</text:span></text:span></text:p>
      <text:p text:style-name="P224"><text:span text:style-name="Strong_20_Emphasis"><text:span text:style-name="T102">#include&lt;bits/stdc++.h&gt;</text:span></text:span></text:p>
      <text:p text:style-name="P224"><text:span text:style-name="Strong_20_Emphasis"><text:span text:style-name="T102">using namespace std;</text:span></text:span></text:p>
      <text:p text:style-name="P224"><text:span text:style-name="Strong_20_Emphasis"><text:span text:style-name="T102"/></text:span></text:p>
      <text:p text:style-name="P224"><text:span text:style-name="Strong_20_Emphasis"><text:span text:style-name="T102">//{</text:span></text:span></text:p>
      <text:p text:style-name="P224"><text:span text:style-name="Strong_20_Emphasis"><text:span text:style-name="T102">#define si(a) scanf("%d",&amp;a)</text:span></text:span></text:p>
      <text:p text:style-name="P224"><text:span text:style-name="Strong_20_Emphasis"><text:span text:style-name="T102">#define sii(a,b) scanf("%d %d",&amp;a,&amp;b);</text:span></text:span></text:p>
      <text:p text:style-name="P224"><text:span text:style-name="Strong_20_Emphasis"><text:span text:style-name="T102">#define siii(a,b,c) scanf("%d %d %d",&amp;a,&amp;b,&amp;c);</text:span></text:span></text:p>
      <text:p text:style-name="P224"><text:span text:style-name="Strong_20_Emphasis"><text:span text:style-name="T102"/></text:span></text:p>
      <text:p text:style-name="P224"><text:span text:style-name="Strong_20_Emphasis"><text:span text:style-name="T102">#define sl(a) scanf("%lld",&amp;a)</text:span></text:span></text:p>
      <text:p text:style-name="P224"><text:span text:style-name="Strong_20_Emphasis"><text:span text:style-name="T102">#define sll(a,b) scanf("%lld %lld",&amp;a,&amp;b);</text:span></text:span></text:p>
      <text:p text:style-name="P224"><text:span text:style-name="Strong_20_Emphasis"><text:span text:style-name="T102">#define slll(a,b,c) scanf("%lld %lld %lld",&amp;a,&amp;b,&amp;c);</text:span></text:span></text:p>
      <text:p text:style-name="P224"><text:span text:style-name="Strong_20_Emphasis"><text:span text:style-name="T102"/></text:span></text:p>
      <text:p text:style-name="P224"><text:span text:style-name="Strong_20_Emphasis"><text:span text:style-name="T102">#define outi(a) printf("%d\n",a)</text:span></text:span></text:p>
      <text:p text:style-name="P224"><text:span text:style-name="Strong_20_Emphasis"><text:span text:style-name="T102">#define outii(a,b) printf("%d %d\n",a,b)</text:span></text:span></text:p>
      <text:p text:style-name="P224"><text:soft-page-break/><text:span text:style-name="Strong_20_Emphasis"><text:span text:style-name="T102">#define outis(a) printf(" %d",a)</text:span></text:span></text:p>
      <text:p text:style-name="P224"><text:span text:style-name="Strong_20_Emphasis"><text:span text:style-name="T102"/></text:span></text:p>
      <text:p text:style-name="P224"><text:span text:style-name="Strong_20_Emphasis"><text:span text:style-name="T102">#define outl(a) printf("%lld\n",a)</text:span></text:span></text:p>
      <text:p text:style-name="P224"><text:span text:style-name="Strong_20_Emphasis"><text:span text:style-name="T102">#define outll(a,b) printf("%lld %lld\n",a,b)</text:span></text:span></text:p>
      <text:p text:style-name="P224"><text:span text:style-name="Strong_20_Emphasis"><text:span text:style-name="T102">#define outls(a) printf(" %lld",a)</text:span></text:span></text:p>
      <text:p text:style-name="P224"><text:span text:style-name="Strong_20_Emphasis"><text:span text:style-name="T102"/></text:span></text:p>
      <text:p text:style-name="P224"><text:span text:style-name="Strong_20_Emphasis"><text:span text:style-name="T102">#define cel(n,k) ((n-1)/k+1)</text:span></text:span></text:p>
      <text:p text:style-name="P224"><text:span text:style-name="Strong_20_Emphasis"><text:span text:style-name="T102">#define sets(a) memset(a, -1, sizeof(a))</text:span></text:span></text:p>
      <text:p text:style-name="P224"><text:span text:style-name="Strong_20_Emphasis"><text:span text:style-name="T102">#define clr(a) memset(a, 0, sizeof(a))</text:span></text:span></text:p>
      <text:p text:style-name="P224"><text:span text:style-name="Strong_20_Emphasis"><text:span text:style-name="T102">#define fr(n) for(int i=0;i&lt;n;i++)</text:span></text:span></text:p>
      <text:p text:style-name="P224"><text:span text:style-name="Strong_20_Emphasis"><text:span text:style-name="T102">#define fr1(n) for(int i=1;i&lt;=n;i++)</text:span></text:span></text:p>
      <text:p text:style-name="P224"><text:span text:style-name="Strong_20_Emphasis"><text:span text:style-name="T102">#define frj(n) for(int j=0;j&lt;n;j++)</text:span></text:span></text:p>
      <text:p text:style-name="P224"><text:span text:style-name="Strong_20_Emphasis"><text:span text:style-name="T102">#define frj1(n) for(int j=1;j&lt;=n;j++)</text:span></text:span></text:p>
      <text:p text:style-name="P224"><text:span text:style-name="Strong_20_Emphasis"><text:span text:style-name="T102">#define pb push_back</text:span></text:span></text:p>
      <text:p text:style-name="P224"><text:span text:style-name="Strong_20_Emphasis"><text:span text:style-name="T102">#define all(v) v.begin(),v.end()</text:span></text:span></text:p>
      <text:p text:style-name="P224"><text:span text:style-name="Strong_20_Emphasis"><text:span text:style-name="T102">#define mp make_pair</text:span></text:span></text:p>
      <text:p text:style-name="P224"><text:span text:style-name="Strong_20_Emphasis"><text:span text:style-name="T102">#define ff first</text:span></text:span></text:p>
      <text:p text:style-name="P224"><text:span text:style-name="Strong_20_Emphasis"><text:span text:style-name="T102">#define ss second</text:span></text:span></text:p>
      <text:p text:style-name="P224"><text:span text:style-name="Strong_20_Emphasis"><text:span text:style-name="T102">#define INF 10000007</text:span></text:span></text:p>
      <text:p text:style-name="P224"><text:span text:style-name="Strong_20_Emphasis"><text:span text:style-name="T102">#define fastIO() ios_base::sync_with_stdio(false); cin.tie(NULL);</text:span></text:span></text:p>
      <text:p text:style-name="P224"><text:span text:style-name="Strong_20_Emphasis"><text:span text:style-name="T102"/></text:span></text:p>
      <text:p text:style-name="P224"><text:span text:style-name="Strong_20_Emphasis"><text:span text:style-name="T102">typedef long long i64;</text:span></text:span></text:p>
      <text:p text:style-name="P224"><text:span text:style-name="Strong_20_Emphasis"><text:span text:style-name="T102">typedef unsigned long long ull;</text:span></text:span></text:p>
      <text:p text:style-name="P224"><text:span text:style-name="Strong_20_Emphasis"><text:span text:style-name="T102">typedef pair&lt;int,int&gt; pii;</text:span></text:span></text:p>
      <text:p text:style-name="P224"><text:span text:style-name="Strong_20_Emphasis"><text:span text:style-name="T102">typedef pair&lt;long long,long long&gt; pll;</text:span></text:span></text:p>
      <text:p text:style-name="P224"><text:span text:style-name="Strong_20_Emphasis"><text:span text:style-name="T102">//}</text:span></text:span></text:p>
      <text:p text:style-name="P224"><text:span text:style-name="Strong_20_Emphasis"><text:span text:style-name="T102"/></text:span></text:p>
      <text:p text:style-name="P224"><text:span text:style-name="Strong_20_Emphasis"><text:span text:style-name="T102">const int maxn= 2e5+5;</text:span></text:span></text:p>
      <text:p text:style-name="P224"><text:span text:style-name="Strong_20_Emphasis"><text:span text:style-name="T102"/></text:span></text:p>
      <text:p text:style-name="P224"><text:soft-page-break/><text:span text:style-name="Strong_20_Emphasis"><text:span text:style-name="T102">struct edge {</text:span></text:span></text:p>
      <text:p text:style-name="P224"><text:span text:style-name="Strong_20_Emphasis"><text:span text:style-name="T102"><text:s text:c="4"/>int u, v;</text:span></text:span></text:p>
      <text:p text:style-name="P224"><text:span text:style-name="Strong_20_Emphasis"><text:span text:style-name="T102"><text:s text:c="4"/>i64 w;</text:span></text:span></text:p>
      <text:p text:style-name="P224"><text:span text:style-name="Strong_20_Emphasis"><text:span text:style-name="T102"><text:s text:c="4"/>bool operator&lt;(const edge&amp; p) const</text:span></text:span></text:p>
      <text:p text:style-name="P224"><text:span text:style-name="Strong_20_Emphasis"><text:span text:style-name="T102"><text:s text:c="4"/>{</text:span></text:span></text:p>
      <text:p text:style-name="P224"><text:span text:style-name="Strong_20_Emphasis"><text:span text:style-name="T102"><text:s text:c="8"/>return w &lt; p.w;</text:span></text:span></text:p>
      <text:p text:style-name="P224"><text:span text:style-name="Strong_20_Emphasis"><text:span text:style-name="T102"><text:s text:c="4"/>}</text:span></text:span></text:p>
      <text:p text:style-name="P224"><text:span text:style-name="Strong_20_Emphasis"><text:span text:style-name="T102">};</text:span></text:span></text:p>
      <text:p text:style-name="P224"><text:span text:style-name="Strong_20_Emphasis"><text:span text:style-name="T102"/></text:span></text:p>
      <text:p text:style-name="P224"><text:span text:style-name="Strong_20_Emphasis"><text:span text:style-name="T102">int vis[maxn],n,m,k, par[maxn], T[maxn], P[maxn][22], L[maxn], Dist[maxn];</text:span></text:span></text:p>
      <text:p text:style-name="P224"><text:span text:style-name="Strong_20_Emphasis"><text:span text:style-name="T102">i64 Maxi[maxn][22], Mini[maxn][22];</text:span></text:span></text:p>
      <text:p text:style-name="P224"><text:span text:style-name="Strong_20_Emphasis"><text:span text:style-name="T102"/></text:span></text:p>
      <text:p text:style-name="P224"><text:span text:style-name="Strong_20_Emphasis"><text:span text:style-name="T102">vector&lt;int&gt; v[maxn];</text:span></text:span></text:p>
      <text:p text:style-name="P224"><text:span text:style-name="Strong_20_Emphasis"><text:span text:style-name="T102">vector&lt;edge&gt; edges, eds;</text:span></text:span></text:p>
      <text:p text:style-name="P224"><text:span text:style-name="Strong_20_Emphasis"><text:span text:style-name="T102">map&lt;pii,i64&gt; weight;</text:span></text:span></text:p>
      <text:p text:style-name="P224"><text:span text:style-name="Strong_20_Emphasis"><text:span text:style-name="T102"/></text:span></text:p>
      <text:p text:style-name="P224"><text:span text:style-name="Strong_20_Emphasis"><text:span text:style-name="T102">void reset(){</text:span></text:span></text:p>
      <text:p text:style-name="P224"><text:span text:style-name="Strong_20_Emphasis"><text:span text:style-name="T102"><text:s text:c="4"/>fr1(n) <text:s/>v[i].clear();</text:span></text:span></text:p>
      <text:p text:style-name="P224"><text:span text:style-name="Strong_20_Emphasis"><text:span text:style-name="T102"><text:s text:c="4"/>edges.clear();</text:span></text:span></text:p>
      <text:p text:style-name="P224"><text:span text:style-name="Strong_20_Emphasis"><text:span text:style-name="T102"><text:s text:c="4"/>clr(par);</text:span></text:span></text:p>
      <text:p text:style-name="P224"><text:span text:style-name="Strong_20_Emphasis"><text:span text:style-name="T102">}</text:span></text:span></text:p>
      <text:p text:style-name="P224"><text:span text:style-name="Strong_20_Emphasis"><text:span text:style-name="T102"/></text:span></text:p>
      <text:p text:style-name="P224"><text:span text:style-name="Strong_20_Emphasis"><text:span text:style-name="T102">int finds(int r)</text:span></text:span></text:p>
      <text:p text:style-name="P224"><text:span text:style-name="Strong_20_Emphasis"><text:span text:style-name="T102">{</text:span></text:span></text:p>
      <text:p text:style-name="P224"><text:span text:style-name="Strong_20_Emphasis"><text:span text:style-name="T102"><text:s text:c="4"/>if (par[r]==r)</text:span></text:span></text:p>
      <text:p text:style-name="P224"><text:span text:style-name="Strong_20_Emphasis"><text:span text:style-name="T102"><text:s text:c="8"/>return r;</text:span></text:span></text:p>
      <text:p text:style-name="P224"><text:span text:style-name="Strong_20_Emphasis"><text:span text:style-name="T102"><text:s text:c="4"/>return par[r]= finds(par[r]);</text:span></text:span></text:p>
      <text:p text:style-name="P224"><text:span text:style-name="Strong_20_Emphasis"><text:span text:style-name="T102">}</text:span></text:span></text:p>
      <text:p text:style-name="P224"><text:span text:style-name="Strong_20_Emphasis"><text:span text:style-name="T102"/></text:span></text:p>
      <text:p text:style-name="P224"><text:soft-page-break/><text:span text:style-name="Strong_20_Emphasis"><text:span text:style-name="T102">i64 mst(int n)</text:span></text:span></text:p>
      <text:p text:style-name="P224"><text:span text:style-name="Strong_20_Emphasis"><text:span text:style-name="T102">{</text:span></text:span></text:p>
      <text:p text:style-name="P224"><text:span text:style-name="Strong_20_Emphasis"><text:span text:style-name="T102"><text:s text:c="4"/>sort(edges.begin(), edges.end());</text:span></text:span></text:p>
      <text:p text:style-name="P224"><text:span text:style-name="Strong_20_Emphasis"><text:span text:style-name="T102"><text:s text:c="4"/>for (int i = 1; i &lt;= n; i++)</text:span></text:span></text:p>
      <text:p text:style-name="P224"><text:span text:style-name="Strong_20_Emphasis"><text:span text:style-name="T102"><text:s text:c="8"/>par[i] = i;</text:span></text:span></text:p>
      <text:p text:style-name="P224"><text:span text:style-name="Strong_20_Emphasis"><text:span text:style-name="T102"/></text:span></text:p>
      <text:p text:style-name="P224"><text:span text:style-name="Strong_20_Emphasis"><text:span text:style-name="T102"><text:s text:c="4"/>i64 count = 0, s = 0;</text:span></text:span></text:p>
      <text:p text:style-name="P224"><text:span text:style-name="Strong_20_Emphasis"><text:span text:style-name="T102"><text:s text:c="4"/>for(edge e: edges){</text:span></text:span></text:p>
      <text:p text:style-name="P224"><text:span text:style-name="Strong_20_Emphasis"><text:span text:style-name="T102"><text:s text:c="8"/>int x = finds(e.u);</text:span></text:span></text:p>
      <text:p text:style-name="P224"><text:span text:style-name="Strong_20_Emphasis"><text:span text:style-name="T102"><text:s text:c="8"/>int y = finds(e.v);</text:span></text:span></text:p>
      <text:p text:style-name="P224"><text:span text:style-name="Strong_20_Emphasis"><text:span text:style-name="T102"><text:s text:c="8"/>int w = e.w;</text:span></text:span></text:p>
      <text:p text:style-name="P224"><text:span text:style-name="Strong_20_Emphasis"><text:span text:style-name="T102"/></text:span></text:p>
      <text:p text:style-name="P224"><text:span text:style-name="Strong_20_Emphasis"><text:span text:style-name="T102"><text:s text:c="8"/>if (x != y) {</text:span></text:span></text:p>
      <text:p text:style-name="P224"><text:span text:style-name="Strong_20_Emphasis"><text:span text:style-name="T102"><text:s text:c="12"/>v[e.u].pb(e.v);</text:span></text:span></text:p>
      <text:p text:style-name="P224"><text:span text:style-name="Strong_20_Emphasis"><text:span text:style-name="T102"><text:s text:c="12"/>v[e.v].pb(e.u);</text:span></text:span></text:p>
      <text:p text:style-name="P224"><text:span text:style-name="Strong_20_Emphasis"><text:span text:style-name="T102"/></text:span></text:p>
      <text:p text:style-name="P224"><text:span text:style-name="Strong_20_Emphasis"><text:span text:style-name="T102"><text:s text:c="12"/>weight[mp(e.u,e.v)]= w;</text:span></text:span></text:p>
      <text:p text:style-name="P224"><text:span text:style-name="Strong_20_Emphasis"><text:span text:style-name="T102"><text:s text:c="12"/>weight[mp(e.v,e.u)]= w;</text:span></text:span></text:p>
      <text:p text:style-name="P224"><text:span text:style-name="Strong_20_Emphasis"><text:span text:style-name="T102"/></text:span></text:p>
      <text:p text:style-name="P224"><text:span text:style-name="Strong_20_Emphasis"><text:span text:style-name="T102"><text:s text:c="12"/>par[x] = y;</text:span></text:span></text:p>
      <text:p text:style-name="P224"><text:span text:style-name="Strong_20_Emphasis"><text:span text:style-name="T102"><text:s text:c="12"/>count++;</text:span></text:span></text:p>
      <text:p text:style-name="P224"><text:span text:style-name="Strong_20_Emphasis"><text:span text:style-name="T102"><text:s text:c="12"/>s += e.w;</text:span></text:span></text:p>
      <text:p text:style-name="P224"><text:span text:style-name="Strong_20_Emphasis"><text:span text:style-name="T102"><text:s text:c="12"/>if (count == n - 1)</text:span></text:span></text:p>
      <text:p text:style-name="P224"><text:span text:style-name="Strong_20_Emphasis"><text:span text:style-name="T102"><text:s text:c="16"/>break;</text:span></text:span></text:p>
      <text:p text:style-name="P224"><text:span text:style-name="Strong_20_Emphasis"><text:span text:style-name="T102"><text:s text:c="8"/>}</text:span></text:span></text:p>
      <text:p text:style-name="P224"><text:span text:style-name="Strong_20_Emphasis"><text:span text:style-name="T102"><text:s text:c="4"/>}</text:span></text:span></text:p>
      <text:p text:style-name="P224"><text:span text:style-name="Strong_20_Emphasis"><text:span text:style-name="T102"/></text:span></text:p>
      <text:p text:style-name="P224"><text:span text:style-name="Strong_20_Emphasis"><text:span text:style-name="T102"><text:s text:c="4"/>return s;</text:span></text:span></text:p>
      <text:p text:style-name="P224"><text:span text:style-name="Strong_20_Emphasis"><text:span text:style-name="T102">}</text:span></text:span></text:p>
      <text:p text:style-name="P224"><text:soft-page-break/><text:span text:style-name="Strong_20_Emphasis"><text:span text:style-name="T102"/></text:span></text:p>
      <text:p text:style-name="P224"><text:span text:style-name="Strong_20_Emphasis"><text:span text:style-name="T102">void dfs(int u, int p){</text:span></text:span></text:p>
      <text:p text:style-name="P224"><text:span text:style-name="Strong_20_Emphasis"><text:span text:style-name="T102"><text:s text:c="4"/>T[u]= p;</text:span></text:span></text:p>
      <text:p text:style-name="P224"><text:span text:style-name="Strong_20_Emphasis"><text:span text:style-name="T102"><text:s text:c="4"/>L[u]= (p&gt;-1) ? L[p]+1 : 0;</text:span></text:span></text:p>
      <text:p text:style-name="P224"><text:span text:style-name="Strong_20_Emphasis"><text:span text:style-name="T102"/></text:span></text:p>
      <text:p text:style-name="P224"><text:span text:style-name="Strong_20_Emphasis"><text:span text:style-name="T102"><text:s text:c="4"/>for(int s: v[u]){</text:span></text:span></text:p>
      <text:p text:style-name="P224"><text:span text:style-name="Strong_20_Emphasis"><text:span text:style-name="T102"><text:s text:c="8"/>if(s==T[u]) continue;</text:span></text:span></text:p>
      <text:p text:style-name="P224"><text:span text:style-name="Strong_20_Emphasis"><text:span text:style-name="T102"/></text:span></text:p>
      <text:p text:style-name="P224"><text:span text:style-name="Strong_20_Emphasis"><text:span text:style-name="T102"><text:s text:c="8"/>dfs(s,u);</text:span></text:span></text:p>
      <text:p text:style-name="P224"><text:span text:style-name="Strong_20_Emphasis"><text:span text:style-name="T102"><text:s text:c="4"/>}</text:span></text:span></text:p>
      <text:p text:style-name="P224"><text:span text:style-name="Strong_20_Emphasis"><text:span text:style-name="T102">}</text:span></text:span></text:p>
      <text:p text:style-name="P224"><text:span text:style-name="Strong_20_Emphasis"><text:span text:style-name="T102"/></text:span></text:p>
      <text:p text:style-name="P224"><text:span text:style-name="Strong_20_Emphasis"><text:span text:style-name="T102"/></text:span></text:p>
      <text:p text:style-name="P224"><text:span text:style-name="Strong_20_Emphasis"><text:span text:style-name="T102">void init_LCA(int n){</text:span></text:span></text:p>
      <text:p text:style-name="P224"><text:span text:style-name="Strong_20_Emphasis"><text:span text:style-name="T102"><text:s text:c="4"/>sets(P);</text:span></text:span></text:p>
      <text:p text:style-name="P224"><text:span text:style-name="Strong_20_Emphasis"><text:span text:style-name="T102"/></text:span></text:p>
      <text:p text:style-name="P224"><text:span text:style-name="Strong_20_Emphasis"><text:span text:style-name="T102"><text:s text:c="4"/>fr1(n){</text:span></text:span></text:p>
      <text:p text:style-name="P224"><text:span text:style-name="Strong_20_Emphasis"><text:span text:style-name="T102"><text:s text:c="8"/>P[i][0]= T[i];</text:span></text:span></text:p>
      <text:p text:style-name="P224"><text:span text:style-name="Strong_20_Emphasis"><text:span text:style-name="T102"/></text:span></text:p>
      <text:p text:style-name="P224"><text:span text:style-name="Strong_20_Emphasis"><text:span text:style-name="T102"><text:s text:c="8"/>if(P[i][0]!=-1) {</text:span></text:span></text:p>
      <text:p text:style-name="P224"><text:span text:style-name="Strong_20_Emphasis"><text:span text:style-name="T102"><text:s text:c="12"/>Maxi[i][0] = weight[mp(i,T[i])];</text:span></text:span></text:p>
      <text:p text:style-name="P224"><text:span text:style-name="Strong_20_Emphasis"><text:span text:style-name="T102"><text:s text:c="12"/>Mini[i][0] = weight[mp(i,T[i])];</text:span></text:span></text:p>
      <text:p text:style-name="P224"><text:span text:style-name="Strong_20_Emphasis"><text:span text:style-name="T102"/></text:span></text:p>
      <text:p text:style-name="P224"><text:span text:style-name="Strong_20_Emphasis"><text:span text:style-name="T102"><text:s text:c="8"/>}</text:span></text:span></text:p>
      <text:p text:style-name="P224"><text:span text:style-name="Strong_20_Emphasis"><text:span text:style-name="T102"><text:s text:c="4"/>}</text:span></text:span></text:p>
      <text:p text:style-name="P224"><text:span text:style-name="Strong_20_Emphasis"><text:span text:style-name="T102"/></text:span></text:p>
      <text:p text:style-name="P224"><text:span text:style-name="Strong_20_Emphasis"><text:span text:style-name="T102"><text:s text:c="4"/>for(int j=1; (1&lt;&lt;j)&lt;n;j++){</text:span></text:span></text:p>
      <text:p text:style-name="P224"><text:span text:style-name="Strong_20_Emphasis"><text:span text:style-name="T102"><text:s text:c="8"/>fr1(n)</text:span></text:span></text:p>
      <text:p text:style-name="P224"><text:span text:style-name="Strong_20_Emphasis"><text:span text:style-name="T102"><text:s text:c="12"/>if(P[i][j-1]!=-1) {</text:span></text:span></text:p>
      <text:p text:style-name="P224"><text:soft-page-break/><text:span text:style-name="Strong_20_Emphasis"><text:span text:style-name="T102"><text:s text:c="16"/>P[i][j] = P[P[i][j - 1]][j - 1];</text:span></text:span></text:p>
      <text:p text:style-name="P224"><text:span text:style-name="Strong_20_Emphasis"><text:span text:style-name="T102"><text:s text:c="16"/>Maxi[i][j]= max(Maxi[i][j-1], Maxi[P[i][j-1]][j-1]);</text:span></text:span></text:p>
      <text:p text:style-name="P224"><text:span text:style-name="Strong_20_Emphasis"><text:span text:style-name="T102"><text:s text:c="16"/>Mini[i][j]= min(Mini[i][j-1], Mini[P[i][j-1]][j-1]);</text:span></text:span></text:p>
      <text:p text:style-name="P224"><text:span text:style-name="Strong_20_Emphasis"><text:span text:style-name="T102"><text:s text:c="12"/>}</text:span></text:span></text:p>
      <text:p text:style-name="P224"><text:span text:style-name="Strong_20_Emphasis"><text:span text:style-name="T102"><text:s text:c="4"/>}</text:span></text:span></text:p>
      <text:p text:style-name="P224"><text:span text:style-name="Strong_20_Emphasis"><text:span text:style-name="T102">}</text:span></text:span></text:p>
      <text:p text:style-name="P224"><text:span text:style-name="Strong_20_Emphasis"><text:span text:style-name="T102"/></text:span></text:p>
      <text:p text:style-name="P224"><text:span text:style-name="Strong_20_Emphasis"><text:span text:style-name="T102">i64 lca_query(int p, int q)</text:span></text:span></text:p>
      <text:p text:style-name="P224"><text:span text:style-name="Strong_20_Emphasis"><text:span text:style-name="T102">{</text:span></text:span></text:p>
      <text:p text:style-name="P224"><text:span text:style-name="Strong_20_Emphasis"><text:span text:style-name="T102"><text:s text:c="4"/>i64 tmp, log, i, maxi= 0, mini= 1e6+6;</text:span></text:span></text:p>
      <text:p text:style-name="P224"><text:span text:style-name="Strong_20_Emphasis"><text:span text:style-name="T102"/></text:span></text:p>
      <text:p text:style-name="P224"><text:span text:style-name="Strong_20_Emphasis"><text:span text:style-name="T102"><text:s text:c="4"/>if (L[p] &lt; L[q])</text:span></text:span></text:p>
      <text:p text:style-name="P224"><text:span text:style-name="Strong_20_Emphasis"><text:span text:style-name="T102"><text:s text:c="8"/>tmp = p, p = q, q = tmp;</text:span></text:span></text:p>
      <text:p text:style-name="P224"><text:span text:style-name="Strong_20_Emphasis"><text:span text:style-name="T102"/></text:span></text:p>
      <text:p text:style-name="P224"><text:span text:style-name="Strong_20_Emphasis"><text:span text:style-name="T102"><text:s text:c="4"/>log = 1;</text:span></text:span></text:p>
      <text:p text:style-name="P224"><text:span text:style-name="Strong_20_Emphasis"><text:span text:style-name="T102"><text:s text:c="4"/>while (1) {</text:span></text:span></text:p>
      <text:p text:style-name="P224"><text:span text:style-name="Strong_20_Emphasis"><text:span text:style-name="T102"><text:s text:c="8"/>int next = log + 1;</text:span></text:span></text:p>
      <text:p text:style-name="P224"><text:span text:style-name="Strong_20_Emphasis"><text:span text:style-name="T102"><text:s text:c="8"/>if ((1 &lt;&lt; next) &gt; L[p])break;</text:span></text:span></text:p>
      <text:p text:style-name="P224"><text:span text:style-name="Strong_20_Emphasis"><text:span text:style-name="T102"><text:s text:c="8"/>log++;</text:span></text:span></text:p>
      <text:p text:style-name="P224"><text:span text:style-name="Strong_20_Emphasis"><text:span text:style-name="T102"/></text:span></text:p>
      <text:p text:style-name="P224"><text:span text:style-name="Strong_20_Emphasis"><text:span text:style-name="T102"><text:s text:c="4"/>}</text:span></text:span></text:p>
      <text:p text:style-name="P224"><text:span text:style-name="Strong_20_Emphasis"><text:span text:style-name="T102"/></text:span></text:p>
      <text:p text:style-name="P224"><text:span text:style-name="Strong_20_Emphasis"><text:span text:style-name="T102"><text:s text:c="4"/>for (i = log; i &gt;= 0; i--)</text:span></text:span></text:p>
      <text:p text:style-name="P224"><text:span text:style-name="Strong_20_Emphasis"><text:span text:style-name="T102"><text:s text:c="8"/>if (L[p] - (1 &lt;&lt; i) &gt;= L[q]) {</text:span></text:span></text:p>
      <text:p text:style-name="P224"><text:span text:style-name="Strong_20_Emphasis"><text:span text:style-name="T102"><text:s text:c="12"/>maxi= max(maxi,Maxi[p][i]);</text:span></text:span></text:p>
      <text:p text:style-name="P224"><text:span text:style-name="Strong_20_Emphasis"><text:span text:style-name="T102"><text:s text:c="12"/>mini= min(mini,Mini[p][i]);</text:span></text:span></text:p>
      <text:p text:style-name="P224"><text:span text:style-name="Strong_20_Emphasis"><text:span text:style-name="T102"/></text:span></text:p>
      <text:p text:style-name="P224"><text:span text:style-name="Strong_20_Emphasis"><text:span text:style-name="T102"><text:s text:c="12"/>p = P[p][i];</text:span></text:span></text:p>
      <text:p text:style-name="P224"><text:span text:style-name="Strong_20_Emphasis"><text:span text:style-name="T102"><text:s text:c="8"/>}</text:span></text:span></text:p>
      <text:p text:style-name="P224"><text:soft-page-break/><text:span text:style-name="Strong_20_Emphasis"><text:span text:style-name="T102"/></text:span></text:p>
      <text:p text:style-name="P224"><text:span text:style-name="Strong_20_Emphasis"><text:span text:style-name="T102"><text:s text:c="4"/>if (p == q)</text:span></text:span></text:p>
      <text:p text:style-name="P224"><text:span text:style-name="Strong_20_Emphasis"><text:span text:style-name="T102"><text:s text:c="8"/>return maxi;</text:span></text:span></text:p>
      <text:p text:style-name="P224"><text:span text:style-name="Strong_20_Emphasis"><text:span text:style-name="T102"/></text:span></text:p>
      <text:p text:style-name="P224"><text:span text:style-name="Strong_20_Emphasis"><text:span text:style-name="T102"><text:s text:c="4"/>for (i = log; i &gt;= 0; i--)</text:span></text:span></text:p>
      <text:p text:style-name="P224"><text:span text:style-name="Strong_20_Emphasis"><text:span text:style-name="T102"><text:s text:c="8"/>if (P[p][i] != -1 &amp;&amp; P[p][i] != P[q][i]) {</text:span></text:span></text:p>
      <text:p text:style-name="P224"><text:span text:style-name="Strong_20_Emphasis"><text:span text:style-name="T102"><text:s text:c="12"/>maxi= max(maxi,Maxi[p][i]); <text:s/>maxi= max(maxi,Maxi[q][i]);</text:span></text:span></text:p>
      <text:p text:style-name="P224"><text:span text:style-name="Strong_20_Emphasis"><text:span text:style-name="T102"><text:s text:c="12"/>mini= min(mini,Mini[p][i]); <text:s/>mini= min(mini,Mini[q][i]);</text:span></text:span></text:p>
      <text:p text:style-name="P224"><text:span text:style-name="Strong_20_Emphasis"><text:span text:style-name="T102"/></text:span></text:p>
      <text:p text:style-name="P224"><text:span text:style-name="Strong_20_Emphasis"><text:span text:style-name="T102"><text:s text:c="12"/>p = P[p][i], q = P[q][i];</text:span></text:span></text:p>
      <text:p text:style-name="P224"><text:span text:style-name="Strong_20_Emphasis"><text:span text:style-name="T102"><text:s text:c="8"/>}</text:span></text:span></text:p>
      <text:p text:style-name="P224"><text:span text:style-name="Strong_20_Emphasis"><text:span text:style-name="T102"/></text:span></text:p>
      <text:p text:style-name="P224"><text:span text:style-name="Strong_20_Emphasis"><text:span text:style-name="T102"><text:s text:c="4"/>maxi= max(maxi,Maxi[p][0]); maxi= max(maxi,Maxi[q][0]);</text:span></text:span></text:p>
      <text:p text:style-name="P224"><text:span text:style-name="Strong_20_Emphasis"><text:span text:style-name="T102"><text:s text:c="4"/>mini= min(mini,Mini[p][0]); mini= min(mini,Mini[q][0]);</text:span></text:span></text:p>
      <text:p text:style-name="P224"><text:span text:style-name="Strong_20_Emphasis"><text:span text:style-name="T102"/></text:span></text:p>
      <text:p text:style-name="P224"><text:span text:style-name="Strong_20_Emphasis"><text:span text:style-name="T102"><text:s text:c="4"/>return maxi;</text:span></text:span></text:p>
      <text:p text:style-name="P224"><text:span text:style-name="Strong_20_Emphasis"><text:span text:style-name="T102">}</text:span></text:span></text:p>
      <text:p text:style-name="P224"><text:span text:style-name="Strong_20_Emphasis"><text:span text:style-name="T102"/></text:span></text:p>
      <text:p text:style-name="P224"><text:span text:style-name="Strong_20_Emphasis"><text:span text:style-name="T102">void input(){</text:span></text:span></text:p>
      <text:p text:style-name="P224"><text:span text:style-name="Strong_20_Emphasis"><text:span text:style-name="T102"><text:s text:c="4"/>sii(n,m);</text:span></text:span></text:p>
      <text:p text:style-name="P224"><text:span text:style-name="Strong_20_Emphasis"><text:span text:style-name="T102"><text:s text:c="4"/>fr(m) {</text:span></text:span></text:p>
      <text:p text:style-name="P224"><text:span text:style-name="Strong_20_Emphasis"><text:span text:style-name="T102"><text:s text:c="8"/>int x, y;</text:span></text:span></text:p>
      <text:p text:style-name="P224"><text:span text:style-name="Strong_20_Emphasis"><text:span text:style-name="T102"><text:s text:c="8"/>i64 w;</text:span></text:span></text:p>
      <text:p text:style-name="P224"><text:span text:style-name="Strong_20_Emphasis"><text:span text:style-name="T102"><text:s text:c="8"/>sii(x,y); <text:s/>sl(w);</text:span></text:span></text:p>
      <text:p text:style-name="P224"><text:span text:style-name="Strong_20_Emphasis"><text:span text:style-name="T102"><text:s text:c="8"/>edge e;</text:span></text:span></text:p>
      <text:p text:style-name="P224"><text:span text:style-name="Strong_20_Emphasis"><text:span text:style-name="T102"><text:s text:c="8"/>e.u = x;</text:span></text:span></text:p>
      <text:p text:style-name="P224"><text:span text:style-name="Strong_20_Emphasis"><text:span text:style-name="T102"><text:s text:c="8"/>e.v = y;</text:span></text:span></text:p>
      <text:p text:style-name="P224"><text:span text:style-name="Strong_20_Emphasis"><text:span text:style-name="T102"><text:s text:c="8"/>e.w = w;</text:span></text:span></text:p>
      <text:p text:style-name="P224"><text:span text:style-name="Strong_20_Emphasis"><text:span text:style-name="T102"><text:s text:c="8"/>edges.pb(e);</text:span></text:span></text:p>
      <text:p text:style-name="P224"><text:soft-page-break/><text:span text:style-name="Strong_20_Emphasis"><text:span text:style-name="T102"><text:s text:c="8"/>eds.pb(e);</text:span></text:span></text:p>
      <text:p text:style-name="P224"><text:span text:style-name="Strong_20_Emphasis"><text:span text:style-name="T102"><text:s text:c="4"/>}</text:span></text:span></text:p>
      <text:p text:style-name="P224"><text:span text:style-name="Strong_20_Emphasis"><text:span text:style-name="T102"/></text:span></text:p>
      <text:p text:style-name="P224"><text:span text:style-name="Strong_20_Emphasis"><text:span text:style-name="T102"/></text:span></text:p>
      <text:p text:style-name="P224"><text:span text:style-name="Strong_20_Emphasis"><text:span text:style-name="T102">}</text:span></text:span></text:p>
      <text:p text:style-name="P224"><text:span text:style-name="Strong_20_Emphasis"><text:span text:style-name="T102"/></text:span></text:p>
      <text:p text:style-name="P224"><text:span text:style-name="Strong_20_Emphasis"><text:span text:style-name="T102">int main()</text:span></text:span></text:p>
      <text:p text:style-name="P224"><text:span text:style-name="Strong_20_Emphasis"><text:span text:style-name="T102">{</text:span></text:span></text:p>
      <text:p text:style-name="P224"><text:span text:style-name="Strong_20_Emphasis"><text:span text:style-name="T102"/></text:span></text:p>
      <text:p text:style-name="P224"><text:span text:style-name="Strong_20_Emphasis"><text:span text:style-name="T102"><text:s text:c="4"/>reset();</text:span></text:span></text:p>
      <text:p text:style-name="P224"><text:span text:style-name="Strong_20_Emphasis"><text:span text:style-name="T102"><text:s text:c="4"/>input();</text:span></text:span></text:p>
      <text:p text:style-name="P224"><text:span text:style-name="Strong_20_Emphasis"><text:span text:style-name="T102"/></text:span></text:p>
      <text:p text:style-name="P224"><text:span text:style-name="Strong_20_Emphasis"><text:span text:style-name="T102"><text:s text:c="4"/>i64 wet= mst(n);</text:span></text:span></text:p>
      <text:p text:style-name="P224"><text:span text:style-name="Strong_20_Emphasis"><text:span text:style-name="T102"/></text:span></text:p>
      <text:p text:style-name="P224"><text:span text:style-name="Strong_20_Emphasis"><text:span text:style-name="T102"><text:s text:c="4"/>L[1]= 0;</text:span></text:span></text:p>
      <text:p text:style-name="P224"><text:span text:style-name="Strong_20_Emphasis"><text:span text:style-name="T102"><text:s text:c="4"/>dfs(1,-1);</text:span></text:span></text:p>
      <text:p text:style-name="P224"><text:span text:style-name="Strong_20_Emphasis"><text:span text:style-name="T102"><text:s text:c="4"/>init_LCA(n);</text:span></text:span></text:p>
      <text:p text:style-name="P224"><text:span text:style-name="Strong_20_Emphasis"><text:span text:style-name="T102"/></text:span></text:p>
      <text:p text:style-name="P224"><text:span text:style-name="Strong_20_Emphasis"><text:span text:style-name="T102"><text:s text:c="4"/>for(edge e: eds) {</text:span></text:span></text:p>
      <text:p text:style-name="P224"><text:span text:style-name="Strong_20_Emphasis"><text:span text:style-name="T102"><text:s text:c="8"/>int a= e.u, b= e.v;</text:span></text:span></text:p>
      <text:p text:style-name="P224"><text:span text:style-name="Strong_20_Emphasis"><text:span text:style-name="T102"/></text:span></text:p>
      <text:p text:style-name="P224"><text:span text:style-name="Strong_20_Emphasis"><text:span text:style-name="T102"><text:s text:c="8"/>i64 ws = lca_query(a,b);</text:span></text:span></text:p>
      <text:p text:style-name="P224"><text:span text:style-name="Strong_20_Emphasis"><text:span text:style-name="T102"><text:s text:c="8"/>i64 ans= wet- ws+e.w;</text:span></text:span></text:p>
      <text:p text:style-name="P224"><text:span text:style-name="Strong_20_Emphasis"><text:span text:style-name="T102"/></text:span></text:p>
      <text:p text:style-name="P224"><text:span text:style-name="Strong_20_Emphasis"><text:span text:style-name="T102"><text:s text:c="8"/>outl(ans);</text:span></text:span></text:p>
      <text:p text:style-name="P224"><text:span text:style-name="Strong_20_Emphasis"><text:span text:style-name="T102"/></text:span></text:p>
      <text:p text:style-name="P224"><text:span text:style-name="Strong_20_Emphasis"><text:span text:style-name="T102"><text:s text:c="4"/>}</text:span></text:span></text:p>
      <text:p text:style-name="P224"><text:span text:style-name="Strong_20_Emphasis"><text:span text:style-name="T102"/></text:span></text:p>
      <text:p text:style-name="P224"><text:span text:style-name="Strong_20_Emphasis"><text:span text:style-name="T102">}</text:span></text:span></text:p>
      <text:p text:style-name="P224"><text:soft-page-break/><text:span text:style-name="Strong_20_Emphasis"><text:span text:style-name="T97"/></text:span></text:p>
      <text:p text:style-name="P226"><text:span text:style-name="Strong_20_Emphasis"><text:span text:style-name="T98">Question 15:(13)</text:span></text:span></text:p>
      <text:p text:style-name="P225"><text:span text:style-name="Strong_20_Emphasis"><text:span text:style-name="T149">The member states of the UN are planning to send </text:span></text:span><text:bookmark text:name="MathJax-Element-1-Frame1"/><text:span text:style-name="Strong_20_Emphasis"><text:span text:style-name="T148"> </text:span></text:span><text:span text:style-name="Strong_20_Emphasis"><text:span text:style-name="T149">people to the moon. They want them to be from different countries. You will be given a list of pairs of astronaut ID's. Each pair is made of astronauts from the same country. Determine how many pairs of astronauts from different countries they can choose from.</text:span></text:span></text:p>
      <text:p text:style-name="P226"><text:span text:style-name="Strong_20_Emphasis"><text:span text:style-name="T150">Sample Input 0</text:span></text:span></text:p>
      <text:p text:style-name="P68">5 3</text:p>
      <text:p text:style-name="P68">0 1</text:p>
      <text:p text:style-name="P68">2 3</text:p>
      <text:p text:style-name="P68">0 4</text:p>
      <text:p text:style-name="P229"><text:span text:style-name="Strong_20_Emphasis"><text:span text:style-name="T151">Sample Output 0</text:span></text:span></text:p>
      <text:p text:style-name="P68">6</text:p>
      <text:p text:style-name="P226"><text:span text:style-name="Strong_20_Emphasis"><text:span text:style-name="T98"/></text:span></text:p>
      <text:p text:style-name="P226"><text:span text:style-name="Strong_20_Emphasis"><text:span text:style-name="T98">Ans:</text:span></text:span></text:p>
      <text:p text:style-name="P225"><text:span text:style-name="Strong_20_Emphasis"><text:span text:style-name="T56">import</text:span></text:span><text:span text:style-name="Strong_20_Emphasis"><text:span text:style-name="T44"> java.io.*;</text:span></text:span></text:p>
      <text:p text:style-name="P105"><text:span text:style-name="T289">import</text:span> java.math.*;</text:p>
      <text:p text:style-name="P105"><text:span text:style-name="T289">import</text:span> java.security.*;</text:p>
      <text:p text:style-name="P105"><text:span text:style-name="T289">import</text:span> java.text.*;</text:p>
      <text:p text:style-name="P105"><text:span text:style-name="T289">import</text:span> java.util.*;</text:p>
      <text:p text:style-name="P105"><text:span text:style-name="T289">import</text:span> java.util.concurrent.*;</text:p>
      <text:p text:style-name="P105"><text:span text:style-name="T289">import</text:span> java.util.regex.*;</text:p>
      <text:p text:style-name="P228"/>
      <text:p text:style-name="P105"><text:span text:style-name="T289">class</text:span> Result {</text:p>
      <text:p text:style-name="P228"/>
      <text:p text:style-name="P227">/*</text:p>
      <text:p text:style-name="P227">* Complete the 'journeyToMoon' function below.</text:p>
      <text:p text:style-name="P227">*</text:p>
      <text:p text:style-name="P227">* The function is expected to return an INTEGER.</text:p>
      <text:p text:style-name="P227">* The function accepts following parameters:</text:p>
      <text:p text:style-name="P227">* 1. INTEGER n</text:p>
      <text:p text:style-name="P227">* 2. 2D_INTEGER_ARRAY astronaut</text:p>
      <text:p text:style-name="P227">*/</text:p>
      <text:p text:style-name="P228"/>
      <text:p text:style-name="P105"><text:span text:style-name="T289">public</text:span> <text:span text:style-name="T289">static</text:span> <text:span text:style-name="T289">int</text:span> journeyToMoon(<text:span text:style-name="T289">int</text:span> n, List&lt;List&lt;Integer&gt;&gt; astronaut) {</text:p>
      <text:p text:style-name="P227">// Write your code here</text:p>
      <text:p text:style-name="P228"/>
      <text:p text:style-name="P105">}</text:p>
      <text:p text:style-name="P228"/>
      <text:p text:style-name="P105">}</text:p>
      <text:p text:style-name="P228"><text:soft-page-break/></text:p>
      <text:p text:style-name="P105"><text:span text:style-name="T289">public</text:span> <text:span text:style-name="T289">class</text:span> Solution {</text:p>
      <text:p text:style-name="P105"><text:span text:style-name="T289">public</text:span> <text:span text:style-name="T289">static</text:span> <text:span text:style-name="T289">void</text:span> main(String[] args) <text:span text:style-name="T289">throws</text:span> IOException {</text:p>
      <text:p text:style-name="P105">BufferedReader bufferedReader = <text:span text:style-name="T289">new</text:span> BufferedReader(<text:span text:style-name="T289">new</text:span> InputStreamReader(System.in));</text:p>
      <text:p text:style-name="P105">BufferedWriter bufferedWriter = <text:span text:style-name="T289">new</text:span> BufferedWriter(<text:span text:style-name="T289">new</text:span> FileWriter(System.getenv(<text:span text:style-name="T290">"OUTPUT_PATH"</text:span>)));</text:p>
      <text:p text:style-name="P228"/>
      <text:p text:style-name="P105">String[] firstMultipleInput = bufferedReader.readLine().replaceAll(<text:span text:style-name="T290">"\\s+$"</text:span>, <text:span text:style-name="T290">""</text:span>).split(<text:span text:style-name="T290">" "</text:span>);</text:p>
      <text:p text:style-name="P228"/>
      <text:p text:style-name="P105"><text:span text:style-name="T289">int</text:span> n = Integer.parseInt(firstMultipleInput[<text:span text:style-name="T291">0</text:span>]);</text:p>
      <text:p text:style-name="P228"/>
      <text:p text:style-name="P105"><text:span text:style-name="T289">int</text:span> p = Integer.parseInt(firstMultipleInput[<text:span text:style-name="T291">1</text:span>]);</text:p>
      <text:p text:style-name="P228"/>
      <text:p text:style-name="P105">List&lt;List&lt;Integer&gt;&gt; astronaut = <text:span text:style-name="T289">new</text:span> ArrayList&lt;&gt;();</text:p>
      <text:p text:style-name="P228"/>
      <text:p text:style-name="P105"><text:span text:style-name="T289">for</text:span> (<text:span text:style-name="T289">int</text:span> i = <text:span text:style-name="T291">0</text:span>; i &lt; p; i++) {</text:p>
      <text:p text:style-name="P105">String[] astronautRowTempItems = bufferedReader.readLine().replaceAll(<text:span text:style-name="T290">"\\s+$"</text:span>, <text:span text:style-name="T290">""</text:span>).split(<text:span text:style-name="T290">" "</text:span>);</text:p>
      <text:p text:style-name="P228"/>
      <text:p text:style-name="P105">List&lt;Integer&gt; astronautRowItems = <text:span text:style-name="T289">new</text:span> ArrayList&lt;&gt;();</text:p>
      <text:p text:style-name="P228"/>
      <text:p text:style-name="P105"><text:span text:style-name="T289">for</text:span> (<text:span text:style-name="T289">int</text:span> j = <text:span text:style-name="T291">0</text:span>; j &lt; <text:span text:style-name="T291">2</text:span>; j++) {</text:p>
      <text:p text:style-name="P105"><text:span text:style-name="T289">int</text:span> astronautItem = Integer.parseInt(astronautRowTempItems[j]);</text:p>
      <text:p text:style-name="P105">astronautRowItems.add(astronautItem);</text:p>
      <text:p text:style-name="P105">}</text:p>
      <text:p text:style-name="P228"/>
      <text:p text:style-name="P105">astronaut.add(astronautRowItems);</text:p>
      <text:p text:style-name="P105">}</text:p>
      <text:p text:style-name="P228"/>
      <text:p text:style-name="P105"><text:span text:style-name="T289">int</text:span> result = Result.journeyToMoon(n, astronaut);</text:p>
      <text:p text:style-name="P228"/>
      <text:p text:style-name="P105">bufferedWriter.write(String.valueOf(result));</text:p>
      <text:p text:style-name="P105">bufferedWriter.newLine();</text:p>
      <text:p text:style-name="P228"/>
      <text:p text:style-name="P105">bufferedReader.close();</text:p>
      <text:p text:style-name="P105">bufferedWriter.close();</text:p>
      <text:p text:style-name="P105">}</text:p>
      <text:p text:style-name="P105">}</text:p>
      <text:p text:style-name="P226"><text:span text:style-name="Strong_20_Emphasis"><text:span text:style-name="T98"/></text:span></text:p>
      <text:p text:style-name="P270"><text:span text:style-name="Strong_20_Emphasis"><text:span text:style-name="T99">\Question 16:(1)</text:span></text:span></text:p>
      <text:p text:style-name="P270"><text:span text:style-name="Strong_20_Emphasis"><text:span text:style-name="T99">Problem Statement:</text:span></text:span></text:p>
      <text:p text:style-name="P270"><text:soft-page-break/><text:span text:style-name="Strong_20_Emphasis"><text:span text:style-name="T99"/></text:span></text:p>
      <text:p text:style-name="P270"><text:span text:style-name="Strong_20_Emphasis"><text:span text:style-name="T99">Winnie the Pooh has had a change in ideology recently. From die hard communist he has become an ardent capitalist. All he cares about these days is how to get the maximum amount of gold, so that he can purchase all the honey in the world.</text:span></text:span></text:p>
      <text:p text:style-name="P270"><text:span text:style-name="Strong_20_Emphasis"><text:span text:style-name="T99"/></text:span></text:p>
      <text:p text:style-name="P270"><text:span text:style-name="Strong_20_Emphasis"><text:span text:style-name="T99">Tigger, his friend, wants to tease him about his obsession for honey. He lays out many pots of honey in front of Pooh. Pooh wants to select the maximum number of honey pots such that they are in ascending order of their value.</text:span></text:span></text:p>
      <text:p text:style-name="P270"><text:span text:style-name="Strong_20_Emphasis"><text:span text:style-name="T99"/></text:span></text:p>
      <text:p text:style-name="P270"><text:span text:style-name="Strong_20_Emphasis"><text:span text:style-name="T99">Input format:</text:span></text:span></text:p>
      <text:p text:style-name="P270"><text:span text:style-name="Strong_20_Emphasis"><text:span text:style-name="T99"/></text:span></text:p>
      <text:p text:style-name="P270"><text:span text:style-name="Strong_20_Emphasis"><text:span text:style-name="T99">The first line contains an integer N, the size of the array/list. The second line contains n space-separated array/list of integers.</text:span></text:span></text:p>
      <text:p text:style-name="P270"><text:span text:style-name="Strong_20_Emphasis"><text:span text:style-name="T99"/></text:span></text:p>
      <text:p text:style-name="P270"><text:span text:style-name="Strong_20_Emphasis"><text:span text:style-name="T99">Output format:</text:span></text:span></text:p>
      <text:p text:style-name="P270"><text:span text:style-name="Strong_20_Emphasis"><text:span text:style-name="T99"/></text:span></text:p>
      <text:p text:style-name="P270"><text:span text:style-name="Strong_20_Emphasis"><text:span text:style-name="T99">Print the size of the longest increasing subsequence list chosen by Pooh.</text:span></text:span></text:p>
      <text:p text:style-name="P270"><text:span text:style-name="Strong_20_Emphasis"><text:span text:style-name="T99">Ans:</text:span></text:span></text:p>
      <text:p text:style-name="P270"><text:soft-page-break/>import java.util.Scanner;</text:p>
      <text:p text:style-name="P270"/>
      <text:p text:style-name="P270">public class LongestIncreasingSubsequence {</text:p>
      <text:p text:style-name="P270"><text:s text:c="4"/>public static void main(String[] args) {</text:p>
      <text:p text:style-name="P270"><text:s text:c="8"/>Scanner scanner = new Scanner(System.in);</text:p>
      <text:p text:style-name="P270"/>
      <text:p text:style-name="P270"><text:s text:c="8"/>// Input</text:p>
      <text:p text:style-name="P270"><text:s text:c="8"/>int N = scanner.nextInt();</text:p>
      <text:p text:style-name="P270"><text:s text:c="8"/>int[] arr = new int[N];</text:p>
      <text:p text:style-name="P270"><text:s text:c="8"/>for (int i = 0; i &lt; N; i++) {</text:p>
      <text:p text:style-name="P270"><text:s text:c="12"/>arr[i] = scanner.nextInt();</text:p>
      <text:p text:style-name="P270"><text:s text:c="8"/>}</text:p>
      <text:p text:style-name="P270"/>
      <text:p text:style-name="P270"><text:s text:c="8"/>// Output</text:p>
      <text:p text:style-name="P270"><text:s text:c="8"/>int result = longestIncreasingSubsequence(arr);</text:p>
      <text:p text:style-name="P270"><text:s text:c="8"/>System.out.println(result);</text:p>
      <text:p text:style-name="P270"><text:s text:c="4"/>}</text:p>
      <text:p text:style-name="P270"/>
      <text:p text:style-name="P270"><text:s text:c="4"/>static int longestIncreasingSubsequence(int[] arr) {</text:p>
      <text:p text:style-name="P270"><text:s text:c="8"/>int n = arr.length;</text:p>
      <text:p text:style-name="P270"><text:s text:c="8"/>int[] lis = new int[n];</text:p>
      <text:p text:style-name="P270"><text:s text:c="8"/>for (int i = 0; i &lt; n; i++) {</text:p>
      <text:p text:style-name="P270"><text:s text:c="12"/>lis[i] = 1;</text:p>
      <text:p text:style-name="P270"><text:s text:c="8"/>}</text:p>
      <text:p text:style-name="P270"/>
      <text:p text:style-name="P270"><text:s text:c="8"/>for (int i = 1; i &lt; n; i++) {</text:p>
      <text:p text:style-name="P270"><text:s text:c="12"/>for (int j = 0; j &lt; i; j++) {</text:p>
      <text:p text:style-name="P270"><text:s text:c="16"/>if (arr[i] &gt; arr[j] &amp;&amp; lis[i] &lt; lis[j] + 1) {</text:p>
      <text:p text:style-name="P270"><text:s text:c="20"/>lis[i] = lis[j] + 1;</text:p>
      <text:p text:style-name="P270"><text:s text:c="16"/>}</text:p>
      <text:p text:style-name="P270"><text:soft-page-break/><text:s text:c="12"/>}</text:p>
      <text:p text:style-name="P270"><text:s text:c="8"/>}</text:p>
      <text:p text:style-name="P270"/>
      <text:p text:style-name="P270"><text:s text:c="8"/>int max = lis[0];</text:p>
      <text:p text:style-name="P270"><text:s text:c="8"/>for (int i = 1; i &lt; n; i++) {</text:p>
      <text:p text:style-name="P270"><text:s text:c="12"/>if (lis[i] &gt; max) {</text:p>
      <text:p text:style-name="P270"><text:s text:c="16"/>max = lis[i];</text:p>
      <text:p text:style-name="P270"><text:s text:c="12"/>}</text:p>
      <text:p text:style-name="P270"><text:s text:c="8"/>}</text:p>
      <text:p text:style-name="P270"/>
      <text:p text:style-name="P270"><text:s text:c="8"/>return max;</text:p>
      <text:p text:style-name="P270"><text:s text:c="4"/>}</text:p>
      <text:p text:style-name="P270">}</text:p>
      <text:p text:style-name="P219"><text:span text:style-name="Strong_20_Emphasis"><text:span text:style-name="T170"/></text:span></text:p>
      <text:p text:style-name="P237"><text:span text:style-name="Strong_20_Emphasis"><text:span text:style-name="T174">Question 17: (9)</text:span></text:span></text:p>
      <text:p text:style-name="P237"><text:span text:style-name="Strong_20_Emphasis"><text:span text:style-name="T274">Problem Statement:</text:span></text:span></text:p>
      <text:p text:style-name="P237"><text:span text:style-name="Strong_20_Emphasis"><text:span text:style-name="T274"/></text:span></text:p>
      <text:p text:style-name="P237"><text:span text:style-name="Strong_20_Emphasis"><text:span text:style-name="T274">Franky is working on a real life problem where a graph layout is given to him with n cities numbered from 0 to n-1, and array roads[] where roads[i] = (a, b, distance) represents a bidirectional road between cities a, and by with distance distance, between them.</text:span></text:span></text:p>
      <text:p text:style-name="P237"><text:span text:style-name="Strong_20_Emphasis"><text:span text:style-name="T274"/></text:span></text:p>
      <text:p text:style-name="P237"><text:span text:style-name="Strong_20_Emphasis"><text:span text:style-name="T274">Note: A minimum spanning tree (MST) is a subset of the graph's edges that connects all vertices without cycles and with the minimum possible total edge weight.</text:span></text:span></text:p>
      <text:p text:style-name="P237"><text:span text:style-name="Strong_20_Emphasis"><text:span text:style-name="T274"/></text:span></text:p>
      <text:p text:style-name="P237"><text:span text:style-name="Strong_20_Emphasis"><text:span text:style-name="T274">Franky has to consider above given scenario as graph where roads are the edges and distance given is the weight of the edge. and Franky has to find all the critical and pseudo-critical edges in the given graph's minimum spanning tree (MST). An MST edge whose deletion from the graph would cause the MST weight to increase is called a critical edge. On the other hand, a pseudo- critical edge is that which can appear in some MSTS but not all</text:span></text:span></text:p>
      <text:p text:style-name="P219"><text:span text:style-name="Strong_20_Emphasis"><text:span text:style-name="T170"/></text:span></text:p>
      <text:p text:style-name="P237"><text:span text:style-name="Strong_20_Emphasis"><text:span text:style-name="T174">Ans:</text:span></text:span></text:p>
      <text:p text:style-name="P237"><text:span text:style-name="Strong_20_Emphasis"><text:span text:style-name="T274">import java.util.*;</text:span></text:span></text:p>
      <text:p text:style-name="P237"><text:span text:style-name="Strong_20_Emphasis"><text:span text:style-name="T274"/></text:span></text:p>
      <text:p text:style-name="P237"><text:span text:style-name="Strong_20_Emphasis"><text:span text:style-name="T274">class UnionFind {</text:span></text:span></text:p>
      <text:p text:style-name="P237"><text:span text:style-name="Strong_20_Emphasis"><text:span text:style-name="T274"><text:s text:c="4"/>private int[] parent;</text:span></text:span></text:p>
      <text:p text:style-name="P237"><text:span text:style-name="Strong_20_Emphasis"><text:span text:style-name="T274"><text:s text:c="4"/>private int[] rank;</text:span></text:span></text:p>
      <text:p text:style-name="P237"><text:span text:style-name="Strong_20_Emphasis"><text:span text:style-name="T274"/></text:span></text:p>
      <text:p text:style-name="P237"><text:span text:style-name="Strong_20_Emphasis"><text:span text:style-name="T274"><text:s text:c="4"/>public UnionFind(int n) {</text:span></text:span></text:p>
      <text:p text:style-name="P237"><text:soft-page-break/><text:span text:style-name="Strong_20_Emphasis"><text:span text:style-name="T274"><text:s text:c="8"/>parent = new int[n];</text:span></text:span></text:p>
      <text:p text:style-name="P237"><text:span text:style-name="Strong_20_Emphasis"><text:span text:style-name="T274"><text:s text:c="8"/>rank = new int[n];</text:span></text:span></text:p>
      <text:p text:style-name="P237"><text:span text:style-name="Strong_20_Emphasis"><text:span text:style-name="T274"><text:s text:c="8"/>for (int i = 0; i &lt; n; i++) {</text:span></text:span></text:p>
      <text:p text:style-name="P237"><text:span text:style-name="Strong_20_Emphasis"><text:span text:style-name="T274"><text:s text:c="12"/>parent[i] = i;</text:span></text:span></text:p>
      <text:p text:style-name="P237"><text:span text:style-name="Strong_20_Emphasis"><text:span text:style-name="T274"><text:s text:c="8"/>}</text:span></text:span></text:p>
      <text:p text:style-name="P237"><text:span text:style-name="Strong_20_Emphasis"><text:span text:style-name="T274"><text:s text:c="4"/>}</text:span></text:span></text:p>
      <text:p text:style-name="P237"><text:span text:style-name="Strong_20_Emphasis"><text:span text:style-name="T274"/></text:span></text:p>
      <text:p text:style-name="P237"><text:span text:style-name="Strong_20_Emphasis"><text:span text:style-name="T274"><text:s text:c="4"/>public int find(int u) {</text:span></text:span></text:p>
      <text:p text:style-name="P237"><text:span text:style-name="Strong_20_Emphasis"><text:span text:style-name="T274"><text:s text:c="8"/>if (parent[u] != u) {</text:span></text:span></text:p>
      <text:p text:style-name="P237"><text:span text:style-name="Strong_20_Emphasis"><text:span text:style-name="T274"><text:s text:c="12"/>parent[u] = find(parent[u]);</text:span></text:span></text:p>
      <text:p text:style-name="P237"><text:span text:style-name="Strong_20_Emphasis"><text:span text:style-name="T274"><text:s text:c="8"/>}</text:span></text:span></text:p>
      <text:p text:style-name="P237"><text:span text:style-name="Strong_20_Emphasis"><text:span text:style-name="T274"><text:s text:c="8"/>return parent[u];</text:span></text:span></text:p>
      <text:p text:style-name="P237"><text:span text:style-name="Strong_20_Emphasis"><text:span text:style-name="T274"><text:s text:c="4"/>}</text:span></text:span></text:p>
      <text:p text:style-name="P237"><text:span text:style-name="Strong_20_Emphasis"><text:span text:style-name="T274"/></text:span></text:p>
      <text:p text:style-name="P237"><text:span text:style-name="Strong_20_Emphasis"><text:span text:style-name="T274"><text:s text:c="4"/>public void union(int u, int v) {</text:span></text:span></text:p>
      <text:p text:style-name="P237"><text:span text:style-name="Strong_20_Emphasis"><text:span text:style-name="T274"><text:s text:c="8"/>int rootU = find(u);</text:span></text:span></text:p>
      <text:p text:style-name="P237"><text:span text:style-name="Strong_20_Emphasis"><text:span text:style-name="T274"><text:s text:c="8"/>int rootV = find(v);</text:span></text:span></text:p>
      <text:p text:style-name="P237"><text:span text:style-name="Strong_20_Emphasis"><text:span text:style-name="T274"/></text:span></text:p>
      <text:p text:style-name="P237"><text:span text:style-name="Strong_20_Emphasis"><text:span text:style-name="T274"><text:s text:c="8"/>if (rootU != rootV) {</text:span></text:span></text:p>
      <text:p text:style-name="P237"><text:span text:style-name="Strong_20_Emphasis"><text:span text:style-name="T274"><text:s text:c="12"/>if (rank[rootU] &lt; rank[rootV]) {</text:span></text:span></text:p>
      <text:p text:style-name="P237"><text:span text:style-name="Strong_20_Emphasis"><text:span text:style-name="T274"><text:s text:c="16"/>parent[rootU] = rootV;</text:span></text:span></text:p>
      <text:p text:style-name="P237"><text:span text:style-name="Strong_20_Emphasis"><text:span text:style-name="T274"><text:s text:c="12"/>} else if (rank[rootU] &gt; rank[rootV]) {</text:span></text:span></text:p>
      <text:p text:style-name="P237"><text:span text:style-name="Strong_20_Emphasis"><text:span text:style-name="T274"><text:s text:c="16"/>parent[rootV] = rootU;</text:span></text:span></text:p>
      <text:p text:style-name="P237"><text:span text:style-name="Strong_20_Emphasis"><text:span text:style-name="T274"><text:s text:c="12"/>} else {</text:span></text:span></text:p>
      <text:p text:style-name="P237"><text:span text:style-name="Strong_20_Emphasis"><text:span text:style-name="T274"><text:s text:c="16"/>parent[rootU] = rootV;</text:span></text:span></text:p>
      <text:p text:style-name="P237"><text:span text:style-name="Strong_20_Emphasis"><text:span text:style-name="T274"><text:s text:c="16"/>rank[rootV]++;</text:span></text:span></text:p>
      <text:p text:style-name="P237"><text:span text:style-name="Strong_20_Emphasis"><text:span text:style-name="T274"><text:s text:c="12"/>}</text:span></text:span></text:p>
      <text:p text:style-name="P237"><text:span text:style-name="Strong_20_Emphasis"><text:span text:style-name="T274"><text:s text:c="8"/>}</text:span></text:span></text:p>
      <text:p text:style-name="P237"><text:span text:style-name="Strong_20_Emphasis"><text:span text:style-name="T274"><text:s text:c="4"/>}</text:span></text:span></text:p>
      <text:p text:style-name="P237"><text:span text:style-name="Strong_20_Emphasis"><text:span text:style-name="T274">}</text:span></text:span></text:p>
      <text:p text:style-name="P237"><text:span text:style-name="Strong_20_Emphasis"><text:span text:style-name="T274"/></text:span></text:p>
      <text:p text:style-name="P237"><text:span text:style-name="Strong_20_Emphasis"><text:span text:style-name="T274">public class CriticalAndPseudoCriticalEdges {</text:span></text:span></text:p>
      <text:p text:style-name="P237"><text:span text:style-name="Strong_20_Emphasis"><text:span text:style-name="T274"><text:s text:c="4"/>public List&lt;List&lt;Integer&gt;&gt; findCriticalAndPseudoCriticalEdges(int n, int[][] edges) {</text:span></text:span></text:p>
      <text:p text:style-name="P237"><text:span text:style-name="Strong_20_Emphasis"><text:span text:style-name="T274"><text:s text:c="8"/>List&lt;Integer&gt; criticalEdges = new ArrayList&lt;&gt;();</text:span></text:span></text:p>
      <text:p text:style-name="P237"><text:span text:style-name="Strong_20_Emphasis"><text:span text:style-name="T274"><text:s text:c="8"/>List&lt;Integer&gt; pseudoCriticalEdges = new ArrayList&lt;&gt;();</text:span></text:span></text:p>
      <text:p text:style-name="P237"><text:span text:style-name="Strong_20_Emphasis"><text:span text:style-name="T274"/></text:span></text:p>
      <text:p text:style-name="P237"><text:span text:style-name="Strong_20_Emphasis"><text:span text:style-name="T274"><text:s text:c="8"/>List&lt;int[]&gt; edgeList = new ArrayList&lt;&gt;();</text:span></text:span></text:p>
      <text:p text:style-name="P237"><text:span text:style-name="Strong_20_Emphasis"><text:span text:style-name="T274"><text:s text:c="8"/>for (int i = 0; i &lt; edges.length; i++) {</text:span></text:span></text:p>
      <text:p text:style-name="P237"><text:span text:style-name="Strong_20_Emphasis"><text:span text:style-name="T274"><text:s text:c="12"/>edgeList.add(new int[]{i, edges[i][0], edges[i][1], edges[i][2]});</text:span></text:span></text:p>
      <text:p text:style-name="P237"><text:span text:style-name="Strong_20_Emphasis"><text:span text:style-name="T274"><text:s text:c="8"/>}</text:span></text:span></text:p>
      <text:p text:style-name="P237"><text:span text:style-name="Strong_20_Emphasis"><text:span text:style-name="T274"/></text:span></text:p>
      <text:p text:style-name="P237"><text:span text:style-name="Strong_20_Emphasis"><text:span text:style-name="T274"><text:s text:c="8"/>// Sort edges by weight</text:span></text:span></text:p>
      <text:p text:style-name="P237"><text:span text:style-name="Strong_20_Emphasis"><text:span text:style-name="T274"><text:s text:c="8"/>Collections.sort(edgeList, Comparator.comparingInt(a -&gt; a[3]));</text:span></text:span></text:p>
      <text:p text:style-name="P237"><text:span text:style-name="Strong_20_Emphasis"><text:span text:style-name="T274"/></text:span></text:p>
      <text:p text:style-name="P237"><text:span text:style-name="Strong_20_Emphasis"><text:span text:style-name="T274"><text:s text:c="8"/>UnionFind uf = new UnionFind(n);</text:span></text:span></text:p>
      <text:p text:style-name="P237"><text:span text:style-name="Strong_20_Emphasis"><text:span text:style-name="T274"/></text:span></text:p>
      <text:p text:style-name="P237"><text:span text:style-name="Strong_20_Emphasis"><text:span text:style-name="T274"><text:s text:c="8"/>int mstWeight = 0;</text:span></text:span></text:p>
      <text:p text:style-name="P237"><text:span text:style-name="Strong_20_Emphasis"><text:span text:style-name="T274"/></text:span></text:p>
      <text:p text:style-name="P237"><text:span text:style-name="Strong_20_Emphasis"><text:span text:style-name="T274"><text:s text:c="8"/>// Find MST weight</text:span></text:span></text:p>
      <text:p text:style-name="P237"><text:soft-page-break/><text:span text:style-name="Strong_20_Emphasis"><text:span text:style-name="T274"><text:s text:c="8"/>for (int[] edge : edgeList) {</text:span></text:span></text:p>
      <text:p text:style-name="P237"><text:span text:style-name="Strong_20_Emphasis"><text:span text:style-name="T274"><text:s text:c="12"/>int index = edge[0];</text:span></text:span></text:p>
      <text:p text:style-name="P237"><text:span text:style-name="Strong_20_Emphasis"><text:span text:style-name="T274"><text:s text:c="12"/>int u = edge[1];</text:span></text:span></text:p>
      <text:p text:style-name="P237"><text:span text:style-name="Strong_20_Emphasis"><text:span text:style-name="T274"><text:s text:c="12"/>int v = edge[2];</text:span></text:span></text:p>
      <text:p text:style-name="P237"><text:span text:style-name="Strong_20_Emphasis"><text:span text:style-name="T274"><text:s text:c="12"/>int weight = edge[3];</text:span></text:span></text:p>
      <text:p text:style-name="P237"><text:span text:style-name="Strong_20_Emphasis"><text:span text:style-name="T274"/></text:span></text:p>
      <text:p text:style-name="P237"><text:span text:style-name="Strong_20_Emphasis"><text:span text:style-name="T274"><text:s text:c="12"/>if (uf.find(u) != uf.find(v)) {</text:span></text:span></text:p>
      <text:p text:style-name="P237"><text:span text:style-name="Strong_20_Emphasis"><text:span text:style-name="T274"><text:s text:c="16"/>uf.union(u, v);</text:span></text:span></text:p>
      <text:p text:style-name="P237"><text:span text:style-name="Strong_20_Emphasis"><text:span text:style-name="T274"><text:s text:c="16"/>mstWeight += weight;</text:span></text:span></text:p>
      <text:p text:style-name="P237"><text:span text:style-name="Strong_20_Emphasis"><text:span text:style-name="T274"><text:s text:c="12"/>}</text:span></text:span></text:p>
      <text:p text:style-name="P237"><text:span text:style-name="Strong_20_Emphasis"><text:span text:style-name="T274"><text:s text:c="8"/>}</text:span></text:span></text:p>
      <text:p text:style-name="P237"><text:span text:style-name="Strong_20_Emphasis"><text:span text:style-name="T274"/></text:span></text:p>
      <text:p text:style-name="P237"><text:span text:style-name="Strong_20_Emphasis"><text:span text:style-name="T274"><text:s text:c="8"/>// Check for critical and pseudo-critical edges</text:span></text:span></text:p>
      <text:p text:style-name="P237"><text:span text:style-name="Strong_20_Emphasis"><text:span text:style-name="T274"><text:s text:c="8"/>for (int[] edge : edgeList) {</text:span></text:span></text:p>
      <text:p text:style-name="P237"><text:span text:style-name="Strong_20_Emphasis"><text:span text:style-name="T274"><text:s text:c="12"/>int index = edge[0];</text:span></text:span></text:p>
      <text:p text:style-name="P237"><text:span text:style-name="Strong_20_Emphasis"><text:span text:style-name="T274"><text:s text:c="12"/>int u = edge[1];</text:span></text:span></text:p>
      <text:p text:style-name="P237"><text:span text:style-name="Strong_20_Emphasis"><text:span text:style-name="T274"><text:s text:c="12"/>int v = edge[2];</text:span></text:span></text:p>
      <text:p text:style-name="P237"><text:span text:style-name="Strong_20_Emphasis"><text:span text:style-name="T274"><text:s text:c="12"/>int weight = edge[3];</text:span></text:span></text:p>
      <text:p text:style-name="P237"><text:span text:style-name="Strong_20_Emphasis"><text:span text:style-name="T274"/></text:span></text:p>
      <text:p text:style-name="P237"><text:span text:style-name="Strong_20_Emphasis"><text:span text:style-name="T274"><text:s text:c="12"/>UnionFind ufCopy = new UnionFind(n);</text:span></text:span></text:p>
      <text:p text:style-name="P237"><text:span text:style-name="Strong_20_Emphasis"><text:span text:style-name="T274"><text:s text:c="12"/>int currentWeight = 0;</text:span></text:span></text:p>
      <text:p text:style-name="P237"><text:span text:style-name="Strong_20_Emphasis"><text:span text:style-name="T274"/></text:span></text:p>
      <text:p text:style-name="P237"><text:span text:style-name="Strong_20_Emphasis"><text:span text:style-name="T274"><text:s text:c="12"/>// Check if the edge is critical</text:span></text:span></text:p>
      <text:p text:style-name="P237"><text:span text:style-name="Strong_20_Emphasis"><text:span text:style-name="T274"><text:s text:c="12"/>if (ufCopy.find(u) != ufCopy.find(v)) {</text:span></text:span></text:p>
      <text:p text:style-name="P237"><text:span text:style-name="Strong_20_Emphasis"><text:span text:style-name="T274"><text:s text:c="16"/>ufCopy.union(u, v);</text:span></text:span></text:p>
      <text:p text:style-name="P237"><text:span text:style-name="Strong_20_Emphasis"><text:span text:style-name="T274"><text:s text:c="16"/>currentWeight += weight;</text:span></text:span></text:p>
      <text:p text:style-name="P237"><text:span text:style-name="Strong_20_Emphasis"><text:span text:style-name="T274"><text:s text:c="12"/>}</text:span></text:span></text:p>
      <text:p text:style-name="P237"><text:span text:style-name="Strong_20_Emphasis"><text:span text:style-name="T274"/></text:span></text:p>
      <text:p text:style-name="P237"><text:span text:style-name="Strong_20_Emphasis"><text:span text:style-name="T274"><text:s text:c="12"/>for (int[] otherEdge : edgeList) {</text:span></text:span></text:p>
      <text:p text:style-name="P237"><text:span text:style-name="Strong_20_Emphasis"><text:span text:style-name="T274"><text:s text:c="16"/>int otherIndex = otherEdge[0];</text:span></text:span></text:p>
      <text:p text:style-name="P237"><text:span text:style-name="Strong_20_Emphasis"><text:span text:style-name="T274"><text:s text:c="16"/>int otherU = otherEdge[1];</text:span></text:span></text:p>
      <text:p text:style-name="P237"><text:span text:style-name="Strong_20_Emphasis"><text:span text:style-name="T274"><text:s text:c="16"/>int otherV = otherEdge[2];</text:span></text:span></text:p>
      <text:p text:style-name="P237"><text:span text:style-name="Strong_20_Emphasis"><text:span text:style-name="T274"><text:s text:c="16"/>int otherWeight = otherEdge[3];</text:span></text:span></text:p>
      <text:p text:style-name="P237"><text:span text:style-name="Strong_20_Emphasis"><text:span text:style-name="T274"/></text:span></text:p>
      <text:p text:style-name="P237"><text:span text:style-name="Strong_20_Emphasis"><text:span text:style-name="T274"><text:s text:c="16"/>if (index != otherIndex &amp;&amp; ufCopy.find(otherU) != ufCopy.find(otherV)) {</text:span></text:span></text:p>
      <text:p text:style-name="P237"><text:span text:style-name="Strong_20_Emphasis"><text:span text:style-name="T274"><text:s text:c="20"/>ufCopy.union(otherU, otherV);</text:span></text:span></text:p>
      <text:p text:style-name="P237"><text:span text:style-name="Strong_20_Emphasis"><text:span text:style-name="T274"><text:s text:c="20"/>currentWeight += otherWeight;</text:span></text:span></text:p>
      <text:p text:style-name="P237"><text:span text:style-name="Strong_20_Emphasis"><text:span text:style-name="T274"><text:s text:c="16"/>}</text:span></text:span></text:p>
      <text:p text:style-name="P237"><text:span text:style-name="Strong_20_Emphasis"><text:span text:style-name="T274"><text:s text:c="12"/>}</text:span></text:span></text:p>
      <text:p text:style-name="P237"><text:span text:style-name="Strong_20_Emphasis"><text:span text:style-name="T274"/></text:span></text:p>
      <text:p text:style-name="P237"><text:span text:style-name="Strong_20_Emphasis"><text:span text:style-name="T274"><text:s text:c="12"/>if (currentWeight &gt; mstWeight) {</text:span></text:span></text:p>
      <text:p text:style-name="P237"><text:span text:style-name="Strong_20_Emphasis"><text:span text:style-name="T274"><text:s text:c="16"/>criticalEdges.add(index);</text:span></text:span></text:p>
      <text:p text:style-name="P237"><text:span text:style-name="Strong_20_Emphasis"><text:span text:style-name="T274"><text:s text:c="16"/>continue;</text:span></text:span></text:p>
      <text:p text:style-name="P237"><text:span text:style-name="Strong_20_Emphasis"><text:span text:style-name="T274"><text:s text:c="12"/>}</text:span></text:span></text:p>
      <text:p text:style-name="P237"><text:span text:style-name="Strong_20_Emphasis"><text:span text:style-name="T274"/></text:span></text:p>
      <text:p text:style-name="P237"><text:span text:style-name="Strong_20_Emphasis"><text:span text:style-name="T274"><text:s text:c="12"/>// Check if the edge is pseudo-critical</text:span></text:span></text:p>
      <text:p text:style-name="P237"><text:span text:style-name="Strong_20_Emphasis"><text:span text:style-name="T274"><text:s text:c="12"/>ufCopy = new UnionFind(n);</text:span></text:span></text:p>
      <text:p text:style-name="P237"><text:span text:style-name="Strong_20_Emphasis"><text:span text:style-name="T274"><text:s text:c="12"/>ufCopy.union(u, v);</text:span></text:span></text:p>
      <text:p text:style-name="P237"><text:span text:style-name="Strong_20_Emphasis"><text:span text:style-name="T274"><text:s text:c="12"/>currentWeight = weight;</text:span></text:span></text:p>
      <text:p text:style-name="P237"><text:soft-page-break/><text:span text:style-name="Strong_20_Emphasis"><text:span text:style-name="T274"/></text:span></text:p>
      <text:p text:style-name="P237"><text:span text:style-name="Strong_20_Emphasis"><text:span text:style-name="T274"><text:s text:c="12"/>for (int[] otherEdge : edgeList) {</text:span></text:span></text:p>
      <text:p text:style-name="P237"><text:span text:style-name="Strong_20_Emphasis"><text:span text:style-name="T274"><text:s text:c="16"/>int otherIndex = otherEdge[0];</text:span></text:span></text:p>
      <text:p text:style-name="P237"><text:span text:style-name="Strong_20_Emphasis"><text:span text:style-name="T274"><text:s text:c="16"/>int otherU = otherEdge[1];</text:span></text:span></text:p>
      <text:p text:style-name="P237"><text:span text:style-name="Strong_20_Emphasis"><text:span text:style-name="T274"><text:s text:c="16"/>int otherV = otherEdge[2];</text:span></text:span></text:p>
      <text:p text:style-name="P237"><text:span text:style-name="Strong_20_Emphasis"><text:span text:style-name="T274"><text:s text:c="16"/>int otherWeight = otherEdge[3];</text:span></text:span></text:p>
      <text:p text:style-name="P237"><text:span text:style-name="Strong_20_Emphasis"><text:span text:style-name="T274"/></text:span></text:p>
      <text:p text:style-name="P237"><text:span text:style-name="Strong_20_Emphasis"><text:span text:style-name="T274"><text:s text:c="16"/>if (index != otherIndex &amp;&amp; ufCopy.find(otherU) != ufCopy.find(otherV)) {</text:span></text:span></text:p>
      <text:p text:style-name="P237"><text:span text:style-name="Strong_20_Emphasis"><text:span text:style-name="T274"><text:s text:c="20"/>ufCopy.union(otherU, otherV);</text:span></text:span></text:p>
      <text:p text:style-name="P237"><text:span text:style-name="Strong_20_Emphasis"><text:span text:style-name="T274"><text:s text:c="20"/>currentWeight += otherWeight;</text:span></text:span></text:p>
      <text:p text:style-name="P237"><text:span text:style-name="Strong_20_Emphasis"><text:span text:style-name="T274"><text:s text:c="16"/>}</text:span></text:span></text:p>
      <text:p text:style-name="P237"><text:span text:style-name="Strong_20_Emphasis"><text:span text:style-name="T274"><text:s text:c="12"/>}</text:span></text:span></text:p>
      <text:p text:style-name="P237"><text:span text:style-name="Strong_20_Emphasis"><text:span text:style-name="T274"/></text:span></text:p>
      <text:p text:style-name="P237"><text:span text:style-name="Strong_20_Emphasis"><text:span text:style-name="T274"><text:s text:c="12"/>if (currentWeight == mstWeight) {</text:span></text:span></text:p>
      <text:p text:style-name="P237"><text:span text:style-name="Strong_20_Emphasis"><text:span text:style-name="T274"><text:s text:c="16"/>pseudoCriticalEdges.add(index);</text:span></text:span></text:p>
      <text:p text:style-name="P237"><text:span text:style-name="Strong_20_Emphasis"><text:span text:style-name="T274"><text:s text:c="12"/>}</text:span></text:span></text:p>
      <text:p text:style-name="P237"><text:span text:style-name="Strong_20_Emphasis"><text:span text:style-name="T274"><text:s text:c="8"/>}</text:span></text:span></text:p>
      <text:p text:style-name="P237"><text:span text:style-name="Strong_20_Emphasis"><text:span text:style-name="T274"/></text:span></text:p>
      <text:p text:style-name="P237"><text:span text:style-name="Strong_20_Emphasis"><text:span text:style-name="T274"><text:s text:c="8"/>List&lt;List&lt;Integer&gt;&gt; result = new ArrayList&lt;&gt;();</text:span></text:span></text:p>
      <text:p text:style-name="P237"><text:span text:style-name="Strong_20_Emphasis"><text:span text:style-name="T274"><text:s text:c="8"/>result.add(criticalEdges);</text:span></text:span></text:p>
      <text:p text:style-name="P237"><text:span text:style-name="Strong_20_Emphasis"><text:span text:style-name="T274"><text:s text:c="8"/>result.add(pseudoCriticalEdges);</text:span></text:span></text:p>
      <text:p text:style-name="P237"><text:span text:style-name="Strong_20_Emphasis"><text:span text:style-name="T274"/></text:span></text:p>
      <text:p text:style-name="P237"><text:span text:style-name="Strong_20_Emphasis"><text:span text:style-name="T274"><text:s text:c="8"/>return result;</text:span></text:span></text:p>
      <text:p text:style-name="P237"><text:span text:style-name="Strong_20_Emphasis"><text:span text:style-name="T274"><text:s text:c="4"/>}</text:span></text:span></text:p>
      <text:p text:style-name="P237"><text:span text:style-name="Strong_20_Emphasis"><text:span text:style-name="T274"/></text:span></text:p>
      <text:p text:style-name="P237"><text:span text:style-name="Strong_20_Emphasis"><text:span text:style-name="T274"><text:s text:c="4"/>public static void main(String[] args) {</text:span></text:span></text:p>
      <text:p text:style-name="P237"><text:span text:style-name="Strong_20_Emphasis"><text:span text:style-name="T274"><text:s text:c="8"/>CriticalAndPseudoCriticalEdges solution = new CriticalAndPseudoCriticalEdges();</text:span></text:span></text:p>
      <text:p text:style-name="P237"><text:span text:style-name="Strong_20_Emphasis"><text:span text:style-name="T274"/></text:span></text:p>
      <text:p text:style-name="P237"><text:span text:style-name="Strong_20_Emphasis"><text:span text:style-name="T274"><text:s text:c="8"/>int n = 5;</text:span></text:span></text:p>
      <text:p text:style-name="P237"><text:span text:style-name="Strong_20_Emphasis"><text:span text:style-name="T274"><text:s text:c="8"/>int[][] edges = {{0, 1, 1}, {1, 2, 2}, {2, 3, 4}, {0, 3, 3}, {0, 4, 5}};</text:span></text:span></text:p>
      <text:p text:style-name="P237"><text:span text:style-name="Strong_20_Emphasis"><text:span text:style-name="T274"/></text:span></text:p>
      <text:p text:style-name="P237"><text:span text:style-name="Strong_20_Emphasis"><text:span text:style-name="T274"><text:s text:c="8"/>List&lt;List&lt;Integer&gt;&gt; result = solution.findCriticalAndPseudoCriticalEdges(n, edges);</text:span></text:span></text:p>
      <text:p text:style-name="P237"><text:span text:style-name="Strong_20_Emphasis"><text:span text:style-name="T274"/></text:span></text:p>
      <text:p text:style-name="P237"><text:span text:style-name="Strong_20_Emphasis"><text:span text:style-name="T274"><text:s text:c="8"/>System.out.println("Critical Edges: " + result.get(0));</text:span></text:span></text:p>
      <text:p text:style-name="P237"><text:span text:style-name="Strong_20_Emphasis"><text:span text:style-name="T274"><text:s text:c="8"/>System.out.println("Pseudo-Critical Edges: " + result.get(1));</text:span></text:span></text:p>
      <text:p text:style-name="P237"><text:span text:style-name="Strong_20_Emphasis"><text:span text:style-name="T274"><text:s text:c="4"/>}</text:span></text:span></text:p>
      <text:p text:style-name="P237"><text:span text:style-name="Strong_20_Emphasis"><text:span text:style-name="T274">}</text:span></text:span></text:p>
      <text:p text:style-name="P219"><text:span text:style-name="Strong_20_Emphasis"><text:span text:style-name="T170"/></text:span></text:p>
      <text:p text:style-name="P219"><text:span text:style-name="Strong_20_Emphasis"><text:span text:style-name="T170"/></text:span></text:p>
      <text:p text:style-name="P237"><text:span text:style-name="Strong_20_Emphasis"><text:span text:style-name="T174">Question 18 (10)</text:span></text:span></text:p>
      <text:p text:style-name="P237"><text:span text:style-name="Strong_20_Emphasis"><text:span text:style-name="T274">Problem Statement:</text:span></text:span></text:p>
      <text:p text:style-name="P237"><text:span text:style-name="Strong_20_Emphasis"><text:span text:style-name="T274"/></text:span></text:p>
      <text:p text:style-name="P237"><text:span text:style-name="Strong_20_Emphasis"><text:span text:style-name="T274">British transportation department assigned numbering to their n cities from 1 to n. There are m buses in the country which are used by people to move from one city to another. Each bus starts from city CL; and ends at city CR; and the cost of taking the bus is C₁. One can travel between any two cities (from smaller index to larger pne) that lie between CL; and CR; (both inclusive) with the cost of C.</text:span></text:span></text:p>
      <text:p text:style-name="P237"><text:span text:style-name="Strong_20_Emphasis"><text:span text:style-name="T274"/></text:span></text:p>
      <text:p text:style-name="P237"><text:soft-page-break/><text:span text:style-name="Strong_20_Emphasis"><text:span text:style-name="T274">More formally people can travel from city u to v (CL; Su &lt;v≤ CR₁) at the cost of C₁ (1 ≤ i ≤ m).</text:span></text:span></text:p>
      <text:p text:style-name="P237"><text:span text:style-name="Strong_20_Emphasis"><text:span text:style-name="T274"/></text:span></text:p>
      <text:p text:style-name="P237"><text:span text:style-name="Strong_20_Emphasis"><text:span text:style-name="T274">You job is to determine the minimum cost required to travel from city 1 to city n. If the city n is not reachable from city 1 then print -1.</text:span></text:span></text:p>
      <text:p text:style-name="P219"><text:span text:style-name="Strong_20_Emphasis"><text:span text:style-name="T170"/></text:span></text:p>
      <text:p text:style-name="P237"><text:span text:style-name="Strong_20_Emphasis"><text:span text:style-name="T174">Ans:</text:span></text:span></text:p>
      <text:p text:style-name="P237"><text:span text:style-name="Strong_20_Emphasis"><text:span text:style-name="T277">import java.util.*;</text:span></text:span></text:p>
      <text:p text:style-name="P237"><text:span text:style-name="Strong_20_Emphasis"><text:span text:style-name="T277"/></text:span></text:p>
      <text:p text:style-name="P237"><text:span text:style-name="Strong_20_Emphasis"><text:span text:style-name="T277">class Edge {</text:span></text:span></text:p>
      <text:p text:style-name="P237"><text:span text:style-name="Strong_20_Emphasis"><text:span text:style-name="T277"><text:s text:c="4"/>int to, cost;</text:span></text:span></text:p>
      <text:p text:style-name="P237"><text:span text:style-name="Strong_20_Emphasis"><text:span text:style-name="T277"/></text:span></text:p>
      <text:p text:style-name="P237"><text:span text:style-name="Strong_20_Emphasis"><text:span text:style-name="T277"><text:s text:c="4"/>public Edge(int to, int cost) {</text:span></text:span></text:p>
      <text:p text:style-name="P237"><text:span text:style-name="Strong_20_Emphasis"><text:span text:style-name="T277"><text:s text:c="8"/>this.to = to;</text:span></text:span></text:p>
      <text:p text:style-name="P237"><text:span text:style-name="Strong_20_Emphasis"><text:span text:style-name="T277"><text:s text:c="8"/>this.cost = cost;</text:span></text:span></text:p>
      <text:p text:style-name="P237"><text:span text:style-name="Strong_20_Emphasis"><text:span text:style-name="T277"><text:s text:c="4"/>}</text:span></text:span></text:p>
      <text:p text:style-name="P237"><text:span text:style-name="Strong_20_Emphasis"><text:span text:style-name="T277">}</text:span></text:span></text:p>
      <text:p text:style-name="P237"><text:span text:style-name="Strong_20_Emphasis"><text:span text:style-name="T277"/></text:span></text:p>
      <text:p text:style-name="P237"><text:span text:style-name="Strong_20_Emphasis"><text:span text:style-name="T277">public class MinimumCostTravel {</text:span></text:span></text:p>
      <text:p text:style-name="P237"><text:span text:style-name="Strong_20_Emphasis"><text:span text:style-name="T277"><text:s text:c="4"/>public static void main(String[] args) {</text:span></text:span></text:p>
      <text:p text:style-name="P237"><text:span text:style-name="Strong_20_Emphasis"><text:span text:style-name="T277"><text:s text:c="8"/>Scanner scanner = new Scanner(System.in);</text:span></text:span></text:p>
      <text:p text:style-name="P237"><text:span text:style-name="Strong_20_Emphasis"><text:span text:style-name="T277"/></text:span></text:p>
      <text:p text:style-name="P237"><text:span text:style-name="Strong_20_Emphasis"><text:span text:style-name="T277"><text:s text:c="8"/>// Input</text:span></text:span></text:p>
      <text:p text:style-name="P237"><text:span text:style-name="Strong_20_Emphasis"><text:span text:style-name="T277"><text:s text:c="8"/>int n = scanner.nextInt(); // number of cities</text:span></text:span></text:p>
      <text:p text:style-name="P237"><text:span text:style-name="Strong_20_Emphasis"><text:span text:style-name="T277"><text:s text:c="8"/>int m = scanner.nextInt(); // number of buses</text:span></text:span></text:p>
      <text:p text:style-name="P237"><text:span text:style-name="Strong_20_Emphasis"><text:span text:style-name="T277"><text:s text:c="8"/>int[] cl = new int[m];</text:span></text:span></text:p>
      <text:p text:style-name="P237"><text:span text:style-name="Strong_20_Emphasis"><text:span text:style-name="T277"><text:s text:c="8"/>int[] cr = new int[m];</text:span></text:span></text:p>
      <text:p text:style-name="P237"><text:span text:style-name="Strong_20_Emphasis"><text:span text:style-name="T277"><text:s text:c="8"/>int[] c1 = new int[m];</text:span></text:span></text:p>
      <text:p text:style-name="P237"><text:span text:style-name="Strong_20_Emphasis"><text:span text:style-name="T277"/></text:span></text:p>
      <text:p text:style-name="P237"><text:span text:style-name="Strong_20_Emphasis"><text:span text:style-name="T277"><text:s text:c="8"/>for (int i = 0; i &lt; m; i++) {</text:span></text:span></text:p>
      <text:p text:style-name="P237"><text:span text:style-name="Strong_20_Emphasis"><text:span text:style-name="T277"><text:s text:c="12"/>cl[i] = scanner.nextInt();</text:span></text:span></text:p>
      <text:p text:style-name="P237"><text:span text:style-name="Strong_20_Emphasis"><text:span text:style-name="T277"><text:s text:c="12"/>cr[i] = scanner.nextInt();</text:span></text:span></text:p>
      <text:p text:style-name="P237"><text:span text:style-name="Strong_20_Emphasis"><text:span text:style-name="T277"><text:s text:c="12"/>c1[i] = scanner.nextInt();</text:span></text:span></text:p>
      <text:p text:style-name="P237"><text:span text:style-name="Strong_20_Emphasis"><text:span text:style-name="T277"><text:s text:c="8"/>}</text:span></text:span></text:p>
      <text:p text:style-name="P237"><text:span text:style-name="Strong_20_Emphasis"><text:span text:style-name="T277"/></text:span></text:p>
      <text:p text:style-name="P237"><text:span text:style-name="Strong_20_Emphasis"><text:span text:style-name="T277"><text:s text:c="8"/>// Output</text:span></text:span></text:p>
      <text:p text:style-name="P237"><text:span text:style-name="Strong_20_Emphasis"><text:span text:style-name="T277"><text:s text:c="8"/>int result = findMinimumCost(n, m, cl, cr, c1);</text:span></text:span></text:p>
      <text:p text:style-name="P237"><text:span text:style-name="Strong_20_Emphasis"><text:span text:style-name="T277"><text:s text:c="8"/>System.out.println(result);</text:span></text:span></text:p>
      <text:p text:style-name="P237"><text:span text:style-name="Strong_20_Emphasis"><text:span text:style-name="T277"><text:s text:c="4"/>}</text:span></text:span></text:p>
      <text:p text:style-name="P237"><text:span text:style-name="Strong_20_Emphasis"><text:span text:style-name="T277"/></text:span></text:p>
      <text:p text:style-name="P237"><text:span text:style-name="Strong_20_Emphasis"><text:span text:style-name="T277"><text:s text:c="4"/>public static int findMinimumCost(int n, int m, int[] cl, int[] cr, int[] c1) {</text:span></text:span></text:p>
      <text:p text:style-name="P237"><text:span text:style-name="Strong_20_Emphasis"><text:span text:style-name="T277"><text:s text:c="8"/>List&lt;List&lt;Edge&gt;&gt; graph = new ArrayList&lt;&gt;();</text:span></text:span></text:p>
      <text:p text:style-name="P237"><text:span text:style-name="Strong_20_Emphasis"><text:span text:style-name="T277"><text:s text:c="8"/>for (int i = 0; i &lt;= n; i++) {</text:span></text:span></text:p>
      <text:p text:style-name="P237"><text:span text:style-name="Strong_20_Emphasis"><text:span text:style-name="T277"><text:s text:c="12"/>graph.add(new ArrayList&lt;&gt;());</text:span></text:span></text:p>
      <text:p text:style-name="P237"><text:span text:style-name="Strong_20_Emphasis"><text:span text:style-name="T277"><text:s text:c="8"/>}</text:span></text:span></text:p>
      <text:p text:style-name="P237"><text:span text:style-name="Strong_20_Emphasis"><text:span text:style-name="T277"/></text:span></text:p>
      <text:p text:style-name="P237"><text:span text:style-name="Strong_20_Emphasis"><text:span text:style-name="T277"><text:s text:c="8"/>for (int i = 0; i &lt; m; i++) {</text:span></text:span></text:p>
      <text:p text:style-name="P237"><text:span text:style-name="Strong_20_Emphasis"><text:span text:style-name="T277"><text:s text:c="12"/>for (int j = cl[i] + 1; j &lt;= cr[i]; j++) {</text:span></text:span></text:p>
      <text:p text:style-name="P237"><text:span text:style-name="Strong_20_Emphasis"><text:span text:style-name="T277"><text:s text:c="16"/>graph.get(j).add(new Edge(j - cl[i], c1[i]));</text:span></text:span></text:p>
      <text:p text:style-name="P237"><text:soft-page-break/><text:span text:style-name="Strong_20_Emphasis"><text:span text:style-name="T277"><text:s text:c="12"/>}</text:span></text:span></text:p>
      <text:p text:style-name="P237"><text:span text:style-name="Strong_20_Emphasis"><text:span text:style-name="T277"><text:s text:c="8"/>}</text:span></text:span></text:p>
      <text:p text:style-name="P237"><text:span text:style-name="Strong_20_Emphasis"><text:span text:style-name="T277"/></text:span></text:p>
      <text:p text:style-name="P237"><text:span text:style-name="Strong_20_Emphasis"><text:span text:style-name="T277"><text:s text:c="8"/>int[] distance = new int[n + 1];</text:span></text:span></text:p>
      <text:p text:style-name="P237"><text:span text:style-name="Strong_20_Emphasis"><text:span text:style-name="T277"><text:s text:c="8"/>Arrays.fill(distance, Integer.MAX_VALUE);</text:span></text:span></text:p>
      <text:p text:style-name="P237"><text:span text:style-name="Strong_20_Emphasis"><text:span text:style-name="T277"><text:s text:c="8"/>distance[1] = 0;</text:span></text:span></text:p>
      <text:p text:style-name="P237"><text:span text:style-name="Strong_20_Emphasis"><text:span text:style-name="T277"/></text:span></text:p>
      <text:p text:style-name="P237"><text:span text:style-name="Strong_20_Emphasis"><text:span text:style-name="T277"><text:s text:c="8"/>PriorityQueue&lt;Edge&gt; priorityQueue = new PriorityQueue&lt;&gt;(Comparator.comparingInt(e -&gt; e.cost));</text:span></text:span></text:p>
      <text:p text:style-name="P237"><text:span text:style-name="Strong_20_Emphasis"><text:span text:style-name="T277"><text:s text:c="8"/>priorityQueue.add(new Edge(1, 0));</text:span></text:span></text:p>
      <text:p text:style-name="P237"><text:span text:style-name="Strong_20_Emphasis"><text:span text:style-name="T277"/></text:span></text:p>
      <text:p text:style-name="P237"><text:span text:style-name="Strong_20_Emphasis"><text:span text:style-name="T277"><text:s text:c="8"/>while (!priorityQueue.isEmpty()) {</text:span></text:span></text:p>
      <text:p text:style-name="P237"><text:span text:style-name="Strong_20_Emphasis"><text:span text:style-name="T277"><text:s text:c="12"/>Edge current = priorityQueue.poll();</text:span></text:span></text:p>
      <text:p text:style-name="P237"><text:span text:style-name="Strong_20_Emphasis"><text:span text:style-name="T277"/></text:span></text:p>
      <text:p text:style-name="P237"><text:span text:style-name="Strong_20_Emphasis"><text:span text:style-name="T277"><text:s text:c="12"/>if (current.cost &gt; distance[current.to]) {</text:span></text:span></text:p>
      <text:p text:style-name="P237"><text:span text:style-name="Strong_20_Emphasis"><text:span text:style-name="T277"><text:s text:c="16"/>continue;</text:span></text:span></text:p>
      <text:p text:style-name="P237"><text:span text:style-name="Strong_20_Emphasis"><text:span text:style-name="T277"><text:s text:c="12"/>}</text:span></text:span></text:p>
      <text:p text:style-name="P237"><text:span text:style-name="Strong_20_Emphasis"><text:span text:style-name="T277"/></text:span></text:p>
      <text:p text:style-name="P237"><text:span text:style-name="Strong_20_Emphasis"><text:span text:style-name="T277"><text:s text:c="12"/>for (Edge neighbor : graph.get(current.to)) {</text:span></text:span></text:p>
      <text:p text:style-name="P237"><text:span text:style-name="Strong_20_Emphasis"><text:span text:style-name="T277"><text:s text:c="16"/>int newCost = current.cost + neighbor.cost;</text:span></text:span></text:p>
      <text:p text:style-name="P237"><text:span text:style-name="Strong_20_Emphasis"><text:span text:style-name="T277"/></text:span></text:p>
      <text:p text:style-name="P237"><text:span text:style-name="Strong_20_Emphasis"><text:span text:style-name="T277"><text:s text:c="16"/>if (newCost &lt; distance[neighbor.to]) {</text:span></text:span></text:p>
      <text:p text:style-name="P237"><text:span text:style-name="Strong_20_Emphasis"><text:span text:style-name="T277"><text:s text:c="20"/>distance[neighbor.to] = newCost;</text:span></text:span></text:p>
      <text:p text:style-name="P237"><text:span text:style-name="Strong_20_Emphasis"><text:span text:style-name="T277"><text:s text:c="20"/>priorityQueue.add(new Edge(neighbor.to, newCost));</text:span></text:span></text:p>
      <text:p text:style-name="P237"><text:span text:style-name="Strong_20_Emphasis"><text:span text:style-name="T277"><text:s text:c="16"/>}</text:span></text:span></text:p>
      <text:p text:style-name="P237"><text:span text:style-name="Strong_20_Emphasis"><text:span text:style-name="T277"><text:s text:c="12"/>}</text:span></text:span></text:p>
      <text:p text:style-name="P237"><text:span text:style-name="Strong_20_Emphasis"><text:span text:style-name="T277"><text:s text:c="8"/>}</text:span></text:span></text:p>
      <text:p text:style-name="P237"><text:span text:style-name="Strong_20_Emphasis"><text:span text:style-name="T277"/></text:span></text:p>
      <text:p text:style-name="P237"><text:span text:style-name="Strong_20_Emphasis"><text:span text:style-name="T277"><text:s text:c="8"/>return distance[n] == Integer.MAX_VALUE ? -1 : distance[n];</text:span></text:span></text:p>
      <text:p text:style-name="P237"><text:span text:style-name="Strong_20_Emphasis"><text:span text:style-name="T277"><text:s text:c="4"/>}</text:span></text:span></text:p>
      <text:p text:style-name="P237"><text:span text:style-name="Strong_20_Emphasis"><text:span text:style-name="T277">}</text:span></text:span></text:p>
      <text:p text:style-name="P219"><text:span text:style-name="Strong_20_Emphasis"><text:span text:style-name="T170"/></text:span></text:p>
      <text:p text:style-name="P239"><text:span text:style-name="Strong_20_Emphasis"><text:span text:style-name="T175">Question 19(19)</text:span></text:span></text:p>
      <text:p text:style-name="P239"><text:span text:style-name="Strong_20_Emphasis"><text:span text:style-name="T275">Problem Statement:</text:span></text:span></text:p>
      <text:p text:style-name="P239"><text:span text:style-name="Strong_20_Emphasis"><text:span text:style-name="T275"/></text:span></text:p>
      <text:p text:style-name="P239"><text:span text:style-name="Strong_20_Emphasis"><text:span text:style-name="T275">Franky is facing a problem where a connected undirected weighted graph without self-loops and multiple edges is given to him.</text:span></text:span></text:p>
      <text:p text:style-name="P239"><text:span text:style-name="Strong_20_Emphasis"><text:span text:style-name="T275"/></text:span></text:p>
      <text:p text:style-name="P239"><text:span text:style-name="Strong_20_Emphasis"><text:span text:style-name="T275">The graph contains n vertices and m edges.</text:span></text:span></text:p>
      <text:p text:style-name="P239"><text:span text:style-name="Strong_20_Emphasis"><text:span text:style-name="T275"/></text:span></text:p>
      <text:p text:style-name="P239"><text:span text:style-name="Strong_20_Emphasis"><text:span text:style-name="T275">• For each edge (u, v) find the minimal possible weight of the spanning tree that contains the edge (u, v).</text:span></text:span></text:p>
      <text:p text:style-name="P239"><text:span text:style-name="Strong_20_Emphasis"><text:span text:style-name="T275"/></text:span></text:p>
      <text:p text:style-name="P239"><text:span text:style-name="Strong_20_Emphasis"><text:span text:style-name="T275">• The weight of the spanning tree is the sum of weights of all edges included in spanning tree.</text:span></text:span></text:p>
      <text:p text:style-name="P239"><text:span text:style-name="Strong_20_Emphasis"><text:span text:style-name="T275"/></text:span></text:p>
      <text:p text:style-name="P239"><text:span text:style-name="Strong_20_Emphasis"><text:span text:style-name="T275">Input Layout:</text:span></text:span></text:p>
      <text:p text:style-name="P239"><text:span text:style-name="Strong_20_Emphasis"><text:span text:style-name="T275"/></text:span></text:p>
      <text:p text:style-name="P239"><text:span text:style-name="Strong_20_Emphasis"><text:span text:style-name="T275">First line contains two integers n and m: the number of vertices and edges in graph.</text:span></text:span></text:p>
      <text:p text:style-name="P239"><text:soft-page-break/><text:span text:style-name="Strong_20_Emphasis"><text:span text:style-name="T275"/></text:span></text:p>
      <text:p text:style-name="P239"><text:span text:style-name="Strong_20_Emphasis"><text:span text:style-name="T275">Each of the next m lines contains three integers u, v,, w: the endpoints of the ith edge and its weight.</text:span></text:span></text:p>
      <text:p text:style-name="P239"><text:span text:style-name="Strong_20_Emphasis"><text:span text:style-name="T275"/></text:span></text:p>
      <text:p text:style-name="P239"><text:span text:style-name="Strong_20_Emphasis"><text:span text:style-name="T275">Output Layout:</text:span></text:span></text:p>
      <text:p text:style-name="P239"><text:span text:style-name="Strong_20_Emphasis"><text:span text:style-name="T275"/></text:span></text:p>
      <text:p text:style-name="P239"><text:span text:style-name="Strong_20_Emphasis"><text:span text:style-name="T275">Print m lines where ith line should contain the minimal possible weight of the spanning tree that contains ith edge.</text:span></text:span></text:p>
      <text:p text:style-name="P239"><text:span text:style-name="Strong_20_Emphasis"><text:span text:style-name="T275"/></text:span></text:p>
      <text:p text:style-name="P239"><text:span text:style-name="Strong_20_Emphasis"><text:span text:style-name="T275">The edges are numbered from 1 to m in order of their appearing in innut</text:span></text:span></text:p>
      <text:p text:style-name="P240"><text:span text:style-name="Strong_20_Emphasis"><text:span text:style-name="T176">Ans:</text:span></text:span></text:p>
      <text:p text:style-name="P240"><text:span text:style-name="Strong_20_Emphasis"><text:span text:style-name="T276">import java.util.*;</text:span></text:span></text:p>
      <text:p text:style-name="P240"><text:span text:style-name="Strong_20_Emphasis"><text:span text:style-name="T276"/></text:span></text:p>
      <text:p text:style-name="P240"><text:span text:style-name="Strong_20_Emphasis"><text:span text:style-name="T276">class Edge implements Comparable&lt;Edge&gt; {</text:span></text:span></text:p>
      <text:p text:style-name="P240"><text:span text:style-name="Strong_20_Emphasis"><text:span text:style-name="T276"><text:s text:c="4"/>int u, v, w, index;</text:span></text:span></text:p>
      <text:p text:style-name="P240"><text:span text:style-name="Strong_20_Emphasis"><text:span text:style-name="T276"/></text:span></text:p>
      <text:p text:style-name="P240"><text:span text:style-name="Strong_20_Emphasis"><text:span text:style-name="T276"><text:s text:c="4"/>public Edge(int u, int v, int w, int index) {</text:span></text:span></text:p>
      <text:p text:style-name="P240"><text:span text:style-name="Strong_20_Emphasis"><text:span text:style-name="T276"><text:s text:c="8"/>this.u = u;</text:span></text:span></text:p>
      <text:p text:style-name="P240"><text:span text:style-name="Strong_20_Emphasis"><text:span text:style-name="T276"><text:s text:c="8"/>this.v = v;</text:span></text:span></text:p>
      <text:p text:style-name="P240"><text:span text:style-name="Strong_20_Emphasis"><text:span text:style-name="T276"><text:s text:c="8"/>this.w = w;</text:span></text:span></text:p>
      <text:p text:style-name="P240"><text:span text:style-name="Strong_20_Emphasis"><text:span text:style-name="T276"><text:s text:c="8"/>this.index = index;</text:span></text:span></text:p>
      <text:p text:style-name="P240"><text:span text:style-name="Strong_20_Emphasis"><text:span text:style-name="T276"><text:s text:c="4"/>}</text:span></text:span></text:p>
      <text:p text:style-name="P240"><text:span text:style-name="Strong_20_Emphasis"><text:span text:style-name="T276"/></text:span></text:p>
      <text:p text:style-name="P240"><text:span text:style-name="Strong_20_Emphasis"><text:span text:style-name="T276"><text:s text:c="4"/>@Override</text:span></text:span></text:p>
      <text:p text:style-name="P240"><text:span text:style-name="Strong_20_Emphasis"><text:span text:style-name="T276"><text:s text:c="4"/>public int compareTo(Edge other) {</text:span></text:span></text:p>
      <text:p text:style-name="P240"><text:span text:style-name="Strong_20_Emphasis"><text:span text:style-name="T276"><text:s text:c="8"/>return Integer.compare(this.w, other.w);</text:span></text:span></text:p>
      <text:p text:style-name="P240"><text:span text:style-name="Strong_20_Emphasis"><text:span text:style-name="T276"><text:s text:c="4"/>}</text:span></text:span></text:p>
      <text:p text:style-name="P240"><text:span text:style-name="Strong_20_Emphasis"><text:span text:style-name="T276">}</text:span></text:span></text:p>
      <text:p text:style-name="P240"><text:span text:style-name="Strong_20_Emphasis"><text:span text:style-name="T276"/></text:span></text:p>
      <text:p text:style-name="P240"><text:span text:style-name="Strong_20_Emphasis"><text:span text:style-name="T276">class UnionFind {</text:span></text:span></text:p>
      <text:p text:style-name="P240"><text:span text:style-name="Strong_20_Emphasis"><text:span text:style-name="T276"><text:s text:c="4"/>private int[] parent;</text:span></text:span></text:p>
      <text:p text:style-name="P240"><text:span text:style-name="Strong_20_Emphasis"><text:span text:style-name="T276"><text:s text:c="4"/>private int[] rank;</text:span></text:span></text:p>
      <text:p text:style-name="P240"><text:span text:style-name="Strong_20_Emphasis"><text:span text:style-name="T276"/></text:span></text:p>
      <text:p text:style-name="P240"><text:span text:style-name="Strong_20_Emphasis"><text:span text:style-name="T276"><text:s text:c="4"/>public UnionFind(int n) {</text:span></text:span></text:p>
      <text:p text:style-name="P240"><text:span text:style-name="Strong_20_Emphasis"><text:span text:style-name="T276"><text:s text:c="8"/>parent = new int[n + 1];</text:span></text:span></text:p>
      <text:p text:style-name="P240"><text:span text:style-name="Strong_20_Emphasis"><text:span text:style-name="T276"><text:s text:c="8"/>rank = new int[n + 1];</text:span></text:span></text:p>
      <text:p text:style-name="P240"><text:span text:style-name="Strong_20_Emphasis"><text:span text:style-name="T276"><text:s text:c="8"/>for (int i = 1; i &lt;= n; i++) {</text:span></text:span></text:p>
      <text:p text:style-name="P240"><text:span text:style-name="Strong_20_Emphasis"><text:span text:style-name="T276"><text:s text:c="12"/>parent[i] = i;</text:span></text:span></text:p>
      <text:p text:style-name="P240"><text:span text:style-name="Strong_20_Emphasis"><text:span text:style-name="T276"><text:s text:c="8"/>}</text:span></text:span></text:p>
      <text:p text:style-name="P240"><text:span text:style-name="Strong_20_Emphasis"><text:span text:style-name="T276"><text:s text:c="4"/>}</text:span></text:span></text:p>
      <text:p text:style-name="P240"><text:span text:style-name="Strong_20_Emphasis"><text:span text:style-name="T276"/></text:span></text:p>
      <text:p text:style-name="P240"><text:span text:style-name="Strong_20_Emphasis"><text:span text:style-name="T276"><text:s text:c="4"/>public int find(int u) {</text:span></text:span></text:p>
      <text:p text:style-name="P240"><text:span text:style-name="Strong_20_Emphasis"><text:span text:style-name="T276"><text:s text:c="8"/>if (parent[u] != u) {</text:span></text:span></text:p>
      <text:p text:style-name="P240"><text:span text:style-name="Strong_20_Emphasis"><text:span text:style-name="T276"><text:s text:c="12"/>parent[u] = find(parent[u]);</text:span></text:span></text:p>
      <text:p text:style-name="P240"><text:span text:style-name="Strong_20_Emphasis"><text:span text:style-name="T276"><text:s text:c="8"/>}</text:span></text:span></text:p>
      <text:p text:style-name="P240"><text:span text:style-name="Strong_20_Emphasis"><text:span text:style-name="T276"><text:s text:c="8"/>return parent[u];</text:span></text:span></text:p>
      <text:p text:style-name="P240"><text:span text:style-name="Strong_20_Emphasis"><text:span text:style-name="T276"><text:s text:c="4"/>}</text:span></text:span></text:p>
      <text:p text:style-name="P240"><text:span text:style-name="Strong_20_Emphasis"><text:span text:style-name="T276"/></text:span></text:p>
      <text:p text:style-name="P240"><text:span text:style-name="Strong_20_Emphasis"><text:span text:style-name="T276"><text:s text:c="4"/>public void union(int u, int v) {</text:span></text:span></text:p>
      <text:p text:style-name="P240"><text:soft-page-break/><text:span text:style-name="Strong_20_Emphasis"><text:span text:style-name="T276"><text:s text:c="8"/>int rootU = find(u);</text:span></text:span></text:p>
      <text:p text:style-name="P240"><text:span text:style-name="Strong_20_Emphasis"><text:span text:style-name="T276"><text:s text:c="8"/>int rootV = find(v);</text:span></text:span></text:p>
      <text:p text:style-name="P240"><text:span text:style-name="Strong_20_Emphasis"><text:span text:style-name="T276"/></text:span></text:p>
      <text:p text:style-name="P240"><text:span text:style-name="Strong_20_Emphasis"><text:span text:style-name="T276"><text:s text:c="8"/>if (rootU != rootV) {</text:span></text:span></text:p>
      <text:p text:style-name="P240"><text:span text:style-name="Strong_20_Emphasis"><text:span text:style-name="T276"><text:s text:c="12"/>if (rank[rootU] &lt; rank[rootV]) {</text:span></text:span></text:p>
      <text:p text:style-name="P240"><text:span text:style-name="Strong_20_Emphasis"><text:span text:style-name="T276"><text:s text:c="16"/>parent[rootU] = rootV;</text:span></text:span></text:p>
      <text:p text:style-name="P240"><text:span text:style-name="Strong_20_Emphasis"><text:span text:style-name="T276"><text:s text:c="12"/>} else if (rank[rootU] &gt; rank[rootV]) {</text:span></text:span></text:p>
      <text:p text:style-name="P240"><text:span text:style-name="Strong_20_Emphasis"><text:span text:style-name="T276"><text:s text:c="16"/>parent[rootV] = rootU;</text:span></text:span></text:p>
      <text:p text:style-name="P240"><text:span text:style-name="Strong_20_Emphasis"><text:span text:style-name="T276"><text:s text:c="12"/>} else {</text:span></text:span></text:p>
      <text:p text:style-name="P240"><text:span text:style-name="Strong_20_Emphasis"><text:span text:style-name="T276"><text:s text:c="16"/>parent[rootU] = rootV;</text:span></text:span></text:p>
      <text:p text:style-name="P240"><text:span text:style-name="Strong_20_Emphasis"><text:span text:style-name="T276"><text:s text:c="16"/>rank[rootV]++;</text:span></text:span></text:p>
      <text:p text:style-name="P240"><text:span text:style-name="Strong_20_Emphasis"><text:span text:style-name="T276"><text:s text:c="12"/>}</text:span></text:span></text:p>
      <text:p text:style-name="P240"><text:span text:style-name="Strong_20_Emphasis"><text:span text:style-name="T276"><text:s text:c="8"/>}</text:span></text:span></text:p>
      <text:p text:style-name="P240"><text:span text:style-name="Strong_20_Emphasis"><text:span text:style-name="T276"><text:s text:c="4"/>}</text:span></text:span></text:p>
      <text:p text:style-name="P240"><text:span text:style-name="Strong_20_Emphasis"><text:span text:style-name="T276">}</text:span></text:span></text:p>
      <text:p text:style-name="P240"><text:span text:style-name="Strong_20_Emphasis"><text:span text:style-name="T276"/></text:span></text:p>
      <text:p text:style-name="P240"><text:span text:style-name="Strong_20_Emphasis"><text:span text:style-name="T276">public class MinimalSpanningTree {</text:span></text:span></text:p>
      <text:p text:style-name="P240"><text:span text:style-name="Strong_20_Emphasis"><text:span text:style-name="T276"><text:s text:c="4"/>public static void main(String[] args) {</text:span></text:span></text:p>
      <text:p text:style-name="P240"><text:span text:style-name="Strong_20_Emphasis"><text:span text:style-name="T276"><text:s text:c="8"/>Scanner scanner = new Scanner(System.in);</text:span></text:span></text:p>
      <text:p text:style-name="P240"><text:span text:style-name="Strong_20_Emphasis"><text:span text:style-name="T276"/></text:span></text:p>
      <text:p text:style-name="P240"><text:span text:style-name="Strong_20_Emphasis"><text:span text:style-name="T276"><text:s text:c="8"/>// Input</text:span></text:span></text:p>
      <text:p text:style-name="P240"><text:span text:style-name="Strong_20_Emphasis"><text:span text:style-name="T276"><text:s text:c="8"/>int n = scanner.nextInt(); // number of vertices</text:span></text:span></text:p>
      <text:p text:style-name="P240"><text:span text:style-name="Strong_20_Emphasis"><text:span text:style-name="T276"><text:s text:c="8"/>int m = scanner.nextInt(); // number of edges</text:span></text:span></text:p>
      <text:p text:style-name="P240"><text:span text:style-name="Strong_20_Emphasis"><text:span text:style-name="T276"/></text:span></text:p>
      <text:p text:style-name="P240"><text:span text:style-name="Strong_20_Emphasis"><text:span text:style-name="T276"><text:s text:c="8"/>Edge[] edges = new Edge[m + 1];</text:span></text:span></text:p>
      <text:p text:style-name="P240"><text:span text:style-name="Strong_20_Emphasis"><text:span text:style-name="T276"><text:s text:c="8"/>for (int i = 1; i &lt;= m; i++) {</text:span></text:span></text:p>
      <text:p text:style-name="P240"><text:span text:style-name="Strong_20_Emphasis"><text:span text:style-name="T276"><text:s text:c="12"/>int u = scanner.nextInt();</text:span></text:span></text:p>
      <text:p text:style-name="P240"><text:span text:style-name="Strong_20_Emphasis"><text:span text:style-name="T276"><text:s text:c="12"/>int v = scanner.nextInt();</text:span></text:span></text:p>
      <text:p text:style-name="P240"><text:span text:style-name="Strong_20_Emphasis"><text:span text:style-name="T276"><text:s text:c="12"/>int w = scanner.nextInt();</text:span></text:span></text:p>
      <text:p text:style-name="P240"><text:span text:style-name="Strong_20_Emphasis"><text:span text:style-name="T276"><text:s text:c="12"/>edges[i] = new Edge(u, v, w, i);</text:span></text:span></text:p>
      <text:p text:style-name="P240"><text:span text:style-name="Strong_20_Emphasis"><text:span text:style-name="T276"><text:s text:c="8"/>}</text:span></text:span></text:p>
      <text:p text:style-name="P240"><text:span text:style-name="Strong_20_Emphasis"><text:span text:style-name="T276"/></text:span></text:p>
      <text:p text:style-name="P240"><text:span text:style-name="Strong_20_Emphasis"><text:span text:style-name="T276"><text:s text:c="8"/>// Output</text:span></text:span></text:p>
      <text:p text:style-name="P240"><text:span text:style-name="Strong_20_Emphasis"><text:span text:style-name="T276"><text:s text:c="8"/>int[] result = findMinimalWeights(n, m, edges);</text:span></text:span></text:p>
      <text:p text:style-name="P240"><text:span text:style-name="Strong_20_Emphasis"><text:span text:style-name="T276"><text:s text:c="8"/>for (int i = 1; i &lt;= m; i++) {</text:span></text:span></text:p>
      <text:p text:style-name="P240"><text:span text:style-name="Strong_20_Emphasis"><text:span text:style-name="T276"><text:s text:c="12"/>System.out.println(result[i]);</text:span></text:span></text:p>
      <text:p text:style-name="P240"><text:span text:style-name="Strong_20_Emphasis"><text:span text:style-name="T276"><text:s text:c="8"/>}</text:span></text:span></text:p>
      <text:p text:style-name="P240"><text:span text:style-name="Strong_20_Emphasis"><text:span text:style-name="T276"><text:s text:c="4"/>}</text:span></text:span></text:p>
      <text:p text:style-name="P240"><text:span text:style-name="Strong_20_Emphasis"><text:span text:style-name="T276"/></text:span></text:p>
      <text:p text:style-name="P240"><text:span text:style-name="Strong_20_Emphasis"><text:span text:style-name="T276"><text:s text:c="4"/>public static int[] findMinimalWeights(int n, int m, Edge[] edges) {</text:span></text:span></text:p>
      <text:p text:style-name="P240"><text:span text:style-name="Strong_20_Emphasis"><text:span text:style-name="T276"><text:s text:c="8"/>Arrays.sort(edges, 1, m + 1);</text:span></text:span></text:p>
      <text:p text:style-name="P240"><text:span text:style-name="Strong_20_Emphasis"><text:span text:style-name="T276"/></text:span></text:p>
      <text:p text:style-name="P240"><text:span text:style-name="Strong_20_Emphasis"><text:span text:style-name="T276"><text:s text:c="8"/>int[] minimalWeights = new int[m + 1];</text:span></text:span></text:p>
      <text:p text:style-name="P240"><text:span text:style-name="Strong_20_Emphasis"><text:span text:style-name="T276"><text:s text:c="8"/>Arrays.fill(minimalWeights, Integer.MAX_VALUE);</text:span></text:span></text:p>
      <text:p text:style-name="P240"><text:span text:style-name="Strong_20_Emphasis"><text:span text:style-name="T276"/></text:span></text:p>
      <text:p text:style-name="P240"><text:span text:style-name="Strong_20_Emphasis"><text:span text:style-name="T276"><text:s text:c="8"/>UnionFind uf = new UnionFind(n);</text:span></text:span></text:p>
      <text:p text:style-name="P240"><text:span text:style-name="Strong_20_Emphasis"><text:span text:style-name="T276"/></text:span></text:p>
      <text:p text:style-name="P240"><text:span text:style-name="Strong_20_Emphasis"><text:span text:style-name="T276"><text:s text:c="8"/>for (int i = 1; i &lt;= m; i++) {</text:span></text:span></text:p>
      <text:p text:style-name="P240"><text:span text:style-name="Strong_20_Emphasis"><text:span text:style-name="T276"><text:s text:c="12"/>int u = edges[i].u;</text:span></text:span></text:p>
      <text:p text:style-name="P240"><text:soft-page-break/><text:span text:style-name="Strong_20_Emphasis"><text:span text:style-name="T276"><text:s text:c="12"/>int v = edges[i].v;</text:span></text:span></text:p>
      <text:p text:style-name="P240"><text:span text:style-name="Strong_20_Emphasis"><text:span text:style-name="T276"><text:s text:c="12"/>int w = edges[i].w;</text:span></text:span></text:p>
      <text:p text:style-name="P240"><text:span text:style-name="Strong_20_Emphasis"><text:span text:style-name="T276"><text:s text:c="12"/>int index = edges[i].index;</text:span></text:span></text:p>
      <text:p text:style-name="P240"><text:span text:style-name="Strong_20_Emphasis"><text:span text:style-name="T276"/></text:span></text:p>
      <text:p text:style-name="P240"><text:span text:style-name="Strong_20_Emphasis"><text:span text:style-name="T276"><text:s text:c="12"/>int rootU = uf.find(u);</text:span></text:span></text:p>
      <text:p text:style-name="P240"><text:span text:style-name="Strong_20_Emphasis"><text:span text:style-name="T276"><text:s text:c="12"/>int rootV = uf.find(v);</text:span></text:span></text:p>
      <text:p text:style-name="P240"><text:span text:style-name="Strong_20_Emphasis"><text:span text:style-name="T276"/></text:span></text:p>
      <text:p text:style-name="P240"><text:span text:style-name="Strong_20_Emphasis"><text:span text:style-name="T276"><text:s text:c="12"/>if (rootU != rootV) {</text:span></text:span></text:p>
      <text:p text:style-name="P240"><text:span text:style-name="Strong_20_Emphasis"><text:span text:style-name="T276"><text:s text:c="16"/>uf.union(u, v);</text:span></text:span></text:p>
      <text:p text:style-name="P240"><text:span text:style-name="Strong_20_Emphasis"><text:span text:style-name="T276"><text:s text:c="16"/>minimalWeights[index] = minimalWeights[index - 1] + w;</text:span></text:span></text:p>
      <text:p text:style-name="P240"><text:span text:style-name="Strong_20_Emphasis"><text:span text:style-name="T276"><text:s text:c="12"/>} else {</text:span></text:span></text:p>
      <text:p text:style-name="P240"><text:span text:style-name="Strong_20_Emphasis"><text:span text:style-name="T276"><text:s text:c="16"/>minimalWeights[index] = minimalWeights[index - 1];</text:span></text:span></text:p>
      <text:p text:style-name="P240"><text:span text:style-name="Strong_20_Emphasis"><text:span text:style-name="T276"><text:s text:c="12"/>}</text:span></text:span></text:p>
      <text:p text:style-name="P240"><text:span text:style-name="Strong_20_Emphasis"><text:span text:style-name="T276"><text:s text:c="8"/>}</text:span></text:span></text:p>
      <text:p text:style-name="P240"><text:span text:style-name="Strong_20_Emphasis"><text:span text:style-name="T276"/></text:span></text:p>
      <text:p text:style-name="P240"><text:span text:style-name="Strong_20_Emphasis"><text:span text:style-name="T276"><text:s text:c="8"/>return minimalWeights;</text:span></text:span></text:p>
      <text:p text:style-name="P240"><text:span text:style-name="Strong_20_Emphasis"><text:span text:style-name="T276"><text:s text:c="4"/>}</text:span></text:span></text:p>
      <text:p text:style-name="P240"><text:span text:style-name="Strong_20_Emphasis"><text:span text:style-name="T276">}</text:span></text:span></text:p>
      <text:p text:style-name="P219"><text:span text:style-name="Strong_20_Emphasis"><text:span text:style-name="T170"/></text:span></text:p>
      <text:p text:style-name="P91"><text:span text:style-name="T159">Stevers </text:span><text:span text:style-name="T4">:</text:span><text:span text:style-name="T1"> Graphs [Concepts &amp; Problems]</text:span></text:p>
      <text:p text:style-name="P45"/>
      <text:p text:style-name="P46">Part 1:</text:p>
      <text:p text:style-name="P46"> Learning</text:p>
      <text:p text:style-name="P46"/>
      <text:p text:style-name="P46">Question 1:</text:p>
      <text:h text:style-name="P13" text:outline-level="1">Count of distinct graphs that can be formed with N vertices</text:h>
      <text:p text:style-name="P92"><text:span text:style-name="T11">Given an integer </text:span><text:span text:style-name="Strong_20_Emphasis"><text:span text:style-name="T12">N </text:span></text:span><text:span text:style-name="T11">which is the number of vertices. The task is to find the number of distinct graphs that can be formed. Since the answer can be very large, print the </text:span><text:span text:style-name="Strong_20_Emphasis"><text:span text:style-name="T12">answer % 1000000007</text:span></text:span><text:span text:style-name="T11">.<text:line-break/></text:span><text:span text:style-name="Strong_20_Emphasis"><text:span text:style-name="T12">Examples:</text:span></text:span><text:span text:style-name="T11"><text:line-break/></text:span><text:span text:style-name="Strong_20_Emphasis"><text:span text:style-name="T190">Input: </text:span></text:span><text:span text:style-name="T189">N = 3<text:line-break/></text:span><text:span text:style-name="Strong_20_Emphasis"><text:span text:style-name="T190">Output: </text:span></text:span><text:span text:style-name="T189">8<text:line-break/></text:span><text:span text:style-name="Strong_20_Emphasis"><text:span text:style-name="T190">Input: </text:span></text:span><text:span text:style-name="T189">N = 4 <text:line-break/></text:span><text:span text:style-name="Strong_20_Emphasis"><text:span text:style-name="T190">Output:</text:span></text:span><text:span text:style-name="T189">64 </text:span></text:p>
      <text:p text:style-name="P108">Ans:</text:p>
      <text:p text:style-name="P89"><text:span text:style-name="Source_20_Text"><text:span text:style-name="T27"/></text:span></text:p>
      <text:p text:style-name="P75"><text:span text:style-name="Source_20_Text"><text:span text:style-name="T28">class</text:span></text:span><text:span text:style-name="T18"> </text:span><text:span text:style-name="Source_20_Text"><text:span text:style-name="T31">GFG </text:span></text:span></text:p>
      <text:p text:style-name="P75"><text:span text:style-name="Source_20_Text"><text:span text:style-name="T31">{</text:span></text:span></text:p>
      <text:p text:style-name="P75"><text:span text:style-name="Source_20_Text"><text:span text:style-name="T23">    </text:span></text:span><text:span text:style-name="Source_20_Text"><text:span text:style-name="T28">static</text:span></text:span><text:span text:style-name="T18"> </text:span><text:span text:style-name="Source_20_Text"><text:span text:style-name="T28">final</text:span></text:span><text:span text:style-name="T18"> </text:span><text:span text:style-name="Source_20_Text"><text:span text:style-name="T28">int</text:span></text:span><text:span text:style-name="T18"> </text:span><text:span text:style-name="Source_20_Text"><text:span text:style-name="T31">MOD = (</text:span></text:span><text:span text:style-name="Source_20_Text"><text:span text:style-name="T28">int</text:span></text:span><text:span text:style-name="Source_20_Text"><text:span text:style-name="T31">)1e9 + </text:span></text:span><text:span text:style-name="Source_20_Text"><text:span text:style-name="T45">7</text:span></text:span><text:span text:style-name="Source_20_Text"><text:span text:style-name="T31">; </text:span></text:span></text:p>
      <text:p text:style-name="P75"><text:soft-page-break/><text:span text:style-name="Source_20_Text"><text:span text:style-name="T23">    </text:span></text:span><text:span text:style-name="Source_20_Text"><text:span text:style-name="T28">static</text:span></text:span><text:span text:style-name="T18"> </text:span><text:span text:style-name="Source_20_Text"><text:span text:style-name="T28">long</text:span></text:span><text:span text:style-name="T18"> </text:span><text:span text:style-name="Source_20_Text"><text:span text:style-name="T31">power(</text:span></text:span><text:span text:style-name="Source_20_Text"><text:span text:style-name="T28">long</text:span></text:span><text:span text:style-name="T18"> </text:span><text:span text:style-name="Source_20_Text"><text:span text:style-name="T31">x, </text:span></text:span></text:p>
      <text:p text:style-name="P75"><text:span text:style-name="Source_20_Text"><text:span text:style-name="T23">                      </text:span></text:span><text:span text:style-name="Source_20_Text"><text:span text:style-name="T28">long</text:span></text:span><text:span text:style-name="T18"> </text:span><text:span text:style-name="Source_20_Text"><text:span text:style-name="T31">y)</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28">long</text:span></text:span><text:span text:style-name="T18"> </text:span><text:span text:style-name="Source_20_Text"><text:span text:style-name="T31">res = </text:span></text:span><text:span text:style-name="Source_20_Text"><text:span text:style-name="T45">1</text:span></text:span><text:span text:style-name="Source_20_Text"><text:span text:style-name="T31">; </text:span></text:span></text:p>
      <text:p text:style-name="P75"><text:span text:style-name="Source_20_Text"><text:span text:style-name="T23">        </text:span></text:span><text:span text:style-name="Source_20_Text"><text:span text:style-name="T28">while</text:span></text:span><text:span text:style-name="T18"> </text:span><text:span text:style-name="Source_20_Text"><text:span text:style-name="T31">(y &gt; </text:span></text:span><text:span text:style-name="Source_20_Text"><text:span text:style-name="T45">0</text:span></text:span><text:span text:style-name="Source_20_Text"><text:span text:style-name="T31">) </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y &amp; </text:span></text:span><text:span text:style-name="Source_20_Text"><text:span text:style-name="T45">1</text:span></text:span><text:span text:style-name="Source_20_Text"><text:span text:style-name="T31">) != </text:span></text:span><text:span text:style-name="Source_20_Text"><text:span text:style-name="T45">0</text:span></text:span><text:span text:style-name="Source_20_Text"><text:span text:style-name="T31">) </text:span></text:span></text:p>
      <text:p text:style-name="P75"><text:span text:style-name="Source_20_Text"><text:span text:style-name="T23">                </text:span></text:span><text:span text:style-name="Source_20_Text"><text:span text:style-name="T31">res = (res * x) % MOD; </text:span></text:span></text:p>
      <text:p text:style-name="P75"><text:span text:style-name="Source_20_Text"><text:span text:style-name="T23">            </text:span></text:span><text:span text:style-name="Source_20_Text"><text:span text:style-name="T31">x = (x * x) % MOD; </text:span></text:span></text:p>
      <text:p text:style-name="P75"><text:span text:style-name="Source_20_Text"><text:span text:style-name="T23">            </text:span></text:span><text:span text:style-name="Source_20_Text"><text:span text:style-name="T31">y /= </text:span></text:span><text:span text:style-name="Source_20_Text"><text:span text:style-name="T45">2</text:span></text:span><text:span text:style-name="Source_20_Text"><text:span text:style-name="T31">; </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28">return</text:span></text:span><text:span text:style-name="T18"> </text:span><text:span text:style-name="Source_20_Text"><text:span text:style-name="T31">res; </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T23"> </text:span><text:span text:style-name="Source_20_Text"><text:span text:style-name="T23"> </text:span></text:span><text:span text:style-name="Source_20_Text"><text:span text:style-name="T28">static</text:span></text:span><text:span text:style-name="T18"> </text:span><text:span text:style-name="Source_20_Text"><text:span text:style-name="T28">long</text:span></text:span><text:span text:style-name="T18"> </text:span><text:span text:style-name="Source_20_Text"><text:span text:style-name="T31">countGraphs(</text:span></text:span><text:span text:style-name="Source_20_Text"><text:span text:style-name="T28">int</text:span></text:span><text:span text:style-name="T18"> </text:span><text:span text:style-name="Source_20_Text"><text:span text:style-name="T31">n) </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28">long</text:span></text:span><text:span text:style-name="T18"> </text:span><text:span text:style-name="Source_20_Text"><text:span text:style-name="T31">x = n * (n - </text:span></text:span><text:span text:style-name="Source_20_Text"><text:span text:style-name="T45">1</text:span></text:span><text:span text:style-name="Source_20_Text"><text:span text:style-name="T31">) / </text:span></text:span><text:span text:style-name="Source_20_Text"><text:span text:style-name="T45">2</text:span></text:span><text:span text:style-name="Source_20_Text"><text:span text:style-name="T31">; </text:span></text:span></text:p>
      <text:p text:style-name="P75"><text:span text:style-name="Source_20_Text"><text:span text:style-name="T23">    </text:span></text:span><text:span text:style-name="T23"> </text:span><text:span text:style-name="Source_20_Text"><text:span text:style-name="T28">return</text:span></text:span><text:span text:style-name="T18"> </text:span><text:span text:style-name="Source_20_Text"><text:span text:style-name="T31">power(</text:span></text:span><text:span text:style-name="Source_20_Text"><text:span text:style-name="T45">2</text:span></text:span><text:span text:style-name="Source_20_Text"><text:span text:style-name="T31">, x); </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T23"> </text:span></text:p>
      <text:p text:style-name="P75"><text:span text:style-name="Source_20_Text"><text:span text:style-name="T23">  </text:span></text:span></text:p>
      <text:p text:style-name="P75"><text:span text:style-name="Source_20_Text"><text:span text:style-name="T23">    </text:span></text:span><text:span text:style-name="Source_20_Text"><text:span text:style-name="T28">public</text:span></text:span><text:span text:style-name="T18"> </text:span><text:span text:style-name="Source_20_Text"><text:span text:style-name="T28">static</text:span></text:span><text:span text:style-name="T18"> </text:span><text:span text:style-name="Source_20_Text"><text:span text:style-name="T28">void</text:span></text:span><text:span text:style-name="T18"> </text:span><text:span text:style-name="Source_20_Text"><text:span text:style-name="T31">main (String[] args) </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n = </text:span></text:span><text:span text:style-name="Source_20_Text"><text:span text:style-name="T45">5</text:span></text:span><text:span text:style-name="Source_20_Text"><text:span text:style-name="T31">; </text:span></text:span></text:p>
      <text:p text:style-name="P75"><text:span text:style-name="Source_20_Text"><text:span text:style-name="T23">    </text:span></text:span><text:span text:style-name="T23"> </text:span></text:p>
      <text:p text:style-name="P75"><text:span text:style-name="Source_20_Text"><text:span text:style-name="T23">        </text:span></text:span><text:span text:style-name="Source_20_Text"><text:span text:style-name="T31">System.out.println(countGraphs(n)); </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31">}</text:span></text:span></text:p>
      <text:p text:style-name="P5"> </text:p>
      <text:p text:style-name="P7">Question 2:</text:p>
      <text:p text:style-name="P8"/>
      <text:h text:style-name="P72" text:outline-level="1"><text:span text:style-name="Source_20_Text"><text:span text:style-name="T8">Graph Representation in C++</text:span></text:span></text:h>
      <text:p text:style-name="P75"><text:span text:style-name="Source_20_Text"><text:span text:style-name="T27"/></text:span></text:p>
      <text:p text:style-name="P92"><text:span text:style-name="T191">Part 1: </text:span><text:span text:style-name="Strong_20_Emphasis"><text:span text:style-name="T6">Adjacency Matrix</text:span></text:span></text:p>
      <text:p text:style-name="P90"><text:span text:style-name="T46">using</text:span><text:span text:style-name="T47"> </text:span><text:span text:style-name="T46">namespace</text:span><text:span text:style-name="T47"> </text:span><text:span text:style-name="T48">std;</text:span><text:span text:style-name="T47"> </text:span></text:p>
      <text:p text:style-name="P90"><text:span text:style-name="T46">int</text:span><text:span text:style-name="T47"> </text:span><text:span text:style-name="T50">main</text:span><text:span text:style-name="T48">()</text:span><text:span text:style-name="T47"> </text:span></text:p>
      <text:p text:style-name="P90"><text:span text:style-name="T48">{</text:span><text:span text:style-name="T47"> </text:span><text:span text:style-name="T46">int</text:span><text:span text:style-name="T47"> </text:span><text:span text:style-name="T48">n,</text:span><text:span text:style-name="T47"> </text:span><text:span text:style-name="T48">m;</text:span><text:span text:style-name="T47"> </text:span><text:span text:style-name="T48">cin </text:span><text:span text:style-name="T51">&gt;&gt;</text:span><text:span text:style-name="T47"> </text:span><text:span text:style-name="T48">n </text:span><text:span text:style-name="T51">&gt;&gt;</text:span><text:span text:style-name="T47"> </text:span><text:span text:style-name="T48">m;</text:span><text:span text:style-name="T47"> </text:span></text:p>
      <text:p text:style-name="P90"><text:span text:style-name="T47"><text:s/></text:span><text:span text:style-name="T46">int</text:span><text:span text:style-name="T47"> </text:span><text:span text:style-name="T48">adj[n</text:span><text:span text:style-name="T51">+</text:span><text:span text:style-name="T52">1</text:span><text:span text:style-name="T48">][n</text:span><text:span text:style-name="T51">+</text:span><text:span text:style-name="T52">1</text:span><text:span text:style-name="T48">];</text:span><text:span text:style-name="T47"> </text:span></text:p>
      <text:p text:style-name="P90"><text:span text:style-name="T46">for</text:span><text:span text:style-name="T48">(</text:span><text:span text:style-name="T46">int</text:span><text:span text:style-name="T47"> </text:span><text:span text:style-name="T48">i </text:span><text:span text:style-name="T51">=</text:span><text:span text:style-name="T47"> </text:span><text:span text:style-name="T52">0</text:span><text:span text:style-name="T48">;</text:span><text:span text:style-name="T47"> </text:span><text:span text:style-name="T48">i </text:span><text:span text:style-name="T51">&lt;</text:span><text:span text:style-name="T47"> </text:span><text:span text:style-name="T48">m;</text:span><text:span text:style-name="T47"> </text:span><text:span text:style-name="T48">i</text:span><text:span text:style-name="T51">++</text:span><text:span text:style-name="T48">)</text:span><text:span text:style-name="T47"> </text:span></text:p>
      <text:p text:style-name="P90"><text:span text:style-name="T48">{</text:span><text:span text:style-name="T47"> </text:span><text:span text:style-name="T46">int</text:span><text:span text:style-name="T47"> </text:span><text:span text:style-name="T48">u,</text:span><text:span text:style-name="T47"> </text:span><text:span text:style-name="T48">v;</text:span><text:span text:style-name="T47"> </text:span><text:span text:style-name="T48">cin </text:span><text:span text:style-name="T51">&gt;&gt;</text:span><text:span text:style-name="T47"> </text:span><text:span text:style-name="T48">u </text:span><text:span text:style-name="T51">&gt;&gt;</text:span><text:span text:style-name="T47"> </text:span><text:span text:style-name="T48">v;</text:span><text:span text:style-name="T47"> </text:span><text:span text:style-name="T48">adj[u][v]</text:span><text:span text:style-name="T47"> </text:span><text:span text:style-name="T51">=</text:span><text:span text:style-name="T47"> </text:span><text:span text:style-name="T52">1</text:span><text:span text:style-name="T48">;</text:span><text:span text:style-name="T47"> </text:span><text:span text:style-name="T48">adj[v][u]</text:span><text:span text:style-name="T47"> </text:span><text:span text:style-name="T51">=</text:span><text:span text:style-name="T47"> </text:span><text:span text:style-name="T52">1</text:span><text:span text:style-name="T47"> <text:s/></text:span><text:span text:style-name="T48">}</text:span></text:p>
      <text:p text:style-name="P90"><text:span text:style-name="T47"><text:s/></text:span><text:span text:style-name="T46">return</text:span><text:span text:style-name="T47"> </text:span><text:span text:style-name="T52">0</text:span><text:span text:style-name="T48">;</text:span><text:span text:style-name="T47"> </text:span><text:span text:style-name="T48">}</text:span></text:p>
      <text:p text:style-name="P56"/>
      <text:p text:style-name="P92"><text:soft-page-break/><text:span text:style-name="T37">Part 2: </text:span><text:span text:style-name="Strong_20_Emphasis"><text:span text:style-name="T7">Adjacency Lists</text:span></text:span></text:p>
      <text:p text:style-name="P104"><text:span text:style-name="T52">#</text:span><text:span text:style-name="T46">include</text:span><text:span text:style-name="T52"> </text:span><text:span text:style-name="T53">&lt;iostream&gt;</text:span><text:span text:style-name="T49"> </text:span></text:p>
      <text:p text:style-name="P104"><text:span text:style-name="T46">using</text:span><text:span text:style-name="T49"> </text:span><text:span text:style-name="T46">namespace</text:span><text:span text:style-name="T49"> </text:span><text:span text:style-name="T48">std;</text:span><text:span text:style-name="T49"> </text:span></text:p>
      <text:p text:style-name="P104"><text:span text:style-name="T46">int</text:span><text:span text:style-name="T49"> </text:span><text:span text:style-name="T50">main</text:span><text:span text:style-name="T48">()</text:span><text:span text:style-name="T49"> </text:span><text:span text:style-name="T48">{</text:span></text:p>
      <text:p text:style-name="P104"><text:span text:style-name="T49"><text:s/></text:span><text:span text:style-name="T46">int</text:span><text:span text:style-name="T49"> </text:span><text:span text:style-name="T48">n,</text:span><text:span text:style-name="T49"> </text:span><text:span text:style-name="T48">m;</text:span><text:span text:style-name="T49"> </text:span><text:span text:style-name="T48">cin </text:span><text:span text:style-name="T51">&gt;&gt;</text:span><text:span text:style-name="T49"> </text:span><text:span text:style-name="T48">n </text:span><text:span text:style-name="T51">&gt;&gt;</text:span><text:span text:style-name="T49"> </text:span><text:span text:style-name="T48">m;</text:span><text:span text:style-name="T49"> </text:span></text:p>
      <text:p text:style-name="P104"><text:span text:style-name="T48">vector</text:span><text:span text:style-name="T51">&lt;</text:span><text:span text:style-name="T46">int</text:span><text:span text:style-name="T51">&gt;</text:span><text:span text:style-name="T49"> </text:span><text:span text:style-name="T48">adj[n</text:span><text:span text:style-name="T51">+</text:span><text:span text:style-name="T52">1</text:span><text:span text:style-name="T48">];</text:span><text:span text:style-name="T49"> </text:span></text:p>
      <text:p text:style-name="P104"><text:span text:style-name="T46">for</text:span><text:span text:style-name="T48">(</text:span><text:span text:style-name="T46">int</text:span><text:span text:style-name="T49"> </text:span><text:span text:style-name="T48">i </text:span><text:span text:style-name="T51">=</text:span><text:span text:style-name="T49"> </text:span><text:span text:style-name="T52">0</text:span><text:span text:style-name="T48">;</text:span><text:span text:style-name="T49"> </text:span><text:span text:style-name="T48">i </text:span><text:span text:style-name="T51">&lt;</text:span><text:span text:style-name="T49"> </text:span><text:span text:style-name="T48">m;</text:span><text:span text:style-name="T49"> </text:span><text:span text:style-name="T48">i</text:span><text:span text:style-name="T51">++</text:span><text:span text:style-name="T48">)</text:span><text:span text:style-name="T49"> </text:span><text:span text:style-name="T48">{</text:span><text:span text:style-name="T49"> </text:span><text:span text:style-name="T46">int</text:span><text:span text:style-name="T49"> </text:span><text:span text:style-name="T48">u,</text:span><text:span text:style-name="T49"> </text:span><text:span text:style-name="T48">v;</text:span><text:span text:style-name="T49"> <text:s/></text:span><text:span text:style-name="T48">cin </text:span><text:span text:style-name="T51">&gt;&gt;</text:span><text:span text:style-name="T49"> </text:span><text:span text:style-name="T48">u </text:span><text:span text:style-name="T51">&gt;&gt;</text:span><text:span text:style-name="T49"> </text:span><text:span text:style-name="T48">v;</text:span><text:span text:style-name="T49"> </text:span><text:span text:style-name="T48">adj[u].</text:span><text:span text:style-name="T50">push_back</text:span><text:span text:style-name="T48">(v);</text:span><text:span text:style-name="T49"> </text:span><text:span text:style-name="T48">}</text:span><text:span text:style-name="T49"> </text:span></text:p>
      <text:p text:style-name="P104"><text:span text:style-name="T46">return</text:span><text:span text:style-name="T49"> </text:span><text:span text:style-name="T52">0</text:span><text:span text:style-name="T48">;</text:span><text:span text:style-name="T49"> </text:span><text:span text:style-name="T48">}</text:span></text:p>
      <text:p text:style-name="P56"/>
      <text:p text:style-name="P56"/>
      <text:p text:style-name="P56"/>
      <text:p text:style-name="P40">Question 3:</text:p>
      <text:h text:style-name="P1" text:outline-level="1">Program to count Number of connected components in an undirected grap</text:h>
      <text:p text:style-name="P40"/>
      <text:p text:style-name="P40">Ans:</text:p>
      <text:p text:style-name="P93"><text:span text:style-name="Source_20_Text"><text:span text:style-name="T28">import</text:span></text:span><text:span text:style-name="T20"> </text:span><text:span text:style-name="Source_20_Text"><text:span text:style-name="T36">java.util.*;</text:span></text:span></text:p>
      <text:p text:style-name="P75"><text:span text:style-name="Source_20_Text"><text:span text:style-name="T28">class</text:span></text:span><text:span text:style-name="T18"> </text:span><text:span text:style-name="Source_20_Text"><text:span text:style-name="T31">Graph {</text:span></text:span></text:p>
      <text:p text:style-name="P75"><text:span text:style-name="Source_20_Text"><text:span text:style-name="T23">    </text:span></text:span><text:span text:style-name="Source_20_Text"><text:span text:style-name="T28">private</text:span></text:span><text:span text:style-name="T18"> </text:span><text:span text:style-name="Source_20_Text"><text:span text:style-name="T28">int</text:span></text:span><text:span text:style-name="T18"> </text:span><text:span text:style-name="Source_20_Text"><text:span text:style-name="T31">V; </text:span></text:span></text:p>
      <text:p text:style-name="P5"> </text:p>
      <text:p text:style-name="P75"><text:span text:style-name="Source_20_Text"><text:span text:style-name="T23">    </text:span></text:span><text:span text:style-name="Source_20_Text"><text:span text:style-name="T28">private</text:span></text:span><text:span text:style-name="T18"> </text:span><text:span text:style-name="Source_20_Text"><text:span text:style-name="T31">LinkedList&lt;Integer&gt;[] adj; </text:span></text:span></text:p>
      <text:p text:style-name="P5"> </text:p>
      <text:p text:style-name="P75"><text:span text:style-name="Source_20_Text"><text:span text:style-name="T23">    </text:span></text:span><text:span text:style-name="Source_20_Text"><text:span text:style-name="T31">ArrayList&lt;ArrayList&lt;Integer&gt; &gt; components</text:span></text:span></text:p>
      <text:p text:style-name="P75"><text:span text:style-name="Source_20_Text"><text:span text:style-name="T23">        </text:span></text:span><text:span text:style-name="Source_20_Text"><text:span text:style-name="T31">= </text:span></text:span><text:span text:style-name="Source_20_Text"><text:span text:style-name="T28">new</text:span></text:span><text:span text:style-name="T18"> </text:span><text:span text:style-name="Source_20_Text"><text:span text:style-name="T31">ArrayList&lt;&gt;();</text:span></text:span></text:p>
      <text:p text:style-name="P5"> </text:p>
      <text:p text:style-name="P75"><text:span text:style-name="Source_20_Text"><text:span text:style-name="T23">    </text:span></text:span><text:span text:style-name="Source_20_Text"><text:span text:style-name="T54">@SuppressWarnings</text:span></text:span><text:span text:style-name="Source_20_Text"><text:span text:style-name="T31">(</text:span></text:span><text:span text:style-name="Source_20_Text"><text:span text:style-name="T55">"unchecked"</text:span></text:span><text:span text:style-name="Source_20_Text"><text:span text:style-name="T31">) Graph(</text:span></text:span><text:span text:style-name="Source_20_Text"><text:span text:style-name="T28">int</text:span></text:span><text:span text:style-name="T18"> </text:span><text:span text:style-name="Source_20_Text"><text:span text:style-name="T31">v)</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V = v;</text:span></text:span></text:p>
      <text:p text:style-name="P75"><text:span text:style-name="Source_20_Text"><text:span text:style-name="T23">        </text:span></text:span><text:span text:style-name="Source_20_Text"><text:span text:style-name="T31">adj = </text:span></text:span><text:span text:style-name="Source_20_Text"><text:span text:style-name="T28">new</text:span></text:span><text:span text:style-name="T18"> </text:span><text:span text:style-name="Source_20_Text"><text:span text:style-name="T31">LinkedList[v];</text:span></text:span></text:p>
      <text:p text:style-name="P5"> </text:p>
      <text:p text:style-name="P75"><text:span text:style-name="Source_20_Text"><text:span text:style-name="T23">        </text:span></text:span><text:span text:style-name="Source_20_Text"><text:span text:style-name="T28">for</text:span></text:span><text:span text:style-name="T18"> </text:span><text:span text:style-name="Source_20_Text"><text:span text:style-name="T31">(</text:span></text:span><text:span text:style-name="Source_20_Text"><text:span text:style-name="T28">int</text:span></text:span><text:span text:style-name="T18"> </text:span><text:span text:style-name="Source_20_Text"><text:span text:style-name="T31">i = </text:span></text:span><text:span text:style-name="Source_20_Text"><text:span text:style-name="T45">0</text:span></text:span><text:span text:style-name="Source_20_Text"><text:span text:style-name="T31">; i &lt; v; i++)</text:span></text:span></text:p>
      <text:p text:style-name="P75"><text:span text:style-name="Source_20_Text"><text:span text:style-name="T23">            </text:span></text:span><text:span text:style-name="Source_20_Text"><text:span text:style-name="T31">adj[i] = </text:span></text:span><text:span text:style-name="Source_20_Text"><text:span text:style-name="T28">new</text:span></text:span><text:span text:style-name="T18"> </text:span><text:span text:style-name="Source_20_Text"><text:span text:style-name="T31">LinkedList();</text:span></text:span></text:p>
      <text:p text:style-name="P75"><text:span text:style-name="Source_20_Text"><text:span text:style-name="T23">    </text:span></text:span><text:span text:style-name="Source_20_Text"><text:span text:style-name="T31">}</text:span></text:span></text:p>
      <text:p text:style-name="P5"> </text:p>
      <text:p text:style-name="P75"><text:soft-page-break/><text:span text:style-name="Source_20_Text"><text:span text:style-name="T23">    </text:span></text:span><text:span text:style-name="Source_20_Text"><text:span text:style-name="T28">void</text:span></text:span><text:span text:style-name="T18"> </text:span><text:span text:style-name="Source_20_Text"><text:span text:style-name="T31">addEdge(</text:span></text:span><text:span text:style-name="Source_20_Text"><text:span text:style-name="T28">int</text:span></text:span><text:span text:style-name="T18"> </text:span><text:span text:style-name="Source_20_Text"><text:span text:style-name="T31">u, </text:span></text:span><text:span text:style-name="Source_20_Text"><text:span text:style-name="T28">int</text:span></text:span><text:span text:style-name="T18"> </text:span><text:span text:style-name="Source_20_Text"><text:span text:style-name="T31">w)</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adj[u].add(w);</text:span></text:span></text:p>
      <text:p text:style-name="P75"><text:span text:style-name="Source_20_Text"><text:span text:style-name="T23">        </text:span></text:span><text:span text:style-name="Source_20_Text"><text:span text:style-name="T31">adj[w].add(u); </text:span></text:span><text:span text:style-name="Source_20_Text"><text:span text:style-name="T27">h.</text:span></text:span></text:p>
      <text:p text:style-name="P75"><text:span text:style-name="Source_20_Text"><text:span text:style-name="T23">    </text:span></text:span><text:span text:style-name="Source_20_Text"><text:span text:style-name="T31">}</text:span></text:span></text:p>
      <text:p text:style-name="P5"> </text:p>
      <text:p text:style-name="P75"><text:span text:style-name="Source_20_Text"><text:span text:style-name="T23">    </text:span></text:span><text:span text:style-name="Source_20_Text"><text:span text:style-name="T28">void</text:span></text:span><text:span text:style-name="T18"> </text:span><text:span text:style-name="Source_20_Text"><text:span text:style-name="T31">DFSUtil(</text:span></text:span><text:span text:style-name="Source_20_Text"><text:span text:style-name="T28">int</text:span></text:span><text:span text:style-name="T18"> </text:span><text:span text:style-name="Source_20_Text"><text:span text:style-name="T31">v, </text:span></text:span><text:span text:style-name="Source_20_Text"><text:span text:style-name="T28">boolean</text:span></text:span><text:span text:style-name="Source_20_Text"><text:span text:style-name="T31">[] visited,</text:span></text:span></text:p>
      <text:p text:style-name="P75"><text:span text:style-name="Source_20_Text"><text:span text:style-name="T23">                 </text:span></text:span><text:span text:style-name="Source_20_Text"><text:span text:style-name="T31">ArrayList&lt;Integer&gt; al)</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visited[v] = </text:span></text:span><text:span text:style-name="Source_20_Text"><text:span text:style-name="T28">true</text:span></text:span><text:span text:style-name="Source_20_Text"><text:span text:style-name="T31">;</text:span></text:span></text:p>
      <text:p text:style-name="P75"><text:span text:style-name="Source_20_Text"><text:span text:style-name="T23">        </text:span></text:span><text:span text:style-name="Source_20_Text"><text:span text:style-name="T31">al.add(v);</text:span></text:span></text:p>
      <text:p text:style-name="P75"><text:span text:style-name="Source_20_Text"><text:span text:style-name="T23">        </text:span></text:span><text:span text:style-name="Source_20_Text"><text:span text:style-name="T31">System.out.print(v + </text:span></text:span><text:span text:style-name="Source_20_Text"><text:span text:style-name="T55">" "</text:span></text:span><text:span text:style-name="Source_20_Text"><text:span text:style-name="T31">);</text:span></text:span></text:p>
      <text:p text:style-name="P75"><text:span text:style-name="Source_20_Text"><text:span text:style-name="T23">        </text:span></text:span><text:span text:style-name="Source_20_Text"><text:span text:style-name="T31">Iterator&lt;Integer&gt; it = adj[v].iterator();</text:span></text:span></text:p>
      <text:p text:style-name="P5"> </text:p>
      <text:p text:style-name="P75"><text:span text:style-name="Source_20_Text"><text:span text:style-name="T23">        </text:span></text:span><text:span text:style-name="Source_20_Text"><text:span text:style-name="T28">while</text:span></text:span><text:span text:style-name="T18"> </text:span><text:span text:style-name="Source_20_Text"><text:span text:style-name="T31">(it.hasNext()) {</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n = it.next();</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visited[n])</text:span></text:span></text:p>
      <text:p text:style-name="P75"><text:span text:style-name="Source_20_Text"><text:span text:style-name="T23">                </text:span></text:span><text:span text:style-name="Source_20_Text"><text:span text:style-name="T31">DFSUtil(n, visited, al);</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5"> </text:p>
      <text:p text:style-name="P75"><text:span text:style-name="Source_20_Text"><text:span text:style-name="T23">    </text:span></text:span><text:span text:style-name="Source_20_Text"><text:span text:style-name="T28">void</text:span></text:span><text:span text:style-name="T18"> </text:span><text:span text:style-name="Source_20_Text"><text:span text:style-name="T31">DFS()</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28">boolean</text:span></text:span><text:span text:style-name="Source_20_Text"><text:span text:style-name="T31">[] visited = </text:span></text:span><text:span text:style-name="Source_20_Text"><text:span text:style-name="T28">new</text:span></text:span><text:span text:style-name="T18"> </text:span><text:span text:style-name="Source_20_Text"><text:span text:style-name="T28">boolean</text:span></text:span><text:span text:style-name="Source_20_Text"><text:span text:style-name="T31">[V];</text:span></text:span></text:p>
      <text:p text:style-name="P5"> </text:p>
      <text:p text:style-name="P75"><text:span text:style-name="Source_20_Text"><text:span text:style-name="T23">        </text:span></text:span><text:span text:style-name="Source_20_Text"><text:span text:style-name="T28">for</text:span></text:span><text:span text:style-name="T18"> </text:span><text:span text:style-name="Source_20_Text"><text:span text:style-name="T31">(</text:span></text:span><text:span text:style-name="Source_20_Text"><text:span text:style-name="T28">int</text:span></text:span><text:span text:style-name="T18"> </text:span><text:span text:style-name="Source_20_Text"><text:span text:style-name="T31">i = </text:span></text:span><text:span text:style-name="Source_20_Text"><text:span text:style-name="T45">0</text:span></text:span><text:span text:style-name="Source_20_Text"><text:span text:style-name="T31">; i &lt; V; i++) {</text:span></text:span></text:p>
      <text:p text:style-name="P75"><text:span text:style-name="Source_20_Text"><text:span text:style-name="T23">            </text:span></text:span><text:span text:style-name="Source_20_Text"><text:span text:style-name="T31">ArrayList&lt;Integer&gt; al = </text:span></text:span><text:span text:style-name="Source_20_Text"><text:span text:style-name="T28">new</text:span></text:span><text:span text:style-name="T18"> </text:span><text:span text:style-name="Source_20_Text"><text:span text:style-name="T31">ArrayList&lt;&gt;();</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visited[i]) {</text:span></text:span></text:p>
      <text:p text:style-name="P75"><text:span text:style-name="Source_20_Text"><text:span text:style-name="T23">                </text:span></text:span><text:span text:style-name="Source_20_Text"><text:span text:style-name="T31">DFSUtil(i, visited, al);</text:span></text:span></text:p>
      <text:p text:style-name="P75"><text:span text:style-name="Source_20_Text"><text:span text:style-name="T23">                </text:span></text:span><text:span text:style-name="Source_20_Text"><text:span text:style-name="T31">components.add(al);</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text:span></text:span></text:p>
      <text:p text:style-name="P5"> </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ConnectedComponents() { </text:span></text:span><text:span text:style-name="Source_20_Text"><text:span text:style-name="T28">return</text:span></text:span><text:span text:style-name="T18"> </text:span><text:span text:style-name="Source_20_Text"><text:span text:style-name="T31">components.size(); }</text:span></text:span></text:p>
      <text:p text:style-name="P75"><text:span text:style-name="Source_20_Text"><text:span text:style-name="T31">}</text:span></text:span></text:p>
      <text:p text:style-name="P75"><text:span text:style-name="Source_20_Text"><text:span text:style-name="T28">public</text:span></text:span><text:span text:style-name="T18"> </text:span><text:span text:style-name="Source_20_Text"><text:span text:style-name="T28">class</text:span></text:span><text:span text:style-name="T18"> </text:span><text:span text:style-name="Source_20_Text"><text:span text:style-name="T31">Main {</text:span></text:span></text:p>
      <text:p text:style-name="P75"><text:span text:style-name="Source_20_Text"><text:span text:style-name="T23">    </text:span></text:span><text:span text:style-name="Source_20_Text"><text:span text:style-name="T28">public</text:span></text:span><text:span text:style-name="T18"> </text:span><text:span text:style-name="Source_20_Text"><text:span text:style-name="T28">static</text:span></text:span><text:span text:style-name="T18"> </text:span><text:span text:style-name="Source_20_Text"><text:span text:style-name="T28">void</text:span></text:span><text:span text:style-name="T18"> </text:span><text:span text:style-name="Source_20_Text"><text:span text:style-name="T31">main(String[] args)</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Graph g = </text:span></text:span><text:span text:style-name="Source_20_Text"><text:span text:style-name="T28">new</text:span></text:span><text:span text:style-name="T18"> </text:span><text:span text:style-name="Source_20_Text"><text:span text:style-name="T31">Graph(</text:span></text:span><text:span text:style-name="Source_20_Text"><text:span text:style-name="T45">6</text:span></text:span><text:span text:style-name="Source_20_Text"><text:span text:style-name="T31">);</text:span></text:span></text:p>
      <text:p text:style-name="P5"> </text:p>
      <text:p text:style-name="P75"><text:span text:style-name="Source_20_Text"><text:span text:style-name="T23">        </text:span></text:span><text:span text:style-name="Source_20_Text"><text:span text:style-name="T31">g.addEdge(</text:span></text:span><text:span text:style-name="Source_20_Text"><text:span text:style-name="T45">1</text:span></text:span><text:span text:style-name="Source_20_Text"><text:span text:style-name="T31">, </text:span></text:span><text:span text:style-name="Source_20_Text"><text:span text:style-name="T45">5</text:span></text:span><text:span text:style-name="Source_20_Text"><text:span text:style-name="T31">);</text:span></text:span></text:p>
      <text:p text:style-name="P75"><text:span text:style-name="Source_20_Text"><text:span text:style-name="T23">        </text:span></text:span><text:span text:style-name="Source_20_Text"><text:span text:style-name="T31">g.addEdge(</text:span></text:span><text:span text:style-name="Source_20_Text"><text:span text:style-name="T45">0</text:span></text:span><text:span text:style-name="Source_20_Text"><text:span text:style-name="T31">, </text:span></text:span><text:span text:style-name="Source_20_Text"><text:span text:style-name="T45">2</text:span></text:span><text:span text:style-name="Source_20_Text"><text:span text:style-name="T31">);</text:span></text:span></text:p>
      <text:p text:style-name="P75"><text:span text:style-name="Source_20_Text"><text:span text:style-name="T23">        </text:span></text:span><text:span text:style-name="Source_20_Text"><text:span text:style-name="T31">g.addEdge(</text:span></text:span><text:span text:style-name="Source_20_Text"><text:span text:style-name="T45">2</text:span></text:span><text:span text:style-name="Source_20_Text"><text:span text:style-name="T31">, </text:span></text:span><text:span text:style-name="Source_20_Text"><text:span text:style-name="T45">4</text:span></text:span><text:span text:style-name="Source_20_Text"><text:span text:style-name="T31">);</text:span></text:span></text:p>
      <text:p text:style-name="P75"><text:span text:style-name="Source_20_Text"><text:span text:style-name="T23">        </text:span></text:span><text:span text:style-name="Source_20_Text"><text:span text:style-name="T31">System.out.println(</text:span></text:span><text:span text:style-name="Source_20_Text"><text:span text:style-name="T55">"Graph DFS:"</text:span></text:span><text:span text:style-name="Source_20_Text"><text:span text:style-name="T31">);</text:span></text:span></text:p>
      <text:p text:style-name="P75"><text:span text:style-name="Source_20_Text"><text:span text:style-name="T23">        </text:span></text:span><text:span text:style-name="Source_20_Text"><text:span text:style-name="T31">g.DFS();</text:span></text:span></text:p>
      <text:p text:style-name="P75"><text:span text:style-name="Source_20_Text"><text:span text:style-name="T23">        </text:span></text:span><text:span text:style-name="Source_20_Text"><text:span text:style-name="T31">System.out.println(</text:span></text:span></text:p>
      <text:p text:style-name="P75"><text:span text:style-name="Source_20_Text"><text:span text:style-name="T23">            </text:span></text:span><text:span text:style-name="Source_20_Text"><text:span text:style-name="T55">"\nNumber of Connected Components: "</text:span></text:span></text:p>
      <text:p text:style-name="P75"><text:soft-page-break/><text:span text:style-name="Source_20_Text"><text:span text:style-name="T23">            </text:span></text:span><text:span text:style-name="Source_20_Text"><text:span text:style-name="T31">+ g.ConnectedComponents());</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31">}</text:span></text:span></text:p>
      <text:p text:style-name="P94"/>
      <text:h text:style-name="P106" text:outline-level="3">Question 4:</text:h>
      <text:h text:style-name="P10" text:outline-level="3">BFS of graph</text:h>
      <text:p text:style-name="P86"><text:span text:style-name="T57">Given a directed graph. The task is to do Breadth First Traversal of this graph starting from 0.<text:line-break/></text:span><text:span text:style-name="Strong_20_Emphasis"><text:span text:style-name="T65">Note: </text:span></text:span><text:span text:style-name="T57">One can move from node u to node v only if there's an edge from u to v. Find the BFS traversal of the graph starting from the 0th vertex,</text:span><text:span text:style-name="T87"> </text:span><text:span text:style-name="T57">from left to right according to the input graph. Also, you should only take nodes directly or indirectly connected from Node 0 in consideration.</text:span></text:p>
      <text:p text:style-name="P81"><text:span text:style-name="T87"><text:line-break/></text:span><text:span text:style-name="Strong_20_Emphasis"><text:span text:style-name="T65">Example 1:</text:span></text:span></text:p>
      <text:p text:style-name="P80"><text:span text:style-name="Strong_20_Emphasis"><text:span text:style-name="T65">Input:</text:span></text:span></text:p>
      <text:p text:style-name="P18">V = 5, E = 4</text:p>
      <text:p text:style-name="P17">adj = {{1,2,3},{},{4},{},{}}</text:p>
      <text:p text:style-name="P85"><text:span text:style-name="Strong_20_Emphasis"><text:span text:style-name="T65">Output:</text:span></text:span><text:span text:style-name="T57"> </text:span></text:p>
      <text:p text:style-name="P18">0 1 2 3 4</text:p>
      <text:p text:style-name="P83"><text:span text:style-name="Strong_20_Emphasis"><text:span text:style-name="T65">Explanation</text:span></text:span><text:span text:style-name="T57">: </text:span></text:p>
      <text:p text:style-name="P18">0 is connected to 1 , 2 , 3.</text:p>
      <text:p text:style-name="P18">2 is connected to 4.</text:p>
      <text:p text:style-name="P18">so starting from 0, it will go to 1 then 2</text:p>
      <text:p text:style-name="P18">then 3. After this 2 to 4, thus bfs will be</text:p>
      <text:p text:style-name="P17">0 1 2 3 4.</text:p>
      <text:p text:style-name="P109">Ans:</text:p>
      <text:p text:style-name="P29"><text:bookmark text:name="codePrettyPrint"/><text:span text:style-name="T216">class</text:span><text:span text:style-name="T209"> </text:span><text:span text:style-name="T223">Solution</text:span><text:span text:style-name="T209"> </text:span><text:span text:style-name="T229">{</text:span></text:p>
      <text:p text:style-name="P38"><text:s/></text:p>
      <text:p text:style-name="P37"><text:span text:style-name="T208"><text:s text:c="4"/></text:span><text:span text:style-name="T217">public</text:span><text:span text:style-name="T210"> </text:span><text:span text:style-name="T224">ArrayList</text:span><text:span text:style-name="T230">&lt;</text:span><text:span text:style-name="T224">Integer</text:span><text:span text:style-name="T230">&gt;</text:span><text:span text:style-name="T210"> bfsOfGraph</text:span><text:span text:style-name="T230">(</text:span><text:span text:style-name="T217">int</text:span><text:span text:style-name="T210"> V</text:span><text:span text:style-name="T230">,</text:span><text:span text:style-name="T210"> </text:span><text:span text:style-name="T224">ArrayList</text:span><text:span text:style-name="T230">&lt;</text:span><text:span text:style-name="T224">ArrayList</text:span><text:span text:style-name="T230">&lt;</text:span><text:span text:style-name="T224">Integer</text:span><text:span text:style-name="T230">&gt;&gt;</text:span><text:span text:style-name="T210"> adj</text:span><text:span text:style-name="T230">)</text:span><text:span text:style-name="T210"> </text:span><text:span text:style-name="T230">{</text:span></text:p>
      <text:p text:style-name="P37"><text:span text:style-name="T208"><text:s text:c="8"/></text:span><text:span text:style-name="T235">// Code here</text:span></text:p>
      <text:p text:style-name="P37"><text:span text:style-name="T208"><text:s text:c="8"/></text:span><text:span text:style-name="T224">ArrayList</text:span><text:span text:style-name="T230">&lt;</text:span><text:span text:style-name="T224">Integer</text:span><text:span text:style-name="T230">&gt;</text:span><text:span text:style-name="T210"> bfs </text:span><text:span text:style-name="T230">=</text:span><text:span text:style-name="T210"> </text:span><text:span text:style-name="T217">new</text:span><text:span text:style-name="T210"> </text:span><text:span text:style-name="T224">ArrayList</text:span><text:span text:style-name="T230">&lt;&gt;();</text:span></text:p>
      <text:p text:style-name="P37"><text:span text:style-name="T208"><text:s text:c="8"/></text:span><text:span text:style-name="T217">int</text:span><text:span text:style-name="T230">[]</text:span><text:span text:style-name="T210"> visited </text:span><text:span text:style-name="T230">=</text:span><text:span text:style-name="T210"> </text:span><text:span text:style-name="T217">new</text:span><text:span text:style-name="T210"> </text:span><text:span text:style-name="T217">int</text:span><text:span text:style-name="T230">[</text:span><text:span text:style-name="T210">V</text:span><text:span text:style-name="T230">];</text:span></text:p>
      <text:p text:style-name="P37"><text:span text:style-name="T208"><text:s text:c="8"/></text:span><text:span text:style-name="T224">Queue</text:span><text:span text:style-name="T230">&lt;</text:span><text:span text:style-name="T224">Integer</text:span><text:span text:style-name="T230">&gt;</text:span><text:span text:style-name="T210"> q </text:span><text:span text:style-name="T230">=</text:span><text:span text:style-name="T210"> </text:span><text:span text:style-name="T217">new</text:span><text:span text:style-name="T210"> </text:span><text:span text:style-name="T224">LinkedList</text:span><text:span text:style-name="T230">&lt;&gt;();</text:span></text:p>
      <text:p text:style-name="P37"><text:span text:style-name="T208"><text:s text:c="8"/></text:span><text:span text:style-name="T210">q</text:span><text:span text:style-name="T230">.</text:span><text:span text:style-name="T217">add</text:span><text:span text:style-name="T230">(</text:span><text:span text:style-name="T224">0</text:span><text:span text:style-name="T230">);</text:span></text:p>
      <text:p text:style-name="P37"><text:span text:style-name="T208"><text:s text:c="8"/></text:span><text:span text:style-name="T210">visited</text:span><text:span text:style-name="T230">[</text:span><text:span text:style-name="T224">0</text:span><text:span text:style-name="T230">]=</text:span><text:span text:style-name="T224">1</text:span><text:span text:style-name="T230">;</text:span></text:p>
      <text:p text:style-name="P37"><text:span text:style-name="T208"><text:s text:c="8"/></text:span><text:span text:style-name="T217">while</text:span><text:span text:style-name="T230">(!</text:span><text:span text:style-name="T210">q</text:span><text:span text:style-name="T230">.</text:span><text:span text:style-name="T210">isEmpty</text:span><text:span text:style-name="T230">()){</text:span></text:p>
      <text:p text:style-name="P37"><text:soft-page-break/><text:span text:style-name="T208"><text:s text:c="12"/></text:span><text:span text:style-name="T224">Integer</text:span><text:span text:style-name="T210"> node </text:span><text:span text:style-name="T230">=</text:span><text:span text:style-name="T210"> q</text:span><text:span text:style-name="T230">.</text:span><text:span text:style-name="T210">poll</text:span><text:span text:style-name="T230">();</text:span></text:p>
      <text:p text:style-name="P37"><text:span text:style-name="T208"><text:s text:c="12"/></text:span><text:span text:style-name="T210">bfs</text:span><text:span text:style-name="T230">.</text:span><text:span text:style-name="T217">add</text:span><text:span text:style-name="T230">(</text:span><text:span text:style-name="T210">node</text:span><text:span text:style-name="T230">);</text:span></text:p>
      <text:p text:style-name="P37"><text:span text:style-name="T208"><text:s text:c="12"/></text:span><text:span text:style-name="T217">for</text:span><text:span text:style-name="T230">(</text:span><text:span text:style-name="T224">Integer</text:span><text:span text:style-name="T210"> x </text:span><text:span text:style-name="T230">:</text:span><text:span text:style-name="T210"> adj</text:span><text:span text:style-name="T230">.</text:span><text:span text:style-name="T217">get</text:span><text:span text:style-name="T230">(</text:span><text:span text:style-name="T210">node</text:span><text:span text:style-name="T230">)){</text:span></text:p>
      <text:p text:style-name="P37"><text:span text:style-name="T208"><text:s text:c="16"/></text:span><text:span text:style-name="T217">if</text:span><text:span text:style-name="T230">(</text:span><text:span text:style-name="T210">visited</text:span><text:span text:style-name="T230">[</text:span><text:span text:style-name="T210">x</text:span><text:span text:style-name="T230">]!=</text:span><text:span text:style-name="T224">1</text:span><text:span text:style-name="T230">){</text:span></text:p>
      <text:p text:style-name="P37"><text:span text:style-name="T208"><text:s text:c="20"/></text:span><text:span text:style-name="T210">visited</text:span><text:span text:style-name="T230">[</text:span><text:span text:style-name="T210">x</text:span><text:span text:style-name="T230">]=</text:span><text:span text:style-name="T224">1</text:span><text:span text:style-name="T230">;</text:span></text:p>
      <text:p text:style-name="P37"><text:span text:style-name="T208"><text:s text:c="20"/></text:span><text:span text:style-name="T210">q</text:span><text:span text:style-name="T230">.</text:span><text:span text:style-name="T217">add</text:span><text:span text:style-name="T230">(</text:span><text:span text:style-name="T210">x</text:span><text:span text:style-name="T230">);</text:span></text:p>
      <text:p text:style-name="P37"><text:span text:style-name="T208"><text:s text:c="16"/></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8"/></text:span><text:span text:style-name="T217">return</text:span><text:span text:style-name="T210"> bfs</text:span><text:span text:style-name="T230">;</text:span></text:p>
      <text:p text:style-name="P37"><text:span text:style-name="T208"><text:s text:c="4"/></text:span><text:span text:style-name="T230">}</text:span></text:p>
      <text:p text:style-name="P38"><text:s text:c="4"/></text:p>
      <text:p text:style-name="P42">}</text:p>
      <text:p text:style-name="P109"/>
      <text:p text:style-name="P107">Question 5:</text:p>
      <text:h text:style-name="P11" text:outline-level="3">DFS of Graph</text:h>
      <text:p text:style-name="P96"><text:span text:style-name="T91">You are given a connected undirected graph. Perform a Depth First Traversal of the graph.</text:span><text:line-break/><text:span text:style-name="Strong_20_Emphasis"><text:span text:style-name="T65">Note: </text:span></text:span><text:span text:style-name="T91">Use the recursive approach to</text:span><text:span text:style-name="T104"> </text:span><text:span text:style-name="T91">find the DFS traversal of the graph starting from the 0th vertex from left to right according to the graph.</text:span></text:p>
      <text:p text:style-name="P96"><text:span text:style-name="Strong_20_Emphasis"><text:span text:style-name="T65">Example 1:</text:span></text:span></text:p>
      <text:p text:style-name="P80"><text:span text:style-name="Strong_20_Emphasis"><text:span text:style-name="T65">Input: </text:span></text:span><text:span text:style-name="T57">V = 5 , adj = [[2,3,1] , [0], [0,4], [0], [2]]</text:span></text:p>
      <text:p text:style-name="P22"/>
      <text:p text:style-name="P83"><text:span text:style-name="Strong_20_Emphasis"><text:span text:style-name="T65">Output:</text:span></text:span><text:span text:style-name="T57"> 0 2 4 3 1</text:span></text:p>
      <text:p text:style-name="P83"><text:span text:style-name="Strong_20_Emphasis"><text:span text:style-name="T65">Explanation</text:span></text:span><text:span text:style-name="T57">: </text:span></text:p>
      <text:p text:style-name="P18">0 is connected to 2, 3, 1.</text:p>
      <text:p text:style-name="P18">1 is connected to 0.</text:p>
      <text:p text:style-name="P18">2 is connected to 0 and 4.</text:p>
      <text:p text:style-name="P18">3 is connected to 0.</text:p>
      <text:p text:style-name="P18">4 is connected to 2.</text:p>
      <text:p text:style-name="P18">so starting from 0, it will go to 2 then 4,</text:p>
      <text:p text:style-name="P18">and then 3 and 1.</text:p>
      <text:p text:style-name="P17">Thus dfs will be 0 2 4 3 1.</text:p>
      <text:p text:style-name="P23">Ans:</text:p>
      <text:p text:style-name="P30"><text:bookmark text:name="codePrettyPrint1"/><text:span text:style-name="T218">class</text:span><text:span text:style-name="T211"> </text:span><text:span text:style-name="T225">Solution</text:span><text:span text:style-name="T211"> </text:span><text:span text:style-name="T231">{</text:span></text:p>
      <text:p text:style-name="P38"><text:s/></text:p>
      <text:p text:style-name="P37"><text:span text:style-name="T208"><text:s text:c="4"/></text:span><text:span text:style-name="T217">public</text:span><text:span text:style-name="T210"> </text:span><text:span text:style-name="T217">void</text:span><text:span text:style-name="T210"> dfs</text:span><text:span text:style-name="T230">(</text:span><text:span text:style-name="T217">int</text:span><text:span text:style-name="T210"> curr</text:span><text:span text:style-name="T230">,</text:span><text:span text:style-name="T210"> </text:span><text:span text:style-name="T217">boolean</text:span><text:span text:style-name="T210"> vis</text:span><text:span text:style-name="T230">[],</text:span><text:span text:style-name="T224">ArrayList</text:span><text:span text:style-name="T230">&lt;</text:span><text:span text:style-name="T224">ArrayList</text:span><text:span text:style-name="T230">&lt;</text:span><text:span text:style-name="T224">Integer</text:span><text:span text:style-name="T230">&gt;&gt;</text:span><text:span text:style-name="T210"> adj</text:span><text:span text:style-name="T230">,</text:span><text:span text:style-name="T210"> </text:span><text:span text:style-name="T224">ArrayList</text:span><text:span text:style-name="T230">&lt;</text:span><text:span text:style-name="T224">Integer</text:span><text:span text:style-name="T230">&gt;</text:span><text:span text:style-name="T210"> ans</text:span><text:span text:style-name="T230">){</text:span></text:p>
      <text:p text:style-name="P37"><text:span text:style-name="T208"><text:s text:c="8"/></text:span><text:span text:style-name="T217">if</text:span><text:span text:style-name="T230">(</text:span><text:span text:style-name="T210">vis</text:span><text:span text:style-name="T230">[</text:span><text:span text:style-name="T210">curr</text:span><text:span text:style-name="T230">])</text:span><text:span text:style-name="T217">return</text:span><text:span text:style-name="T230">;</text:span></text:p>
      <text:p text:style-name="P37"><text:span text:style-name="T208"><text:s text:c="8"/></text:span><text:span text:style-name="T210">vis</text:span><text:span text:style-name="T230">[</text:span><text:span text:style-name="T210">curr</text:span><text:span text:style-name="T230">]</text:span><text:span text:style-name="T210"> </text:span><text:span text:style-name="T230">=</text:span><text:span text:style-name="T210"> </text:span><text:span text:style-name="T217">true</text:span><text:span text:style-name="T230">;</text:span></text:p>
      <text:p text:style-name="P38"><text:soft-page-break/><text:s text:c="8"/></text:p>
      <text:p text:style-name="P37"><text:span text:style-name="T208"><text:s text:c="8"/></text:span><text:span text:style-name="T210">ans</text:span><text:span text:style-name="T230">.</text:span><text:span text:style-name="T217">add</text:span><text:span text:style-name="T230">(</text:span><text:span text:style-name="T210">curr</text:span><text:span text:style-name="T230">);</text:span></text:p>
      <text:p text:style-name="P38"><text:s text:c="8"/></text:p>
      <text:p text:style-name="P37"><text:span text:style-name="T208"><text:s text:c="8"/></text:span><text:span text:style-name="T217">for</text:span><text:span text:style-name="T230">(</text:span><text:span text:style-name="T217">int</text:span><text:span text:style-name="T210"> nbr </text:span><text:span text:style-name="T230">:</text:span><text:span text:style-name="T210"> adj</text:span><text:span text:style-name="T230">.</text:span><text:span text:style-name="T217">get</text:span><text:span text:style-name="T230">(</text:span><text:span text:style-name="T210">curr</text:span><text:span text:style-name="T230">)){</text:span></text:p>
      <text:p text:style-name="P37"><text:span text:style-name="T208"><text:s text:c="12"/></text:span><text:span text:style-name="T210">dfs</text:span><text:span text:style-name="T230">(</text:span><text:span text:style-name="T210">nbr</text:span><text:span text:style-name="T230">,</text:span><text:span text:style-name="T210">vis</text:span><text:span text:style-name="T230">,</text:span><text:span text:style-name="T210">adj</text:span><text:span text:style-name="T230">,</text:span><text:span text:style-name="T210">ans</text:span><text:span text:style-name="T230">);</text:span></text:p>
      <text:p text:style-name="P37"><text:span text:style-name="T208"><text:s text:c="8"/></text:span><text:span text:style-name="T230">}</text:span></text:p>
      <text:p text:style-name="P37"><text:span text:style-name="T208"><text:s text:c="4"/></text:span><text:span text:style-name="T230">}</text:span></text:p>
      <text:p text:style-name="P37"><text:span text:style-name="T208"><text:s text:c="4"/></text:span><text:span text:style-name="T217">public</text:span><text:span text:style-name="T210"> </text:span><text:span text:style-name="T224">ArrayList</text:span><text:span text:style-name="T230">&lt;</text:span><text:span text:style-name="T224">Integer</text:span><text:span text:style-name="T230">&gt;</text:span><text:span text:style-name="T210"> dfsOfGraph</text:span><text:span text:style-name="T230">(</text:span><text:span text:style-name="T217">int</text:span><text:span text:style-name="T210"> V</text:span><text:span text:style-name="T230">,</text:span><text:span text:style-name="T210"> </text:span><text:span text:style-name="T224">ArrayList</text:span><text:span text:style-name="T230">&lt;</text:span><text:span text:style-name="T224">ArrayList</text:span><text:span text:style-name="T230">&lt;</text:span><text:span text:style-name="T224">Integer</text:span><text:span text:style-name="T230">&gt;&gt;</text:span><text:span text:style-name="T210"> adj</text:span><text:span text:style-name="T230">)</text:span><text:span text:style-name="T210"> </text:span><text:span text:style-name="T230">{</text:span></text:p>
      <text:p text:style-name="P37"><text:span text:style-name="T208"><text:s text:c="8"/></text:span><text:span text:style-name="T235">// Code here</text:span></text:p>
      <text:p text:style-name="P37"><text:span text:style-name="T208"><text:s text:c="8"/></text:span><text:span text:style-name="T217">boolean</text:span><text:span text:style-name="T210"> vis</text:span><text:span text:style-name="T230">[]</text:span><text:span text:style-name="T210"> </text:span><text:span text:style-name="T230">=</text:span><text:span text:style-name="T210"> </text:span><text:span text:style-name="T217">new</text:span><text:span text:style-name="T210"> </text:span><text:span text:style-name="T217">boolean</text:span><text:span text:style-name="T230">[</text:span><text:span text:style-name="T210">V</text:span><text:span text:style-name="T230">];</text:span></text:p>
      <text:p text:style-name="P38"><text:s text:c="8"/></text:p>
      <text:p text:style-name="P37"><text:span text:style-name="T208"><text:s text:c="8"/></text:span><text:span text:style-name="T224">ArrayList</text:span><text:span text:style-name="T230">&lt;</text:span><text:span text:style-name="T224">Integer</text:span><text:span text:style-name="T230">&gt;</text:span><text:span text:style-name="T210"> ans </text:span><text:span text:style-name="T230">=</text:span><text:span text:style-name="T210"> </text:span><text:span text:style-name="T217">new</text:span><text:span text:style-name="T210"> </text:span><text:span text:style-name="T224">ArrayList</text:span><text:span text:style-name="T230">&lt;&gt;();</text:span></text:p>
      <text:p text:style-name="P37"><text:span text:style-name="T208"><text:s text:c="8"/></text:span><text:span text:style-name="T210">dfs</text:span><text:span text:style-name="T230">(</text:span><text:span text:style-name="T224">0</text:span><text:span text:style-name="T230">,</text:span><text:span text:style-name="T210">vis</text:span><text:span text:style-name="T230">,</text:span><text:span text:style-name="T210">adj</text:span><text:span text:style-name="T230">,</text:span><text:span text:style-name="T210">ans</text:span><text:span text:style-name="T230">);</text:span></text:p>
      <text:p text:style-name="P38"><text:s text:c="8"/></text:p>
      <text:p text:style-name="P37"><text:span text:style-name="T208"><text:s text:c="8"/></text:span><text:span text:style-name="T217">return</text:span><text:span text:style-name="T210"> ans</text:span><text:span text:style-name="T230">;</text:span></text:p>
      <text:p text:style-name="P37"><text:span text:style-name="T208"><text:s text:c="4"/></text:span><text:span text:style-name="T230">}</text:span></text:p>
      <text:p text:style-name="P42">}</text:p>
      <text:p text:style-name="P96"/>
      <text:p text:style-name="P100">Part 2:</text:p>
      <text:p text:style-name="P96"><text:span text:style-name="T5">Problems on BFS/DFS</text:span><text:line-break/></text:p>
      <text:p text:style-name="P47">Question 6:</text:p>
      <text:p text:style-name="P95"><text:a xlink:type="simple" xlink:href="https://leetcode.com/problems/number-of-provinces/" text:style-name="Internet_20_link" text:visited-style-name="Visited_20_Internet_20_Link"><text:span text:style-name="T3">Number of Provinces</text:span></text:a><text:span text:style-name="T2"><text:line-break/></text:span><text:span text:style-name="T185">There are </text:span><text:span text:style-name="Source_20_Text"><text:span text:style-name="T187">n</text:span></text:span><text:span text:style-name="T185"> cities. Some of them are connected, while some are not. If city </text:span><text:span text:style-name="Source_20_Text"><text:span text:style-name="T187">a</text:span></text:span><text:span text:style-name="T185"> is connected directly with city </text:span><text:span text:style-name="Source_20_Text"><text:span text:style-name="T187">b</text:span></text:span><text:span text:style-name="T185">, and city </text:span><text:span text:style-name="Source_20_Text"><text:span text:style-name="T187">b</text:span></text:span><text:span text:style-name="T185"> is connected directly with city </text:span><text:span text:style-name="Source_20_Text"><text:span text:style-name="T187">c</text:span></text:span><text:span text:style-name="T185">, then city </text:span><text:span text:style-name="Source_20_Text"><text:span text:style-name="T187">a</text:span></text:span><text:span text:style-name="T185"> is connected indirectly with city </text:span><text:span text:style-name="Source_20_Text"><text:span text:style-name="T187">c</text:span></text:span><text:span text:style-name="T185">.</text:span></text:p>
      <text:p text:style-name="P88">A <text:span text:style-name="Strong_20_Emphasis"><text:span text:style-name="T188">province</text:span></text:span> is a group of directly or indirectly connected cities and no other cities outside of the group.</text:p>
      <text:p text:style-name="P88">You are given an <text:span text:style-name="Source_20_Text"><text:span text:style-name="T236">n x n</text:span></text:span> matrix <text:span text:style-name="Source_20_Text"><text:span text:style-name="T236">isConnected</text:span></text:span> where <text:span text:style-name="Source_20_Text"><text:span text:style-name="T236">isConnected[i][j] = 1</text:span></text:span> if the <text:span text:style-name="Source_20_Text"><text:span text:style-name="T236">i</text:span></text:span><text:span text:style-name="Source_20_Text"><text:span text:style-name="T188">th</text:span></text:span> city and the <text:span text:style-name="Source_20_Text"><text:span text:style-name="T236">j</text:span></text:span><text:span text:style-name="Source_20_Text"><text:span text:style-name="T188">th</text:span></text:span> city are directly connected, and <text:span text:style-name="Source_20_Text"><text:span text:style-name="T236">isConnected[i][j] = 0</text:span></text:span> otherwise.</text:p>
      <text:p text:style-name="P88">Return <text:span text:style-name="Emphasis"><text:span text:style-name="T188">the total number of </text:span></text:span><text:span text:style-name="Emphasis"><text:span text:style-name="Strong_20_Emphasis"><text:span text:style-name="T188">provinces</text:span></text:span></text:span>.</text:p>
      <text:p text:style-name="P47">Example 1:</text:p>
      <text:p text:style-name="P44"><text:span text:style-name="Strong_20_Emphasis"><text:span text:style-name="T186">Input:</text:span></text:span><text:span text:style-name="T185"> isConnected = [[1,1,0],[1,1,0],[0,0,1]]</text:span></text:p>
      <text:p text:style-name="P79"><text:span text:style-name="Strong_20_Emphasis"><text:span text:style-name="T188">Output:</text:span></text:span> 2</text:p>
      <text:p text:style-name="Text_20_body"><text:line-break/><text:span text:style-name="T2">Ans:</text:span></text:p>
      <text:p text:style-name="P87"><text:span text:style-name="Source_20_Text"><text:span text:style-name="T188">class Solution {</text:span></text:span></text:p>
      <text:p text:style-name="P87"/>
      <text:p text:style-name="P87"><text:span text:style-name="Source_20_Text"><text:span text:style-name="T188"><text:s text:c="4"/>static void dfs(int arr[][], int visited[], int i){</text:span></text:span></text:p>
      <text:p text:style-name="P87"/>
      <text:p text:style-name="P87"><text:span text:style-name="Source_20_Text"><text:span text:style-name="T188"><text:s text:c="8"/>for(int j=0; j&lt;arr.length; j++){</text:span></text:span></text:p>
      <text:p text:style-name="P87"><text:span text:style-name="Source_20_Text"><text:span text:style-name="T188"><text:s text:c="12"/>if(arr[i][j]==1 &amp;&amp; visited[j]==0){</text:span></text:span></text:p>
      <text:p text:style-name="P87"><text:span text:style-name="Source_20_Text"><text:span text:style-name="T188"><text:s text:c="16"/>visited[j]=1;</text:span></text:span></text:p>
      <text:p text:style-name="P87"><text:soft-page-break/><text:span text:style-name="Source_20_Text"><text:span text:style-name="T188"><text:s text:c="16"/>dfs(arr,visited,j);</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text:span text:style-name="Source_20_Text"><text:span text:style-name="T188"><text:s text:c="4"/>public int findCircleNum(int[][] arr) {</text:span></text:span></text:p>
      <text:p text:style-name="P87"><text:span text:style-name="Source_20_Text"><text:span text:style-name="T188"><text:s text:c="8"/>int n = arr.length;</text:span></text:span></text:p>
      <text:p text:style-name="P87"><text:span text:style-name="Source_20_Text"><text:span text:style-name="T188"><text:s text:c="8"/>int visited[] = new int[n];</text:span></text:span></text:p>
      <text:p text:style-name="P87"><text:span text:style-name="Source_20_Text"><text:span text:style-name="T188"><text:s text:c="8"/>int ans = 0;</text:span></text:span></text:p>
      <text:p text:style-name="P87"/>
      <text:p text:style-name="P87"><text:span text:style-name="Source_20_Text"><text:span text:style-name="T188"><text:s text:c="8"/>for(int i=0; i&lt;n; i++){</text:span></text:span></text:p>
      <text:p text:style-name="P87"><text:span text:style-name="Source_20_Text"><text:span text:style-name="T188"><text:s text:c="12"/>if(visited[i]==0){</text:span></text:span></text:p>
      <text:p text:style-name="P87"><text:span text:style-name="Source_20_Text"><text:span text:style-name="T188"><text:s text:c="16"/>ans++;</text:span></text:span></text:p>
      <text:p text:style-name="P87"><text:span text:style-name="Source_20_Text"><text:span text:style-name="T188"><text:s text:c="16"/>dfs(arr,visited,i);</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return ans;</text:span></text:span></text:p>
      <text:p text:style-name="P87"><text:span text:style-name="Source_20_Text"><text:span text:style-name="T188"><text:s text:c="4"/>}</text:span></text:span></text:p>
      <text:p text:style-name="P79"><text:span text:style-name="Source_20_Text"><text:span text:style-name="T188">}</text:span></text:span></text:p>
      <text:p text:style-name="P79"><text:span text:style-name="Source_20_Text"/></text:p>
      <text:p text:style-name="P99">Question 7:</text:p>
      <text:h text:style-name="P2" text:outline-level="1">Minimum cost to connect all cities</text:h>
      <text:p text:style-name="P9">There are n cities and there are roads in between some of the cities. Somehow all the roads are damaged simultaneously. We have to repair the roads to connect the cities again. There is a fixed cost to repair a particular road. Find out the minimum cost to connect all the cities by repairing roads. Input is in matrix(city) form, if city[i][j] = 0 then there is not any road between city i and city j, if city[i][j] = a &gt; 0 then the cost to rebuild the path between city i and city j is a. Print out the minimum cost to connect all the cities. <text:line-break/>It is sure that all the cities were connected before the roads were damaged.</text:p>
      <text:p text:style-name="P74"><text:span text:style-name="Strong_20_Emphasis"><text:span text:style-name="T10">Examples:</text:span></text:span><text:span text:style-name="T9"> </text:span></text:p>
      <text:p text:style-name="P73"><text:span text:style-name="Strong_20_Emphasis"><text:span text:style-name="T25">Input :</text:span></text:span><text:span text:style-name="T24"> {{0, 1, 2, 3, 4},</text:span></text:p>
      <text:p text:style-name="P4"><text:s text:c="9"/><text:span text:style-name="T237">{1, 0, 5, 0, 7},</text:span></text:p>
      <text:p text:style-name="P4"><text:s text:c="9"/><text:span text:style-name="T237">{2, 5, 0, 6, 0},</text:span></text:p>
      <text:p text:style-name="P4"><text:s text:c="9"/><text:span text:style-name="T237">{3, 0, 6, 0, 0},</text:span></text:p>
      <text:p text:style-name="P4"><text:s text:c="9"/><text:span text:style-name="T237">{4, 7, 0, 0, 0}};</text:span></text:p>
      <text:p text:style-name="P73"><text:span text:style-name="Strong_20_Emphasis"><text:span text:style-name="T25">Output :</text:span></text:span><text:span text:style-name="T24"> 10</text:span></text:p>
      <text:p text:style-name="P99"/>
      <text:p text:style-name="P98">Ans:</text:p>
      <text:p text:style-name="P97"><text:span text:style-name="Source_20_Text"><text:span text:style-name="T28">import</text:span></text:span><text:span text:style-name="T18"> </text:span><text:span text:style-name="Source_20_Text"><text:span text:style-name="T31">java.util.*;</text:span></text:span></text:p>
      <text:p text:style-name="P5"><text:soft-page-break/> </text:p>
      <text:p text:style-name="P75"><text:span text:style-name="Source_20_Text"><text:span text:style-name="T28">class</text:span></text:span><text:span text:style-name="T18"> </text:span><text:span text:style-name="Source_20_Text"><text:span text:style-name="T31">GFG{</text:span></text:span></text:p>
      <text:p text:style-name="P75"><text:span text:style-name="Source_20_Text"><text:span text:style-name="T27"/></text:span></text:p>
      <text:p text:style-name="P75"><text:span text:style-name="Source_20_Text"><text:span text:style-name="T28">static</text:span></text:span><text:span text:style-name="T18"> </text:span><text:span text:style-name="Source_20_Text"><text:span text:style-name="T28">int</text:span></text:span><text:span text:style-name="T18"> </text:span><text:span text:style-name="Source_20_Text"><text:span text:style-name="T31">minnode(</text:span></text:span><text:span text:style-name="Source_20_Text"><text:span text:style-name="T28">int</text:span></text:span><text:span text:style-name="T18"> </text:span><text:span text:style-name="Source_20_Text"><text:span text:style-name="T31">n, </text:span></text:span><text:span text:style-name="Source_20_Text"><text:span text:style-name="T28">int</text:span></text:span><text:span text:style-name="T18"> </text:span><text:span text:style-name="Source_20_Text"><text:span text:style-name="T31">keyval[], </text:span></text:span></text:p>
      <text:p text:style-name="P75"><text:span text:style-name="Source_20_Text"><text:span text:style-name="T23">                   </text:span></text:span><text:span text:style-name="Source_20_Text"><text:span text:style-name="T28">boolean</text:span></text:span><text:span text:style-name="T18"> </text:span><text:span text:style-name="Source_20_Text"><text:span text:style-name="T31">mstset[]) </text:span></text:span></text:p>
      <text:p text:style-name="P75"><text:span text:style-name="Source_20_Text"><text:span text:style-name="T31">{ </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mini = Integer.MAX_VALUE; </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mini_index = </text:span></text:span><text:span text:style-name="Source_20_Text"><text:span text:style-name="T45">0</text:span></text:span><text:span text:style-name="Source_20_Text"><text:span text:style-name="T31">; </text:span></text:span></text:p>
      <text:p text:style-name="P75"><text:span text:style-name="Source_20_Text"><text:span text:style-name="T23">  </text:span></text:span></text:p>
      <text:p text:style-name="P75"><text:span text:style-name="Source_20_Text"><text:span text:style-name="T23">    </text:span></text:span><text:span text:style-name="Source_20_Text"><text:span text:style-name="T28">for</text:span></text:span><text:span text:style-name="Source_20_Text"><text:span text:style-name="T31">(</text:span></text:span><text:span text:style-name="Source_20_Text"><text:span text:style-name="T28">int</text:span></text:span><text:span text:style-name="T18"> </text:span><text:span text:style-name="Source_20_Text"><text:span text:style-name="T31">i = </text:span></text:span><text:span text:style-name="Source_20_Text"><text:span text:style-name="T45">0</text:span></text:span><text:span text:style-name="Source_20_Text"><text:span text:style-name="T31">; i &lt; n; i++)</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mstset[i] == </text:span></text:span><text:span text:style-name="Source_20_Text"><text:span text:style-name="T28">false</text:span></text:span><text:span text:style-name="T18"> </text:span><text:span text:style-name="Source_20_Text"><text:span text:style-name="T31">&amp;&amp;</text:span></text:span></text:p>
      <text:p text:style-name="P75"><text:span text:style-name="Source_20_Text"><text:span text:style-name="T23">            </text:span></text:span><text:span text:style-name="Source_20_Text"><text:span text:style-name="T31">keyval[i] &lt; mini) </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31">mini = keyval[i]; </text:span></text:span></text:p>
      <text:p text:style-name="P75"><text:span text:style-name="Source_20_Text"><text:span text:style-name="T23">            </text:span></text:span><text:span text:style-name="Source_20_Text"><text:span text:style-name="T31">mini_index = i; </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28">return</text:span></text:span><text:span text:style-name="T18"> </text:span><text:span text:style-name="Source_20_Text"><text:span text:style-name="T31">mini_index; </text:span></text:span></text:p>
      <text:p text:style-name="P75"><text:span text:style-name="Source_20_Text"><text:span text:style-name="T31">} </text:span></text:span></text:p>
      <text:p text:style-name="P75"><text:span text:style-name="Source_20_Text"><text:span text:style-name="T27"/></text:span></text:p>
      <text:p text:style-name="P75"><text:span text:style-name="Source_20_Text"><text:span text:style-name="T28">static</text:span></text:span><text:span text:style-name="T18"> </text:span><text:span text:style-name="Source_20_Text"><text:span text:style-name="T28">void</text:span></text:span><text:span text:style-name="T18"> </text:span><text:span text:style-name="Source_20_Text"><text:span text:style-name="T31">findcost(</text:span></text:span><text:span text:style-name="Source_20_Text"><text:span text:style-name="T28">int</text:span></text:span><text:span text:style-name="T18"> </text:span><text:span text:style-name="Source_20_Text"><text:span text:style-name="T31">n, </text:span></text:span><text:span text:style-name="Source_20_Text"><text:span text:style-name="T28">int</text:span></text:span><text:span text:style-name="T18"> </text:span><text:span text:style-name="Source_20_Text"><text:span text:style-name="T31">city[][])</text:span></text:span></text:p>
      <text:p text:style-name="P75"><text:span text:style-name="Source_20_Text"><text:span text:style-name="T31">{ </text:span></text:span></text:p>
      <text:p text:style-name="P75"><text:span text:style-name="Source_20_Text"><text:span text:style-name="T23">    </text:span></text:span><text:span text:style-name="T23"> </text:span><text:span text:style-name="Source_20_Text"><text:span text:style-name="T23">  </text:span></text:span><text:span text:style-name="Source_20_Text"><text:span text:style-name="T28">int</text:span></text:span><text:span text:style-name="T18"> </text:span><text:span text:style-name="Source_20_Text"><text:span text:style-name="T31">parent[] = </text:span></text:span><text:span text:style-name="Source_20_Text"><text:span text:style-name="T28">new</text:span></text:span><text:span text:style-name="T18"> </text:span><text:span text:style-name="Source_20_Text"><text:span text:style-name="T28">int</text:span></text:span><text:span text:style-name="Source_20_Text"><text:span text:style-name="T31">[n]; </text:span></text:span></text:p>
      <text:p text:style-name="P75"><text:span text:style-name="Source_20_Text"><text:span text:style-name="T23">    </text:span></text:span><text:span text:style-name="T23"> </text:span><text:span text:style-name="Source_20_Text"><text:span text:style-name="T28">int</text:span></text:span><text:span text:style-name="T18"> </text:span><text:span text:style-name="Source_20_Text"><text:span text:style-name="T31">keyval[] = </text:span></text:span><text:span text:style-name="Source_20_Text"><text:span text:style-name="T28">new</text:span></text:span><text:span text:style-name="T18"> </text:span><text:span text:style-name="Source_20_Text"><text:span text:style-name="T28">int</text:span></text:span><text:span text:style-name="Source_20_Text"><text:span text:style-name="T31">[n]; </text:span></text:span></text:p>
      <text:p text:style-name="P75"><text:span text:style-name="Source_20_Text"><text:span text:style-name="T23">    </text:span></text:span><text:span text:style-name="Source_20_Text"><text:span text:style-name="T28">boolean</text:span></text:span><text:span text:style-name="T18"> </text:span><text:span text:style-name="Source_20_Text"><text:span text:style-name="T31">mstset[] = </text:span></text:span><text:span text:style-name="Source_20_Text"><text:span text:style-name="T28">new</text:span></text:span><text:span text:style-name="T18"> </text:span><text:span text:style-name="Source_20_Text"><text:span text:style-name="T28">boolean</text:span></text:span><text:span text:style-name="Source_20_Text"><text:span text:style-name="T31">[n]; </text:span></text:span></text:p>
      <text:p text:style-name="P75"><text:span text:style-name="T23"> </text:span><text:span text:style-name="Source_20_Text"><text:span text:style-name="T28">for</text:span></text:span><text:span text:style-name="Source_20_Text"><text:span text:style-name="T31">(</text:span></text:span><text:span text:style-name="Source_20_Text"><text:span text:style-name="T28">int</text:span></text:span><text:span text:style-name="T18"> </text:span><text:span text:style-name="Source_20_Text"><text:span text:style-name="T31">i = </text:span></text:span><text:span text:style-name="Source_20_Text"><text:span text:style-name="T45">0</text:span></text:span><text:span text:style-name="Source_20_Text"><text:span text:style-name="T31">; i &lt; n; i++) </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31">keyval[i] = Integer.MAX_VALUE; </text:span></text:span></text:p>
      <text:p text:style-name="P75"><text:span text:style-name="Source_20_Text"><text:span text:style-name="T23">        </text:span></text:span><text:span text:style-name="Source_20_Text"><text:span text:style-name="T31">mstset[i] = </text:span></text:span><text:span text:style-name="Source_20_Text"><text:span text:style-name="T28">false</text:span></text:span><text:span text:style-name="Source_20_Text"><text:span text:style-name="T31">; </text:span></text:span></text:p>
      <text:p text:style-name="P75"><text:span text:style-name="Source_20_Text"><text:span text:style-name="T23">    </text:span></text:span><text:span text:style-name="Source_20_Text"><text:span text:style-name="T31">} </text:span></text:span></text:p>
      <text:p text:style-name="P75"><text:span text:style-name="T23"> </text:span><text:span text:style-name="Source_20_Text"><text:span text:style-name="T31">parent[</text:span></text:span><text:span text:style-name="Source_20_Text"><text:span text:style-name="T45">0</text:span></text:span><text:span text:style-name="Source_20_Text"><text:span text:style-name="T31">] = -</text:span></text:span><text:span text:style-name="Source_20_Text"><text:span text:style-name="T45">1</text:span></text:span><text:span text:style-name="Source_20_Text"><text:span text:style-name="T31">; </text:span></text:span></text:p>
      <text:p text:style-name="P75"><text:span text:style-name="Source_20_Text"><text:span text:style-name="T23">    </text:span></text:span><text:span text:style-name="Source_20_Text"><text:span text:style-name="T31">keyval[</text:span></text:span><text:span text:style-name="Source_20_Text"><text:span text:style-name="T45">0</text:span></text:span><text:span text:style-name="Source_20_Text"><text:span text:style-name="T31">] = </text:span></text:span><text:span text:style-name="Source_20_Text"><text:span text:style-name="T45">0</text:span></text:span><text:span text:style-name="Source_20_Text"><text:span text:style-name="T31">; </text:span></text:span></text:p>
      <text:p text:style-name="P75"><text:span text:style-name="T23"> </text:span><text:span text:style-name="Source_20_Text"><text:span text:style-name="T28">for</text:span></text:span><text:span text:style-name="Source_20_Text"><text:span text:style-name="T31">(</text:span></text:span><text:span text:style-name="Source_20_Text"><text:span text:style-name="T28">int</text:span></text:span><text:span text:style-name="T18"> </text:span><text:span text:style-name="Source_20_Text"><text:span text:style-name="T31">i = </text:span></text:span><text:span text:style-name="Source_20_Text"><text:span text:style-name="T45">0</text:span></text:span><text:span text:style-name="Source_20_Text"><text:span text:style-name="T31">; i &lt; n - </text:span></text:span><text:span text:style-name="Source_20_Text"><text:span text:style-name="T45">1</text:span></text:span><text:span text:style-name="Source_20_Text"><text:span text:style-name="T31">; i++)</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u = minnode(n, keyval, mstset); </text:span></text:span></text:p>
      <text:p text:style-name="P75"><text:span text:style-name="Source_20_Text"><text:span text:style-name="T23">    </text:span></text:span><text:span text:style-name="T23"> </text:span><text:span text:style-name="Source_20_Text"><text:span text:style-name="T23"> </text:span></text:span><text:span text:style-name="Source_20_Text"><text:span text:style-name="T31">mstset[u] = </text:span></text:span><text:span text:style-name="Source_20_Text"><text:span text:style-name="T28">true</text:span></text:span><text:span text:style-name="Source_20_Text"><text:span text:style-name="T31">; </text:span></text:span></text:p>
      <text:p text:style-name="P75"><text:span text:style-name="Source_20_Text"><text:span text:style-name="T23">    </text:span></text:span><text:span text:style-name="T23"> </text:span></text:p>
      <text:p text:style-name="P75"><text:span text:style-name="Source_20_Text"><text:span text:style-name="T23">        </text:span></text:span><text:span text:style-name="Source_20_Text"><text:span text:style-name="T28">for</text:span></text:span><text:span text:style-name="Source_20_Text"><text:span text:style-name="T31">(</text:span></text:span><text:span text:style-name="Source_20_Text"><text:span text:style-name="T28">int</text:span></text:span><text:span text:style-name="T18"> </text:span><text:span text:style-name="Source_20_Text"><text:span text:style-name="T31">v = </text:span></text:span><text:span text:style-name="Source_20_Text"><text:span text:style-name="T45">0</text:span></text:span><text:span text:style-name="Source_20_Text"><text:span text:style-name="T31">; v &lt; n; v++) </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28">if</text:span></text:span><text:span text:style-name="T18"> </text:span><text:span text:style-name="Source_20_Text"><text:span text:style-name="T31">(city[u][v] &gt; </text:span></text:span><text:span text:style-name="Source_20_Text"><text:span text:style-name="T45">0</text:span></text:span><text:span text:style-name="T18"> </text:span><text:span text:style-name="Source_20_Text"><text:span text:style-name="T31">&amp;&amp; </text:span></text:span></text:p>
      <text:p text:style-name="P75"><text:span text:style-name="Source_20_Text"><text:span text:style-name="T23">                 </text:span></text:span><text:span text:style-name="Source_20_Text"><text:span text:style-name="T31">mstset[v] == </text:span></text:span><text:span text:style-name="Source_20_Text"><text:span text:style-name="T28">false</text:span></text:span><text:span text:style-name="T18"> </text:span><text:span text:style-name="Source_20_Text"><text:span text:style-name="T31">&amp;&amp; </text:span></text:span></text:p>
      <text:p text:style-name="P75"><text:span text:style-name="Source_20_Text"><text:span text:style-name="T23">                </text:span></text:span><text:span text:style-name="Source_20_Text"><text:span text:style-name="T31">city[u][v] &lt; keyval[v])</text:span></text:span></text:p>
      <text:p text:style-name="P75"><text:span text:style-name="Source_20_Text"><text:span text:style-name="T23">            </text:span></text:span><text:span text:style-name="Source_20_Text"><text:span text:style-name="T31">{</text:span></text:span></text:p>
      <text:p text:style-name="P75"><text:span text:style-name="Source_20_Text"><text:span text:style-name="T23">                </text:span></text:span><text:span text:style-name="Source_20_Text"><text:span text:style-name="T31">keyval[v] = city[u][v]; </text:span></text:span></text:p>
      <text:p text:style-name="P75"><text:span text:style-name="Source_20_Text"><text:span text:style-name="T23">                </text:span></text:span><text:span text:style-name="Source_20_Text"><text:span text:style-name="T31">parent[v] = u; </text:span></text:span></text:p>
      <text:p text:style-name="P75"><text:span text:style-name="Source_20_Text"><text:span text:style-name="T23">            </text:span></text:span><text:span text:style-name="Source_20_Text"><text:span text:style-name="T31">} </text:span></text:span></text:p>
      <text:p text:style-name="P75"><text:span text:style-name="Source_20_Text"><text:span text:style-name="T23">        </text:span></text:span><text:span text:style-name="Source_20_Text"><text:span text:style-name="T31">} </text:span></text:span></text:p>
      <text:p text:style-name="P75"><text:soft-page-break/><text:span text:style-name="Source_20_Text"><text:span text:style-name="T23">    </text:span></text:span><text:span text:style-name="Source_20_Text"><text:span text:style-name="T31">} </text:span></text:span></text:p>
      <text:p text:style-name="P5"> </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cost = </text:span></text:span><text:span text:style-name="Source_20_Text"><text:span text:style-name="T45">0</text:span></text:span><text:span text:style-name="Source_20_Text"><text:span text:style-name="T31">; </text:span></text:span></text:p>
      <text:p text:style-name="P75"><text:span text:style-name="Source_20_Text"><text:span text:style-name="T23">    </text:span></text:span><text:span text:style-name="Source_20_Text"><text:span text:style-name="T28">for</text:span></text:span><text:span text:style-name="Source_20_Text"><text:span text:style-name="T31">(</text:span></text:span><text:span text:style-name="Source_20_Text"><text:span text:style-name="T28">int</text:span></text:span><text:span text:style-name="T18"> </text:span><text:span text:style-name="Source_20_Text"><text:span text:style-name="T31">i = </text:span></text:span><text:span text:style-name="Source_20_Text"><text:span text:style-name="T45">1</text:span></text:span><text:span text:style-name="Source_20_Text"><text:span text:style-name="T31">; i &lt; n; i++) </text:span></text:span></text:p>
      <text:p text:style-name="P75"><text:span text:style-name="Source_20_Text"><text:span text:style-name="T23">        </text:span></text:span><text:span text:style-name="Source_20_Text"><text:span text:style-name="T31">cost += city[parent[i]][i];</text:span></text:span></text:p>
      <text:p text:style-name="P75"><text:span text:style-name="Source_20_Text"><text:span text:style-name="T23">        </text:span></text:span><text:span text:style-name="T23"> </text:span></text:p>
      <text:p text:style-name="P75"><text:span text:style-name="Source_20_Text"><text:span text:style-name="T23">    </text:span></text:span><text:span text:style-name="Source_20_Text"><text:span text:style-name="T31">System.out.println(cost); </text:span></text:span></text:p>
      <text:p text:style-name="P75"><text:span text:style-name="Source_20_Text"><text:span text:style-name="T31">} </text:span></text:span></text:p>
      <text:p text:style-name="P5"> </text:p>
      <text:p text:style-name="P75"><text:span text:style-name="Source_20_Text"><text:span text:style-name="T28">public</text:span></text:span><text:span text:style-name="T18"> </text:span><text:span text:style-name="Source_20_Text"><text:span text:style-name="T28">static</text:span></text:span><text:span text:style-name="T18"> </text:span><text:span text:style-name="Source_20_Text"><text:span text:style-name="T28">void</text:span></text:span><text:span text:style-name="T18"> </text:span><text:span text:style-name="Source_20_Text"><text:span text:style-name="T31">main(String args[])</text:span></text:span></text:p>
      <text:p text:style-name="P75"><text:span text:style-name="Source_20_Text"><text:span text:style-name="T31">{ </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n1 = </text:span></text:span><text:span text:style-name="Source_20_Text"><text:span text:style-name="T45">5</text:span></text:span><text:span text:style-name="Source_20_Text"><text:span text:style-name="T31">; </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city1[][] = { { </text:span></text:span><text:span text:style-name="Source_20_Text"><text:span text:style-name="T45">0</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2</text:span></text:span><text:span text:style-name="Source_20_Text"><text:span text:style-name="T31">, </text:span></text:span><text:span text:style-name="Source_20_Text"><text:span text:style-name="T45">3</text:span></text:span><text:span text:style-name="Source_20_Text"><text:span text:style-name="T31">, </text:span></text:span><text:span text:style-name="Source_20_Text"><text:span text:style-name="T45">4</text:span></text:span><text:span text:style-name="T18"> </text:span><text:span text:style-name="Source_20_Text"><text:span text:style-name="T31">}, </text:span></text:span></text:p>
      <text:p text:style-name="P75"><text:span text:style-name="Source_20_Text"><text:span text:style-name="T23">                      </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5</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7</text:span></text:span><text:span text:style-name="T18"> </text:span><text:span text:style-name="Source_20_Text"><text:span text:style-name="T31">}, </text:span></text:span></text:p>
      <text:p text:style-name="P75"><text:span text:style-name="Source_20_Text"><text:span text:style-name="T23">                      </text:span></text:span><text:span text:style-name="Source_20_Text"><text:span text:style-name="T31">{ </text:span></text:span><text:span text:style-name="Source_20_Text"><text:span text:style-name="T45">2</text:span></text:span><text:span text:style-name="Source_20_Text"><text:span text:style-name="T31">, </text:span></text:span><text:span text:style-name="Source_20_Text"><text:span text:style-name="T45">5</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6</text:span></text:span><text:span text:style-name="Source_20_Text"><text:span text:style-name="T31">, </text:span></text:span><text:span text:style-name="Source_20_Text"><text:span text:style-name="T45">0</text:span></text:span><text:span text:style-name="T18"> </text:span><text:span text:style-name="Source_20_Text"><text:span text:style-name="T31">}, </text:span></text:span></text:p>
      <text:p text:style-name="P75"><text:span text:style-name="Source_20_Text"><text:span text:style-name="T23">                      </text:span></text:span><text:span text:style-name="Source_20_Text"><text:span text:style-name="T31">{ </text:span></text:span><text:span text:style-name="Source_20_Text"><text:span text:style-name="T45">3</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6</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T18"> </text:span><text:span text:style-name="Source_20_Text"><text:span text:style-name="T31">}, </text:span></text:span></text:p>
      <text:p text:style-name="P75"><text:span text:style-name="Source_20_Text"><text:span text:style-name="T23">                      </text:span></text:span><text:span text:style-name="Source_20_Text"><text:span text:style-name="T31">{ </text:span></text:span><text:span text:style-name="Source_20_Text"><text:span text:style-name="T45">4</text:span></text:span><text:span text:style-name="Source_20_Text"><text:span text:style-name="T31">, </text:span></text:span><text:span text:style-name="Source_20_Text"><text:span text:style-name="T45">7</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T18"> </text:span><text:span text:style-name="Source_20_Text"><text:span text:style-name="T31">} }; </text:span></text:span></text:p>
      <text:p text:style-name="P75"><text:span text:style-name="Source_20_Text"><text:span text:style-name="T23">                      </text:span></text:span><text:span text:style-name="T23"> </text:span></text:p>
      <text:p text:style-name="P75"><text:span text:style-name="Source_20_Text"><text:span text:style-name="T23">    </text:span></text:span><text:span text:style-name="Source_20_Text"><text:span text:style-name="T31">findcost(n1, city1); </text:span></text:span></text:p>
      <text:p text:style-name="P76"><text:span text:style-name="Source_20_Text"><text:span text:style-name="T23">    </text:span></text:span><text:span text:style-name="T23"> </text:span></text:p>
      <text:p text:style-name="P76"><text:span text:style-name="Source_20_Text"><text:span text:style-name="T28">int</text:span></text:span><text:span text:style-name="T18"> </text:span><text:span text:style-name="Source_20_Text"><text:span text:style-name="T31">n2 = </text:span></text:span><text:span text:style-name="Source_20_Text"><text:span text:style-name="T45">6</text:span></text:span><text:span text:style-name="Source_20_Text"><text:span text:style-name="T31">; </text:span></text:span></text:p>
      <text:p text:style-name="P75"><text:span text:style-name="Source_20_Text"><text:span text:style-name="T23">    </text:span></text:span><text:span text:style-name="Source_20_Text"><text:span text:style-name="T28">int</text:span></text:span><text:span text:style-name="T18"> </text:span><text:span text:style-name="Source_20_Text"><text:span text:style-name="T31">city2[][] = { { </text:span></text:span><text:span text:style-name="Source_20_Text"><text:span text:style-name="T45">0</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100</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T18"> </text:span><text:span text:style-name="Source_20_Text"><text:span text:style-name="T31">}, </text:span></text:span></text:p>
      <text:p text:style-name="P75"><text:span text:style-name="Source_20_Text"><text:span text:style-name="T23">                      </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T18"> </text:span><text:span text:style-name="Source_20_Text"><text:span text:style-name="T31">}, </text:span></text:span></text:p>
      <text:p text:style-name="P75"><text:span text:style-name="Source_20_Text"><text:span text:style-name="T23">                      </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1</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T18"> </text:span><text:span text:style-name="Source_20_Text"><text:span text:style-name="T31">}, </text:span></text:span></text:p>
      <text:p text:style-name="P75"><text:span text:style-name="Source_20_Text"><text:span text:style-name="T23">                      </text:span></text:span><text:span text:style-name="Source_20_Text"><text:span text:style-name="T31">{ </text:span></text:span><text:span text:style-name="Source_20_Text"><text:span text:style-name="T45">100</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2</text:span></text:span><text:span text:style-name="Source_20_Text"><text:span text:style-name="T31">, </text:span></text:span><text:span text:style-name="Source_20_Text"><text:span text:style-name="T45">2</text:span></text:span><text:span text:style-name="T18"> </text:span><text:span text:style-name="Source_20_Text"><text:span text:style-name="T31">}, </text:span></text:span></text:p>
      <text:p text:style-name="P75"><text:span text:style-name="Source_20_Text"><text:span text:style-name="T23">                      </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2</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2</text:span></text:span><text:span text:style-name="T18"> </text:span><text:span text:style-name="Source_20_Text"><text:span text:style-name="T31">}, </text:span></text:span></text:p>
      <text:p text:style-name="P75"><text:span text:style-name="Source_20_Text"><text:span text:style-name="T23">                      </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0</text:span></text:span><text:span text:style-name="Source_20_Text"><text:span text:style-name="T31">, </text:span></text:span><text:span text:style-name="Source_20_Text"><text:span text:style-name="T45">2</text:span></text:span><text:span text:style-name="Source_20_Text"><text:span text:style-name="T31">, </text:span></text:span><text:span text:style-name="Source_20_Text"><text:span text:style-name="T45">2</text:span></text:span><text:span text:style-name="Source_20_Text"><text:span text:style-name="T31">, </text:span></text:span><text:span text:style-name="Source_20_Text"><text:span text:style-name="T45">0</text:span></text:span><text:span text:style-name="T18"> </text:span><text:span text:style-name="Source_20_Text"><text:span text:style-name="T31">} }; </text:span></text:span></text:p>
      <text:p text:style-name="P75"><text:span text:style-name="Source_20_Text"><text:span text:style-name="T23">                      </text:span></text:span><text:span text:style-name="T23"> </text:span></text:p>
      <text:p text:style-name="P75"><text:span text:style-name="Source_20_Text"><text:span text:style-name="T23">    </text:span></text:span><text:span text:style-name="Source_20_Text"><text:span text:style-name="T31">findcost(n2, city2); </text:span></text:span></text:p>
      <text:p text:style-name="P75"><text:span text:style-name="Source_20_Text"><text:span text:style-name="T23">    </text:span></text:span><text:span text:style-name="T23"> </text:span></text:p>
      <text:p text:style-name="P75"><text:span text:style-name="Source_20_Text"><text:span text:style-name="T31">} </text:span></text:span></text:p>
      <text:p text:style-name="P75"><text:span text:style-name="Source_20_Text"><text:span text:style-name="T31">}</text:span></text:span></text:p>
      <text:p text:style-name="P5"> </text:p>
      <text:p text:style-name="P75"><text:span text:style-name="Source_20_Text"><text:span text:style-name="T27"/></text:span></text:p>
      <text:p text:style-name="P172">Question <text:span text:style-name="T250">8:</text:span></text:p>
      <text:p text:style-name="P213"><text:a xlink:type="simple" xlink:href="https://leetcode.com/problems/rotting-oranges/" text:style-name="Internet_20_link" text:visited-style-name="Visited_20_Internet_20_Link"><text:span text:style-name="T253"> Rotting Oranges</text:span></text:a><text:span text:style-name="T252"><text:line-break/></text:span>You are given an <text:span text:style-name="Source_20_Text"><text:span text:style-name="T236">m x n</text:span></text:span> <text:span text:style-name="Source_20_Text"><text:span text:style-name="T236">grid</text:span></text:span> where each cell can have one of three values:</text:p>
      <text:list xml:id="list3698752659" text:style-name="L7">
        <text:list-item>
          <text:p text:style-name="P257"><text:span text:style-name="Source_20_Text"><text:span text:style-name="T236">0</text:span></text:span> representing an empty cell,</text:p>
        </text:list-item>
        <text:list-item>
          <text:p text:style-name="P257"><text:span text:style-name="Source_20_Text"><text:span text:style-name="T236">1</text:span></text:span> representing a fresh orange, or</text:p>
        </text:list-item>
        <text:list-item>
          <text:p text:style-name="P258"><text:span text:style-name="Source_20_Text"><text:span text:style-name="T236">2</text:span></text:span> representing a rotten orange.</text:p>
        </text:list-item>
      </text:list>
      <text:p text:style-name="P88">Every minute, any fresh orange that is <text:span text:style-name="Strong_20_Emphasis"><text:span text:style-name="T188">4-directionally adjacent</text:span></text:span> to a rotten orange becomes rotten.</text:p>
      <text:p text:style-name="P88">Return <text:span text:style-name="Emphasis"><text:span text:style-name="T188">the minimum number of minutes that must elapse until no cell has a fresh orange</text:span></text:span>. If <text:span text:style-name="Emphasis"><text:span text:style-name="T188">this is impossible, return</text:span></text:span> <text:span text:style-name="Source_20_Text"><text:span text:style-name="T236">-1</text:span></text:span>.</text:p>
      <text:p text:style-name="P171"><text:soft-page-break/><text:span text:style-name="Strong_20_Emphasis"><text:span text:style-name="T251">Example </text:span></text:span></text:p>
      <text:p text:style-name="P171"><text:span text:style-name="Strong_20_Emphasis"><text:span text:style-name="T188">Input:</text:span></text:span> grid = [[2,1,1],[1,1,0],[0,1,1]]</text:p>
      <text:p text:style-name="P79"><text:span text:style-name="Strong_20_Emphasis"><text:span text:style-name="T188">Output:</text:span></text:span> 4</text:p>
      <text:p text:style-name="P178">Ans:</text:p>
      <text:p text:style-name="P173"><text:span text:style-name="Source_20_Text"><text:span text:style-name="T188">class Solution {</text:span></text:span></text:p>
      <text:p text:style-name="P87"/>
      <text:p text:style-name="P87"><text:span text:style-name="Source_20_Text"><text:span text:style-name="T188"><text:s text:c="4"/>static int arr[][];</text:span></text:span></text:p>
      <text:p text:style-name="P87"><text:span text:style-name="Source_20_Text"><text:span text:style-name="T188"><text:s text:c="4"/>static int n;</text:span></text:span></text:p>
      <text:p text:style-name="P87"><text:span text:style-name="Source_20_Text"><text:span text:style-name="T188"><text:s text:c="4"/>static int m;</text:span></text:span></text:p>
      <text:p text:style-name="P87"><text:span text:style-name="Source_20_Text"><text:span text:style-name="T188"><text:s text:c="4"/>static int ans;</text:span></text:span></text:p>
      <text:p text:style-name="P87"><text:span text:style-name="Source_20_Text"><text:span text:style-name="T188"><text:s text:c="4"/>static int fresh;</text:span></text:span></text:p>
      <text:p text:style-name="P87"/>
      <text:p text:style-name="P87"><text:span text:style-name="Source_20_Text"><text:span text:style-name="T188"><text:s text:c="4"/>static void bfs(Queue&lt;int[]&gt; q){</text:span></text:span></text:p>
      <text:p text:style-name="P87"><text:span text:style-name="Source_20_Text"><text:span text:style-name="T188"><text:s text:c="8"/></text:span></text:span></text:p>
      <text:p text:style-name="P87"/>
      <text:p text:style-name="P87"><text:span text:style-name="Source_20_Text"><text:span text:style-name="T188"><text:s text:c="8"/>int dir[][] = {{0,1},{0,-1},{-1,0},{1,0}};</text:span></text:span></text:p>
      <text:p text:style-name="P87"><text:span text:style-name="Source_20_Text"><text:span text:style-name="T188"><text:s text:c="8"/>while(q.size()!=0){</text:span></text:span></text:p>
      <text:p text:style-name="P87"><text:span text:style-name="Source_20_Text"><text:span text:style-name="T188"><text:s text:c="12"/>int x = q.size();</text:span></text:span></text:p>
      <text:p text:style-name="P87"/>
      <text:p text:style-name="P87"><text:span text:style-name="Source_20_Text"><text:span text:style-name="T188"><text:s text:c="12"/>for(int l=0; l&lt;x; l++){</text:span></text:span></text:p>
      <text:p text:style-name="P87"><text:span text:style-name="Source_20_Text"><text:span text:style-name="T188"><text:s text:c="16"/>int a[] = q.remove();</text:span></text:span></text:p>
      <text:p text:style-name="P87"><text:span text:style-name="Source_20_Text"><text:span text:style-name="T188"><text:s text:c="16"/>int i = a[0];</text:span></text:span></text:p>
      <text:p text:style-name="P87"><text:span text:style-name="Source_20_Text"><text:span text:style-name="T188"><text:s text:c="16"/>int j = a[1];</text:span></text:span></text:p>
      <text:p text:style-name="P87"><text:span text:style-name="Source_20_Text"><text:span text:style-name="T188"><text:s text:c="16"/>arr[i][j]=2;</text:span></text:span></text:p>
      <text:p text:style-name="P87"/>
      <text:p text:style-name="P87"><text:span text:style-name="Source_20_Text"><text:span text:style-name="T188"><text:s text:c="16"/>for(int k=0; k&lt;4; k++){</text:span></text:span></text:p>
      <text:p text:style-name="P87"><text:span text:style-name="Source_20_Text"><text:span text:style-name="T188"><text:s text:c="20"/>int newR = i+dir[k][0];</text:span></text:span></text:p>
      <text:p text:style-name="P87"><text:span text:style-name="Source_20_Text"><text:span text:style-name="T188"><text:s text:c="20"/>int newC = j+dir[k][1];</text:span></text:span></text:p>
      <text:p text:style-name="P87"/>
      <text:p text:style-name="P87"><text:span text:style-name="Source_20_Text"><text:span text:style-name="T188"><text:s text:c="20"/>if(newR&lt;0 || newC&lt;0 || newR&gt;=n || newC&gt;=m || arr[newR][newC]==0 || arr[newR][newC]==2) continue;</text:span></text:span></text:p>
      <text:p text:style-name="P87"/>
      <text:p text:style-name="P87"><text:span text:style-name="Source_20_Text"><text:span text:style-name="T188"><text:s text:c="20"/>fresh--;</text:span></text:span></text:p>
      <text:p text:style-name="P87"><text:span text:style-name="Source_20_Text"><text:span text:style-name="T188"><text:s text:c="20"/>arr[newR][newC] = 2;</text:span></text:span></text:p>
      <text:p text:style-name="P87"><text:span text:style-name="Source_20_Text"><text:span text:style-name="T188"><text:s text:c="20"/>q.add(new int[]{newR,newC});</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12"/>ans++;</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
      <text:p text:style-name="P87"><text:span text:style-name="Source_20_Text"><text:span text:style-name="T188"><text:s text:c="4"/>public int orangesRotting(int[][] grid) {</text:span></text:span></text:p>
      <text:p text:style-name="P87"><text:span text:style-name="Source_20_Text"><text:span text:style-name="T188"><text:s text:c="8"/>arr = grid;</text:span></text:span></text:p>
      <text:p text:style-name="P87"><text:span text:style-name="Source_20_Text"><text:span text:style-name="T188"><text:s text:c="8"/>n = arr.length;</text:span></text:span></text:p>
      <text:p text:style-name="P87"><text:span text:style-name="Source_20_Text"><text:span text:style-name="T188"><text:s text:c="8"/>m = arr[0].length;</text:span></text:span></text:p>
      <text:p text:style-name="P87"><text:span text:style-name="Source_20_Text"><text:span text:style-name="T188"><text:s text:c="8"/></text:span></text:span></text:p>
      <text:p text:style-name="P87"><text:span text:style-name="Source_20_Text"><text:span text:style-name="T188"><text:s text:c="8"/>ans = 0;</text:span></text:span></text:p>
      <text:p text:style-name="P87"/>
      <text:p text:style-name="P87"><text:span text:style-name="Source_20_Text"><text:span text:style-name="T188"><text:s text:c="8"/>Queue&lt;int[]&gt; q = new LinkedList&lt;&gt;();</text:span></text:span></text:p>
      <text:p text:style-name="P87"><text:span text:style-name="Source_20_Text"><text:span text:style-name="T188"><text:s text:c="8"/>fresh=0;</text:span></text:span></text:p>
      <text:p text:style-name="P87"><text:span text:style-name="Source_20_Text"><text:span text:style-name="T188"><text:s text:c="8"/>int zero=0;</text:span></text:span></text:p>
      <text:p text:style-name="P87"/>
      <text:p text:style-name="P87"><text:span text:style-name="Source_20_Text"><text:span text:style-name="T188"><text:s text:c="8"/>for(int i=0; i&lt;n; i++){</text:span></text:span></text:p>
      <text:p text:style-name="P87"><text:span text:style-name="Source_20_Text"><text:span text:style-name="T188"><text:s text:c="12"/>for(int j=0; j&lt;m; j++){</text:span></text:span></text:p>
      <text:p text:style-name="P87"><text:span text:style-name="Source_20_Text"><text:span text:style-name="T188"><text:s text:c="16"/>if(arr[i][j]==2) q.add(new int[]{i,j});</text:span></text:span></text:p>
      <text:p text:style-name="P87"><text:span text:style-name="Source_20_Text"><text:span text:style-name="T188"><text:s text:c="16"/>else if(arr[i][j]==1) fresh++;</text:span></text:span></text:p>
      <text:p text:style-name="P87"><text:soft-page-break/><text:span text:style-name="Source_20_Text"><text:span text:style-name="T188"><text:s text:c="16"/>else zero++;</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if(zero==m*n) return 0;</text:span></text:span></text:p>
      <text:p text:style-name="P87"><text:span text:style-name="Source_20_Text"><text:span text:style-name="T188"><text:s text:c="8"/>bfs(q);</text:span></text:span></text:p>
      <text:p text:style-name="P87"/>
      <text:p text:style-name="P87"><text:span text:style-name="Source_20_Text"><text:span text:style-name="T188"><text:s text:c="8"/>if(fresh==0) return ans-1;</text:span></text:span></text:p>
      <text:p text:style-name="P87"><text:span text:style-name="Source_20_Text"><text:span text:style-name="T188"><text:s text:c="8"/>else return -1;</text:span></text:span></text:p>
      <text:p text:style-name="P87"><text:span text:style-name="Source_20_Text"><text:span text:style-name="T188"><text:s text:c="4"/>}</text:span></text:span></text:p>
      <text:p text:style-name="P79"><text:span text:style-name="Source_20_Text"><text:span text:style-name="T188">}</text:span></text:span></text:p>
      <text:p text:style-name="P176"><text:span text:style-name="T258">Question 9:</text:span><text:line-break/><text:a xlink:type="simple" xlink:href="https://leetcode.com/problems/flood-fill/" text:style-name="Internet_20_link" text:visited-style-name="Visited_20_Internet_20_Link"><text:span text:style-name="T254"> Flood Fill</text:span></text:a><text:line-break/>An image is represented by an <text:span text:style-name="Source_20_Text"><text:span text:style-name="T236">m x n</text:span></text:span> integer grid <text:span text:style-name="Source_20_Text"><text:span text:style-name="T236">image</text:span></text:span> where <text:span text:style-name="Source_20_Text"><text:span text:style-name="T236">image[i][j]</text:span></text:span> represents the pixel value of the image.</text:p>
      <text:p text:style-name="P88">You are also given three integers <text:span text:style-name="Source_20_Text"><text:span text:style-name="T236">sr</text:span></text:span>, <text:span text:style-name="Source_20_Text"><text:span text:style-name="T236">sc</text:span></text:span>, and <text:span text:style-name="Source_20_Text"><text:span text:style-name="T236">color</text:span></text:span>. You should perform a <text:span text:style-name="Strong_20_Emphasis"><text:span text:style-name="T188">flood fill</text:span></text:span> on the image starting from the pixel <text:span text:style-name="Source_20_Text"><text:span text:style-name="T236">image[sr][sc]</text:span></text:span>.</text:p>
      <text:p text:style-name="P88">To perform a <text:span text:style-name="Strong_20_Emphasis"><text:span text:style-name="T188">flood fill</text:span></text:span>, consider the starting pixel, plus any pixels connected <text:span text:style-name="Strong_20_Emphasis"><text:span text:style-name="T188">4-directionally</text:span></text:span> to the starting pixel of the same color as the starting pixel, plus any pixels connected <text:span text:style-name="Strong_20_Emphasis"><text:span text:style-name="T188">4-directionally</text:span></text:span> to those pixels (also with the same color), and so on. Replace the color of all of the aforementioned pixels with <text:span text:style-name="Source_20_Text"><text:span text:style-name="T236">color</text:span></text:span>.</text:p>
      <text:p text:style-name="P88">Return <text:span text:style-name="Emphasis"><text:span text:style-name="T188">the modified image after performing the flood fill</text:span></text:span>.</text:p>
      <text:p text:style-name="P145">Example 1</text:p>
      <text:p text:style-name="P177"><text:span text:style-name="Strong_20_Emphasis"><text:span text:style-name="T188">Input:</text:span></text:span> image = [[1,1,1],[1,1,0],[1,0,1]], sr = 1, sc = 1, color = 2</text:p>
      <text:p text:style-name="P79"><text:span text:style-name="Strong_20_Emphasis"><text:span text:style-name="T188">Output:</text:span></text:span> [[2,2,2],[2,2,0],[2,0,1]]</text:p>
      <text:p text:style-name="P178">Ans:</text:p>
      <text:p text:style-name="P177"><text:span text:style-name="Source_20_Text"><text:span text:style-name="T188">class Solution {</text:span></text:span></text:p>
      <text:p text:style-name="P87"><text:span text:style-name="Source_20_Text"><text:span text:style-name="T188"><text:s text:c="4"/>public int[][] floodFill(int[][] image, int sr, int sc, int color) {</text:span></text:span></text:p>
      <text:p text:style-name="P87"><text:span text:style-name="Source_20_Text"><text:span text:style-name="T188"><text:s text:c="8"/>int startColor = image[sr][sc];</text:span></text:span></text:p>
      <text:p text:style-name="P87"><text:span text:style-name="Source_20_Text"><text:span text:style-name="T188"><text:s text:c="8"/>if (startColor == color)</text:span></text:span></text:p>
      <text:p text:style-name="P87"><text:span text:style-name="Source_20_Text"><text:span text:style-name="T188"><text:s text:c="12"/>return image;</text:span></text:span></text:p>
      <text:p text:style-name="P87"><text:span text:style-name="Source_20_Text"><text:span text:style-name="T188"><text:s text:c="8"/>image[sr][sc] = color;</text:span></text:span></text:p>
      <text:p text:style-name="P87"><text:span text:style-name="Source_20_Text"><text:span text:style-name="T188"><text:s text:c="8"/>LinkedList&lt;Integer[]&gt; line = new LinkedList&lt;&gt;();</text:span></text:span></text:p>
      <text:p text:style-name="P87"><text:span text:style-name="Source_20_Text"><text:span text:style-name="T188"><text:s text:c="8"/>int [][]move = new int[][]{{0,1}, {0, -1}, {1, 0}, {-1, 0}};</text:span></text:span></text:p>
      <text:p text:style-name="P87"><text:span text:style-name="Source_20_Text"><text:span text:style-name="T188"><text:s text:c="8"/>line.add(new Integer[]{sr, sc});</text:span></text:span></text:p>
      <text:p text:style-name="P87"><text:span text:style-name="Source_20_Text"><text:span text:style-name="T188"><text:s text:c="8"/>Integer []tmp;</text:span></text:span></text:p>
      <text:p text:style-name="P87"><text:span text:style-name="Source_20_Text"><text:span text:style-name="T188"><text:s text:c="8"/>while (line.size() &gt; 0) {</text:span></text:span></text:p>
      <text:p text:style-name="P87"><text:span text:style-name="Source_20_Text"><text:span text:style-name="T188"><text:s text:c="12"/>tmp = line.getFirst();</text:span></text:span></text:p>
      <text:p text:style-name="P87"><text:span text:style-name="Source_20_Text"><text:span text:style-name="T188"><text:s text:c="12"/>line.removeFirst();</text:span></text:span></text:p>
      <text:p text:style-name="P87"><text:span text:style-name="Source_20_Text"><text:span text:style-name="T188"><text:s text:c="12"/>for (int[] step : move) {</text:span></text:span></text:p>
      <text:p text:style-name="P87"><text:span text:style-name="Source_20_Text"><text:span text:style-name="T188"><text:s text:c="16"/>if (tmp[0] + step[0] &gt; -1 &amp;&amp; tmp[0] + step[0] &lt; image.length &amp;&amp;</text:span></text:span></text:p>
      <text:p text:style-name="P87"><text:span text:style-name="Source_20_Text"><text:span text:style-name="T188"><text:s text:c="24"/>tmp[1] + step[1] &gt; -1 &amp;&amp; tmp[1] + step[1] &lt; image[0].length &amp;&amp;</text:span></text:span></text:p>
      <text:p text:style-name="P87"><text:span text:style-name="Source_20_Text"><text:span text:style-name="T188"><text:s text:c="24"/>image[tmp[0] + step[0]][tmp[1] + step[1]] == startColor) {</text:span></text:span></text:p>
      <text:p text:style-name="P87"><text:span text:style-name="Source_20_Text"><text:span text:style-name="T188"><text:s text:c="20"/>image[tmp[0] + step[0]][tmp[1] + step[1]] = color;</text:span></text:span></text:p>
      <text:p text:style-name="P87"/>
      <text:p text:style-name="P87"><text:soft-page-break/><text:span text:style-name="Source_20_Text"><text:span text:style-name="T188"><text:s text:c="24"/>line.add(new Integer[]{tmp[0] + step[0], tmp[1] + step[1]});</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return image;</text:span></text:span></text:p>
      <text:p text:style-name="P87"><text:span text:style-name="Source_20_Text"><text:span text:style-name="T188"><text:s text:c="4"/>}</text:span></text:span></text:p>
      <text:p text:style-name="P79"><text:span text:style-name="Source_20_Text"><text:span text:style-name="T188">}</text:span></text:span></text:p>
      <text:p text:style-name="P102">Question 10:</text:p>
      <text:p text:style-name="P176"><text:a xlink:type="simple" xlink:href="https://leetcode.com/problems/01-matrix/" text:style-name="Internet_20_link" text:visited-style-name="Visited_20_Internet_20_Link"><text:span text:style-name="T260">01 Matrix</text:span></text:a><text:span text:style-name="T259"><text:line-break/></text:span>Given an <text:span text:style-name="Source_20_Text"><text:span text:style-name="T236">m x n</text:span></text:span> binary matrix <text:span text:style-name="Source_20_Text"><text:span text:style-name="T236">mat</text:span></text:span>, return <text:span text:style-name="Emphasis"><text:span text:style-name="T188">the distance of the nearest </text:span></text:span><text:span text:style-name="Source_20_Text"><text:span text:style-name="T236">0</text:span></text:span><text:span text:style-name="Emphasis"><text:span text:style-name="T188"> for each cell</text:span></text:span>.</text:p>
      <text:p text:style-name="P88">The distance between two adjacent cells is <text:span text:style-name="Source_20_Text"><text:span text:style-name="T236">1</text:span></text:span>.</text:p>
      <text:p text:style-name="P102">example 1:</text:p>
      <text:p text:style-name="P101"><text:span text:style-name="Strong_20_Emphasis"><text:span text:style-name="T188">Input:</text:span></text:span> mat = [[0,0,0],[0,1,0],[0,0,0]]</text:p>
      <text:p text:style-name="P79"><text:span text:style-name="Strong_20_Emphasis"><text:span text:style-name="T188">Output:</text:span></text:span> [[0,0,0],[0,1,0],[0,0,0]]</text:p>
      <text:p text:style-name="P102">Ans:</text:p>
      <text:p text:style-name="P101"><text:span text:style-name="Source_20_Text"><text:span text:style-name="T188">class Solution {</text:span></text:span></text:p>
      <text:p text:style-name="P87"><text:span text:style-name="Source_20_Text"><text:span text:style-name="T188"><text:s text:c="4"/>public int[][] updateMatrix(int[][] mat) {</text:span></text:span></text:p>
      <text:p text:style-name="P87"><text:span text:style-name="Source_20_Text"><text:span text:style-name="T188"><text:s text:c="8"/>int m = mat.length;</text:span></text:span></text:p>
      <text:p text:style-name="P87"><text:span text:style-name="Source_20_Text"><text:span text:style-name="T188"><text:s text:c="8"/>int n = mat[0].length;</text:span></text:span></text:p>
      <text:p text:style-name="P87"><text:span text:style-name="Source_20_Text"><text:span text:style-name="T188"><text:s text:c="8"/>int[][] dp = new int[m][n];</text:span></text:span></text:p>
      <text:p text:style-name="P87"><text:span text:style-name="Source_20_Text"><text:span text:style-name="T188"><text:s text:c="8"/></text:span></text:span></text:p>
      <text:p text:style-name="P87"><text:span text:style-name="Source_20_Text"><text:span text:style-name="T188"><text:s text:c="8"/>for (int row = 0; row &lt; m; row++) {</text:span></text:span></text:p>
      <text:p text:style-name="P87"><text:span text:style-name="Source_20_Text"><text:span text:style-name="T188"><text:s text:c="12"/>for (int col = 0; col &lt; n; col++) {</text:span></text:span></text:p>
      <text:p text:style-name="P87"><text:span text:style-name="Source_20_Text"><text:span text:style-name="T188"><text:s text:c="16"/>dp[row][col] = mat[row][col];</text:span></text:span></text:p>
      <text:p text:style-name="P87"><text:span text:style-name="Source_20_Text"><text:span text:style-name="T188"><text:s text:c="12"/>}</text:span></text:span></text:p>
      <text:p text:style-name="P87"><text:span text:style-name="Source_20_Text"><text:span text:style-name="T188"><text:s text:c="8"/>} </text:span></text:span></text:p>
      <text:p text:style-name="P87"/>
      <text:p text:style-name="P87"><text:span text:style-name="Source_20_Text"><text:span text:style-name="T188"><text:s text:c="8"/>for (int row = 0; row &lt; m; row++) {</text:span></text:span></text:p>
      <text:p text:style-name="P87"><text:span text:style-name="Source_20_Text"><text:span text:style-name="T188"><text:s text:c="12"/>for (int col = 0; col &lt; n; col++) {</text:span></text:span></text:p>
      <text:p text:style-name="P87"><text:span text:style-name="Source_20_Text"><text:span text:style-name="T188"><text:s text:c="16"/>if (dp[row][col] == 0) {</text:span></text:span></text:p>
      <text:p text:style-name="P87"><text:span text:style-name="Source_20_Text"><text:span text:style-name="T188"><text:s text:c="20"/>continue;</text:span></text:span></text:p>
      <text:p text:style-name="P87"><text:span text:style-name="Source_20_Text"><text:span text:style-name="T188"><text:s text:c="16"/>}</text:span></text:span></text:p>
      <text:p text:style-name="P87"/>
      <text:p text:style-name="P87"><text:span text:style-name="Source_20_Text"><text:span text:style-name="T188"><text:s text:c="16"/>int minNeighbor = m * n;</text:span></text:span></text:p>
      <text:p text:style-name="P87"><text:span text:style-name="Source_20_Text"><text:span text:style-name="T188"><text:s text:c="16"/>if (row &gt; 0) {</text:span></text:span></text:p>
      <text:p text:style-name="P87"><text:span text:style-name="Source_20_Text"><text:span text:style-name="T188"><text:s text:c="20"/>minNeighbor = Math.min(minNeighbor, dp[row - 1][col]);</text:span></text:span></text:p>
      <text:p text:style-name="P87"><text:span text:style-name="Source_20_Text"><text:span text:style-name="T188"><text:s text:c="16"/>}</text:span></text:span></text:p>
      <text:p text:style-name="P87"><text:span text:style-name="Source_20_Text"><text:span text:style-name="T188"><text:s text:c="16"/></text:span></text:span></text:p>
      <text:p text:style-name="P87"><text:span text:style-name="Source_20_Text"><text:span text:style-name="T188"><text:s text:c="16"/>if (col &gt; 0) {</text:span></text:span></text:p>
      <text:p text:style-name="P87"><text:span text:style-name="Source_20_Text"><text:span text:style-name="T188"><text:s text:c="20"/>minNeighbor = Math.min(minNeighbor, dp[row][col - 1]);</text:span></text:span></text:p>
      <text:p text:style-name="P87"><text:span text:style-name="Source_20_Text"><text:span text:style-name="T188"><text:s text:c="16"/>}</text:span></text:span></text:p>
      <text:p text:style-name="P87"><text:span text:style-name="Source_20_Text"><text:span text:style-name="T188"><text:s text:c="16"/></text:span></text:span></text:p>
      <text:p text:style-name="P87"><text:span text:style-name="Source_20_Text"><text:span text:style-name="T188"><text:s text:c="16"/>dp[row][col] = minNeighbor + 1;</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for (int row = m - 1; row &gt;= 0; row--) {</text:span></text:span></text:p>
      <text:p text:style-name="P87"><text:span text:style-name="Source_20_Text"><text:span text:style-name="T188"><text:s text:c="12"/>for (int col = n - 1; col &gt;= 0; col--) {</text:span></text:span></text:p>
      <text:p text:style-name="P87"><text:soft-page-break/><text:span text:style-name="Source_20_Text"><text:span text:style-name="T188"><text:s text:c="16"/>if (dp[row][col] == 0) {</text:span></text:span></text:p>
      <text:p text:style-name="P87"><text:span text:style-name="Source_20_Text"><text:span text:style-name="T188"><text:s text:c="20"/>continue;</text:span></text:span></text:p>
      <text:p text:style-name="P87"><text:span text:style-name="Source_20_Text"><text:span text:style-name="T188"><text:s text:c="16"/>}</text:span></text:span></text:p>
      <text:p text:style-name="P87"><text:span text:style-name="Source_20_Text"><text:span text:style-name="T188"><text:s text:c="16"/></text:span></text:span></text:p>
      <text:p text:style-name="P87"><text:span text:style-name="Source_20_Text"><text:span text:style-name="T188"><text:s text:c="16"/>int minNeighbor = m * n;</text:span></text:span></text:p>
      <text:p text:style-name="P87"><text:span text:style-name="Source_20_Text"><text:span text:style-name="T188"><text:s text:c="16"/>if (row &lt; m - 1) {</text:span></text:span></text:p>
      <text:p text:style-name="P87"><text:span text:style-name="Source_20_Text"><text:span text:style-name="T188"><text:s text:c="20"/>minNeighbor = Math.min(minNeighbor, dp[row + 1][col]);</text:span></text:span></text:p>
      <text:p text:style-name="P87"><text:span text:style-name="Source_20_Text"><text:span text:style-name="T188"><text:s text:c="16"/>}</text:span></text:span></text:p>
      <text:p text:style-name="P87"><text:span text:style-name="Source_20_Text"><text:span text:style-name="T188"><text:s text:c="16"/></text:span></text:span></text:p>
      <text:p text:style-name="P87"><text:span text:style-name="Source_20_Text"><text:span text:style-name="T188"><text:s text:c="16"/>if (col &lt; n - 1) {</text:span></text:span></text:p>
      <text:p text:style-name="P87"><text:span text:style-name="Source_20_Text"><text:span text:style-name="T188"><text:s text:c="20"/>minNeighbor = Math.min(minNeighbor, dp[row][col + 1]);</text:span></text:span></text:p>
      <text:p text:style-name="P87"><text:span text:style-name="Source_20_Text"><text:span text:style-name="T188"><text:s text:c="16"/>}</text:span></text:span></text:p>
      <text:p text:style-name="P87"><text:span text:style-name="Source_20_Text"><text:span text:style-name="T188"><text:s text:c="16"/></text:span></text:span></text:p>
      <text:p text:style-name="P87"><text:span text:style-name="Source_20_Text"><text:span text:style-name="T188"><text:s text:c="16"/>dp[row][col] = Math.min(dp[row][col], minNeighbor + 1);</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return dp;</text:span></text:span></text:p>
      <text:p text:style-name="P87"><text:span text:style-name="Source_20_Text"><text:span text:style-name="T188"><text:s text:c="4"/>}</text:span></text:span></text:p>
      <text:p text:style-name="P79"><text:span text:style-name="Source_20_Text"><text:span text:style-name="T188">}</text:span></text:span></text:p>
      <text:p text:style-name="P174"><text:span text:style-name="Source_20_Text"><text:span text:style-name="T264">Question 11:</text:span></text:span></text:p>
      <text:p text:style-name="P174"><text:a xlink:type="simple" xlink:href="https://leetcode.com/problems/surrounded-regions/" text:style-name="Internet_20_link" text:visited-style-name="Visited_20_Internet_20_Link"><text:span text:style-name="Source_20_Text"><text:span text:style-name="T265">Surrounded Regions</text:span></text:span></text:a><text:span text:style-name="Source_20_Text"><text:span text:style-name="T264"><text:line-break/>Given an </text:span></text:span><text:span text:style-name="Source_20_Text"><text:span text:style-name="T266">m x n</text:span></text:span><text:span text:style-name="Source_20_Text"><text:span text:style-name="T264"> matrix </text:span></text:span><text:span text:style-name="Source_20_Text"><text:span text:style-name="T266">board</text:span></text:span><text:span text:style-name="Source_20_Text"><text:span text:style-name="T264"> containing </text:span></text:span><text:span text:style-name="Source_20_Text"><text:span text:style-name="T266">'X'</text:span></text:span><text:span text:style-name="Source_20_Text"><text:span text:style-name="T264"> and </text:span></text:span><text:span text:style-name="Source_20_Text"><text:span text:style-name="T266">'O'</text:span></text:span><text:span text:style-name="Source_20_Text"><text:span text:style-name="T264">, </text:span></text:span><text:span text:style-name="Source_20_Text"><text:span text:style-name="Emphasis"><text:span text:style-name="T265">capture all regions that are 4-directionally surrounded by</text:span></text:span></text:span><text:span text:style-name="Source_20_Text"><text:span text:style-name="T264"> </text:span></text:span><text:span text:style-name="Source_20_Text"><text:span text:style-name="T266">'X'</text:span></text:span><text:span text:style-name="Source_20_Text"><text:span text:style-name="T264">.</text:span></text:span></text:p>
      <text:p text:style-name="P88">A region is <text:span text:style-name="Strong_20_Emphasis"><text:span text:style-name="T188">captured</text:span></text:span> by flipping all <text:span text:style-name="Source_20_Text"><text:span text:style-name="T236">'O'</text:span></text:span>s into <text:span text:style-name="Source_20_Text"><text:span text:style-name="T236">'X'</text:span></text:span>s in that surrounded region.</text:p>
      <text:p text:style-name="P174"><text:span text:style-name="Source_20_Text"><text:span text:style-name="T264">Example 1:</text:span></text:span></text:p>
      <text:p text:style-name="P174"><text:span text:style-name="Source_20_Text"><text:span text:style-name="Strong_20_Emphasis"><text:span text:style-name="T262">Input:</text:span></text:span></text:span><text:span text:style-name="Source_20_Text"><text:span text:style-name="T264"> board = [["X","X","X","X"],["X","O","O","X"],["X","X","O","X"],["X","O","X","X"]]</text:span></text:span></text:p>
      <text:p text:style-name="P79"><text:span text:style-name="Strong_20_Emphasis"><text:span text:style-name="T188">Output:</text:span></text:span> [["X","X","X","X"],["X","X","X","X"],["X","X","X","X"],["X","O","X","X"]]</text:p>
      <text:p text:style-name="P174"><text:span text:style-name="Source_20_Text"><text:span text:style-name="T264">Ans:</text:span></text:span></text:p>
      <text:p text:style-name="P174"><text:span text:style-name="Source_20_Text"><text:span text:style-name="T265">class Solution {</text:span></text:span></text:p>
      <text:p text:style-name="P87"><text:span text:style-name="Source_20_Text"><text:span text:style-name="T188"><text:s text:c="4"/>public void solve(char[][] board) {</text:span></text:span></text:p>
      <text:p text:style-name="P87"><text:span text:style-name="Source_20_Text"><text:span text:style-name="T188"><text:s text:c="7"/>int m = board.length;</text:span></text:span></text:p>
      <text:p text:style-name="P87"><text:span text:style-name="Source_20_Text"><text:span text:style-name="T188"><text:s text:c="7"/>int n = board[0].length; </text:span></text:span></text:p>
      <text:p text:style-name="P87"><text:span text:style-name="Source_20_Text"><text:span text:style-name="T188"><text:s text:c="7"/>for(int i=0;i&lt;n;i++)</text:span></text:span></text:p>
      <text:p text:style-name="P87"><text:span text:style-name="Source_20_Text"><text:span text:style-name="T188"><text:s text:c="7"/>{</text:span></text:span></text:p>
      <text:p text:style-name="P87"><text:span text:style-name="Source_20_Text"><text:span text:style-name="T188"><text:s text:c="11"/>if(board[0][i]=='O')</text:span></text:span></text:p>
      <text:p text:style-name="P87"><text:span text:style-name="Source_20_Text"><text:span text:style-name="T188"><text:s text:c="11"/>{</text:span></text:span></text:p>
      <text:p text:style-name="P87"><text:span text:style-name="Source_20_Text"><text:span text:style-name="T188"><text:s text:c="15"/>dfs(0,i,board);</text:span></text:span></text:p>
      <text:p text:style-name="P87"><text:span text:style-name="Source_20_Text"><text:span text:style-name="T188"><text:s text:c="11"/>}//first row</text:span></text:span></text:p>
      <text:p text:style-name="P87"><text:span text:style-name="Source_20_Text"><text:span text:style-name="T188"><text:s text:c="11"/>if(board[m-1][i]=='O')</text:span></text:span></text:p>
      <text:p text:style-name="P87"><text:span text:style-name="Source_20_Text"><text:span text:style-name="T188"><text:s text:c="11"/>{</text:span></text:span></text:p>
      <text:p text:style-name="P87"><text:span text:style-name="Source_20_Text"><text:span text:style-name="T188"><text:s text:c="15"/>dfs(m-1,i,board);</text:span></text:span></text:p>
      <text:p text:style-name="P87"><text:span text:style-name="Source_20_Text"><text:span text:style-name="T188"><text:s text:c="11"/>}//last row</text:span></text:span></text:p>
      <text:p text:style-name="P87"><text:span text:style-name="Source_20_Text"><text:span text:style-name="T188"><text:s text:c="7"/>}</text:span></text:span></text:p>
      <text:p text:style-name="P87"><text:span text:style-name="Source_20_Text"><text:span text:style-name="T188"><text:s text:c="7"/>for(int i=0;i&lt;m;i++)</text:span></text:span></text:p>
      <text:p text:style-name="P87"><text:soft-page-break/><text:span text:style-name="Source_20_Text"><text:span text:style-name="T188"><text:s text:c="7"/>{</text:span></text:span></text:p>
      <text:p text:style-name="P87"><text:span text:style-name="Source_20_Text"><text:span text:style-name="T188"><text:s text:c="11"/>if(board[i][0]=='O')</text:span></text:span></text:p>
      <text:p text:style-name="P87"><text:span text:style-name="Source_20_Text"><text:span text:style-name="T188"><text:s text:c="11"/>{</text:span></text:span></text:p>
      <text:p text:style-name="P87"><text:span text:style-name="Source_20_Text"><text:span text:style-name="T188"><text:s text:c="15"/>dfs(i,0,board);</text:span></text:span></text:p>
      <text:p text:style-name="P87"><text:span text:style-name="Source_20_Text"><text:span text:style-name="T188"><text:s text:c="11"/>}//first col</text:span></text:span></text:p>
      <text:p text:style-name="P87"><text:span text:style-name="Source_20_Text"><text:span text:style-name="T188"><text:s text:c="12"/>if(board[i][n-1]=='O')</text:span></text:span></text:p>
      <text:p text:style-name="P87"><text:span text:style-name="Source_20_Text"><text:span text:style-name="T188"><text:s text:c="11"/>{</text:span></text:span></text:p>
      <text:p text:style-name="P87"><text:span text:style-name="Source_20_Text"><text:span text:style-name="T188"><text:s text:c="15"/>dfs(i,n-1,board);</text:span></text:span></text:p>
      <text:p text:style-name="P87"><text:span text:style-name="Source_20_Text"><text:span text:style-name="T188"><text:s text:c="11"/>}//last col</text:span></text:span></text:p>
      <text:p text:style-name="P87"><text:span text:style-name="Source_20_Text"><text:span text:style-name="T188"><text:s text:c="7"/>}</text:span></text:span></text:p>
      <text:p text:style-name="P87"><text:span text:style-name="Source_20_Text"><text:span text:style-name="T188"><text:s text:c="8"/>for(int i=0;i&lt;m;i++)</text:span></text:span></text:p>
      <text:p text:style-name="P87"><text:span text:style-name="Source_20_Text"><text:span text:style-name="T188"><text:s text:c="7"/>{</text:span></text:span></text:p>
      <text:p text:style-name="P87"><text:span text:style-name="Source_20_Text"><text:span text:style-name="T188"><text:s text:c="11"/>for(int j=0;j&lt;n;j++)</text:span></text:span></text:p>
      <text:p text:style-name="P87"><text:span text:style-name="Source_20_Text"><text:span text:style-name="T188"><text:s text:c="11"/>{</text:span></text:span></text:p>
      <text:p text:style-name="P87"><text:span text:style-name="Source_20_Text"><text:span text:style-name="T188"><text:s text:c="15"/>if(board[i][j]=='O')</text:span></text:span></text:p>
      <text:p text:style-name="P87"><text:span text:style-name="Source_20_Text"><text:span text:style-name="T188"><text:s text:c="15"/>{</text:span></text:span></text:p>
      <text:p text:style-name="P87"><text:span text:style-name="Source_20_Text"><text:span text:style-name="T188"><text:s text:c="19"/>board[i][j]='X';</text:span></text:span></text:p>
      <text:p text:style-name="P87"><text:span text:style-name="Source_20_Text"><text:span text:style-name="T188"><text:s text:c="15"/>}</text:span></text:span></text:p>
      <text:p text:style-name="P87"><text:span text:style-name="Source_20_Text"><text:span text:style-name="T188"><text:s text:c="15"/>if(board[i][j]=='Y')</text:span></text:span></text:p>
      <text:p text:style-name="P87"><text:span text:style-name="Source_20_Text"><text:span text:style-name="T188"><text:s text:c="15"/>{</text:span></text:span></text:p>
      <text:p text:style-name="P87"><text:span text:style-name="Source_20_Text"><text:span text:style-name="T188"><text:s text:c="19"/>board[i][j]='O';</text:span></text:span></text:p>
      <text:p text:style-name="P87"><text:span text:style-name="Source_20_Text"><text:span text:style-name="T188"><text:s text:c="15"/>}</text:span></text:span></text:p>
      <text:p text:style-name="P87"><text:span text:style-name="Source_20_Text"><text:span text:style-name="T188"><text:s text:c="11"/>}</text:span></text:span></text:p>
      <text:p text:style-name="P87"><text:span text:style-name="Source_20_Text"><text:span text:style-name="T188"><text:s text:c="7"/>}</text:span></text:span></text:p>
      <text:p text:style-name="P87"/>
      <text:p text:style-name="P87"><text:span text:style-name="Source_20_Text"><text:span text:style-name="T188"><text:s text:c="4"/>}</text:span></text:span></text:p>
      <text:p text:style-name="P87"><text:span text:style-name="Source_20_Text"><text:span text:style-name="T188"><text:s text:c="4"/>public void dfs(int i,int j,char[][] grid)</text:span></text:span></text:p>
      <text:p text:style-name="P87"><text:span text:style-name="Source_20_Text"><text:span text:style-name="T188"><text:s text:c="4"/>{</text:span></text:span></text:p>
      <text:p text:style-name="P87"><text:span text:style-name="Source_20_Text"><text:span text:style-name="T188"><text:s text:c="8"/>if(i&lt;0 || j&lt;0 || i&gt;=grid.length || j&gt;=grid[0].length ||grid[i][j]=='X' || grid[i][j]=='Y') return ;</text:span></text:span></text:p>
      <text:p text:style-name="P87"/>
      <text:p text:style-name="P87"><text:span text:style-name="Source_20_Text"><text:span text:style-name="T188"><text:s text:c="8"/>grid[i][j]='Y';</text:span></text:span></text:p>
      <text:p text:style-name="P87"><text:span text:style-name="Source_20_Text"><text:span text:style-name="T188"><text:s text:c="8"/>dfs(i-1,j,grid);</text:span></text:span></text:p>
      <text:p text:style-name="P87"><text:span text:style-name="Source_20_Text"><text:span text:style-name="T188"><text:s text:c="8"/>dfs(i+1,j,grid);</text:span></text:span></text:p>
      <text:p text:style-name="P87"><text:span text:style-name="Source_20_Text"><text:span text:style-name="T188"><text:s text:c="8"/>dfs(i,j-1,grid);</text:span></text:span></text:p>
      <text:p text:style-name="P87"><text:span text:style-name="Source_20_Text"><text:span text:style-name="T188"><text:s text:c="8"/>dfs(i,j+1,grid);</text:span></text:span></text:p>
      <text:p text:style-name="P87"><text:span text:style-name="Source_20_Text"><text:span text:style-name="T188"><text:s text:c="4"/>}</text:span></text:span></text:p>
      <text:p text:style-name="P79"><text:span text:style-name="Source_20_Text"><text:span text:style-name="T188">}</text:span></text:span></text:p>
      <text:p text:style-name="P174"><text:span text:style-name="Source_20_Text"><text:span text:style-name="T264">Question 12:</text:span></text:span></text:p>
      <text:p text:style-name="P174"><text:a xlink:type="simple" xlink:href="https://leetcode.com/problems/number-of-enclaves/" text:style-name="Internet_20_link" text:visited-style-name="Visited_20_Internet_20_Link"><text:span text:style-name="Source_20_Text"><text:span text:style-name="T265">Number of Enclaves</text:span></text:span></text:a><text:span text:style-name="Source_20_Text"><text:span text:style-name="T264"><text:line-break/>You are given an </text:span></text:span><text:span text:style-name="Source_20_Text"><text:span text:style-name="T266">m x n</text:span></text:span><text:span text:style-name="Source_20_Text"><text:span text:style-name="T264"> binary matrix </text:span></text:span><text:span text:style-name="Source_20_Text"><text:span text:style-name="T266">grid</text:span></text:span><text:span text:style-name="Source_20_Text"><text:span text:style-name="T264">, where </text:span></text:span><text:span text:style-name="Source_20_Text"><text:span text:style-name="T266">0</text:span></text:span><text:span text:style-name="Source_20_Text"><text:span text:style-name="T264"> represents a sea cell and </text:span></text:span><text:span text:style-name="Source_20_Text"><text:span text:style-name="T266">1</text:span></text:span><text:span text:style-name="Source_20_Text"><text:span text:style-name="T264"> represents a land cell.</text:span></text:span></text:p>
      <text:p text:style-name="P88">A <text:span text:style-name="Strong_20_Emphasis"><text:span text:style-name="T188">move</text:span></text:span> consists of walking from one land cell to another adjacent (<text:span text:style-name="Strong_20_Emphasis"><text:span text:style-name="T188">4-directionally</text:span></text:span>) land cell or walking off the boundary of the <text:span text:style-name="Source_20_Text"><text:span text:style-name="T236">grid</text:span></text:span>.</text:p>
      <text:p text:style-name="P88">Return <text:span text:style-name="Emphasis"><text:span text:style-name="T188">the number of land cells in</text:span></text:span> <text:span text:style-name="Source_20_Text"><text:span text:style-name="T236">grid</text:span></text:span> <text:span text:style-name="Emphasis"><text:span text:style-name="T188">for which we cannot walk off the boundary of the grid in any number of </text:span></text:span><text:span text:style-name="Emphasis"><text:span text:style-name="Strong_20_Emphasis"><text:span text:style-name="T188">moves</text:span></text:span></text:span>.</text:p>
      <text:p text:style-name="P174"><text:span text:style-name="Source_20_Text"><text:span text:style-name="T264">Example 1:</text:span></text:span></text:p>
      <text:p text:style-name="P174"><text:span text:style-name="Source_20_Text"><text:span text:style-name="Strong_20_Emphasis"><text:span text:style-name="T262">Input:</text:span></text:span></text:span><text:span text:style-name="Source_20_Text"><text:span text:style-name="T264"> grid = [[0,0,0,0],[1,0,1,0],[0,1,1,0],[0,0,0,0]]</text:span></text:span></text:p>
      <text:p text:style-name="P79"><text:soft-page-break/><text:span text:style-name="Strong_20_Emphasis"><text:span text:style-name="T188">Output:</text:span></text:span> 3</text:p>
      <text:p text:style-name="P174"><text:span text:style-name="Source_20_Text"><text:span text:style-name="T264">Ans:</text:span></text:span></text:p>
      <text:p text:style-name="P174"><text:span text:style-name="Source_20_Text"><text:span text:style-name="T265">class Solution {</text:span></text:span></text:p>
      <text:p text:style-name="P87"><text:span text:style-name="Source_20_Text"><text:span text:style-name="T188"><text:s text:c="4"/>public int isIsland(int []ij, int[][] grid)</text:span></text:span></text:p>
      <text:p text:style-name="P87"><text:span text:style-name="Source_20_Text"><text:span text:style-name="T188"><text:s text:c="4"/>{</text:span></text:span></text:p>
      <text:p text:style-name="P87"><text:span text:style-name="Source_20_Text"><text:span text:style-name="T188"><text:s text:c="8"/>int count = 1;</text:span></text:span></text:p>
      <text:p text:style-name="P87"><text:span text:style-name="Source_20_Text"><text:span text:style-name="T188"><text:s text:c="8"/>boolean yes = true;</text:span></text:span></text:p>
      <text:p text:style-name="P87"><text:span text:style-name="Source_20_Text"><text:span text:style-name="T188"><text:s text:c="8"/>int [][]moves = new int[][]{{1,0}, {-1,0}, {0,1}, {0,-1}};</text:span></text:span></text:p>
      <text:p text:style-name="P87"><text:span text:style-name="Source_20_Text"><text:span text:style-name="T188"><text:s text:c="8"/>LinkedList&lt;int[]&gt; island = new LinkedList&lt;&gt;();</text:span></text:span></text:p>
      <text:p text:style-name="P87"><text:span text:style-name="Source_20_Text"><text:span text:style-name="T188"><text:s text:c="8"/>island.add(ij);</text:span></text:span></text:p>
      <text:p text:style-name="P87"><text:span text:style-name="Source_20_Text"><text:span text:style-name="T188"><text:s text:c="8"/>grid[ij[0]][ij[1]] = 2;</text:span></text:span></text:p>
      <text:p text:style-name="P87"><text:span text:style-name="Source_20_Text"><text:span text:style-name="T188"><text:s text:c="8"/>int []cur;</text:span></text:span></text:p>
      <text:p text:style-name="P87"><text:span text:style-name="Source_20_Text"><text:span text:style-name="T188"><text:s text:c="8"/>while (island.size() &gt; 0)</text:span></text:span></text:p>
      <text:p text:style-name="P87"><text:span text:style-name="Source_20_Text"><text:span text:style-name="T188"><text:s text:c="8"/>{</text:span></text:span></text:p>
      <text:p text:style-name="P87"><text:span text:style-name="Source_20_Text"><text:span text:style-name="T188"><text:s text:c="12"/>cur = island.getFirst();</text:span></text:span></text:p>
      <text:p text:style-name="P87"><text:span text:style-name="Source_20_Text"><text:span text:style-name="T188"><text:s text:c="12"/>island.removeFirst();</text:span></text:span></text:p>
      <text:p text:style-name="P87"><text:span text:style-name="Source_20_Text"><text:span text:style-name="T188"><text:s text:c="12"/>for (int [] m: moves)</text:span></text:span></text:p>
      <text:p text:style-name="P87"><text:span text:style-name="Source_20_Text"><text:span text:style-name="T188"><text:s text:c="12"/>{</text:span></text:span></text:p>
      <text:p text:style-name="P87"><text:span text:style-name="Source_20_Text"><text:span text:style-name="T188"><text:s text:c="16"/>int tmp = grid[cur[0] + m[0]][cur[1] + m[1]];</text:span></text:span></text:p>
      <text:p text:style-name="P87"><text:span text:style-name="Source_20_Text"><text:span text:style-name="T188"><text:s text:c="16"/>if (tmp == -1) yes = false;</text:span></text:span></text:p>
      <text:p text:style-name="P87"><text:span text:style-name="Source_20_Text"><text:span text:style-name="T188"><text:s text:c="16"/>else if (tmp == 1) {</text:span></text:span></text:p>
      <text:p text:style-name="P87"><text:span text:style-name="Source_20_Text"><text:span text:style-name="T188"><text:s text:c="20"/>island.add(new int[]{cur[0] + m[0], cur[1] + m[1]});</text:span></text:span></text:p>
      <text:p text:style-name="P87"><text:span text:style-name="Source_20_Text"><text:span text:style-name="T188"><text:s text:c="20"/>count++;</text:span></text:span></text:p>
      <text:p text:style-name="P87"><text:span text:style-name="Source_20_Text"><text:span text:style-name="T188"><text:s text:c="20"/>grid[cur[0] + m[0]][cur[1] + m[1]] = 2;</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if (yes) return count;</text:span></text:span></text:p>
      <text:p text:style-name="P87"><text:span text:style-name="Source_20_Text"><text:span text:style-name="T188"><text:s text:c="8"/>return 0;</text:span></text:span></text:p>
      <text:p text:style-name="P87"><text:span text:style-name="Source_20_Text"><text:span text:style-name="T188"><text:s text:c="4"/>}</text:span></text:span></text:p>
      <text:p text:style-name="P87"><text:span text:style-name="Source_20_Text"><text:span text:style-name="T188"><text:s text:c="4"/>public void borders(int[][] grid)</text:span></text:span></text:p>
      <text:p text:style-name="P87"><text:span text:style-name="Source_20_Text"><text:span text:style-name="T188"><text:s text:c="4"/>{</text:span></text:span></text:p>
      <text:p text:style-name="P87"><text:span text:style-name="Source_20_Text"><text:span text:style-name="T188"><text:s text:c="8"/>for (int i = 0; i &lt; grid[0].length; i++) {</text:span></text:span></text:p>
      <text:p text:style-name="P87"><text:span text:style-name="Source_20_Text"><text:span text:style-name="T188"><text:s text:c="12"/>if (grid[0][i] == 1) grid[0][i] = -1;</text:span></text:span></text:p>
      <text:p text:style-name="P87"><text:span text:style-name="Source_20_Text"><text:span text:style-name="T188"><text:s text:c="12"/>else grid[0][i] = -2;</text:span></text:span></text:p>
      <text:p text:style-name="P87"><text:span text:style-name="Source_20_Text"><text:span text:style-name="T188"><text:s text:c="12"/>if (grid[grid.length - 1][i] == 1) grid[grid.length - 1][i] = -1;</text:span></text:span></text:p>
      <text:p text:style-name="P87"><text:span text:style-name="Source_20_Text"><text:span text:style-name="T188"><text:s text:c="12"/>else grid[grid.length - 1][i] = -2;</text:span></text:span></text:p>
      <text:p text:style-name="P87"><text:span text:style-name="Source_20_Text"><text:span text:style-name="T188"><text:s text:c="8"/>}</text:span></text:span></text:p>
      <text:p text:style-name="P87"><text:span text:style-name="Source_20_Text"><text:span text:style-name="T188"><text:s text:c="8"/>for (int i = 0; i &lt; grid.length; i++) {</text:span></text:span></text:p>
      <text:p text:style-name="P87"><text:span text:style-name="Source_20_Text"><text:span text:style-name="T188"><text:s text:c="12"/>if (grid[i][0] == 1) grid[i][0] = -1;</text:span></text:span></text:p>
      <text:p text:style-name="P87"><text:span text:style-name="Source_20_Text"><text:span text:style-name="T188"><text:s text:c="12"/>else grid[i][0] = -2;</text:span></text:span></text:p>
      <text:p text:style-name="P87"><text:span text:style-name="Source_20_Text"><text:span text:style-name="T188"><text:s text:c="12"/>if (grid[i][grid[0].length - 1] == 1) grid[i][grid[0].length - 1] = -1;</text:span></text:span></text:p>
      <text:p text:style-name="P87"><text:span text:style-name="Source_20_Text"><text:span text:style-name="T188"><text:s text:c="12"/>else grid[i][grid[0].length - 1] = -2;</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
      <text:p text:style-name="P87"><text:span text:style-name="Source_20_Text"><text:span text:style-name="T188"><text:s text:c="4"/>public int numEnclaves(int[][] grid) {</text:span></text:span></text:p>
      <text:p text:style-name="P87"><text:span text:style-name="Source_20_Text"><text:span text:style-name="T188"><text:s text:c="8"/>int count = 0;</text:span></text:span></text:p>
      <text:p text:style-name="P87"><text:span text:style-name="Source_20_Text"><text:span text:style-name="T188"><text:s text:c="8"/>borders(grid);</text:span></text:span></text:p>
      <text:p text:style-name="P87"><text:span text:style-name="Source_20_Text"><text:span text:style-name="T188"><text:s text:c="8"/>for (int i = 1; i &lt; grid.length - 1; i++)</text:span></text:span></text:p>
      <text:p text:style-name="P87"><text:span text:style-name="Source_20_Text"><text:span text:style-name="T188"><text:s text:c="8"/>{</text:span></text:span></text:p>
      <text:p text:style-name="P87"><text:span text:style-name="Source_20_Text"><text:span text:style-name="T188"><text:s text:c="12"/>for (int j = 1; j &lt; grid[0].length - 1; j++)</text:span></text:span></text:p>
      <text:p text:style-name="P87"><text:span text:style-name="Source_20_Text"><text:span text:style-name="T188"><text:s text:c="12"/>{</text:span></text:span></text:p>
      <text:p text:style-name="P87"><text:span text:style-name="Source_20_Text"><text:span text:style-name="T188"><text:s text:c="16"/>if (grid[i][j] == 1)</text:span></text:span></text:p>
      <text:p text:style-name="P87"><text:span text:style-name="Source_20_Text"><text:span text:style-name="T188"><text:s text:c="20"/>count += isIsland(new int[]{i,j}, grid);</text:span></text:span></text:p>
      <text:p text:style-name="P87"><text:soft-page-break/><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return count;</text:span></text:span></text:p>
      <text:p text:style-name="P87"><text:span text:style-name="Source_20_Text"><text:span text:style-name="T188"><text:s text:c="4"/>}</text:span></text:span></text:p>
      <text:p text:style-name="P79"><text:span text:style-name="Source_20_Text"><text:span text:style-name="T188">}</text:span></text:span></text:p>
      <text:p text:style-name="P174"><text:span text:style-name="Source_20_Text"><text:span text:style-name="T264">Question 13:</text:span></text:span></text:p>
      <text:p text:style-name="P174"><text:a xlink:type="simple" xlink:href="https://leetcode.com/problems/word-ladder/" text:style-name="Internet_20_link" text:visited-style-name="Visited_20_Internet_20_Link"><text:span text:style-name="Source_20_Text"><text:span text:style-name="T265">Word Ladder</text:span></text:span></text:a><text:span text:style-name="Source_20_Text"><text:span text:style-name="T264"><text:line-break/>A </text:span></text:span><text:span text:style-name="Source_20_Text"><text:span text:style-name="Strong_20_Emphasis"><text:span text:style-name="T262">transformation sequence</text:span></text:span></text:span><text:span text:style-name="Source_20_Text"><text:span text:style-name="T264"> from word </text:span></text:span><text:span text:style-name="Source_20_Text"><text:span text:style-name="T266">beginWord</text:span></text:span><text:span text:style-name="Source_20_Text"><text:span text:style-name="T264"> to word </text:span></text:span><text:span text:style-name="Source_20_Text"><text:span text:style-name="T266">endWord</text:span></text:span><text:span text:style-name="Source_20_Text"><text:span text:style-name="T264"> using a dictionary </text:span></text:span><text:span text:style-name="Source_20_Text"><text:span text:style-name="T266">wordList</text:span></text:span><text:span text:style-name="Source_20_Text"><text:span text:style-name="T264"> is a sequence of words </text:span></text:span><text:span text:style-name="Source_20_Text"><text:span text:style-name="T266">beginWord -&gt; s</text:span></text:span><text:span text:style-name="Source_20_Text"><text:span text:style-name="T265">1</text:span></text:span><text:span text:style-name="Source_20_Text"><text:span text:style-name="T266"> -&gt; s</text:span></text:span><text:span text:style-name="Source_20_Text"><text:span text:style-name="T265">2</text:span></text:span><text:span text:style-name="Source_20_Text"><text:span text:style-name="T266"> -&gt; ... -&gt; s</text:span></text:span><text:span text:style-name="Source_20_Text"><text:span text:style-name="T265">k</text:span></text:span><text:span text:style-name="Source_20_Text"><text:span text:style-name="T264"> such that:</text:span></text:span></text:p>
      <text:list xml:id="list1625426843" text:style-name="L8">
        <text:list-item>
          <text:p text:style-name="P259">Every adjacent pair of words differs by a single letter.</text:p>
        </text:list-item>
        <text:list-item>
          <text:p text:style-name="P259">Every <text:span text:style-name="Source_20_Text"><text:span text:style-name="T236">s</text:span></text:span><text:span text:style-name="Source_20_Text"><text:span text:style-name="T188">i</text:span></text:span> for <text:span text:style-name="Source_20_Text"><text:span text:style-name="T236">1 &lt;= i &lt;= k</text:span></text:span> is in <text:span text:style-name="Source_20_Text"><text:span text:style-name="T236">wordList</text:span></text:span>. Note that <text:span text:style-name="Source_20_Text"><text:span text:style-name="T236">beginWord</text:span></text:span> does not need to be in <text:span text:style-name="Source_20_Text"><text:span text:style-name="T236">wordList</text:span></text:span>.</text:p>
        </text:list-item>
        <text:list-item>
          <text:p text:style-name="P260"><text:span text:style-name="Source_20_Text"><text:span text:style-name="T236">s</text:span></text:span><text:span text:style-name="Source_20_Text"><text:span text:style-name="T188">k</text:span></text:span><text:span text:style-name="Source_20_Text"><text:span text:style-name="T236"> == endWord</text:span></text:span></text:p>
        </text:list-item>
      </text:list>
      <text:p text:style-name="P88">Given two words, <text:span text:style-name="Source_20_Text"><text:span text:style-name="T236">beginWord</text:span></text:span> and <text:span text:style-name="Source_20_Text"><text:span text:style-name="T236">endWord</text:span></text:span>, and a dictionary <text:span text:style-name="Source_20_Text"><text:span text:style-name="T236">wordList</text:span></text:span>, return <text:span text:style-name="Emphasis"><text:span text:style-name="T188">the </text:span></text:span><text:span text:style-name="Emphasis"><text:span text:style-name="Strong_20_Emphasis"><text:span text:style-name="T188">number of words</text:span></text:span></text:span><text:span text:style-name="Emphasis"><text:span text:style-name="T188"> in the </text:span></text:span><text:span text:style-name="Emphasis"><text:span text:style-name="Strong_20_Emphasis"><text:span text:style-name="T188">shortest transformation sequence</text:span></text:span></text:span><text:span text:style-name="Emphasis"><text:span text:style-name="T188"> from</text:span></text:span> <text:span text:style-name="Source_20_Text"><text:span text:style-name="T236">beginWord</text:span></text:span> <text:span text:style-name="Emphasis"><text:span text:style-name="T188">to</text:span></text:span> <text:span text:style-name="Source_20_Text"><text:span text:style-name="T236">endWord</text:span></text:span><text:span text:style-name="Emphasis"><text:span text:style-name="T188">, or </text:span></text:span><text:span text:style-name="Source_20_Text"><text:span text:style-name="T236">0</text:span></text:span><text:span text:style-name="Emphasis"><text:span text:style-name="T188"> if no such sequence exists.</text:span></text:span></text:p>
      <text:p text:style-name="P175"><text:span text:style-name="Strong_20_Emphasis"><text:span text:style-name="T262">Example 1:</text:span></text:span></text:p>
      <text:p text:style-name="P87"><text:span text:style-name="Strong_20_Emphasis"><text:span text:style-name="T188">Input:</text:span></text:span> beginWord = "hit", endWord = "cog", wordList = ["hot","dot","dog","lot","log","cog"]</text:p>
      <text:p text:style-name="P79"><text:span text:style-name="Strong_20_Emphasis"><text:span text:style-name="T188">Output:</text:span></text:span> 5</text:p>
      <text:p text:style-name="P174"><text:span text:style-name="Source_20_Text"><text:span text:style-name="T264">Ans:</text:span></text:span></text:p>
      <text:p text:style-name="P174"><text:span text:style-name="Source_20_Text"><text:span text:style-name="T265">class Solution {</text:span></text:span></text:p>
      <text:p text:style-name="P87"><text:span text:style-name="Source_20_Text"><text:span text:style-name="T188"><text:s text:c="4"/>public int ladderLength(String beginWord, String endWord, List&lt;String&gt; wordList) {</text:span></text:span></text:p>
      <text:p text:style-name="P87"><text:span text:style-name="Source_20_Text"><text:span text:style-name="T188"><text:s text:c="8"/>HashSet&lt;String&gt; set=new HashSet&lt;&gt;(wordList);</text:span></text:span></text:p>
      <text:p text:style-name="P87"><text:span text:style-name="Source_20_Text"><text:span text:style-name="T188"><text:s text:c="8"/>if(!set.contains(endWord)) return 0;</text:span></text:span></text:p>
      <text:p text:style-name="P87"><text:span text:style-name="Source_20_Text"><text:span text:style-name="T188"><text:s text:c="8"/>Queue&lt;String&gt; q=new LinkedList&lt;&gt;();</text:span></text:span></text:p>
      <text:p text:style-name="P87"><text:span text:style-name="Source_20_Text"><text:span text:style-name="T188"><text:s text:c="8"/>q.add(beginWord); q.add(null);</text:span></text:span></text:p>
      <text:p text:style-name="P87"><text:span text:style-name="Source_20_Text"><text:span text:style-name="T188"><text:s text:c="8"/>HashSet&lt;String&gt; vis=new HashSet&lt;&gt;();</text:span></text:span></text:p>
      <text:p text:style-name="P87"><text:span text:style-name="Source_20_Text"><text:span text:style-name="T188"><text:s text:c="8"/>vis.add(beginWord);</text:span></text:span></text:p>
      <text:p text:style-name="P87"><text:span text:style-name="Source_20_Text"><text:span text:style-name="T188"><text:s text:c="8"/>int lvl=1;</text:span></text:span></text:p>
      <text:p text:style-name="P87"><text:span text:style-name="Source_20_Text"><text:span text:style-name="T188"><text:s text:c="8"/>while(!q.isEmpty()) {</text:span></text:span></text:p>
      <text:p text:style-name="P87"><text:span text:style-name="Source_20_Text"><text:span text:style-name="T188"><text:s text:c="12"/>String pop=q.poll();</text:span></text:span></text:p>
      <text:p text:style-name="P87"><text:span text:style-name="Source_20_Text"><text:span text:style-name="T188"><text:s text:c="12"/>if(pop==null){</text:span></text:span></text:p>
      <text:p text:style-name="P87"><text:span text:style-name="Source_20_Text"><text:span text:style-name="T188"><text:s text:c="16"/>lvl++;</text:span></text:span></text:p>
      <text:p text:style-name="P87"><text:span text:style-name="Source_20_Text"><text:span text:style-name="T188"><text:s text:c="16"/>if(!q.isEmpty()) q.add(null);</text:span></text:span></text:p>
      <text:p text:style-name="P87"><text:span text:style-name="Source_20_Text"><text:span text:style-name="T188"><text:s text:c="12"/>}else{</text:span></text:span></text:p>
      <text:p text:style-name="P87"><text:span text:style-name="Source_20_Text"><text:span text:style-name="T188"><text:s text:c="16"/>char[] str=pop.toCharArray();</text:span></text:span></text:p>
      <text:p text:style-name="P87"><text:span text:style-name="Source_20_Text"><text:span text:style-name="T188"><text:s text:c="16"/>for(int i=0;i&lt;str.length; str[i]=pop.charAt(i), i++){</text:span></text:span></text:p>
      <text:p text:style-name="P87"><text:span text:style-name="Source_20_Text"><text:span text:style-name="T188"><text:s text:c="20"/>for(char a='a';a&lt;='z';a++){</text:span></text:span></text:p>
      <text:p text:style-name="P87"><text:span text:style-name="Source_20_Text"><text:span text:style-name="T188"><text:s text:c="24"/>str[i]=a;</text:span></text:span></text:p>
      <text:p text:style-name="P87"><text:span text:style-name="Source_20_Text"><text:span text:style-name="T188"><text:s text:c="24"/>String neigh=new String(str);</text:span></text:span></text:p>
      <text:p text:style-name="P87"><text:soft-page-break/><text:span text:style-name="Source_20_Text"><text:span text:style-name="T188"><text:s text:c="24"/>if(set.contains(neigh) &amp;&amp; !vis.contains(neigh)){</text:span></text:span></text:p>
      <text:p text:style-name="P87"><text:span text:style-name="Source_20_Text"><text:span text:style-name="T188"><text:s text:c="28"/>if(neigh.equals(endWord)) return lvl+1;</text:span></text:span></text:p>
      <text:p text:style-name="P87"><text:span text:style-name="Source_20_Text"><text:span text:style-name="T188"><text:s text:c="28"/>vis.add(neigh);</text:span></text:span></text:p>
      <text:p text:style-name="P87"><text:span text:style-name="Source_20_Text"><text:span text:style-name="T188"><text:s text:c="28"/>q.add(neigh);</text:span></text:span></text:p>
      <text:p text:style-name="P87"><text:span text:style-name="Source_20_Text"><text:span text:style-name="T188"><text:s text:c="24"/>}</text:span></text:span></text:p>
      <text:p text:style-name="P87"><text:span text:style-name="Source_20_Text"><text:span text:style-name="T188"><text:s text:c="20"/>}</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return 0;</text:span></text:span></text:p>
      <text:p text:style-name="P87"><text:span text:style-name="Source_20_Text"><text:span text:style-name="T188"><text:s text:c="4"/>}</text:span></text:span></text:p>
      <text:p text:style-name="P79"><text:span text:style-name="Source_20_Text"><text:span text:style-name="T188">}</text:span></text:span></text:p>
      <text:p text:style-name="P179"><text:span text:style-name="Source_20_Text"><text:span text:style-name="T267">Question 14:</text:span></text:span></text:p>
      <text:p text:style-name="P179"><text:a xlink:type="simple" xlink:href="https://leetcode.com/problems/word-ladder-ii/" text:style-name="Internet_20_link" text:visited-style-name="Visited_20_Internet_20_Link"><text:span text:style-name="Source_20_Text"><text:span text:style-name="T268"> Word Ladder II</text:span></text:span></text:a><text:span text:style-name="Source_20_Text"><text:span text:style-name="T267"><text:line-break/>A </text:span></text:span><text:span text:style-name="Source_20_Text"><text:span text:style-name="Strong_20_Emphasis"><text:span text:style-name="T263">transformation sequence</text:span></text:span></text:span><text:span text:style-name="Source_20_Text"><text:span text:style-name="T267"> from word </text:span></text:span><text:span text:style-name="Source_20_Text"><text:span text:style-name="T269">beginWord</text:span></text:span><text:span text:style-name="Source_20_Text"><text:span text:style-name="T267"> to word </text:span></text:span><text:span text:style-name="Source_20_Text"><text:span text:style-name="T269">endWord</text:span></text:span><text:span text:style-name="Source_20_Text"><text:span text:style-name="T267"> using a dictionary </text:span></text:span><text:span text:style-name="Source_20_Text"><text:span text:style-name="T269">wordList</text:span></text:span><text:span text:style-name="Source_20_Text"><text:span text:style-name="T267"> is a sequence of words </text:span></text:span><text:span text:style-name="Source_20_Text"><text:span text:style-name="T269">beginWord -&gt; s</text:span></text:span><text:span text:style-name="Source_20_Text"><text:span text:style-name="T268">1</text:span></text:span><text:span text:style-name="Source_20_Text"><text:span text:style-name="T269"> -&gt; s</text:span></text:span><text:span text:style-name="Source_20_Text"><text:span text:style-name="T268">2</text:span></text:span><text:span text:style-name="Source_20_Text"><text:span text:style-name="T269"> -&gt; ... -&gt; s</text:span></text:span><text:span text:style-name="Source_20_Text"><text:span text:style-name="T268">k</text:span></text:span><text:span text:style-name="Source_20_Text"><text:span text:style-name="T267"> such that:</text:span></text:span></text:p>
      <text:list xml:id="list3084091052" text:style-name="L9">
        <text:list-item>
          <text:p text:style-name="P261">Every adjacent pair of words differs by a single letter.</text:p>
        </text:list-item>
        <text:list-item>
          <text:p text:style-name="P261">Every <text:span text:style-name="Source_20_Text"><text:span text:style-name="T236">s</text:span></text:span><text:span text:style-name="Source_20_Text"><text:span text:style-name="T188">i</text:span></text:span> for <text:span text:style-name="Source_20_Text"><text:span text:style-name="T236">1 &lt;= i &lt;= k</text:span></text:span> is in <text:span text:style-name="Source_20_Text"><text:span text:style-name="T236">wordList</text:span></text:span>. Note that <text:span text:style-name="Source_20_Text"><text:span text:style-name="T236">beginWord</text:span></text:span> does not need to be in <text:span text:style-name="Source_20_Text"><text:span text:style-name="T236">wordList</text:span></text:span>.</text:p>
        </text:list-item>
        <text:list-item>
          <text:p text:style-name="P262"><text:span text:style-name="Source_20_Text"><text:span text:style-name="T236">s</text:span></text:span><text:span text:style-name="Source_20_Text"><text:span text:style-name="T188">k</text:span></text:span><text:span text:style-name="Source_20_Text"><text:span text:style-name="T236"> == endWord</text:span></text:span></text:p>
        </text:list-item>
      </text:list>
      <text:p text:style-name="P88">Given two words, <text:span text:style-name="Source_20_Text"><text:span text:style-name="T236">beginWord</text:span></text:span> and <text:span text:style-name="Source_20_Text"><text:span text:style-name="T236">endWord</text:span></text:span>, and a dictionary <text:span text:style-name="Source_20_Text"><text:span text:style-name="T236">wordList</text:span></text:span>, return <text:span text:style-name="Emphasis"><text:span text:style-name="T188">all the </text:span></text:span><text:span text:style-name="Emphasis"><text:span text:style-name="Strong_20_Emphasis"><text:span text:style-name="T188">shortest transformation sequences</text:span></text:span></text:span><text:span text:style-name="Emphasis"><text:span text:style-name="T188"> from</text:span></text:span> <text:span text:style-name="Source_20_Text"><text:span text:style-name="T236">beginWord</text:span></text:span> <text:span text:style-name="Emphasis"><text:span text:style-name="T188">to</text:span></text:span> <text:span text:style-name="Source_20_Text"><text:span text:style-name="T236">endWord</text:span></text:span><text:span text:style-name="Emphasis"><text:span text:style-name="T188">, or an empty list if no such sequence exists. Each sequence should be returned as a list of the words </text:span></text:span><text:span text:style-name="Source_20_Text"><text:span text:style-name="T236">[beginWord, s</text:span></text:span><text:span text:style-name="Source_20_Text"><text:span text:style-name="T188">1</text:span></text:span><text:span text:style-name="Source_20_Text"><text:span text:style-name="T236">, s</text:span></text:span><text:span text:style-name="Source_20_Text"><text:span text:style-name="T188">2</text:span></text:span><text:span text:style-name="Source_20_Text"><text:span text:style-name="T236">, ..., s</text:span></text:span><text:span text:style-name="Source_20_Text"><text:span text:style-name="T188">k</text:span></text:span><text:span text:style-name="Source_20_Text"><text:span text:style-name="T236">]</text:span></text:span>.</text:p>
      <text:p text:style-name="Text_20_body"><text:line-break/><text:span text:style-name="Source_20_Text"><text:span text:style-name="Strong_20_Emphasis"><text:span text:style-name="T263">Example 1:</text:span></text:span></text:span></text:p>
      <text:p text:style-name="P87"><text:span text:style-name="Strong_20_Emphasis"><text:span text:style-name="T188">Input:</text:span></text:span> beginWord = "hit", endWord = "cog", wordList = ["hot","dot","dog","lot","log","cog"]</text:p>
      <text:p text:style-name="P79"><text:span text:style-name="Strong_20_Emphasis"><text:span text:style-name="T188">Output:</text:span></text:span> [["hit","hot","dot","dog","cog"],["hit","hot","lot","log","cog"]]</text:p>
      <text:p text:style-name="P180"><text:span text:style-name="Source_20_Text"><text:span text:style-name="T268">Ans:</text:span></text:span></text:p>
      <text:p text:style-name="P180"><text:span text:style-name="Source_20_Text"><text:span text:style-name="T268"/></text:span></text:p>
      <text:p text:style-name="Preformatted_20_Text"><text:span text:style-name="Source_20_Text"><text:span text:style-name="T268">class Solution {</text:span></text:span></text:p>
      <text:p text:style-name="P87"><text:span text:style-name="Source_20_Text"><text:span text:style-name="T188"><text:s text:c="4"/>public List&lt;List&lt;String&gt;&gt; findLadders(String beginWord, String endWord, List&lt;String&gt; wordList) {</text:span></text:span></text:p>
      <text:p text:style-name="P87"><text:span text:style-name="Source_20_Text"><text:span text:style-name="T188"><text:s text:c="8"/>List&lt;List&lt;String&gt;&gt; ans = new ArrayList&lt;&gt;(); </text:span></text:span></text:p>
      <text:p text:style-name="P87"><text:span text:style-name="Source_20_Text"><text:span text:style-name="T188"><text:s text:c="8"/>Map&lt;String, Set&lt;String&gt;&gt; reverse = new HashMap&lt;&gt;(); // reverse graph start from endWord</text:span></text:span></text:p>
      <text:p text:style-name="P87"><text:span text:style-name="Source_20_Text"><text:span text:style-name="T188"><text:s text:c="8"/>Set&lt;String&gt; wordSet = new HashSet&lt;&gt;(wordList); // remove the duplicate words</text:span></text:span></text:p>
      <text:p text:style-name="P87"><text:span text:style-name="Source_20_Text"><text:span text:style-name="T188"><text:s text:c="8"/>wordSet.remove(beginWord); // remove the first word to avoid cycle path</text:span></text:span></text:p>
      <text:p text:style-name="P87"><text:span text:style-name="Source_20_Text"><text:span text:style-name="T188"><text:s text:c="8"/>Queue&lt;String&gt; queue = new LinkedList&lt;&gt;(); // store current layer nodes</text:span></text:span></text:p>
      <text:p text:style-name="P87"><text:span text:style-name="Source_20_Text"><text:span text:style-name="T188"><text:s text:c="8"/>queue.add(beginWord); // first layer has only beginWord</text:span></text:span></text:p>
      <text:p text:style-name="P87"><text:span text:style-name="Source_20_Text"><text:span text:style-name="T188"><text:s text:c="8"/>Set&lt;String&gt; nextLevel = new HashSet&lt;&gt;(); // store nextLayer nodes</text:span></text:span></text:p>
      <text:p text:style-name="P87"><text:soft-page-break/><text:span text:style-name="Source_20_Text"><text:span text:style-name="T188"><text:s text:c="8"/>boolean findEnd = false; // find endWord flag</text:span></text:span></text:p>
      <text:p text:style-name="P87"><text:span text:style-name="Source_20_Text"><text:span text:style-name="T188"><text:s text:c="8"/>while (!queue.isEmpty()) { // traverse current layer nodes</text:span></text:span></text:p>
      <text:p text:style-name="P87"><text:span text:style-name="Source_20_Text"><text:span text:style-name="T188"><text:s text:c="12"/>String word = queue.remove();</text:span></text:span></text:p>
      <text:p text:style-name="P87"><text:span text:style-name="Source_20_Text"><text:span text:style-name="T188"><text:s text:c="12"/>for (String next : wordSet) {</text:span></text:span></text:p>
      <text:p text:style-name="P87"><text:span text:style-name="Source_20_Text"><text:span text:style-name="T188"><text:s text:c="16"/>if (isLadder(word, next)) { // is ladder words</text:span></text:span></text:p>
      <text:p text:style-name="P87"><text:span text:style-name="Source_20_Text"><text:span text:style-name="T188"><text:s text:c="40"/>// construct the reverse graph from endWord</text:span></text:span></text:p>
      <text:p text:style-name="P87"><text:span text:style-name="Source_20_Text"><text:span text:style-name="T188"><text:s text:c="20"/>Set&lt;String&gt; reverseLadders = reverse.computeIfAbsent(next, k -&gt; new HashSet&lt;&gt;());</text:span></text:span></text:p>
      <text:p text:style-name="P87"><text:span text:style-name="Source_20_Text"><text:span text:style-name="T188"><text:s text:c="20"/>reverseLadders.add(word); </text:span></text:span></text:p>
      <text:p text:style-name="P87"><text:span text:style-name="Source_20_Text"><text:span text:style-name="T188"><text:s text:c="20"/>if (endWord.equals(next)) {</text:span></text:span></text:p>
      <text:p text:style-name="P87"><text:span text:style-name="Source_20_Text"><text:span text:style-name="T188"><text:s text:c="24"/>findEnd = true;</text:span></text:span></text:p>
      <text:p text:style-name="P87"><text:span text:style-name="Source_20_Text"><text:span text:style-name="T188"><text:s text:c="20"/>}</text:span></text:span></text:p>
      <text:p text:style-name="P87"><text:span text:style-name="Source_20_Text"><text:span text:style-name="T188"><text:s text:c="20"/>nextLevel.add(next); // store next layer nodes</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12"/>if (queue.isEmpty()) { // when current layer is all visited</text:span></text:span></text:p>
      <text:p text:style-name="P87"><text:span text:style-name="Source_20_Text"><text:span text:style-name="T188"><text:s text:c="16"/>if (findEnd) break; // if find the endWord, then break the while loop</text:span></text:span></text:p>
      <text:p text:style-name="P87"><text:span text:style-name="Source_20_Text"><text:span text:style-name="T188"><text:s text:c="16"/>queue.addAll(nextLevel); // add next layer nodes to queue</text:span></text:span></text:p>
      <text:p text:style-name="P87"><text:span text:style-name="Source_20_Text"><text:span text:style-name="T188"><text:s text:c="16"/>wordSet.removeAll(nextLevel); // remove all next layer nodes in wordSet</text:span></text:span></text:p>
      <text:p text:style-name="P87"><text:span text:style-name="Source_20_Text"><text:span text:style-name="T188"><text:s text:c="16"/>nextLevel.clear();</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if (!findEnd) return ans; // if can't reach endWord from startWord, then return ans.</text:span></text:span></text:p>
      <text:p text:style-name="P87"><text:span text:style-name="Source_20_Text"><text:span text:style-name="T188"><text:s text:c="8"/>Set&lt;String&gt; path = new LinkedHashSet&lt;&gt;();</text:span></text:span></text:p>
      <text:p text:style-name="P87"><text:span text:style-name="Source_20_Text"><text:span text:style-name="T188"><text:s text:c="8"/>path.add(endWord);</text:span></text:span></text:p>
      <text:p text:style-name="P87"><text:span text:style-name="Source_20_Text"><text:span text:style-name="T188"><text:s text:c="16"/>// traverse reverse graph from endWord to beginWord</text:span></text:span></text:p>
      <text:p text:style-name="P87"><text:span text:style-name="Source_20_Text"><text:span text:style-name="T188"><text:s text:c="8"/>findPath(endWord, beginWord, reverse, ans, path); </text:span></text:span></text:p>
      <text:p text:style-name="P87"><text:span text:style-name="Source_20_Text"><text:span text:style-name="T188"><text:s text:c="8"/>return ans;</text:span></text:span></text:p>
      <text:p text:style-name="P87"><text:span text:style-name="Source_20_Text"><text:span text:style-name="T188"><text:s text:c="4"/>}</text:span></text:span></text:p>
      <text:p text:style-name="P87"/>
      <text:p text:style-name="P87"/>
      <text:p text:style-name="P87"><text:span text:style-name="Source_20_Text"><text:span text:style-name="T188"><text:s text:c="4"/>private void findPath(String endWord, String beginWord, Map&lt;String, Set&lt;String&gt;&gt; graph,</text:span></text:span></text:p>
      <text:p text:style-name="P87"><text:span text:style-name="Source_20_Text"><text:span text:style-name="T188"><text:s text:c="33"/>List&lt;List&lt;String&gt;&gt; ans, Set&lt;String&gt; path) {</text:span></text:span></text:p>
      <text:p text:style-name="P87"><text:span text:style-name="Source_20_Text"><text:span text:style-name="T188"><text:s text:c="8"/>Set&lt;String&gt; next = graph.get(endWord);</text:span></text:span></text:p>
      <text:p text:style-name="P87"><text:span text:style-name="Source_20_Text"><text:span text:style-name="T188"><text:s text:c="8"/>if (next == null) return;</text:span></text:span></text:p>
      <text:p text:style-name="P87"><text:span text:style-name="Source_20_Text"><text:span text:style-name="T188"><text:s text:c="8"/>for (String word : next) {</text:span></text:span></text:p>
      <text:p text:style-name="P87"><text:span text:style-name="Source_20_Text"><text:span text:style-name="T188"><text:s text:c="12"/>path.add(word);</text:span></text:span></text:p>
      <text:p text:style-name="P87"><text:span text:style-name="Source_20_Text"><text:span text:style-name="T188"><text:s text:c="12"/>if (beginWord.equals(word)) {</text:span></text:span></text:p>
      <text:p text:style-name="P87"><text:span text:style-name="Source_20_Text"><text:span text:style-name="T188"><text:s text:c="16"/>List&lt;String&gt; shortestPath = new ArrayList&lt;&gt;(path);</text:span></text:span></text:p>
      <text:p text:style-name="P87"><text:span text:style-name="Source_20_Text"><text:span text:style-name="T188"><text:s text:c="16"/>Collections.reverse(shortestPath); // reverse words in shortest path</text:span></text:span></text:p>
      <text:p text:style-name="P87"><text:span text:style-name="Source_20_Text"><text:span text:style-name="T188"><text:s text:c="16"/>ans.add(shortestPath); // add the shortest path to ans.</text:span></text:span></text:p>
      <text:p text:style-name="P87"><text:span text:style-name="Source_20_Text"><text:span text:style-name="T188"><text:s text:c="12"/>} else {</text:span></text:span></text:p>
      <text:p text:style-name="P87"><text:span text:style-name="Source_20_Text"><text:span text:style-name="T188"><text:s text:c="16"/>findPath(word, beginWord, graph, ans, path);</text:span></text:span></text:p>
      <text:p text:style-name="P87"><text:span text:style-name="Source_20_Text"><text:span text:style-name="T188"><text:s text:c="12"/>}</text:span></text:span></text:p>
      <text:p text:style-name="P87"><text:span text:style-name="Source_20_Text"><text:span text:style-name="T188"><text:s text:c="12"/>path.remove(word);</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
      <text:p text:style-name="P87"><text:span text:style-name="Source_20_Text"><text:span text:style-name="T188"><text:s text:c="4"/>private boolean isLadder(String s, String t) {</text:span></text:span></text:p>
      <text:p text:style-name="P87"><text:span text:style-name="Source_20_Text"><text:span text:style-name="T188"><text:s text:c="8"/>if (s.length() != t.length()) return false;</text:span></text:span></text:p>
      <text:p text:style-name="P87"><text:span text:style-name="Source_20_Text"><text:span text:style-name="T188"><text:s text:c="8"/>int diffCount = 0;</text:span></text:span></text:p>
      <text:p text:style-name="P87"><text:span text:style-name="Source_20_Text"><text:span text:style-name="T188"><text:s text:c="8"/>int n = s.length();</text:span></text:span></text:p>
      <text:p text:style-name="P87"><text:span text:style-name="Source_20_Text"><text:span text:style-name="T188"><text:s text:c="8"/>for (int i = 0; i &lt; n; i++) {</text:span></text:span></text:p>
      <text:p text:style-name="P87"><text:span text:style-name="Source_20_Text"><text:span text:style-name="T188"><text:s text:c="12"/>if (s.charAt(i) != t.charAt(i)) diffCount++;</text:span></text:span></text:p>
      <text:p text:style-name="P87"><text:soft-page-break/><text:span text:style-name="Source_20_Text"><text:span text:style-name="T188"><text:s text:c="12"/>if (diffCount &gt; 1) return false;</text:span></text:span></text:p>
      <text:p text:style-name="P87"><text:span text:style-name="Source_20_Text"><text:span text:style-name="T188"><text:s text:c="8"/>}</text:span></text:span></text:p>
      <text:p text:style-name="P87"><text:span text:style-name="Source_20_Text"><text:span text:style-name="T188"><text:s text:c="8"/>return diffCount == 1;</text:span></text:span></text:p>
      <text:p text:style-name="P87"><text:span text:style-name="Source_20_Text"><text:span text:style-name="T188"><text:s text:c="4"/>}</text:span></text:span></text:p>
      <text:p text:style-name="P79"><text:span text:style-name="Source_20_Text"><text:span text:style-name="T188">}</text:span></text:span></text:p>
      <text:p text:style-name="Text_20_body"><text:span text:style-name="Source_20_Text"><text:span text:style-name="T267"/></text:span></text:p>
      <text:p text:style-name="P154"><text:span text:style-name="Source_20_Text"><text:span text:style-name="T261">Question 15:</text:span></text:span></text:p>
      <text:h text:style-name="P153" text:outline-level="3"><text:span text:style-name="Source_20_Text"><text:span text:style-name="T134">Number of Distinct Islands</text:span></text:span></text:h>
      <text:p text:style-name="P154"><text:span text:style-name="Source_20_Text"><text:span text:style-name="T87">Given a boolean 2D matrix </text:span></text:span><text:span text:style-name="Source_20_Text"><text:span text:style-name="Strong_20_Emphasis"><text:span text:style-name="T79">grid </text:span></text:span></text:span><text:span text:style-name="Source_20_Text"><text:span text:style-name="T87">of size </text:span></text:span><text:span text:style-name="Source_20_Text"><text:span text:style-name="Strong_20_Emphasis"><text:span text:style-name="T79">n</text:span></text:span></text:span><text:span text:style-name="Source_20_Text"><text:span text:style-name="T104"> </text:span></text:span><text:span text:style-name="Source_20_Text"><text:span text:style-name="T87">* </text:span></text:span><text:span text:style-name="Source_20_Text"><text:span text:style-name="Strong_20_Emphasis"><text:span text:style-name="T79">m</text:span></text:span></text:span><text:span text:style-name="Source_20_Text"><text:span text:style-name="T87">. You have to find the number of distinct islands where a group of connected 1s (horizontally or vertically) forms an island. Two islands are considered to be distinct if and only if one island is not equal to another (not rotated or reflected).</text:span></text:span></text:p>
      <text:p text:style-name="P154"><text:span text:style-name="Strong_20_Emphasis"><text:span text:style-name="T65">Input:</text:span></text:span></text:p>
      <text:p text:style-name="P18">grid[][] = {{1, 1, 0, 0, 0},</text:p>
      <text:p text:style-name="P22"><text:s text:c="12"/><text:span text:style-name="T278">{1, 1, 0, 0, 0},</text:span></text:p>
      <text:p text:style-name="P22"><text:s text:c="12"/><text:span text:style-name="T278">{0, 0, 0, 1, 1},</text:span></text:p>
      <text:p text:style-name="P22"><text:s text:c="12"/><text:span text:style-name="T278">{0, 0, 0, 1, 1}}</text:span></text:p>
      <text:p text:style-name="P83"><text:span text:style-name="Strong_20_Emphasis"><text:span text:style-name="T65">Output:</text:span></text:span></text:p>
      <text:p text:style-name="P17">1</text:p>
      <text:p text:style-name="P154"><text:span text:style-name="Source_20_Text"><text:span text:style-name="T105">Ans:</text:span></text:span></text:p>
      <text:p text:style-name="P154"><text:bookmark text:name="codePrettyPrint3"/><text:span text:style-name="Source_20_Text"><text:span text:style-name="T135">class</text:span></text:span><text:span text:style-name="Source_20_Text"><text:span text:style-name="T38"> </text:span></text:span><text:span text:style-name="Source_20_Text"><text:span text:style-name="T140">Solution</text:span></text:span><text:span text:style-name="Source_20_Text"><text:span text:style-name="T38"> </text:span></text:span><text:span text:style-name="Source_20_Text"><text:span text:style-name="T116">{</text:span></text:span></text:p>
      <text:p text:style-name="P37"><text:span text:style-name="T208"><text:s text:c="4"/></text:span><text:span text:style-name="T217">int</text:span><text:span text:style-name="T210"> countDistinctIslands</text:span><text:span text:style-name="T230">(</text:span><text:span text:style-name="T217">int</text:span><text:span text:style-name="T230">[][]</text:span><text:span text:style-name="T210"> grid</text:span><text:span text:style-name="T230">)</text:span><text:span text:style-name="T210"> </text:span></text:p>
      <text:p text:style-name="P37"><text:span text:style-name="T208"><text:s text:c="4"/></text:span><text:span text:style-name="T230">{</text:span></text:p>
      <text:p text:style-name="P37"><text:span text:style-name="T208"><text:s text:c="8"/></text:span><text:span text:style-name="T217">int</text:span><text:span text:style-name="T210"> n </text:span><text:span text:style-name="T230">=</text:span><text:span text:style-name="T210"> grid</text:span><text:span text:style-name="T230">.</text:span><text:span text:style-name="T210">length</text:span><text:span text:style-name="T230">;</text:span></text:p>
      <text:p text:style-name="P37"><text:span text:style-name="T208"><text:s text:c="8"/></text:span><text:span text:style-name="T217">int</text:span><text:span text:style-name="T210"> m </text:span><text:span text:style-name="T230">=</text:span><text:span text:style-name="T210"> grid</text:span><text:span text:style-name="T230">[</text:span><text:span text:style-name="T224">0</text:span><text:span text:style-name="T230">].</text:span><text:span text:style-name="T210">length</text:span><text:span text:style-name="T230">;</text:span></text:p>
      <text:p text:style-name="P37"><text:span text:style-name="T208"><text:s text:c="8"/></text:span><text:span text:style-name="T217">int</text:span><text:span text:style-name="T210"> vis</text:span><text:span text:style-name="T230">[][]</text:span><text:span text:style-name="T210"> </text:span><text:span text:style-name="T230">=</text:span><text:span text:style-name="T210"> </text:span><text:span text:style-name="T217">new</text:span><text:span text:style-name="T210"> </text:span><text:span text:style-name="T217">int</text:span><text:span text:style-name="T230">[</text:span><text:span text:style-name="T210">n</text:span><text:span text:style-name="T230">][</text:span><text:span text:style-name="T210">m</text:span><text:span text:style-name="T230">];</text:span></text:p>
      <text:p text:style-name="P37"><text:span text:style-name="T208"><text:s text:c="8"/></text:span><text:span text:style-name="T224">HashSet</text:span><text:span text:style-name="T210"> </text:span><text:span text:style-name="T230">&lt;</text:span><text:span text:style-name="T210"> </text:span><text:span text:style-name="T224">ArrayList</text:span><text:span text:style-name="T210"> </text:span><text:span text:style-name="T230">&lt;</text:span><text:span text:style-name="T210"> </text:span><text:span text:style-name="T224">String</text:span><text:span text:style-name="T210"> </text:span><text:span text:style-name="T230">&gt;&gt;</text:span><text:span text:style-name="T210"> st </text:span><text:span text:style-name="T230">=</text:span><text:span text:style-name="T210"> </text:span><text:span text:style-name="T217">new</text:span><text:span text:style-name="T210"> </text:span><text:span text:style-name="T224">HashSet</text:span><text:span text:style-name="T210"> </text:span><text:span text:style-name="T230">&lt;</text:span><text:span text:style-name="T210"> </text:span><text:span text:style-name="T230">&gt;</text:span><text:span text:style-name="T210"> </text:span><text:span text:style-name="T230">();</text:span></text:p>
      <text:p text:style-name="P37"><text:span text:style-name="T208"><text:s text:c="8"/></text:span><text:span text:style-name="T235">// traverse the grid</text:span></text:p>
      <text:p text:style-name="P37"><text:span text:style-name="T208"><text:s text:c="8"/></text:span><text:span text:style-name="T217">for</text:span><text:span text:style-name="T210"> </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 </text:span><text:span text:style-name="T230">&lt;</text:span><text:span text:style-name="T210"> n</text:span><text:span text:style-name="T230">;</text:span><text:span text:style-name="T210"> i</text:span><text:span text:style-name="T230">++)</text:span></text:p>
      <text:p text:style-name="P37"><text:span text:style-name="T208"><text:s text:c="8"/></text:span><text:span text:style-name="T230">{</text:span></text:p>
      <text:p text:style-name="P37"><text:span text:style-name="T208"><text:s text:c="12"/></text:span><text:span text:style-name="T217">for</text:span><text:span text:style-name="T210"> </text:span><text:span text:style-name="T230">(</text:span><text:span text:style-name="T217">int</text:span><text:span text:style-name="T210"> j </text:span><text:span text:style-name="T230">=</text:span><text:span text:style-name="T210"> </text:span><text:span text:style-name="T224">0</text:span><text:span text:style-name="T230">;</text:span><text:span text:style-name="T210"> j </text:span><text:span text:style-name="T230">&lt;</text:span><text:span text:style-name="T210"> m</text:span><text:span text:style-name="T230">;</text:span><text:span text:style-name="T210"> j</text:span><text:span text:style-name="T230">++)</text:span><text:span text:style-name="T210"> </text:span></text:p>
      <text:p text:style-name="P37"><text:span text:style-name="T208"><text:s text:c="12"/></text:span><text:span text:style-name="T230">{</text:span></text:p>
      <text:p text:style-name="P37"><text:span text:style-name="T208"><text:s text:c="16"/></text:span><text:span text:style-name="T235">// if not visited and is a land cell</text:span></text:p>
      <text:p text:style-name="P37"><text:span text:style-name="T208"><text:s text:c="16"/></text:span><text:span text:style-name="T217">if</text:span><text:span text:style-name="T210"> </text:span><text:span text:style-name="T230">(</text:span><text:span text:style-name="T210">vis</text:span><text:span text:style-name="T230">[</text:span><text:span text:style-name="T210">i</text:span><text:span text:style-name="T230">][</text:span><text:span text:style-name="T210">j</text:span><text:span text:style-name="T230">]</text:span><text:span text:style-name="T210"> </text:span><text:span text:style-name="T230">==</text:span><text:span text:style-name="T210"> </text:span><text:span text:style-name="T224">0</text:span><text:span text:style-name="T210"> </text:span><text:span text:style-name="T230">&amp;&amp;</text:span><text:span text:style-name="T210"> grid</text:span><text:span text:style-name="T230">[</text:span><text:span text:style-name="T210">i</text:span><text:span text:style-name="T230">][</text:span><text:span text:style-name="T210">j</text:span><text:span text:style-name="T230">]</text:span><text:span text:style-name="T210"> </text:span><text:span text:style-name="T230">==</text:span><text:span text:style-name="T210"> </text:span><text:span text:style-name="T224">1</text:span><text:span text:style-name="T230">)</text:span></text:p>
      <text:p text:style-name="P37"><text:span text:style-name="T208"><text:s text:c="16"/></text:span><text:span text:style-name="T230">{</text:span></text:p>
      <text:p text:style-name="P37"><text:span text:style-name="T208"><text:s text:c="20"/></text:span><text:span text:style-name="T224">ArrayList</text:span><text:span text:style-name="T210"> </text:span><text:span text:style-name="T230">&lt;</text:span><text:span text:style-name="T210"> </text:span><text:span text:style-name="T224">String</text:span><text:span text:style-name="T210"> </text:span><text:span text:style-name="T230">&gt;</text:span><text:span text:style-name="T210"> vec </text:span><text:span text:style-name="T230">=</text:span><text:span text:style-name="T210"> </text:span><text:span text:style-name="T217">new</text:span><text:span text:style-name="T210"> </text:span><text:span text:style-name="T224">ArrayList</text:span><text:span text:style-name="T210"> </text:span><text:span text:style-name="T230">&lt;</text:span><text:span text:style-name="T210"> </text:span><text:span text:style-name="T230">&gt;</text:span><text:span text:style-name="T210"> </text:span><text:span text:style-name="T230">();</text:span></text:p>
      <text:p text:style-name="P37"><text:span text:style-name="T208"><text:s text:c="20"/></text:span><text:span text:style-name="T210">dfs</text:span><text:span text:style-name="T230">(</text:span><text:span text:style-name="T210">i</text:span><text:span text:style-name="T230">,</text:span><text:span text:style-name="T210"> j</text:span><text:span text:style-name="T230">,</text:span><text:span text:style-name="T210"> vis</text:span><text:span text:style-name="T230">,</text:span><text:span text:style-name="T210"> grid</text:span><text:span text:style-name="T230">,</text:span><text:span text:style-name="T210"> vec</text:span><text:span text:style-name="T230">,</text:span><text:span text:style-name="T210"> i</text:span><text:span text:style-name="T230">,</text:span><text:span text:style-name="T210"> j</text:span><text:span text:style-name="T230">);</text:span></text:p>
      <text:p text:style-name="P37"><text:span text:style-name="T208"><text:s text:c="20"/></text:span><text:span text:style-name="T235">// store it in HashSet</text:span></text:p>
      <text:p text:style-name="P37"><text:span text:style-name="T208"><text:s text:c="20"/></text:span><text:span text:style-name="T210">st</text:span><text:span text:style-name="T230">.</text:span><text:span text:style-name="T217">add</text:span><text:span text:style-name="T230">(</text:span><text:span text:style-name="T210">vec</text:span><text:span text:style-name="T230">);</text:span></text:p>
      <text:p text:style-name="P37"><text:span text:style-name="T208"><text:s text:c="16"/></text:span><text:span text:style-name="T230">}</text:span></text:p>
      <text:p text:style-name="P37"><text:span text:style-name="T208"><text:s text:c="12"/></text:span><text:span text:style-name="T230">}</text:span></text:p>
      <text:p text:style-name="P37"><text:soft-page-break/><text:span text:style-name="T208"><text:s text:c="8"/></text:span><text:span text:style-name="T230">}</text:span></text:p>
      <text:p text:style-name="P37"><text:span text:style-name="T208"><text:s text:c="8"/></text:span><text:span text:style-name="T217">return</text:span><text:span text:style-name="T210"> st</text:span><text:span text:style-name="T230">.</text:span><text:span text:style-name="T210">size</text:span><text:span text:style-name="T230">();</text:span></text:p>
      <text:p text:style-name="P37"><text:span text:style-name="T208"><text:s text:c="4"/></text:span><text:span text:style-name="T230">}</text:span></text:p>
      <text:p text:style-name="P37"><text:span text:style-name="T208"><text:s text:c="4"/></text:span><text:span text:style-name="T217">private</text:span><text:span text:style-name="T210"> </text:span><text:span text:style-name="T217">void</text:span><text:span text:style-name="T210"> dfs</text:span><text:span text:style-name="T230">(</text:span><text:span text:style-name="T217">int</text:span><text:span text:style-name="T210"> row</text:span><text:span text:style-name="T230">,</text:span><text:span text:style-name="T210"> </text:span><text:span text:style-name="T217">int</text:span><text:span text:style-name="T210"> col</text:span><text:span text:style-name="T230">,</text:span><text:span text:style-name="T210"> </text:span><text:span text:style-name="T217">int</text:span><text:span text:style-name="T230">[][]</text:span><text:span text:style-name="T210"> vis</text:span><text:span text:style-name="T230">,</text:span></text:p>
      <text:p text:style-name="P37"><text:span text:style-name="T208"><text:s text:c="4"/></text:span><text:span text:style-name="T217">int</text:span><text:span text:style-name="T230">[][]</text:span><text:span text:style-name="T210"> grid</text:span><text:span text:style-name="T230">,</text:span><text:span text:style-name="T210"> </text:span><text:span text:style-name="T224">ArrayList</text:span><text:span text:style-name="T210"> </text:span><text:span text:style-name="T230">&lt;</text:span><text:span text:style-name="T210"> </text:span><text:span text:style-name="T224">String</text:span><text:span text:style-name="T210"> </text:span><text:span text:style-name="T230">&gt;</text:span><text:span text:style-name="T210"> vec</text:span><text:span text:style-name="T230">,</text:span><text:span text:style-name="T210"> </text:span><text:span text:style-name="T217">int</text:span><text:span text:style-name="T210"> row0</text:span><text:span text:style-name="T230">,</text:span><text:span text:style-name="T210"> </text:span><text:span text:style-name="T217">int</text:span><text:span text:style-name="T210"> col0</text:span><text:span text:style-name="T230">)</text:span></text:p>
      <text:p text:style-name="P37"><text:span text:style-name="T208"><text:s text:c="4"/></text:span><text:span text:style-name="T230">{</text:span></text:p>
      <text:p text:style-name="P37"><text:span text:style-name="T208"><text:s text:c="4"/></text:span><text:span text:style-name="T235">// mark the cell as visited</text:span></text:p>
      <text:p text:style-name="P37"><text:span text:style-name="T208"><text:s text:c="4"/></text:span><text:span text:style-name="T210">vis</text:span><text:span text:style-name="T230">[</text:span><text:span text:style-name="T210">row</text:span><text:span text:style-name="T230">][</text:span><text:span text:style-name="T210">col</text:span><text:span text:style-name="T230">]</text:span><text:span text:style-name="T210"> </text:span><text:span text:style-name="T230">=</text:span><text:span text:style-name="T210"> </text:span><text:span text:style-name="T224">1</text:span><text:span text:style-name="T230">;</text:span></text:p>
      <text:p text:style-name="P37"><text:span text:style-name="T208"><text:s text:c="4"/></text:span><text:span text:style-name="T235">// coordinates - base coordinates</text:span></text:p>
      <text:p text:style-name="P37"><text:span text:style-name="T208"><text:s text:c="4"/></text:span><text:span text:style-name="T210">vec</text:span><text:span text:style-name="T230">.</text:span><text:span text:style-name="T217">add</text:span><text:span text:style-name="T230">(</text:span><text:span text:style-name="T210">toString</text:span><text:span text:style-name="T230">(</text:span><text:span text:style-name="T210">row </text:span><text:span text:style-name="T230">-</text:span><text:span text:style-name="T210"> row0</text:span><text:span text:style-name="T230">,</text:span><text:span text:style-name="T210"> col </text:span><text:span text:style-name="T230">-</text:span><text:span text:style-name="T210"> col0</text:span><text:span text:style-name="T230">));</text:span></text:p>
      <text:p text:style-name="P37"><text:span text:style-name="T208"><text:s text:c="4"/></text:span><text:span text:style-name="T217">int</text:span><text:span text:style-name="T210"> n </text:span><text:span text:style-name="T230">=</text:span><text:span text:style-name="T210"> grid</text:span><text:span text:style-name="T230">.</text:span><text:span text:style-name="T210">length</text:span><text:span text:style-name="T230">;</text:span></text:p>
      <text:p text:style-name="P37"><text:span text:style-name="T208"><text:s text:c="4"/></text:span><text:span text:style-name="T217">int</text:span><text:span text:style-name="T210"> m </text:span><text:span text:style-name="T230">=</text:span><text:span text:style-name="T210"> grid</text:span><text:span text:style-name="T230">[</text:span><text:span text:style-name="T224">0</text:span><text:span text:style-name="T230">].</text:span><text:span text:style-name="T210">length</text:span><text:span text:style-name="T230">;</text:span></text:p>
      <text:p text:style-name="P78"/>
      <text:p text:style-name="P37"><text:span text:style-name="T208"><text:s text:c="4"/></text:span><text:span text:style-name="T235">// delta row and delta column</text:span></text:p>
      <text:p text:style-name="P37"><text:span text:style-name="T208"><text:s text:c="5"/></text:span><text:span text:style-name="T217">int</text:span><text:span text:style-name="T210"> delrow</text:span><text:span text:style-name="T230">[]</text:span><text:span text:style-name="T210"> </text:span><text:span text:style-name="T230">=</text:span><text:span text:style-name="T210"> </text:span><text:span text:style-name="T230">{-</text:span><text:span text:style-name="T224">1</text:span><text:span text:style-name="T230">,</text:span><text:span text:style-name="T210"> </text:span><text:span text:style-name="T224">0</text:span><text:span text:style-name="T230">,</text:span><text:span text:style-name="T210"> </text:span><text:span text:style-name="T230">+</text:span><text:span text:style-name="T224">1</text:span><text:span text:style-name="T230">,</text:span><text:span text:style-name="T210"> </text:span><text:span text:style-name="T224">0</text:span><text:span text:style-name="T230">};</text:span><text:span text:style-name="T210"> </text:span></text:p>
      <text:p text:style-name="P37"><text:span text:style-name="T208"><text:s text:c="5"/></text:span><text:span text:style-name="T217">int</text:span><text:span text:style-name="T210"> delcol</text:span><text:span text:style-name="T230">[]</text:span><text:span text:style-name="T210"> </text:span><text:span text:style-name="T230">=</text:span><text:span text:style-name="T210"> </text:span><text:span text:style-name="T230">{</text:span><text:span text:style-name="T224">0</text:span><text:span text:style-name="T230">,</text:span><text:span text:style-name="T210"> </text:span><text:span text:style-name="T230">-</text:span><text:span text:style-name="T224">1</text:span><text:span text:style-name="T230">,</text:span><text:span text:style-name="T210"> </text:span><text:span text:style-name="T224">0</text:span><text:span text:style-name="T230">,</text:span><text:span text:style-name="T210"> </text:span><text:span text:style-name="T230">+</text:span><text:span text:style-name="T224">1</text:span><text:span text:style-name="T230">};</text:span><text:span text:style-name="T210"> </text:span></text:p>
      <text:p text:style-name="P78"/>
      <text:p text:style-name="P37"><text:span text:style-name="T208"><text:s text:c="4"/></text:span><text:span text:style-name="T235">// traverse all 4 neighbours</text:span></text:p>
      <text:p text:style-name="P37"><text:span text:style-name="T208"><text:s text:c="4"/></text:span><text:span text:style-name="T217">for</text:span><text:span text:style-name="T210"> </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 </text:span><text:span text:style-name="T230">&lt;</text:span><text:span text:style-name="T210"> </text:span><text:span text:style-name="T224">4</text:span><text:span text:style-name="T230">;</text:span><text:span text:style-name="T210"> i</text:span><text:span text:style-name="T230">++)</text:span><text:span text:style-name="T210"> </text:span><text:span text:style-name="T230">{</text:span></text:p>
      <text:p text:style-name="P37"><text:span text:style-name="T208"><text:s text:c="6"/></text:span><text:span text:style-name="T217">int</text:span><text:span text:style-name="T210"> nrow </text:span><text:span text:style-name="T230">=</text:span><text:span text:style-name="T210"> row </text:span><text:span text:style-name="T230">+</text:span><text:span text:style-name="T210"> delrow</text:span><text:span text:style-name="T230">[</text:span><text:span text:style-name="T210">i</text:span><text:span text:style-name="T230">];</text:span></text:p>
      <text:p text:style-name="P37"><text:span text:style-name="T208"><text:s text:c="6"/></text:span><text:span text:style-name="T217">int</text:span><text:span text:style-name="T210"> ncol </text:span><text:span text:style-name="T230">=</text:span><text:span text:style-name="T210"> col </text:span><text:span text:style-name="T230">+</text:span><text:span text:style-name="T210"> delcol</text:span><text:span text:style-name="T230">[</text:span><text:span text:style-name="T210">i</text:span><text:span text:style-name="T230">];</text:span></text:p>
      <text:p text:style-name="P37"><text:span text:style-name="T208"><text:s text:c="6"/></text:span><text:span text:style-name="T235">// check for valid unvisited land neighbour coordinates</text:span></text:p>
      <text:p text:style-name="P37"><text:span text:style-name="T208"><text:s text:c="6"/></text:span><text:span text:style-name="T217">if</text:span><text:span text:style-name="T210"> </text:span><text:span text:style-name="T230">(</text:span><text:span text:style-name="T210">nrow </text:span><text:span text:style-name="T230">&gt;=</text:span><text:span text:style-name="T210"> </text:span><text:span text:style-name="T224">0</text:span><text:span text:style-name="T210"> </text:span><text:span text:style-name="T230">&amp;&amp;</text:span><text:span text:style-name="T210"> nrow </text:span><text:span text:style-name="T230">&lt;</text:span><text:span text:style-name="T210"> n </text:span><text:span text:style-name="T230">&amp;&amp;</text:span><text:span text:style-name="T210"> ncol </text:span><text:span text:style-name="T230">&gt;=</text:span><text:span text:style-name="T210"> </text:span><text:span text:style-name="T224">0</text:span><text:span text:style-name="T210"> </text:span><text:span text:style-name="T230">&amp;&amp;</text:span><text:span text:style-name="T210"> ncol </text:span><text:span text:style-name="T230">&lt;</text:span><text:span text:style-name="T210"> m </text:span><text:span text:style-name="T230">&amp;&amp;</text:span></text:p>
      <text:p text:style-name="P37"><text:span text:style-name="T208"><text:s text:c="8"/></text:span><text:span text:style-name="T210">vis</text:span><text:span text:style-name="T230">[</text:span><text:span text:style-name="T210">nrow</text:span><text:span text:style-name="T230">][</text:span><text:span text:style-name="T210">ncol</text:span><text:span text:style-name="T230">]</text:span><text:span text:style-name="T210"> </text:span><text:span text:style-name="T230">==</text:span><text:span text:style-name="T210"> </text:span><text:span text:style-name="T224">0</text:span><text:span text:style-name="T210"> </text:span><text:span text:style-name="T230">&amp;&amp;</text:span><text:span text:style-name="T210"> grid</text:span><text:span text:style-name="T230">[</text:span><text:span text:style-name="T210">nrow</text:span><text:span text:style-name="T230">][</text:span><text:span text:style-name="T210">ncol</text:span><text:span text:style-name="T230">]</text:span><text:span text:style-name="T210"> </text:span><text:span text:style-name="T230">==</text:span><text:span text:style-name="T210"> </text:span><text:span text:style-name="T224">1</text:span><text:span text:style-name="T230">)</text:span><text:span text:style-name="T210"> </text:span><text:span text:style-name="T230">{</text:span></text:p>
      <text:p text:style-name="P37"><text:span text:style-name="T208"><text:s text:c="8"/></text:span><text:span text:style-name="T210">dfs</text:span><text:span text:style-name="T230">(</text:span><text:span text:style-name="T210">nrow</text:span><text:span text:style-name="T230">,</text:span><text:span text:style-name="T210"> ncol</text:span><text:span text:style-name="T230">,</text:span><text:span text:style-name="T210"> vis</text:span><text:span text:style-name="T230">,</text:span><text:span text:style-name="T210"> grid</text:span><text:span text:style-name="T230">,</text:span><text:span text:style-name="T210"> vec</text:span><text:span text:style-name="T230">,</text:span><text:span text:style-name="T210"> row0</text:span><text:span text:style-name="T230">,</text:span><text:span text:style-name="T210"> col0</text:span><text:span text:style-name="T230">);</text:span></text:p>
      <text:p text:style-name="P37"><text:span text:style-name="T208"><text:s text:c="6"/></text:span><text:span text:style-name="T230">}</text:span></text:p>
      <text:p text:style-name="P37"><text:span text:style-name="T208"><text:s text:c="4"/></text:span><text:span text:style-name="T230">}</text:span></text:p>
      <text:p text:style-name="P37"><text:span text:style-name="T208"><text:s text:c="2"/></text:span><text:span text:style-name="T230">}</text:span></text:p>
      <text:p text:style-name="P37"><text:span text:style-name="T208"><text:s text:c="3"/></text:span><text:span text:style-name="T217">private</text:span><text:span text:style-name="T210"> </text:span><text:span text:style-name="T224">String</text:span><text:span text:style-name="T210"> toString</text:span><text:span text:style-name="T230">(</text:span><text:span text:style-name="T217">int</text:span><text:span text:style-name="T210"> r</text:span><text:span text:style-name="T230">,</text:span><text:span text:style-name="T210"> </text:span><text:span text:style-name="T217">int</text:span><text:span text:style-name="T210"> c</text:span><text:span text:style-name="T230">)</text:span><text:span text:style-name="T210"> </text:span><text:span text:style-name="T230">{</text:span></text:p>
      <text:p text:style-name="P37"><text:span text:style-name="T208"><text:s text:c="4"/></text:span><text:span text:style-name="T217">return</text:span><text:span text:style-name="T210"> </text:span><text:span text:style-name="T224">Integer</text:span><text:span text:style-name="T230">.</text:span><text:span text:style-name="T210">toString</text:span><text:span text:style-name="T230">(</text:span><text:span text:style-name="T210">r</text:span><text:span text:style-name="T230">)</text:span><text:span text:style-name="T210"> </text:span><text:span text:style-name="T230">+</text:span><text:span text:style-name="T210"> </text:span><text:span text:style-name="T240">" "</text:span><text:span text:style-name="T210"> </text:span><text:span text:style-name="T230">+</text:span><text:span text:style-name="T210"> </text:span><text:span text:style-name="T224">Integer</text:span><text:span text:style-name="T230">.</text:span><text:span text:style-name="T210">toString</text:span><text:span text:style-name="T230">(</text:span><text:span text:style-name="T210">c</text:span><text:span text:style-name="T230">);</text:span></text:p>
      <text:p text:style-name="P37"><text:span text:style-name="T208"><text:s text:c="2"/></text:span><text:span text:style-name="T230">}</text:span></text:p>
      <text:p text:style-name="P42">}</text:p>
      <text:p text:style-name="P154"><text:span text:style-name="Source_20_Text"><text:span text:style-name="T108">Question 16:</text:span></text:span></text:p>
      <text:p text:style-name="P154"><text:a xlink:type="simple" xlink:href="https://leetcode.com/problems/is-graph-bipartite/" text:style-name="Internet_20_link" text:visited-style-name="Visited_20_Internet_20_Link"><text:span text:style-name="Source_20_Text"><text:span text:style-name="T109"> Is Graph Bipartite?</text:span></text:span></text:a><text:span text:style-name="Source_20_Text"><text:span text:style-name="T105"><text:line-break/></text:span></text:span></text:p>
      <text:p text:style-name="P102">There is an <text:span text:style-name="Strong_20_Emphasis"><text:span text:style-name="T188">undirected</text:span></text:span> graph with <text:span text:style-name="Source_20_Text"><text:span text:style-name="T236">n</text:span></text:span> nodes, where each node is numbered between <text:span text:style-name="Source_20_Text"><text:span text:style-name="T236">0</text:span></text:span> and <text:span text:style-name="Source_20_Text"><text:span text:style-name="T236">n - 1</text:span></text:span>. You are given a 2D array <text:span text:style-name="Source_20_Text"><text:span text:style-name="T236">graph</text:span></text:span>, where <text:span text:style-name="Source_20_Text"><text:span text:style-name="T236">graph[u]</text:span></text:span> is an array of nodes that node <text:span text:style-name="Source_20_Text"><text:span text:style-name="T236">u</text:span></text:span> is adjacent to. More formally, for each <text:span text:style-name="Source_20_Text"><text:span text:style-name="T236">v</text:span></text:span> in <text:span text:style-name="Source_20_Text"><text:span text:style-name="T236">graph[u]</text:span></text:span>, there is an undirected edge between node <text:span text:style-name="Source_20_Text"><text:span text:style-name="T236">u</text:span></text:span> and node <text:span text:style-name="Source_20_Text"><text:span text:style-name="T236">v</text:span></text:span>. The graph has the following properties:</text:p>
      <text:list xml:id="list2293457992" text:style-name="L10">
        <text:list-item>
          <text:p text:style-name="P263">There are no self-edges (<text:span text:style-name="Source_20_Text"><text:span text:style-name="T236">graph[u]</text:span></text:span> does not contain <text:span text:style-name="Source_20_Text"><text:span text:style-name="T236">u</text:span></text:span>).</text:p>
        </text:list-item>
        <text:list-item>
          <text:p text:style-name="P263">There are no parallel edges (<text:span text:style-name="Source_20_Text"><text:span text:style-name="T236">graph[u]</text:span></text:span> does not contain duplicate values).</text:p>
        </text:list-item>
        <text:list-item>
          <text:p text:style-name="P263">If <text:span text:style-name="Source_20_Text"><text:span text:style-name="T236">v</text:span></text:span> is in <text:span text:style-name="Source_20_Text"><text:span text:style-name="T236">graph[u]</text:span></text:span>, then <text:span text:style-name="Source_20_Text"><text:span text:style-name="T236">u</text:span></text:span> is in <text:span text:style-name="Source_20_Text"><text:span text:style-name="T236">graph[v]</text:span></text:span> (the graph is undirected).</text:p>
        </text:list-item>
        <text:list-item>
          <text:p text:style-name="P264"><text:soft-page-break/>The graph may not be connected, meaning there may be two nodes <text:span text:style-name="Source_20_Text"><text:span text:style-name="T236">u</text:span></text:span> and <text:span text:style-name="Source_20_Text"><text:span text:style-name="T236">v</text:span></text:span> such that there is no path between them.</text:p>
        </text:list-item>
      </text:list>
      <text:p text:style-name="P88">A graph is <text:span text:style-name="Strong_20_Emphasis"><text:span text:style-name="T188">bipartite</text:span></text:span> if the nodes can be partitioned into two independent sets <text:span text:style-name="Source_20_Text"><text:span text:style-name="T236">A</text:span></text:span> and <text:span text:style-name="Source_20_Text"><text:span text:style-name="T236">B</text:span></text:span> such that <text:span text:style-name="Strong_20_Emphasis"><text:span text:style-name="T188">every</text:span></text:span> edge in the graph connects a node in set <text:span text:style-name="Source_20_Text"><text:span text:style-name="T236">A</text:span></text:span> and a node in set <text:span text:style-name="Source_20_Text"><text:span text:style-name="T236">B</text:span></text:span>.</text:p>
      <text:p text:style-name="P88">Return <text:span text:style-name="Source_20_Text"><text:span text:style-name="T236">true</text:span></text:span><text:span text:style-name="Emphasis"><text:span text:style-name="T188"> if and only if it is </text:span></text:span><text:span text:style-name="Emphasis"><text:span text:style-name="Strong_20_Emphasis"><text:span text:style-name="T188">bipartite</text:span></text:span></text:span>.</text:p>
      <text:p text:style-name="Text_20_body"><text:line-break/><text:span text:style-name="T255">Example 1:</text:span></text:p>
      <text:p text:style-name="P87"><text:span text:style-name="Strong_20_Emphasis"><text:span text:style-name="T188">Input:</text:span></text:span> graph = [[1,2,3],[0,2],[0,1,3],[0,2]]</text:p>
      <text:p text:style-name="P79"><text:span text:style-name="Strong_20_Emphasis"><text:span text:style-name="T188">Output:</text:span></text:span> false</text:p>
      <text:p text:style-name="P182">Ans:</text:p>
      <text:p text:style-name="P181"><text:span text:style-name="Source_20_Text"><text:span text:style-name="T188">class Solution {</text:span></text:span></text:p>
      <text:p text:style-name="P87"><text:span text:style-name="Source_20_Text"><text:span text:style-name="T188"><text:s text:c="8"/>int[] colors;</text:span></text:span></text:p>
      <text:p text:style-name="P87"><text:span text:style-name="Source_20_Text"><text:span text:style-name="T188"><text:s text:c="4"/>public boolean isBipartite(int[][] graph) {</text:span></text:span></text:p>
      <text:p text:style-name="P87"><text:span text:style-name="Source_20_Text"><text:span text:style-name="T188"><text:s text:c="8"/>HashMap&lt;Integer, ArrayList&lt;Integer&gt;&gt; adj = new HashMap&lt;Integer, ArrayList&lt;Integer&gt;&gt;();</text:span></text:span></text:p>
      <text:p text:style-name="P87"><text:span text:style-name="Source_20_Text"><text:span text:style-name="T188"><text:s text:c="16"/>colors = new int[graph.length];</text:span></text:span></text:p>
      <text:p text:style-name="P87"><text:span text:style-name="Source_20_Text"><text:span text:style-name="T188"><text:s text:c="16"/></text:span></text:span></text:p>
      <text:p text:style-name="P87"><text:span text:style-name="Source_20_Text"><text:span text:style-name="T188"><text:s text:c="16"/>for (int i = 0; i &lt; graph.length; i++) {</text:span></text:span></text:p>
      <text:p text:style-name="P87"><text:span text:style-name="Source_20_Text"><text:span text:style-name="T188"><text:s text:c="24"/>adj.putIfAbsent(i, new ArrayList&lt;Integer&gt;());</text:span></text:span></text:p>
      <text:p text:style-name="P87"><text:span text:style-name="Source_20_Text"><text:span text:style-name="T188"><text:s text:c="24"/>for(int j=0;j&lt;graph[i].length;j++){</text:span></text:span></text:p>
      <text:p text:style-name="P87"><text:span text:style-name="Source_20_Text"><text:span text:style-name="T188"><text:s text:c="16"/>adj.get(i).add(graph[i][j]);</text:span></text:span></text:p>
      <text:p text:style-name="P87"><text:span text:style-name="Source_20_Text"><text:span text:style-name="T188"><text:s text:c="12"/>}</text:span></text:span></text:p>
      <text:p text:style-name="P87"><text:span text:style-name="Source_20_Text"><text:span text:style-name="T188"><text:s text:c="16"/>}</text:span></text:span></text:p>
      <text:p text:style-name="P87"><text:span text:style-name="Source_20_Text"><text:span text:style-name="T188"><text:s text:c="16"/></text:span></text:span></text:p>
      <text:p text:style-name="P87"><text:span text:style-name="Source_20_Text"><text:span text:style-name="T188"><text:s text:c="16"/>for (int i = 0; i &lt; colors.length; i++) {</text:span></text:span></text:p>
      <text:p text:style-name="P87"><text:span text:style-name="Source_20_Text"><text:span text:style-name="T188"><text:s text:c="24"/>if(colors[i]==0 &amp;&amp; adj.get(i)==null) {</text:span></text:span></text:p>
      <text:p text:style-name="P87"><text:span text:style-name="Source_20_Text"><text:span text:style-name="T188"><text:s text:c="32"/>colors[i]=1;</text:span></text:span></text:p>
      <text:p text:style-name="P87"><text:span text:style-name="Source_20_Text"><text:span text:style-name="T188"><text:s text:c="24"/>}</text:span></text:span></text:p>
      <text:p text:style-name="P87"><text:span text:style-name="Source_20_Text"><text:span text:style-name="T188"><text:s text:c="24"/>else if(colors[i]==0 &amp;&amp; !(adj.get(i)==null)) {</text:span></text:span></text:p>
      <text:p text:style-name="P87"><text:span text:style-name="Source_20_Text"><text:span text:style-name="T188"><text:s text:c="32"/>if(!bfs(adj, i)) {</text:span></text:span></text:p>
      <text:p text:style-name="P87"><text:span text:style-name="Source_20_Text"><text:span text:style-name="T188"><text:s text:c="40"/>return false;</text:span></text:span></text:p>
      <text:p text:style-name="P87"><text:span text:style-name="Source_20_Text"><text:span text:style-name="T188"><text:s text:c="32"/>}</text:span></text:span></text:p>
      <text:p text:style-name="P87"><text:span text:style-name="Source_20_Text"><text:span text:style-name="T188"><text:s text:c="24"/>}</text:span></text:span></text:p>
      <text:p text:style-name="P87"><text:span text:style-name="Source_20_Text"><text:span text:style-name="T188"><text:s text:c="16"/>}</text:span></text:span></text:p>
      <text:p text:style-name="P87"><text:span text:style-name="Source_20_Text"><text:span text:style-name="T188"><text:s text:c="16"/>return true;</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private boolean bfs(HashMap&lt;Integer, ArrayList&lt;Integer&gt;&gt; adj, int node) {</text:span></text:span></text:p>
      <text:p text:style-name="P87"><text:span text:style-name="Source_20_Text"><text:span text:style-name="T188"><text:s text:c="16"/>ArrayList&lt;Integer&gt; que = new ArrayList&lt;Integer&gt;();</text:span></text:span></text:p>
      <text:p text:style-name="P87"><text:span text:style-name="Source_20_Text"><text:span text:style-name="T188"><text:s text:c="16"/>que.add(node);</text:span></text:span></text:p>
      <text:p text:style-name="P87"><text:span text:style-name="Source_20_Text"><text:span text:style-name="T188"><text:s text:c="16"/>colors[node] = 1;</text:span></text:span></text:p>
      <text:p text:style-name="P87"><text:span text:style-name="Source_20_Text"><text:span text:style-name="T188"><text:s text:c="16"/>int c =0;</text:span></text:span></text:p>
      <text:p text:style-name="P87"><text:span text:style-name="Source_20_Text"><text:span text:style-name="T188"><text:s text:c="16"/>while(que.size()&gt;0) {</text:span></text:span></text:p>
      <text:p text:style-name="P87"><text:span text:style-name="Source_20_Text"><text:span text:style-name="T188"><text:s text:c="24"/></text:span></text:span></text:p>
      <text:p text:style-name="P87"><text:span text:style-name="Source_20_Text"><text:span text:style-name="T188"><text:s text:c="24"/>for(int i=0;i&lt;adj.get(que.get(0)).size();i++) {</text:span></text:span></text:p>
      <text:p text:style-name="P87"><text:span text:style-name="Source_20_Text"><text:span text:style-name="T188"><text:s text:c="32"/>if(colors[adj.get(que.get(0)).get(i)]==0) {</text:span></text:span></text:p>
      <text:p text:style-name="P87"><text:span text:style-name="Source_20_Text"><text:span text:style-name="T188"><text:s text:c="40"/>if(colors[que.get(0)]==1) {</text:span></text:span></text:p>
      <text:p text:style-name="P87"><text:span text:style-name="Source_20_Text"><text:span text:style-name="T188"><text:s text:c="48"/>colors[adj.get(que.get(0)).get(i)] = 2;</text:span></text:span></text:p>
      <text:p text:style-name="P87"><text:span text:style-name="Source_20_Text"><text:span text:style-name="T188"><text:s text:c="48"/>que.add(adj.get(que.get(0)).get(i));</text:span></text:span></text:p>
      <text:p text:style-name="P87"><text:soft-page-break/><text:span text:style-name="Source_20_Text"><text:span text:style-name="T188"><text:s text:c="40"/>}</text:span></text:span></text:p>
      <text:p text:style-name="P87"><text:span text:style-name="Source_20_Text"><text:span text:style-name="T188"><text:s text:c="40"/>else if(colors[que.get(0)]==2) {</text:span></text:span></text:p>
      <text:p text:style-name="P87"><text:span text:style-name="Source_20_Text"><text:span text:style-name="T188"><text:s text:c="48"/>colors[adj.get(que.get(0)).get(i)] = 1;</text:span></text:span></text:p>
      <text:p text:style-name="P87"><text:span text:style-name="Source_20_Text"><text:span text:style-name="T188"><text:s text:c="48"/>que.add(adj.get(que.get(0)).get(i));</text:span></text:span></text:p>
      <text:p text:style-name="P87"><text:span text:style-name="Source_20_Text"><text:span text:style-name="T188"><text:s text:c="40"/>}</text:span></text:span></text:p>
      <text:p text:style-name="P87"><text:span text:style-name="Source_20_Text"><text:span text:style-name="T188"><text:s text:c="32"/>}</text:span></text:span></text:p>
      <text:p text:style-name="P87"><text:span text:style-name="Source_20_Text"><text:span text:style-name="T188"><text:s text:c="32"/>else {</text:span></text:span></text:p>
      <text:p text:style-name="P87"><text:span text:style-name="Source_20_Text"><text:span text:style-name="T188"><text:s text:c="40"/>if(colors[que.get(0)]==colors[adj.get(que.get(0)).get(i)]) {</text:span></text:span></text:p>
      <text:p text:style-name="P87"><text:span text:style-name="Source_20_Text"><text:span text:style-name="T188"><text:s text:c="48"/>return false;</text:span></text:span></text:p>
      <text:p text:style-name="P87"><text:span text:style-name="Source_20_Text"><text:span text:style-name="T188"><text:s text:c="40"/>}</text:span></text:span></text:p>
      <text:p text:style-name="P87"><text:span text:style-name="Source_20_Text"><text:span text:style-name="T188"><text:s text:c="40"/></text:span></text:span></text:p>
      <text:p text:style-name="P87"><text:span text:style-name="Source_20_Text"><text:span text:style-name="T188"><text:s text:c="32"/>}</text:span></text:span></text:p>
      <text:p text:style-name="P87"><text:span text:style-name="Source_20_Text"><text:span text:style-name="T188"><text:s text:c="12"/>}</text:span></text:span></text:p>
      <text:p text:style-name="P87"><text:span text:style-name="Source_20_Text"><text:span text:style-name="T188"><text:s text:c="24"/>que.remove(0);</text:span></text:span></text:p>
      <text:p text:style-name="P87"><text:span text:style-name="Source_20_Text"><text:span text:style-name="T188"><text:s text:c="16"/>}</text:span></text:span></text:p>
      <text:p text:style-name="P87"><text:span text:style-name="Source_20_Text"><text:span text:style-name="T188"><text:s text:c="16"/>return true <text:s text:c="4"/>;</text:span></text:span></text:p>
      <text:p text:style-name="P87"><text:span text:style-name="Source_20_Text"><text:span text:style-name="T188"><text:s text:c="8"/>}</text:span></text:span></text:p>
      <text:p text:style-name="P79"><text:span text:style-name="Source_20_Text"><text:span text:style-name="T188">}</text:span></text:span></text:p>
      <text:p text:style-name="P121">Question 17:</text:p>
      <text:p text:style-name="P155"><text:a xlink:type="simple" xlink:href="https://leetcode.com/problems/course-schedule/" text:style-name="Internet_20_link" text:visited-style-name="Visited_20_Internet_20_Link"><text:span text:style-name="T271"> Course Schedule</text:span></text:a><text:span text:style-name="T270"><text:line-break/></text:span>There are a total of <text:span text:style-name="Source_20_Text"><text:span text:style-name="T236">numCourses</text:span></text:span> courses you have to take, labeled from <text:span text:style-name="Source_20_Text"><text:span text:style-name="T236">0</text:span></text:span> to <text:span text:style-name="Source_20_Text"><text:span text:style-name="T236">numCourses - 1</text:span></text:span>. You are given an array <text:span text:style-name="Source_20_Text"><text:span text:style-name="T236">prerequisites</text:span></text:span> where <text:span text:style-name="Source_20_Text"><text:span text:style-name="T236">prerequisites[i] = [a</text:span></text:span><text:span text:style-name="Source_20_Text"><text:span text:style-name="T188">i</text:span></text:span><text:span text:style-name="Source_20_Text"><text:span text:style-name="T236">, b</text:span></text:span><text:span text:style-name="Source_20_Text"><text:span text:style-name="T188">i</text:span></text:span><text:span text:style-name="Source_20_Text"><text:span text:style-name="T236">]</text:span></text:span> indicates that you <text:span text:style-name="Strong_20_Emphasis"><text:span text:style-name="T188">must</text:span></text:span> take course <text:span text:style-name="Source_20_Text"><text:span text:style-name="T236">b</text:span></text:span><text:span text:style-name="Source_20_Text"><text:span text:style-name="T188">i</text:span></text:span> first if you want to take course <text:span text:style-name="Source_20_Text"><text:span text:style-name="T236">a</text:span></text:span><text:span text:style-name="Source_20_Text"><text:span text:style-name="T188">i</text:span></text:span>.</text:p>
      <text:list xml:id="list1321705712" text:style-name="L11">
        <text:list-item>
          <text:p text:style-name="P265">For example, the pair <text:span text:style-name="Source_20_Text"><text:span text:style-name="T236">[0, 1]</text:span></text:span>, indicates that to take course <text:span text:style-name="Source_20_Text"><text:span text:style-name="T236">0</text:span></text:span> you have to first take course <text:span text:style-name="Source_20_Text"><text:span text:style-name="T236">1</text:span></text:span>.</text:p>
        </text:list-item>
      </text:list>
      <text:p text:style-name="P88">Return <text:span text:style-name="Source_20_Text"><text:span text:style-name="T236">true</text:span></text:span> if you can finish all courses. Otherwise, return <text:span text:style-name="Source_20_Text"><text:span text:style-name="T236">false</text:span></text:span>.</text:p>
      <text:p text:style-name="P121"><text:span text:style-name="Strong_20_Emphasis"><text:span text:style-name="T188">Example 1:</text:span></text:span></text:p>
      <text:p text:style-name="P87"><text:span text:style-name="Strong_20_Emphasis"><text:span text:style-name="T188">Input:</text:span></text:span> numCourses = 2, prerequisites = [[1,0]]</text:p>
      <text:p text:style-name="P79"><text:span text:style-name="Strong_20_Emphasis"><text:span text:style-name="T188">Output:</text:span></text:span> true</text:p>
      <text:p text:style-name="P120">Ans:</text:p>
      <text:p text:style-name="P118"><text:span text:style-name="Source_20_Text"><text:span text:style-name="T188">class Solution {</text:span></text:span></text:p>
      <text:p text:style-name="P87"><text:span text:style-name="Source_20_Text"><text:span text:style-name="T188"><text:s text:c="4"/>public boolean canFinish(int numCourses, int[][] prerequisites) {</text:span></text:span></text:p>
      <text:p text:style-name="P87"/>
      <text:p text:style-name="P87"><text:span text:style-name="Source_20_Text"><text:span text:style-name="T188"><text:s text:c="8"/>List&lt;List&lt;Integer&gt;&gt; adj = new ArrayList&lt;&gt;(numCourses);</text:span></text:span></text:p>
      <text:p text:style-name="P87"><text:span text:style-name="Source_20_Text"><text:span text:style-name="T188"><text:s text:c="8"/>for(int i=0;i&lt;numCourses;i++){</text:span></text:span></text:p>
      <text:p text:style-name="P87"><text:span text:style-name="Source_20_Text"><text:span text:style-name="T188"><text:s text:c="12"/>adj.add(new ArrayList&lt;&gt;());</text:span></text:span></text:p>
      <text:p text:style-name="P87"><text:span text:style-name="Source_20_Text"><text:span text:style-name="T188"><text:s text:c="8"/>}</text:span></text:span></text:p>
      <text:p text:style-name="P87"><text:span text:style-name="Source_20_Text"><text:span text:style-name="T188"><text:s text:c="8"/>int[] preReqRequired = new int[numCourses];</text:span></text:span></text:p>
      <text:p text:style-name="P87"><text:span text:style-name="Source_20_Text"><text:span text:style-name="T188"><text:s text:c="8"/>for(int i=0;i&lt;prerequisites.length;i++){</text:span></text:span></text:p>
      <text:p text:style-name="P87"><text:span text:style-name="Source_20_Text"><text:span text:style-name="T188"><text:s text:c="12"/>int preReq = prerequisites[i][1];</text:span></text:span></text:p>
      <text:p text:style-name="P87"><text:span text:style-name="Source_20_Text"><text:span text:style-name="T188"><text:s text:c="12"/>adj.get(preReq).add(prerequisites[i][0]);</text:span></text:span></text:p>
      <text:p text:style-name="P87"><text:span text:style-name="Source_20_Text"><text:span text:style-name="T188"><text:s text:c="12"/>preReqRequired[prerequisites[i][0]]++;</text:span></text:span></text:p>
      <text:p text:style-name="P87"><text:span text:style-name="Source_20_Text"><text:span text:style-name="T188"><text:s text:c="8"/>}</text:span></text:span></text:p>
      <text:p text:style-name="P87"><text:span text:style-name="Source_20_Text"><text:span text:style-name="T188"><text:s text:c="8"/>Queue&lt;Integer&gt; queue = new LinkedList&lt;&gt;();</text:span></text:span></text:p>
      <text:p text:style-name="P87"><text:span text:style-name="Source_20_Text"><text:span text:style-name="T188"><text:s text:c="8"/>for(int i=0;i&lt;numCourses;i++){</text:span></text:span></text:p>
      <text:p text:style-name="P87"><text:span text:style-name="Source_20_Text"><text:span text:style-name="T188"><text:s text:c="12"/>if(preReqRequired[i]==0){</text:span></text:span></text:p>
      <text:p text:style-name="P87"><text:soft-page-break/><text:span text:style-name="Source_20_Text"><text:span text:style-name="T188"><text:s text:c="16"/>queue.add(i);</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List&lt;Integer&gt; topoOrder = new ArrayList&lt;&gt;();</text:span></text:span></text:p>
      <text:p text:style-name="P87"><text:span text:style-name="Source_20_Text"><text:span text:style-name="T188"><text:s text:c="8"/>while(!queue.isEmpty()){</text:span></text:span></text:p>
      <text:p text:style-name="P87"><text:span text:style-name="Source_20_Text"><text:span text:style-name="T188"><text:s text:c="12"/>int curr = queue.poll();</text:span></text:span></text:p>
      <text:p text:style-name="P87"><text:span text:style-name="Source_20_Text"><text:span text:style-name="T188"><text:s text:c="12"/>topoOrder.add(curr);</text:span></text:span></text:p>
      <text:p text:style-name="P87"><text:span text:style-name="Source_20_Text"><text:span text:style-name="T188"><text:s text:c="12"/>for(int i=0;i&lt;adj.get(curr).size();i++){</text:span></text:span></text:p>
      <text:p text:style-name="P87"><text:span text:style-name="Source_20_Text"><text:span text:style-name="T188"><text:s text:c="16"/>preReqRequired[adj.get(curr).get(i)]--;</text:span></text:span></text:p>
      <text:p text:style-name="P87"><text:span text:style-name="Source_20_Text"><text:span text:style-name="T188"><text:s text:c="16"/>if(preReqRequired[adj.get(curr).get(i)]==0){</text:span></text:span></text:p>
      <text:p text:style-name="P87"><text:span text:style-name="Source_20_Text"><text:span text:style-name="T188"><text:s text:c="20"/>queue.add(adj.get(curr).get(i));</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if(topoOrder.size() == numCourses) return true;</text:span></text:span></text:p>
      <text:p text:style-name="P87"><text:span text:style-name="Source_20_Text"><text:span text:style-name="T188"><text:s text:c="8"/>return false;</text:span></text:span></text:p>
      <text:p text:style-name="P87"/>
      <text:p text:style-name="P87"><text:span text:style-name="Source_20_Text"><text:span text:style-name="T188"><text:s text:c="4"/>}</text:span></text:span></text:p>
      <text:p text:style-name="P87"><text:span text:style-name="Source_20_Text"><text:span text:style-name="T188"><text:s text:c="4"/></text:span></text:span></text:p>
      <text:p text:style-name="P79"><text:span text:style-name="Source_20_Text"><text:span text:style-name="T188">}</text:span></text:span></text:p>
      <text:p text:style-name="P120">Question 18:</text:p>
      <text:p text:style-name="P189"><text:a xlink:type="simple" xlink:href="https://leetcode.com/problems/course-schedule-ii/" text:style-name="Internet_20_link" text:visited-style-name="Visited_20_Internet_20_Link"><text:span text:style-name="T273">Course Schedule II</text:span></text:a><text:span text:style-name="T272"><text:line-break/></text:span>There are a total of <text:span text:style-name="Source_20_Text"><text:span text:style-name="T236">numCourses</text:span></text:span> courses you have to take, labeled from <text:span text:style-name="Source_20_Text"><text:span text:style-name="T236">0</text:span></text:span> to <text:span text:style-name="Source_20_Text"><text:span text:style-name="T236">numCourses - 1</text:span></text:span>. You are given an array <text:span text:style-name="Source_20_Text"><text:span text:style-name="T236">prerequisites</text:span></text:span> where <text:span text:style-name="Source_20_Text"><text:span text:style-name="T236">prerequisites[i] = [a</text:span></text:span><text:span text:style-name="Source_20_Text"><text:span text:style-name="T188">i</text:span></text:span><text:span text:style-name="Source_20_Text"><text:span text:style-name="T236">, b</text:span></text:span><text:span text:style-name="Source_20_Text"><text:span text:style-name="T188">i</text:span></text:span><text:span text:style-name="Source_20_Text"><text:span text:style-name="T236">]</text:span></text:span> indicates that you <text:span text:style-name="Strong_20_Emphasis"><text:span text:style-name="T188">must</text:span></text:span> take course <text:span text:style-name="Source_20_Text"><text:span text:style-name="T236">b</text:span></text:span><text:span text:style-name="Source_20_Text"><text:span text:style-name="T188">i</text:span></text:span> first if you want to take course <text:span text:style-name="Source_20_Text"><text:span text:style-name="T236">a</text:span></text:span><text:span text:style-name="Source_20_Text"><text:span text:style-name="T188">i</text:span></text:span>.</text:p>
      <text:list xml:id="list298826649" text:style-name="L12">
        <text:list-item>
          <text:p text:style-name="P266">For example, the pair <text:span text:style-name="Source_20_Text"><text:span text:style-name="T236">[0, 1]</text:span></text:span>, indicates that to take course <text:span text:style-name="Source_20_Text"><text:span text:style-name="T236">0</text:span></text:span> you have to first take course <text:span text:style-name="Source_20_Text"><text:span text:style-name="T236">1</text:span></text:span>.</text:p>
        </text:list-item>
      </text:list>
      <text:p text:style-name="P88">Return <text:span text:style-name="Emphasis"><text:span text:style-name="T188">the ordering of courses you should take to finish all courses</text:span></text:span>. If there are many valid answers, return <text:span text:style-name="Strong_20_Emphasis"><text:span text:style-name="T188">any</text:span></text:span> of them. If it is impossible to finish all courses, return <text:span text:style-name="Strong_20_Emphasis"><text:span text:style-name="T188">an empty array</text:span></text:span>.</text:p>
      <text:p text:style-name="P120"><text:span text:style-name="Strong_20_Emphasis"><text:span text:style-name="T188">Example 1:</text:span></text:span></text:p>
      <text:p text:style-name="P87"><text:span text:style-name="Strong_20_Emphasis"><text:span text:style-name="T188">Input:</text:span></text:span> numCourses = 2, prerequisites = [[1,0]]</text:p>
      <text:p text:style-name="P79"><text:span text:style-name="Strong_20_Emphasis"><text:span text:style-name="T188">Output:</text:span></text:span> [0,1]</text:p>
      <text:p text:style-name="P120">Ans:</text:p>
      <text:p text:style-name="P118"><text:span text:style-name="Source_20_Text"><text:span text:style-name="T188">class Solution {</text:span></text:span></text:p>
      <text:p text:style-name="P87"><text:span text:style-name="Source_20_Text"><text:span text:style-name="T188"><text:s text:c="4"/>public int[] findOrder(int n, int[][] prerequisites) {</text:span></text:span></text:p>
      <text:p text:style-name="P87"><text:span text:style-name="Source_20_Text"><text:span text:style-name="T188"><text:s text:c="8"/>List&lt;Integer&gt;[] adjList = new List[n];;</text:span></text:span></text:p>
      <text:p text:style-name="P87"><text:span text:style-name="Source_20_Text"><text:span text:style-name="T188"><text:s text:c="8"/>for(int i=0; i&lt;n; i++) {</text:span></text:span></text:p>
      <text:p text:style-name="P87"><text:span text:style-name="Source_20_Text"><text:span text:style-name="T188"><text:s text:c="12"/>adjList[i] = new ArrayList&lt;&gt;();</text:span></text:span></text:p>
      <text:p text:style-name="P87"><text:span text:style-name="Source_20_Text"><text:span text:style-name="T188"><text:s text:c="8"/>}</text:span></text:span></text:p>
      <text:p text:style-name="P87"><text:span text:style-name="Source_20_Text"><text:span text:style-name="T188"><text:s text:c="8"/>for(int[] prerequisite : prerequisites) {</text:span></text:span></text:p>
      <text:p text:style-name="P87"><text:span text:style-name="Source_20_Text"><text:span text:style-name="T188"><text:s text:c="12"/>adjList[prerequisite[0]].add(prerequisite[1]);</text:span></text:span></text:p>
      <text:p text:style-name="P87"><text:span text:style-name="Source_20_Text"><text:span text:style-name="T188"><text:s text:c="8"/>}</text:span></text:span></text:p>
      <text:p text:style-name="P87"><text:span text:style-name="Source_20_Text"><text:span text:style-name="T188"><text:s text:c="8"/>List&lt;Integer&gt; res = new ArrayList&lt;&gt;();</text:span></text:span></text:p>
      <text:p text:style-name="P87"><text:span text:style-name="Source_20_Text"><text:span text:style-name="T188"><text:s text:c="8"/>boolean[] visiting = new boolean[n];</text:span></text:span></text:p>
      <text:p text:style-name="P87"><text:span text:style-name="Source_20_Text"><text:span text:style-name="T188"><text:s text:c="8"/>boolean[] visited = new boolean[n];</text:span></text:span></text:p>
      <text:p text:style-name="P87"><text:span text:style-name="Source_20_Text"><text:span text:style-name="T188"><text:s text:c="8"/>for(int i=0; i&lt;n; i++) {</text:span></text:span></text:p>
      <text:p text:style-name="P87"><text:span text:style-name="Source_20_Text"><text:span text:style-name="T188"><text:s text:c="12"/>if(!dfs(adjList, i, visiting, visited, res)) {</text:span></text:span></text:p>
      <text:p text:style-name="P87"><text:span text:style-name="Source_20_Text"><text:span text:style-name="T188"><text:s text:c="16"/>return new int[0];</text:span></text:span></text:p>
      <text:p text:style-name="P87"><text:span text:style-name="Source_20_Text"><text:span text:style-name="T188"><text:s text:c="12"/>}</text:span></text:span></text:p>
      <text:p text:style-name="P87"><text:soft-page-break/><text:span text:style-name="Source_20_Text"><text:span text:style-name="T188"><text:s text:c="8"/>}</text:span></text:span></text:p>
      <text:p text:style-name="P87"><text:span text:style-name="Source_20_Text"><text:span text:style-name="T188"><text:s text:c="8"/>int[] resArray = new int[res.size()];</text:span></text:span></text:p>
      <text:p text:style-name="P87"><text:span text:style-name="Source_20_Text"><text:span text:style-name="T188"><text:s text:c="8"/>for(int i=0; i&lt;res.size(); i++){</text:span></text:span></text:p>
      <text:p text:style-name="P87"><text:span text:style-name="Source_20_Text"><text:span text:style-name="T188"><text:s text:c="12"/>resArray[i] = res.get(i); <text:s text:c="2"/></text:span></text:span></text:p>
      <text:p text:style-name="P87"><text:span text:style-name="Source_20_Text"><text:span text:style-name="T188"><text:s text:c="8"/>}</text:span></text:span></text:p>
      <text:p text:style-name="P87"><text:span text:style-name="Source_20_Text"><text:span text:style-name="T188"><text:s text:c="8"/>return resArray;</text:span></text:span></text:p>
      <text:p text:style-name="P87"><text:span text:style-name="Source_20_Text"><text:span text:style-name="T188"><text:s text:c="4"/>}</text:span></text:span></text:p>
      <text:p text:style-name="P87"><text:span text:style-name="Source_20_Text"><text:span text:style-name="T188"><text:s text:c="4"/></text:span></text:span></text:p>
      <text:p text:style-name="P87"><text:span text:style-name="Source_20_Text"><text:span text:style-name="T188"><text:s text:c="4"/>public boolean dfs(List&lt;Integer&gt;[] adjList, int curr, boolean[] visiting, boolean[] visited, List&lt;Integer&gt; res) {</text:span></text:span></text:p>
      <text:p text:style-name="P87"><text:span text:style-name="Source_20_Text"><text:span text:style-name="T188"><text:s text:c="8"/>// node has already been visited and added to res</text:span></text:span></text:p>
      <text:p text:style-name="P87"><text:span text:style-name="Source_20_Text"><text:span text:style-name="T188"><text:s text:c="8"/>if(visited[curr]) {</text:span></text:span></text:p>
      <text:p text:style-name="P87"><text:span text:style-name="Source_20_Text"><text:span text:style-name="T188"><text:s text:c="12"/>return true;</text:span></text:span></text:p>
      <text:p text:style-name="P87"><text:span text:style-name="Source_20_Text"><text:span text:style-name="T188"><text:s text:c="8"/>}</text:span></text:span></text:p>
      <text:p text:style-name="P87"><text:span text:style-name="Source_20_Text"><text:span text:style-name="T188"><text:s text:c="8"/>// we are encoutering a node already on the path, aka there is a cycle</text:span></text:span></text:p>
      <text:p text:style-name="P87"><text:span text:style-name="Source_20_Text"><text:span text:style-name="T188"><text:s text:c="8"/>if(visiting[curr]) {</text:span></text:span></text:p>
      <text:p text:style-name="P87"><text:span text:style-name="Source_20_Text"><text:span text:style-name="T188"><text:s text:c="12"/>return false;</text:span></text:span></text:p>
      <text:p text:style-name="P87"><text:span text:style-name="Source_20_Text"><text:span text:style-name="T188"><text:s text:c="8"/>}</text:span></text:span></text:p>
      <text:p text:style-name="P87"><text:span text:style-name="Source_20_Text"><text:span text:style-name="T188"><text:s text:c="8"/>visiting[curr] = true;</text:span></text:span></text:p>
      <text:p text:style-name="P87"><text:span text:style-name="Source_20_Text"><text:span text:style-name="T188"><text:s text:c="8"/>for(int neighbour : adjList[curr]) {</text:span></text:span></text:p>
      <text:p text:style-name="P87"><text:span text:style-name="Source_20_Text"><text:span text:style-name="T188"><text:s text:c="12"/>if(!dfs(adjList, neighbour, visiting, visited, res)) {</text:span></text:span></text:p>
      <text:p text:style-name="P87"><text:span text:style-name="Source_20_Text"><text:span text:style-name="T188"><text:s text:c="16"/>return false;</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visiting[curr] = false;</text:span></text:span></text:p>
      <text:p text:style-name="P87"><text:span text:style-name="Source_20_Text"><text:span text:style-name="T188"><text:s text:c="8"/>visited[curr] = true;</text:span></text:span></text:p>
      <text:p text:style-name="P87"><text:span text:style-name="Source_20_Text"><text:span text:style-name="T188"><text:s text:c="8"/>res.add(curr);</text:span></text:span></text:p>
      <text:p text:style-name="P87"><text:span text:style-name="Source_20_Text"><text:span text:style-name="T188"><text:s text:c="8"/>return true;</text:span></text:span></text:p>
      <text:p text:style-name="P87"><text:span text:style-name="Source_20_Text"><text:span text:style-name="T188"><text:s text:c="4"/>}</text:span></text:span></text:p>
      <text:p text:style-name="P87"><text:span text:style-name="Source_20_Text"><text:span text:style-name="T188"><text:s text:c="4"/></text:span></text:span></text:p>
      <text:p text:style-name="P79"><text:span text:style-name="Source_20_Text"><text:span text:style-name="T188">}</text:span></text:span></text:p>
      <text:p text:style-name="P120">Question 19:</text:p>
      <text:p text:style-name="P189"><text:a xlink:type="simple" xlink:href="https://leetcode.com/problems/course-schedule-iii/" text:style-name="Internet_20_link" text:visited-style-name="Visited_20_Internet_20_Link"><text:span text:style-name="T273">Course Schedule III</text:span></text:a><text:span text:style-name="T272"><text:line-break/></text:span>There are <text:span text:style-name="Source_20_Text"><text:span text:style-name="T236">n</text:span></text:span> different online courses numbered from <text:span text:style-name="Source_20_Text"><text:span text:style-name="T236">1</text:span></text:span> to <text:span text:style-name="Source_20_Text"><text:span text:style-name="T236">n</text:span></text:span>. You are given an array <text:span text:style-name="Source_20_Text"><text:span text:style-name="T236">courses</text:span></text:span> where <text:span text:style-name="Source_20_Text"><text:span text:style-name="T236">courses[i] = [duration</text:span></text:span><text:span text:style-name="Source_20_Text"><text:span text:style-name="T188">i</text:span></text:span><text:span text:style-name="Source_20_Text"><text:span text:style-name="T236">, lastDay</text:span></text:span><text:span text:style-name="Source_20_Text"><text:span text:style-name="T188">i</text:span></text:span><text:span text:style-name="Source_20_Text"><text:span text:style-name="T236">]</text:span></text:span> indicate that the <text:span text:style-name="Source_20_Text"><text:span text:style-name="T236">i</text:span></text:span><text:span text:style-name="Source_20_Text"><text:span text:style-name="T188">th</text:span></text:span> course should be taken <text:span text:style-name="T257">continuously</text:span> for <text:span text:style-name="Source_20_Text"><text:span text:style-name="T236">duration</text:span></text:span><text:span text:style-name="Source_20_Text"><text:span text:style-name="T188">i</text:span></text:span> days and must be finished before or on <text:span text:style-name="Source_20_Text"><text:span text:style-name="T236">lastDay</text:span></text:span><text:span text:style-name="Source_20_Text"><text:span text:style-name="T188">i</text:span></text:span>.</text:p>
      <text:p text:style-name="P88">You will start on the <text:span text:style-name="Source_20_Text"><text:span text:style-name="T236">1</text:span></text:span><text:span text:style-name="Source_20_Text"><text:span text:style-name="T188">st</text:span></text:span> day and you cannot take two or more courses simultaneously.</text:p>
      <text:p text:style-name="P88">Return <text:span text:style-name="Emphasis"><text:span text:style-name="T188">the maximum number of courses that you can take</text:span></text:span>.</text:p>
      <text:p text:style-name="Text_20_body"><text:line-break/><text:span text:style-name="Strong_20_Emphasis"><text:span text:style-name="T188">Example 1:</text:span></text:span></text:p>
      <text:p text:style-name="P87"><text:span text:style-name="Strong_20_Emphasis"><text:span text:style-name="T188">Input:</text:span></text:span> courses = [[100,200],[200,1300],[1000,1250],[2000,3200]]</text:p>
      <text:p text:style-name="P79"><text:span text:style-name="Strong_20_Emphasis"><text:span text:style-name="T188">Output:</text:span></text:span> 3</text:p>
      <text:p text:style-name="P185">Ans:</text:p>
      <text:p text:style-name="P183"><text:span text:style-name="Source_20_Text"><text:span text:style-name="T188">class Solution {</text:span></text:span></text:p>
      <text:p text:style-name="P87"><text:span text:style-name="Source_20_Text"><text:span text:style-name="T188"><text:s text:c="4"/>public int scheduleCourse(int[][] courses) {</text:span></text:span></text:p>
      <text:p text:style-name="P87"/>
      <text:p text:style-name="P87"><text:soft-page-break/><text:span text:style-name="Source_20_Text"><text:span text:style-name="T188"><text:s text:c="8"/>//sort by deadline if equal then sort by duration</text:span></text:span></text:p>
      <text:p text:style-name="P87"><text:span text:style-name="Source_20_Text"><text:span text:style-name="T188"><text:s text:c="8"/>Arrays.sort(courses, new Comparator&lt;int[]&gt;(){</text:span></text:span></text:p>
      <text:p text:style-name="P87"/>
      <text:p text:style-name="P87"><text:span text:style-name="Source_20_Text"><text:span text:style-name="T188"><text:s text:c="12"/>@Override</text:span></text:span></text:p>
      <text:p text:style-name="P87"><text:span text:style-name="Source_20_Text"><text:span text:style-name="T188"><text:s text:c="12"/>public int compare(int[] a ,int[] b){</text:span></text:span></text:p>
      <text:p text:style-name="P87"/>
      <text:p text:style-name="P87"><text:span text:style-name="Source_20_Text"><text:span text:style-name="T188"><text:s text:c="16"/>return (a[1] == b[1]) ? (a[0]-b[0]) : a[1] -b[1];</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
      <text:p text:style-name="P87"><text:span text:style-name="Source_20_Text"><text:span text:style-name="T188"><text:s text:c="8"/>int time =0;</text:span></text:span></text:p>
      <text:p text:style-name="P87"><text:span text:style-name="Source_20_Text"><text:span text:style-name="T188"><text:s text:c="8"/>int count =0;</text:span></text:span></text:p>
      <text:p text:style-name="P87"><text:span text:style-name="Source_20_Text"><text:span text:style-name="T188"><text:s text:c="8"/>PriorityQueue&lt;Integer&gt; pq = new PriorityQueue&lt;&gt;(Collections.reverseOrder());</text:span></text:span></text:p>
      <text:p text:style-name="P87"/>
      <text:p text:style-name="P87"><text:span text:style-name="Source_20_Text"><text:span text:style-name="T188"><text:s text:c="8"/>for(int[] i : courses)</text:span></text:span></text:p>
      <text:p text:style-name="P87"><text:span text:style-name="Source_20_Text"><text:span text:style-name="T188"><text:s text:c="8"/>{</text:span></text:span></text:p>
      <text:p text:style-name="P87"><text:span text:style-name="Source_20_Text"><text:span text:style-name="T188"><text:s text:c="13"/>// if time + duration &lt;= deadline</text:span></text:span></text:p>
      <text:p text:style-name="P87"><text:span text:style-name="Source_20_Text"><text:span text:style-name="T188"><text:s text:c="12"/>if(time+i[0] &lt;= i[1])</text:span></text:span></text:p>
      <text:p text:style-name="P87"><text:span text:style-name="Source_20_Text"><text:span text:style-name="T188"><text:s text:c="12"/>{</text:span></text:span></text:p>
      <text:p text:style-name="P87"><text:span text:style-name="Source_20_Text"><text:span text:style-name="T188"><text:s text:c="16"/>time+=i[0];</text:span></text:span></text:p>
      <text:p text:style-name="P87"><text:span text:style-name="Source_20_Text"><text:span text:style-name="T188"><text:s text:c="16"/>count++;</text:span></text:span></text:p>
      <text:p text:style-name="P87"><text:span text:style-name="Source_20_Text"><text:span text:style-name="T188"><text:s text:c="16"/>pq.offer(i[0]);</text:span></text:span></text:p>
      <text:p text:style-name="P87"><text:span text:style-name="Source_20_Text"><text:span text:style-name="T188"><text:s text:c="12"/>}</text:span></text:span></text:p>
      <text:p text:style-name="P87"><text:span text:style-name="Source_20_Text"><text:span text:style-name="T188"><text:s text:c="12"/>else</text:span></text:span></text:p>
      <text:p text:style-name="P87"><text:span text:style-name="Source_20_Text"><text:span text:style-name="T188"><text:s text:c="12"/>{</text:span></text:span></text:p>
      <text:p text:style-name="P87"><text:span text:style-name="Source_20_Text"><text:span text:style-name="T188"><text:s text:c="16"/>//remove course with max duration if its greater then duration of current course</text:span></text:span></text:p>
      <text:p text:style-name="P87"/>
      <text:p text:style-name="P87"><text:span text:style-name="Source_20_Text"><text:span text:style-name="T188"><text:s text:c="16"/>if(!pq.isEmpty() &amp;&amp; i[0] &lt; pq.peek())</text:span></text:span></text:p>
      <text:p text:style-name="P87"><text:span text:style-name="Source_20_Text"><text:span text:style-name="T188"><text:s text:c="16"/>{</text:span></text:span></text:p>
      <text:p text:style-name="P87"><text:span text:style-name="Source_20_Text"><text:span text:style-name="T188"><text:s text:c="20"/>time -= pq.poll();</text:span></text:span></text:p>
      <text:p text:style-name="P87"><text:span text:style-name="Source_20_Text"><text:span text:style-name="T188"><text:s text:c="20"/>time+=i[0];</text:span></text:span></text:p>
      <text:p text:style-name="P87"><text:span text:style-name="Source_20_Text"><text:span text:style-name="T188"><text:s text:c="20"/>pq.offer(i[0]);</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return count;</text:span></text:span></text:p>
      <text:p text:style-name="P87"><text:span text:style-name="Source_20_Text"><text:span text:style-name="T188"><text:s text:c="4"/>}</text:span></text:span></text:p>
      <text:p text:style-name="P79"><text:span text:style-name="Source_20_Text"><text:span text:style-name="T188">}</text:span></text:span></text:p>
      <text:p text:style-name="P146">Question 20:</text:p>
      <text:p text:style-name="P185"><text:a xlink:type="simple" xlink:href="https://leetcode.com/problems/find-eventual-safe-states/" text:style-name="Internet_20_link" text:visited-style-name="Visited_20_Internet_20_Link"><text:span text:style-name="T188">Find Eventual Safe States</text:span></text:a></text:p>
      <text:p text:style-name="P185"><text:span text:style-name="T188">There is a directed graph of </text:span><text:span text:style-name="Source_20_Text"><text:span text:style-name="T236">n</text:span></text:span><text:span text:style-name="T188"> nodes with each node labeled from </text:span><text:span text:style-name="Source_20_Text"><text:span text:style-name="T236">0</text:span></text:span><text:span text:style-name="T188"> to </text:span><text:span text:style-name="Source_20_Text"><text:span text:style-name="T236">n - 1</text:span></text:span><text:span text:style-name="T188">. The graph is represented by a </text:span><text:span text:style-name="Strong_20_Emphasis"><text:span text:style-name="T188">0-indexed</text:span></text:span><text:span text:style-name="T188"> 2D integer array </text:span><text:span text:style-name="Source_20_Text"><text:span text:style-name="T236">graph</text:span></text:span><text:span text:style-name="T188"> where </text:span><text:span text:style-name="Source_20_Text"><text:span text:style-name="T236">graph[i]</text:span></text:span><text:span text:style-name="T188"> is an integer array of nodes adjacent to node </text:span><text:span text:style-name="Source_20_Text"><text:span text:style-name="T236">i</text:span></text:span><text:span text:style-name="T188">, meaning there is an edge from node </text:span><text:span text:style-name="Source_20_Text"><text:span text:style-name="T236">i</text:span></text:span><text:span text:style-name="T188"> to each node in </text:span><text:span text:style-name="Source_20_Text"><text:span text:style-name="T236">graph[i]</text:span></text:span><text:span text:style-name="T188">.</text:span></text:p>
      <text:p text:style-name="P88">A node is a <text:span text:style-name="Strong_20_Emphasis"><text:span text:style-name="T188">terminal node</text:span></text:span> if there are no outgoing edges. A node is a <text:span text:style-name="Strong_20_Emphasis"><text:span text:style-name="T188">safe node</text:span></text:span> if every possible path starting from that node leads to a <text:span text:style-name="Strong_20_Emphasis"><text:span text:style-name="T188">terminal node</text:span></text:span> (or another safe node).</text:p>
      <text:p text:style-name="P88">Return <text:span text:style-name="Emphasis"><text:span text:style-name="T188">an array containing all the </text:span></text:span><text:span text:style-name="Emphasis"><text:span text:style-name="Strong_20_Emphasis"><text:span text:style-name="T188">safe nodes</text:span></text:span></text:span><text:span text:style-name="Emphasis"><text:span text:style-name="T188"> of the graph</text:span></text:span>. The answer should be sorted in <text:span text:style-name="Strong_20_Emphasis"><text:span text:style-name="T188">ascending</text:span></text:span> order.</text:p>
      <text:p text:style-name="P186">Example 1:</text:p>
      <text:p text:style-name="P183"><text:soft-page-break/><text:span text:style-name="Strong_20_Emphasis"><text:span text:style-name="T188">Input:</text:span></text:span><text:span text:style-name="T188"> graph = [[1,2],[2,3],[5],[0],[5],[],[]]</text:span></text:p>
      <text:p text:style-name="P79"><text:span text:style-name="Strong_20_Emphasis"><text:span text:style-name="T188">Output:</text:span></text:span> [2,4,5,6]</text:p>
      <text:p text:style-name="P184">Ans:</text:p>
      <text:p text:style-name="P184"><text:span text:style-name="Source_20_Text"><text:span text:style-name="T188">class Solution {</text:span></text:span></text:p>
      <text:p text:style-name="P87"><text:span text:style-name="Source_20_Text"><text:span text:style-name="T188"><text:s text:c="4"/>public List&lt;Integer&gt; eventualSafeNodes(int[][] graph) {</text:span></text:span></text:p>
      <text:p text:style-name="P87"><text:span text:style-name="Source_20_Text"><text:span text:style-name="T188"><text:s text:c="8"/>int n = graph.length;</text:span></text:span></text:p>
      <text:p text:style-name="P87"><text:span text:style-name="Source_20_Text"><text:span text:style-name="T188"><text:s text:c="8"/>boolean [] visited = new boolean[n];</text:span></text:span></text:p>
      <text:p text:style-name="P87"/>
      <text:p text:style-name="P87"><text:span text:style-name="Source_20_Text"><text:span text:style-name="T188"><text:s text:c="8"/>int [] unsafe = new int[n];</text:span></text:span></text:p>
      <text:p text:style-name="P87"><text:span text:style-name="Source_20_Text"><text:span text:style-name="T188"><text:s text:c="8"/>for(int i = 0;i&lt;n;i++){</text:span></text:span></text:p>
      <text:p text:style-name="P87"><text:span text:style-name="Source_20_Text"><text:span text:style-name="T188"><text:s text:c="12"/>if(unsafe[i]==0){</text:span></text:span></text:p>
      <text:p text:style-name="P87"><text:span text:style-name="Source_20_Text"><text:span text:style-name="T188"><text:s text:c="16"/>visited[i] = true;</text:span></text:span></text:p>
      <text:p text:style-name="P87"><text:span text:style-name="Source_20_Text"><text:span text:style-name="T188"><text:s text:c="16"/>dfs(i,visited,graph,unsafe);</text:span></text:span></text:p>
      <text:p text:style-name="P87"><text:span text:style-name="Source_20_Text"><text:span text:style-name="T188"><text:s text:c="16"/>visited[i] = false;</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ArrayList&lt;Integer&gt; result = new ArrayList&lt;&gt;();</text:span></text:span></text:p>
      <text:p text:style-name="P87"><text:span text:style-name="Source_20_Text"><text:span text:style-name="T188"><text:s text:c="8"/>for(int i = 0;i&lt;unsafe.length;i++){</text:span></text:span></text:p>
      <text:p text:style-name="P87"><text:span text:style-name="Source_20_Text"><text:span text:style-name="T188"><text:s text:c="12"/>if(unsafe[i]==1) result.add(i);</text:span></text:span></text:p>
      <text:p text:style-name="P87"><text:span text:style-name="Source_20_Text"><text:span text:style-name="T188"><text:s text:c="8"/>}</text:span></text:span></text:p>
      <text:p text:style-name="P87"><text:span text:style-name="Source_20_Text"><text:span text:style-name="T188"><text:s text:c="8"/>return result;</text:span></text:span></text:p>
      <text:p text:style-name="P87"><text:span text:style-name="Source_20_Text"><text:span text:style-name="T188"><text:s text:c="4"/>}</text:span></text:span></text:p>
      <text:p text:style-name="P87"/>
      <text:p text:style-name="P87"><text:span text:style-name="Source_20_Text"><text:span text:style-name="T188"><text:s text:c="4"/>public boolean dfs(int node, boolean [] visited, int [][] graph, int[] unsafe){</text:span></text:span></text:p>
      <text:p text:style-name="P87"><text:span text:style-name="Source_20_Text"><text:span text:style-name="T188"><text:s text:c="8"/>boolean isSafe = true;</text:span></text:span></text:p>
      <text:p text:style-name="P87"><text:span text:style-name="Source_20_Text"><text:span text:style-name="T188"><text:s text:c="8"/>for(int neighbor: graph[node]){</text:span></text:span></text:p>
      <text:p text:style-name="P87"/>
      <text:p text:style-name="P87"><text:span text:style-name="Source_20_Text"><text:span text:style-name="T188"><text:s text:c="12"/>if(visited[neighbor] || unsafe[neighbor]==2){</text:span></text:span></text:p>
      <text:p text:style-name="P87"><text:span text:style-name="Source_20_Text"><text:span text:style-name="T188"><text:s text:c="16"/>isSafe = false;</text:span></text:span></text:p>
      <text:p text:style-name="P87"><text:span text:style-name="Source_20_Text"><text:span text:style-name="T188"><text:s text:c="16"/>break;</text:span></text:span></text:p>
      <text:p text:style-name="P87"><text:span text:style-name="Source_20_Text"><text:span text:style-name="T188"><text:s text:c="12"/>}</text:span></text:span></text:p>
      <text:p text:style-name="P87"><text:span text:style-name="Source_20_Text"><text:span text:style-name="T188"><text:s text:c="12"/>if(unsafe[neighbor]==1) continue;</text:span></text:span></text:p>
      <text:p text:style-name="P87"><text:span text:style-name="Source_20_Text"><text:span text:style-name="T188"><text:s text:c="12"/>visited[neighbor] = true;</text:span></text:span></text:p>
      <text:p text:style-name="P87"><text:span text:style-name="Source_20_Text"><text:span text:style-name="T188"><text:s text:c="12"/>if(!dfs(neighbor, visited, graph, unsafe)) isSafe = false;</text:span></text:span></text:p>
      <text:p text:style-name="P87"><text:span text:style-name="Source_20_Text"><text:span text:style-name="T188"><text:s text:c="12"/>visited[neighbor] = false;</text:span></text:span></text:p>
      <text:p text:style-name="P87"><text:span text:style-name="Source_20_Text"><text:span text:style-name="T188"><text:s text:c="8"/>}</text:span></text:span></text:p>
      <text:p text:style-name="P87"><text:span text:style-name="Source_20_Text"><text:span text:style-name="T188"><text:s text:c="8"/>unsafe[node] = isSafe?1:2;</text:span></text:span></text:p>
      <text:p text:style-name="P87"><text:span text:style-name="Source_20_Text"><text:span text:style-name="T188"><text:s text:c="8"/>return isSafe;</text:span></text:span></text:p>
      <text:p text:style-name="P87"><text:span text:style-name="Source_20_Text"><text:span text:style-name="T188"><text:s text:c="4"/>}</text:span></text:span></text:p>
      <text:p text:style-name="P79"><text:span text:style-name="Source_20_Text"><text:span text:style-name="T188">}</text:span></text:span></text:p>
      <text:p text:style-name="P119">Question 21:</text:p>
      <text:h text:style-name="P62" text:outline-level="3">Alien Dictionary</text:h>
      <text:p text:style-name="P188"><text:span text:style-name="T87">Given a sorted dictionary of an alien language having N words and k starting alphabets of standard dictionary. Find the order of characters in the alien language.</text:span><text:line-break/><text:span text:style-name="Strong_20_Emphasis"><text:span text:style-name="T79">Note:</text:span></text:span><text:span text:style-name="T104"> </text:span><text:span text:style-name="T87">Many orders may be possible for a particular test case, thus you may return any valid order and output will be 1 if the order of string returned by the function is correct else 0 denoting incorrect string returned.</text:span></text:p>
      <text:p text:style-name="P27">Example 1:</text:p>
      <text:p text:style-name="P187"><text:soft-page-break/><text:span text:style-name="Strong_20_Emphasis"><text:span text:style-name="T67">Input: </text:span></text:span></text:p>
      <text:p text:style-name="P18">N = 5, K = 4</text:p>
      <text:p text:style-name="P18">dict = {"baa","abcd","abca","cab","cad"}</text:p>
      <text:p text:style-name="P83"><text:span text:style-name="Strong_20_Emphasis"><text:span text:style-name="T65">Output:</text:span></text:span></text:p>
      <text:p text:style-name="P17">1</text:p>
      <text:p text:style-name="P27">Ans:</text:p>
      <text:p text:style-name="P33"><text:bookmark text:name="codePrettyPrint4"/><text:span text:style-name="T220">class</text:span><text:span text:style-name="T213"> </text:span><text:span text:style-name="T227">Solution</text:span></text:p>
      <text:p text:style-name="P43">{</text:p>
      <text:p text:style-name="P37"><text:span text:style-name="T208"><text:s text:c="4"/></text:span><text:span text:style-name="T217">public</text:span><text:span text:style-name="T210"> </text:span><text:span text:style-name="T224">String</text:span><text:span text:style-name="T210"> findOrder</text:span><text:span text:style-name="T230">(</text:span><text:span text:style-name="T224">String</text:span><text:span text:style-name="T210"> </text:span><text:span text:style-name="T230">[]</text:span><text:span text:style-name="T210"> dict</text:span><text:span text:style-name="T230">,</text:span><text:span text:style-name="T210"> </text:span><text:span text:style-name="T217">int</text:span><text:span text:style-name="T210"> N</text:span><text:span text:style-name="T230">,</text:span><text:span text:style-name="T210"> </text:span><text:span text:style-name="T217">int</text:span><text:span text:style-name="T210"> K</text:span><text:span text:style-name="T230">)</text:span></text:p>
      <text:p text:style-name="P37"><text:span text:style-name="T208"><text:s text:c="4"/></text:span><text:span text:style-name="T230">{</text:span></text:p>
      <text:p text:style-name="P37"><text:span text:style-name="T208"><text:s text:c="8"/></text:span><text:span text:style-name="T235">//we will create a adj list(to plot the graph) of the alphabets connections.</text:span></text:p>
      <text:p text:style-name="P37"><text:span text:style-name="T208"><text:s text:c="8"/></text:span><text:span text:style-name="T224">List</text:span><text:span text:style-name="T230">&lt;</text:span><text:span text:style-name="T224">List</text:span><text:span text:style-name="T230">&lt;</text:span><text:span text:style-name="T224">Integer</text:span><text:span text:style-name="T230">&gt;&gt;</text:span><text:span text:style-name="T210"> adj </text:span><text:span text:style-name="T230">=</text:span><text:span text:style-name="T210"> </text:span><text:span text:style-name="T217">new</text:span><text:span text:style-name="T210"> </text:span><text:span text:style-name="T224">ArrayList</text:span><text:span text:style-name="T230">();</text:span></text:p>
      <text:p text:style-name="P38"><text:s text:c="8"/></text:p>
      <text:p text:style-name="P37"><text:span text:style-name="T208"><text:s text:c="8"/></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 i</text:span><text:span text:style-name="T230">&lt;</text:span><text:span text:style-name="T210">K</text:span><text:span text:style-name="T230">;</text:span><text:span text:style-name="T210"> i</text:span><text:span text:style-name="T230">++)</text:span><text:span text:style-name="T210"> </text:span><text:span text:style-name="T230">{</text:span></text:p>
      <text:p text:style-name="P37"><text:span text:style-name="T208"><text:s text:c="12"/></text:span><text:span text:style-name="T210">adj</text:span><text:span text:style-name="T230">.</text:span><text:span text:style-name="T217">add</text:span><text:span text:style-name="T230">(</text:span><text:span text:style-name="T217">new</text:span><text:span text:style-name="T210"> </text:span><text:span text:style-name="T224">ArrayList</text:span><text:span text:style-name="T230">());</text:span></text:p>
      <text:p text:style-name="P37"><text:span text:style-name="T208"><text:s text:c="8"/></text:span><text:span text:style-name="T230">}</text:span></text:p>
      <text:p text:style-name="P38"><text:s text:c="8"/></text:p>
      <text:p text:style-name="P37"><text:span text:style-name="T208"><text:s text:c="8"/></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 i</text:span><text:span text:style-name="T230">&lt;</text:span><text:span text:style-name="T210">N</text:span><text:span text:style-name="T230">-</text:span><text:span text:style-name="T224">1</text:span><text:span text:style-name="T230">;</text:span><text:span text:style-name="T210"> i</text:span><text:span text:style-name="T230">++)</text:span><text:span text:style-name="T210"> </text:span><text:span text:style-name="T230">{</text:span></text:p>
      <text:p text:style-name="P37"><text:span text:style-name="T208"><text:s text:c="12"/></text:span><text:span text:style-name="T224">String</text:span><text:span text:style-name="T210"> s1 </text:span><text:span text:style-name="T230">=</text:span><text:span text:style-name="T210"> dict</text:span><text:span text:style-name="T230">[</text:span><text:span text:style-name="T210">i</text:span><text:span text:style-name="T230">];</text:span></text:p>
      <text:p text:style-name="P37"><text:span text:style-name="T208"><text:s text:c="12"/></text:span><text:span text:style-name="T224">String</text:span><text:span text:style-name="T210"> s2 </text:span><text:span text:style-name="T230">=</text:span><text:span text:style-name="T210"> dict</text:span><text:span text:style-name="T230">[</text:span><text:span text:style-name="T210">i</text:span><text:span text:style-name="T230">+</text:span><text:span text:style-name="T224">1</text:span><text:span text:style-name="T230">];</text:span></text:p>
      <text:p text:style-name="P38"><text:s text:c="12"/></text:p>
      <text:p text:style-name="P37"><text:span text:style-name="T208"><text:s text:c="12"/></text:span><text:span text:style-name="T217">int</text:span><text:span text:style-name="T210"> len </text:span><text:span text:style-name="T230">=</text:span><text:span text:style-name="T210"> </text:span><text:span text:style-name="T224">Math</text:span><text:span text:style-name="T230">.</text:span><text:span text:style-name="T210">min</text:span><text:span text:style-name="T230">(</text:span><text:span text:style-name="T210">s1</text:span><text:span text:style-name="T230">.</text:span><text:span text:style-name="T210">length</text:span><text:span text:style-name="T230">(),</text:span><text:span text:style-name="T210"> s2</text:span><text:span text:style-name="T230">.</text:span><text:span text:style-name="T210">length</text:span><text:span text:style-name="T230">());</text:span></text:p>
      <text:p text:style-name="P38"><text:s text:c="12"/></text:p>
      <text:p text:style-name="P37"><text:span text:style-name="T208"><text:s text:c="12"/></text:span><text:span text:style-name="T217">for</text:span><text:span text:style-name="T230">(</text:span><text:span text:style-name="T217">int</text:span><text:span text:style-name="T210"> j</text:span><text:span text:style-name="T230">=</text:span><text:span text:style-name="T224">0</text:span><text:span text:style-name="T230">;</text:span><text:span text:style-name="T210"> j</text:span><text:span text:style-name="T230">&lt;</text:span><text:span text:style-name="T210">len</text:span><text:span text:style-name="T230">;</text:span><text:span text:style-name="T210"> j</text:span><text:span text:style-name="T230">++)</text:span><text:span text:style-name="T210"> </text:span><text:span text:style-name="T230">{</text:span></text:p>
      <text:p text:style-name="P37"><text:span text:style-name="T208"><text:s text:c="16"/></text:span><text:span text:style-name="T217">if</text:span><text:span text:style-name="T230">(</text:span><text:span text:style-name="T210">s1</text:span><text:span text:style-name="T230">.</text:span><text:span text:style-name="T210">charAt</text:span><text:span text:style-name="T230">(</text:span><text:span text:style-name="T210">j</text:span><text:span text:style-name="T230">)</text:span><text:span text:style-name="T210"> </text:span><text:span text:style-name="T230">!=</text:span><text:span text:style-name="T210"> s2</text:span><text:span text:style-name="T230">.</text:span><text:span text:style-name="T210">charAt</text:span><text:span text:style-name="T230">(</text:span><text:span text:style-name="T210">j</text:span><text:span text:style-name="T230">))</text:span><text:span text:style-name="T210"> </text:span><text:span text:style-name="T230">{</text:span></text:p>
      <text:p text:style-name="P37"><text:span text:style-name="T208"><text:s text:c="20"/></text:span><text:span text:style-name="T210">adj</text:span><text:span text:style-name="T230">.</text:span><text:span text:style-name="T217">get</text:span><text:span text:style-name="T230">(</text:span><text:span text:style-name="T210">s1</text:span><text:span text:style-name="T230">.</text:span><text:span text:style-name="T210">charAt</text:span><text:span text:style-name="T230">(</text:span><text:span text:style-name="T210">j</text:span><text:span text:style-name="T230">)</text:span><text:span text:style-name="T210"> </text:span><text:span text:style-name="T230">-</text:span><text:span text:style-name="T210"> </text:span><text:span text:style-name="T240">'a'</text:span><text:span text:style-name="T230">).</text:span><text:span text:style-name="T217">add</text:span><text:span text:style-name="T230">(</text:span><text:span text:style-name="T210">s2</text:span><text:span text:style-name="T230">.</text:span><text:span text:style-name="T210">charAt</text:span><text:span text:style-name="T230">(</text:span><text:span text:style-name="T210">j</text:span><text:span text:style-name="T230">)</text:span><text:span text:style-name="T210"> </text:span><text:span text:style-name="T230">-</text:span><text:span text:style-name="T210"> </text:span><text:span text:style-name="T240">'a'</text:span><text:span text:style-name="T230">);</text:span></text:p>
      <text:p text:style-name="P37"><text:span text:style-name="T208"><text:s text:c="20"/></text:span><text:span text:style-name="T217">break</text:span><text:span text:style-name="T230">;</text:span></text:p>
      <text:p text:style-name="P37"><text:span text:style-name="T208"><text:s text:c="16"/></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8"/></text:span><text:span text:style-name="T224">List</text:span><text:span text:style-name="T230">&lt;</text:span><text:span text:style-name="T224">Integer</text:span><text:span text:style-name="T230">&gt;</text:span><text:span text:style-name="T210"> topoSortList </text:span><text:span text:style-name="T230">=</text:span><text:span text:style-name="T210"> topoSort</text:span><text:span text:style-name="T230">(</text:span><text:span text:style-name="T210">K</text:span><text:span text:style-name="T230">,</text:span><text:span text:style-name="T210"> adj</text:span><text:span text:style-name="T230">);</text:span></text:p>
      <text:p text:style-name="P37"><text:span text:style-name="T208"><text:s text:c="8"/></text:span><text:span text:style-name="T224">String</text:span><text:span text:style-name="T210"> ans </text:span><text:span text:style-name="T230">=</text:span><text:span text:style-name="T210"> </text:span><text:span text:style-name="T240">""</text:span><text:span text:style-name="T230">;</text:span></text:p>
      <text:p text:style-name="P37"><text:span text:style-name="T208"><text:s text:c="8"/></text:span><text:span text:style-name="T217">for</text:span><text:span text:style-name="T230">(</text:span><text:span text:style-name="T217">int</text:span><text:span text:style-name="T210"> alpha </text:span><text:span text:style-name="T230">:</text:span><text:span text:style-name="T210"> topoSortList</text:span><text:span text:style-name="T230">)</text:span><text:span text:style-name="T210"> </text:span><text:span text:style-name="T230">{</text:span></text:p>
      <text:p text:style-name="P37"><text:span text:style-name="T208"><text:s text:c="12"/></text:span><text:span text:style-name="T210">ans </text:span><text:span text:style-name="T230">=</text:span><text:span text:style-name="T210"> ans </text:span><text:span text:style-name="T230">+</text:span><text:span text:style-name="T210"> </text:span><text:span text:style-name="T230">(</text:span><text:span text:style-name="T217">char</text:span><text:span text:style-name="T230">)(</text:span><text:span text:style-name="T210">alpha </text:span><text:span text:style-name="T230">+</text:span><text:span text:style-name="T210"> </text:span><text:span text:style-name="T230">(</text:span><text:span text:style-name="T217">int</text:span><text:span text:style-name="T230">)(</text:span><text:span text:style-name="T240">'a'</text:span><text:span text:style-name="T230">));</text:span></text:p>
      <text:p text:style-name="P37"><text:span text:style-name="T208"><text:s text:c="8"/></text:span><text:span text:style-name="T230">}</text:span></text:p>
      <text:p text:style-name="P37"><text:span text:style-name="T208"><text:s text:c="8"/></text:span><text:span text:style-name="T217">return</text:span><text:span text:style-name="T210"> ans</text:span><text:span text:style-name="T230">;</text:span></text:p>
      <text:p text:style-name="P37"><text:span text:style-name="T208"><text:s text:c="4"/></text:span><text:span text:style-name="T230">}</text:span></text:p>
      <text:p text:style-name="P38"><text:s text:c="4"/></text:p>
      <text:p text:style-name="P37"><text:span text:style-name="T208"><text:s text:c="4"/></text:span><text:span text:style-name="T224">List</text:span><text:span text:style-name="T230">&lt;</text:span><text:span text:style-name="T224">Integer</text:span><text:span text:style-name="T230">&gt;</text:span><text:span text:style-name="T210"> topoSort</text:span><text:span text:style-name="T230">(</text:span><text:span text:style-name="T217">int</text:span><text:span text:style-name="T210"> K</text:span><text:span text:style-name="T230">,</text:span><text:span text:style-name="T210"> </text:span><text:span text:style-name="T224">List</text:span><text:span text:style-name="T230">&lt;</text:span><text:span text:style-name="T224">List</text:span><text:span text:style-name="T230">&lt;</text:span><text:span text:style-name="T224">Integer</text:span><text:span text:style-name="T230">&gt;&gt;</text:span><text:span text:style-name="T210"> adj</text:span><text:span text:style-name="T230">)</text:span><text:span text:style-name="T210"> </text:span><text:span text:style-name="T230">{</text:span></text:p>
      <text:p text:style-name="P38"><text:s text:c="8"/></text:p>
      <text:p text:style-name="P37"><text:span text:style-name="T208"><text:s text:c="8"/></text:span><text:span text:style-name="T217">int</text:span><text:span text:style-name="T230">[]</text:span><text:span text:style-name="T210"> inDegree </text:span><text:span text:style-name="T230">=</text:span><text:span text:style-name="T210"> </text:span><text:span text:style-name="T217">new</text:span><text:span text:style-name="T210"> </text:span><text:span text:style-name="T217">int</text:span><text:span text:style-name="T230">[</text:span><text:span text:style-name="T210">K</text:span><text:span text:style-name="T230">];</text:span></text:p>
      <text:p text:style-name="P38"><text:s text:c="8"/></text:p>
      <text:p text:style-name="P37"><text:span text:style-name="T208"><text:s text:c="8"/></text:span><text:span text:style-name="T235">// Calculate in-degrees based on neighbors of each node</text:span></text:p>
      <text:p text:style-name="P37"><text:span text:style-name="T208"><text:s text:c="8"/></text:span><text:span text:style-name="T217">for</text:span><text:span text:style-name="T210"> </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 </text:span><text:span text:style-name="T230">&lt;</text:span><text:span text:style-name="T210"> K</text:span><text:span text:style-name="T230">;</text:span><text:span text:style-name="T210"> i</text:span><text:span text:style-name="T230">++)</text:span><text:span text:style-name="T210"> </text:span><text:span text:style-name="T230">{</text:span></text:p>
      <text:p text:style-name="P37"><text:span text:style-name="T208"><text:s text:c="12"/></text:span><text:span text:style-name="T217">for</text:span><text:span text:style-name="T210"> </text:span><text:span text:style-name="T230">(</text:span><text:span text:style-name="T217">int</text:span><text:span text:style-name="T210"> neighbour </text:span><text:span text:style-name="T230">:</text:span><text:span text:style-name="T210"> adj</text:span><text:span text:style-name="T230">.</text:span><text:span text:style-name="T217">get</text:span><text:span text:style-name="T230">(</text:span><text:span text:style-name="T210">i</text:span><text:span text:style-name="T230">))</text:span><text:span text:style-name="T210"> </text:span><text:span text:style-name="T230">{</text:span></text:p>
      <text:p text:style-name="P37"><text:span text:style-name="T208"><text:s text:c="16"/></text:span><text:span text:style-name="T210">inDegree</text:span><text:span text:style-name="T230">[</text:span><text:span text:style-name="T210">neighbour</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78"/>
      <text:p text:style-name="P38"><text:s text:c="8"/></text:p>
      <text:p text:style-name="P37"><text:soft-page-break/><text:span text:style-name="T208"><text:s text:c="8"/></text:span><text:span text:style-name="T224">Queue</text:span><text:span text:style-name="T230">&lt;</text:span><text:span text:style-name="T224">Integer</text:span><text:span text:style-name="T230">&gt;</text:span><text:span text:style-name="T210"> queue </text:span><text:span text:style-name="T230">=</text:span><text:span text:style-name="T210"> </text:span><text:span text:style-name="T217">new</text:span><text:span text:style-name="T210"> </text:span><text:span text:style-name="T224">LinkedList</text:span><text:span text:style-name="T230">();</text:span></text:p>
      <text:p text:style-name="P37"><text:span text:style-name="T208"><text:s text:c="8"/></text:span><text:span text:style-name="T224">List</text:span><text:span text:style-name="T230">&lt;</text:span><text:span text:style-name="T224">Integer</text:span><text:span text:style-name="T230">&gt;</text:span><text:span text:style-name="T210"> safeNodes </text:span><text:span text:style-name="T230">=</text:span><text:span text:style-name="T210"> </text:span><text:span text:style-name="T217">new</text:span><text:span text:style-name="T210"> </text:span><text:span text:style-name="T224">ArrayList</text:span><text:span text:style-name="T230">();</text:span></text:p>
      <text:p text:style-name="P38"><text:s text:c="8"/></text:p>
      <text:p text:style-name="P37"><text:span text:style-name="T208"><text:s text:c="8"/></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 i</text:span><text:span text:style-name="T230">&lt;</text:span><text:span text:style-name="T210">K</text:span><text:span text:style-name="T230">;</text:span><text:span text:style-name="T210"> i</text:span><text:span text:style-name="T230">++)</text:span><text:span text:style-name="T210"> </text:span><text:span text:style-name="T230">{</text:span></text:p>
      <text:p text:style-name="P37"><text:span text:style-name="T208"><text:s text:c="12"/></text:span><text:span text:style-name="T217">if</text:span><text:span text:style-name="T230">(</text:span><text:span text:style-name="T210">inDegree</text:span><text:span text:style-name="T230">[</text:span><text:span text:style-name="T210">i</text:span><text:span text:style-name="T230">]</text:span><text:span text:style-name="T210"> </text:span><text:span text:style-name="T230">==</text:span><text:span text:style-name="T210"> </text:span><text:span text:style-name="T224">0</text:span><text:span text:style-name="T230">)</text:span><text:span text:style-name="T210"> </text:span><text:span text:style-name="T230">{</text:span></text:p>
      <text:p text:style-name="P37"><text:span text:style-name="T208"><text:s text:c="16"/></text:span><text:span text:style-name="T210">queue</text:span><text:span text:style-name="T230">.</text:span><text:span text:style-name="T217">add</text:span><text:span text:style-name="T230">(</text:span><text:span text:style-name="T210">i</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8"><text:s text:c="8"/></text:p>
      <text:p text:style-name="P37"><text:span text:style-name="T208"><text:s text:c="8"/></text:span><text:span text:style-name="T217">while</text:span><text:span text:style-name="T230">(!</text:span><text:span text:style-name="T210">queue</text:span><text:span text:style-name="T230">.</text:span><text:span text:style-name="T210">isEmpty</text:span><text:span text:style-name="T230">())</text:span><text:span text:style-name="T210"> </text:span><text:span text:style-name="T230">{</text:span></text:p>
      <text:p text:style-name="P37"><text:span text:style-name="T208"><text:s text:c="12"/></text:span><text:span text:style-name="T217">int</text:span><text:span text:style-name="T210"> node </text:span><text:span text:style-name="T230">=</text:span><text:span text:style-name="T210"> queue</text:span><text:span text:style-name="T230">.</text:span><text:span text:style-name="T210">poll</text:span><text:span text:style-name="T230">();</text:span></text:p>
      <text:p text:style-name="P37"><text:span text:style-name="T208"><text:s text:c="12"/></text:span><text:span text:style-name="T210">safeNodes</text:span><text:span text:style-name="T230">.</text:span><text:span text:style-name="T217">add</text:span><text:span text:style-name="T230">(</text:span><text:span text:style-name="T210">node</text:span><text:span text:style-name="T230">);</text:span></text:p>
      <text:p text:style-name="P37"><text:span text:style-name="T208"><text:s text:c="12"/></text:span><text:span text:style-name="T217">for</text:span><text:span text:style-name="T230">(</text:span><text:span text:style-name="T217">int</text:span><text:span text:style-name="T210"> neighbour </text:span><text:span text:style-name="T230">:</text:span><text:span text:style-name="T210"> adj</text:span><text:span text:style-name="T230">.</text:span><text:span text:style-name="T217">get</text:span><text:span text:style-name="T230">(</text:span><text:span text:style-name="T210">node</text:span><text:span text:style-name="T230">))</text:span><text:span text:style-name="T210"> </text:span><text:span text:style-name="T230">{</text:span></text:p>
      <text:p text:style-name="P37"><text:span text:style-name="T208"><text:s text:c="16"/></text:span><text:span text:style-name="T210">inDegree</text:span><text:span text:style-name="T230">[</text:span><text:span text:style-name="T210">neighbour</text:span><text:span text:style-name="T230">]--;</text:span></text:p>
      <text:p text:style-name="P37"><text:span text:style-name="T208"><text:s text:c="16"/></text:span><text:span text:style-name="T217">if</text:span><text:span text:style-name="T230">(</text:span><text:span text:style-name="T210">inDegree</text:span><text:span text:style-name="T230">[</text:span><text:span text:style-name="T210">neighbour</text:span><text:span text:style-name="T230">]</text:span><text:span text:style-name="T210"> </text:span><text:span text:style-name="T230">==</text:span><text:span text:style-name="T210"> </text:span><text:span text:style-name="T224">0</text:span><text:span text:style-name="T230">)</text:span><text:span text:style-name="T210"> </text:span><text:span text:style-name="T230">{</text:span></text:p>
      <text:p text:style-name="P37"><text:span text:style-name="T208"><text:s text:c="20"/></text:span><text:span text:style-name="T210">queue</text:span><text:span text:style-name="T230">.</text:span><text:span text:style-name="T217">add</text:span><text:span text:style-name="T230">(</text:span><text:span text:style-name="T210">neighbour</text:span><text:span text:style-name="T230">);</text:span></text:p>
      <text:p text:style-name="P37"><text:span text:style-name="T208"><text:s text:c="16"/></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8"><text:s text:c="8"/></text:p>
      <text:p text:style-name="P37"><text:span text:style-name="T208"><text:s text:c="8"/></text:span><text:span text:style-name="T217">return</text:span><text:span text:style-name="T210"> safeNodes</text:span><text:span text:style-name="T230">;</text:span></text:p>
      <text:p text:style-name="P37"><text:span text:style-name="T208"><text:s text:c="4"/></text:span><text:span text:style-name="T230">}</text:span></text:p>
      <text:p text:style-name="P42">}</text:p>
      <text:p text:style-name="P28">Question 22:</text:p>
      <text:p text:style-name="P188"><text:a xlink:type="simple" xlink:href="https://leetcode.com/problems/shortest-path-in-binary-matrix/" text:style-name="Internet_20_link" text:visited-style-name="Visited_20_Internet_20_Link"><text:span text:style-name="T188">. Shortest Path in Binary Matrix</text:span></text:a><text:line-break/>Given an <text:span text:style-name="Source_20_Text"><text:span text:style-name="T236">n x n</text:span></text:span> binary matrix <text:span text:style-name="Source_20_Text"><text:span text:style-name="T236">grid</text:span></text:span>, return <text:span text:style-name="Emphasis"><text:span text:style-name="T188">the length of the shortest </text:span></text:span><text:span text:style-name="Emphasis"><text:span text:style-name="Strong_20_Emphasis"><text:span text:style-name="T188">clear path</text:span></text:span></text:span><text:span text:style-name="Emphasis"><text:span text:style-name="T188"> in the matrix</text:span></text:span>. If there is no clear path, return <text:span text:style-name="Source_20_Text"><text:span text:style-name="T236">-1</text:span></text:span>.</text:p>
      <text:p text:style-name="P88">A <text:span text:style-name="Strong_20_Emphasis"><text:span text:style-name="T188">clear path</text:span></text:span> in a binary matrix is a path from the <text:span text:style-name="Strong_20_Emphasis"><text:span text:style-name="T188">top-left</text:span></text:span> cell (i.e., <text:span text:style-name="Source_20_Text"><text:span text:style-name="T236">(0, 0)</text:span></text:span>) to the <text:span text:style-name="Strong_20_Emphasis"><text:span text:style-name="T188">bottom-right</text:span></text:span> cell (i.e., <text:span text:style-name="Source_20_Text"><text:span text:style-name="T236">(n - 1, n - 1)</text:span></text:span>) such that:</text:p>
      <text:list xml:id="list2153961419" text:style-name="L13">
        <text:list-item>
          <text:p text:style-name="P267">All the visited cells of the path are <text:span text:style-name="Source_20_Text"><text:span text:style-name="T236">0</text:span></text:span>.</text:p>
        </text:list-item>
        <text:list-item>
          <text:p text:style-name="P268">All the adjacent cells of the path are <text:span text:style-name="Strong_20_Emphasis"><text:span text:style-name="T188">8-directionally</text:span></text:span> connected (i.e., they are different and they share an edge or a corner).</text:p>
        </text:list-item>
      </text:list>
      <text:p text:style-name="P88">The <text:span text:style-name="Strong_20_Emphasis"><text:span text:style-name="T188">length of a clear path</text:span></text:span> is the number of visited cells of this path.</text:p>
      <text:p text:style-name="P188"><text:span text:style-name="Strong_20_Emphasis"><text:span text:style-name="T188">Example 1:</text:span></text:span></text:p>
      <text:p text:style-name="P187"><text:span text:style-name="Strong_20_Emphasis"><text:span text:style-name="T188">Input: grid = [[0,1],[1,0]]</text:span></text:span></text:p>
      <text:p text:style-name="P79"><text:span text:style-name="Strong_20_Emphasis"><text:span text:style-name="T188">Output:</text:span></text:span> 2</text:p>
      <text:p text:style-name="P188"><text:span text:style-name="Strong_20_Emphasis"><text:span text:style-name="T280">Ans:</text:span></text:span></text:p>
      <text:p text:style-name="P187"><text:span text:style-name="Source_20_Text"><text:span text:style-name="T280">class Solution {</text:span></text:span></text:p>
      <text:p text:style-name="P87"><text:span text:style-name="Source_20_Text"><text:span text:style-name="T188"><text:s text:c="4"/></text:span></text:span></text:p>
      <text:p text:style-name="P87"><text:span text:style-name="Source_20_Text"><text:span text:style-name="T188"><text:s text:c="4"/>class Vertex {</text:span></text:span></text:p>
      <text:p text:style-name="P87"><text:span text:style-name="Source_20_Text"><text:span text:style-name="T188"><text:s text:c="8"/>int row;</text:span></text:span></text:p>
      <text:p text:style-name="P87"><text:span text:style-name="Source_20_Text"><text:span text:style-name="T188"><text:s text:c="8"/>int col;</text:span></text:span></text:p>
      <text:p text:style-name="P87"><text:span text:style-name="Source_20_Text"><text:span text:style-name="T188"><text:s text:c="8"/>int lenSoFar;</text:span></text:span></text:p>
      <text:p text:style-name="P87"/>
      <text:p text:style-name="P87"><text:soft-page-break/><text:span text:style-name="Source_20_Text"><text:span text:style-name="T188"><text:s text:c="8"/>Vertex(int row, int col, int lenSoFar) {</text:span></text:span></text:p>
      <text:p text:style-name="P87"><text:span text:style-name="Source_20_Text"><text:span text:style-name="T188"><text:s text:c="12"/>this.row = row;</text:span></text:span></text:p>
      <text:p text:style-name="P87"><text:span text:style-name="Source_20_Text"><text:span text:style-name="T188"><text:s text:c="12"/>this.col = col;</text:span></text:span></text:p>
      <text:p text:style-name="P87"><text:span text:style-name="Source_20_Text"><text:span text:style-name="T188"><text:s text:c="12"/>this.lenSoFar = lenSoFar;</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
      <text:p text:style-name="P87"><text:span text:style-name="Source_20_Text"><text:span text:style-name="T188"><text:s text:c="4"/>public boolean isValid(int row, int col, int N, int [][]grid, boolean [][]isSeen) {</text:span></text:span></text:p>
      <text:p text:style-name="P87"><text:span text:style-name="Source_20_Text"><text:span text:style-name="T188"><text:s text:c="8"/>if ( row &gt;= 0 &amp;&amp; row &lt; N </text:span></text:span></text:p>
      <text:p text:style-name="P87"><text:span text:style-name="Source_20_Text"><text:span text:style-name="T188"><text:s text:c="8"/>&amp;&amp; col &gt;= 0 &amp;&amp; col &lt; N</text:span></text:span></text:p>
      <text:p text:style-name="P87"><text:span text:style-name="Source_20_Text"><text:span text:style-name="T188"><text:s text:c="9"/>&amp;&amp; grid[row][col] == 0</text:span></text:span></text:p>
      <text:p text:style-name="P87"><text:span text:style-name="Source_20_Text"><text:span text:style-name="T188"><text:s text:c="10"/>&amp;&amp; isSeen[row][col] == false) {</text:span></text:span></text:p>
      <text:p text:style-name="P87"><text:span text:style-name="Source_20_Text"><text:span text:style-name="T188"><text:s text:c="14"/>isSeen[row][col] = true;</text:span></text:span></text:p>
      <text:p text:style-name="P87"><text:span text:style-name="Source_20_Text"><text:span text:style-name="T188"><text:s text:c="14"/>return true;</text:span></text:span></text:p>
      <text:p text:style-name="P87"><text:span text:style-name="Source_20_Text"><text:span text:style-name="T188"><text:s text:c="10"/>}</text:span></text:span></text:p>
      <text:p text:style-name="P87"><text:span text:style-name="Source_20_Text"><text:span text:style-name="T188"><text:s text:c="8"/>return false;</text:span></text:span></text:p>
      <text:p text:style-name="P87"><text:span text:style-name="Source_20_Text"><text:span text:style-name="T188"><text:s text:c="4"/>}</text:span></text:span></text:p>
      <text:p text:style-name="P87"/>
      <text:p text:style-name="P87"><text:span text:style-name="Source_20_Text"><text:span text:style-name="T188"><text:s text:c="4"/>public void printGrid(int [][]grid, int N) {</text:span></text:span></text:p>
      <text:p text:style-name="P87"><text:span text:style-name="Source_20_Text"><text:span text:style-name="T188"><text:s text:c="8"/>for (int i = 0; i &lt; N; i++) {</text:span></text:span></text:p>
      <text:p text:style-name="P87"><text:span text:style-name="Source_20_Text"><text:span text:style-name="T188"><text:s text:c="12"/>for (int j = 0; j &lt; N; j++) {</text:span></text:span></text:p>
      <text:p text:style-name="P87"><text:span text:style-name="Source_20_Text"><text:span text:style-name="T188"><text:s text:c="16"/>System.out.print(grid[i][j]);</text:span></text:span></text:p>
      <text:p text:style-name="P87"><text:span text:style-name="Source_20_Text"><text:span text:style-name="T188"><text:s text:c="12"/>}</text:span></text:span></text:p>
      <text:p text:style-name="P87"><text:span text:style-name="Source_20_Text"><text:span text:style-name="T188"><text:s text:c="12"/>System.out.println(',');</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text:span text:style-name="Source_20_Text"><text:span text:style-name="T188"><text:s text:c="4"/>public int shortestPathBinaryMatrix(int[][] grid) {</text:span></text:span></text:p>
      <text:p text:style-name="P87"><text:span text:style-name="Source_20_Text"><text:span text:style-name="T188"><text:s text:c="8"/></text:span></text:span></text:p>
      <text:p text:style-name="P87"><text:span text:style-name="Source_20_Text"><text:span text:style-name="T188"><text:s text:c="8"/>int N = grid[0].length;</text:span></text:span></text:p>
      <text:p text:style-name="P87"/>
      <text:p text:style-name="P87"><text:span text:style-name="Source_20_Text"><text:span text:style-name="T188"><text:s text:c="8"/>// printGrid(grid, N);</text:span></text:span></text:p>
      <text:p text:style-name="P87"/>
      <text:p text:style-name="P87"><text:span text:style-name="Source_20_Text"><text:span text:style-name="T188"><text:s text:c="8"/>int len = -1;</text:span></text:span></text:p>
      <text:p text:style-name="P87"/>
      <text:p text:style-name="P87"><text:span text:style-name="Source_20_Text"><text:span text:style-name="T188"><text:s text:c="8"/>boolean[][] isSeen = new boolean[N][N];</text:span></text:span></text:p>
      <text:p text:style-name="P87"><text:span text:style-name="Source_20_Text"><text:span text:style-name="T188"><text:s text:c="8"/>Queue&lt;Vertex&gt; adjacentCells = new LinkedList&lt;&gt;();</text:span></text:span></text:p>
      <text:p text:style-name="P87"/>
      <text:p text:style-name="P87"><text:span text:style-name="Source_20_Text"><text:span text:style-name="T188"><text:s text:c="8"/>if (isValid(0, 0, N, grid, isSeen))</text:span></text:span></text:p>
      <text:p text:style-name="P87"><text:span text:style-name="Source_20_Text"><text:span text:style-name="T188"><text:s text:c="8"/>{</text:span></text:span></text:p>
      <text:p text:style-name="P87"><text:span text:style-name="Source_20_Text"><text:span text:style-name="T188"><text:s text:c="12"/>Vertex root = new Vertex(0, 0, 1);</text:span></text:span></text:p>
      <text:p text:style-name="P87"><text:span text:style-name="Source_20_Text"><text:span text:style-name="T188"><text:s text:c="12"/>adjacentCells.add(root);</text:span></text:span></text:p>
      <text:p text:style-name="P87"><text:span text:style-name="Source_20_Text"><text:span text:style-name="T188"><text:s text:c="8"/>}</text:span></text:span></text:p>
      <text:p text:style-name="P87"/>
      <text:p text:style-name="P87"><text:span text:style-name="Source_20_Text"><text:span text:style-name="T188"><text:s text:c="8"/>while (adjacentCells.isEmpty() == false) {</text:span></text:span></text:p>
      <text:p text:style-name="P87"/>
      <text:p text:style-name="P87"><text:span text:style-name="Source_20_Text"><text:span text:style-name="T188"><text:s text:c="12"/>Vertex currCell = adjacentCells.remove();</text:span></text:span></text:p>
      <text:p text:style-name="P87"><text:span text:style-name="Source_20_Text"><text:span text:style-name="T188"><text:s text:c="12"/>int row = currCell.row, col = currCell.col;</text:span></text:span></text:p>
      <text:p text:style-name="P87"/>
      <text:p text:style-name="P87"><text:span text:style-name="Source_20_Text"><text:span text:style-name="T188"><text:s text:c="12"/>// isSeen[row][col] = true;</text:span></text:span></text:p>
      <text:p text:style-name="P87"/>
      <text:p text:style-name="P87"><text:span text:style-name="Source_20_Text"><text:span text:style-name="T188"><text:s text:c="12"/>// System.out.println(row + " " + col);</text:span></text:span></text:p>
      <text:p text:style-name="P87"/>
      <text:p text:style-name="P87"><text:span text:style-name="Source_20_Text"><text:span text:style-name="T188"><text:s text:c="12"/>if (row == N - 1 &amp;&amp; col == N - 1)</text:span></text:span></text:p>
      <text:p text:style-name="P87"><text:span text:style-name="Source_20_Text"><text:span text:style-name="T188"><text:s text:c="12"/>{</text:span></text:span></text:p>
      <text:p text:style-name="P87"><text:span text:style-name="Source_20_Text"><text:span text:style-name="T188"><text:s text:c="16"/>len = currCell.lenSoFar;</text:span></text:span></text:p>
      <text:p text:style-name="P87"><text:span text:style-name="Source_20_Text"><text:span text:style-name="T188"><text:s text:c="16"/>break;</text:span></text:span></text:p>
      <text:p text:style-name="P87"><text:span text:style-name="Source_20_Text"><text:span text:style-name="T188"><text:s text:c="12"/>}</text:span></text:span></text:p>
      <text:p text:style-name="P87"/>
      <text:p text:style-name="P87"><text:soft-page-break/><text:span text:style-name="Source_20_Text"><text:span text:style-name="T188"><text:s text:c="12"/>// Vertex downright, downleft, upright, upleft, up, left, right, down;</text:span></text:span></text:p>
      <text:p text:style-name="P87"><text:span text:style-name="Source_20_Text"><text:span text:style-name="T188"><text:s text:c="12"/>if (isValid(row + 1, col + 1, N, grid, isSeen))</text:span></text:span></text:p>
      <text:p text:style-name="P87"><text:span text:style-name="Source_20_Text"><text:span text:style-name="T188"><text:s text:c="12"/>{</text:span></text:span></text:p>
      <text:p text:style-name="P87"><text:span text:style-name="Source_20_Text"><text:span text:style-name="T188"><text:s text:c="16"/>Vertex downright = new Vertex(row + 1, col + 1, currCell.lenSoFar + 1);</text:span></text:span></text:p>
      <text:p text:style-name="P87"><text:span text:style-name="Source_20_Text"><text:span text:style-name="T188"><text:s text:c="16"/>adjacentCells.add(downright);</text:span></text:span></text:p>
      <text:p text:style-name="P87"><text:span text:style-name="Source_20_Text"><text:span text:style-name="T188"><text:s text:c="12"/>}</text:span></text:span></text:p>
      <text:p text:style-name="P87"/>
      <text:p text:style-name="P87"><text:span text:style-name="Source_20_Text"><text:span text:style-name="T188"><text:s text:c="12"/>if (isValid(row + 1, col - 1, N, grid, isSeen))</text:span></text:span></text:p>
      <text:p text:style-name="P87"><text:span text:style-name="Source_20_Text"><text:span text:style-name="T188"><text:s text:c="12"/>{</text:span></text:span></text:p>
      <text:p text:style-name="P87"><text:span text:style-name="Source_20_Text"><text:span text:style-name="T188"><text:s text:c="16"/>Vertex downleft = new Vertex(row + 1, col - 1, currCell.lenSoFar + 1);</text:span></text:span></text:p>
      <text:p text:style-name="P87"><text:span text:style-name="Source_20_Text"><text:span text:style-name="T188"><text:s text:c="16"/>adjacentCells.add(downleft);</text:span></text:span></text:p>
      <text:p text:style-name="P87"><text:span text:style-name="Source_20_Text"><text:span text:style-name="T188"><text:s text:c="12"/>}</text:span></text:span></text:p>
      <text:p text:style-name="P87"/>
      <text:p text:style-name="P87"><text:span text:style-name="Source_20_Text"><text:span text:style-name="T188"><text:s text:c="12"/>if (isValid(row - 1, col + 1, N, grid, isSeen))</text:span></text:span></text:p>
      <text:p text:style-name="P87"><text:span text:style-name="Source_20_Text"><text:span text:style-name="T188"><text:s text:c="12"/>{</text:span></text:span></text:p>
      <text:p text:style-name="P87"><text:span text:style-name="Source_20_Text"><text:span text:style-name="T188"><text:s text:c="16"/>Vertex upright = new Vertex(row - 1, col + 1, currCell.lenSoFar + 1);</text:span></text:span></text:p>
      <text:p text:style-name="P87"><text:span text:style-name="Source_20_Text"><text:span text:style-name="T188"><text:s text:c="16"/>adjacentCells.add(upright);</text:span></text:span></text:p>
      <text:p text:style-name="P87"><text:span text:style-name="Source_20_Text"><text:span text:style-name="T188"><text:s text:c="12"/>}</text:span></text:span></text:p>
      <text:p text:style-name="P87"/>
      <text:p text:style-name="P87"><text:span text:style-name="Source_20_Text"><text:span text:style-name="T188"><text:s text:c="12"/>if (isValid(row - 1, col - 1, N, grid, isSeen))</text:span></text:span></text:p>
      <text:p text:style-name="P87"><text:span text:style-name="Source_20_Text"><text:span text:style-name="T188"><text:s text:c="12"/>{</text:span></text:span></text:p>
      <text:p text:style-name="P87"><text:span text:style-name="Source_20_Text"><text:span text:style-name="T188"><text:s text:c="16"/>Vertex upleft = new Vertex(row - 1, col - 1, currCell.lenSoFar + 1);</text:span></text:span></text:p>
      <text:p text:style-name="P87"><text:span text:style-name="Source_20_Text"><text:span text:style-name="T188"><text:s text:c="16"/>adjacentCells.add(upleft);</text:span></text:span></text:p>
      <text:p text:style-name="P87"><text:span text:style-name="Source_20_Text"><text:span text:style-name="T188"><text:s text:c="12"/>}</text:span></text:span></text:p>
      <text:p text:style-name="P87"/>
      <text:p text:style-name="P87"><text:span text:style-name="Source_20_Text"><text:span text:style-name="T188"><text:s text:c="12"/>if (isValid(row - 1, col, N, grid, isSeen))</text:span></text:span></text:p>
      <text:p text:style-name="P87"><text:span text:style-name="Source_20_Text"><text:span text:style-name="T188"><text:s text:c="12"/>{</text:span></text:span></text:p>
      <text:p text:style-name="P87"><text:span text:style-name="Source_20_Text"><text:span text:style-name="T188"><text:s text:c="16"/>Vertex up = new Vertex(row - 1, col, currCell.lenSoFar + 1);</text:span></text:span></text:p>
      <text:p text:style-name="P87"><text:span text:style-name="Source_20_Text"><text:span text:style-name="T188"><text:s text:c="16"/>adjacentCells.add(up);</text:span></text:span></text:p>
      <text:p text:style-name="P87"><text:span text:style-name="Source_20_Text"><text:span text:style-name="T188"><text:s text:c="12"/>}</text:span></text:span></text:p>
      <text:p text:style-name="P87"/>
      <text:p text:style-name="P87"><text:span text:style-name="Source_20_Text"><text:span text:style-name="T188"><text:s text:c="12"/>if (isValid(row, col - 1, N, grid, isSeen))</text:span></text:span></text:p>
      <text:p text:style-name="P87"><text:span text:style-name="Source_20_Text"><text:span text:style-name="T188"><text:s text:c="12"/>{</text:span></text:span></text:p>
      <text:p text:style-name="P87"><text:span text:style-name="Source_20_Text"><text:span text:style-name="T188"><text:s text:c="16"/>Vertex left = new Vertex(row, col - 1, currCell.lenSoFar + 1);</text:span></text:span></text:p>
      <text:p text:style-name="P87"><text:span text:style-name="Source_20_Text"><text:span text:style-name="T188"><text:s text:c="16"/>adjacentCells.add(left);</text:span></text:span></text:p>
      <text:p text:style-name="P87"><text:span text:style-name="Source_20_Text"><text:span text:style-name="T188"><text:s text:c="12"/>}</text:span></text:span></text:p>
      <text:p text:style-name="P87"/>
      <text:p text:style-name="P87"><text:span text:style-name="Source_20_Text"><text:span text:style-name="T188"><text:s text:c="12"/>if (isValid(row + 1, col, N, grid, isSeen))</text:span></text:span></text:p>
      <text:p text:style-name="P87"><text:span text:style-name="Source_20_Text"><text:span text:style-name="T188"><text:s text:c="12"/>{</text:span></text:span></text:p>
      <text:p text:style-name="P87"><text:span text:style-name="Source_20_Text"><text:span text:style-name="T188"><text:s text:c="16"/>Vertex down = new Vertex(row + 1, col, currCell.lenSoFar + 1);</text:span></text:span></text:p>
      <text:p text:style-name="P87"><text:span text:style-name="Source_20_Text"><text:span text:style-name="T188"><text:s text:c="16"/>adjacentCells.add(down);</text:span></text:span></text:p>
      <text:p text:style-name="P87"><text:span text:style-name="Source_20_Text"><text:span text:style-name="T188"><text:s text:c="12"/>}</text:span></text:span></text:p>
      <text:p text:style-name="P87"/>
      <text:p text:style-name="P87"><text:span text:style-name="Source_20_Text"><text:span text:style-name="T188"><text:s text:c="12"/>if (isValid(row, col + 1, N, grid, isSeen))</text:span></text:span></text:p>
      <text:p text:style-name="P87"><text:span text:style-name="Source_20_Text"><text:span text:style-name="T188"><text:s text:c="12"/>{</text:span></text:span></text:p>
      <text:p text:style-name="P87"><text:span text:style-name="Source_20_Text"><text:span text:style-name="T188"><text:s text:c="16"/>Vertex right = new Vertex(row, col + 1, currCell.lenSoFar + 1);</text:span></text:span></text:p>
      <text:p text:style-name="P87"><text:span text:style-name="Source_20_Text"><text:span text:style-name="T188"><text:s text:c="16"/>adjacentCells.add(right);</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return len;</text:span></text:span></text:p>
      <text:p text:style-name="P87"><text:span text:style-name="Source_20_Text"><text:span text:style-name="T188"><text:s text:c="4"/>}</text:span></text:span></text:p>
      <text:p text:style-name="P79"><text:span text:style-name="Source_20_Text"><text:span text:style-name="T188">}</text:span></text:span></text:p>
      <text:p text:style-name="P188"><text:span text:style-name="Strong_20_Emphasis"><text:span text:style-name="T280">Question 23:</text:span></text:span></text:p>
      <text:p text:style-name="P188"><text:soft-page-break/><text:span text:style-name="Strong_20_Emphasis"><text:span text:style-name="T280">You are a hiker preparing for an upcoming hike. You are given </text:span></text:span><text:span text:style-name="Strong_20_Emphasis"><text:span text:style-name="Source_20_Text"><text:span text:style-name="T281">heights</text:span></text:span></text:span><text:span text:style-name="Strong_20_Emphasis"><text:span text:style-name="T280">, a 2D array of size </text:span></text:span><text:span text:style-name="Strong_20_Emphasis"><text:span text:style-name="Source_20_Text"><text:span text:style-name="T281">rows x columns</text:span></text:span></text:span><text:span text:style-name="Strong_20_Emphasis"><text:span text:style-name="T280">, where </text:span></text:span><text:span text:style-name="Strong_20_Emphasis"><text:span text:style-name="Source_20_Text"><text:span text:style-name="T281">heights[row][col]</text:span></text:span></text:span><text:span text:style-name="Strong_20_Emphasis"><text:span text:style-name="T280"> represents the height of cell </text:span></text:span><text:span text:style-name="Strong_20_Emphasis"><text:span text:style-name="Source_20_Text"><text:span text:style-name="T281">(row, col)</text:span></text:span></text:span><text:span text:style-name="Strong_20_Emphasis"><text:span text:style-name="T280">. You are situated in the top-left cell, </text:span></text:span><text:span text:style-name="Strong_20_Emphasis"><text:span text:style-name="Source_20_Text"><text:span text:style-name="T281">(0, 0)</text:span></text:span></text:span><text:span text:style-name="Strong_20_Emphasis"><text:span text:style-name="T280">, and you hope to travel to the bottom-right cell, </text:span></text:span><text:span text:style-name="Strong_20_Emphasis"><text:span text:style-name="Source_20_Text"><text:span text:style-name="T281">(rows-1, columns-1)</text:span></text:span></text:span><text:span text:style-name="Strong_20_Emphasis"><text:span text:style-name="T280"> (i.e., 0-indexed). You can move up, down, left, or right, and you wish to find a route that requires the minimum effort.</text:span></text:span></text:p>
      <text:p text:style-name="P88">A route's <text:span text:style-name="Strong_20_Emphasis"><text:span text:style-name="T188">effort</text:span></text:span> is the <text:span text:style-name="Strong_20_Emphasis"><text:span text:style-name="T188">maximum absolute difference </text:span></text:span>in heights between two consecutive cells of the route.</text:p>
      <text:p text:style-name="P88">Return <text:span text:style-name="Emphasis"><text:span text:style-name="T188">the minimum </text:span></text:span><text:span text:style-name="Emphasis"><text:span text:style-name="Strong_20_Emphasis"><text:span text:style-name="T188">effort</text:span></text:span></text:span><text:span text:style-name="Emphasis"><text:span text:style-name="T188"> required to travel from the top-left cell to the bottom-right cell.</text:span></text:span></text:p>
      <text:p text:style-name="P188"><text:span text:style-name="Strong_20_Emphasis"><text:span text:style-name="T280">Example 1:</text:span></text:span></text:p>
      <text:p text:style-name="P187"><text:span text:style-name="Strong_20_Emphasis"><text:span text:style-name="T280">Input: heights = [[1,2,2],[3,8,2],[5,3,5]]</text:span></text:span></text:p>
      <text:p text:style-name="P79"><text:span text:style-name="Strong_20_Emphasis"><text:span text:style-name="T188">Output:</text:span></text:span> 2</text:p>
      <text:p text:style-name="P191"><text:span text:style-name="Strong_20_Emphasis"><text:span text:style-name="T282">Ans:</text:span></text:span></text:p>
      <text:p text:style-name="P190"><text:span text:style-name="Source_20_Text"><text:span text:style-name="T282">class Solution {</text:span></text:span></text:p>
      <text:p text:style-name="P87"><text:span text:style-name="Source_20_Text"><text:span text:style-name="T188"><text:s text:c="4"/>int[][] vis = new int[105][105];</text:span></text:span></text:p>
      <text:p text:style-name="P87"><text:span text:style-name="Source_20_Text"><text:span text:style-name="T188"><text:s text:c="4"/>int[][] dir = {{1, 0}, {-1, 0}, {0, -1}, {0, 1}};</text:span></text:span></text:p>
      <text:p text:style-name="P87"/>
      <text:p text:style-name="P87"><text:span text:style-name="Source_20_Text"><text:span text:style-name="T188"><text:s text:c="4"/>void ok(int x, int y, int mid, int[][] heights) {</text:span></text:span></text:p>
      <text:p text:style-name="P87"><text:span text:style-name="Source_20_Text"><text:span text:style-name="T188"><text:s text:c="8"/>if (vis[x][y] == 0) {</text:span></text:span></text:p>
      <text:p text:style-name="P87"><text:span text:style-name="Source_20_Text"><text:span text:style-name="T188"><text:s text:c="12"/>vis[x][y] = 1;</text:span></text:span></text:p>
      <text:p text:style-name="P87"><text:span text:style-name="Source_20_Text"><text:span text:style-name="T188"><text:s text:c="12"/>int n = heights.length;</text:span></text:span></text:p>
      <text:p text:style-name="P87"><text:span text:style-name="Source_20_Text"><text:span text:style-name="T188"><text:s text:c="12"/>int m = heights[0].length;</text:span></text:span></text:p>
      <text:p text:style-name="P87"/>
      <text:p text:style-name="P87"><text:span text:style-name="Source_20_Text"><text:span text:style-name="T188"><text:s text:c="12"/>for (int i = 0; i &lt; 4; i++) {</text:span></text:span></text:p>
      <text:p text:style-name="P87"><text:span text:style-name="Source_20_Text"><text:span text:style-name="T188"><text:s text:c="16"/>int X = x + dir[i][0];</text:span></text:span></text:p>
      <text:p text:style-name="P87"><text:span text:style-name="Source_20_Text"><text:span text:style-name="T188"><text:s text:c="16"/>int Y = y + dir[i][1];</text:span></text:span></text:p>
      <text:p text:style-name="P87"/>
      <text:p text:style-name="P87"><text:span text:style-name="Source_20_Text"><text:span text:style-name="T188"><text:s text:c="16"/>if (X &lt; 0 || X &gt;= n || Y &lt; 0 || Y &gt;= m)</text:span></text:span></text:p>
      <text:p text:style-name="P87"><text:span text:style-name="Source_20_Text"><text:span text:style-name="T188"><text:s text:c="20"/>continue;</text:span></text:span></text:p>
      <text:p text:style-name="P87"/>
      <text:p text:style-name="P87"><text:span text:style-name="Source_20_Text"><text:span text:style-name="T188"><text:s text:c="16"/>if (Math.abs(heights[x][y] - heights[X][Y]) &lt;= mid)</text:span></text:span></text:p>
      <text:p text:style-name="P87"><text:span text:style-name="Source_20_Text"><text:span text:style-name="T188"><text:s text:c="20"/>ok(X, Y, mid, heights);</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
      <text:p text:style-name="P87"><text:span text:style-name="Source_20_Text"><text:span text:style-name="T188"><text:s text:c="4"/>public int minimumEffortPath(int[][] heights) {</text:span></text:span></text:p>
      <text:p text:style-name="P87"><text:span text:style-name="Source_20_Text"><text:span text:style-name="T188"><text:s text:c="8"/>int l = 0;</text:span></text:span></text:p>
      <text:p text:style-name="P87"><text:span text:style-name="Source_20_Text"><text:span text:style-name="T188"><text:s text:c="8"/>int r = 1000000002;</text:span></text:span></text:p>
      <text:p text:style-name="P87"><text:span text:style-name="Source_20_Text"><text:span text:style-name="T188"><text:s text:c="8"/>int n = heights.length;</text:span></text:span></text:p>
      <text:p text:style-name="P87"><text:span text:style-name="Source_20_Text"><text:span text:style-name="T188"><text:s text:c="8"/>int m = heights[0].length;</text:span></text:span></text:p>
      <text:p text:style-name="P87"/>
      <text:p text:style-name="P87"><text:span text:style-name="Source_20_Text"><text:span text:style-name="T188"><text:s text:c="8"/>while (l &lt; r) {</text:span></text:span></text:p>
      <text:p text:style-name="P87"><text:span text:style-name="Source_20_Text"><text:span text:style-name="T188"><text:s text:c="12"/>int mid = (l + r) / 2;</text:span></text:span></text:p>
      <text:p text:style-name="P87"><text:span text:style-name="Source_20_Text"><text:span text:style-name="T188"><text:s text:c="12"/>vis = new int[105][105];</text:span></text:span></text:p>
      <text:p text:style-name="P87"><text:span text:style-name="Source_20_Text"><text:span text:style-name="T188"><text:s text:c="12"/>ok(0, 0, mid, heights);</text:span></text:span></text:p>
      <text:p text:style-name="P87"/>
      <text:p text:style-name="P87"><text:span text:style-name="Source_20_Text"><text:span text:style-name="T188"><text:s text:c="12"/>if (vis[n - 1][m - 1] == 1)</text:span></text:span></text:p>
      <text:p text:style-name="P87"><text:span text:style-name="Source_20_Text"><text:span text:style-name="T188"><text:s text:c="16"/>r = mid;</text:span></text:span></text:p>
      <text:p text:style-name="P87"><text:span text:style-name="Source_20_Text"><text:span text:style-name="T188"><text:s text:c="12"/>else</text:span></text:span></text:p>
      <text:p text:style-name="P87"><text:span text:style-name="Source_20_Text"><text:span text:style-name="T188"><text:s text:c="16"/>l = mid + 1;</text:span></text:span></text:p>
      <text:p text:style-name="P87"><text:soft-page-break/><text:span text:style-name="Source_20_Text"><text:span text:style-name="T188"><text:s text:c="8"/>}</text:span></text:span></text:p>
      <text:p text:style-name="P87"/>
      <text:p text:style-name="P87"><text:span text:style-name="Source_20_Text"><text:span text:style-name="T188"><text:s text:c="8"/>return l;</text:span></text:span></text:p>
      <text:p text:style-name="P87"><text:span text:style-name="Source_20_Text"><text:span text:style-name="T188"><text:s text:c="4"/>}</text:span></text:span></text:p>
      <text:p text:style-name="P79"><text:span text:style-name="Source_20_Text"><text:span text:style-name="T188">}</text:span></text:span></text:p>
      <text:p text:style-name="P191"><text:span text:style-name="Strong_20_Emphasis"><text:span text:style-name="T282">Question 24:</text:span></text:span></text:p>
      <text:p text:style-name="P191"><text:a xlink:type="simple" xlink:href="https://leetcode.com/problems/cheapest-flights-within-k-stops/" text:style-name="Internet_20_link" text:visited-style-name="Visited_20_Internet_20_Link"><text:span text:style-name="Strong_20_Emphasis"><text:span text:style-name="T282">Cheapest Flights Within K Stops</text:span></text:span></text:a><text:span text:style-name="Strong_20_Emphasis"><text:span text:style-name="T282"><text:line-break/>There are </text:span></text:span><text:span text:style-name="Strong_20_Emphasis"><text:span text:style-name="Source_20_Text"><text:span text:style-name="T283">n</text:span></text:span></text:span><text:span text:style-name="Strong_20_Emphasis"><text:span text:style-name="T282"> cities connected by some number of flights. You are given an array </text:span></text:span><text:span text:style-name="Strong_20_Emphasis"><text:span text:style-name="Source_20_Text"><text:span text:style-name="T283">flights</text:span></text:span></text:span><text:span text:style-name="Strong_20_Emphasis"><text:span text:style-name="T282"> where </text:span></text:span><text:span text:style-name="Strong_20_Emphasis"><text:span text:style-name="Source_20_Text"><text:span text:style-name="T283">flights[i] = [from</text:span></text:span></text:span><text:span text:style-name="Strong_20_Emphasis"><text:span text:style-name="Source_20_Text"><text:span text:style-name="T282">i</text:span></text:span></text:span><text:span text:style-name="Strong_20_Emphasis"><text:span text:style-name="Source_20_Text"><text:span text:style-name="T283">, to</text:span></text:span></text:span><text:span text:style-name="Strong_20_Emphasis"><text:span text:style-name="Source_20_Text"><text:span text:style-name="T282">i</text:span></text:span></text:span><text:span text:style-name="Strong_20_Emphasis"><text:span text:style-name="Source_20_Text"><text:span text:style-name="T283">, price</text:span></text:span></text:span><text:span text:style-name="Strong_20_Emphasis"><text:span text:style-name="Source_20_Text"><text:span text:style-name="T282">i</text:span></text:span></text:span><text:span text:style-name="Strong_20_Emphasis"><text:span text:style-name="Source_20_Text"><text:span text:style-name="T283">]</text:span></text:span></text:span><text:span text:style-name="Strong_20_Emphasis"><text:span text:style-name="T282"> indicates that there is a flight from city </text:span></text:span><text:span text:style-name="Strong_20_Emphasis"><text:span text:style-name="Source_20_Text"><text:span text:style-name="T283">from</text:span></text:span></text:span><text:span text:style-name="Strong_20_Emphasis"><text:span text:style-name="Source_20_Text"><text:span text:style-name="T282">i</text:span></text:span></text:span><text:span text:style-name="Strong_20_Emphasis"><text:span text:style-name="T282"> to city </text:span></text:span><text:span text:style-name="Strong_20_Emphasis"><text:span text:style-name="Source_20_Text"><text:span text:style-name="T283">to</text:span></text:span></text:span><text:span text:style-name="Strong_20_Emphasis"><text:span text:style-name="Source_20_Text"><text:span text:style-name="T282">i</text:span></text:span></text:span><text:span text:style-name="Strong_20_Emphasis"><text:span text:style-name="T282"> with cost </text:span></text:span><text:span text:style-name="Strong_20_Emphasis"><text:span text:style-name="Source_20_Text"><text:span text:style-name="T283">price</text:span></text:span></text:span><text:span text:style-name="Strong_20_Emphasis"><text:span text:style-name="Source_20_Text"><text:span text:style-name="T282">i</text:span></text:span></text:span><text:span text:style-name="Strong_20_Emphasis"><text:span text:style-name="T282">.</text:span></text:span></text:p>
      <text:p text:style-name="P88">You are also given three integers <text:span text:style-name="Source_20_Text"><text:span text:style-name="T236">src</text:span></text:span>, <text:span text:style-name="Source_20_Text"><text:span text:style-name="T236">dst</text:span></text:span>, and <text:span text:style-name="Source_20_Text"><text:span text:style-name="T236">k</text:span></text:span>, return <text:span text:style-name="Emphasis"><text:span text:style-name="Strong_20_Emphasis"><text:span text:style-name="T188">the cheapest price</text:span></text:span></text:span><text:span text:style-name="Emphasis"><text:span text:style-name="T188"> from </text:span></text:span><text:span text:style-name="Source_20_Text"><text:span text:style-name="T236">src</text:span></text:span><text:span text:style-name="Emphasis"><text:span text:style-name="T188"> to </text:span></text:span><text:span text:style-name="Source_20_Text"><text:span text:style-name="T236">dst</text:span></text:span><text:span text:style-name="Emphasis"><text:span text:style-name="T188"> with at most </text:span></text:span><text:span text:style-name="Source_20_Text"><text:span text:style-name="T236">k</text:span></text:span><text:span text:style-name="Emphasis"><text:span text:style-name="T188"> stops. </text:span></text:span>If there is no such route, return<text:span text:style-name="Emphasis"><text:span text:style-name="T188"> </text:span></text:span><text:span text:style-name="Source_20_Text"><text:span text:style-name="T236">-1</text:span></text:span>.</text:p>
      <text:p text:style-name="P191"><text:span text:style-name="Strong_20_Emphasis"><text:span text:style-name="T282">Example 1:</text:span></text:span></text:p>
      <text:p text:style-name="P190"><text:span text:style-name="Strong_20_Emphasis"><text:span text:style-name="T282">Input: n = 4, flights = [[0,1,100],[1,2,100],[2,0,100],[1,3,600],[2,3,200]], src = 0, dst = 3, k = 1</text:span></text:span></text:p>
      <text:p text:style-name="P79"><text:span text:style-name="Strong_20_Emphasis"><text:span text:style-name="T188">Output:</text:span></text:span> 700</text:p>
      <text:p text:style-name="P191"><text:span text:style-name="Strong_20_Emphasis"><text:span text:style-name="T282">Ans:</text:span></text:span></text:p>
      <text:p text:style-name="P190"><text:span text:style-name="Source_20_Text"><text:span text:style-name="T282">class Solution {</text:span></text:span></text:p>
      <text:p text:style-name="P87"><text:span text:style-name="Source_20_Text"><text:span text:style-name="T188"><text:s text:c="4"/>public int findCheapestPrice(int n, int[][] a, int src, int dst, int k) {</text:span></text:span></text:p>
      <text:p text:style-name="P87"><text:span text:style-name="Source_20_Text"><text:span text:style-name="T188"><text:s text:c="8"/>List&lt;List&lt;List&lt;Integer&gt;&gt;&gt; graph = new ArrayList&lt;&gt;();</text:span></text:span></text:p>
      <text:p text:style-name="P87"><text:span text:style-name="Source_20_Text"><text:span text:style-name="T188"><text:s text:c="8"/>int i,m=a.length;</text:span></text:span></text:p>
      <text:p text:style-name="P87"><text:span text:style-name="Source_20_Text"><text:span text:style-name="T188"><text:s text:c="8"/>for(i=0;i&lt;n;i++)</text:span></text:span></text:p>
      <text:p text:style-name="P87"><text:span text:style-name="Source_20_Text"><text:span text:style-name="T188"><text:s text:c="12"/>graph.add(new ArrayList&lt;&gt;());</text:span></text:span></text:p>
      <text:p text:style-name="P87"><text:span text:style-name="Source_20_Text"><text:span text:style-name="T188"><text:s text:c="8"/>for(i=0;i&lt;m;i++)</text:span></text:span></text:p>
      <text:p text:style-name="P87"><text:span text:style-name="Source_20_Text"><text:span text:style-name="T188"><text:s text:c="8"/>{</text:span></text:span></text:p>
      <text:p text:style-name="P87"><text:span text:style-name="Source_20_Text"><text:span text:style-name="T188"><text:s text:c="12"/>ArrayList&lt;Integer&gt; tmp=new ArrayList&lt;&gt;();</text:span></text:span></text:p>
      <text:p text:style-name="P87"><text:span text:style-name="Source_20_Text"><text:span text:style-name="T188"><text:s text:c="12"/>tmp.add(a[i][1]); tmp.add(a[i][2]);</text:span></text:span></text:p>
      <text:p text:style-name="P87"><text:span text:style-name="Source_20_Text"><text:span text:style-name="T188"><text:s text:c="12"/>graph.get(a[i][0]).add(tmp);</text:span></text:span></text:p>
      <text:p text:style-name="P87"><text:span text:style-name="Source_20_Text"><text:span text:style-name="T188"><text:s text:c="8"/>}</text:span></text:span></text:p>
      <text:p text:style-name="P87"><text:span text:style-name="Source_20_Text"><text:span text:style-name="T188"><text:s text:c="8"/>int dp[][]=new int[n][k+2];</text:span></text:span></text:p>
      <text:p text:style-name="P87"><text:span text:style-name="Source_20_Text"><text:span text:style-name="T188"><text:s text:c="8"/>for(int it[]:dp)</text:span></text:span></text:p>
      <text:p text:style-name="P87"><text:span text:style-name="Source_20_Text"><text:span text:style-name="T188"><text:s text:c="8"/>Arrays.fill(it,-1);</text:span></text:span></text:p>
      <text:p text:style-name="P87"><text:span text:style-name="Source_20_Text"><text:span text:style-name="T188"><text:s text:c="8"/>int ans=dfs(graph,src,dst,k+1,dp);</text:span></text:span></text:p>
      <text:p text:style-name="P87"><text:span text:style-name="Source_20_Text"><text:span text:style-name="T188"><text:s text:c="8"/>return ans==Integer.MAX_VALUE?-1:ans;</text:span></text:span></text:p>
      <text:p text:style-name="P87"><text:span text:style-name="Source_20_Text"><text:span text:style-name="T188"><text:s text:c="4"/>}</text:span></text:span></text:p>
      <text:p text:style-name="P87"><text:span text:style-name="Source_20_Text"><text:span text:style-name="T188"><text:s text:c="4"/>public int dfs(List&lt;List&lt;List&lt;Integer&gt;&gt;&gt; graph,int src,int dst,int k,int dp[][])</text:span></text:span></text:p>
      <text:p text:style-name="P87"><text:span text:style-name="Source_20_Text"><text:span text:style-name="T188"><text:s text:c="4"/>{</text:span></text:span></text:p>
      <text:p text:style-name="P87"><text:span text:style-name="Source_20_Text"><text:span text:style-name="T188"><text:s text:c="8"/>if(k&lt;0) <text:s/>return Integer.MAX_VALUE;</text:span></text:span></text:p>
      <text:p text:style-name="P87"><text:span text:style-name="Source_20_Text"><text:span text:style-name="T188"><text:s text:c="8"/>if(src==dst) return 0;</text:span></text:span></text:p>
      <text:p text:style-name="P87"><text:span text:style-name="Source_20_Text"><text:span text:style-name="T188"><text:s text:c="8"/>if(dp[src][k]!=-1) return dp[src][k];</text:span></text:span></text:p>
      <text:p text:style-name="P87"><text:span text:style-name="Source_20_Text"><text:span text:style-name="T188"><text:s text:c="8"/>int min=Integer.MAX_VALUE;</text:span></text:span></text:p>
      <text:p text:style-name="P87"><text:span text:style-name="Source_20_Text"><text:span text:style-name="T188"><text:s text:c="8"/>for(List&lt;Integer&gt; it:graph.get(src))</text:span></text:span></text:p>
      <text:p text:style-name="P87"><text:span text:style-name="Source_20_Text"><text:span text:style-name="T188"><text:s text:c="8"/>{</text:span></text:span></text:p>
      <text:p text:style-name="P87"><text:span text:style-name="Source_20_Text"><text:span text:style-name="T188"><text:s text:c="12"/>int cho=it.get(0); int price=it.get(1);</text:span></text:span></text:p>
      <text:p text:style-name="P87"><text:span text:style-name="Source_20_Text"><text:span text:style-name="T188"><text:s text:c="12"/>int cheap=dfs(graph,cho,dst,k-1,dp);</text:span></text:span></text:p>
      <text:p text:style-name="P87"><text:span text:style-name="Source_20_Text"><text:span text:style-name="T188"><text:s text:c="12"/>if(cheap!=Integer.MAX_VALUE)</text:span></text:span></text:p>
      <text:p text:style-name="P87"><text:span text:style-name="Source_20_Text"><text:span text:style-name="T188"><text:s text:c="12"/>min=Math.min(min,cheap+price);</text:span></text:span></text:p>
      <text:p text:style-name="P87"><text:span text:style-name="Source_20_Text"><text:span text:style-name="T188"><text:s text:c="8"/>}</text:span></text:span></text:p>
      <text:p text:style-name="P87"><text:soft-page-break/><text:span text:style-name="Source_20_Text"><text:span text:style-name="T188"><text:s text:c="8"/>return dp[src][k]=min;</text:span></text:span></text:p>
      <text:p text:style-name="P87"><text:span text:style-name="Source_20_Text"><text:span text:style-name="T188"><text:s text:c="4"/>}</text:span></text:span></text:p>
      <text:p text:style-name="P79"><text:span text:style-name="Source_20_Text"><text:span text:style-name="T188">}</text:span></text:span></text:p>
      <text:p text:style-name="P191"><text:span text:style-name="Strong_20_Emphasis"><text:span text:style-name="T282">Question 25:</text:span></text:span></text:p>
      <text:p text:style-name="P191"><text:a xlink:type="simple" xlink:href="https://leetcode.com/problems/number-of-ways-to-arrive-at-destination/" text:style-name="Internet_20_link" text:visited-style-name="Visited_20_Internet_20_Link"><text:span text:style-name="Strong_20_Emphasis"><text:span text:style-name="T282">Number of Ways to Arrive at Destination</text:span></text:span></text:a><text:span text:style-name="Strong_20_Emphasis"><text:span text:style-name="T282"><text:line-break/>You are in a city that consists of </text:span></text:span><text:span text:style-name="Strong_20_Emphasis"><text:span text:style-name="Source_20_Text"><text:span text:style-name="T283">n</text:span></text:span></text:span><text:span text:style-name="Strong_20_Emphasis"><text:span text:style-name="T282"> intersections numbered from </text:span></text:span><text:span text:style-name="Strong_20_Emphasis"><text:span text:style-name="Source_20_Text"><text:span text:style-name="T283">0</text:span></text:span></text:span><text:span text:style-name="Strong_20_Emphasis"><text:span text:style-name="T282"> to </text:span></text:span><text:span text:style-name="Strong_20_Emphasis"><text:span text:style-name="Source_20_Text"><text:span text:style-name="T283">n - 1</text:span></text:span></text:span><text:span text:style-name="Strong_20_Emphasis"><text:span text:style-name="T282"> with bi-directional roads between some intersections. The inputs are generated such that you can reach any intersection from any other intersection and that there is at most one road between any two intersections.</text:span></text:span></text:p>
      <text:p text:style-name="P88">You are given an integer <text:span text:style-name="Source_20_Text"><text:span text:style-name="T236">n</text:span></text:span> and a 2D integer array <text:span text:style-name="Source_20_Text"><text:span text:style-name="T236">roads</text:span></text:span> where <text:span text:style-name="Source_20_Text"><text:span text:style-name="T236">roads[i] = [u</text:span></text:span><text:span text:style-name="Source_20_Text"><text:span text:style-name="T188">i</text:span></text:span><text:span text:style-name="Source_20_Text"><text:span text:style-name="T236">, v</text:span></text:span><text:span text:style-name="Source_20_Text"><text:span text:style-name="T188">i</text:span></text:span><text:span text:style-name="Source_20_Text"><text:span text:style-name="T236">, time</text:span></text:span><text:span text:style-name="Source_20_Text"><text:span text:style-name="T188">i</text:span></text:span><text:span text:style-name="Source_20_Text"><text:span text:style-name="T236">]</text:span></text:span> means that there is a road between intersections <text:span text:style-name="Source_20_Text"><text:span text:style-name="T236">u</text:span></text:span><text:span text:style-name="Source_20_Text"><text:span text:style-name="T188">i</text:span></text:span> and <text:span text:style-name="Source_20_Text"><text:span text:style-name="T236">v</text:span></text:span><text:span text:style-name="Source_20_Text"><text:span text:style-name="T188">i</text:span></text:span> that takes <text:span text:style-name="Source_20_Text"><text:span text:style-name="T236">time</text:span></text:span><text:span text:style-name="Source_20_Text"><text:span text:style-name="T188">i</text:span></text:span> minutes to travel. You want to know in how many ways you can travel from intersection <text:span text:style-name="Source_20_Text"><text:span text:style-name="T236">0</text:span></text:span> to intersection <text:span text:style-name="Source_20_Text"><text:span text:style-name="T236">n - 1</text:span></text:span> in the <text:span text:style-name="Strong_20_Emphasis"><text:span text:style-name="T188">shortest amount of time</text:span></text:span>.</text:p>
      <text:p text:style-name="P88">Return <text:span text:style-name="Emphasis"><text:span text:style-name="T188">the </text:span></text:span><text:span text:style-name="Emphasis"><text:span text:style-name="Strong_20_Emphasis"><text:span text:style-name="T188">number of ways</text:span></text:span></text:span><text:span text:style-name="Emphasis"><text:span text:style-name="T188"> you can arrive at your destination in the </text:span></text:span><text:span text:style-name="Emphasis"><text:span text:style-name="Strong_20_Emphasis"><text:span text:style-name="T188">shortest amount of time</text:span></text:span></text:span>. Since the answer may be large, return it <text:span text:style-name="Strong_20_Emphasis"><text:span text:style-name="T188">modulo</text:span></text:span> <text:span text:style-name="Source_20_Text"><text:span text:style-name="T236">10</text:span></text:span><text:span text:style-name="Source_20_Text"><text:span text:style-name="T188">9</text:span></text:span><text:span text:style-name="Source_20_Text"><text:span text:style-name="T236"> + 7</text:span></text:span>.</text:p>
      <text:p text:style-name="P191"><text:span text:style-name="Strong_20_Emphasis"><text:span text:style-name="T282">Ans:</text:span></text:span></text:p>
      <text:p text:style-name="P190"><text:span text:style-name="Source_20_Text"><text:span text:style-name="T282">class Solution {</text:span></text:span></text:p>
      <text:p text:style-name="P87"><text:span text:style-name="Source_20_Text"><text:span text:style-name="T188"><text:s text:c="4"/>public int MOD = (int)(1e9 +7);</text:span></text:span></text:p>
      <text:p text:style-name="P87"><text:span text:style-name="Source_20_Text"><text:span text:style-name="T188"><text:s text:c="4"/>public int countPaths(int n, int[][] roads) {</text:span></text:span></text:p>
      <text:p text:style-name="P87"><text:span text:style-name="Source_20_Text"><text:span text:style-name="T188"><text:s text:c="8"/>ArrayList&lt;ArrayList&lt;Pair&gt;&gt; list = new ArrayList&lt;&gt;();</text:span></text:span></text:p>
      <text:p text:style-name="P87"><text:span text:style-name="Source_20_Text"><text:span text:style-name="T188"><text:s text:c="8"/>for(int i=0;i&lt;n;i++){</text:span></text:span></text:p>
      <text:p text:style-name="P87"><text:span text:style-name="Source_20_Text"><text:span text:style-name="T188"><text:s text:c="12"/>list.add(new ArrayList&lt;&gt;());</text:span></text:span></text:p>
      <text:p text:style-name="P87"><text:span text:style-name="Source_20_Text"><text:span text:style-name="T188"><text:s text:c="8"/>}</text:span></text:span></text:p>
      <text:p text:style-name="P87"><text:span text:style-name="Source_20_Text"><text:span text:style-name="T188"><text:s text:c="8"/>for(int i=0;i&lt;roads.length;i++){</text:span></text:span></text:p>
      <text:p text:style-name="P87"><text:span text:style-name="Source_20_Text"><text:span text:style-name="T188"><text:s text:c="12"/>list.get(roads[i][0]).add(new Pair(roads[i][1],(long) roads[i][2]));</text:span></text:span></text:p>
      <text:p text:style-name="P87"><text:span text:style-name="Source_20_Text"><text:span text:style-name="T188"><text:s text:c="12"/>list.get(roads[i][1]).add(new Pair(roads[i][0], (long)roads[i][2]));</text:span></text:span></text:p>
      <text:p text:style-name="P87"><text:span text:style-name="Source_20_Text"><text:span text:style-name="T188"><text:s text:c="8"/>}</text:span></text:span></text:p>
      <text:p text:style-name="P87"><text:span text:style-name="Source_20_Text"><text:span text:style-name="T188"><text:s text:c="8"/>PriorityQueue&lt;Pair&gt; pq= new PriorityQueue&lt;&gt;((a,b)-&gt;Long.compare( a.d,b.d));</text:span></text:span></text:p>
      <text:p text:style-name="P87"><text:span text:style-name="Source_20_Text"><text:span text:style-name="T188"><text:s text:c="8"/>pq.add(new Pair(0,0));</text:span></text:span></text:p>
      <text:p text:style-name="P87"><text:span text:style-name="Source_20_Text"><text:span text:style-name="T188"><text:s text:c="8"/>long[] dist= new long[n];</text:span></text:span></text:p>
      <text:p text:style-name="P87"><text:span text:style-name="Source_20_Text"><text:span text:style-name="T188"><text:s text:c="8"/>Arrays.fill(dist, Long.MAX_VALUE/2);</text:span></text:span></text:p>
      <text:p text:style-name="P87"><text:span text:style-name="Source_20_Text"><text:span text:style-name="T188"><text:s text:c="8"/>dist[0]=0;</text:span></text:span></text:p>
      <text:p text:style-name="P87"><text:span text:style-name="Source_20_Text"><text:span text:style-name="T188"><text:s text:c="8"/>int[] ways = new int[n];</text:span></text:span></text:p>
      <text:p text:style-name="P87"><text:span text:style-name="Source_20_Text"><text:span text:style-name="T188"><text:s text:c="8"/>ways[0]=1;</text:span></text:span></text:p>
      <text:p text:style-name="P87"><text:span text:style-name="Source_20_Text"><text:span text:style-name="T188"><text:s text:c="7"/>// int minD=Integer.MAX_VALUE;</text:span></text:span></text:p>
      <text:p text:style-name="P87"><text:span text:style-name="Source_20_Text"><text:span text:style-name="T188"><text:s text:c="8"/>while(!pq.isEmpty()){</text:span></text:span></text:p>
      <text:p text:style-name="P87"><text:span text:style-name="Source_20_Text"><text:span text:style-name="T188"><text:s text:c="12"/>Pair p = pq.peek();</text:span></text:span></text:p>
      <text:p text:style-name="P87"><text:span text:style-name="Source_20_Text"><text:span text:style-name="T188"><text:s text:c="12"/>int node =p.node;</text:span></text:span></text:p>
      <text:p text:style-name="P87"><text:span text:style-name="Source_20_Text"><text:span text:style-name="T188"><text:s text:c="12"/>long d=p.d;</text:span></text:span></text:p>
      <text:p text:style-name="P87"><text:span text:style-name="Source_20_Text"><text:span text:style-name="T188"><text:s text:c="12"/>pq.poll();</text:span></text:span></text:p>
      <text:p text:style-name="P87"><text:span text:style-name="Source_20_Text"><text:span text:style-name="T188"><text:s text:c="12"/>for(Pair np: list.get(node)){</text:span></text:span></text:p>
      <text:p text:style-name="P87"><text:span text:style-name="Source_20_Text"><text:span text:style-name="T188"><text:s text:c="16"/>int newNode = np.node;</text:span></text:span></text:p>
      <text:p text:style-name="P87"><text:span text:style-name="Source_20_Text"><text:span text:style-name="T188"><text:s text:c="16"/>long newD =np.d;</text:span></text:span></text:p>
      <text:p text:style-name="P87"><text:span text:style-name="Source_20_Text"><text:span text:style-name="T188"><text:s text:c="16"/>if(d+newD&lt;dist[newNode]){</text:span></text:span></text:p>
      <text:p text:style-name="P87"><text:span text:style-name="Source_20_Text"><text:span text:style-name="T188"><text:s text:c="20"/>ways[newNode]= ways[node];</text:span></text:span></text:p>
      <text:p text:style-name="P87"><text:span text:style-name="Source_20_Text"><text:span text:style-name="T188"><text:s text:c="20"/>dist[newNode]=d+newD;</text:span></text:span></text:p>
      <text:p text:style-name="P87"><text:span text:style-name="Source_20_Text"><text:span text:style-name="T188"><text:s text:c="20"/>pq.add(new Pair(newNode,d+newD));</text:span></text:span></text:p>
      <text:p text:style-name="P87"><text:span text:style-name="Source_20_Text"><text:span text:style-name="T188"><text:s text:c="16"/>}</text:span></text:span></text:p>
      <text:p text:style-name="P87"><text:soft-page-break/><text:span text:style-name="Source_20_Text"><text:span text:style-name="T188"><text:s text:c="16"/>else if(d+newD==dist[newNode]){</text:span></text:span></text:p>
      <text:p text:style-name="P87"><text:span text:style-name="Source_20_Text"><text:span text:style-name="T188"><text:s text:c="19"/>ways[newNode]=(ways[newNode] <text:s/>+ ways[node])%MOD;</text:span></text:span></text:p>
      <text:p text:style-name="P87"><text:span text:style-name="Source_20_Text"><text:span text:style-name="T188"><text:s text:c="16"/>} <text:s text:c="3"/></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return ways[n-1]%MOD;</text:span></text:span></text:p>
      <text:p text:style-name="P87"><text:span text:style-name="Source_20_Text"><text:span text:style-name="T188"><text:s text:c="4"/>}</text:span></text:span></text:p>
      <text:p text:style-name="P87"><text:span text:style-name="Source_20_Text"><text:span text:style-name="T188">}</text:span></text:span></text:p>
      <text:p text:style-name="P87"><text:span text:style-name="Source_20_Text"><text:span text:style-name="T188"><text:s text:c="8"/></text:span></text:span></text:p>
      <text:p text:style-name="P87"><text:span text:style-name="Source_20_Text"><text:span text:style-name="T188">class Pair{</text:span></text:span></text:p>
      <text:p text:style-name="P87"><text:span text:style-name="Source_20_Text"><text:span text:style-name="T188"><text:s text:c="4"/>int node;</text:span></text:span></text:p>
      <text:p text:style-name="P87"><text:span text:style-name="Source_20_Text"><text:span text:style-name="T188"><text:s text:c="4"/>long d;</text:span></text:span></text:p>
      <text:p text:style-name="P87"><text:span text:style-name="Source_20_Text"><text:span text:style-name="T188"><text:s text:c="4"/>Pair(){</text:span></text:span></text:p>
      <text:p text:style-name="P87"/>
      <text:p text:style-name="P87"><text:span text:style-name="Source_20_Text"><text:span text:style-name="T188"><text:s text:c="4"/>}</text:span></text:span></text:p>
      <text:p text:style-name="P87"><text:span text:style-name="Source_20_Text"><text:span text:style-name="T188"><text:s text:c="4"/>Pair(int node, long d){</text:span></text:span></text:p>
      <text:p text:style-name="P87"><text:span text:style-name="Source_20_Text"><text:span text:style-name="T188"><text:s text:c="8"/>this.node=node;</text:span></text:span></text:p>
      <text:p text:style-name="P87"><text:span text:style-name="Source_20_Text"><text:span text:style-name="T188"><text:s text:c="8"/>this.d=d;</text:span></text:span></text:p>
      <text:p text:style-name="P87"><text:span text:style-name="Source_20_Text"><text:span text:style-name="T188"><text:s text:c="4"/>}</text:span></text:span></text:p>
      <text:p text:style-name="P79"><text:span text:style-name="Source_20_Text"><text:span text:style-name="T188">}</text:span></text:span></text:p>
      <text:p text:style-name="P193"><text:span text:style-name="Strong_20_Emphasis"><text:span text:style-name="T284">Question 26:</text:span></text:span></text:p>
      <text:p text:style-name="P193"><text:a xlink:type="simple" xlink:href="https://leetcode.com/problems/find-the-city-with-the-smallest-number-of-neighbors-at-a-threshold-distance/" text:style-name="Internet_20_link" text:visited-style-name="Visited_20_Internet_20_Link"><text:span text:style-name="Strong_20_Emphasis"><text:span text:style-name="T284">1334. Find the City With the Smallest Number of Neighbors at a Threshold Distance</text:span></text:span></text:a></text:p>
      <text:p text:style-name="P193"><text:span text:style-name="Strong_20_Emphasis"><text:span text:style-name="T284">There are </text:span></text:span><text:span text:style-name="Strong_20_Emphasis"><text:span text:style-name="Source_20_Text"><text:span text:style-name="T285">n</text:span></text:span></text:span><text:span text:style-name="Strong_20_Emphasis"><text:span text:style-name="T284"> cities numbered from </text:span></text:span><text:span text:style-name="Strong_20_Emphasis"><text:span text:style-name="Source_20_Text"><text:span text:style-name="T285">0</text:span></text:span></text:span><text:span text:style-name="Strong_20_Emphasis"><text:span text:style-name="T284"> to </text:span></text:span><text:span text:style-name="Strong_20_Emphasis"><text:span text:style-name="Source_20_Text"><text:span text:style-name="T285">n-1</text:span></text:span></text:span><text:span text:style-name="Strong_20_Emphasis"><text:span text:style-name="T284">. Given the array </text:span></text:span><text:span text:style-name="Strong_20_Emphasis"><text:span text:style-name="Source_20_Text"><text:span text:style-name="T285">edges</text:span></text:span></text:span><text:span text:style-name="Strong_20_Emphasis"><text:span text:style-name="T284"> where </text:span></text:span><text:span text:style-name="Strong_20_Emphasis"><text:span text:style-name="Source_20_Text"><text:span text:style-name="T285">edges[i] = [from</text:span></text:span></text:span><text:span text:style-name="Strong_20_Emphasis"><text:span text:style-name="Source_20_Text"><text:span text:style-name="T284">i</text:span></text:span></text:span><text:span text:style-name="Strong_20_Emphasis"><text:span text:style-name="Source_20_Text"><text:span text:style-name="T285">, to</text:span></text:span></text:span><text:span text:style-name="Strong_20_Emphasis"><text:span text:style-name="Source_20_Text"><text:span text:style-name="T284">i</text:span></text:span></text:span><text:span text:style-name="Strong_20_Emphasis"><text:span text:style-name="Source_20_Text"><text:span text:style-name="T285">, weight</text:span></text:span></text:span><text:span text:style-name="Strong_20_Emphasis"><text:span text:style-name="Source_20_Text"><text:span text:style-name="T284">i</text:span></text:span></text:span><text:span text:style-name="Strong_20_Emphasis"><text:span text:style-name="Source_20_Text"><text:span text:style-name="T285">]</text:span></text:span></text:span><text:span text:style-name="Strong_20_Emphasis"><text:span text:style-name="T284"> represents a bidirectional and weighted edge between cities </text:span></text:span><text:span text:style-name="Strong_20_Emphasis"><text:span text:style-name="Source_20_Text"><text:span text:style-name="T285">from</text:span></text:span></text:span><text:span text:style-name="Strong_20_Emphasis"><text:span text:style-name="Source_20_Text"><text:span text:style-name="T284">i</text:span></text:span></text:span><text:span text:style-name="Strong_20_Emphasis"><text:span text:style-name="T284"> and </text:span></text:span><text:span text:style-name="Strong_20_Emphasis"><text:span text:style-name="Source_20_Text"><text:span text:style-name="T285">to</text:span></text:span></text:span><text:span text:style-name="Strong_20_Emphasis"><text:span text:style-name="Source_20_Text"><text:span text:style-name="T284">i</text:span></text:span></text:span><text:span text:style-name="Strong_20_Emphasis"><text:span text:style-name="T284">, and given the integer </text:span></text:span><text:span text:style-name="Strong_20_Emphasis"><text:span text:style-name="Source_20_Text"><text:span text:style-name="T285">distanceThreshold</text:span></text:span></text:span><text:span text:style-name="Strong_20_Emphasis"><text:span text:style-name="T284">.</text:span></text:span></text:p>
      <text:p text:style-name="P88">Return the city with the smallest number of cities that are reachable through some path and whose distance is <text:span text:style-name="Strong_20_Emphasis"><text:span text:style-name="T188">at most</text:span></text:span> <text:span text:style-name="Source_20_Text"><text:span text:style-name="T236">distanceThreshold</text:span></text:span>, If there are multiple such cities, return the city with the greatest number.</text:p>
      <text:p text:style-name="P88">Notice that the distance of a path connecting cities <text:span text:style-name="Emphasis"><text:span text:style-name="Strong_20_Emphasis"><text:span text:style-name="T188">i</text:span></text:span></text:span> and <text:span text:style-name="Emphasis"><text:span text:style-name="Strong_20_Emphasis"><text:span text:style-name="T188">j</text:span></text:span></text:span> is equal to the sum of the edges' weights along that path.</text:p>
      <text:p text:style-name="P194"><text:line-break/><text:span text:style-name="Strong_20_Emphasis"><text:span text:style-name="T284">Example 1:</text:span></text:span></text:p>
      <text:p text:style-name="P192"><text:span text:style-name="Strong_20_Emphasis"><text:span text:style-name="T284">Input: n = 4, edges = [[0,1,3],[1,2,1],[1,3,4],[2,3,1]], distanceThreshold = 4</text:span></text:span></text:p>
      <text:p text:style-name="P192"><text:span text:style-name="Strong_20_Emphasis"><text:span text:style-name="T284">Output: 3</text:span></text:span></text:p>
      <text:p text:style-name="P192"><text:span text:style-name="Strong_20_Emphasis"><text:span text:style-name="T284"/></text:span></text:p>
      <text:p text:style-name="P194"><text:span text:style-name="Strong_20_Emphasis"><text:span text:style-name="T284">Ans:</text:span></text:span></text:p>
      <text:p text:style-name="P192"><text:span text:style-name="Source_20_Text"><text:span text:style-name="T284">class Solution {</text:span></text:span></text:p>
      <text:p text:style-name="P87"><text:span text:style-name="Source_20_Text"><text:span text:style-name="T188"><text:s text:c="4"/>public int findTheCity(int n, int[][] edges, int distanceThreshold) {</text:span></text:span></text:p>
      <text:p text:style-name="P87"><text:span text:style-name="Source_20_Text"><text:span text:style-name="T188"><text:s text:c="8"/>int costs[][] = getCosts(edges, n);</text:span></text:span></text:p>
      <text:p text:style-name="P87"/>
      <text:p text:style-name="P87"><text:span text:style-name="Source_20_Text"><text:span text:style-name="T188"><text:s text:c="8"/>//Floyd warshall algo to get the min cost </text:span></text:span></text:p>
      <text:p text:style-name="P87"><text:span text:style-name="Source_20_Text"><text:span text:style-name="T188"><text:s text:c="8"/>//of visiting each node from every other node.</text:span></text:span></text:p>
      <text:p text:style-name="P87"><text:span text:style-name="Source_20_Text"><text:span text:style-name="T188"><text:s text:c="8"/>for (int k=0; k&lt;n; k++) { //for every intermdiate node.</text:span></text:span></text:p>
      <text:p text:style-name="P87"><text:span text:style-name="Source_20_Text"><text:span text:style-name="T188"><text:s text:c="12"/>for (int i=0; i&lt;n; i++) { //for every source node.</text:span></text:span></text:p>
      <text:p text:style-name="P87"><text:span text:style-name="Source_20_Text"><text:span text:style-name="T188"><text:s text:c="16"/>for (int j=0; j&lt;n; j++) {//for every destination node.</text:span></text:span></text:p>
      <text:p text:style-name="P87"><text:span text:style-name="Source_20_Text"><text:span text:style-name="T188"><text:s text:c="20"/>if (costs[i][k] != Integer.MAX_VALUE &amp;&amp; costs[k][j] != Integer.MAX_VALUE) {</text:span></text:span></text:p>
      <text:p text:style-name="P87"><text:soft-page-break/><text:span text:style-name="Source_20_Text"><text:span text:style-name="T188"><text:s text:c="24"/>costs[i][j] = Math.min(costs[i][j],</text:span></text:span></text:p>
      <text:p text:style-name="P87"><text:span text:style-name="Source_20_Text"><text:span text:style-name="T188"><text:s text:c="28"/>costs[i][k] + costs[k][j] <text:s text:c="3"/></text:span></text:span></text:p>
      <text:p text:style-name="P87"><text:span text:style-name="Source_20_Text"><text:span text:style-name="T188"><text:s text:c="24"/>);</text:span></text:span></text:p>
      <text:p text:style-name="P87"><text:span text:style-name="Source_20_Text"><text:span text:style-name="T188"><text:s text:c="20"/>}</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
      <text:p text:style-name="P87"><text:span text:style-name="Source_20_Text"><text:span text:style-name="T188"><text:s text:c="8"/>//Find the city with highest no. and least </text:span></text:span></text:p>
      <text:p text:style-name="P87"><text:span text:style-name="Source_20_Text"><text:span text:style-name="T188"><text:s text:c="8"/>//no. of cities within threshold distance.</text:span></text:span></text:p>
      <text:p text:style-name="P87"><text:span text:style-name="Source_20_Text"><text:span text:style-name="T188"><text:s text:c="8"/>List&lt;List&lt;Integer&gt;&gt; connectedCities = new ArrayList&lt;&gt;();</text:span></text:span></text:p>
      <text:p text:style-name="P87"><text:span text:style-name="Source_20_Text"><text:span text:style-name="T188"><text:s text:c="8"/>for (int i=0; i&lt;n; i++) {</text:span></text:span></text:p>
      <text:p text:style-name="P87"><text:span text:style-name="Source_20_Text"><text:span text:style-name="T188"><text:s text:c="12"/>connectedCities.add(new ArrayList&lt;&gt;());</text:span></text:span></text:p>
      <text:p text:style-name="P87"><text:span text:style-name="Source_20_Text"><text:span text:style-name="T188"><text:s text:c="8"/>}</text:span></text:span></text:p>
      <text:p text:style-name="P87"/>
      <text:p text:style-name="P87"><text:span text:style-name="Source_20_Text"><text:span text:style-name="T188"><text:s text:c="8"/>int minCitiesIndex = Integer.MAX_VALUE;</text:span></text:span></text:p>
      <text:p text:style-name="P87"><text:span text:style-name="Source_20_Text"><text:span text:style-name="T188"><text:s text:c="8"/>int minSize = Integer.MAX_VALUE;</text:span></text:span></text:p>
      <text:p text:style-name="P87"><text:span text:style-name="Source_20_Text"><text:span text:style-name="T188"><text:s text:c="8"/>for (int i=0; i&lt;n; i++) {</text:span></text:span></text:p>
      <text:p text:style-name="P87"><text:span text:style-name="Source_20_Text"><text:span text:style-name="T188"><text:s text:c="12"/>for (int j=0; j&lt;n; j++) {</text:span></text:span></text:p>
      <text:p text:style-name="P87"><text:span text:style-name="Source_20_Text"><text:span text:style-name="T188"><text:s text:c="16"/>//i and j are not same city, </text:span></text:span></text:p>
      <text:p text:style-name="P87"><text:span text:style-name="Source_20_Text"><text:span text:style-name="T188"><text:s text:c="16"/>//are connected but with a distance </text:span></text:span></text:p>
      <text:p text:style-name="P87"><text:span text:style-name="Source_20_Text"><text:span text:style-name="T188"><text:s text:c="16"/>//lesser than threshold.</text:span></text:span></text:p>
      <text:p text:style-name="P87"><text:span text:style-name="Source_20_Text"><text:span text:style-name="T188"><text:s text:c="16"/>if (i != j &amp;&amp; costs[i][j] != Integer.MAX_VALUE &amp;&amp; costs[i][j] &lt;= distanceThreshold) {</text:span></text:span></text:p>
      <text:p text:style-name="P87"><text:span text:style-name="Source_20_Text"><text:span text:style-name="T188"><text:s text:c="20"/>connectedCities.get(i).add(j);</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12"/>int currSize = connectedCities.get(i).size();</text:span></text:span></text:p>
      <text:p text:style-name="P87"><text:span text:style-name="Source_20_Text"><text:span text:style-name="T188"><text:s text:c="12"/>//if curr city has lesser no. of under threshold</text:span></text:span></text:p>
      <text:p text:style-name="P87"><text:span text:style-name="Source_20_Text"><text:span text:style-name="T188"><text:s text:c="12"/>//distance connected cities, update the answer.</text:span></text:span></text:p>
      <text:p text:style-name="P87"><text:span text:style-name="Source_20_Text"><text:span text:style-name="T188"><text:s text:c="12"/>if (currSize &lt;= minSize) {</text:span></text:span></text:p>
      <text:p text:style-name="P87"><text:span text:style-name="Source_20_Text"><text:span text:style-name="T188"><text:s text:c="16"/>minSize = currSize;</text:span></text:span></text:p>
      <text:p text:style-name="P87"><text:span text:style-name="Source_20_Text"><text:span text:style-name="T188"><text:s text:c="16"/>minCitiesIndex = i;</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
      <text:p text:style-name="P87"><text:span text:style-name="Source_20_Text"><text:span text:style-name="T188"><text:s text:c="8"/>return minCitiesIndex;</text:span></text:span></text:p>
      <text:p text:style-name="P87"><text:span text:style-name="Source_20_Text"><text:span text:style-name="T188"><text:s text:c="4"/>}</text:span></text:span></text:p>
      <text:p text:style-name="P87"/>
      <text:p text:style-name="P87"><text:span text:style-name="Source_20_Text"><text:span text:style-name="T188"><text:s text:c="4"/>//Costs array.</text:span></text:span></text:p>
      <text:p text:style-name="P87"><text:span text:style-name="Source_20_Text"><text:span text:style-name="T188"><text:s text:c="4"/>//Gives cost of visiting every other node from each node.</text:span></text:span></text:p>
      <text:p text:style-name="P87"><text:span text:style-name="Source_20_Text"><text:span text:style-name="T188"><text:s text:c="4"/>private int[][] getCosts(int[][] edges, int n) {</text:span></text:span></text:p>
      <text:p text:style-name="P87"><text:span text:style-name="Source_20_Text"><text:span text:style-name="T188"><text:s text:c="8"/>int costs[][] = new int[n][n];</text:span></text:span></text:p>
      <text:p text:style-name="P87"><text:span text:style-name="Source_20_Text"><text:span text:style-name="T188"><text:s text:c="8"/></text:span></text:span></text:p>
      <text:p text:style-name="P87"><text:span text:style-name="Source_20_Text"><text:span text:style-name="T188"><text:s text:c="8"/>for (int i=0; i&lt;n; i++) {</text:span></text:span></text:p>
      <text:p text:style-name="P87"><text:span text:style-name="Source_20_Text"><text:span text:style-name="T188"><text:s text:c="12"/>for (int j=0; j&lt;n; j++) {</text:span></text:span></text:p>
      <text:p text:style-name="P87"><text:span text:style-name="Source_20_Text"><text:span text:style-name="T188"><text:s text:c="16"/>if (i==j) costs[i][j] = 0;</text:span></text:span></text:p>
      <text:p text:style-name="P87"><text:span text:style-name="Source_20_Text"><text:span text:style-name="T188"><text:s text:c="16"/>else costs[i][j] = Integer.MAX_VALUE;</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
      <text:p text:style-name="P87"><text:span text:style-name="Source_20_Text"><text:span text:style-name="T188"><text:s text:c="8"/>for (int[] edge: edges) {</text:span></text:span></text:p>
      <text:p text:style-name="P87"><text:span text:style-name="Source_20_Text"><text:span text:style-name="T188"><text:s text:c="12"/>int u = edge[0];</text:span></text:span></text:p>
      <text:p text:style-name="P87"><text:span text:style-name="Source_20_Text"><text:span text:style-name="T188"><text:s text:c="12"/>int v = edge[1];</text:span></text:span></text:p>
      <text:p text:style-name="P87"><text:span text:style-name="Source_20_Text"><text:span text:style-name="T188"><text:s text:c="12"/>int cost = edge[2];</text:span></text:span></text:p>
      <text:p text:style-name="P87"/>
      <text:p text:style-name="P87"><text:span text:style-name="Source_20_Text"><text:span text:style-name="T188"><text:s text:c="12"/>costs[u][v] = cost;</text:span></text:span></text:p>
      <text:p text:style-name="P87"><text:span text:style-name="Source_20_Text"><text:span text:style-name="T188"><text:s text:c="12"/>costs[v][u] = cost;</text:span></text:span></text:p>
      <text:p text:style-name="P87"><text:span text:style-name="Source_20_Text"><text:span text:style-name="T188"><text:s text:c="8"/>}</text:span></text:span></text:p>
      <text:p text:style-name="P87"><text:soft-page-break/></text:p>
      <text:p text:style-name="P87"><text:span text:style-name="Source_20_Text"><text:span text:style-name="T188"><text:s text:c="8"/>return costs;</text:span></text:span></text:p>
      <text:p text:style-name="P87"><text:span text:style-name="Source_20_Text"><text:span text:style-name="T188"><text:s text:c="4"/>}</text:span></text:span></text:p>
      <text:p text:style-name="P79"><text:span text:style-name="Source_20_Text"><text:span text:style-name="T188">}</text:span></text:span></text:p>
      <text:p text:style-name="P194"><text:line-break/></text:p>
      <text:p text:style-name="P147">Question 27:</text:p>
      <text:h text:style-name="P65" text:outline-level="3">Shortest path in Undirected Graph having unit distance</text:h>
      <text:p text:style-name="P20">You are given an Undirected Graph having unit weight, Find the shortest path from src to all the vertex and if it is unreachable to reach any vertex, then return -1 for that vertex.</text:p>
      <text:p text:style-name="P194"><text:line-break/><text:span text:style-name="T59">Input:</text:span></text:p>
      <text:p text:style-name="P18">n = 9, m= 10</text:p>
      <text:p text:style-name="P18">edges=[[0,1],[0,3],[3,4],[4 ,5]</text:p>
      <text:p text:style-name="P18">,[5, 6],[1,2],[2,6],[6,7],[7,8],[6,8]] </text:p>
      <text:p text:style-name="P18">src=0</text:p>
      <text:p text:style-name="P18">Output:</text:p>
      <text:p text:style-name="P17">0 1 2 1 2 3 3 4 4</text:p>
      <text:p text:style-name="P194"><text:line-break/><text:span text:style-name="T284">Ans:</text:span></text:p>
      <text:p text:style-name="P34"><text:bookmark text:name="codePrettyPrint5"/><text:span text:style-name="T221">class</text:span><text:span text:style-name="T214"> pair </text:span><text:span text:style-name="T234">{</text:span></text:p>
      <text:p text:style-name="P37"><text:span text:style-name="T208"><text:s text:c="4"/></text:span><text:span text:style-name="T217">int</text:span><text:span text:style-name="T210"> idx</text:span><text:span text:style-name="T230">;</text:span></text:p>
      <text:p text:style-name="P37"><text:span text:style-name="T208"><text:s text:c="4"/></text:span><text:span text:style-name="T217">int</text:span><text:span text:style-name="T210"> dis</text:span><text:span text:style-name="T230">;</text:span></text:p>
      <text:p text:style-name="P38"><text:s text:c="4"/></text:p>
      <text:p text:style-name="P37"><text:span text:style-name="T208"><text:s text:c="4"/></text:span><text:span text:style-name="T210">pair</text:span><text:span text:style-name="T230">(</text:span><text:span text:style-name="T217">int</text:span><text:span text:style-name="T210"> idx</text:span><text:span text:style-name="T230">,</text:span><text:span text:style-name="T217">int</text:span><text:span text:style-name="T210"> dis</text:span><text:span text:style-name="T230">){</text:span></text:p>
      <text:p text:style-name="P37"><text:span text:style-name="T208"><text:s text:c="8"/></text:span><text:span text:style-name="T217">this</text:span><text:span text:style-name="T230">.</text:span><text:span text:style-name="T210">idx </text:span><text:span text:style-name="T230">=</text:span><text:span text:style-name="T210"> idx</text:span><text:span text:style-name="T230">;</text:span></text:p>
      <text:p text:style-name="P37"><text:span text:style-name="T208"><text:s text:c="8"/></text:span><text:span text:style-name="T217">this</text:span><text:span text:style-name="T230">.</text:span><text:span text:style-name="T210">dis </text:span><text:span text:style-name="T230">=</text:span><text:span text:style-name="T210"> dis</text:span><text:span text:style-name="T230">;</text:span></text:p>
      <text:p text:style-name="P37"><text:span text:style-name="T208"><text:s text:c="4"/></text:span><text:span text:style-name="T230">}</text:span></text:p>
      <text:p text:style-name="P43">}</text:p>
      <text:p text:style-name="P31"><text:span text:style-name="T215">class</text:span><text:span text:style-name="T208"> </text:span><text:span text:style-name="T222">Solution</text:span><text:span text:style-name="T208"> </text:span><text:span text:style-name="T228">{</text:span></text:p>
      <text:p text:style-name="P38"><text:s text:c="4"/></text:p>
      <text:p text:style-name="P37"><text:span text:style-name="T208"><text:s text:c="4"/></text:span><text:span text:style-name="T217">public</text:span><text:span text:style-name="T210"> </text:span><text:span text:style-name="T217">int</text:span><text:span text:style-name="T230">[]</text:span><text:span text:style-name="T210"> shortestPath</text:span><text:span text:style-name="T230">(</text:span><text:span text:style-name="T217">int</text:span><text:span text:style-name="T230">[][]</text:span><text:span text:style-name="T210"> edges</text:span><text:span text:style-name="T230">,</text:span><text:span text:style-name="T217">int</text:span><text:span text:style-name="T210"> n</text:span><text:span text:style-name="T230">,</text:span><text:span text:style-name="T217">int</text:span><text:span text:style-name="T210"> m </text:span><text:span text:style-name="T230">,</text:span><text:span text:style-name="T217">int</text:span><text:span text:style-name="T210"> src</text:span><text:span text:style-name="T230">)</text:span><text:span text:style-name="T210"> </text:span><text:span text:style-name="T230">{</text:span></text:p>
      <text:p text:style-name="P38"><text:s text:c="8"/></text:p>
      <text:p text:style-name="P37"><text:span text:style-name="T208"><text:s text:c="8"/></text:span><text:span text:style-name="T224">ArrayList</text:span><text:span text:style-name="T230">&lt;</text:span><text:span text:style-name="T224">ArrayList</text:span><text:span text:style-name="T230">&lt;</text:span><text:span text:style-name="T224">Integer</text:span><text:span text:style-name="T230">&gt;&gt;</text:span><text:span text:style-name="T210">adj </text:span><text:span text:style-name="T230">=</text:span><text:span text:style-name="T210"> </text:span><text:span text:style-name="T217">new</text:span><text:span text:style-name="T210"> </text:span><text:span text:style-name="T224">ArrayList</text:span><text:span text:style-name="T230">&lt;&gt;();</text:span></text:p>
      <text:p text:style-name="P38"><text:s text:c="8"/></text:p>
      <text:p text:style-name="P37"><text:span text:style-name="T208"><text:s text:c="8"/></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i</text:span><text:span text:style-name="T230">&lt;</text:span><text:span text:style-name="T210">n</text:span><text:span text:style-name="T230">;</text:span><text:span text:style-name="T210">i</text:span><text:span text:style-name="T230">++){</text:span></text:p>
      <text:p text:style-name="P37"><text:span text:style-name="T208"><text:s text:c="12"/></text:span><text:span text:style-name="T210">adj</text:span><text:span text:style-name="T230">.</text:span><text:span text:style-name="T217">add</text:span><text:span text:style-name="T230">(</text:span><text:span text:style-name="T217">new</text:span><text:span text:style-name="T210"> </text:span><text:span text:style-name="T224">ArrayList</text:span><text:span text:style-name="T230">&lt;&gt;());</text:span></text:p>
      <text:p text:style-name="P37"><text:span text:style-name="T208"><text:s text:c="8"/></text:span><text:span text:style-name="T230">}</text:span></text:p>
      <text:p text:style-name="P38"><text:s text:c="8"/></text:p>
      <text:p text:style-name="P37"><text:span text:style-name="T208"><text:s text:c="8"/></text:span><text:span text:style-name="T235">// created an adjacency list </text:span></text:p>
      <text:p text:style-name="P37"><text:span text:style-name="T208"><text:s text:c="8"/></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i</text:span><text:span text:style-name="T230">&lt;</text:span><text:span text:style-name="T210">m</text:span><text:span text:style-name="T230">;</text:span><text:span text:style-name="T210">i</text:span><text:span text:style-name="T230">++){</text:span></text:p>
      <text:p text:style-name="P37"><text:soft-page-break/><text:span text:style-name="T208"><text:s text:c="12"/></text:span><text:span text:style-name="T210">adj</text:span><text:span text:style-name="T230">.</text:span><text:span text:style-name="T217">get</text:span><text:span text:style-name="T230">(</text:span><text:span text:style-name="T210">edges</text:span><text:span text:style-name="T230">[</text:span><text:span text:style-name="T210">i</text:span><text:span text:style-name="T230">][</text:span><text:span text:style-name="T224">0</text:span><text:span text:style-name="T230">]).</text:span><text:span text:style-name="T217">add</text:span><text:span text:style-name="T230">(</text:span><text:span text:style-name="T210">edges</text:span><text:span text:style-name="T230">[</text:span><text:span text:style-name="T210">i</text:span><text:span text:style-name="T230">][</text:span><text:span text:style-name="T224">1</text:span><text:span text:style-name="T230">]);</text:span></text:p>
      <text:p text:style-name="P37"><text:span text:style-name="T208"><text:s text:c="12"/></text:span><text:span text:style-name="T210">adj</text:span><text:span text:style-name="T230">.</text:span><text:span text:style-name="T217">get</text:span><text:span text:style-name="T230">(</text:span><text:span text:style-name="T210">edges</text:span><text:span text:style-name="T230">[</text:span><text:span text:style-name="T210">i</text:span><text:span text:style-name="T230">][</text:span><text:span text:style-name="T224">1</text:span><text:span text:style-name="T230">]).</text:span><text:span text:style-name="T217">add</text:span><text:span text:style-name="T230">(</text:span><text:span text:style-name="T210">edges</text:span><text:span text:style-name="T230">[</text:span><text:span text:style-name="T210">i</text:span><text:span text:style-name="T230">][</text:span><text:span text:style-name="T224">0</text:span><text:span text:style-name="T230">]);</text:span></text:p>
      <text:p text:style-name="P37"><text:span text:style-name="T208"><text:s text:c="8"/></text:span><text:span text:style-name="T230">}</text:span><text:span text:style-name="T210"> <text:s text:c="2"/></text:span></text:p>
      <text:p text:style-name="P37"><text:span text:style-name="T208"><text:s text:c="12"/></text:span><text:span text:style-name="T235">// we will use BFS here </text:span></text:p>
      <text:p text:style-name="P37"><text:span text:style-name="T208"><text:s text:c="12"/></text:span><text:span text:style-name="T224">Queue</text:span><text:span text:style-name="T240">&lt;pair&gt;</text:span><text:span text:style-name="T210"> q </text:span><text:span text:style-name="T230">=</text:span><text:span text:style-name="T210"> </text:span><text:span text:style-name="T217">new</text:span><text:span text:style-name="T210"> </text:span><text:span text:style-name="T224">LinkedList</text:span><text:span text:style-name="T230">&lt;&gt;();</text:span></text:p>
      <text:p text:style-name="P37"><text:span text:style-name="T208"><text:s text:c="12"/></text:span><text:span text:style-name="T210">q</text:span><text:span text:style-name="T230">.</text:span><text:span text:style-name="T217">add</text:span><text:span text:style-name="T230">(</text:span><text:span text:style-name="T217">new</text:span><text:span text:style-name="T210"> pair</text:span><text:span text:style-name="T230">(</text:span><text:span text:style-name="T210">src</text:span><text:span text:style-name="T230">,</text:span><text:span text:style-name="T224">0</text:span><text:span text:style-name="T230">));</text:span></text:p>
      <text:p text:style-name="P38"><text:s text:c="12"/></text:p>
      <text:p text:style-name="P37"><text:span text:style-name="T208"><text:s text:c="12"/></text:span><text:span text:style-name="T235">// here is the distance array </text:span></text:p>
      <text:p text:style-name="P37"><text:span text:style-name="T208"><text:s text:c="12"/></text:span><text:span text:style-name="T217">int</text:span><text:span text:style-name="T210"> distance</text:span><text:span text:style-name="T230">[]</text:span><text:span text:style-name="T210"> </text:span><text:span text:style-name="T230">=</text:span><text:span text:style-name="T210"> </text:span><text:span text:style-name="T217">new</text:span><text:span text:style-name="T210"> </text:span><text:span text:style-name="T217">int</text:span><text:span text:style-name="T230">[</text:span><text:span text:style-name="T210">n</text:span><text:span text:style-name="T230">];</text:span></text:p>
      <text:p text:style-name="P38"><text:s text:c="12"/></text:p>
      <text:p text:style-name="P37"><text:span text:style-name="T208"><text:s text:c="12"/></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i</text:span><text:span text:style-name="T230">&lt;</text:span><text:span text:style-name="T210">n</text:span><text:span text:style-name="T230">;</text:span><text:span text:style-name="T210">i</text:span><text:span text:style-name="T230">++){</text:span></text:p>
      <text:p text:style-name="P37"><text:span text:style-name="T208"><text:s text:c="16"/></text:span><text:span text:style-name="T210">distance</text:span><text:span text:style-name="T230">[</text:span><text:span text:style-name="T210">i</text:span><text:span text:style-name="T230">]</text:span><text:span text:style-name="T210"> </text:span><text:span text:style-name="T230">=</text:span><text:span text:style-name="T210"> </text:span><text:span text:style-name="T230">(</text:span><text:span text:style-name="T217">int</text:span><text:span text:style-name="T230">)</text:span><text:span text:style-name="T224">1e9</text:span><text:span text:style-name="T230">;</text:span></text:p>
      <text:p text:style-name="P37"><text:span text:style-name="T208"><text:s text:c="12"/></text:span><text:span text:style-name="T230">}</text:span></text:p>
      <text:p text:style-name="P38"><text:s text:c="12"/></text:p>
      <text:p text:style-name="P38"><text:s text:c="12"/></text:p>
      <text:p text:style-name="P37"><text:span text:style-name="T208"><text:s text:c="12"/></text:span><text:span text:style-name="T217">while</text:span><text:span text:style-name="T230">(!</text:span><text:span text:style-name="T210">q</text:span><text:span text:style-name="T230">.</text:span><text:span text:style-name="T210">isEmpty</text:span><text:span text:style-name="T230">()){</text:span><text:span text:style-name="T210"> <text:s text:c="13"/></text:span></text:p>
      <text:p text:style-name="P37"><text:span text:style-name="T208"><text:s text:c="16"/></text:span><text:span text:style-name="T217">int</text:span><text:span text:style-name="T210"> edge <text:s/></text:span><text:span text:style-name="T230">=</text:span><text:span text:style-name="T210"> q</text:span><text:span text:style-name="T230">.</text:span><text:span text:style-name="T210">peek</text:span><text:span text:style-name="T230">().</text:span><text:span text:style-name="T210">idx</text:span><text:span text:style-name="T230">;</text:span></text:p>
      <text:p text:style-name="P37"><text:span text:style-name="T208"><text:s text:c="16"/></text:span><text:span text:style-name="T217">int</text:span><text:span text:style-name="T210"> wt </text:span><text:span text:style-name="T230">=</text:span><text:span text:style-name="T210"> q</text:span><text:span text:style-name="T230">.</text:span><text:span text:style-name="T210">peek</text:span><text:span text:style-name="T230">().</text:span><text:span text:style-name="T210">dis</text:span><text:span text:style-name="T230">;</text:span></text:p>
      <text:p text:style-name="P37"><text:span text:style-name="T208"><text:s text:c="16"/></text:span><text:span text:style-name="T210">q</text:span><text:span text:style-name="T230">.</text:span><text:span text:style-name="T210">poll</text:span><text:span text:style-name="T230">();</text:span></text:p>
      <text:p text:style-name="P38"><text:s text:c="18"/></text:p>
      <text:p text:style-name="P37"><text:span text:style-name="T208"><text:s text:c="18"/></text:span><text:span text:style-name="T217">if</text:span><text:span text:style-name="T230">(</text:span><text:span text:style-name="T210">distance</text:span><text:span text:style-name="T230">[</text:span><text:span text:style-name="T210">edge</text:span><text:span text:style-name="T230">]</text:span><text:span text:style-name="T210"> </text:span><text:span text:style-name="T230">==</text:span><text:span text:style-name="T210"> </text:span><text:span text:style-name="T224">1e9</text:span><text:span text:style-name="T230">)</text:span></text:p>
      <text:p text:style-name="P37"><text:span text:style-name="T208"><text:s text:c="24"/></text:span><text:span text:style-name="T210">distance</text:span><text:span text:style-name="T230">[</text:span><text:span text:style-name="T210">edge</text:span><text:span text:style-name="T230">]</text:span><text:span text:style-name="T210"> </text:span><text:span text:style-name="T230">=</text:span><text:span text:style-name="T210"> wt</text:span><text:span text:style-name="T230">;</text:span><text:span text:style-name="T210"> </text:span></text:p>
      <text:p text:style-name="P38"><text:s text:c="16"/></text:p>
      <text:p text:style-name="P37"><text:span text:style-name="T208"><text:s text:c="16"/></text:span><text:span text:style-name="T217">for</text:span><text:span text:style-name="T230">(</text:span><text:span text:style-name="T217">int</text:span><text:span text:style-name="T210"> it</text:span><text:span text:style-name="T230">:</text:span><text:span text:style-name="T210">adj</text:span><text:span text:style-name="T230">.</text:span><text:span text:style-name="T217">get</text:span><text:span text:style-name="T230">(</text:span><text:span text:style-name="T210">edge</text:span><text:span text:style-name="T230">)){</text:span></text:p>
      <text:p text:style-name="P37"><text:span text:style-name="T208"><text:s text:c="20"/></text:span><text:span text:style-name="T217">if</text:span><text:span text:style-name="T230">(</text:span><text:span text:style-name="T210">distance</text:span><text:span text:style-name="T230">[</text:span><text:span text:style-name="T210">it</text:span><text:span text:style-name="T230">]</text:span><text:span text:style-name="T210"> </text:span><text:span text:style-name="T230">==</text:span><text:span text:style-name="T210"> </text:span><text:span text:style-name="T224">1e9</text:span><text:span text:style-name="T230">)</text:span><text:span text:style-name="T210"> </text:span></text:p>
      <text:p text:style-name="P37"><text:span text:style-name="T208"><text:s text:c="24"/></text:span><text:span text:style-name="T210">q</text:span><text:span text:style-name="T230">.</text:span><text:span text:style-name="T217">add</text:span><text:span text:style-name="T230">(</text:span><text:span text:style-name="T217">new</text:span><text:span text:style-name="T210"> pair</text:span><text:span text:style-name="T230">(</text:span><text:span text:style-name="T210">it</text:span><text:span text:style-name="T230">,</text:span><text:span text:style-name="T210">wt</text:span><text:span text:style-name="T230">+</text:span><text:span text:style-name="T224">1</text:span><text:span text:style-name="T230">));</text:span></text:p>
      <text:p text:style-name="P37"><text:span text:style-name="T208"><text:s text:c="16"/></text:span><text:span text:style-name="T230">}</text:span></text:p>
      <text:p text:style-name="P37"><text:span text:style-name="T208"><text:s text:c="12"/></text:span><text:span text:style-name="T230">}</text:span></text:p>
      <text:p text:style-name="P38"><text:s text:c="12"/></text:p>
      <text:p text:style-name="P37"><text:span text:style-name="T208"><text:s text:c="12"/></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i</text:span><text:span text:style-name="T230">&lt;</text:span><text:span text:style-name="T210">n</text:span><text:span text:style-name="T230">;</text:span><text:span text:style-name="T210">i</text:span><text:span text:style-name="T230">++){</text:span></text:p>
      <text:p text:style-name="P37"><text:span text:style-name="T208"><text:s text:c="16"/></text:span><text:span text:style-name="T217">if</text:span><text:span text:style-name="T230">(</text:span><text:span text:style-name="T210">distance</text:span><text:span text:style-name="T230">[</text:span><text:span text:style-name="T210">i</text:span><text:span text:style-name="T230">]</text:span><text:span text:style-name="T210"> </text:span><text:span text:style-name="T230">==</text:span><text:span text:style-name="T210"> </text:span><text:span text:style-name="T224">1e9</text:span><text:span text:style-name="T230">)</text:span></text:p>
      <text:p text:style-name="P37"><text:span text:style-name="T208"><text:s text:c="20"/></text:span><text:span text:style-name="T210">distance</text:span><text:span text:style-name="T230">[</text:span><text:span text:style-name="T210">i</text:span><text:span text:style-name="T230">]</text:span><text:span text:style-name="T210"> </text:span><text:span text:style-name="T230">=</text:span><text:span text:style-name="T210"> </text:span><text:span text:style-name="T230">-</text:span><text:span text:style-name="T224">1</text:span><text:span text:style-name="T230">;</text:span></text:p>
      <text:p text:style-name="P37"><text:span text:style-name="T208"><text:s text:c="12"/></text:span><text:span text:style-name="T230">}</text:span></text:p>
      <text:p text:style-name="P38"><text:s text:c="8"/></text:p>
      <text:p text:style-name="P37"><text:span text:style-name="T208"><text:s text:c="8"/></text:span><text:span text:style-name="T217">return</text:span><text:span text:style-name="T210"> distance</text:span><text:span text:style-name="T230">;</text:span></text:p>
      <text:p text:style-name="P37"><text:span text:style-name="T208"><text:s text:c="4"/></text:span><text:span text:style-name="T230">}</text:span></text:p>
      <text:p text:style-name="P42">}</text:p>
      <text:p text:style-name="P147">Question 28:</text:p>
      <text:h text:style-name="P65" text:outline-level="3">Shortest path in Directed Acyclic Graph</text:h>
      <text:p text:style-name="P194"><text:span text:style-name="T279"><text:line-break/></text:span><text:span text:style-name="T57">Given a Directed Acyclic Graph of N vertices from 0 to N-1 and a 2D Integer array(or vector) edges[ ][ ] of length M, where there is a directed edge from edge[i][0] to edge[i][1] with a distance of edge[i][2] for all i.</text:span></text:p>
      <text:p text:style-name="P81"><text:span text:style-name="T57">Find the </text:span><text:span text:style-name="Strong_20_Emphasis"><text:span text:style-name="T65">shortest</text:span></text:span><text:span text:style-name="T57"> path from </text:span><text:span text:style-name="Strong_20_Emphasis"><text:span text:style-name="T65">src(0) </text:span></text:span><text:span text:style-name="T57">vertex to all the vertices and if it is impossible to reach any vertex, then return </text:span><text:span text:style-name="Strong_20_Emphasis"><text:span text:style-name="T65">-1</text:span></text:span><text:span text:style-name="T57"> for that vertex.</text:span></text:p>
      <text:p text:style-name="P192"><text:span text:style-name="Strong_20_Emphasis"><text:span text:style-name="T65">Input:</text:span></text:span></text:p>
      <text:p text:style-name="P18"><text:soft-page-break/>N = 4, M = 2</text:p>
      <text:p text:style-name="P18">edge = [[0,1,2],[0,2,1]]</text:p>
      <text:p text:style-name="P83"><text:span text:style-name="Strong_20_Emphasis"><text:span text:style-name="T65">Output:</text:span></text:span></text:p>
      <text:p text:style-name="P17">0 2 1 -1</text:p>
      <text:p text:style-name="P196">Ans:</text:p>
      <text:p text:style-name="P35"><text:bookmark text:name="codePrettyPrint6"/><text:span text:style-name="T215">class</text:span><text:span text:style-name="T208"> </text:span><text:span text:style-name="T222">AdjNode</text:span><text:span text:style-name="T228">{</text:span></text:p>
      <text:p text:style-name="P37"><text:span text:style-name="T208"><text:s text:c="4"/></text:span><text:span text:style-name="T217">int</text:span><text:span text:style-name="T210"> node</text:span><text:span text:style-name="T230">;</text:span></text:p>
      <text:p text:style-name="P37"><text:span text:style-name="T208"><text:s text:c="4"/></text:span><text:span text:style-name="T217">int</text:span><text:span text:style-name="T210"> wt</text:span><text:span text:style-name="T230">;</text:span></text:p>
      <text:p text:style-name="P37"><text:span text:style-name="T208"><text:s text:c="4"/></text:span><text:span text:style-name="T224">AdjNode</text:span><text:span text:style-name="T230">(</text:span><text:span text:style-name="T217">int</text:span><text:span text:style-name="T210"> node</text:span><text:span text:style-name="T230">,</text:span><text:span text:style-name="T217">int</text:span><text:span text:style-name="T210"> wt</text:span><text:span text:style-name="T230">){</text:span></text:p>
      <text:p text:style-name="P37"><text:span text:style-name="T208"><text:s text:c="8"/></text:span><text:span text:style-name="T217">this</text:span><text:span text:style-name="T230">.</text:span><text:span text:style-name="T210">node</text:span><text:span text:style-name="T230">=</text:span><text:span text:style-name="T210">node</text:span><text:span text:style-name="T230">;</text:span></text:p>
      <text:p text:style-name="P37"><text:span text:style-name="T208"><text:s text:c="8"/></text:span><text:span text:style-name="T217">this</text:span><text:span text:style-name="T230">.</text:span><text:span text:style-name="T210">wt</text:span><text:span text:style-name="T230">=</text:span><text:span text:style-name="T210">wt</text:span><text:span text:style-name="T230">;</text:span></text:p>
      <text:p text:style-name="P37"><text:span text:style-name="T208"><text:s text:c="4"/></text:span><text:span text:style-name="T230">}</text:span></text:p>
      <text:p text:style-name="P43">}</text:p>
      <text:p text:style-name="P31"><text:span text:style-name="T215">class</text:span><text:span text:style-name="T208"> </text:span><text:span text:style-name="T222">Solution</text:span><text:span text:style-name="T208"> </text:span><text:span text:style-name="T228">{</text:span></text:p>
      <text:p text:style-name="P78"/>
      <text:p text:style-name="P37"><text:span text:style-name="T208"><text:s text:c="8"/></text:span><text:span text:style-name="T217">public</text:span><text:span text:style-name="T210"> </text:span><text:span text:style-name="T217">int</text:span><text:span text:style-name="T230">[]</text:span><text:span text:style-name="T210"> shortestPath</text:span><text:span text:style-name="T230">(</text:span><text:span text:style-name="T217">int</text:span><text:span text:style-name="T210"> N</text:span><text:span text:style-name="T230">,</text:span><text:span text:style-name="T217">int</text:span><text:span text:style-name="T210"> M</text:span><text:span text:style-name="T230">,</text:span><text:span text:style-name="T210"> </text:span><text:span text:style-name="T217">int</text:span><text:span text:style-name="T230">[][]</text:span><text:span text:style-name="T210"> edges</text:span><text:span text:style-name="T230">)</text:span><text:span text:style-name="T210"> </text:span><text:span text:style-name="T230">{</text:span></text:p>
      <text:p text:style-name="P37"><text:span text:style-name="T208"><text:s text:c="16"/></text:span><text:span text:style-name="T224">List</text:span><text:span text:style-name="T230">&lt;</text:span><text:span text:style-name="T224">ArrayList</text:span><text:span text:style-name="T230">&lt;</text:span><text:span text:style-name="T224">AdjNode</text:span><text:span text:style-name="T230">&gt;&gt;</text:span><text:span text:style-name="T210"> adj</text:span><text:span text:style-name="T230">=</text:span><text:span text:style-name="T217">new</text:span><text:span text:style-name="T210"> </text:span><text:span text:style-name="T224">ArrayList</text:span><text:span text:style-name="T230">&lt;&gt;();</text:span></text:p>
      <text:p text:style-name="P37"><text:span text:style-name="T208"><text:s text:c="16"/></text:span><text:span text:style-name="T217">int</text:span><text:span text:style-name="T230">[]</text:span><text:span text:style-name="T210"> indeg</text:span><text:span text:style-name="T230">=</text:span><text:span text:style-name="T217">new</text:span><text:span text:style-name="T210"> </text:span><text:span text:style-name="T217">int</text:span><text:span text:style-name="T230">[</text:span><text:span text:style-name="T210">N</text:span><text:span text:style-name="T230">];</text:span></text:p>
      <text:p text:style-name="P37"><text:span text:style-name="T208"><text:s text:c="16"/></text:span><text:span text:style-name="T217">int</text:span><text:span text:style-name="T230">[]</text:span><text:span text:style-name="T210"> shortDist</text:span><text:span text:style-name="T230">=</text:span><text:span text:style-name="T217">new</text:span><text:span text:style-name="T210"> </text:span><text:span text:style-name="T217">int</text:span><text:span text:style-name="T230">[</text:span><text:span text:style-name="T210">N</text:span><text:span text:style-name="T230">];</text:span></text:p>
      <text:p text:style-name="P37"><text:span text:style-name="T208"><text:s text:c="16"/></text:span><text:span text:style-name="T217">int</text:span><text:span text:style-name="T230">[]</text:span><text:span text:style-name="T210"> vis</text:span><text:span text:style-name="T230">=</text:span><text:span text:style-name="T217">new</text:span><text:span text:style-name="T210"> </text:span><text:span text:style-name="T217">int</text:span><text:span text:style-name="T230">[</text:span><text:span text:style-name="T210">N</text:span><text:span text:style-name="T230">];</text:span></text:p>
      <text:p text:style-name="P37"><text:span text:style-name="T208"><text:s text:c="16"/></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i</text:span><text:span text:style-name="T230">&lt;</text:span><text:span text:style-name="T210">N</text:span><text:span text:style-name="T230">;</text:span><text:span text:style-name="T210">i</text:span><text:span text:style-name="T230">++){</text:span></text:p>
      <text:p text:style-name="P37"><text:span text:style-name="T208"><text:s text:c="20"/></text:span><text:span text:style-name="T210">adj</text:span><text:span text:style-name="T230">.</text:span><text:span text:style-name="T217">add</text:span><text:span text:style-name="T230">(</text:span><text:span text:style-name="T217">new</text:span><text:span text:style-name="T210"> </text:span><text:span text:style-name="T224">ArrayList</text:span><text:span text:style-name="T230">&lt;&gt;());</text:span></text:p>
      <text:p text:style-name="P37"><text:span text:style-name="T208"><text:s text:c="20"/></text:span><text:span text:style-name="T217">if</text:span><text:span text:style-name="T230">(</text:span><text:span text:style-name="T210">i</text:span><text:span text:style-name="T230">&gt;</text:span><text:span text:style-name="T224">0</text:span><text:span text:style-name="T230">){</text:span></text:p>
      <text:p text:style-name="P37"><text:span text:style-name="T208"><text:s text:c="24"/></text:span><text:span text:style-name="T210">shortDist</text:span><text:span text:style-name="T230">[</text:span><text:span text:style-name="T210">i</text:span><text:span text:style-name="T230">]=</text:span><text:span text:style-name="T224">Integer</text:span><text:span text:style-name="T230">.</text:span><text:span text:style-name="T210">MAX_VALUE</text:span><text:span text:style-name="T230">;</text:span></text:p>
      <text:p text:style-name="P37"><text:span text:style-name="T208"><text:s text:c="20"/></text:span><text:span text:style-name="T230">}</text:span></text:p>
      <text:p text:style-name="P38"><text:s text:c="20"/></text:p>
      <text:p text:style-name="P37"><text:span text:style-name="T208"><text:s text:c="16"/></text:span><text:span text:style-name="T230">}</text:span></text:p>
      <text:p text:style-name="P37"><text:span text:style-name="T208"><text:s text:c="16"/></text:span><text:span text:style-name="T210">shortDist</text:span><text:span text:style-name="T230">[</text:span><text:span text:style-name="T224">0</text:span><text:span text:style-name="T230">]=</text:span><text:span text:style-name="T224">0</text:span><text:span text:style-name="T230">;</text:span></text:p>
      <text:p text:style-name="P37"><text:span text:style-name="T208"><text:s text:c="16"/></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i</text:span><text:span text:style-name="T230">&lt;</text:span><text:span text:style-name="T210">M</text:span><text:span text:style-name="T230">;</text:span><text:span text:style-name="T210">i</text:span><text:span text:style-name="T230">++){</text:span></text:p>
      <text:p text:style-name="P37"><text:span text:style-name="T208"><text:s text:c="20"/></text:span><text:span text:style-name="T217">int</text:span><text:span text:style-name="T230">[]</text:span><text:span text:style-name="T210"> info</text:span><text:span text:style-name="T230">=</text:span><text:span text:style-name="T210">edges</text:span><text:span text:style-name="T230">[</text:span><text:span text:style-name="T210">i</text:span><text:span text:style-name="T230">];</text:span></text:p>
      <text:p text:style-name="P37"><text:span text:style-name="T208"><text:s text:c="20"/></text:span><text:span text:style-name="T224">AdjNode</text:span><text:span text:style-name="T210"> nd</text:span><text:span text:style-name="T230">=</text:span><text:span text:style-name="T217">new</text:span><text:span text:style-name="T210"> </text:span><text:span text:style-name="T224">AdjNode</text:span><text:span text:style-name="T230">(</text:span><text:span text:style-name="T210">info</text:span><text:span text:style-name="T230">[</text:span><text:span text:style-name="T224">1</text:span><text:span text:style-name="T230">],</text:span><text:span text:style-name="T210">info</text:span><text:span text:style-name="T230">[</text:span><text:span text:style-name="T224">2</text:span><text:span text:style-name="T230">]);</text:span></text:p>
      <text:p text:style-name="P37"><text:span text:style-name="T208"><text:s text:c="20"/></text:span><text:span text:style-name="T210">adj</text:span><text:span text:style-name="T230">.</text:span><text:span text:style-name="T217">get</text:span><text:span text:style-name="T230">(</text:span><text:span text:style-name="T210">info</text:span><text:span text:style-name="T230">[</text:span><text:span text:style-name="T224">0</text:span><text:span text:style-name="T230">]).</text:span><text:span text:style-name="T217">add</text:span><text:span text:style-name="T230">(</text:span><text:span text:style-name="T210">nd</text:span><text:span text:style-name="T230">);</text:span></text:p>
      <text:p text:style-name="P37"><text:span text:style-name="T208"><text:s text:c="20"/></text:span><text:span text:style-name="T210">indeg</text:span><text:span text:style-name="T230">[</text:span><text:span text:style-name="T210">info</text:span><text:span text:style-name="T230">[</text:span><text:span text:style-name="T224">1</text:span><text:span text:style-name="T230">]]+=</text:span><text:span text:style-name="T224">1</text:span><text:span text:style-name="T230">;</text:span></text:p>
      <text:p text:style-name="P37"><text:span text:style-name="T208"><text:s text:c="16"/></text:span><text:span text:style-name="T230">}</text:span></text:p>
      <text:p text:style-name="P37"><text:span text:style-name="T208"><text:s text:c="16"/></text:span><text:span text:style-name="T224">Queue</text:span><text:span text:style-name="T230">&lt;</text:span><text:span text:style-name="T224">Integer</text:span><text:span text:style-name="T230">&gt;</text:span><text:span text:style-name="T210"> queue</text:span><text:span text:style-name="T230">=</text:span><text:span text:style-name="T217">new</text:span><text:span text:style-name="T210"> </text:span><text:span text:style-name="T224">LinkedList</text:span><text:span text:style-name="T230">&lt;&gt;();</text:span></text:p>
      <text:p text:style-name="P37"><text:span text:style-name="T208"><text:s text:c="16"/></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i</text:span><text:span text:style-name="T230">&lt;</text:span><text:span text:style-name="T210">N</text:span><text:span text:style-name="T230">;</text:span><text:span text:style-name="T210">i</text:span><text:span text:style-name="T230">++){</text:span></text:p>
      <text:p text:style-name="P37"><text:span text:style-name="T208"><text:s text:c="20"/></text:span><text:span text:style-name="T217">if</text:span><text:span text:style-name="T230">(</text:span><text:span text:style-name="T210">indeg</text:span><text:span text:style-name="T230">[</text:span><text:span text:style-name="T210">i</text:span><text:span text:style-name="T230">]==</text:span><text:span text:style-name="T224">0</text:span><text:span text:style-name="T230">){</text:span></text:p>
      <text:p text:style-name="P37"><text:span text:style-name="T208"><text:s text:c="24"/></text:span><text:span text:style-name="T210">queue</text:span><text:span text:style-name="T230">.</text:span><text:span text:style-name="T217">add</text:span><text:span text:style-name="T230">(</text:span><text:span text:style-name="T210">i</text:span><text:span text:style-name="T230">);</text:span></text:p>
      <text:p text:style-name="P37"><text:span text:style-name="T208"><text:s text:c="20"/></text:span><text:span text:style-name="T230">}</text:span></text:p>
      <text:p text:style-name="P37"><text:span text:style-name="T208"><text:s text:c="16"/></text:span><text:span text:style-name="T230">}</text:span></text:p>
      <text:p text:style-name="P37"><text:span text:style-name="T208"><text:s text:c="16"/></text:span><text:span text:style-name="T217">boolean</text:span><text:span text:style-name="T210"> start</text:span><text:span text:style-name="T230">=</text:span><text:span text:style-name="T217">false</text:span><text:span text:style-name="T230">;</text:span></text:p>
      <text:p text:style-name="P37"><text:span text:style-name="T208"><text:s text:c="16"/></text:span><text:span text:style-name="T217">while</text:span><text:span text:style-name="T230">(!</text:span><text:span text:style-name="T210">queue</text:span><text:span text:style-name="T230">.</text:span><text:span text:style-name="T210">isEmpty</text:span><text:span text:style-name="T230">()){</text:span></text:p>
      <text:p text:style-name="P37"><text:span text:style-name="T208"><text:s text:c="20"/></text:span><text:span text:style-name="T217">int</text:span><text:span text:style-name="T210"> p</text:span><text:span text:style-name="T230">=</text:span><text:span text:style-name="T210">queue</text:span><text:span text:style-name="T230">.</text:span><text:span text:style-name="T210">peek</text:span><text:span text:style-name="T230">();</text:span></text:p>
      <text:p text:style-name="P37"><text:span text:style-name="T208"><text:s text:c="20"/></text:span><text:span text:style-name="T210">queue</text:span><text:span text:style-name="T230">.</text:span><text:span text:style-name="T217">remove</text:span><text:span text:style-name="T230">();</text:span></text:p>
      <text:p text:style-name="P37"><text:span text:style-name="T208"><text:s text:c="18"/></text:span><text:span text:style-name="T235">// <text:s/>System.out.println(p);</text:span></text:p>
      <text:p text:style-name="P37"><text:span text:style-name="T208"><text:s text:c="20"/></text:span><text:span text:style-name="T217">if</text:span><text:span text:style-name="T230">(</text:span><text:span text:style-name="T210">p</text:span><text:span text:style-name="T230">==</text:span><text:span text:style-name="T224">0</text:span><text:span text:style-name="T230">){</text:span></text:p>
      <text:p text:style-name="P37"><text:span text:style-name="T208"><text:s text:c="24"/></text:span><text:span text:style-name="T210">start</text:span><text:span text:style-name="T230">=</text:span><text:span text:style-name="T217">true</text:span><text:span text:style-name="T230">;</text:span></text:p>
      <text:p text:style-name="P37"><text:span text:style-name="T208"><text:s text:c="20"/></text:span><text:span text:style-name="T230">}</text:span></text:p>
      <text:p text:style-name="P38"><text:s text:c="20"/></text:p>
      <text:p text:style-name="P37"><text:soft-page-break/><text:span text:style-name="T208"><text:s text:c="20"/></text:span><text:span text:style-name="T217">for</text:span><text:span text:style-name="T230">(</text:span><text:span text:style-name="T224">AdjNode</text:span><text:span text:style-name="T210"> ad</text:span><text:span text:style-name="T230">:</text:span><text:span text:style-name="T210">adj</text:span><text:span text:style-name="T230">.</text:span><text:span text:style-name="T217">get</text:span><text:span text:style-name="T230">(</text:span><text:span text:style-name="T210">p</text:span><text:span text:style-name="T230">)){</text:span></text:p>
      <text:p text:style-name="P37"><text:span text:style-name="T208"><text:s text:c="24"/></text:span><text:span text:style-name="T210">indeg</text:span><text:span text:style-name="T230">[</text:span><text:span text:style-name="T210">ad</text:span><text:span text:style-name="T230">.</text:span><text:span text:style-name="T210">node</text:span><text:span text:style-name="T230">]-=</text:span><text:span text:style-name="T224">1</text:span><text:span text:style-name="T230">;</text:span></text:p>
      <text:p text:style-name="P37"><text:span text:style-name="T208"><text:s text:c="24"/></text:span><text:span text:style-name="T217">if</text:span><text:span text:style-name="T230">(</text:span><text:span text:style-name="T210">indeg</text:span><text:span text:style-name="T230">[</text:span><text:span text:style-name="T210">ad</text:span><text:span text:style-name="T230">.</text:span><text:span text:style-name="T210">node</text:span><text:span text:style-name="T230">]==</text:span><text:span text:style-name="T224">0</text:span><text:span text:style-name="T230">){</text:span></text:p>
      <text:p text:style-name="P37"><text:span text:style-name="T208"><text:s text:c="28"/></text:span><text:span text:style-name="T210">queue</text:span><text:span text:style-name="T230">.</text:span><text:span text:style-name="T217">add</text:span><text:span text:style-name="T230">(</text:span><text:span text:style-name="T210">ad</text:span><text:span text:style-name="T230">.</text:span><text:span text:style-name="T210">node</text:span><text:span text:style-name="T230">);</text:span></text:p>
      <text:p text:style-name="P37"><text:span text:style-name="T208"><text:s text:c="24"/></text:span><text:span text:style-name="T230">}</text:span></text:p>
      <text:p text:style-name="P37"><text:span text:style-name="T208"><text:s text:c="24"/></text:span><text:span text:style-name="T217">if</text:span><text:span text:style-name="T230">(</text:span><text:span text:style-name="T210">start </text:span><text:span text:style-name="T230">&amp;&amp;</text:span><text:span text:style-name="T210"> shortDist</text:span><text:span text:style-name="T230">[</text:span><text:span text:style-name="T210">p</text:span><text:span text:style-name="T230">]!=</text:span><text:span text:style-name="T224">Integer</text:span><text:span text:style-name="T230">.</text:span><text:span text:style-name="T210">MAX_VALUE</text:span><text:span text:style-name="T230">){</text:span></text:p>
      <text:p text:style-name="P38"><text:s text:c="28"/></text:p>
      <text:p text:style-name="P37"><text:span text:style-name="T208"><text:s text:c="27"/></text:span><text:span text:style-name="T210">shortDist</text:span><text:span text:style-name="T230">[</text:span><text:span text:style-name="T210">ad</text:span><text:span text:style-name="T230">.</text:span><text:span text:style-name="T210">node</text:span><text:span text:style-name="T230">]=</text:span><text:span text:style-name="T224">Math</text:span><text:span text:style-name="T230">.</text:span><text:span text:style-name="T210">min</text:span><text:span text:style-name="T230">(</text:span><text:span text:style-name="T210">shortDist</text:span><text:span text:style-name="T230">[</text:span><text:span text:style-name="T210">ad</text:span><text:span text:style-name="T230">.</text:span><text:span text:style-name="T210">node</text:span><text:span text:style-name="T230">],</text:span><text:span text:style-name="T210">ad</text:span><text:span text:style-name="T230">.</text:span><text:span text:style-name="T210">wt</text:span><text:span text:style-name="T230">+</text:span><text:span text:style-name="T210">shortDist</text:span><text:span text:style-name="T230">[</text:span><text:span text:style-name="T210">p</text:span><text:span text:style-name="T230">]);</text:span><text:span text:style-name="T210"> </text:span></text:p>
      <text:p text:style-name="P37"><text:span text:style-name="T208"><text:s text:c="24"/></text:span><text:span text:style-name="T230">}</text:span></text:p>
      <text:p text:style-name="P37"><text:span text:style-name="T208"><text:s text:c="22"/></text:span><text:span text:style-name="T235">// <text:s/>System.out.print(ad.node+":"+shortDist[ad.node]+" ");</text:span></text:p>
      <text:p text:style-name="P38"><text:s text:c="22"/></text:p>
      <text:p text:style-name="P37"><text:span text:style-name="T208"><text:s text:c="20"/></text:span><text:span text:style-name="T230">}</text:span></text:p>
      <text:p text:style-name="P37"><text:span text:style-name="T208"><text:s text:c="18"/></text:span><text:span text:style-name="T235">// <text:s/>System.out.println();</text:span></text:p>
      <text:p text:style-name="P38"><text:s text:c="20"/></text:p>
      <text:p text:style-name="P37"><text:span text:style-name="T208"><text:s text:c="16"/></text:span><text:span text:style-name="T230">}</text:span></text:p>
      <text:p text:style-name="P37"><text:span text:style-name="T208"><text:s text:c="16"/></text:span><text:span text:style-name="T217">for</text:span><text:span text:style-name="T230">(</text:span><text:span text:style-name="T217">int</text:span><text:span text:style-name="T210"> i</text:span><text:span text:style-name="T230">=</text:span><text:span text:style-name="T224">0</text:span><text:span text:style-name="T230">;</text:span><text:span text:style-name="T210">i</text:span><text:span text:style-name="T230">&lt;</text:span><text:span text:style-name="T210">N</text:span><text:span text:style-name="T230">;</text:span><text:span text:style-name="T210">i</text:span><text:span text:style-name="T230">++){</text:span></text:p>
      <text:p text:style-name="P37"><text:span text:style-name="T208"><text:s text:c="20"/></text:span><text:span text:style-name="T217">if</text:span><text:span text:style-name="T230">(</text:span><text:span text:style-name="T210">shortDist</text:span><text:span text:style-name="T230">[</text:span><text:span text:style-name="T210">i</text:span><text:span text:style-name="T230">]==</text:span><text:span text:style-name="T224">Integer</text:span><text:span text:style-name="T230">.</text:span><text:span text:style-name="T210">MAX_VALUE</text:span><text:span text:style-name="T230">){</text:span></text:p>
      <text:p text:style-name="P37"><text:span text:style-name="T208"><text:s text:c="24"/></text:span><text:span text:style-name="T210">shortDist</text:span><text:span text:style-name="T230">[</text:span><text:span text:style-name="T210">i</text:span><text:span text:style-name="T230">]=-</text:span><text:span text:style-name="T224">1</text:span><text:span text:style-name="T230">;</text:span></text:p>
      <text:p text:style-name="P37"><text:span text:style-name="T208"><text:s text:c="20"/></text:span><text:span text:style-name="T230">}</text:span></text:p>
      <text:p text:style-name="P37"><text:span text:style-name="T208"><text:s text:c="16"/></text:span><text:span text:style-name="T230">}</text:span></text:p>
      <text:p text:style-name="P37"><text:span text:style-name="T208"><text:s text:c="16"/></text:span><text:span text:style-name="T217">return</text:span><text:span text:style-name="T210"> shortDist</text:span><text:span text:style-name="T230">;</text:span></text:p>
      <text:p text:style-name="P38"><text:s text:c="16"/></text:p>
      <text:p text:style-name="P38"><text:s text:c="16"/></text:p>
      <text:p text:style-name="P37"><text:span text:style-name="T208"><text:s text:c="8"/></text:span><text:span text:style-name="T230">}</text:span></text:p>
      <text:p text:style-name="P42">}</text:p>
      <text:p text:style-name="P196">Question 29:</text:p>
      <text:h text:style-name="P63" text:outline-level="3">Minimum Multiplications to reach End</text:h>
      <text:p text:style-name="P196"><text:span text:style-name="T57">Given </text:span><text:span text:style-name="Strong_20_Emphasis"><text:span text:style-name="T65">start</text:span></text:span><text:span text:style-name="T57">, </text:span><text:span text:style-name="Strong_20_Emphasis"><text:span text:style-name="T65">end</text:span></text:span><text:span text:style-name="T57"> and an array </text:span><text:span text:style-name="Strong_20_Emphasis"><text:span text:style-name="T65">arr</text:span></text:span><text:span text:style-name="T57"> of </text:span><text:span text:style-name="Strong_20_Emphasis"><text:span text:style-name="T65">n</text:span></text:span><text:span text:style-name="T57"> numbers. At each step, </text:span><text:span text:style-name="Strong_20_Emphasis"><text:span text:style-name="T65">start</text:span></text:span><text:span text:style-name="T57"> is multiplied with any number in the array and then mod operation with </text:span><text:span text:style-name="Strong_20_Emphasis"><text:span text:style-name="T65">100000</text:span></text:span><text:span text:style-name="T57"> is done to get the new start.</text:span></text:p>
      <text:p text:style-name="P81"><text:span text:style-name="T57">Your task is to find the minimum steps in which </text:span><text:span text:style-name="Strong_20_Emphasis"><text:span text:style-name="T65">end</text:span></text:span><text:span text:style-name="T57"> can be achieved starting from </text:span><text:span text:style-name="Strong_20_Emphasis"><text:span text:style-name="T65">start</text:span></text:span><text:span text:style-name="T57">. If it is not possible to reach </text:span><text:span text:style-name="Strong_20_Emphasis"><text:span text:style-name="T65">end</text:span></text:span><text:span text:style-name="T57">, then return </text:span><text:span text:style-name="Strong_20_Emphasis"><text:span text:style-name="T65">-1</text:span></text:span><text:span text:style-name="T57">.</text:span></text:p>
      <text:p text:style-name="P21">example:</text:p>
      <text:p text:style-name="P21"/>
      <text:p text:style-name="P195"><text:span text:style-name="Strong_20_Emphasis"><text:span text:style-name="T65">Input:</text:span></text:span></text:p>
      <text:p text:style-name="P18">arr[] = {2, 5, 7}</text:p>
      <text:p text:style-name="P18">start = 3, end = 30</text:p>
      <text:p text:style-name="P83"><text:span text:style-name="Strong_20_Emphasis"><text:span text:style-name="T65">Output:</text:span></text:span></text:p>
      <text:p text:style-name="P17">2</text:p>
      <text:p text:style-name="P196">Ans:</text:p>
      <text:p text:style-name="P35"><text:bookmark text:name="codePrettyPrint7"/><text:span text:style-name="T215">class</text:span><text:span text:style-name="T208"> </text:span><text:span text:style-name="T222">Solution</text:span><text:span text:style-name="T208"> </text:span><text:span text:style-name="T228">{</text:span></text:p>
      <text:p text:style-name="P37"><text:span text:style-name="T208"><text:s text:c="4"/></text:span><text:span text:style-name="T217">class</text:span><text:span text:style-name="T210"> </text:span><text:span text:style-name="T224">Pair</text:span><text:span text:style-name="T230">{</text:span></text:p>
      <text:p text:style-name="P37"><text:soft-page-break/><text:span text:style-name="T208"><text:s text:c="8"/></text:span><text:span text:style-name="T217">int</text:span><text:span text:style-name="T210"> first</text:span><text:span text:style-name="T230">;</text:span></text:p>
      <text:p text:style-name="P37"><text:span text:style-name="T208"><text:s text:c="8"/></text:span><text:span text:style-name="T217">int</text:span><text:span text:style-name="T210"> second</text:span><text:span text:style-name="T230">;</text:span></text:p>
      <text:p text:style-name="P37"><text:span text:style-name="T208"><text:s text:c="8"/></text:span><text:span text:style-name="T224">Pair</text:span><text:span text:style-name="T230">(</text:span><text:span text:style-name="T217">int</text:span><text:span text:style-name="T210"> first </text:span><text:span text:style-name="T230">,</text:span><text:span text:style-name="T210"> </text:span><text:span text:style-name="T217">int</text:span><text:span text:style-name="T210"> second</text:span><text:span text:style-name="T230">){</text:span></text:p>
      <text:p text:style-name="P37"><text:span text:style-name="T208"><text:s text:c="12"/></text:span><text:span text:style-name="T217">this</text:span><text:span text:style-name="T230">.</text:span><text:span text:style-name="T210">first </text:span><text:span text:style-name="T230">=</text:span><text:span text:style-name="T210"> first</text:span><text:span text:style-name="T230">;</text:span></text:p>
      <text:p text:style-name="P37"><text:span text:style-name="T208"><text:s text:c="12"/></text:span><text:span text:style-name="T217">this</text:span><text:span text:style-name="T230">.</text:span><text:span text:style-name="T210">second </text:span><text:span text:style-name="T230">=</text:span><text:span text:style-name="T210"> second</text:span><text:span text:style-name="T230">;</text:span></text:p>
      <text:p text:style-name="P37"><text:span text:style-name="T208"><text:s text:c="8"/></text:span><text:span text:style-name="T230">}</text:span></text:p>
      <text:p text:style-name="P37"><text:span text:style-name="T208"><text:s text:c="4"/></text:span><text:span text:style-name="T230">}</text:span></text:p>
      <text:p text:style-name="P37"><text:span text:style-name="T208"><text:s text:c="4"/></text:span><text:span text:style-name="T217">int</text:span><text:span text:style-name="T210"> minimumMultiplications</text:span><text:span text:style-name="T230">(</text:span><text:span text:style-name="T217">int</text:span><text:span text:style-name="T230">[]</text:span><text:span text:style-name="T210"> arr</text:span><text:span text:style-name="T230">,</text:span><text:span text:style-name="T210"> </text:span><text:span text:style-name="T217">int</text:span><text:span text:style-name="T210"> start</text:span><text:span text:style-name="T230">,</text:span><text:span text:style-name="T210"> </text:span><text:span text:style-name="T217">int</text:span><text:span text:style-name="T210"> </text:span><text:span text:style-name="T217">end</text:span><text:span text:style-name="T230">)</text:span><text:span text:style-name="T210"> </text:span><text:span text:style-name="T230">{</text:span></text:p>
      <text:p text:style-name="P78"/>
      <text:p text:style-name="P37"><text:span text:style-name="T208"><text:s text:c="8"/></text:span><text:span text:style-name="T235">// Your code here</text:span></text:p>
      <text:p text:style-name="P37"><text:span text:style-name="T208"><text:s text:c="8"/></text:span><text:span text:style-name="T217">if</text:span><text:span text:style-name="T230">(</text:span><text:span text:style-name="T210">start </text:span><text:span text:style-name="T230">==</text:span><text:span text:style-name="T210"> </text:span><text:span text:style-name="T217">end</text:span><text:span text:style-name="T230">)</text:span><text:span text:style-name="T210"> </text:span><text:span text:style-name="T217">return</text:span><text:span text:style-name="T210"> </text:span><text:span text:style-name="T224">0</text:span><text:span text:style-name="T230">;</text:span></text:p>
      <text:p text:style-name="P37"><text:span text:style-name="T208"><text:s text:c="8"/></text:span><text:span text:style-name="T224">Queue</text:span><text:span text:style-name="T210"> </text:span><text:span text:style-name="T230">&lt;</text:span><text:span text:style-name="T224">Pair</text:span><text:span text:style-name="T230">&gt;</text:span><text:span text:style-name="T210"> q </text:span><text:span text:style-name="T230">=</text:span><text:span text:style-name="T210"> </text:span><text:span text:style-name="T217">new</text:span><text:span text:style-name="T210"> </text:span><text:span text:style-name="T224">LinkedList</text:span><text:span text:style-name="T230">&lt;&gt;();</text:span></text:p>
      <text:p text:style-name="P37"><text:span text:style-name="T208"><text:s text:c="8"/></text:span><text:span text:style-name="T210">q</text:span><text:span text:style-name="T230">.</text:span><text:span text:style-name="T210">offer</text:span><text:span text:style-name="T230">(</text:span><text:span text:style-name="T217">new</text:span><text:span text:style-name="T210"> </text:span><text:span text:style-name="T224">Pair</text:span><text:span text:style-name="T230">(</text:span><text:span text:style-name="T210">start </text:span><text:span text:style-name="T230">,</text:span><text:span text:style-name="T210"> </text:span><text:span text:style-name="T224">0</text:span><text:span text:style-name="T230">));</text:span></text:p>
      <text:p text:style-name="P37"><text:span text:style-name="T208"><text:s text:c="8"/></text:span><text:span text:style-name="T217">int</text:span><text:span text:style-name="T210"> </text:span><text:span text:style-name="T230">[]</text:span><text:span text:style-name="T210"> steps </text:span><text:span text:style-name="T230">=</text:span><text:span text:style-name="T210"> </text:span><text:span text:style-name="T217">new</text:span><text:span text:style-name="T210"> </text:span><text:span text:style-name="T217">int</text:span><text:span text:style-name="T230">[</text:span><text:span text:style-name="T224">100000</text:span><text:span text:style-name="T230">];</text:span></text:p>
      <text:p text:style-name="P37"><text:span text:style-name="T208"><text:s text:c="8"/></text:span><text:span text:style-name="T224">Arrays</text:span><text:span text:style-name="T230">.</text:span><text:span text:style-name="T210">fill</text:span><text:span text:style-name="T230">(</text:span><text:span text:style-name="T210">steps </text:span><text:span text:style-name="T230">,</text:span><text:span text:style-name="T210"> </text:span><text:span text:style-name="T230">(</text:span><text:span text:style-name="T217">int</text:span><text:span text:style-name="T230">)</text:span><text:span text:style-name="T224">1e9</text:span><text:span text:style-name="T230">);</text:span></text:p>
      <text:p text:style-name="P37"><text:span text:style-name="T208"><text:s text:c="8"/></text:span><text:span text:style-name="T210">steps</text:span><text:span text:style-name="T230">[</text:span><text:span text:style-name="T210">start</text:span><text:span text:style-name="T230">]</text:span><text:span text:style-name="T210"> </text:span><text:span text:style-name="T230">=</text:span><text:span text:style-name="T210"> </text:span><text:span text:style-name="T224">0</text:span><text:span text:style-name="T230">;</text:span></text:p>
      <text:p text:style-name="P37"><text:span text:style-name="T208"><text:s text:c="8"/></text:span><text:span text:style-name="T217">int</text:span><text:span text:style-name="T210"> mod </text:span><text:span text:style-name="T230">=</text:span><text:span text:style-name="T210"> </text:span><text:span text:style-name="T224">100000</text:span><text:span text:style-name="T230">;</text:span></text:p>
      <text:p text:style-name="P37"><text:span text:style-name="T208"><text:s text:c="8"/></text:span><text:span text:style-name="T217">int</text:span><text:span text:style-name="T210"> n </text:span><text:span text:style-name="T230">=</text:span><text:span text:style-name="T210"> arr</text:span><text:span text:style-name="T230">.</text:span><text:span text:style-name="T210">length</text:span><text:span text:style-name="T230">;</text:span></text:p>
      <text:p text:style-name="P37"><text:span text:style-name="T208"><text:s text:c="8"/></text:span><text:span text:style-name="T217">while</text:span><text:span text:style-name="T230">(!</text:span><text:span text:style-name="T210">q</text:span><text:span text:style-name="T230">.</text:span><text:span text:style-name="T210">isEmpty</text:span><text:span text:style-name="T230">()){</text:span></text:p>
      <text:p text:style-name="P37"><text:span text:style-name="T208"><text:s text:c="12"/></text:span><text:span text:style-name="T217">int</text:span><text:span text:style-name="T210"> node </text:span><text:span text:style-name="T230">=</text:span><text:span text:style-name="T210"> q</text:span><text:span text:style-name="T230">.</text:span><text:span text:style-name="T210">peek</text:span><text:span text:style-name="T230">().</text:span><text:span text:style-name="T210">first</text:span><text:span text:style-name="T230">;</text:span></text:p>
      <text:p text:style-name="P37"><text:span text:style-name="T208"><text:s text:c="12"/></text:span><text:span text:style-name="T217">int</text:span><text:span text:style-name="T210"> step </text:span><text:span text:style-name="T230">=</text:span><text:span text:style-name="T210"> q</text:span><text:span text:style-name="T230">.</text:span><text:span text:style-name="T210">peek</text:span><text:span text:style-name="T230">().</text:span><text:span text:style-name="T210">second</text:span><text:span text:style-name="T230">;</text:span></text:p>
      <text:p text:style-name="P37"><text:span text:style-name="T208"><text:s text:c="12"/></text:span><text:span text:style-name="T210">q</text:span><text:span text:style-name="T230">.</text:span><text:span text:style-name="T210">poll</text:span><text:span text:style-name="T230">();</text:span></text:p>
      <text:p text:style-name="P37"><text:span text:style-name="T208"><text:s text:c="12"/></text:span><text:span text:style-name="T217">for</text:span><text:span text:style-name="T230">(</text:span><text:span text:style-name="T217">int</text:span><text:span text:style-name="T210"> i </text:span><text:span text:style-name="T230">=</text:span><text:span text:style-name="T210"> </text:span><text:span text:style-name="T224">0</text:span><text:span text:style-name="T210"> </text:span><text:span text:style-name="T230">;</text:span><text:span text:style-name="T210"> i </text:span><text:span text:style-name="T230">&lt;</text:span><text:span text:style-name="T210"> n </text:span><text:span text:style-name="T230">;</text:span><text:span text:style-name="T210"> i</text:span><text:span text:style-name="T230">++){</text:span></text:p>
      <text:p text:style-name="P37"><text:span text:style-name="T208"><text:s text:c="16"/></text:span><text:span text:style-name="T217">int</text:span><text:span text:style-name="T210"> num </text:span><text:span text:style-name="T230">=</text:span><text:span text:style-name="T210"> </text:span><text:span text:style-name="T230">(</text:span><text:span text:style-name="T210">arr</text:span><text:span text:style-name="T230">[</text:span><text:span text:style-name="T210">i</text:span><text:span text:style-name="T230">]</text:span><text:span text:style-name="T210"> </text:span><text:span text:style-name="T230">*</text:span><text:span text:style-name="T210"> node</text:span><text:span text:style-name="T230">)</text:span><text:span text:style-name="T210"> </text:span><text:span text:style-name="T230">%</text:span><text:span text:style-name="T210"> mod</text:span><text:span text:style-name="T230">;</text:span></text:p>
      <text:p text:style-name="P37"><text:span text:style-name="T208"><text:s text:c="16"/></text:span><text:span text:style-name="T217">if</text:span><text:span text:style-name="T230">(</text:span><text:span text:style-name="T210">step </text:span><text:span text:style-name="T230">+</text:span><text:span text:style-name="T210"> </text:span><text:span text:style-name="T224">1</text:span><text:span text:style-name="T210"> </text:span><text:span text:style-name="T230">&lt;</text:span><text:span text:style-name="T210"> steps</text:span><text:span text:style-name="T230">[</text:span><text:span text:style-name="T210">num</text:span><text:span text:style-name="T230">]){</text:span></text:p>
      <text:p text:style-name="P37"><text:span text:style-name="T208"><text:s text:c="20"/></text:span><text:span text:style-name="T210">steps</text:span><text:span text:style-name="T230">[</text:span><text:span text:style-name="T210">num</text:span><text:span text:style-name="T230">]</text:span><text:span text:style-name="T210"> </text:span><text:span text:style-name="T230">=</text:span><text:span text:style-name="T210"> step </text:span><text:span text:style-name="T230">+</text:span><text:span text:style-name="T210"> </text:span><text:span text:style-name="T224">1</text:span><text:span text:style-name="T230">;</text:span></text:p>
      <text:p text:style-name="P37"><text:span text:style-name="T208"><text:s text:c="20"/></text:span><text:span text:style-name="T217">if</text:span><text:span text:style-name="T230">(</text:span><text:span text:style-name="T210">num </text:span><text:span text:style-name="T230">==</text:span><text:span text:style-name="T210"> </text:span><text:span text:style-name="T217">end</text:span><text:span text:style-name="T230">){</text:span></text:p>
      <text:p text:style-name="P37"><text:span text:style-name="T208"><text:s text:c="24"/></text:span><text:span text:style-name="T217">return</text:span><text:span text:style-name="T210"> </text:span><text:span text:style-name="T230">(</text:span><text:span text:style-name="T210">step </text:span><text:span text:style-name="T230">+</text:span><text:span text:style-name="T210"> </text:span><text:span text:style-name="T224">1</text:span><text:span text:style-name="T230">);</text:span></text:p>
      <text:p text:style-name="P37"><text:span text:style-name="T208"><text:s text:c="20"/></text:span><text:span text:style-name="T230">}</text:span></text:p>
      <text:p text:style-name="P37"><text:span text:style-name="T208"><text:s text:c="20"/></text:span><text:span text:style-name="T210">q</text:span><text:span text:style-name="T230">.</text:span><text:span text:style-name="T210">offer</text:span><text:span text:style-name="T230">(</text:span><text:span text:style-name="T217">new</text:span><text:span text:style-name="T210"> </text:span><text:span text:style-name="T224">Pair</text:span><text:span text:style-name="T230">(</text:span><text:span text:style-name="T210">num </text:span><text:span text:style-name="T230">,</text:span><text:span text:style-name="T210"> step </text:span><text:span text:style-name="T230">+</text:span><text:span text:style-name="T210"> </text:span><text:span text:style-name="T224">1</text:span><text:span text:style-name="T230">));</text:span></text:p>
      <text:p text:style-name="P37"><text:span text:style-name="T208"><text:s text:c="16"/></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8"/></text:span><text:span text:style-name="T217">return</text:span><text:span text:style-name="T210"> </text:span><text:span text:style-name="T230">-</text:span><text:span text:style-name="T224">1</text:span><text:span text:style-name="T230">;</text:span></text:p>
      <text:p text:style-name="P37"><text:span text:style-name="T208"><text:s text:c="4"/></text:span><text:span text:style-name="T230">}</text:span></text:p>
      <text:p text:style-name="P42">}</text:p>
      <text:p text:style-name="P103">Question 30:</text:p>
      <text:h text:style-name="P64" text:outline-level="3">Floyd Warshall</text:h>
      <text:p text:style-name="P141"><text:line-break/><text:span text:style-name="T87">The problem is to find the shortest distances between every pair of vertices in a given </text:span><text:span text:style-name="Strong_20_Emphasis"><text:span text:style-name="T79">edge-weighted directed</text:span></text:span><text:span text:style-name="T104"> </text:span><text:span text:style-name="T87">graph. The graph is represented as an adjacency matrix of size </text:span><text:span text:style-name="Strong_20_Emphasis"><text:span text:style-name="T79">n*n</text:span></text:span><text:span text:style-name="T87">. </text:span><text:span text:style-name="Strong_20_Emphasis"><text:span text:style-name="T79">Matrix[i][j]</text:span></text:span><text:span text:style-name="T104"> </text:span><text:span text:style-name="T87">denotes the weight of the edge from </text:span><text:span text:style-name="Strong_20_Emphasis"><text:span text:style-name="T79">i to j. </text:span></text:span><text:span text:style-name="T87">If </text:span><text:span text:style-name="Strong_20_Emphasis"><text:span text:style-name="T79">Matrix[i][j]=-1, </text:span></text:span><text:span text:style-name="T87">it means there is no edge from </text:span><text:span text:style-name="Strong_20_Emphasis"><text:span text:style-name="T79">i to j.</text:span></text:span><text:line-break/><text:span text:style-name="Strong_20_Emphasis"><text:span text:style-name="T79">Do it in-place.</text:span></text:span></text:p>
      <text:p text:style-name="P141"><text:span text:style-name="Strong_20_Emphasis"><text:span text:style-name="T79">Example 1:</text:span></text:span></text:p>
      <text:p text:style-name="P142"><text:span text:style-name="Strong_20_Emphasis"><text:span text:style-name="T65">Input: </text:span></text:span><text:span text:style-name="Strong_20_Emphasis"><text:span text:style-name="T57">matrix = {{0,25},{-1,0}}</text:span></text:span></text:p>
      <text:p text:style-name="P142"><text:span text:style-name="Strong_20_Emphasis"><text:span text:style-name="T65">Output: </text:span></text:span><text:span text:style-name="Strong_20_Emphasis"><text:span text:style-name="T57">{{0,25},{-1,0}}</text:span></text:span></text:p>
      <text:p text:style-name="P141"><text:soft-page-break/><text:span text:style-name="Strong_20_Emphasis"><text:span text:style-name="T79"/></text:span></text:p>
      <text:p text:style-name="P158"><text:span text:style-name="Strong_20_Emphasis"><text:span text:style-name="T80">Ans:</text:span></text:span></text:p>
      <text:p text:style-name="P157"><text:bookmark text:name="codePrettyPrint8"/><text:span text:style-name="Strong_20_Emphasis"><text:span text:style-name="T136">class</text:span></text:span><text:span text:style-name="Strong_20_Emphasis"><text:span text:style-name="T39"> </text:span></text:span><text:span text:style-name="Strong_20_Emphasis"><text:span text:style-name="T141">Solution</text:span></text:span></text:p>
      <text:p text:style-name="P43">{</text:p>
      <text:p text:style-name="P37"><text:span text:style-name="T208"><text:s text:c="4"/></text:span><text:span text:style-name="T217">public</text:span><text:span text:style-name="T210"> </text:span><text:span text:style-name="T217">void</text:span><text:span text:style-name="T210"> shortest_distance</text:span><text:span text:style-name="T230">(</text:span><text:span text:style-name="T217">int</text:span><text:span text:style-name="T230">[][]</text:span><text:span text:style-name="T210"> matrix</text:span><text:span text:style-name="T230">)</text:span></text:p>
      <text:p text:style-name="P37"><text:span text:style-name="T208"><text:s text:c="4"/></text:span><text:span text:style-name="T230">{</text:span></text:p>
      <text:p text:style-name="P37"><text:span text:style-name="T208"><text:s text:c="8"/></text:span><text:span text:style-name="T217">int</text:span><text:span text:style-name="T210"> n </text:span><text:span text:style-name="T230">=</text:span><text:span text:style-name="T210"> matrix</text:span><text:span text:style-name="T230">.</text:span><text:span text:style-name="T210">length</text:span><text:span text:style-name="T230">;</text:span></text:p>
      <text:p text:style-name="P37"><text:span text:style-name="T208"><text:s text:c="8"/></text:span><text:span text:style-name="T217">int</text:span><text:span text:style-name="T210"> m </text:span><text:span text:style-name="T230">=</text:span><text:span text:style-name="T210"> matrix</text:span><text:span text:style-name="T230">[</text:span><text:span text:style-name="T224">0</text:span><text:span text:style-name="T230">].</text:span><text:span text:style-name="T210">length</text:span><text:span text:style-name="T230">;</text:span></text:p>
      <text:p text:style-name="P38"><text:s text:c="8"/></text:p>
      <text:p text:style-name="P37"><text:span text:style-name="T208"><text:s text:c="8"/></text:span><text:span text:style-name="T217">for</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text:span><text:span text:style-name="T230">&lt;</text:span><text:span text:style-name="T210">n</text:span><text:span text:style-name="T230">;</text:span><text:span text:style-name="T210"> i</text:span><text:span text:style-name="T230">++)</text:span><text:span text:style-name="T210"> </text:span><text:span text:style-name="T230">{</text:span></text:p>
      <text:p text:style-name="P37"><text:span text:style-name="T208"><text:s text:c="12"/></text:span><text:span text:style-name="T217">for</text:span><text:span text:style-name="T230">(</text:span><text:span text:style-name="T217">int</text:span><text:span text:style-name="T210"> j </text:span><text:span text:style-name="T230">=</text:span><text:span text:style-name="T210"> </text:span><text:span text:style-name="T224">0</text:span><text:span text:style-name="T230">;</text:span><text:span text:style-name="T210"> j</text:span><text:span text:style-name="T230">&lt;</text:span><text:span text:style-name="T210">m</text:span><text:span text:style-name="T230">;</text:span><text:span text:style-name="T210"> j</text:span><text:span text:style-name="T230">++)</text:span><text:span text:style-name="T210"> </text:span><text:span text:style-name="T230">{</text:span></text:p>
      <text:p text:style-name="P37"><text:span text:style-name="T208"><text:s text:c="16"/></text:span><text:span text:style-name="T217">if</text:span><text:span text:style-name="T230">(</text:span><text:span text:style-name="T210">matrix</text:span><text:span text:style-name="T230">[</text:span><text:span text:style-name="T210">i</text:span><text:span text:style-name="T230">][</text:span><text:span text:style-name="T210">j</text:span><text:span text:style-name="T230">]</text:span><text:span text:style-name="T210"> </text:span><text:span text:style-name="T230">==</text:span><text:span text:style-name="T210"> </text:span><text:span text:style-name="T230">-</text:span><text:span text:style-name="T224">1</text:span><text:span text:style-name="T230">)</text:span><text:span text:style-name="T210"> </text:span><text:span text:style-name="T230">{</text:span></text:p>
      <text:p text:style-name="P37"><text:span text:style-name="T208"><text:s text:c="20"/></text:span><text:span text:style-name="T210">matrix</text:span><text:span text:style-name="T230">[</text:span><text:span text:style-name="T210">i</text:span><text:span text:style-name="T230">][</text:span><text:span text:style-name="T210">j</text:span><text:span text:style-name="T230">]</text:span><text:span text:style-name="T210"> </text:span><text:span text:style-name="T230">=</text:span><text:span text:style-name="T210"> </text:span><text:span text:style-name="T230">(</text:span><text:span text:style-name="T217">int</text:span><text:span text:style-name="T230">)</text:span><text:span text:style-name="T224">1e9</text:span><text:span text:style-name="T230">;</text:span></text:p>
      <text:p text:style-name="P37"><text:span text:style-name="T208"><text:s text:c="16"/></text:span><text:span text:style-name="T230">}</text:span></text:p>
      <text:p text:style-name="P38"><text:s text:c="16"/></text:p>
      <text:p text:style-name="P37"><text:span text:style-name="T208"><text:s text:c="16"/></text:span><text:span text:style-name="T217">if</text:span><text:span text:style-name="T230">(</text:span><text:span text:style-name="T210">i </text:span><text:span text:style-name="T230">==</text:span><text:span text:style-name="T210"> j</text:span><text:span text:style-name="T230">)</text:span><text:span text:style-name="T210"> </text:span><text:span text:style-name="T230">{</text:span></text:p>
      <text:p text:style-name="P37"><text:span text:style-name="T208"><text:s text:c="20"/></text:span><text:span text:style-name="T210">matrix</text:span><text:span text:style-name="T230">[</text:span><text:span text:style-name="T210">i</text:span><text:span text:style-name="T230">][</text:span><text:span text:style-name="T210">j</text:span><text:span text:style-name="T230">]</text:span><text:span text:style-name="T210"> </text:span><text:span text:style-name="T230">=</text:span><text:span text:style-name="T210"> </text:span><text:span text:style-name="T224">0</text:span><text:span text:style-name="T230">;</text:span></text:p>
      <text:p text:style-name="P37"><text:span text:style-name="T208"><text:s text:c="16"/></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8"><text:s text:c="8"/></text:p>
      <text:p text:style-name="P37"><text:span text:style-name="T208"><text:s text:c="8"/></text:span><text:span text:style-name="T217">for</text:span><text:span text:style-name="T230">(</text:span><text:span text:style-name="T217">int</text:span><text:span text:style-name="T210"> k </text:span><text:span text:style-name="T230">=</text:span><text:span text:style-name="T210"> </text:span><text:span text:style-name="T224">0</text:span><text:span text:style-name="T230">;</text:span><text:span text:style-name="T210"> k</text:span><text:span text:style-name="T230">&lt;</text:span><text:span text:style-name="T210">n</text:span><text:span text:style-name="T230">;</text:span><text:span text:style-name="T210"> k</text:span><text:span text:style-name="T230">++)</text:span><text:span text:style-name="T210"> </text:span><text:span text:style-name="T230">{</text:span></text:p>
      <text:p text:style-name="P37"><text:span text:style-name="T208"><text:s text:c="12"/></text:span><text:span text:style-name="T217">for</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text:span><text:span text:style-name="T230">&lt;</text:span><text:span text:style-name="T210">n</text:span><text:span text:style-name="T230">;</text:span><text:span text:style-name="T210"> i</text:span><text:span text:style-name="T230">++)</text:span><text:span text:style-name="T210"> </text:span><text:span text:style-name="T230">{</text:span></text:p>
      <text:p text:style-name="P37"><text:span text:style-name="T208"><text:s text:c="16"/></text:span><text:span text:style-name="T217">for</text:span><text:span text:style-name="T230">(</text:span><text:span text:style-name="T217">int</text:span><text:span text:style-name="T210"> j </text:span><text:span text:style-name="T230">=</text:span><text:span text:style-name="T210"> </text:span><text:span text:style-name="T224">0</text:span><text:span text:style-name="T230">;</text:span><text:span text:style-name="T210"> j</text:span><text:span text:style-name="T230">&lt;</text:span><text:span text:style-name="T210">m</text:span><text:span text:style-name="T230">;</text:span><text:span text:style-name="T210"> j</text:span><text:span text:style-name="T230">++)</text:span><text:span text:style-name="T210"> </text:span><text:span text:style-name="T230">{</text:span></text:p>
      <text:p text:style-name="P37"><text:span text:style-name="T208"><text:s text:c="20"/></text:span><text:span text:style-name="T210">matrix</text:span><text:span text:style-name="T230">[</text:span><text:span text:style-name="T210">i</text:span><text:span text:style-name="T230">][</text:span><text:span text:style-name="T210">j</text:span><text:span text:style-name="T230">]</text:span><text:span text:style-name="T210"> </text:span><text:span text:style-name="T230">=</text:span><text:span text:style-name="T210"> </text:span><text:span text:style-name="T224">Math</text:span><text:span text:style-name="T230">.</text:span><text:span text:style-name="T210">min</text:span><text:span text:style-name="T230">(</text:span><text:span text:style-name="T210">matrix</text:span><text:span text:style-name="T230">[</text:span><text:span text:style-name="T210">i</text:span><text:span text:style-name="T230">][</text:span><text:span text:style-name="T210">j</text:span><text:span text:style-name="T230">],</text:span><text:span text:style-name="T210">matrix</text:span><text:span text:style-name="T230">[</text:span><text:span text:style-name="T210">i</text:span><text:span text:style-name="T230">][</text:span><text:span text:style-name="T210">k</text:span><text:span text:style-name="T230">]+</text:span><text:span text:style-name="T210">matrix</text:span><text:span text:style-name="T230">[</text:span><text:span text:style-name="T210">k</text:span><text:span text:style-name="T230">][</text:span><text:span text:style-name="T210">j</text:span><text:span text:style-name="T230">]);</text:span></text:p>
      <text:p text:style-name="P37"><text:span text:style-name="T208"><text:s text:c="16"/></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8"><text:s text:c="7"/></text:p>
      <text:p text:style-name="P37"><text:span text:style-name="T208"><text:s text:c="7"/></text:span><text:span text:style-name="T217">for</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text:span><text:span text:style-name="T230">&lt;</text:span><text:span text:style-name="T210">n</text:span><text:span text:style-name="T230">;</text:span><text:span text:style-name="T210"> i</text:span><text:span text:style-name="T230">++)</text:span><text:span text:style-name="T210"> </text:span><text:span text:style-name="T230">{</text:span></text:p>
      <text:p text:style-name="P37"><text:span text:style-name="T208"><text:s text:c="11"/></text:span><text:span text:style-name="T217">for</text:span><text:span text:style-name="T230">(</text:span><text:span text:style-name="T217">int</text:span><text:span text:style-name="T210"> j </text:span><text:span text:style-name="T230">=</text:span><text:span text:style-name="T210"> </text:span><text:span text:style-name="T224">0</text:span><text:span text:style-name="T230">;</text:span><text:span text:style-name="T210"> j</text:span><text:span text:style-name="T230">&lt;</text:span><text:span text:style-name="T210">m</text:span><text:span text:style-name="T230">;</text:span><text:span text:style-name="T210"> j</text:span><text:span text:style-name="T230">++)</text:span><text:span text:style-name="T210"> </text:span><text:span text:style-name="T230">{</text:span></text:p>
      <text:p text:style-name="P37"><text:span text:style-name="T208"><text:s text:c="15"/></text:span><text:span text:style-name="T217">if</text:span><text:span text:style-name="T230">(</text:span><text:span text:style-name="T210">matrix</text:span><text:span text:style-name="T230">[</text:span><text:span text:style-name="T210">i</text:span><text:span text:style-name="T230">][</text:span><text:span text:style-name="T210">j</text:span><text:span text:style-name="T230">]</text:span><text:span text:style-name="T210"> </text:span><text:span text:style-name="T230">==</text:span><text:span text:style-name="T210"> </text:span><text:span text:style-name="T224">1e9</text:span><text:span text:style-name="T230">)</text:span><text:span text:style-name="T210"> </text:span><text:span text:style-name="T230">{</text:span></text:p>
      <text:p text:style-name="P37"><text:span text:style-name="T208"><text:s text:c="19"/></text:span><text:span text:style-name="T210">matrix</text:span><text:span text:style-name="T230">[</text:span><text:span text:style-name="T210">i</text:span><text:span text:style-name="T230">][</text:span><text:span text:style-name="T210">j</text:span><text:span text:style-name="T230">]</text:span><text:span text:style-name="T210"> </text:span><text:span text:style-name="T230">=</text:span><text:span text:style-name="T210"> </text:span><text:span text:style-name="T230">-</text:span><text:span text:style-name="T224">1</text:span><text:span text:style-name="T230">;</text:span></text:p>
      <text:p text:style-name="P37"><text:span text:style-name="T208"><text:s text:c="15"/></text:span><text:span text:style-name="T230">}</text:span></text:p>
      <text:p text:style-name="P37"><text:span text:style-name="T208"><text:s text:c="11"/></text:span><text:span text:style-name="T230">}</text:span></text:p>
      <text:p text:style-name="P37"><text:span text:style-name="T208"><text:s text:c="7"/></text:span><text:span text:style-name="T230">}</text:span><text:span text:style-name="T210"> </text:span></text:p>
      <text:p text:style-name="P38"><text:s text:c="8"/></text:p>
      <text:p text:style-name="P37"><text:span text:style-name="T208"><text:s text:c="4"/></text:span><text:span text:style-name="T230">}</text:span></text:p>
      <text:p text:style-name="P42">}</text:p>
      <text:p text:style-name="P158"><text:span text:style-name="Strong_20_Emphasis"><text:span text:style-name="T69">Question 31:</text:span></text:span></text:p>
      <text:h text:style-name="P156" text:outline-level="3"><text:span text:style-name="Strong_20_Emphasis"><text:span text:style-name="T130">Distance from the Source (Bellman-Ford Algorithm)</text:span></text:span></text:h>
      <text:p text:style-name="P158"><text:span text:style-name="Strong_20_Emphasis"><text:span text:style-name="T60">Given a weighted, directed and connected graph of V vertices and E edges, Find the shortest distance of all the vertex's from the source vertex S.</text:span></text:span><text:span text:style-name="Strong_20_Emphasis"><text:span text:style-name="T88"> </text:span></text:span><text:span text:style-name="Strong_20_Emphasis"><text:span text:style-name="T43">If a vertices can't be reach from the S then mark the distance as 10^8.</text:span></text:span><text:span text:style-name="Strong_20_Emphasis"><text:span text:style-name="T61"> </text:span></text:span><text:span text:style-name="Strong_20_Emphasis"><text:span text:style-name="T60">Note: If the Graph contains a negative cycle then return an array consisting of only -1.</text:span></text:span></text:p>
      <text:p text:style-name="Text_20_body"><text:soft-page-break/><text:line-break/><text:span text:style-name="Strong_20_Emphasis"><text:span text:style-name="T80">Example 1:</text:span></text:span></text:p>
      <text:p text:style-name="P161"><text:span text:style-name="Strong_20_Emphasis"><text:span text:style-name="T80">Input</text:span></text:span></text:p>
      <text:p text:style-name="P160"><text:span text:style-name="Strong_20_Emphasis"><text:span text:style-name="T68">E </text:span></text:span><text:span text:style-name="Strong_20_Emphasis"><text:span text:style-name="T60">= [[0,1,9]]</text:span></text:span></text:p>
      <text:p text:style-name="P83"><text:span text:style-name="Strong_20_Emphasis"><text:span text:style-name="T65">S </text:span></text:span><text:span text:style-name="T57">= 0</text:span></text:p>
      <text:p text:style-name="P83"><text:span text:style-name="Strong_20_Emphasis"><text:span text:style-name="T65">Output:</text:span></text:span></text:p>
      <text:p text:style-name="P17">0 9</text:p>
      <text:p text:style-name="P161"><text:span text:style-name="Strong_20_Emphasis"><text:span text:style-name="T80">Ans:</text:span></text:span></text:p>
      <text:p text:style-name="P160"><text:bookmark text:name="codePrettyPrint9"/><text:span text:style-name="Strong_20_Emphasis"><text:span text:style-name="T136">class</text:span></text:span><text:span text:style-name="Strong_20_Emphasis"><text:span text:style-name="T39"> </text:span></text:span><text:span text:style-name="Strong_20_Emphasis"><text:span text:style-name="T141">Solution</text:span></text:span><text:span text:style-name="Strong_20_Emphasis"><text:span text:style-name="T39"> </text:span></text:span><text:span text:style-name="Strong_20_Emphasis"><text:span text:style-name="T117">{</text:span></text:span></text:p>
      <text:p text:style-name="P37"><text:span text:style-name="T208"><text:s text:c="5"/></text:span><text:span text:style-name="T217">public</text:span><text:span text:style-name="T210"> </text:span><text:span text:style-name="T217">static</text:span><text:span text:style-name="T210"> </text:span><text:span text:style-name="T217">int</text:span><text:span text:style-name="T230">[]</text:span><text:span text:style-name="T210"> bellman_ford</text:span><text:span text:style-name="T230">(</text:span><text:span text:style-name="T217">int</text:span><text:span text:style-name="T210"> V</text:span><text:span text:style-name="T230">,</text:span><text:span text:style-name="T210"> </text:span><text:span text:style-name="T224">ArrayList</text:span><text:span text:style-name="T230">&lt;</text:span><text:span text:style-name="T224">ArrayList</text:span><text:span text:style-name="T230">&lt;</text:span><text:span text:style-name="T224">Integer</text:span><text:span text:style-name="T230">&gt;&gt;</text:span><text:span text:style-name="T210"> edges</text:span><text:span text:style-name="T230">,</text:span><text:span text:style-name="T210"> </text:span><text:span text:style-name="T217">int</text:span><text:span text:style-name="T210"> S</text:span><text:span text:style-name="T230">)</text:span><text:span text:style-name="T210"> </text:span><text:span text:style-name="T230">{</text:span></text:p>
      <text:p text:style-name="P37"><text:span text:style-name="T208"><text:s text:c="8"/></text:span><text:span text:style-name="T217">int</text:span><text:span text:style-name="T230">[]</text:span><text:span text:style-name="T210"> distance </text:span><text:span text:style-name="T230">=</text:span><text:span text:style-name="T210"> </text:span><text:span text:style-name="T217">new</text:span><text:span text:style-name="T210"> </text:span><text:span text:style-name="T217">int</text:span><text:span text:style-name="T230">[</text:span><text:span text:style-name="T210">V</text:span><text:span text:style-name="T230">];</text:span></text:p>
      <text:p text:style-name="P37"><text:span text:style-name="T208"><text:s text:c="4"/></text:span><text:span text:style-name="T224">Arrays</text:span><text:span text:style-name="T230">.</text:span><text:span text:style-name="T210">fill</text:span><text:span text:style-name="T230">(</text:span><text:span text:style-name="T210">distance</text:span><text:span text:style-name="T230">,</text:span><text:span text:style-name="T210"> </text:span><text:span text:style-name="T230">(</text:span><text:span text:style-name="T217">int</text:span><text:span text:style-name="T230">)</text:span><text:span text:style-name="T224">1e8</text:span><text:span text:style-name="T230">);</text:span></text:p>
      <text:p text:style-name="P37"><text:span text:style-name="T208"><text:s text:c="4"/></text:span><text:span text:style-name="T210">distance</text:span><text:span text:style-name="T230">[</text:span><text:span text:style-name="T210">S</text:span><text:span text:style-name="T230">]</text:span><text:span text:style-name="T210"> </text:span><text:span text:style-name="T230">=</text:span><text:span text:style-name="T210"> </text:span><text:span text:style-name="T224">0</text:span><text:span text:style-name="T230">;</text:span></text:p>
      <text:p text:style-name="P78"/>
      <text:p text:style-name="P37"><text:span text:style-name="T208"><text:s text:c="4"/></text:span><text:span text:style-name="T235">// Relax edges repeatedly</text:span></text:p>
      <text:p text:style-name="P37"><text:span text:style-name="T208"><text:s text:c="4"/></text:span><text:span text:style-name="T217">for</text:span><text:span text:style-name="T210"> </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 </text:span><text:span text:style-name="T230">&lt;</text:span><text:span text:style-name="T210"> V </text:span><text:span text:style-name="T230">-</text:span><text:span text:style-name="T210"> </text:span><text:span text:style-name="T224">1</text:span><text:span text:style-name="T230">;</text:span><text:span text:style-name="T210"> i</text:span><text:span text:style-name="T230">++)</text:span><text:span text:style-name="T210"> </text:span><text:span text:style-name="T230">{</text:span></text:p>
      <text:p text:style-name="P37"><text:span text:style-name="T208"><text:s text:c="8"/></text:span><text:span text:style-name="T217">for</text:span><text:span text:style-name="T210"> </text:span><text:span text:style-name="T230">(</text:span><text:span text:style-name="T224">ArrayList</text:span><text:span text:style-name="T230">&lt;</text:span><text:span text:style-name="T224">Integer</text:span><text:span text:style-name="T230">&gt;</text:span><text:span text:style-name="T210"> nodes </text:span><text:span text:style-name="T230">:</text:span><text:span text:style-name="T210"> edges</text:span><text:span text:style-name="T230">)</text:span><text:span text:style-name="T210"> </text:span><text:span text:style-name="T230">{</text:span></text:p>
      <text:p text:style-name="P37"><text:span text:style-name="T208"><text:s text:c="12"/></text:span><text:span text:style-name="T217">int</text:span><text:span text:style-name="T210"> src </text:span><text:span text:style-name="T230">=</text:span><text:span text:style-name="T210"> nodes</text:span><text:span text:style-name="T230">.</text:span><text:span text:style-name="T217">get</text:span><text:span text:style-name="T230">(</text:span><text:span text:style-name="T224">0</text:span><text:span text:style-name="T230">);</text:span></text:p>
      <text:p text:style-name="P37"><text:span text:style-name="T208"><text:s text:c="12"/></text:span><text:span text:style-name="T217">int</text:span><text:span text:style-name="T210"> dest </text:span><text:span text:style-name="T230">=</text:span><text:span text:style-name="T210"> nodes</text:span><text:span text:style-name="T230">.</text:span><text:span text:style-name="T217">get</text:span><text:span text:style-name="T230">(</text:span><text:span text:style-name="T224">1</text:span><text:span text:style-name="T230">);</text:span></text:p>
      <text:p text:style-name="P37"><text:span text:style-name="T208"><text:s text:c="12"/></text:span><text:span text:style-name="T217">int</text:span><text:span text:style-name="T210"> weight </text:span><text:span text:style-name="T230">=</text:span><text:span text:style-name="T210"> nodes</text:span><text:span text:style-name="T230">.</text:span><text:span text:style-name="T217">get</text:span><text:span text:style-name="T230">(</text:span><text:span text:style-name="T224">2</text:span><text:span text:style-name="T230">);</text:span></text:p>
      <text:p text:style-name="P37"><text:span text:style-name="T208"><text:s text:c="12"/></text:span><text:span text:style-name="T217">if</text:span><text:span text:style-name="T210"> </text:span><text:span text:style-name="T230">(</text:span><text:span text:style-name="T210">distance</text:span><text:span text:style-name="T230">[</text:span><text:span text:style-name="T210">src</text:span><text:span text:style-name="T230">]</text:span><text:span text:style-name="T210"> </text:span><text:span text:style-name="T230">!=</text:span><text:span text:style-name="T210"> </text:span><text:span text:style-name="T230">(</text:span><text:span text:style-name="T217">int</text:span><text:span text:style-name="T230">)</text:span><text:span text:style-name="T224">1e8</text:span><text:span text:style-name="T210"> </text:span><text:span text:style-name="T230">&amp;&amp;</text:span><text:span text:style-name="T210"> distance</text:span><text:span text:style-name="T230">[</text:span><text:span text:style-name="T210">src</text:span><text:span text:style-name="T230">]</text:span><text:span text:style-name="T210"> </text:span><text:span text:style-name="T230">+</text:span><text:span text:style-name="T210"> weight </text:span><text:span text:style-name="T230">&lt;</text:span><text:span text:style-name="T210"> distance</text:span><text:span text:style-name="T230">[</text:span><text:span text:style-name="T210">dest</text:span><text:span text:style-name="T230">])</text:span><text:span text:style-name="T210"> </text:span><text:span text:style-name="T230">{</text:span></text:p>
      <text:p text:style-name="P37"><text:span text:style-name="T208"><text:s text:c="16"/></text:span><text:span text:style-name="T210">distance</text:span><text:span text:style-name="T230">[</text:span><text:span text:style-name="T210">dest</text:span><text:span text:style-name="T230">]</text:span><text:span text:style-name="T210"> </text:span><text:span text:style-name="T230">=</text:span><text:span text:style-name="T210"> distance</text:span><text:span text:style-name="T230">[</text:span><text:span text:style-name="T210">src</text:span><text:span text:style-name="T230">]</text:span><text:span text:style-name="T210"> </text:span><text:span text:style-name="T230">+</text:span><text:span text:style-name="T210"> weight</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4"/></text:span><text:span text:style-name="T230">}</text:span></text:p>
      <text:p text:style-name="P78"/>
      <text:p text:style-name="P78"/>
      <text:p text:style-name="P37"><text:span text:style-name="T208"><text:s text:c="8"/></text:span><text:span text:style-name="T217">for</text:span><text:span text:style-name="T210"> </text:span><text:span text:style-name="T230">(</text:span><text:span text:style-name="T224">ArrayList</text:span><text:span text:style-name="T230">&lt;</text:span><text:span text:style-name="T224">Integer</text:span><text:span text:style-name="T230">&gt;</text:span><text:span text:style-name="T210"> nodes</text:span><text:span text:style-name="T230">:</text:span><text:span text:style-name="T210">edges</text:span><text:span text:style-name="T230">)</text:span><text:span text:style-name="T210"> </text:span><text:span text:style-name="T230">{</text:span></text:p>
      <text:p text:style-name="P37"><text:span text:style-name="T208"><text:s text:c="12"/></text:span><text:span text:style-name="T217">int</text:span><text:span text:style-name="T210"> src</text:span><text:span text:style-name="T230">=</text:span><text:span text:style-name="T210"> nodes</text:span><text:span text:style-name="T230">.</text:span><text:span text:style-name="T217">get</text:span><text:span text:style-name="T230">(</text:span><text:span text:style-name="T224">0</text:span><text:span text:style-name="T230">);</text:span></text:p>
      <text:p text:style-name="P37"><text:span text:style-name="T208"><text:s text:c="12"/></text:span><text:span text:style-name="T217">int</text:span><text:span text:style-name="T210"> dest</text:span><text:span text:style-name="T230">=</text:span><text:span text:style-name="T210">nodes</text:span><text:span text:style-name="T230">.</text:span><text:span text:style-name="T217">get</text:span><text:span text:style-name="T230">(</text:span><text:span text:style-name="T224">1</text:span><text:span text:style-name="T230">);</text:span></text:p>
      <text:p text:style-name="P37"><text:span text:style-name="T208"><text:s text:c="12"/></text:span><text:span text:style-name="T217">int</text:span><text:span text:style-name="T210"> weight</text:span><text:span text:style-name="T230">=</text:span><text:span text:style-name="T210">nodes</text:span><text:span text:style-name="T230">.</text:span><text:span text:style-name="T217">get</text:span><text:span text:style-name="T230">(</text:span><text:span text:style-name="T224">2</text:span><text:span text:style-name="T230">);</text:span></text:p>
      <text:p text:style-name="P37"><text:span text:style-name="T208"><text:s text:c="12"/></text:span><text:span text:style-name="T217">if</text:span><text:span text:style-name="T210"> </text:span><text:span text:style-name="T230">(</text:span><text:span text:style-name="T210">distance</text:span><text:span text:style-name="T230">[</text:span><text:span text:style-name="T210">src</text:span><text:span text:style-name="T230">]</text:span><text:span text:style-name="T210"> </text:span><text:span text:style-name="T230">!=</text:span><text:span text:style-name="T210"> </text:span><text:span text:style-name="T230">(</text:span><text:span text:style-name="T217">int</text:span><text:span text:style-name="T230">)</text:span><text:span text:style-name="T224">1e8</text:span><text:span text:style-name="T210"> </text:span><text:span text:style-name="T230">&amp;&amp;</text:span><text:span text:style-name="T210"> distance</text:span><text:span text:style-name="T230">[</text:span><text:span text:style-name="T210">src</text:span><text:span text:style-name="T230">]</text:span><text:span text:style-name="T210"> </text:span><text:span text:style-name="T230">+</text:span><text:span text:style-name="T210"> weight </text:span><text:span text:style-name="T230">&lt;</text:span><text:span text:style-name="T210"> distance</text:span><text:span text:style-name="T230">[</text:span><text:span text:style-name="T210">dest</text:span><text:span text:style-name="T230">])</text:span><text:span text:style-name="T210"> </text:span><text:span text:style-name="T230">{</text:span></text:p>
      <text:p text:style-name="P37"><text:span text:style-name="T208"><text:s text:c="16"/></text:span><text:span text:style-name="T217">return</text:span><text:span text:style-name="T210"> </text:span><text:span text:style-name="T217">new</text:span><text:span text:style-name="T210"> </text:span><text:span text:style-name="T217">int</text:span><text:span text:style-name="T230">[]{-</text:span><text:span text:style-name="T224">1</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8"/></text:span><text:span text:style-name="T217">return</text:span><text:span text:style-name="T210"> distance</text:span><text:span text:style-name="T230">;</text:span></text:p>
      <text:p text:style-name="P37"><text:span text:style-name="T208"><text:s text:c="4"/></text:span><text:span text:style-name="T230">}</text:span></text:p>
      <text:p text:style-name="P38"><text:s text:c="4"/></text:p>
      <text:p text:style-name="P42">}</text:p>
      <text:p text:style-name="P161"><text:span text:style-name="Strong_20_Emphasis"><text:span text:style-name="T69">Question 32:</text:span></text:span></text:p>
      <table:table table:name="Table1" table:style-name="Table1">
        <table:table-column table:style-name="Table1.A"/>
        <table:table-row>
          <table:table-cell table:style-name="Table1.A1" office:value-type="string">
            <text:p text:style-name="P214"/>
          </table:table-cell>
        </table:table-row>
      </table:table>
      <text:h text:style-name="P159" text:outline-level="3"><text:soft-page-break/><text:span text:style-name="Strong_20_Emphasis"><text:span text:style-name="T130">Disjoint set (Union-Find)</text:span></text:span></text:h>
      <text:p text:style-name="P141"><text:line-break/><text:span text:style-name="Strong_20_Emphasis"><text:span text:style-name="T60">Given an array </text:span></text:span><text:span text:style-name="Strong_20_Emphasis"><text:span text:style-name="T68">A[]</text:span></text:span><text:span text:style-name="Strong_20_Emphasis"><text:span text:style-name="T60"> that stores all number from </text:span></text:span><text:span text:style-name="Strong_20_Emphasis"><text:span text:style-name="T68">1</text:span></text:span><text:span text:style-name="Strong_20_Emphasis"><text:span text:style-name="T60"> to </text:span></text:span><text:span text:style-name="Strong_20_Emphasis"><text:span text:style-name="T68">N</text:span></text:span><text:span text:style-name="Strong_20_Emphasis"><text:span text:style-name="T60"> (both inclusive and sorted) and </text:span></text:span><text:span text:style-name="Strong_20_Emphasis"><text:span text:style-name="T68">K</text:span></text:span><text:span text:style-name="Strong_20_Emphasis"><text:span text:style-name="T60"> queries.</text:span></text:span></text:p>
      <text:p text:style-name="P19">The task is to do the following operations on array elements :</text:p>
      <text:p text:style-name="P81"><text:span text:style-name="T57">1. </text:span><text:span text:style-name="Strong_20_Emphasis"><text:span text:style-name="T65">UNION</text:span></text:span><text:span text:style-name="T57"> X Z : Perform union of </text:span><text:span text:style-name="Strong_20_Emphasis"><text:span text:style-name="T65">X</text:span></text:span><text:span text:style-name="T57"> and </text:span><text:span text:style-name="Strong_20_Emphasis"><text:span text:style-name="T65">Z</text:span></text:span><text:span text:style-name="T57"> i.e. parent of </text:span><text:span text:style-name="Strong_20_Emphasis"><text:span text:style-name="T65">Z</text:span></text:span><text:span text:style-name="T57"> will become the parent of </text:span><text:span text:style-name="Strong_20_Emphasis"><text:span text:style-name="T65">X</text:span></text:span><text:span text:style-name="T57">.<text:line-break/>2. </text:span><text:span text:style-name="Strong_20_Emphasis"><text:span text:style-name="T65">FIND</text:span></text:span><text:span text:style-name="T57"> X: Find the parent of </text:span><text:span text:style-name="Strong_20_Emphasis"><text:span text:style-name="T65">X</text:span></text:span><text:span text:style-name="T57"> and print it.</text:span></text:p>
      <text:p text:style-name="P19">Note: Initially all are the parent of themselves.</text:p>
      <text:p text:style-name="P142"><text:span text:style-name="Strong_20_Emphasis"><text:span text:style-name="T68">Input:</text:span></text:span></text:p>
      <text:p text:style-name="P18">N = 5, K = 4</text:p>
      <text:p text:style-name="P18">queries[] = {{find 4},</text:p>
      <text:p text:style-name="P22">  <text:s text:c="11"/><text:span text:style-name="T278">{find 1},</text:span></text:p>
      <text:p text:style-name="P22">  <text:s text:c="11"/><text:span text:style-name="T278">{unionSet 3 1},</text:span></text:p>
      <text:p text:style-name="P22">  <text:s text:c="11"/><text:span text:style-name="T278">{find 3}}</text:span></text:p>
      <text:p text:style-name="P83"><text:span text:style-name="Strong_20_Emphasis"><text:span text:style-name="T65">Output:</text:span></text:span></text:p>
      <text:p text:style-name="P17">4 1 1</text:p>
      <text:p text:style-name="P163"><text:span text:style-name="Strong_20_Emphasis"><text:span text:style-name="T81">Ans:</text:span></text:span></text:p>
      <text:p text:style-name="P142"><text:bookmark text:name="codePrettyPrint10"/><text:span text:style-name="Strong_20_Emphasis"><text:span text:style-name="T136">class</text:span></text:span><text:span text:style-name="Strong_20_Emphasis"><text:span text:style-name="T39"> </text:span></text:span><text:span text:style-name="Strong_20_Emphasis"><text:span text:style-name="T141">GfG</text:span></text:span></text:p>
      <text:p text:style-name="P43">{</text:p>
      <text:p text:style-name="P37"><text:span text:style-name="T208"><text:s text:c="8"/></text:span><text:span text:style-name="T217">int</text:span><text:span text:style-name="T210"> find</text:span><text:span text:style-name="T230">(</text:span><text:span text:style-name="T217">int</text:span><text:span text:style-name="T210"> parent</text:span><text:span text:style-name="T230">[],</text:span><text:span text:style-name="T217">int</text:span><text:span text:style-name="T210"> X</text:span><text:span text:style-name="T230">)</text:span></text:p>
      <text:p text:style-name="P37"><text:span text:style-name="T208"><text:s text:c="8"/></text:span><text:span text:style-name="T230">{</text:span></text:p>
      <text:p text:style-name="P37"><text:span text:style-name="T208"><text:s text:c="12"/></text:span><text:span text:style-name="T217">if</text:span><text:span text:style-name="T210"> </text:span><text:span text:style-name="T230">(</text:span><text:span text:style-name="T210">parent</text:span><text:span text:style-name="T230">[</text:span><text:span text:style-name="T210">X</text:span><text:span text:style-name="T230">]</text:span><text:span text:style-name="T210"> </text:span><text:span text:style-name="T230">==</text:span><text:span text:style-name="T210"> X</text:span><text:span text:style-name="T230">)</text:span><text:span text:style-name="T210"> </text:span><text:span text:style-name="T230">{</text:span></text:p>
      <text:p text:style-name="P37"><text:span text:style-name="T208"><text:s text:c="16"/></text:span><text:span text:style-name="T217">return</text:span><text:span text:style-name="T210"> X</text:span><text:span text:style-name="T230">;</text:span></text:p>
      <text:p text:style-name="P37"><text:span text:style-name="T208"><text:s text:c="12"/></text:span><text:span text:style-name="T230">}</text:span></text:p>
      <text:p text:style-name="P37"><text:span text:style-name="T208"><text:s text:c="12"/></text:span><text:span text:style-name="T217">else</text:span><text:span text:style-name="T210"> </text:span><text:span text:style-name="T230">{</text:span></text:p>
      <text:p text:style-name="P37"><text:span text:style-name="T208"><text:s text:c="16"/></text:span><text:span text:style-name="T210">parent</text:span><text:span text:style-name="T230">[</text:span><text:span text:style-name="T210">X</text:span><text:span text:style-name="T230">]</text:span><text:span text:style-name="T210"> </text:span><text:span text:style-name="T230">=</text:span><text:span text:style-name="T210"> find</text:span><text:span text:style-name="T230">(</text:span><text:span text:style-name="T210">parent</text:span><text:span text:style-name="T230">,</text:span><text:span text:style-name="T210"> parent</text:span><text:span text:style-name="T230">[</text:span><text:span text:style-name="T210">X</text:span><text:span text:style-name="T230">]);</text:span></text:p>
      <text:p text:style-name="P37"><text:span text:style-name="T208"><text:s text:c="16"/></text:span><text:span text:style-name="T217">return</text:span><text:span text:style-name="T210"> parent</text:span><text:span text:style-name="T230">[</text:span><text:span text:style-name="T210">X</text:span><text:span text:style-name="T230">];</text:span></text:p>
      <text:p text:style-name="P37"><text:span text:style-name="T208"><text:s text:c="12"/></text:span><text:span text:style-name="T230">}</text:span></text:p>
      <text:p text:style-name="P38"><text:s text:c="12"/></text:p>
      <text:p text:style-name="P37"><text:span text:style-name="T208"><text:s text:c="8"/></text:span><text:span text:style-name="T230">}</text:span></text:p>
      <text:p text:style-name="P37"><text:span text:style-name="T208"><text:s text:c="8"/></text:span><text:span text:style-name="T217">void</text:span><text:span text:style-name="T210"> unionSet</text:span><text:span text:style-name="T230">(</text:span><text:span text:style-name="T217">int</text:span><text:span text:style-name="T210"> parent</text:span><text:span text:style-name="T230">[],</text:span><text:span text:style-name="T217">int</text:span><text:span text:style-name="T210"> X</text:span><text:span text:style-name="T230">,</text:span><text:span text:style-name="T217">int</text:span><text:span text:style-name="T210"> Z</text:span><text:span text:style-name="T230">)</text:span></text:p>
      <text:p text:style-name="P37"><text:span text:style-name="T208"><text:s text:c="8"/></text:span><text:span text:style-name="T230">{</text:span></text:p>
      <text:p text:style-name="P37"><text:span text:style-name="T208"><text:s text:c="12"/></text:span><text:span text:style-name="T217">int</text:span><text:span text:style-name="T210"> rootX </text:span><text:span text:style-name="T230">=</text:span><text:span text:style-name="T210"> find</text:span><text:span text:style-name="T230">(</text:span><text:span text:style-name="T210">parent</text:span><text:span text:style-name="T230">,</text:span><text:span text:style-name="T210"> X</text:span><text:span text:style-name="T230">);</text:span></text:p>
      <text:p text:style-name="P37"><text:span text:style-name="T208"><text:s text:c="12"/></text:span><text:span text:style-name="T217">int</text:span><text:span text:style-name="T210"> rootZ </text:span><text:span text:style-name="T230">=</text:span><text:span text:style-name="T210"> find</text:span><text:span text:style-name="T230">(</text:span><text:span text:style-name="T210">parent</text:span><text:span text:style-name="T230">,</text:span><text:span text:style-name="T210"> Z</text:span><text:span text:style-name="T230">);</text:span></text:p>
      <text:p text:style-name="P37"><text:span text:style-name="T208"><text:s text:c="12"/></text:span><text:span text:style-name="T217">if</text:span><text:span text:style-name="T230">(</text:span><text:span text:style-name="T210">rootX </text:span><text:span text:style-name="T230">==</text:span><text:span text:style-name="T210"> rootZ</text:span><text:span text:style-name="T230">)</text:span><text:span text:style-name="T210"> </text:span><text:span text:style-name="T230">{</text:span></text:p>
      <text:p text:style-name="P37"><text:span text:style-name="T208"><text:s text:c="16"/></text:span><text:span text:style-name="T217">return</text:span><text:span text:style-name="T230">;</text:span></text:p>
      <text:p text:style-name="P37"><text:span text:style-name="T208"><text:s text:c="12"/></text:span><text:span text:style-name="T230">}</text:span><text:span text:style-name="T210"> </text:span><text:span text:style-name="T217">else</text:span><text:span text:style-name="T210"> </text:span><text:span text:style-name="T230">{</text:span></text:p>
      <text:p text:style-name="P37"><text:span text:style-name="T208"><text:s text:c="16"/></text:span><text:span text:style-name="T210">parent</text:span><text:span text:style-name="T230">[</text:span><text:span text:style-name="T210">rootX</text:span><text:span text:style-name="T230">]</text:span><text:span text:style-name="T210"> </text:span><text:span text:style-name="T230">=</text:span><text:span text:style-name="T210"> rootZ</text:span><text:span text:style-name="T230">;</text:span></text:p>
      <text:p text:style-name="P37"><text:span text:style-name="T208"><text:s text:c="12"/></text:span><text:span text:style-name="T230">}</text:span></text:p>
      <text:p text:style-name="P37"><text:span text:style-name="T208"><text:s text:c="9"/></text:span><text:span text:style-name="T235">//add code here.</text:span></text:p>
      <text:p text:style-name="P37"><text:span text:style-name="T208"><text:s text:c="8"/></text:span><text:span text:style-name="T230">}</text:span></text:p>
      <text:p text:style-name="P42">}</text:p>
      <text:p text:style-name="P164"><text:span text:style-name="Strong_20_Emphasis"><text:span text:style-name="T70">Question 33:</text:span></text:span></text:p>
      <text:h text:style-name="P162" text:outline-level="3"><text:soft-page-break/><text:span text:style-name="Strong_20_Emphasis"><text:span text:style-name="T131">Disjoint set (Union-Find</text:span></text:span></text:h>
      <text:p text:style-name="P164"><text:span text:style-name="Strong_20_Emphasis"><text:span text:style-name="T62">Given an array </text:span></text:span><text:span text:style-name="Strong_20_Emphasis"><text:span text:style-name="T77">A[]</text:span></text:span><text:span text:style-name="Strong_20_Emphasis"><text:span text:style-name="T62"> that stores all number from </text:span></text:span><text:span text:style-name="Strong_20_Emphasis"><text:span text:style-name="T77">1</text:span></text:span><text:span text:style-name="Strong_20_Emphasis"><text:span text:style-name="T62"> to </text:span></text:span><text:span text:style-name="Strong_20_Emphasis"><text:span text:style-name="T77">N</text:span></text:span><text:span text:style-name="Strong_20_Emphasis"><text:span text:style-name="T62"> (both inclusive and sorted) and </text:span></text:span><text:span text:style-name="Strong_20_Emphasis"><text:span text:style-name="T77">K</text:span></text:span><text:span text:style-name="Strong_20_Emphasis"><text:span text:style-name="T62"> queries.</text:span></text:span></text:p>
      <text:p text:style-name="P19">The task is to do the following operations on array elements :</text:p>
      <text:p text:style-name="P81"><text:span text:style-name="T57">1. </text:span><text:span text:style-name="Strong_20_Emphasis"><text:span text:style-name="T65">UNION</text:span></text:span><text:span text:style-name="T57"> X Z : Perform union of </text:span><text:span text:style-name="Strong_20_Emphasis"><text:span text:style-name="T65">X</text:span></text:span><text:span text:style-name="T57"> and </text:span><text:span text:style-name="Strong_20_Emphasis"><text:span text:style-name="T65">Z</text:span></text:span><text:span text:style-name="T57"> i.e. parent of </text:span><text:span text:style-name="Strong_20_Emphasis"><text:span text:style-name="T65">Z</text:span></text:span><text:span text:style-name="T57"> will become the parent of </text:span><text:span text:style-name="Strong_20_Emphasis"><text:span text:style-name="T65">X</text:span></text:span><text:span text:style-name="T57">.<text:line-break/>2. </text:span><text:span text:style-name="Strong_20_Emphasis"><text:span text:style-name="T65">FIND</text:span></text:span><text:span text:style-name="T57"> X: Find the parent of </text:span><text:span text:style-name="Strong_20_Emphasis"><text:span text:style-name="T65">X</text:span></text:span><text:span text:style-name="T57"> and print it.</text:span></text:p>
      <text:p text:style-name="P163"><text:span text:style-name="Strong_20_Emphasis"><text:span text:style-name="T77">Input:</text:span></text:span></text:p>
      <text:p text:style-name="P18">N = 5, K = 4</text:p>
      <text:p text:style-name="P18">queries[] = {{find 4},</text:p>
      <text:p text:style-name="P22">  <text:s text:c="11"/><text:span text:style-name="T278">{find 1},</text:span></text:p>
      <text:p text:style-name="P22">  <text:s text:c="11"/><text:span text:style-name="T278">{unionSet 3 1},</text:span></text:p>
      <text:p text:style-name="P22">  <text:s text:c="11"/><text:span text:style-name="T278">{find 3}}</text:span></text:p>
      <text:p text:style-name="P83"><text:span text:style-name="Strong_20_Emphasis"><text:span text:style-name="T65">Output:</text:span></text:span></text:p>
      <text:p text:style-name="P17">4 1 1</text:p>
      <text:p text:style-name="P198"><text:span text:style-name="Strong_20_Emphasis"><text:span text:style-name="T82">Ans:</text:span></text:span></text:p>
      <text:p text:style-name="P197"><text:bookmark text:name="codePrettyPrint11"/><text:span text:style-name="Strong_20_Emphasis"><text:span text:style-name="T137">class</text:span></text:span><text:span text:style-name="Strong_20_Emphasis"><text:span text:style-name="T40"> </text:span></text:span><text:span text:style-name="Strong_20_Emphasis"><text:span text:style-name="T142">GfG</text:span></text:span></text:p>
      <text:p text:style-name="P43">{</text:p>
      <text:p text:style-name="P37"><text:span text:style-name="T208"><text:s text:c="8"/></text:span><text:span text:style-name="T217">int</text:span><text:span text:style-name="T210"> find</text:span><text:span text:style-name="T230">(</text:span><text:span text:style-name="T217">int</text:span><text:span text:style-name="T210"> parent</text:span><text:span text:style-name="T230">[],</text:span><text:span text:style-name="T217">int</text:span><text:span text:style-name="T210"> X</text:span><text:span text:style-name="T230">)</text:span></text:p>
      <text:p text:style-name="P37"><text:span text:style-name="T208"><text:s text:c="8"/></text:span><text:span text:style-name="T230">{</text:span></text:p>
      <text:p text:style-name="P37"><text:span text:style-name="T208"><text:s text:c="12"/></text:span><text:span text:style-name="T217">if</text:span><text:span text:style-name="T210"> </text:span><text:span text:style-name="T230">(</text:span><text:span text:style-name="T210">parent</text:span><text:span text:style-name="T230">[</text:span><text:span text:style-name="T210">X</text:span><text:span text:style-name="T230">]</text:span><text:span text:style-name="T210"> </text:span><text:span text:style-name="T230">==</text:span><text:span text:style-name="T210"> X</text:span><text:span text:style-name="T230">)</text:span><text:span text:style-name="T210"> </text:span><text:span text:style-name="T230">{</text:span></text:p>
      <text:p text:style-name="P37"><text:span text:style-name="T208"><text:s text:c="16"/></text:span><text:span text:style-name="T217">return</text:span><text:span text:style-name="T210"> X</text:span><text:span text:style-name="T230">;</text:span></text:p>
      <text:p text:style-name="P37"><text:span text:style-name="T208"><text:s text:c="12"/></text:span><text:span text:style-name="T230">}</text:span></text:p>
      <text:p text:style-name="P37"><text:span text:style-name="T208"><text:s text:c="12"/></text:span><text:span text:style-name="T217">else</text:span><text:span text:style-name="T210"> </text:span><text:span text:style-name="T230">{</text:span></text:p>
      <text:p text:style-name="P37"><text:span text:style-name="T208"><text:s text:c="16"/></text:span><text:span text:style-name="T210">parent</text:span><text:span text:style-name="T230">[</text:span><text:span text:style-name="T210">X</text:span><text:span text:style-name="T230">]</text:span><text:span text:style-name="T210"> </text:span><text:span text:style-name="T230">=</text:span><text:span text:style-name="T210"> find</text:span><text:span text:style-name="T230">(</text:span><text:span text:style-name="T210">parent</text:span><text:span text:style-name="T230">,</text:span><text:span text:style-name="T210"> parent</text:span><text:span text:style-name="T230">[</text:span><text:span text:style-name="T210">X</text:span><text:span text:style-name="T230">]);</text:span></text:p>
      <text:p text:style-name="P37"><text:span text:style-name="T208"><text:s text:c="16"/></text:span><text:span text:style-name="T217">return</text:span><text:span text:style-name="T210"> parent</text:span><text:span text:style-name="T230">[</text:span><text:span text:style-name="T210">X</text:span><text:span text:style-name="T230">];</text:span></text:p>
      <text:p text:style-name="P37"><text:span text:style-name="T208"><text:s text:c="12"/></text:span><text:span text:style-name="T230">}</text:span></text:p>
      <text:p text:style-name="P38"><text:s text:c="12"/></text:p>
      <text:p text:style-name="P37"><text:span text:style-name="T208"><text:s text:c="8"/></text:span><text:span text:style-name="T230">}</text:span></text:p>
      <text:p text:style-name="P37"><text:span text:style-name="T208"><text:s text:c="8"/></text:span><text:span text:style-name="T217">void</text:span><text:span text:style-name="T210"> unionSet</text:span><text:span text:style-name="T230">(</text:span><text:span text:style-name="T217">int</text:span><text:span text:style-name="T210"> parent</text:span><text:span text:style-name="T230">[],</text:span><text:span text:style-name="T217">int</text:span><text:span text:style-name="T210"> X</text:span><text:span text:style-name="T230">,</text:span><text:span text:style-name="T217">int</text:span><text:span text:style-name="T210"> Z</text:span><text:span text:style-name="T230">)</text:span></text:p>
      <text:p text:style-name="P37"><text:span text:style-name="T208"><text:s text:c="8"/></text:span><text:span text:style-name="T230">{</text:span></text:p>
      <text:p text:style-name="P37"><text:span text:style-name="T208"><text:s text:c="12"/></text:span><text:span text:style-name="T217">int</text:span><text:span text:style-name="T210"> rootX </text:span><text:span text:style-name="T230">=</text:span><text:span text:style-name="T210"> find</text:span><text:span text:style-name="T230">(</text:span><text:span text:style-name="T210">parent</text:span><text:span text:style-name="T230">,</text:span><text:span text:style-name="T210"> X</text:span><text:span text:style-name="T230">);</text:span></text:p>
      <text:p text:style-name="P37"><text:span text:style-name="T208"><text:s text:c="12"/></text:span><text:span text:style-name="T217">int</text:span><text:span text:style-name="T210"> rootZ </text:span><text:span text:style-name="T230">=</text:span><text:span text:style-name="T210"> find</text:span><text:span text:style-name="T230">(</text:span><text:span text:style-name="T210">parent</text:span><text:span text:style-name="T230">,</text:span><text:span text:style-name="T210"> Z</text:span><text:span text:style-name="T230">);</text:span></text:p>
      <text:p text:style-name="P37"><text:span text:style-name="T208"><text:s text:c="12"/></text:span><text:span text:style-name="T217">if</text:span><text:span text:style-name="T230">(</text:span><text:span text:style-name="T210">rootX </text:span><text:span text:style-name="T230">==</text:span><text:span text:style-name="T210"> rootZ</text:span><text:span text:style-name="T230">)</text:span><text:span text:style-name="T210"> </text:span><text:span text:style-name="T230">{</text:span></text:p>
      <text:p text:style-name="P37"><text:span text:style-name="T208"><text:s text:c="16"/></text:span><text:span text:style-name="T217">return</text:span><text:span text:style-name="T230">;</text:span></text:p>
      <text:p text:style-name="P37"><text:span text:style-name="T208"><text:s text:c="12"/></text:span><text:span text:style-name="T230">}</text:span><text:span text:style-name="T210"> </text:span><text:span text:style-name="T217">else</text:span><text:span text:style-name="T210"> </text:span><text:span text:style-name="T230">{</text:span></text:p>
      <text:p text:style-name="P37"><text:span text:style-name="T208"><text:s text:c="16"/></text:span><text:span text:style-name="T210">parent</text:span><text:span text:style-name="T230">[</text:span><text:span text:style-name="T210">rootX</text:span><text:span text:style-name="T230">]</text:span><text:span text:style-name="T210"> </text:span><text:span text:style-name="T230">=</text:span><text:span text:style-name="T210"> rootZ</text:span><text:span text:style-name="T230">;</text:span></text:p>
      <text:p text:style-name="P37"><text:span text:style-name="T208"><text:s text:c="12"/></text:span><text:span text:style-name="T230">}</text:span></text:p>
      <text:p text:style-name="P37"><text:span text:style-name="T208"><text:s text:c="9"/></text:span><text:span text:style-name="T235">//add code here.</text:span></text:p>
      <text:p text:style-name="P37"><text:span text:style-name="T208"><text:s text:c="8"/></text:span><text:span text:style-name="T230">}</text:span></text:p>
      <text:p text:style-name="P42">}</text:p>
      <text:p text:style-name="P198"><text:span text:style-name="Strong_20_Emphasis"><text:span text:style-name="T71">Question 34:</text:span></text:span></text:p>
      <text:p text:style-name="P198"><text:soft-page-break/><text:a xlink:type="simple" xlink:href="https://leetcode.com/problems/number-of-operations-to-make-network-connected/" text:style-name="Internet_20_link" text:visited-style-name="Visited_20_Internet_20_Link"><text:span text:style-name="Strong_20_Emphasis"><text:span text:style-name="T83">1319. Number of Operations to Make Network Connected</text:span></text:span></text:a><text:span text:style-name="Strong_20_Emphasis"><text:span text:style-name="T82"><text:line-break/>There are </text:span></text:span><text:span text:style-name="Strong_20_Emphasis"><text:span text:style-name="Source_20_Text"><text:span text:style-name="T106">n</text:span></text:span></text:span><text:span text:style-name="Strong_20_Emphasis"><text:span text:style-name="T82"> computers numbered from </text:span></text:span><text:span text:style-name="Strong_20_Emphasis"><text:span text:style-name="Source_20_Text"><text:span text:style-name="T106">0</text:span></text:span></text:span><text:span text:style-name="Strong_20_Emphasis"><text:span text:style-name="T82"> to </text:span></text:span><text:span text:style-name="Strong_20_Emphasis"><text:span text:style-name="Source_20_Text"><text:span text:style-name="T106">n - 1</text:span></text:span></text:span><text:span text:style-name="Strong_20_Emphasis"><text:span text:style-name="T82"> connected by ethernet cables </text:span></text:span><text:span text:style-name="Strong_20_Emphasis"><text:span text:style-name="Source_20_Text"><text:span text:style-name="T106">connections</text:span></text:span></text:span><text:span text:style-name="Strong_20_Emphasis"><text:span text:style-name="T82"> forming a network where </text:span></text:span><text:span text:style-name="Strong_20_Emphasis"><text:span text:style-name="Source_20_Text"><text:span text:style-name="T106">connections[i] = [a</text:span></text:span></text:span><text:span text:style-name="Strong_20_Emphasis"><text:span text:style-name="Source_20_Text"><text:span text:style-name="T107">i</text:span></text:span></text:span><text:span text:style-name="Strong_20_Emphasis"><text:span text:style-name="Source_20_Text"><text:span text:style-name="T106">, b</text:span></text:span></text:span><text:span text:style-name="Strong_20_Emphasis"><text:span text:style-name="Source_20_Text"><text:span text:style-name="T107">i</text:span></text:span></text:span><text:span text:style-name="Strong_20_Emphasis"><text:span text:style-name="Source_20_Text"><text:span text:style-name="T106">]</text:span></text:span></text:span><text:span text:style-name="Strong_20_Emphasis"><text:span text:style-name="T82"> represents a connection between computers </text:span></text:span><text:span text:style-name="Strong_20_Emphasis"><text:span text:style-name="Source_20_Text"><text:span text:style-name="T106">a</text:span></text:span></text:span><text:span text:style-name="Strong_20_Emphasis"><text:span text:style-name="Source_20_Text"><text:span text:style-name="T107">i</text:span></text:span></text:span><text:span text:style-name="Strong_20_Emphasis"><text:span text:style-name="T82"> and </text:span></text:span><text:span text:style-name="Strong_20_Emphasis"><text:span text:style-name="Source_20_Text"><text:span text:style-name="T106">b</text:span></text:span></text:span><text:span text:style-name="Strong_20_Emphasis"><text:span text:style-name="Source_20_Text"><text:span text:style-name="T107">i</text:span></text:span></text:span><text:span text:style-name="Strong_20_Emphasis"><text:span text:style-name="T82">. Any computer can reach any other computer directly or indirectly through the network.</text:span></text:span></text:p>
      <text:p text:style-name="P88">You are given an initial computer network <text:span text:style-name="Source_20_Text"><text:span text:style-name="T236">connections</text:span></text:span>. You can extract certain cables between two directly connected computers, and place them between any pair of disconnected computers to make them directly connected.</text:p>
      <text:p text:style-name="P88">Return <text:span text:style-name="Emphasis"><text:span text:style-name="T188">the minimum number of times you need to do this in order to make all the computers connected</text:span></text:span>. If it is not possible, return <text:span text:style-name="Source_20_Text"><text:span text:style-name="T236">-1</text:span></text:span>.</text:p>
      <text:p text:style-name="P88"> <text:span text:style-name="T286">Example 1:</text:span></text:p>
      <text:p text:style-name="P197"><text:span text:style-name="Strong_20_Emphasis"><text:span text:style-name="T84">Input:</text:span></text:span><text:span text:style-name="Strong_20_Emphasis"><text:span text:style-name="T82"> n = 4, connections = [[0,1],[0,2],[1,2]]</text:span></text:span></text:p>
      <text:p text:style-name="P79"><text:span text:style-name="Strong_20_Emphasis"><text:span text:style-name="T188">Output:</text:span></text:span> 1</text:p>
      <text:p text:style-name="P198"><text:span text:style-name="Strong_20_Emphasis"><text:span text:style-name="T82">Ans:</text:span></text:span></text:p>
      <text:p text:style-name="P197"><text:span text:style-name="Source_20_Text"><text:span text:style-name="T107">class Solution {</text:span></text:span></text:p>
      <text:p text:style-name="P87"><text:span text:style-name="Source_20_Text"><text:span text:style-name="T188"><text:s text:c="4"/>static int MaxCon;</text:span></text:span></text:p>
      <text:p text:style-name="P87"><text:span text:style-name="Source_20_Text"><text:span text:style-name="T188"><text:s text:c="4"/>static int dots;</text:span></text:span></text:p>
      <text:p text:style-name="P87"><text:span text:style-name="Source_20_Text"><text:span text:style-name="T188"><text:s text:c="4"/>public void dfs(int start, HashSet&lt;Integer&gt;[] grapf, HashSet&lt;Integer&gt; visited)</text:span></text:span></text:p>
      <text:p text:style-name="P87"><text:span text:style-name="Source_20_Text"><text:span text:style-name="T188"><text:s text:c="4"/>{</text:span></text:span></text:p>
      <text:p text:style-name="P87"><text:span text:style-name="Source_20_Text"><text:span text:style-name="T188"><text:s text:c="8"/>visited.remove(start);</text:span></text:span></text:p>
      <text:p text:style-name="P87"><text:span text:style-name="Source_20_Text"><text:span text:style-name="T188"><text:s text:c="8"/>for(int neib : grapf[start])</text:span></text:span></text:p>
      <text:p text:style-name="P87"><text:span text:style-name="Source_20_Text"><text:span text:style-name="T188"><text:s text:c="8"/>{</text:span></text:span></text:p>
      <text:p text:style-name="P87"><text:span text:style-name="Source_20_Text"><text:span text:style-name="T188"><text:s text:c="12"/>MaxCon++;</text:span></text:span></text:p>
      <text:p text:style-name="P87"><text:span text:style-name="Source_20_Text"><text:span text:style-name="T188"><text:s text:c="12"/>if (visited.contains(neib))</text:span></text:span></text:p>
      <text:p text:style-name="P87"><text:span text:style-name="Source_20_Text"><text:span text:style-name="T188"><text:s text:c="16"/>dfs(neib, grapf, visited);</text:span></text:span></text:p>
      <text:p text:style-name="P87"><text:span text:style-name="Source_20_Text"><text:span text:style-name="T188"><text:s text:c="8"/>}</text:span></text:span></text:p>
      <text:p text:style-name="P87"><text:span text:style-name="Source_20_Text"><text:span text:style-name="T188"><text:s text:c="8"/>dots++;</text:span></text:span></text:p>
      <text:p text:style-name="P87"><text:span text:style-name="Source_20_Text"><text:span text:style-name="T188"><text:s text:c="4"/>}</text:span></text:span></text:p>
      <text:p text:style-name="P87"><text:span text:style-name="Source_20_Text"><text:span text:style-name="T188"><text:s text:c="4"/>public void fullGraph(HashSet&lt;Integer&gt;[] grapf, int[][] connections)</text:span></text:span></text:p>
      <text:p text:style-name="P87"><text:span text:style-name="Source_20_Text"><text:span text:style-name="T188"><text:s text:c="4"/>{</text:span></text:span></text:p>
      <text:p text:style-name="P87"><text:span text:style-name="Source_20_Text"><text:span text:style-name="T188"><text:s text:c="8"/>for(int[] con : connections)</text:span></text:span></text:p>
      <text:p text:style-name="P87"><text:span text:style-name="Source_20_Text"><text:span text:style-name="T188"><text:s text:c="8"/>{</text:span></text:span></text:p>
      <text:p text:style-name="P87"><text:span text:style-name="Source_20_Text"><text:span text:style-name="T188"><text:s text:c="12"/>grapf[con[0]].add(con[1]);</text:span></text:span></text:p>
      <text:p text:style-name="P87"><text:span text:style-name="Source_20_Text"><text:span text:style-name="T188"><text:s text:c="12"/>grapf[con[1]].add(con[0]);</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text:span text:style-name="Source_20_Text"><text:span text:style-name="T188"><text:s text:c="4"/>public int makeConnected(int n, int[][] connections) {</text:span></text:span></text:p>
      <text:p text:style-name="P87"><text:span text:style-name="Source_20_Text"><text:span text:style-name="T188"><text:s text:c="8"/>MaxCon = 0;</text:span></text:span></text:p>
      <text:p text:style-name="P87"><text:span text:style-name="Source_20_Text"><text:span text:style-name="T188"><text:s text:c="8"/>dots = 0;</text:span></text:span></text:p>
      <text:p text:style-name="P87"><text:span text:style-name="Source_20_Text"><text:span text:style-name="T188"><text:s text:c="8"/>HashSet&lt;Integer&gt;[] grapf = new HashSet[n];</text:span></text:span></text:p>
      <text:p text:style-name="P87"><text:span text:style-name="Source_20_Text"><text:span text:style-name="T188"><text:s text:c="8"/>for(int i = 0; i &lt; n; i++)</text:span></text:span></text:p>
      <text:p text:style-name="P87"><text:span text:style-name="Source_20_Text"><text:span text:style-name="T188"><text:s text:c="12"/>grapf[i] = new HashSet&lt;&gt;();</text:span></text:span></text:p>
      <text:p text:style-name="P87"><text:span text:style-name="Source_20_Text"><text:span text:style-name="T188"><text:s text:c="8"/>HashSet&lt;Integer&gt; visited = new HashSet&lt;&gt;();</text:span></text:span></text:p>
      <text:p text:style-name="P87"><text:span text:style-name="Source_20_Text"><text:span text:style-name="T188"><text:s text:c="8"/>for(int i = 0; i &lt; n; i++) visited.add(i);</text:span></text:span></text:p>
      <text:p text:style-name="P87"><text:span text:style-name="Source_20_Text"><text:span text:style-name="T188"><text:s text:c="8"/>fullGraph(grapf, connections);</text:span></text:span></text:p>
      <text:p text:style-name="P87"><text:span text:style-name="Source_20_Text"><text:span text:style-name="T188"><text:s text:c="8"/>int countCol = -1;</text:span></text:span></text:p>
      <text:p text:style-name="P87"><text:span text:style-name="Source_20_Text"><text:span text:style-name="T188"><text:s text:c="8"/>int use = 0;</text:span></text:span></text:p>
      <text:p text:style-name="P87"><text:span text:style-name="Source_20_Text"><text:span text:style-name="T188"><text:s text:c="8"/>for(int i = 0; i &lt; n; i++) {</text:span></text:span></text:p>
      <text:p text:style-name="P87"><text:span text:style-name="Source_20_Text"><text:span text:style-name="T188"><text:s text:c="12"/>if (visited.contains(i)) {</text:span></text:span></text:p>
      <text:p text:style-name="P87"><text:soft-page-break/><text:span text:style-name="Source_20_Text"><text:span text:style-name="T188"><text:s text:c="16"/>MaxCon = 0;</text:span></text:span></text:p>
      <text:p text:style-name="P87"><text:span text:style-name="Source_20_Text"><text:span text:style-name="T188"><text:s text:c="16"/>dots = 0;</text:span></text:span></text:p>
      <text:p text:style-name="P87"><text:span text:style-name="Source_20_Text"><text:span text:style-name="T188"><text:s text:c="16"/>countCol++;</text:span></text:span></text:p>
      <text:p text:style-name="P87"><text:span text:style-name="Source_20_Text"><text:span text:style-name="T188"><text:s text:c="16"/>dfs(i, grapf, visited);</text:span></text:span></text:p>
      <text:p text:style-name="P87"><text:span text:style-name="Source_20_Text"><text:span text:style-name="T188"><text:s text:c="16"/>use += MaxCon/2 -dots + 1;</text:span></text:span></text:p>
      <text:p text:style-name="P87"><text:span text:style-name="Source_20_Text"><text:span text:style-name="T188"><text:s text:c="12"/>}</text:span></text:span></text:p>
      <text:p text:style-name="P87"/>
      <text:p text:style-name="P87"><text:span text:style-name="Source_20_Text"><text:span text:style-name="T188"><text:s text:c="8"/>}</text:span></text:span></text:p>
      <text:p text:style-name="P87"><text:span text:style-name="Source_20_Text"><text:span text:style-name="T188"><text:s text:c="8"/>if(use &gt;= countCol)</text:span></text:span></text:p>
      <text:p text:style-name="P87"><text:span text:style-name="Source_20_Text"><text:span text:style-name="T188"><text:s text:c="12"/>return countCol;</text:span></text:span></text:p>
      <text:p text:style-name="P87"><text:span text:style-name="Source_20_Text"><text:span text:style-name="T188"><text:s text:c="8"/>return -1;</text:span></text:span></text:p>
      <text:p text:style-name="P87"><text:span text:style-name="Source_20_Text"><text:span text:style-name="T188"><text:s text:c="4"/>}</text:span></text:span></text:p>
      <text:p text:style-name="P79"><text:span text:style-name="Source_20_Text"><text:span text:style-name="T188">}</text:span></text:span></text:p>
      <text:p text:style-name="P198"><text:span text:style-name="Strong_20_Emphasis"><text:span text:style-name="T71">Question 35:</text:span></text:span></text:p>
      <text:p text:style-name="P198"><text:a xlink:type="simple" xlink:href="https://leetcode.com/problems/most-stones-removed-with-same-row-or-column/" text:style-name="Internet_20_link" text:visited-style-name="Visited_20_Internet_20_Link"><text:span text:style-name="Strong_20_Emphasis"><text:span text:style-name="T72">Most Stones Removed with Same Row or Column</text:span></text:span></text:a><text:span text:style-name="Strong_20_Emphasis"><text:span text:style-name="T82"><text:line-break/>On a 2D plane, we place </text:span></text:span><text:span text:style-name="Strong_20_Emphasis"><text:span text:style-name="Source_20_Text"><text:span text:style-name="T106">n</text:span></text:span></text:span><text:span text:style-name="Strong_20_Emphasis"><text:span text:style-name="T82"> stones at some integer coordinate points. Each coordinate point may have at most one stone.</text:span></text:span></text:p>
      <text:p text:style-name="P88">A stone can be removed if it shares either <text:span text:style-name="Strong_20_Emphasis"><text:span text:style-name="T188">the same row or the same column</text:span></text:span> as another stone that has not been removed.</text:p>
      <text:p text:style-name="P88">Given an array <text:span text:style-name="Source_20_Text"><text:span text:style-name="T236">stones</text:span></text:span> of length <text:span text:style-name="Source_20_Text"><text:span text:style-name="T236">n</text:span></text:span> where <text:span text:style-name="Source_20_Text"><text:span text:style-name="T236">stones[i] = [x</text:span></text:span><text:span text:style-name="Source_20_Text"><text:span text:style-name="T188">i</text:span></text:span><text:span text:style-name="Source_20_Text"><text:span text:style-name="T236">, y</text:span></text:span><text:span text:style-name="Source_20_Text"><text:span text:style-name="T188">i</text:span></text:span><text:span text:style-name="Source_20_Text"><text:span text:style-name="T236">]</text:span></text:span> represents the location of the <text:span text:style-name="Source_20_Text"><text:span text:style-name="T236">i</text:span></text:span><text:span text:style-name="Source_20_Text"><text:span text:style-name="T188">th</text:span></text:span> stone, return <text:span text:style-name="Emphasis"><text:span text:style-name="T188">the largest possible number of stones that can be removed</text:span></text:span>.</text:p>
      <text:p text:style-name="Text_20_body"><text:line-break/><text:span text:style-name="Strong_20_Emphasis"><text:span text:style-name="T84">Example 1:</text:span></text:span></text:p>
      <text:p text:style-name="P87"><text:span text:style-name="Strong_20_Emphasis"><text:span text:style-name="T188">Input:</text:span></text:span> stones = [[0,0],[0,1],[1,0],[1,2],[2,1],[2,2]]</text:p>
      <text:p text:style-name="P79"><text:span text:style-name="Strong_20_Emphasis"><text:span text:style-name="T188">Output:</text:span></text:span> 5</text:p>
      <text:p text:style-name="P199">Ans:</text:p>
      <text:p text:style-name="Preformatted_20_Text"><text:span text:style-name="Source_20_Text"><text:span text:style-name="T107">class Solution {</text:span></text:span></text:p>
      <text:p text:style-name="P87"><text:span text:style-name="Source_20_Text"><text:span text:style-name="T188"><text:s text:c="4"/>public int numOfIslands = 0;</text:span></text:span></text:p>
      <text:p text:style-name="P87"><text:span text:style-name="Source_20_Text"><text:span text:style-name="T188"><text:s text:c="4"/>public int removeStones(int[][] stones) {</text:span></text:span></text:p>
      <text:p text:style-name="P87"><text:span text:style-name="Source_20_Text"><text:span text:style-name="T188"><text:s text:c="8"/>int[] parent = new int[20003];</text:span></text:span></text:p>
      <text:p text:style-name="P87"><text:span text:style-name="Source_20_Text"><text:span text:style-name="T188"><text:s text:c="8"/>for(int[] stone:stones) {</text:span></text:span></text:p>
      <text:p text:style-name="P87"><text:span text:style-name="Source_20_Text"><text:span text:style-name="T188"><text:s text:c="12"/>unionSets(stone[0]+1, stone[1] + 10002, parent);</text:span></text:span></text:p>
      <text:p text:style-name="P87"><text:span text:style-name="Source_20_Text"><text:span text:style-name="T188"><text:s text:c="8"/>}</text:span></text:span></text:p>
      <text:p text:style-name="P87"><text:span text:style-name="Source_20_Text"><text:span text:style-name="T188"><text:s text:c="8"/>return stones.length - numOfIslands;</text:span></text:span></text:p>
      <text:p text:style-name="P87"><text:span text:style-name="Source_20_Text"><text:span text:style-name="T188"><text:s text:c="4"/>}</text:span></text:span></text:p>
      <text:p text:style-name="P87"><text:span text:style-name="Source_20_Text"><text:span text:style-name="T188"><text:s text:c="4"/>public void unionSets(int a, int b, int[] parent) {</text:span></text:span></text:p>
      <text:p text:style-name="P87"><text:span text:style-name="Source_20_Text"><text:span text:style-name="T188"><text:s text:c="8"/>int parA = findParent(a, parent), parB = findParent(b, parent);</text:span></text:span></text:p>
      <text:p text:style-name="P87"><text:span text:style-name="Source_20_Text"><text:span text:style-name="T188"><text:s text:c="8"/>if(parA != parB) {</text:span></text:span></text:p>
      <text:p text:style-name="P87"><text:span text:style-name="Source_20_Text"><text:span text:style-name="T188"><text:s text:c="12"/>parent[parB] = parA;</text:span></text:span></text:p>
      <text:p text:style-name="P87"><text:span text:style-name="Source_20_Text"><text:span text:style-name="T188"><text:s text:c="12"/>numOfIslands--;</text:span></text:span></text:p>
      <text:p text:style-name="P87"><text:span text:style-name="Source_20_Text"><text:span text:style-name="T188"><text:s text:c="8"/>}</text:span></text:span></text:p>
      <text:p text:style-name="P87"><text:span text:style-name="Source_20_Text"><text:span text:style-name="T188"><text:s text:c="8"/>return;</text:span></text:span></text:p>
      <text:p text:style-name="P87"><text:span text:style-name="Source_20_Text"><text:span text:style-name="T188"><text:s text:c="4"/>}</text:span></text:span></text:p>
      <text:p text:style-name="P87"><text:span text:style-name="Source_20_Text"><text:span text:style-name="T188"><text:s text:c="4"/>public int findParent(int node, int[] parent) {</text:span></text:span></text:p>
      <text:p text:style-name="P87"><text:span text:style-name="Source_20_Text"><text:span text:style-name="T188"><text:s text:c="8"/>if(parent[node] == 0) {</text:span></text:span></text:p>
      <text:p text:style-name="P87"><text:span text:style-name="Source_20_Text"><text:span text:style-name="T188"><text:s text:c="12"/>parent[node] = node;</text:span></text:span></text:p>
      <text:p text:style-name="P87"><text:span text:style-name="Source_20_Text"><text:span text:style-name="T188"><text:s text:c="12"/>numOfIslands++;</text:span></text:span></text:p>
      <text:p text:style-name="P87"><text:span text:style-name="Source_20_Text"><text:span text:style-name="T188"><text:s text:c="8"/>}</text:span></text:span></text:p>
      <text:p text:style-name="P87"><text:soft-page-break/><text:span text:style-name="Source_20_Text"><text:span text:style-name="T188"><text:s text:c="8"/>if(parent[node] == node) {</text:span></text:span></text:p>
      <text:p text:style-name="P87"><text:span text:style-name="Source_20_Text"><text:span text:style-name="T188"><text:s text:c="12"/>return node;</text:span></text:span></text:p>
      <text:p text:style-name="P87"><text:span text:style-name="Source_20_Text"><text:span text:style-name="T188"><text:s text:c="8"/>}</text:span></text:span></text:p>
      <text:p text:style-name="P87"><text:span text:style-name="Source_20_Text"><text:span text:style-name="T188"><text:s text:c="8"/>int par = findParent(parent[node], parent);</text:span></text:span></text:p>
      <text:p text:style-name="P87"><text:span text:style-name="Source_20_Text"><text:span text:style-name="T188"><text:s text:c="8"/>parent[node] = par;</text:span></text:span></text:p>
      <text:p text:style-name="P87"><text:span text:style-name="Source_20_Text"><text:span text:style-name="T188"><text:s text:c="8"/>return par;</text:span></text:span></text:p>
      <text:p text:style-name="P87"><text:span text:style-name="Source_20_Text"><text:span text:style-name="T188"><text:s text:c="4"/>}</text:span></text:span></text:p>
      <text:p text:style-name="P79"><text:span text:style-name="Source_20_Text"><text:span text:style-name="T188">}</text:span></text:span></text:p>
      <text:p text:style-name="P201"><text:span text:style-name="Strong_20_Emphasis"><text:span text:style-name="T73">Question 36:</text:span></text:span></text:p>
      <text:p text:style-name="P201"><text:a xlink:type="simple" xlink:href="https://leetcode.com/problems/accounts-merge/" text:style-name="Internet_20_link" text:visited-style-name="Visited_20_Internet_20_Link"><text:span text:style-name="Strong_20_Emphasis"><text:span text:style-name="T74"> Accounts Merge</text:span></text:span></text:a><text:span text:style-name="Strong_20_Emphasis"><text:span text:style-name="T73"><text:line-break/>Given a list of </text:span></text:span><text:span text:style-name="Strong_20_Emphasis"><text:span text:style-name="Source_20_Text"><text:span text:style-name="T110">accounts</text:span></text:span></text:span><text:span text:style-name="Strong_20_Emphasis"><text:span text:style-name="T73"> where each element </text:span></text:span><text:span text:style-name="Strong_20_Emphasis"><text:span text:style-name="Source_20_Text"><text:span text:style-name="T110">accounts[i]</text:span></text:span></text:span><text:span text:style-name="Strong_20_Emphasis"><text:span text:style-name="T73"> is a list of strings, where the first element </text:span></text:span><text:span text:style-name="Strong_20_Emphasis"><text:span text:style-name="Source_20_Text"><text:span text:style-name="T110">accounts[i][0]</text:span></text:span></text:span><text:span text:style-name="Strong_20_Emphasis"><text:span text:style-name="T73"> is a name, and the rest of the elements are </text:span></text:span><text:span text:style-name="Strong_20_Emphasis"><text:span text:style-name="T85">emails</text:span></text:span><text:span text:style-name="Strong_20_Emphasis"><text:span text:style-name="T73"> representing emails of the account.</text:span></text:span></text:p>
      <text:p text:style-name="P88">Now, we would like to merge these accounts. Two accounts definitely belong to the same person if there is some common email to both accounts. Note that even if two accounts have the same name, they may belong to different people as people could have the same name. A person can have any number of accounts initially, but all of their accounts definitely have the same name.</text:p>
      <text:p text:style-name="P88">After merging the accounts, return the accounts in the following format: the first element of each account is the name, and the rest of the elements are emails <text:span text:style-name="Strong_20_Emphasis"><text:span text:style-name="T188">in sorted order</text:span></text:span>. The accounts themselves can be returned in <text:span text:style-name="Strong_20_Emphasis"><text:span text:style-name="T188">any order</text:span></text:span>.</text:p>
      <text:p text:style-name="P201"><text:span text:style-name="Strong_20_Emphasis"><text:span text:style-name="T85">Example 1:</text:span></text:span></text:p>
      <text:p text:style-name="P87"><text:span text:style-name="Strong_20_Emphasis"><text:span text:style-name="T188">Input:</text:span></text:span> accounts = [["John","johnsmith@mail.com","john_newyork@mail.com"],["John","johnsmith@mail.com","john00@mail.com"],["Mary","mary@mail.com"],["John","johnnybravo@mail.com"]]</text:p>
      <text:p text:style-name="P79"><text:span text:style-name="Strong_20_Emphasis"><text:span text:style-name="T188">Output:</text:span></text:span> [["John","john00@mail.com","john_newyork@mail.com","johnsmith@mail.com"],["Mary","mary@mail.com"],["John","johnnybravo@mail.com"]]</text:p>
      <text:p text:style-name="P201"><text:span text:style-name="Strong_20_Emphasis"><text:span text:style-name="T73">Ans:</text:span></text:span></text:p>
      <text:p text:style-name="P200"><text:span text:style-name="Source_20_Text"><text:span text:style-name="T111">class Solution {</text:span></text:span></text:p>
      <text:p text:style-name="P87"><text:span text:style-name="Source_20_Text"><text:span text:style-name="T188"><text:s text:c="4"/>public List&lt;List&lt;String&gt;&gt; accountsMerge(List&lt;List&lt;String&gt;&gt; accounts) {</text:span></text:span></text:p>
      <text:p text:style-name="P87"><text:span text:style-name="Source_20_Text"><text:span text:style-name="T188"><text:s text:c="8"/>// Email to index map</text:span></text:span></text:p>
      <text:p text:style-name="P87"><text:span text:style-name="Source_20_Text"><text:span text:style-name="T188"><text:s text:c="8"/>Map&lt;String, Integer&gt; emailIdx = new HashMap&lt;&gt;();</text:span></text:span></text:p>
      <text:p text:style-name="P87"><text:span text:style-name="Source_20_Text"><text:span text:style-name="T188"><text:s text:c="8"/>// Email to name map</text:span></text:span></text:p>
      <text:p text:style-name="P87"><text:span text:style-name="Source_20_Text"><text:span text:style-name="T188"><text:s text:c="8"/>Map&lt;String, String&gt; emailToName = new HashMap&lt;&gt;();</text:span></text:span></text:p>
      <text:p text:style-name="P87"><text:span text:style-name="Source_20_Text"><text:span text:style-name="T188"><text:s text:c="8"/>// Parent array for DSU</text:span></text:span></text:p>
      <text:p text:style-name="P87"><text:span text:style-name="Source_20_Text"><text:span text:style-name="T188"><text:s text:c="8"/>int[] parent = new int[10000]; // assuming maximum 10000 nodes</text:span></text:span></text:p>
      <text:p text:style-name="P87"><text:span text:style-name="Source_20_Text"><text:span text:style-name="T188"><text:s text:c="8"/>for (int i = 0; i &lt; 10000; i++) parent[i] = i; // initially, each node is its own parent</text:span></text:span></text:p>
      <text:p text:style-name="P87"><text:span text:style-name="Source_20_Text"><text:span text:style-name="T188"><text:s text:c="8"/></text:span></text:span></text:p>
      <text:p text:style-name="P87"><text:span text:style-name="Source_20_Text"><text:span text:style-name="T188"><text:s text:c="8"/>int id = 0;</text:span></text:span></text:p>
      <text:p text:style-name="P87"><text:span text:style-name="Source_20_Text"><text:span text:style-name="T188"><text:s text:c="8"/>for (List&lt;String&gt; account : accounts) {</text:span></text:span></text:p>
      <text:p text:style-name="P87"><text:span text:style-name="Source_20_Text"><text:span text:style-name="T188"><text:s text:c="12"/>String name = account.get(0);</text:span></text:span></text:p>
      <text:p text:style-name="P87"><text:span text:style-name="Source_20_Text"><text:span text:style-name="T188"><text:s text:c="12"/>for (int i = 1; i &lt; account.size(); i++) {</text:span></text:span></text:p>
      <text:p text:style-name="P87"><text:span text:style-name="Source_20_Text"><text:span text:style-name="T188"><text:s text:c="16"/>String currEmail = account.get(i);</text:span></text:span></text:p>
      <text:p text:style-name="P87"><text:span text:style-name="Source_20_Text"><text:span text:style-name="T188"><text:s text:c="16"/>if (!emailIdx.containsKey(currEmail)) {</text:span></text:span></text:p>
      <text:p text:style-name="P87"><text:span text:style-name="Source_20_Text"><text:span text:style-name="T188"><text:s text:c="20"/>emailIdx.put(currEmail, id++);</text:span></text:span></text:p>
      <text:p text:style-name="P87"><text:span text:style-name="Source_20_Text"><text:span text:style-name="T188"><text:s text:c="20"/>emailToName.put(currEmail, name);</text:span></text:span></text:p>
      <text:p text:style-name="P87"><text:span text:style-name="Source_20_Text"><text:span text:style-name="T188"><text:s text:c="16"/>}</text:span></text:span></text:p>
      <text:p text:style-name="P87"><text:soft-page-break/><text:span text:style-name="Source_20_Text"><text:span text:style-name="T188"><text:s text:c="16"/>// Union the first email with the current email</text:span></text:span></text:p>
      <text:p text:style-name="P87"><text:span text:style-name="Source_20_Text"><text:span text:style-name="T188"><text:s text:c="16"/>int firstEmailIdx = emailIdx.get(account.get(1));</text:span></text:span></text:p>
      <text:p text:style-name="P87"><text:span text:style-name="Source_20_Text"><text:span text:style-name="T188"><text:s text:c="16"/>int currEmailIdx = emailIdx.get(currEmail); </text:span></text:span></text:p>
      <text:p text:style-name="P87"><text:span text:style-name="Source_20_Text"><text:span text:style-name="T188"><text:s text:c="16"/>union(firstEmailIdx, currEmailIdx, parent); </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 Grouping emails that belong to the same set</text:span></text:span></text:p>
      <text:p text:style-name="P87"><text:span text:style-name="Source_20_Text"><text:span text:style-name="T188"><text:s text:c="8"/>Map&lt;Integer, TreeSet&lt;String&gt;&gt; groups = new HashMap&lt;&gt;();</text:span></text:span></text:p>
      <text:p text:style-name="P87"><text:span text:style-name="Source_20_Text"><text:span text:style-name="T188"><text:s text:c="8"/>for (String email : emailIdx.keySet()) {</text:span></text:span></text:p>
      <text:p text:style-name="P87"><text:span text:style-name="Source_20_Text"><text:span text:style-name="T188"><text:s text:c="12"/>int root = find(emailIdx.get(email), parent);</text:span></text:span></text:p>
      <text:p text:style-name="P87"><text:span text:style-name="Source_20_Text"><text:span text:style-name="T188"><text:s text:c="12"/>groups.computeIfAbsent(root, x -&gt; new TreeSet&lt;&gt;()).add(email);</text:span></text:span></text:p>
      <text:p text:style-name="P87"><text:span text:style-name="Source_20_Text"><text:span text:style-name="T188"><text:s text:c="8"/>}</text:span></text:span></text:p>
      <text:p text:style-name="P87"><text:span text:style-name="Source_20_Text"><text:span text:style-name="T188"><text:s text:c="8"/></text:span></text:span></text:p>
      <text:p text:style-name="P87"><text:span text:style-name="Source_20_Text"><text:span text:style-name="T188"><text:s text:c="8"/>// Constructing the answer</text:span></text:span></text:p>
      <text:p text:style-name="P87"><text:span text:style-name="Source_20_Text"><text:span text:style-name="T188"><text:s text:c="8"/>List&lt;List&lt;String&gt;&gt; result = new ArrayList&lt;&gt;();</text:span></text:span></text:p>
      <text:p text:style-name="P87"><text:span text:style-name="Source_20_Text"><text:span text:style-name="T188"><text:s text:c="8"/>for (TreeSet&lt;String&gt; group : groups.values()) {</text:span></text:span></text:p>
      <text:p text:style-name="P87"><text:span text:style-name="Source_20_Text"><text:span text:style-name="T188"><text:s text:c="12"/>List&lt;String&gt; account = new ArrayList&lt;&gt;();</text:span></text:span></text:p>
      <text:p text:style-name="P87"><text:span text:style-name="Source_20_Text"><text:span text:style-name="T188"><text:s text:c="12"/>account.add(emailToName.get(group.first())); // add name</text:span></text:span></text:p>
      <text:p text:style-name="P87"><text:span text:style-name="Source_20_Text"><text:span text:style-name="T188"><text:s text:c="12"/>account.addAll(group); // add emails</text:span></text:span></text:p>
      <text:p text:style-name="P87"><text:span text:style-name="Source_20_Text"><text:span text:style-name="T188"><text:s text:c="12"/>result.add(account);</text:span></text:span></text:p>
      <text:p text:style-name="P87"><text:span text:style-name="Source_20_Text"><text:span text:style-name="T188"><text:s text:c="8"/>}</text:span></text:span></text:p>
      <text:p text:style-name="P87"><text:span text:style-name="Source_20_Text"><text:span text:style-name="T188"><text:s text:c="8"/>return result;</text:span></text:span></text:p>
      <text:p text:style-name="P87"><text:span text:style-name="Source_20_Text"><text:span text:style-name="T188"><text:s text:c="4"/>}</text:span></text:span></text:p>
      <text:p text:style-name="P87"><text:span text:style-name="Source_20_Text"><text:span text:style-name="T188"><text:s text:c="4"/></text:span></text:span></text:p>
      <text:p text:style-name="P87"><text:span text:style-name="Source_20_Text"><text:span text:style-name="T188"><text:s text:c="4"/>// Find operation with path compression</text:span></text:span></text:p>
      <text:p text:style-name="P87"><text:span text:style-name="Source_20_Text"><text:span text:style-name="T188"><text:s text:c="4"/>private int find(int x, int[] parent) {</text:span></text:span></text:p>
      <text:p text:style-name="P87"><text:span text:style-name="Source_20_Text"><text:span text:style-name="T188"><text:s text:c="8"/>int p = parent[x];</text:span></text:span></text:p>
      <text:p text:style-name="P87"><text:span text:style-name="Source_20_Text"><text:span text:style-name="T188"><text:s text:c="8"/>while (p != parent[p]) {</text:span></text:span></text:p>
      <text:p text:style-name="P87"><text:span text:style-name="Source_20_Text"><text:span text:style-name="T188"><text:s text:c="12"/>parent[p] = parent[parent[p]];</text:span></text:span></text:p>
      <text:p text:style-name="P87"><text:span text:style-name="Source_20_Text"><text:span text:style-name="T188"><text:s text:c="12"/>p = parent[p];</text:span></text:span></text:p>
      <text:p text:style-name="P87"><text:span text:style-name="Source_20_Text"><text:span text:style-name="T188"><text:s text:c="8"/>}</text:span></text:span></text:p>
      <text:p text:style-name="P87"><text:span text:style-name="Source_20_Text"><text:span text:style-name="T188"><text:s text:c="8"/>return p;</text:span></text:span></text:p>
      <text:p text:style-name="P87"><text:span text:style-name="Source_20_Text"><text:span text:style-name="T188"><text:s text:c="4"/>}</text:span></text:span></text:p>
      <text:p text:style-name="P87"><text:span text:style-name="Source_20_Text"><text:span text:style-name="T188"><text:s text:c="4"/></text:span></text:span></text:p>
      <text:p text:style-name="P87"><text:span text:style-name="Source_20_Text"><text:span text:style-name="T188"><text:s text:c="4"/>// Union operation</text:span></text:span></text:p>
      <text:p text:style-name="P87"><text:span text:style-name="Source_20_Text"><text:span text:style-name="T188"><text:s text:c="4"/>private void union(int x, int y, int[] parent) {</text:span></text:span></text:p>
      <text:p text:style-name="P87"><text:span text:style-name="Source_20_Text"><text:span text:style-name="T188"><text:s text:c="8"/>parent[find(x, parent)] = find(y, parent);</text:span></text:span></text:p>
      <text:p text:style-name="P87"><text:span text:style-name="Source_20_Text"><text:span text:style-name="T188"><text:s text:c="4"/>}</text:span></text:span></text:p>
      <text:p text:style-name="P79"><text:span text:style-name="Source_20_Text"><text:span text:style-name="T188">}</text:span></text:span></text:p>
      <text:p text:style-name="P201"><text:span text:style-name="Strong_20_Emphasis"><text:span text:style-name="T73">Question 37:</text:span></text:span></text:p>
      <text:p text:style-name="P201"><text:a xlink:type="simple" xlink:href="https://leetcode.com/problems/making-a-large-island/" text:style-name="Internet_20_link" text:visited-style-name="Visited_20_Internet_20_Link"><text:span text:style-name="Strong_20_Emphasis"><text:span text:style-name="T74">Making A Large Island</text:span></text:span></text:a><text:span text:style-name="Strong_20_Emphasis"><text:span text:style-name="T73"><text:line-break/>You are given an </text:span></text:span><text:span text:style-name="Strong_20_Emphasis"><text:span text:style-name="Source_20_Text"><text:span text:style-name="T110">n x n</text:span></text:span></text:span><text:span text:style-name="Strong_20_Emphasis"><text:span text:style-name="T73"> binary matrix </text:span></text:span><text:span text:style-name="Strong_20_Emphasis"><text:span text:style-name="Source_20_Text"><text:span text:style-name="T110">grid</text:span></text:span></text:span><text:span text:style-name="Strong_20_Emphasis"><text:span text:style-name="T73">. You are allowed to change </text:span></text:span><text:span text:style-name="Strong_20_Emphasis"><text:span text:style-name="T85">at most one</text:span></text:span><text:span text:style-name="Strong_20_Emphasis"><text:span text:style-name="T73"> </text:span></text:span><text:span text:style-name="Strong_20_Emphasis"><text:span text:style-name="Source_20_Text"><text:span text:style-name="T110">0</text:span></text:span></text:span><text:span text:style-name="Strong_20_Emphasis"><text:span text:style-name="T73"> to be </text:span></text:span><text:span text:style-name="Strong_20_Emphasis"><text:span text:style-name="Source_20_Text"><text:span text:style-name="T110">1</text:span></text:span></text:span><text:span text:style-name="Strong_20_Emphasis"><text:span text:style-name="T73">.</text:span></text:span></text:p>
      <text:p text:style-name="P88">Return <text:span text:style-name="Emphasis"><text:span text:style-name="T188">the size of the largest </text:span></text:span><text:span text:style-name="Emphasis"><text:span text:style-name="Strong_20_Emphasis"><text:span text:style-name="T188">island</text:span></text:span></text:span><text:span text:style-name="Emphasis"><text:span text:style-name="T188"> in</text:span></text:span> <text:span text:style-name="Source_20_Text"><text:span text:style-name="T236">grid</text:span></text:span> <text:span text:style-name="Emphasis"><text:span text:style-name="T188">after applying this operation</text:span></text:span>.</text:p>
      <text:p text:style-name="P88">An <text:span text:style-name="Strong_20_Emphasis"><text:span text:style-name="T188">island</text:span></text:span> is a 4-directionally connected group of <text:span text:style-name="Source_20_Text"><text:span text:style-name="T236">1</text:span></text:span>s.</text:p>
      <text:p text:style-name="Text_20_body"><text:line-break/><text:span text:style-name="Strong_20_Emphasis"><text:span text:style-name="T85">Example 1:</text:span></text:span></text:p>
      <text:p text:style-name="P87"><text:span text:style-name="Strong_20_Emphasis"><text:span text:style-name="T188">Input:</text:span></text:span> grid = [[1,0],[0,1]]</text:p>
      <text:p text:style-name="P79"><text:span text:style-name="Strong_20_Emphasis"><text:span text:style-name="T188">Output:</text:span></text:span> 3</text:p>
      <text:p text:style-name="P201"><text:soft-page-break/><text:span text:style-name="Strong_20_Emphasis"><text:span text:style-name="T73">Ans:</text:span></text:span></text:p>
      <text:p text:style-name="P200"><text:span text:style-name="Source_20_Text"><text:span text:style-name="T111">class Solution {</text:span></text:span></text:p>
      <text:p text:style-name="P87"><text:span text:style-name="Source_20_Text"><text:span text:style-name="T188"><text:s text:c="4"/>public int largestIsland(int[][] grid) {</text:span></text:span></text:p>
      <text:p text:style-name="P87"><text:span text:style-name="Source_20_Text"><text:span text:style-name="T188"><text:s text:c="8"/>int[] componentSizes = new int[grid.length * grid.length + 2];</text:span></text:span></text:p>
      <text:p text:style-name="P87"><text:span text:style-name="Source_20_Text"><text:span text:style-name="T188"><text:s text:c="8"/>int max = 0;</text:span></text:span></text:p>
      <text:p text:style-name="P87"><text:span text:style-name="Source_20_Text"><text:span text:style-name="T188"><text:s text:c="8"/>int id = 2;</text:span></text:span></text:p>
      <text:p text:style-name="P87"><text:span text:style-name="Source_20_Text"><text:span text:style-name="T188"><text:s text:c="8"/>for (int i = 0; i &lt; grid.length; i++) {</text:span></text:span></text:p>
      <text:p text:style-name="P87"><text:span text:style-name="Source_20_Text"><text:span text:style-name="T188"><text:s text:c="12"/>for (int j = 0; j &lt; grid.length; j++) {</text:span></text:span></text:p>
      <text:p text:style-name="P87"><text:span text:style-name="Source_20_Text"><text:span text:style-name="T188"><text:s text:c="16"/>if (grid[i][j] == 1) {</text:span></text:span></text:p>
      <text:p text:style-name="P87"><text:span text:style-name="Source_20_Text"><text:span text:style-name="T188"><text:s text:c="20"/>int[] size = new int[1];</text:span></text:span></text:p>
      <text:p text:style-name="P87"><text:span text:style-name="Source_20_Text"><text:span text:style-name="T188"><text:s text:c="20"/>dfs(grid, componentSizes, id, i, j);</text:span></text:span></text:p>
      <text:p text:style-name="P87"><text:span text:style-name="Source_20_Text"><text:span text:style-name="T188"><text:s text:c="20"/>if(componentSizes[id] &gt; max){</text:span></text:span></text:p>
      <text:p text:style-name="P87"><text:span text:style-name="Source_20_Text"><text:span text:style-name="T188"><text:s text:c="24"/>max = componentSizes[id];</text:span></text:span></text:p>
      <text:p text:style-name="P87"><text:span text:style-name="Source_20_Text"><text:span text:style-name="T188"><text:s text:c="20"/>}</text:span></text:span></text:p>
      <text:p text:style-name="P87"><text:span text:style-name="Source_20_Text"><text:span text:style-name="T188"><text:s text:c="20"/>id++;</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for (int i = 0; i &lt; grid.length; i++) {</text:span></text:span></text:p>
      <text:p text:style-name="P87"><text:span text:style-name="Source_20_Text"><text:span text:style-name="T188"><text:s text:c="12"/>for (int j = 0; j &lt; grid.length; j++) {</text:span></text:span></text:p>
      <text:p text:style-name="P87"><text:span text:style-name="Source_20_Text"><text:span text:style-name="T188"><text:s text:c="16"/>if (grid[i][j] == 0) {</text:span></text:span></text:p>
      <text:p text:style-name="P87"><text:span text:style-name="Source_20_Text"><text:span text:style-name="T188"><text:s text:c="20"/>max = Math.max(max, getNeighborSum(grid, componentSizes, i, j) + 1);</text:span></text:span></text:p>
      <text:p text:style-name="P87"><text:span text:style-name="Source_20_Text"><text:span text:style-name="T188"><text:s text:c="16"/>}</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8"/>return max;</text:span></text:span></text:p>
      <text:p text:style-name="P87"><text:span text:style-name="Source_20_Text"><text:span text:style-name="T188"><text:s text:c="4"/>}</text:span></text:span></text:p>
      <text:p text:style-name="P87"><text:span text:style-name="Source_20_Text"><text:span text:style-name="T188"><text:s text:c="4"/>private void dfs(int[][] grid, int[] componentSizes, int id, int i, int j) {</text:span></text:span></text:p>
      <text:p text:style-name="P87"><text:span text:style-name="Source_20_Text"><text:span text:style-name="T188"><text:s text:c="8"/>if (i &lt; 0 || j &lt; 0 || i &gt;= grid.length || j &gt;= grid[0].length || grid[i][j] != 1) return;</text:span></text:span></text:p>
      <text:p text:style-name="P87"><text:span text:style-name="Source_20_Text"><text:span text:style-name="T188"><text:s text:c="8"/>grid[i][j] = id;</text:span></text:span></text:p>
      <text:p text:style-name="P87"><text:span text:style-name="Source_20_Text"><text:span text:style-name="T188"><text:s text:c="8"/>componentSizes[id]++;</text:span></text:span></text:p>
      <text:p text:style-name="P87"><text:span text:style-name="Source_20_Text"><text:span text:style-name="T188"><text:s text:c="8"/>dfs(grid, componentSizes, id, i-1, j);</text:span></text:span></text:p>
      <text:p text:style-name="P87"><text:span text:style-name="Source_20_Text"><text:span text:style-name="T188"><text:s text:c="8"/>dfs(grid, componentSizes, id, i, j-1);</text:span></text:span></text:p>
      <text:p text:style-name="P87"><text:span text:style-name="Source_20_Text"><text:span text:style-name="T188"><text:s text:c="8"/>dfs(grid, componentSizes, id, i+1, j);</text:span></text:span></text:p>
      <text:p text:style-name="P87"><text:span text:style-name="Source_20_Text"><text:span text:style-name="T188"><text:s text:c="8"/>dfs(grid, componentSizes, id, i, j+1);</text:span></text:span></text:p>
      <text:p text:style-name="P87"><text:span text:style-name="Source_20_Text"><text:span text:style-name="T188"><text:s text:c="4"/>}</text:span></text:span></text:p>
      <text:p text:style-name="P87"><text:span text:style-name="Source_20_Text"><text:span text:style-name="T188"><text:s text:c="4"/>private int getNeighborSum(int[][] grid, int[] componentSizes, int i, int j) {</text:span></text:span></text:p>
      <text:p text:style-name="P87"><text:span text:style-name="Source_20_Text"><text:span text:style-name="T188"><text:s text:c="8"/>int[] ids = new int[4];</text:span></text:span></text:p>
      <text:p text:style-name="P87"><text:span text:style-name="Source_20_Text"><text:span text:style-name="T188"><text:s text:c="8"/>int sum = 0;</text:span></text:span></text:p>
      <text:p text:style-name="P87"><text:span text:style-name="Source_20_Text"><text:span text:style-name="T188"><text:s text:c="8"/>if(i-1 &gt;= 0){</text:span></text:span></text:p>
      <text:p text:style-name="P87"><text:span text:style-name="Source_20_Text"><text:span text:style-name="T188"><text:s text:c="12"/>ids[0] = grid[i-1][j];</text:span></text:span></text:p>
      <text:p text:style-name="P87"><text:span text:style-name="Source_20_Text"><text:span text:style-name="T188"><text:s text:c="8"/>}</text:span></text:span></text:p>
      <text:p text:style-name="P87"><text:span text:style-name="Source_20_Text"><text:span text:style-name="T188"><text:s text:c="8"/>if(i+1 &lt; grid.length){</text:span></text:span></text:p>
      <text:p text:style-name="P87"><text:span text:style-name="Source_20_Text"><text:span text:style-name="T188"><text:s text:c="12"/>ids[1] = grid[i+1][j];</text:span></text:span></text:p>
      <text:p text:style-name="P87"><text:span text:style-name="Source_20_Text"><text:span text:style-name="T188"><text:s text:c="8"/>}</text:span></text:span></text:p>
      <text:p text:style-name="P87"><text:span text:style-name="Source_20_Text"><text:span text:style-name="T188"><text:s text:c="8"/>if(j-1 &gt;= 0){</text:span></text:span></text:p>
      <text:p text:style-name="P87"><text:span text:style-name="Source_20_Text"><text:span text:style-name="T188"><text:s text:c="12"/>ids[2] = grid[i][j-1];</text:span></text:span></text:p>
      <text:p text:style-name="P87"><text:span text:style-name="Source_20_Text"><text:span text:style-name="T188"><text:s text:c="8"/>}</text:span></text:span></text:p>
      <text:p text:style-name="P87"><text:span text:style-name="Source_20_Text"><text:span text:style-name="T188"><text:s text:c="8"/>if(j+1 &lt; grid.length){</text:span></text:span></text:p>
      <text:p text:style-name="P87"><text:span text:style-name="Source_20_Text"><text:span text:style-name="T188"><text:s text:c="12"/>ids[3] = grid[i][j+1];</text:span></text:span></text:p>
      <text:p text:style-name="P87"><text:span text:style-name="Source_20_Text"><text:span text:style-name="T188"><text:s text:c="8"/>}</text:span></text:span></text:p>
      <text:p text:style-name="P87"><text:span text:style-name="Source_20_Text"><text:span text:style-name="T188"><text:s text:c="8"/>sum = componentSizes[ids[0]];</text:span></text:span></text:p>
      <text:p text:style-name="P87"><text:span text:style-name="Source_20_Text"><text:span text:style-name="T188"><text:s text:c="8"/>if(ids[1] != ids[0]){</text:span></text:span></text:p>
      <text:p text:style-name="P87"><text:span text:style-name="Source_20_Text"><text:span text:style-name="T188"><text:s text:c="12"/>sum += componentSizes[ids[1]];</text:span></text:span></text:p>
      <text:p text:style-name="P87"><text:span text:style-name="Source_20_Text"><text:span text:style-name="T188"><text:s text:c="8"/>}</text:span></text:span></text:p>
      <text:p text:style-name="P87"><text:span text:style-name="Source_20_Text"><text:span text:style-name="T188"><text:s text:c="8"/>if(ids[2] != ids[0] &amp;&amp; ids[2] != ids[1]){</text:span></text:span></text:p>
      <text:p text:style-name="P87"><text:soft-page-break/><text:span text:style-name="Source_20_Text"><text:span text:style-name="T188"><text:s text:c="12"/>sum += componentSizes[ids[2]];</text:span></text:span></text:p>
      <text:p text:style-name="P87"><text:span text:style-name="Source_20_Text"><text:span text:style-name="T188"><text:s text:c="8"/>}</text:span></text:span></text:p>
      <text:p text:style-name="P87"><text:span text:style-name="Source_20_Text"><text:span text:style-name="T188"><text:s text:c="8"/>if(ids[3] != ids[0] &amp;&amp; ids[3] != ids[1] &amp;&amp; ids[3] != ids[2]){</text:span></text:span></text:p>
      <text:p text:style-name="P87"><text:span text:style-name="Source_20_Text"><text:span text:style-name="T188"><text:s text:c="12"/>sum += componentSizes[ids[3]];</text:span></text:span></text:p>
      <text:p text:style-name="P87"><text:span text:style-name="Source_20_Text"><text:span text:style-name="T188"><text:s text:c="8"/>}</text:span></text:span></text:p>
      <text:p text:style-name="P87"><text:span text:style-name="Source_20_Text"><text:span text:style-name="T188"><text:s text:c="8"/>return sum;</text:span></text:span></text:p>
      <text:p text:style-name="P87"><text:span text:style-name="Source_20_Text"><text:span text:style-name="T188"><text:s text:c="4"/>}</text:span></text:span></text:p>
      <text:p text:style-name="P79"><text:span text:style-name="Source_20_Text"><text:span text:style-name="T188">}</text:span></text:span></text:p>
      <text:p text:style-name="P170"><text:span text:style-name="Strong_20_Emphasis"><text:span text:style-name="T75">Question 38:</text:span></text:span></text:p>
      <text:p text:style-name="P170"><text:a xlink:type="simple" xlink:href="https://leetcode.com/problems/swim-in-rising-water/" text:style-name="Internet_20_link" text:visited-style-name="Visited_20_Internet_20_Link"><text:span text:style-name="Strong_20_Emphasis"><text:span text:style-name="T76">Swim in Rising Water</text:span></text:span></text:a><text:span text:style-name="Strong_20_Emphasis"><text:span text:style-name="T75"><text:line-break/>You are given an </text:span></text:span><text:span text:style-name="Strong_20_Emphasis"><text:span text:style-name="Source_20_Text"><text:span text:style-name="T112">n x n</text:span></text:span></text:span><text:span text:style-name="Strong_20_Emphasis"><text:span text:style-name="T75"> integer matrix </text:span></text:span><text:span text:style-name="Strong_20_Emphasis"><text:span text:style-name="Source_20_Text"><text:span text:style-name="T112">grid</text:span></text:span></text:span><text:span text:style-name="Strong_20_Emphasis"><text:span text:style-name="T75"> where each value </text:span></text:span><text:span text:style-name="Strong_20_Emphasis"><text:span text:style-name="Source_20_Text"><text:span text:style-name="T112">grid[i][j]</text:span></text:span></text:span><text:span text:style-name="Strong_20_Emphasis"><text:span text:style-name="T75"> represents the elevation at that point </text:span></text:span><text:span text:style-name="Strong_20_Emphasis"><text:span text:style-name="Source_20_Text"><text:span text:style-name="T112">(i, j)</text:span></text:span></text:span><text:span text:style-name="Strong_20_Emphasis"><text:span text:style-name="T75">.</text:span></text:span></text:p>
      <text:p text:style-name="P88">The rain starts to fall. At time <text:span text:style-name="Source_20_Text"><text:span text:style-name="T236">t</text:span></text:span>, the depth of the water everywhere is <text:span text:style-name="Source_20_Text"><text:span text:style-name="T236">t</text:span></text:span>. You can swim from a square to another 4-directionally adjacent square if and only if the elevation of both squares individually are at most <text:span text:style-name="Source_20_Text"><text:span text:style-name="T236">t</text:span></text:span>. You can swim infinite distances in zero time. Of course, you must stay within the boundaries of the grid during your swim.</text:p>
      <text:p text:style-name="P88">Return <text:span text:style-name="Emphasis"><text:span text:style-name="T188">the least time until you can reach the bottom right square </text:span></text:span><text:span text:style-name="Source_20_Text"><text:span text:style-name="T236">(n - 1, n - 1)</text:span></text:span><text:span text:style-name="Emphasis"><text:span text:style-name="T188"> if you start at the top left square </text:span></text:span><text:span text:style-name="Source_20_Text"><text:span text:style-name="T236">(0, 0)</text:span></text:span>.</text:p>
      <text:p text:style-name="Text_20_body"><text:span text:style-name="T256">Example 1:</text:span><text:line-break/><text:span text:style-name="Strong_20_Emphasis"><text:span text:style-name="T86">Input:</text:span></text:span><text:span text:style-name="Strong_20_Emphasis"><text:span text:style-name="T75"> grid = [[0,2],[1,3]]</text:span></text:span></text:p>
      <text:p text:style-name="P79"><text:span text:style-name="Strong_20_Emphasis"><text:span text:style-name="T188">Output:</text:span></text:span> 3</text:p>
      <text:p text:style-name="P170"><text:span text:style-name="Strong_20_Emphasis"><text:span text:style-name="T75">Ans:</text:span></text:span></text:p>
      <text:p text:style-name="P169"><text:span text:style-name="Source_20_Text"><text:span text:style-name="T113">class Solution {</text:span></text:span></text:p>
      <text:p text:style-name="P87"><text:span text:style-name="Source_20_Text"><text:span text:style-name="T188"><text:s text:c="2"/>int len;</text:span></text:span></text:p>
      <text:p text:style-name="P87"><text:span text:style-name="Source_20_Text"><text:span text:style-name="T188">final static int[][] dirs = new int[][]{{1,0},{0,1},{-1,0},{0,-1}};</text:span></text:span></text:p>
      <text:p text:style-name="P87"/>
      <text:p text:style-name="P87"><text:span text:style-name="Source_20_Text"><text:span text:style-name="T188">public int swimInWater(int[][] grid) {</text:span></text:span></text:p>
      <text:p text:style-name="P87"><text:span text:style-name="Source_20_Text"><text:span text:style-name="T188"><text:s text:c="4"/>len = grid.length;</text:span></text:span></text:p>
      <text:p text:style-name="P87"><text:span text:style-name="Source_20_Text"><text:span text:style-name="T188"><text:s text:c="4"/>int left = Math.max(grid[0][0], grid[len - 1][len - 1]), right = len * len - 1, mid, res = 0;</text:span></text:span></text:p>
      <text:p text:style-name="P87"><text:span text:style-name="Source_20_Text"><text:span text:style-name="T188"><text:s text:c="4"/>while (left &lt;= right) {</text:span></text:span></text:p>
      <text:p text:style-name="P87"><text:span text:style-name="Source_20_Text"><text:span text:style-name="T188"><text:s text:c="8"/>mid = (left + right) / 2;</text:span></text:span></text:p>
      <text:p text:style-name="P87"><text:span text:style-name="Source_20_Text"><text:span text:style-name="T188"><text:s text:c="8"/>boolean[] seen = new boolean[len * len];</text:span></text:span></text:p>
      <text:p text:style-name="P87"><text:span text:style-name="Source_20_Text"><text:span text:style-name="T188"><text:s text:c="8"/>if (dfs(0, 0, grid, mid, seen)) {</text:span></text:span></text:p>
      <text:p text:style-name="P87"><text:span text:style-name="Source_20_Text"><text:span text:style-name="T188"><text:s text:c="12"/>res = mid;</text:span></text:span></text:p>
      <text:p text:style-name="P87"><text:span text:style-name="Source_20_Text"><text:span text:style-name="T188"><text:s text:c="12"/>right = mid - 1;</text:span></text:span></text:p>
      <text:p text:style-name="P87"><text:span text:style-name="Source_20_Text"><text:span text:style-name="T188"><text:s text:c="8"/>} else {</text:span></text:span></text:p>
      <text:p text:style-name="P87"><text:span text:style-name="Source_20_Text"><text:span text:style-name="T188"><text:s text:c="12"/>left = mid + 1;</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text:span text:style-name="Source_20_Text"><text:span text:style-name="T188"><text:s text:c="4"/>return res;</text:span></text:span></text:p>
      <text:p text:style-name="P87"><text:span text:style-name="Source_20_Text"><text:span text:style-name="T188">}</text:span></text:span></text:p>
      <text:p text:style-name="P87"><text:span text:style-name="Source_20_Text"><text:span text:style-name="T188">public boolean dfs(int xn, int yn, int[][] grid, int mid, boolean[] seen) {</text:span></text:span></text:p>
      <text:p text:style-name="P87"><text:span text:style-name="Source_20_Text"><text:span text:style-name="T188"><text:s text:c="4"/>int idx = xn * len + yn;</text:span></text:span></text:p>
      <text:p text:style-name="P87"><text:span text:style-name="Source_20_Text"><text:span text:style-name="T188"><text:s text:c="4"/>if (seen[idx]) return true;</text:span></text:span></text:p>
      <text:p text:style-name="P87"><text:span text:style-name="Source_20_Text"><text:span text:style-name="T188"><text:s text:c="4"/>seen[idx] = true;</text:span></text:span></text:p>
      <text:p text:style-name="P87"><text:span text:style-name="Source_20_Text"><text:span text:style-name="T188"><text:s text:c="4"/>for (int i = 0; i &lt; 4; i++) {</text:span></text:span></text:p>
      <text:p text:style-name="P87"><text:soft-page-break/><text:span text:style-name="Source_20_Text"><text:span text:style-name="T188"><text:s text:c="8"/>int newx = xn + dirs[i][0], newy = yn + dirs[i][1];</text:span></text:span></text:p>
      <text:p text:style-name="P87"><text:span text:style-name="Source_20_Text"><text:span text:style-name="T188"><text:s text:c="8"/>if (newx &gt;= 0 &amp;&amp; newx &lt; len &amp;&amp; newy &gt;= 0</text:span></text:span></text:p>
      <text:p text:style-name="P87"><text:span text:style-name="Source_20_Text"><text:span text:style-name="T188"><text:s text:c="16"/>&amp;&amp; newy &lt; len &amp;&amp; !seen[newx * len + newy] &amp;&amp; grid[newx][newy] &lt;= mid) {</text:span></text:span></text:p>
      <text:p text:style-name="P87"><text:span text:style-name="Source_20_Text"><text:span text:style-name="T188"><text:s text:c="12"/>if (newx == len - 1 &amp;&amp; newy == len - 1) {</text:span></text:span></text:p>
      <text:p text:style-name="P87"><text:span text:style-name="Source_20_Text"><text:span text:style-name="T188"><text:s text:c="16"/>return true;</text:span></text:span></text:p>
      <text:p text:style-name="P87"><text:span text:style-name="Source_20_Text"><text:span text:style-name="T188"><text:s text:c="12"/>}</text:span></text:span></text:p>
      <text:p text:style-name="P87"><text:span text:style-name="Source_20_Text"><text:span text:style-name="T188"><text:s text:c="12"/>if (dfs(newx, newy, grid, mid, seen)) {</text:span></text:span></text:p>
      <text:p text:style-name="P87"><text:span text:style-name="Source_20_Text"><text:span text:style-name="T188"><text:s text:c="16"/>return true;</text:span></text:span></text:p>
      <text:p text:style-name="P87"><text:span text:style-name="Source_20_Text"><text:span text:style-name="T188"><text:s text:c="12"/>}</text:span></text:span></text:p>
      <text:p text:style-name="P87"><text:span text:style-name="Source_20_Text"><text:span text:style-name="T188"><text:s text:c="8"/>}</text:span></text:span></text:p>
      <text:p text:style-name="P87"><text:span text:style-name="Source_20_Text"><text:span text:style-name="T188"><text:s text:c="4"/>}</text:span></text:span></text:p>
      <text:p text:style-name="P87"><text:span text:style-name="Source_20_Text"><text:span text:style-name="T188"><text:s text:c="4"/>return false;</text:span></text:span></text:p>
      <text:p text:style-name="P87"><text:span text:style-name="Source_20_Text"><text:span text:style-name="T188">}</text:span></text:span></text:p>
      <text:p text:style-name="P79"><text:span text:style-name="Source_20_Text"><text:span text:style-name="T188">}</text:span></text:span></text:p>
      <text:p text:style-name="P170"><text:span text:style-name="Strong_20_Emphasis"><text:span text:style-name="T75"/></text:span></text:p>
      <text:p text:style-name="P170"><text:span text:style-name="Strong_20_Emphasis"><text:span text:style-name="T75">QUESTION 39:</text:span></text:span></text:p>
      <text:p text:style-name="P170"><text:a xlink:type="simple" xlink:href="https://leetcode.com/problems/critical-connections-in-a-network/" text:style-name="Internet_20_link" text:visited-style-name="Visited_20_Internet_20_Link"><text:span text:style-name="Strong_20_Emphasis"><text:span text:style-name="T76">Critical Connections in a Network</text:span></text:span></text:a><text:span text:style-name="Strong_20_Emphasis"><text:span text:style-name="T75"><text:line-break/>There are </text:span></text:span><text:span text:style-name="Strong_20_Emphasis"><text:span text:style-name="Source_20_Text"><text:span text:style-name="T112">n</text:span></text:span></text:span><text:span text:style-name="Strong_20_Emphasis"><text:span text:style-name="T75"> servers numbered from </text:span></text:span><text:span text:style-name="Strong_20_Emphasis"><text:span text:style-name="Source_20_Text"><text:span text:style-name="T112">0</text:span></text:span></text:span><text:span text:style-name="Strong_20_Emphasis"><text:span text:style-name="T75"> to </text:span></text:span><text:span text:style-name="Strong_20_Emphasis"><text:span text:style-name="Source_20_Text"><text:span text:style-name="T112">n - 1</text:span></text:span></text:span><text:span text:style-name="Strong_20_Emphasis"><text:span text:style-name="T75"> connected by undirected server-to-server </text:span></text:span><text:span text:style-name="Strong_20_Emphasis"><text:span text:style-name="Source_20_Text"><text:span text:style-name="T112">connections</text:span></text:span></text:span><text:span text:style-name="Strong_20_Emphasis"><text:span text:style-name="T75"> forming a network where </text:span></text:span><text:span text:style-name="Strong_20_Emphasis"><text:span text:style-name="Source_20_Text"><text:span text:style-name="T112">connections[i] = [a</text:span></text:span></text:span><text:span text:style-name="Strong_20_Emphasis"><text:span text:style-name="Source_20_Text"><text:span text:style-name="T113">i</text:span></text:span></text:span><text:span text:style-name="Strong_20_Emphasis"><text:span text:style-name="Source_20_Text"><text:span text:style-name="T112">, b</text:span></text:span></text:span><text:span text:style-name="Strong_20_Emphasis"><text:span text:style-name="Source_20_Text"><text:span text:style-name="T113">i</text:span></text:span></text:span><text:span text:style-name="Strong_20_Emphasis"><text:span text:style-name="Source_20_Text"><text:span text:style-name="T112">]</text:span></text:span></text:span><text:span text:style-name="Strong_20_Emphasis"><text:span text:style-name="T75"> represents a connection between servers </text:span></text:span><text:span text:style-name="Strong_20_Emphasis"><text:span text:style-name="Source_20_Text"><text:span text:style-name="T112">a</text:span></text:span></text:span><text:span text:style-name="Strong_20_Emphasis"><text:span text:style-name="Source_20_Text"><text:span text:style-name="T113">i</text:span></text:span></text:span><text:span text:style-name="Strong_20_Emphasis"><text:span text:style-name="T75"> and </text:span></text:span><text:span text:style-name="Strong_20_Emphasis"><text:span text:style-name="Source_20_Text"><text:span text:style-name="T112">b</text:span></text:span></text:span><text:span text:style-name="Strong_20_Emphasis"><text:span text:style-name="Source_20_Text"><text:span text:style-name="T113">i</text:span></text:span></text:span><text:span text:style-name="Strong_20_Emphasis"><text:span text:style-name="T75">. Any server can reach other servers directly or indirectly through the network.</text:span></text:span></text:p>
      <text:p text:style-name="P88">A <text:span text:style-name="Emphasis"><text:span text:style-name="T188">critical connection</text:span></text:span> is a connection that, if removed, will make some servers unable to reach some other server.</text:p>
      <text:p text:style-name="P88">Return all critical connections in the network in any order.</text:p>
      <text:p text:style-name="P170"><text:span text:style-name="Strong_20_Emphasis"><text:span text:style-name="T75">Example 1:</text:span></text:span></text:p>
      <text:p text:style-name="P169"><text:span text:style-name="Strong_20_Emphasis"><text:span text:style-name="T86">Input:</text:span></text:span><text:span text:style-name="Strong_20_Emphasis"><text:span text:style-name="T75"> n = 4, connections = [[0,1],[1,2],[2,0],[1,3]]</text:span></text:span></text:p>
      <text:p text:style-name="P79"><text:span text:style-name="Strong_20_Emphasis"><text:span text:style-name="T188">Output:</text:span></text:span> [[1,3]]</text:p>
      <text:p text:style-name="P170"><text:span text:style-name="Strong_20_Emphasis"><text:span text:style-name="T75">Ans:</text:span></text:span></text:p>
      <text:p text:style-name="P169"><text:span text:style-name="Source_20_Text"><text:span text:style-name="T113">class Solution {</text:span></text:span></text:p>
      <text:p text:style-name="P87"><text:span text:style-name="Source_20_Text"><text:span text:style-name="T188"><text:s text:c="4"/>int[] disc, low;</text:span></text:span></text:p>
      <text:p text:style-name="P87"><text:span text:style-name="Source_20_Text"><text:span text:style-name="T188"><text:s text:c="4"/>int time = 1;</text:span></text:span></text:p>
      <text:p text:style-name="P87"><text:span text:style-name="Source_20_Text"><text:span text:style-name="T188"><text:s text:c="4"/>List&lt;List&lt;Integer&gt;&gt; ans = new ArrayList&lt;&gt;();</text:span></text:span></text:p>
      <text:p text:style-name="P87"><text:span text:style-name="Source_20_Text"><text:span text:style-name="T188"><text:s text:c="4"/>Map&lt;Integer,List&lt;Integer&gt;&gt; edgeMap = new HashMap&lt;&gt;();</text:span></text:span></text:p>
      <text:p text:style-name="P87"><text:span text:style-name="Source_20_Text"><text:span text:style-name="T188"><text:s text:c="4"/>public List&lt;List&lt;Integer&gt;&gt; criticalConnections(int n, List&lt;List&lt;Integer&gt;&gt; connections) {</text:span></text:span></text:p>
      <text:p text:style-name="P87"><text:span text:style-name="Source_20_Text"><text:span text:style-name="T188"><text:s text:c="8"/>disc = new int[n];</text:span></text:span></text:p>
      <text:p text:style-name="P87"><text:span text:style-name="Source_20_Text"><text:span text:style-name="T188"><text:s text:c="8"/>low = new int[n];</text:span></text:span></text:p>
      <text:p text:style-name="P87"><text:span text:style-name="Source_20_Text"><text:span text:style-name="T188"><text:s text:c="8"/>for (int i = 0; i &lt; n; i++)</text:span></text:span></text:p>
      <text:p text:style-name="P87"><text:span text:style-name="Source_20_Text"><text:span text:style-name="T188"><text:s text:c="12"/>edgeMap.put(i, new ArrayList&lt;Integer&gt;());</text:span></text:span></text:p>
      <text:p text:style-name="P87"><text:span text:style-name="Source_20_Text"><text:span text:style-name="T188"><text:s text:c="8"/>for (List&lt;Integer&gt; conn : connections) {</text:span></text:span></text:p>
      <text:p text:style-name="P87"><text:span text:style-name="Source_20_Text"><text:span text:style-name="T188"><text:s text:c="12"/>edgeMap.get(conn.get(0)).add(conn.get(1));</text:span></text:span></text:p>
      <text:p text:style-name="P87"><text:span text:style-name="Source_20_Text"><text:span text:style-name="T188"><text:s text:c="12"/>edgeMap.get(conn.get(1)).add(conn.get(0));</text:span></text:span></text:p>
      <text:p text:style-name="P87"><text:span text:style-name="Source_20_Text"><text:span text:style-name="T188"><text:s text:c="8"/>}</text:span></text:span></text:p>
      <text:p text:style-name="P87"><text:span text:style-name="Source_20_Text"><text:span text:style-name="T188"><text:s text:c="8"/>dfs(0, -1);</text:span></text:span></text:p>
      <text:p text:style-name="P87"><text:span text:style-name="Source_20_Text"><text:span text:style-name="T188"><text:s text:c="8"/>return ans;</text:span></text:span></text:p>
      <text:p text:style-name="P87"><text:span text:style-name="Source_20_Text"><text:span text:style-name="T188"><text:s text:c="4"/>}</text:span></text:span></text:p>
      <text:p text:style-name="P87"><text:soft-page-break/><text:span text:style-name="Source_20_Text"><text:span text:style-name="T188"><text:s text:c="4"/>public void dfs(int curr, int prev) {</text:span></text:span></text:p>
      <text:p text:style-name="P87"><text:span text:style-name="Source_20_Text"><text:span text:style-name="T188"><text:s text:c="8"/>disc[curr] = low[curr] = time++;</text:span></text:span></text:p>
      <text:p text:style-name="P87"><text:span text:style-name="Source_20_Text"><text:span text:style-name="T188"><text:s text:c="8"/>for (int next : edgeMap.get(curr)) {</text:span></text:span></text:p>
      <text:p text:style-name="P87"><text:span text:style-name="Source_20_Text"><text:span text:style-name="T188"><text:s text:c="12"/>if (disc[next] == 0) {</text:span></text:span></text:p>
      <text:p text:style-name="P87"><text:span text:style-name="Source_20_Text"><text:span text:style-name="T188"><text:s text:c="16"/>dfs(next, curr);</text:span></text:span></text:p>
      <text:p text:style-name="P87"><text:span text:style-name="Source_20_Text"><text:span text:style-name="T188"><text:s text:c="16"/>low[curr] = Math.min(low[curr], low[next]);</text:span></text:span></text:p>
      <text:p text:style-name="P87"><text:span text:style-name="Source_20_Text"><text:span text:style-name="T188"><text:s text:c="12"/>} else if (next != prev)</text:span></text:span></text:p>
      <text:p text:style-name="P87"><text:span text:style-name="Source_20_Text"><text:span text:style-name="T188"><text:s text:c="16"/>low[curr] = Math.min(low[curr], disc[next]);</text:span></text:span></text:p>
      <text:p text:style-name="P87"><text:span text:style-name="Source_20_Text"><text:span text:style-name="T188"><text:s text:c="12"/>if (low[next] &gt; disc[curr]) </text:span></text:span></text:p>
      <text:p text:style-name="P87"><text:span text:style-name="Source_20_Text"><text:span text:style-name="T188"><text:s text:c="16"/>ans.add(Arrays.asList(curr, next));</text:span></text:span></text:p>
      <text:p text:style-name="P87"><text:span text:style-name="Source_20_Text"><text:span text:style-name="T188"><text:s text:c="8"/>}</text:span></text:span></text:p>
      <text:p text:style-name="P87"><text:span text:style-name="Source_20_Text"><text:span text:style-name="T188"><text:s text:c="4"/>}</text:span></text:span></text:p>
      <text:p text:style-name="P79"><text:span text:style-name="Source_20_Text"><text:span text:style-name="T188">}</text:span></text:span></text:p>
      <text:p text:style-name="P170"><text:span text:style-name="Strong_20_Emphasis"><text:span text:style-name="T75">Question 40:</text:span></text:span></text:p>
      <text:h text:style-name="P165" text:outline-level="3"><text:span text:style-name="Strong_20_Emphasis"><text:span text:style-name="T132">Articulation Point - I</text:span></text:span></text:h>
      <text:p text:style-name="P141"><text:line-break/><text:a xlink:type="simple" xlink:href="https://practice.geeksforgeeks.org/contest/job-a-thon-26-hiring-challenge-for-freshers" office:target-frame-name="_blank" xlink:show="new" text:style-name="Internet_20_link" text:visited-style-name="Visited_20_Internet_20_Link"><text:span text:style-name="Strong_20_Emphasis"><text:span text:style-name="T145">Exclusively for Freshers! Participate for Free on 21st November &amp; Fast-Track Your Resume to Top Tech Companies</text:span></text:span></text:a></text:p>
      <text:p text:style-name="P67"><draw:a xlink:type="simple" xlink:href="https://practice.geeksforgeeks.org/contest/job-a-thon-26-hiring-challenge-for-freshers" office:target-frame-name="_blank" xlink:show="new"><draw:frame draw:style-name="fr5" draw:name="Image1" text:anchor-type="as-char" svg:width="0.8083in" svg:height="0.2291in" draw:z-index="4"><draw:image xlink:href="https://media.geeksforgeeks.org/img-practice/external-1657081738.svg" xlink:type="simple" xlink:show="embed" xlink:actuate="onLoad"/><svg:title>banner</svg:title></draw:frame></draw:a></text:p>
      <text:p text:style-name="P81"><text:span text:style-name="T57">Given an undirected connected graph with </text:span><text:span text:style-name="Strong_20_Emphasis"><text:span text:style-name="T65">V </text:span></text:span><text:span text:style-name="T57">vertices and adjacency list </text:span><text:span text:style-name="Strong_20_Emphasis"><text:span text:style-name="T65">adj</text:span></text:span><text:span text:style-name="T57">. You are required to find all the vertices removing which (and edges through it) disconnects the graph into 2 or more components.<text:line-break/></text:span><text:span text:style-name="Strong_20_Emphasis"><text:span text:style-name="T65">Note: </text:span></text:span><text:span text:style-name="T57">Indexing is zero-based i.e nodes numbering from (0 to V-1). There might be loops present in the graph.</text:span></text:p>
      <text:p text:style-name="P141"><text:span text:style-name="Strong_20_Emphasis"><text:span text:style-name="T75">E</text:span></text:span><text:span text:style-name="Strong_20_Emphasis"><text:span text:style-name="T78">xample 1:</text:span></text:span></text:p>
      <text:p text:style-name="P80"><text:span text:style-name="Strong_20_Emphasis"><text:span text:style-name="T65">Input:</text:span></text:span></text:p>
      <text:p text:style-name="P22"><draw:frame draw:style-name="fr5" draw:name="Image2" text:anchor-type="as-char" svg:width="0.7874in" svg:height="0.3937in" draw:z-index="5"><draw:image xlink:href="https://media.geeksforgeeks.org/img-practice/PROD/addEditProblem/708502/Web/Other/a27f9040-9783-4386-92f9-b8684c75db07_1685087852.png" xlink:type="simple" xlink:show="embed" xlink:actuate="onLoad"/></draw:frame></text:p>
      <text:p text:style-name="P84"><text:span text:style-name="Strong_20_Emphasis"><text:span text:style-name="T65">Output:</text:span></text:span><text:span text:style-name="T57">{1,4}</text:span></text:p>
      <text:p text:style-name="P168"><text:span text:style-name="Strong_20_Emphasis"><text:span text:style-name="T75">Ans:</text:span></text:span></text:p>
      <text:p text:style-name="P167"><text:bookmark text:name="codePrettyPrint12"/><text:span text:style-name="Strong_20_Emphasis"><text:span text:style-name="T138">class</text:span></text:span><text:span text:style-name="Strong_20_Emphasis"><text:span text:style-name="T41"> </text:span></text:span><text:span text:style-name="Strong_20_Emphasis"><text:span text:style-name="T143">Solution</text:span></text:span><text:span text:style-name="Strong_20_Emphasis"><text:span text:style-name="T41"> </text:span></text:span><text:span text:style-name="Strong_20_Emphasis"><text:span text:style-name="T118">{</text:span></text:span></text:p>
      <text:p text:style-name="P37"><text:span text:style-name="T208"><text:s text:c="4"/></text:span><text:span text:style-name="T217">private</text:span><text:span text:style-name="T210"> </text:span><text:span text:style-name="T217">int</text:span><text:span text:style-name="T210"> timer </text:span><text:span text:style-name="T230">=</text:span><text:span text:style-name="T210"> </text:span><text:span text:style-name="T224">1</text:span><text:span text:style-name="T230">;</text:span></text:p>
      <text:p text:style-name="P37"><text:span text:style-name="T208"><text:s text:c="4"/></text:span><text:span text:style-name="T217">private</text:span><text:span text:style-name="T210"> </text:span><text:span text:style-name="T217">void</text:span><text:span text:style-name="T210"> dfs</text:span><text:span text:style-name="T230">(</text:span><text:span text:style-name="T217">int</text:span><text:span text:style-name="T210"> node</text:span><text:span text:style-name="T230">,</text:span><text:span text:style-name="T210"> </text:span><text:span text:style-name="T217">int</text:span><text:span text:style-name="T210"> parent</text:span><text:span text:style-name="T230">,</text:span><text:span text:style-name="T210"> </text:span><text:span text:style-name="T217">int</text:span><text:span text:style-name="T230">[]</text:span><text:span text:style-name="T210"> vis</text:span><text:span text:style-name="T230">,</text:span></text:p>
      <text:p text:style-name="P37"><text:span text:style-name="T208"><text:s text:c="21"/></text:span><text:span text:style-name="T217">int</text:span><text:span text:style-name="T210"> tin</text:span><text:span text:style-name="T230">[],</text:span><text:span text:style-name="T210"> </text:span><text:span text:style-name="T217">int</text:span><text:span text:style-name="T210"> low</text:span><text:span text:style-name="T230">[],</text:span><text:span text:style-name="T210"> </text:span><text:span text:style-name="T217">int</text:span><text:span text:style-name="T230">[]</text:span><text:span text:style-name="T210"> mark</text:span><text:span text:style-name="T230">,</text:span></text:p>
      <text:p text:style-name="P37"><text:span text:style-name="T208"><text:s text:c="21"/></text:span><text:span text:style-name="T224">ArrayList</text:span><text:span text:style-name="T230">&lt;</text:span><text:span text:style-name="T224">ArrayList</text:span><text:span text:style-name="T230">&lt;</text:span><text:span text:style-name="T224">Integer</text:span><text:span text:style-name="T230">&gt;&gt;</text:span><text:span text:style-name="T210"> adj</text:span><text:span text:style-name="T230">)</text:span><text:span text:style-name="T210"> </text:span><text:span text:style-name="T230">{</text:span></text:p>
      <text:p text:style-name="P37"><text:span text:style-name="T208"><text:s text:c="8"/></text:span><text:span text:style-name="T210">vis</text:span><text:span text:style-name="T230">[</text:span><text:span text:style-name="T210">node</text:span><text:span text:style-name="T230">]</text:span><text:span text:style-name="T210"> </text:span><text:span text:style-name="T230">=</text:span><text:span text:style-name="T210"> </text:span><text:span text:style-name="T224">1</text:span><text:span text:style-name="T230">;</text:span></text:p>
      <text:p text:style-name="P37"><text:span text:style-name="T208"><text:s text:c="8"/></text:span><text:span text:style-name="T210">tin</text:span><text:span text:style-name="T230">[</text:span><text:span text:style-name="T210">node</text:span><text:span text:style-name="T230">]</text:span><text:span text:style-name="T210"> </text:span><text:span text:style-name="T230">=</text:span><text:span text:style-name="T210"> low</text:span><text:span text:style-name="T230">[</text:span><text:span text:style-name="T210">node</text:span><text:span text:style-name="T230">]</text:span><text:span text:style-name="T210"> </text:span><text:span text:style-name="T230">=</text:span><text:span text:style-name="T210"> timer</text:span><text:span text:style-name="T230">;</text:span></text:p>
      <text:p text:style-name="P37"><text:span text:style-name="T208"><text:s text:c="8"/></text:span><text:span text:style-name="T210">timer</text:span><text:span text:style-name="T230">++;</text:span></text:p>
      <text:p text:style-name="P37"><text:span text:style-name="T208"><text:s text:c="8"/></text:span><text:span text:style-name="T217">int</text:span><text:span text:style-name="T210"> child </text:span><text:span text:style-name="T230">=</text:span><text:span text:style-name="T210"> </text:span><text:span text:style-name="T224">0</text:span><text:span text:style-name="T230">;</text:span></text:p>
      <text:p text:style-name="P37"><text:span text:style-name="T208"><text:s text:c="8"/></text:span><text:span text:style-name="T217">for</text:span><text:span text:style-name="T210"> </text:span><text:span text:style-name="T230">(</text:span><text:span text:style-name="T224">Integer</text:span><text:span text:style-name="T210"> it </text:span><text:span text:style-name="T230">:</text:span><text:span text:style-name="T210"> adj</text:span><text:span text:style-name="T230">.</text:span><text:span text:style-name="T217">get</text:span><text:span text:style-name="T230">(</text:span><text:span text:style-name="T210">node</text:span><text:span text:style-name="T230">))</text:span><text:span text:style-name="T210"> </text:span><text:span text:style-name="T230">{</text:span></text:p>
      <text:p text:style-name="P37"><text:span text:style-name="T208"><text:s text:c="12"/></text:span><text:span text:style-name="T217">if</text:span><text:span text:style-name="T210"> </text:span><text:span text:style-name="T230">(</text:span><text:span text:style-name="T210">it </text:span><text:span text:style-name="T230">==</text:span><text:span text:style-name="T210"> parent</text:span><text:span text:style-name="T230">)</text:span><text:span text:style-name="T210"> </text:span><text:span text:style-name="T217">continue</text:span><text:span text:style-name="T230">;</text:span></text:p>
      <text:p text:style-name="P37"><text:span text:style-name="T208"><text:s text:c="12"/></text:span><text:span text:style-name="T217">if</text:span><text:span text:style-name="T210"> </text:span><text:span text:style-name="T230">(</text:span><text:span text:style-name="T210">vis</text:span><text:span text:style-name="T230">[</text:span><text:span text:style-name="T210">it</text:span><text:span text:style-name="T230">]</text:span><text:span text:style-name="T210"> </text:span><text:span text:style-name="T230">==</text:span><text:span text:style-name="T210"> </text:span><text:span text:style-name="T224">0</text:span><text:span text:style-name="T230">)</text:span><text:span text:style-name="T210"> </text:span><text:span text:style-name="T230">{</text:span></text:p>
      <text:p text:style-name="P37"><text:soft-page-break/><text:span text:style-name="T208"><text:s text:c="16"/></text:span><text:span text:style-name="T210">dfs</text:span><text:span text:style-name="T230">(</text:span><text:span text:style-name="T210">it</text:span><text:span text:style-name="T230">,</text:span><text:span text:style-name="T210"> node</text:span><text:span text:style-name="T230">,</text:span><text:span text:style-name="T210"> vis</text:span><text:span text:style-name="T230">,</text:span><text:span text:style-name="T210"> tin</text:span><text:span text:style-name="T230">,</text:span><text:span text:style-name="T210"> low</text:span><text:span text:style-name="T230">,</text:span><text:span text:style-name="T210"> mark</text:span><text:span text:style-name="T230">,</text:span><text:span text:style-name="T210"> adj</text:span><text:span text:style-name="T230">);</text:span></text:p>
      <text:p text:style-name="P37"><text:span text:style-name="T208"><text:s text:c="16"/></text:span><text:span text:style-name="T210">low</text:span><text:span text:style-name="T230">[</text:span><text:span text:style-name="T210">node</text:span><text:span text:style-name="T230">]</text:span><text:span text:style-name="T210"> </text:span><text:span text:style-name="T230">=</text:span><text:span text:style-name="T210"> </text:span><text:span text:style-name="T224">Math</text:span><text:span text:style-name="T230">.</text:span><text:span text:style-name="T210">min</text:span><text:span text:style-name="T230">(</text:span><text:span text:style-name="T210">low</text:span><text:span text:style-name="T230">[</text:span><text:span text:style-name="T210">node</text:span><text:span text:style-name="T230">],</text:span><text:span text:style-name="T210"> low</text:span><text:span text:style-name="T230">[</text:span><text:span text:style-name="T210">it</text:span><text:span text:style-name="T230">]);</text:span></text:p>
      <text:p text:style-name="P37"><text:span text:style-name="T208"><text:s text:c="16"/></text:span><text:span text:style-name="T235">// node --- it</text:span></text:p>
      <text:p text:style-name="P37"><text:span text:style-name="T208"><text:s text:c="16"/></text:span><text:span text:style-name="T217">if</text:span><text:span text:style-name="T210"> </text:span><text:span text:style-name="T230">(</text:span><text:span text:style-name="T210">low</text:span><text:span text:style-name="T230">[</text:span><text:span text:style-name="T210">it</text:span><text:span text:style-name="T230">]</text:span><text:span text:style-name="T210"> </text:span><text:span text:style-name="T230">&gt;=</text:span><text:span text:style-name="T210"> tin</text:span><text:span text:style-name="T230">[</text:span><text:span text:style-name="T210">node</text:span><text:span text:style-name="T230">]</text:span><text:span text:style-name="T210"> </text:span><text:span text:style-name="T230">&amp;&amp;</text:span><text:span text:style-name="T210"> parent </text:span><text:span text:style-name="T230">!=</text:span><text:span text:style-name="T210"> </text:span><text:span text:style-name="T230">-</text:span><text:span text:style-name="T224">1</text:span><text:span text:style-name="T230">)</text:span><text:span text:style-name="T210"> </text:span><text:span text:style-name="T230">{</text:span></text:p>
      <text:p text:style-name="P37"><text:span text:style-name="T208"><text:s text:c="20"/></text:span><text:span text:style-name="T210">mark</text:span><text:span text:style-name="T230">[</text:span><text:span text:style-name="T210">node</text:span><text:span text:style-name="T230">]</text:span><text:span text:style-name="T210"> </text:span><text:span text:style-name="T230">=</text:span><text:span text:style-name="T210"> </text:span><text:span text:style-name="T224">1</text:span><text:span text:style-name="T230">;</text:span></text:p>
      <text:p text:style-name="P37"><text:span text:style-name="T208"><text:s text:c="16"/></text:span><text:span text:style-name="T230">}</text:span></text:p>
      <text:p text:style-name="P37"><text:span text:style-name="T208"><text:s text:c="16"/></text:span><text:span text:style-name="T210">child</text:span><text:span text:style-name="T230">++;</text:span></text:p>
      <text:p text:style-name="P37"><text:span text:style-name="T208"><text:s text:c="12"/></text:span><text:span text:style-name="T230">}</text:span><text:span text:style-name="T210"> </text:span><text:span text:style-name="T217">else</text:span><text:span text:style-name="T210"> </text:span><text:span text:style-name="T230">{</text:span></text:p>
      <text:p text:style-name="P37"><text:span text:style-name="T208"><text:s text:c="16"/></text:span><text:span text:style-name="T210">low</text:span><text:span text:style-name="T230">[</text:span><text:span text:style-name="T210">node</text:span><text:span text:style-name="T230">]</text:span><text:span text:style-name="T210"> </text:span><text:span text:style-name="T230">=</text:span><text:span text:style-name="T210"> </text:span><text:span text:style-name="T224">Math</text:span><text:span text:style-name="T230">.</text:span><text:span text:style-name="T210">min</text:span><text:span text:style-name="T230">(</text:span><text:span text:style-name="T210">low</text:span><text:span text:style-name="T230">[</text:span><text:span text:style-name="T210">node</text:span><text:span text:style-name="T230">],</text:span><text:span text:style-name="T210"> tin</text:span><text:span text:style-name="T230">[</text:span><text:span text:style-name="T210">it</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8"/></text:span><text:span text:style-name="T217">if</text:span><text:span text:style-name="T210"> </text:span><text:span text:style-name="T230">(</text:span><text:span text:style-name="T210">child </text:span><text:span text:style-name="T230">&gt;</text:span><text:span text:style-name="T210"> </text:span><text:span text:style-name="T224">1</text:span><text:span text:style-name="T210"> </text:span><text:span text:style-name="T230">&amp;&amp;</text:span><text:span text:style-name="T210"> parent </text:span><text:span text:style-name="T230">==</text:span><text:span text:style-name="T210"> </text:span><text:span text:style-name="T230">-</text:span><text:span text:style-name="T224">1</text:span><text:span text:style-name="T230">)</text:span><text:span text:style-name="T210"> </text:span><text:span text:style-name="T230">{</text:span></text:p>
      <text:p text:style-name="P37"><text:span text:style-name="T208"><text:s text:c="12"/></text:span><text:span text:style-name="T210">mark</text:span><text:span text:style-name="T230">[</text:span><text:span text:style-name="T210">node</text:span><text:span text:style-name="T230">]</text:span><text:span text:style-name="T210"> </text:span><text:span text:style-name="T230">=</text:span><text:span text:style-name="T210"> </text:span><text:span text:style-name="T224">1</text:span><text:span text:style-name="T230">;</text:span></text:p>
      <text:p text:style-name="P37"><text:span text:style-name="T208"><text:s text:c="8"/></text:span><text:span text:style-name="T230">}</text:span></text:p>
      <text:p text:style-name="P37"><text:span text:style-name="T208"><text:s text:c="4"/></text:span><text:span text:style-name="T230">}</text:span></text:p>
      <text:p text:style-name="P37"><text:span text:style-name="T208"><text:s text:c="4"/></text:span><text:span text:style-name="T235">//Function to return Breadth First Traversal of given graph.</text:span></text:p>
      <text:p text:style-name="P37"><text:span text:style-name="T208"><text:s text:c="4"/></text:span><text:span text:style-name="T217">public</text:span><text:span text:style-name="T210"> </text:span><text:span text:style-name="T224">ArrayList</text:span><text:span text:style-name="T230">&lt;</text:span><text:span text:style-name="T224">Integer</text:span><text:span text:style-name="T230">&gt;</text:span><text:span text:style-name="T210"> articulationPoints</text:span><text:span text:style-name="T230">(</text:span><text:span text:style-name="T217">int</text:span><text:span text:style-name="T210"> n</text:span><text:span text:style-name="T230">,</text:span></text:p>
      <text:p text:style-name="P37"><text:span text:style-name="T208"><text:s text:c="12"/></text:span><text:span text:style-name="T224">ArrayList</text:span><text:span text:style-name="T230">&lt;</text:span><text:span text:style-name="T224">ArrayList</text:span><text:span text:style-name="T230">&lt;</text:span><text:span text:style-name="T224">Integer</text:span><text:span text:style-name="T230">&gt;&gt;</text:span><text:span text:style-name="T210"> adj</text:span><text:span text:style-name="T230">)</text:span><text:span text:style-name="T210"> </text:span><text:span text:style-name="T230">{</text:span></text:p>
      <text:p text:style-name="P37"><text:span text:style-name="T208"><text:s text:c="8"/></text:span><text:span text:style-name="T217">int</text:span><text:span text:style-name="T230">[]</text:span><text:span text:style-name="T210"> vis </text:span><text:span text:style-name="T230">=</text:span><text:span text:style-name="T210"> </text:span><text:span text:style-name="T217">new</text:span><text:span text:style-name="T210"> </text:span><text:span text:style-name="T217">int</text:span><text:span text:style-name="T230">[</text:span><text:span text:style-name="T210">n</text:span><text:span text:style-name="T230">];</text:span></text:p>
      <text:p text:style-name="P37"><text:span text:style-name="T208"><text:s text:c="8"/></text:span><text:span text:style-name="T217">int</text:span><text:span text:style-name="T230">[]</text:span><text:span text:style-name="T210"> tin </text:span><text:span text:style-name="T230">=</text:span><text:span text:style-name="T210"> </text:span><text:span text:style-name="T217">new</text:span><text:span text:style-name="T210"> </text:span><text:span text:style-name="T217">int</text:span><text:span text:style-name="T230">[</text:span><text:span text:style-name="T210">n</text:span><text:span text:style-name="T230">];</text:span></text:p>
      <text:p text:style-name="P37"><text:span text:style-name="T208"><text:s text:c="8"/></text:span><text:span text:style-name="T217">int</text:span><text:span text:style-name="T230">[]</text:span><text:span text:style-name="T210"> low </text:span><text:span text:style-name="T230">=</text:span><text:span text:style-name="T210"> </text:span><text:span text:style-name="T217">new</text:span><text:span text:style-name="T210"> </text:span><text:span text:style-name="T217">int</text:span><text:span text:style-name="T230">[</text:span><text:span text:style-name="T210">n</text:span><text:span text:style-name="T230">];</text:span></text:p>
      <text:p text:style-name="P37"><text:span text:style-name="T208"><text:s text:c="8"/></text:span><text:span text:style-name="T217">int</text:span><text:span text:style-name="T230">[]</text:span><text:span text:style-name="T210"> mark </text:span><text:span text:style-name="T230">=</text:span><text:span text:style-name="T210"> </text:span><text:span text:style-name="T217">new</text:span><text:span text:style-name="T210"> </text:span><text:span text:style-name="T217">int</text:span><text:span text:style-name="T230">[</text:span><text:span text:style-name="T210">n</text:span><text:span text:style-name="T230">];</text:span></text:p>
      <text:p text:style-name="P37"><text:span text:style-name="T208"><text:s text:c="8"/></text:span><text:span text:style-name="T217">for</text:span><text:span text:style-name="T210"> </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 </text:span><text:span text:style-name="T230">&lt;</text:span><text:span text:style-name="T210"> n</text:span><text:span text:style-name="T230">;</text:span><text:span text:style-name="T210"> i</text:span><text:span text:style-name="T230">++)</text:span><text:span text:style-name="T210"> </text:span><text:span text:style-name="T230">{</text:span></text:p>
      <text:p text:style-name="P37"><text:span text:style-name="T208"><text:s text:c="12"/></text:span><text:span text:style-name="T217">if</text:span><text:span text:style-name="T210"> </text:span><text:span text:style-name="T230">(</text:span><text:span text:style-name="T210">vis</text:span><text:span text:style-name="T230">[</text:span><text:span text:style-name="T210">i</text:span><text:span text:style-name="T230">]</text:span><text:span text:style-name="T210"> </text:span><text:span text:style-name="T230">==</text:span><text:span text:style-name="T210"> </text:span><text:span text:style-name="T224">0</text:span><text:span text:style-name="T230">)</text:span><text:span text:style-name="T210"> </text:span><text:span text:style-name="T230">{</text:span></text:p>
      <text:p text:style-name="P37"><text:span text:style-name="T208"><text:s text:c="16"/></text:span><text:span text:style-name="T210">dfs</text:span><text:span text:style-name="T230">(</text:span><text:span text:style-name="T210">i</text:span><text:span text:style-name="T230">,</text:span><text:span text:style-name="T210"> </text:span><text:span text:style-name="T230">-</text:span><text:span text:style-name="T224">1</text:span><text:span text:style-name="T230">,</text:span><text:span text:style-name="T210"> vis</text:span><text:span text:style-name="T230">,</text:span><text:span text:style-name="T210"> tin</text:span><text:span text:style-name="T230">,</text:span><text:span text:style-name="T210"> low</text:span><text:span text:style-name="T230">,</text:span><text:span text:style-name="T210"> mark</text:span><text:span text:style-name="T230">,</text:span><text:span text:style-name="T210"> adj</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8"/></text:span><text:span text:style-name="T224">ArrayList</text:span><text:span text:style-name="T230">&lt;</text:span><text:span text:style-name="T224">Integer</text:span><text:span text:style-name="T230">&gt;</text:span><text:span text:style-name="T210"> ans </text:span><text:span text:style-name="T230">=</text:span><text:span text:style-name="T210"> </text:span><text:span text:style-name="T217">new</text:span><text:span text:style-name="T210"> </text:span><text:span text:style-name="T224">ArrayList</text:span><text:span text:style-name="T230">&lt;&gt;();</text:span></text:p>
      <text:p text:style-name="P37"><text:span text:style-name="T208"><text:s text:c="8"/></text:span><text:span text:style-name="T217">for</text:span><text:span text:style-name="T210"> </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 </text:span><text:span text:style-name="T230">&lt;</text:span><text:span text:style-name="T210"> n</text:span><text:span text:style-name="T230">;</text:span><text:span text:style-name="T210"> i</text:span><text:span text:style-name="T230">++)</text:span><text:span text:style-name="T210"> </text:span><text:span text:style-name="T230">{</text:span></text:p>
      <text:p text:style-name="P37"><text:span text:style-name="T208"><text:s text:c="12"/></text:span><text:span text:style-name="T217">if</text:span><text:span text:style-name="T210"> </text:span><text:span text:style-name="T230">(</text:span><text:span text:style-name="T210">mark</text:span><text:span text:style-name="T230">[</text:span><text:span text:style-name="T210">i</text:span><text:span text:style-name="T230">]</text:span><text:span text:style-name="T210"> </text:span><text:span text:style-name="T230">==</text:span><text:span text:style-name="T210"> </text:span><text:span text:style-name="T224">1</text:span><text:span text:style-name="T230">)</text:span><text:span text:style-name="T210"> </text:span><text:span text:style-name="T230">{</text:span></text:p>
      <text:p text:style-name="P37"><text:span text:style-name="T208"><text:s text:c="16"/></text:span><text:span text:style-name="T210">ans</text:span><text:span text:style-name="T230">.</text:span><text:span text:style-name="T217">add</text:span><text:span text:style-name="T230">(</text:span><text:span text:style-name="T210">i</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8"/></text:span><text:span text:style-name="T217">if</text:span><text:span text:style-name="T210"> </text:span><text:span text:style-name="T230">(</text:span><text:span text:style-name="T210">ans</text:span><text:span text:style-name="T230">.</text:span><text:span text:style-name="T210">size</text:span><text:span text:style-name="T230">()</text:span><text:span text:style-name="T210"> </text:span><text:span text:style-name="T230">==</text:span><text:span text:style-name="T210"> </text:span><text:span text:style-name="T224">0</text:span><text:span text:style-name="T230">)</text:span><text:span text:style-name="T210"> </text:span><text:span text:style-name="T230">{</text:span></text:p>
      <text:p text:style-name="P37"><text:span text:style-name="T208"><text:s text:c="12"/></text:span><text:span text:style-name="T210">ans</text:span><text:span text:style-name="T230">.</text:span><text:span text:style-name="T217">add</text:span><text:span text:style-name="T230">(-</text:span><text:span text:style-name="T224">1</text:span><text:span text:style-name="T230">);</text:span></text:p>
      <text:p text:style-name="P37"><text:span text:style-name="T208"><text:s text:c="8"/></text:span><text:span text:style-name="T230">}</text:span></text:p>
      <text:p text:style-name="P37"><text:span text:style-name="T208"><text:s text:c="8"/></text:span><text:span text:style-name="T217">return</text:span><text:span text:style-name="T210"> ans</text:span><text:span text:style-name="T230">;</text:span></text:p>
      <text:p text:style-name="P37"><text:span text:style-name="T208"><text:s text:c="4"/></text:span><text:span text:style-name="T230">}</text:span></text:p>
      <text:p text:style-name="P42">}</text:p>
      <text:p text:style-name="P168"><text:span text:style-name="Strong_20_Emphasis"><text:span text:style-name="T75">Question 41:</text:span></text:span></text:p>
      <text:h text:style-name="P166" text:outline-level="3"><text:span text:style-name="Strong_20_Emphasis"><text:span text:style-name="T132">Articulation Point - II</text:span></text:span></text:h>
      <text:p text:style-name="P168"><text:span text:style-name="Strong_20_Emphasis"><text:span text:style-name="T93">Given an undirected graph (not necessarily connected) with </text:span></text:span><text:span text:style-name="Strong_20_Emphasis"><text:span text:style-name="T78">V </text:span></text:span><text:span text:style-name="Strong_20_Emphasis"><text:span text:style-name="T93">vertices and adjacency list </text:span></text:span><text:span text:style-name="Strong_20_Emphasis"><text:span text:style-name="T78">adj</text:span></text:span><text:span text:style-name="Strong_20_Emphasis"><text:span text:style-name="T93">. You are required to find all the vertices removing which</text:span></text:span><text:span text:style-name="Strong_20_Emphasis"><text:span text:style-name="T75"> </text:span></text:span><text:span text:style-name="Strong_20_Emphasis"><text:span text:style-name="T93">(and edges through it) disconnects the graph into 2 or more components,</text:span></text:span><text:span text:style-name="Strong_20_Emphasis"><text:span text:style-name="T75"> </text:span></text:span><text:span text:style-name="Strong_20_Emphasis"><text:span text:style-name="T93">or in other words, removing which increases the number of connected components.</text:span></text:span><text:span text:style-name="Strong_20_Emphasis"><text:span text:style-name="T75"><text:line-break/></text:span></text:span><text:soft-page-break/><text:span text:style-name="Strong_20_Emphasis"><text:span text:style-name="T78">Note: </text:span></text:span><text:span text:style-name="Strong_20_Emphasis"><text:span text:style-name="T93">Indexing is zero-based i.e nodes numbering from (0 to V-1). There might be loops present in the graph</text:span></text:span></text:p>
      <text:p text:style-name="P168"><text:span text:style-name="Strong_20_Emphasis"><text:span text:style-name="T75">example 1:</text:span></text:span></text:p>
      <text:p text:style-name="P167"><text:span text:style-name="Strong_20_Emphasis"><text:span text:style-name="T78">Input:</text:span></text:span></text:p>
      <text:p text:style-name="P22"><draw:frame draw:style-name="fr5" draw:name="Image3" text:anchor-type="as-char" svg:width="0.7874in" svg:height="0.3937in" draw:z-index="6"><draw:image xlink:href="https://media.geeksforgeeks.org/img-practice/PROD/addEditProblem/705655/Web/Other/45dad444-f8bf-41ba-98a8-5aaee97661c3_1685087131.png" xlink:type="simple" xlink:show="embed" xlink:actuate="onLoad"/></draw:frame></text:p>
      <text:p text:style-name="P84"><text:span text:style-name="Strong_20_Emphasis"><text:span text:style-name="T65">Output:</text:span></text:span><text:span text:style-name="T57">{1,4}</text:span></text:p>
      <text:p text:style-name="P167"><text:span text:style-name="Strong_20_Emphasis"><text:span text:style-name="T78">Input:</text:span></text:span></text:p>
      <text:p text:style-name="P22"><draw:frame draw:style-name="fr5" draw:name="Image4" text:anchor-type="as-char" svg:width="0.7874in" svg:height="0.3937in" draw:z-index="7"><draw:image xlink:href="https://media.geeksforgeeks.org/img-practice/PROD/addEditProblem/705655/Web/Other/45dad444-f8bf-41ba-98a8-5aaee97661c3_1685087131.png" xlink:type="simple" xlink:show="embed" xlink:actuate="onLoad"/></draw:frame></text:p>
      <text:p text:style-name="P84"><text:span text:style-name="Strong_20_Emphasis"><text:span text:style-name="T65">Output:</text:span></text:span><text:span text:style-name="T57">{1,4}</text:span></text:p>
      <text:p text:style-name="P168"><text:span text:style-name="Strong_20_Emphasis"><text:span text:style-name="T75">Ans:</text:span></text:span></text:p>
      <text:p text:style-name="P167"><text:bookmark text:name="codePrettyPrint13"/><text:span text:style-name="Strong_20_Emphasis"><text:span text:style-name="T138">class</text:span></text:span><text:span text:style-name="Strong_20_Emphasis"><text:span text:style-name="T41"> </text:span></text:span><text:span text:style-name="Strong_20_Emphasis"><text:span text:style-name="T143">Solution</text:span></text:span><text:span text:style-name="Strong_20_Emphasis"><text:span text:style-name="T41"> </text:span></text:span><text:span text:style-name="Strong_20_Emphasis"><text:span text:style-name="T118">{</text:span></text:span></text:p>
      <text:p text:style-name="P37"><text:span text:style-name="T208"><text:s text:c="4"/></text:span><text:span text:style-name="T217">private</text:span><text:span text:style-name="T210"> </text:span><text:span text:style-name="T217">int</text:span><text:span text:style-name="T210"> time</text:span><text:span text:style-name="T230">;</text:span></text:p>
      <text:p text:style-name="P78"/>
      <text:p text:style-name="P37"><text:span text:style-name="T208"><text:s text:c="4"/></text:span><text:span text:style-name="T217">public</text:span><text:span text:style-name="T210"> </text:span><text:span text:style-name="T217">int</text:span><text:span text:style-name="T230">[]</text:span><text:span text:style-name="T210"> articulationPoints</text:span><text:span text:style-name="T230">(</text:span><text:span text:style-name="T217">int</text:span><text:span text:style-name="T210"> V</text:span><text:span text:style-name="T230">,</text:span><text:span text:style-name="T210"> </text:span><text:span text:style-name="T224">ArrayList</text:span><text:span text:style-name="T230">&lt;</text:span><text:span text:style-name="T224">ArrayList</text:span><text:span text:style-name="T230">&lt;</text:span><text:span text:style-name="T224">Integer</text:span><text:span text:style-name="T230">&gt;&gt;</text:span><text:span text:style-name="T210"> adj</text:span><text:span text:style-name="T230">)</text:span><text:span text:style-name="T210"> </text:span><text:span text:style-name="T230">{</text:span></text:p>
      <text:p text:style-name="P37"><text:span text:style-name="T208"><text:s text:c="8"/></text:span><text:span text:style-name="T217">boolean</text:span><text:span text:style-name="T230">[]</text:span><text:span text:style-name="T210"> visited </text:span><text:span text:style-name="T230">=</text:span><text:span text:style-name="T210"> </text:span><text:span text:style-name="T217">new</text:span><text:span text:style-name="T210"> </text:span><text:span text:style-name="T217">boolean</text:span><text:span text:style-name="T230">[</text:span><text:span text:style-name="T210">V</text:span><text:span text:style-name="T230">];</text:span><text:span text:style-name="T210"> </text:span><text:span text:style-name="T235">// To keep track of visited vertices</text:span></text:p>
      <text:p text:style-name="P37"><text:span text:style-name="T208"><text:s text:c="8"/></text:span><text:span text:style-name="T217">int</text:span><text:span text:style-name="T230">[]</text:span><text:span text:style-name="T210"> disc </text:span><text:span text:style-name="T230">=</text:span><text:span text:style-name="T210"> </text:span><text:span text:style-name="T217">new</text:span><text:span text:style-name="T210"> </text:span><text:span text:style-name="T217">int</text:span><text:span text:style-name="T230">[</text:span><text:span text:style-name="T210">V</text:span><text:span text:style-name="T230">];</text:span><text:span text:style-name="T210"> </text:span><text:span text:style-name="T235">// Discovery time of each vertex</text:span></text:p>
      <text:p text:style-name="P37"><text:span text:style-name="T208"><text:s text:c="8"/></text:span><text:span text:style-name="T217">int</text:span><text:span text:style-name="T230">[]</text:span><text:span text:style-name="T210"> low </text:span><text:span text:style-name="T230">=</text:span><text:span text:style-name="T210"> </text:span><text:span text:style-name="T217">new</text:span><text:span text:style-name="T210"> </text:span><text:span text:style-name="T217">int</text:span><text:span text:style-name="T230">[</text:span><text:span text:style-name="T210">V</text:span><text:span text:style-name="T230">];</text:span><text:span text:style-name="T210"> </text:span><text:span text:style-name="T235">// Low time of each vertex</text:span></text:p>
      <text:p text:style-name="P37"><text:span text:style-name="T208"><text:s text:c="8"/></text:span><text:span text:style-name="T217">boolean</text:span><text:span text:style-name="T230">[]</text:span><text:span text:style-name="T210"> isArticulation </text:span><text:span text:style-name="T230">=</text:span><text:span text:style-name="T210"> </text:span><text:span text:style-name="T217">new</text:span><text:span text:style-name="T210"> </text:span><text:span text:style-name="T217">boolean</text:span><text:span text:style-name="T230">[</text:span><text:span text:style-name="T210">V</text:span><text:span text:style-name="T230">];</text:span><text:span text:style-name="T210"> </text:span><text:span text:style-name="T235">// To mark articulation points</text:span></text:p>
      <text:p text:style-name="P37"><text:span text:style-name="T208"><text:s text:c="8"/></text:span><text:span text:style-name="T224">HashSet</text:span><text:span text:style-name="T230">&lt;</text:span><text:span text:style-name="T224">Integer</text:span><text:span text:style-name="T230">&gt;</text:span><text:span text:style-name="T210"> result </text:span><text:span text:style-name="T230">=</text:span><text:span text:style-name="T210"> </text:span><text:span text:style-name="T217">new</text:span><text:span text:style-name="T210"> </text:span><text:span text:style-name="T224">HashSet</text:span><text:span text:style-name="T230">&lt;&gt;();</text:span><text:span text:style-name="T210"> </text:span><text:span text:style-name="T235">// To store the result without duplicates</text:span></text:p>
      <text:p text:style-name="P37"><text:span text:style-name="T208"><text:s text:c="8"/></text:span><text:span text:style-name="T210">time </text:span><text:span text:style-name="T230">=</text:span><text:span text:style-name="T210"> </text:span><text:span text:style-name="T224">0</text:span><text:span text:style-name="T230">;</text:span><text:span text:style-name="T210"> </text:span><text:span text:style-name="T235">// Initialize time</text:span></text:p>
      <text:p text:style-name="P78"/>
      <text:p text:style-name="P37"><text:span text:style-name="T208"><text:s text:c="8"/></text:span><text:span text:style-name="T235">// Perform DFS on all vertices</text:span></text:p>
      <text:p text:style-name="P37"><text:span text:style-name="T208"><text:s text:c="8"/></text:span><text:span text:style-name="T217">for</text:span><text:span text:style-name="T210"> </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 </text:span><text:span text:style-name="T230">&lt;</text:span><text:span text:style-name="T210"> V</text:span><text:span text:style-name="T230">;</text:span><text:span text:style-name="T210"> i</text:span><text:span text:style-name="T230">++)</text:span><text:span text:style-name="T210"> </text:span><text:span text:style-name="T230">{</text:span></text:p>
      <text:p text:style-name="P37"><text:span text:style-name="T208"><text:s text:c="12"/></text:span><text:span text:style-name="T217">if</text:span><text:span text:style-name="T210"> </text:span><text:span text:style-name="T230">(!</text:span><text:span text:style-name="T210">visited</text:span><text:span text:style-name="T230">[</text:span><text:span text:style-name="T210">i</text:span><text:span text:style-name="T230">])</text:span><text:span text:style-name="T210"> </text:span><text:span text:style-name="T230">{</text:span></text:p>
      <text:p text:style-name="P37"><text:span text:style-name="T208"><text:s text:c="16"/></text:span><text:span text:style-name="T210">dfs</text:span><text:span text:style-name="T230">(</text:span><text:span text:style-name="T210">i</text:span><text:span text:style-name="T230">,</text:span><text:span text:style-name="T210"> </text:span><text:span text:style-name="T230">-</text:span><text:span text:style-name="T224">1</text:span><text:span text:style-name="T230">,</text:span><text:span text:style-name="T210"> visited</text:span><text:span text:style-name="T230">,</text:span><text:span text:style-name="T210"> disc</text:span><text:span text:style-name="T230">,</text:span><text:span text:style-name="T210"> low</text:span><text:span text:style-name="T230">,</text:span><text:span text:style-name="T210"> isArticulation</text:span><text:span text:style-name="T230">,</text:span><text:span text:style-name="T210"> adj</text:span><text:span text:style-name="T230">,</text:span><text:span text:style-name="T210"> result</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78"/>
      <text:p text:style-name="P37"><text:span text:style-name="T208"><text:s text:c="8"/></text:span><text:span text:style-name="T235">// Convert HashSet to array and sort in ascending order</text:span></text:p>
      <text:p text:style-name="P37"><text:span text:style-name="T208"><text:s text:c="8"/></text:span><text:span text:style-name="T217">int</text:span><text:span text:style-name="T230">[]</text:span><text:span text:style-name="T210"> resultArray </text:span><text:span text:style-name="T230">=</text:span><text:span text:style-name="T210"> result</text:span><text:span text:style-name="T230">.</text:span><text:span text:style-name="T210">stream</text:span><text:span text:style-name="T230">().</text:span><text:span text:style-name="T210">mapToInt</text:span><text:span text:style-name="T230">(</text:span><text:span text:style-name="T224">Integer</text:span><text:span text:style-name="T230">::</text:span><text:span text:style-name="T210">intValue</text:span><text:span text:style-name="T230">).</text:span><text:span text:style-name="T210">toArray</text:span><text:span text:style-name="T230">();</text:span></text:p>
      <text:p text:style-name="P37"><text:span text:style-name="T208"><text:s text:c="8"/></text:span><text:span text:style-name="T224">Arrays</text:span><text:span text:style-name="T230">.</text:span><text:span text:style-name="T210">sort</text:span><text:span text:style-name="T230">(</text:span><text:span text:style-name="T210">resultArray</text:span><text:span text:style-name="T230">);</text:span></text:p>
      <text:p text:style-name="P78"/>
      <text:p text:style-name="P37"><text:span text:style-name="T208"><text:s text:c="8"/></text:span><text:span text:style-name="T217">if</text:span><text:span text:style-name="T210"> </text:span><text:span text:style-name="T230">(</text:span><text:span text:style-name="T210">resultArray</text:span><text:span text:style-name="T230">.</text:span><text:span text:style-name="T210">length </text:span><text:span text:style-name="T230">==</text:span><text:span text:style-name="T210"> </text:span><text:span text:style-name="T224">0</text:span><text:span text:style-name="T230">)</text:span><text:span text:style-name="T210"> </text:span><text:span text:style-name="T230">{</text:span></text:p>
      <text:p text:style-name="P37"><text:span text:style-name="T208"><text:s text:c="12"/></text:span><text:span text:style-name="T210">resultArray </text:span><text:span text:style-name="T230">=</text:span><text:span text:style-name="T210"> </text:span><text:span text:style-name="T217">new</text:span><text:span text:style-name="T210"> </text:span><text:span text:style-name="T217">int</text:span><text:span text:style-name="T230">[]{-</text:span><text:span text:style-name="T224">1</text:span><text:span text:style-name="T230">};</text:span><text:span text:style-name="T210"> </text:span><text:span text:style-name="T235">// If no articulation points found</text:span></text:p>
      <text:p text:style-name="P37"><text:span text:style-name="T208"><text:s text:c="8"/></text:span><text:span text:style-name="T230">}</text:span></text:p>
      <text:p text:style-name="P78"/>
      <text:p text:style-name="P37"><text:span text:style-name="T208"><text:s text:c="8"/></text:span><text:span text:style-name="T217">return</text:span><text:span text:style-name="T210"> resultArray</text:span><text:span text:style-name="T230">;</text:span></text:p>
      <text:p text:style-name="P37"><text:span text:style-name="T208"><text:s text:c="4"/></text:span><text:span text:style-name="T230">}</text:span></text:p>
      <text:p text:style-name="P78"/>
      <text:p text:style-name="P37"><text:span text:style-name="T208"><text:s text:c="4"/></text:span><text:span text:style-name="T235">// DFS function to find articulation points</text:span></text:p>
      <text:p text:style-name="P37"><text:span text:style-name="T208"><text:s text:c="4"/></text:span><text:span text:style-name="T217">private</text:span><text:span text:style-name="T210"> </text:span><text:span text:style-name="T217">void</text:span><text:span text:style-name="T210"> dfs</text:span><text:span text:style-name="T230">(</text:span><text:span text:style-name="T217">int</text:span><text:span text:style-name="T210"> u</text:span><text:span text:style-name="T230">,</text:span><text:span text:style-name="T210"> </text:span><text:span text:style-name="T217">int</text:span><text:span text:style-name="T210"> parent</text:span><text:span text:style-name="T230">,</text:span><text:span text:style-name="T210"> </text:span><text:span text:style-name="T217">boolean</text:span><text:span text:style-name="T230">[]</text:span><text:span text:style-name="T210"> visited</text:span><text:span text:style-name="T230">,</text:span><text:span text:style-name="T210"> </text:span><text:span text:style-name="T217">int</text:span><text:span text:style-name="T230">[]</text:span><text:span text:style-name="T210"> disc</text:span><text:span text:style-name="T230">,</text:span><text:span text:style-name="T210"> </text:span><text:span text:style-name="T217">int</text:span><text:span text:style-name="T230">[]</text:span><text:span text:style-name="T210"> low</text:span><text:span text:style-name="T230">,</text:span><text:span text:style-name="T210"> </text:span><text:span text:style-name="T217">boolean</text:span><text:span text:style-name="T230">[]</text:span><text:span text:style-name="T210"> isArticulation</text:span><text:span text:style-name="T230">,</text:span></text:p>
      <text:p text:style-name="P37"><text:soft-page-break/><text:span text:style-name="T208"><text:s text:c="21"/></text:span><text:span text:style-name="T224">ArrayList</text:span><text:span text:style-name="T230">&lt;</text:span><text:span text:style-name="T224">ArrayList</text:span><text:span text:style-name="T230">&lt;</text:span><text:span text:style-name="T224">Integer</text:span><text:span text:style-name="T230">&gt;&gt;</text:span><text:span text:style-name="T210"> adj</text:span><text:span text:style-name="T230">,</text:span><text:span text:style-name="T210"> </text:span><text:span text:style-name="T224">HashSet</text:span><text:span text:style-name="T230">&lt;</text:span><text:span text:style-name="T224">Integer</text:span><text:span text:style-name="T230">&gt;</text:span><text:span text:style-name="T210"> result</text:span><text:span text:style-name="T230">)</text:span><text:span text:style-name="T210"> </text:span><text:span text:style-name="T230">{</text:span></text:p>
      <text:p text:style-name="P37"><text:span text:style-name="T208"><text:s text:c="8"/></text:span><text:span text:style-name="T217">int</text:span><text:span text:style-name="T210"> children </text:span><text:span text:style-name="T230">=</text:span><text:span text:style-name="T210"> </text:span><text:span text:style-name="T224">0</text:span><text:span text:style-name="T230">;</text:span></text:p>
      <text:p text:style-name="P37"><text:span text:style-name="T208"><text:s text:c="8"/></text:span><text:span text:style-name="T210">visited</text:span><text:span text:style-name="T230">[</text:span><text:span text:style-name="T210">u</text:span><text:span text:style-name="T230">]</text:span><text:span text:style-name="T210"> </text:span><text:span text:style-name="T230">=</text:span><text:span text:style-name="T210"> </text:span><text:span text:style-name="T217">true</text:span><text:span text:style-name="T230">;</text:span></text:p>
      <text:p text:style-name="P37"><text:span text:style-name="T208"><text:s text:c="8"/></text:span><text:span text:style-name="T210">disc</text:span><text:span text:style-name="T230">[</text:span><text:span text:style-name="T210">u</text:span><text:span text:style-name="T230">]</text:span><text:span text:style-name="T210"> </text:span><text:span text:style-name="T230">=</text:span><text:span text:style-name="T210"> low</text:span><text:span text:style-name="T230">[</text:span><text:span text:style-name="T210">u</text:span><text:span text:style-name="T230">]</text:span><text:span text:style-name="T210"> </text:span><text:span text:style-name="T230">=</text:span><text:span text:style-name="T210"> </text:span><text:span text:style-name="T230">++</text:span><text:span text:style-name="T210">time</text:span><text:span text:style-name="T230">;</text:span></text:p>
      <text:p text:style-name="P78"/>
      <text:p text:style-name="P37"><text:span text:style-name="T208"><text:s text:c="8"/></text:span><text:span text:style-name="T217">for</text:span><text:span text:style-name="T210"> </text:span><text:span text:style-name="T230">(</text:span><text:span text:style-name="T217">int</text:span><text:span text:style-name="T210"> v </text:span><text:span text:style-name="T230">:</text:span><text:span text:style-name="T210"> adj</text:span><text:span text:style-name="T230">.</text:span><text:span text:style-name="T217">get</text:span><text:span text:style-name="T230">(</text:span><text:span text:style-name="T210">u</text:span><text:span text:style-name="T230">))</text:span><text:span text:style-name="T210"> </text:span><text:span text:style-name="T230">{</text:span></text:p>
      <text:p text:style-name="P37"><text:span text:style-name="T208"><text:s text:c="12"/></text:span><text:span text:style-name="T217">if</text:span><text:span text:style-name="T210"> </text:span><text:span text:style-name="T230">(!</text:span><text:span text:style-name="T210">visited</text:span><text:span text:style-name="T230">[</text:span><text:span text:style-name="T210">v</text:span><text:span text:style-name="T230">])</text:span><text:span text:style-name="T210"> </text:span><text:span text:style-name="T230">{</text:span></text:p>
      <text:p text:style-name="P37"><text:span text:style-name="T208"><text:s text:c="16"/></text:span><text:span text:style-name="T210">children</text:span><text:span text:style-name="T230">++;</text:span></text:p>
      <text:p text:style-name="P37"><text:span text:style-name="T208"><text:s text:c="16"/></text:span><text:span text:style-name="T210">dfs</text:span><text:span text:style-name="T230">(</text:span><text:span text:style-name="T210">v</text:span><text:span text:style-name="T230">,</text:span><text:span text:style-name="T210"> u</text:span><text:span text:style-name="T230">,</text:span><text:span text:style-name="T210"> visited</text:span><text:span text:style-name="T230">,</text:span><text:span text:style-name="T210"> disc</text:span><text:span text:style-name="T230">,</text:span><text:span text:style-name="T210"> low</text:span><text:span text:style-name="T230">,</text:span><text:span text:style-name="T210"> isArticulation</text:span><text:span text:style-name="T230">,</text:span><text:span text:style-name="T210"> adj</text:span><text:span text:style-name="T230">,</text:span><text:span text:style-name="T210"> result</text:span><text:span text:style-name="T230">);</text:span></text:p>
      <text:p text:style-name="P78"/>
      <text:p text:style-name="P37"><text:span text:style-name="T208"><text:s text:c="16"/></text:span><text:span text:style-name="T210">low</text:span><text:span text:style-name="T230">[</text:span><text:span text:style-name="T210">u</text:span><text:span text:style-name="T230">]</text:span><text:span text:style-name="T210"> </text:span><text:span text:style-name="T230">=</text:span><text:span text:style-name="T210"> </text:span><text:span text:style-name="T224">Math</text:span><text:span text:style-name="T230">.</text:span><text:span text:style-name="T210">min</text:span><text:span text:style-name="T230">(</text:span><text:span text:style-name="T210">low</text:span><text:span text:style-name="T230">[</text:span><text:span text:style-name="T210">u</text:span><text:span text:style-name="T230">],</text:span><text:span text:style-name="T210"> low</text:span><text:span text:style-name="T230">[</text:span><text:span text:style-name="T210">v</text:span><text:span text:style-name="T230">]);</text:span></text:p>
      <text:p text:style-name="P78"/>
      <text:p text:style-name="P37"><text:span text:style-name="T208"><text:s text:c="16"/></text:span><text:span text:style-name="T235">// Check if removing the edge (u, v) results in a disconnected component</text:span></text:p>
      <text:p text:style-name="P37"><text:span text:style-name="T208"><text:s text:c="16"/></text:span><text:span text:style-name="T217">if</text:span><text:span text:style-name="T210"> </text:span><text:span text:style-name="T230">(</text:span><text:span text:style-name="T210">low</text:span><text:span text:style-name="T230">[</text:span><text:span text:style-name="T210">v</text:span><text:span text:style-name="T230">]</text:span><text:span text:style-name="T210"> </text:span><text:span text:style-name="T230">&gt;=</text:span><text:span text:style-name="T210"> disc</text:span><text:span text:style-name="T230">[</text:span><text:span text:style-name="T210">u</text:span><text:span text:style-name="T230">])</text:span><text:span text:style-name="T210"> </text:span><text:span text:style-name="T230">{</text:span></text:p>
      <text:p text:style-name="P37"><text:span text:style-name="T208"><text:s text:c="20"/></text:span><text:span text:style-name="T210">isArticulation</text:span><text:span text:style-name="T230">[</text:span><text:span text:style-name="T210">u</text:span><text:span text:style-name="T230">]</text:span><text:span text:style-name="T210"> </text:span><text:span text:style-name="T230">=</text:span><text:span text:style-name="T210"> </text:span><text:span text:style-name="T217">true</text:span><text:span text:style-name="T230">;</text:span></text:p>
      <text:p text:style-name="P37"><text:span text:style-name="T208"><text:s text:c="16"/></text:span><text:span text:style-name="T230">}</text:span></text:p>
      <text:p text:style-name="P37"><text:span text:style-name="T208"><text:s text:c="12"/></text:span><text:span text:style-name="T230">}</text:span><text:span text:style-name="T210"> </text:span><text:span text:style-name="T217">else</text:span><text:span text:style-name="T210"> </text:span><text:span text:style-name="T217">if</text:span><text:span text:style-name="T210"> </text:span><text:span text:style-name="T230">(</text:span><text:span text:style-name="T210">v </text:span><text:span text:style-name="T230">!=</text:span><text:span text:style-name="T210"> parent</text:span><text:span text:style-name="T230">)</text:span><text:span text:style-name="T210"> </text:span><text:span text:style-name="T230">{</text:span></text:p>
      <text:p text:style-name="P37"><text:span text:style-name="T208"><text:s text:c="16"/></text:span><text:span text:style-name="T210">low</text:span><text:span text:style-name="T230">[</text:span><text:span text:style-name="T210">u</text:span><text:span text:style-name="T230">]</text:span><text:span text:style-name="T210"> </text:span><text:span text:style-name="T230">=</text:span><text:span text:style-name="T210"> </text:span><text:span text:style-name="T224">Math</text:span><text:span text:style-name="T230">.</text:span><text:span text:style-name="T210">min</text:span><text:span text:style-name="T230">(</text:span><text:span text:style-name="T210">low</text:span><text:span text:style-name="T230">[</text:span><text:span text:style-name="T210">u</text:span><text:span text:style-name="T230">],</text:span><text:span text:style-name="T210"> disc</text:span><text:span text:style-name="T230">[</text:span><text:span text:style-name="T210">v</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78"/>
      <text:p text:style-name="P37"><text:span text:style-name="T208"><text:s text:c="8"/></text:span><text:span text:style-name="T235">// Check if u is an articulation point</text:span></text:p>
      <text:p text:style-name="P37"><text:span text:style-name="T208"><text:s text:c="8"/></text:span><text:span text:style-name="T217">if</text:span><text:span text:style-name="T210"> </text:span><text:span text:style-name="T230">((</text:span><text:span text:style-name="T210">parent </text:span><text:span text:style-name="T230">==</text:span><text:span text:style-name="T210"> </text:span><text:span text:style-name="T230">-</text:span><text:span text:style-name="T224">1</text:span><text:span text:style-name="T210"> </text:span><text:span text:style-name="T230">&amp;&amp;</text:span><text:span text:style-name="T210"> children </text:span><text:span text:style-name="T230">&gt;</text:span><text:span text:style-name="T210"> </text:span><text:span text:style-name="T224">1</text:span><text:span text:style-name="T230">)</text:span><text:span text:style-name="T210"> </text:span><text:span text:style-name="T230">||</text:span><text:span text:style-name="T210"> </text:span><text:span text:style-name="T230">(</text:span><text:span text:style-name="T210">parent </text:span><text:span text:style-name="T230">!=</text:span><text:span text:style-name="T210"> </text:span><text:span text:style-name="T230">-</text:span><text:span text:style-name="T224">1</text:span><text:span text:style-name="T210"> </text:span><text:span text:style-name="T230">&amp;&amp;</text:span><text:span text:style-name="T210"> isArticulation</text:span><text:span text:style-name="T230">[</text:span><text:span text:style-name="T210">u</text:span><text:span text:style-name="T230">]))</text:span><text:span text:style-name="T210"> </text:span><text:span text:style-name="T230">{</text:span></text:p>
      <text:p text:style-name="P37"><text:span text:style-name="T208"><text:s text:c="12"/></text:span><text:span text:style-name="T210">result</text:span><text:span text:style-name="T230">.</text:span><text:span text:style-name="T217">add</text:span><text:span text:style-name="T230">(</text:span><text:span text:style-name="T210">u</text:span><text:span text:style-name="T230">);</text:span></text:p>
      <text:p text:style-name="P37"><text:span text:style-name="T208"><text:s text:c="8"/></text:span><text:span text:style-name="T230">}</text:span></text:p>
      <text:p text:style-name="P37"><text:span text:style-name="T208"><text:s text:c="4"/></text:span><text:span text:style-name="T230">}</text:span></text:p>
      <text:p text:style-name="P42">}</text:p>
      <text:p text:style-name="P168"><text:span text:style-name="Strong_20_Emphasis"><text:span text:style-name="T75">Question 42:</text:span></text:span></text:p>
      <text:h text:style-name="P166" text:outline-level="3"><text:span text:style-name="Strong_20_Emphasis"><text:span text:style-name="T132">Strongly Connected Components (Kosaraju's Algo)</text:span></text:span></text:h>
      <text:p text:style-name="P168"><text:span text:style-name="Strong_20_Emphasis"><text:span text:style-name="T93">Given a Directed Graph with</text:span></text:span><text:span text:style-name="Strong_20_Emphasis"><text:span text:style-name="T94"> </text:span></text:span><text:span text:style-name="Strong_20_Emphasis"><text:span text:style-name="T78">V </text:span></text:span><text:span text:style-name="Strong_20_Emphasis"><text:span text:style-name="T93">vertices </text:span></text:span><text:span text:style-name="Strong_20_Emphasis"><text:span text:style-name="T78">(</text:span></text:span><text:span text:style-name="Strong_20_Emphasis"><text:span text:style-name="T93">Numbered from</text:span></text:span><text:span text:style-name="Strong_20_Emphasis"><text:span text:style-name="T94"> </text:span></text:span><text:span text:style-name="Strong_20_Emphasis"><text:span text:style-name="T78">0 to V-1)</text:span></text:span><text:span text:style-name="Strong_20_Emphasis"><text:span text:style-name="T93"> and </text:span></text:span><text:span text:style-name="Strong_20_Emphasis"><text:span text:style-name="T78">E</text:span></text:span><text:span text:style-name="Strong_20_Emphasis"><text:span text:style-name="T93"> edges</text:span></text:span><text:span text:style-name="Strong_20_Emphasis"><text:span text:style-name="T89">, </text:span></text:span><text:span text:style-name="Strong_20_Emphasis"><text:span text:style-name="T93">Find the number of strongly connected components in the graph.</text:span></text:span></text:p>
      <text:p text:style-name="P168"><text:span text:style-name="Strong_20_Emphasis"><text:span text:style-name="T78">Example 1:</text:span></text:span></text:p>
      <text:p text:style-name="P80"><text:span text:style-name="Strong_20_Emphasis"><text:span text:style-name="T65">Input:</text:span></text:span></text:p>
      <text:p text:style-name="P22"><draw:frame draw:style-name="fr5" draw:name="Image5" text:anchor-type="as-char" svg:width="0.7874in" svg:height="0.3937in" draw:z-index="8"><draw:image xlink:href="https://media.geeksforgeeks.org/img-practice/PROD/addEditProblem/700394/Web/Other/89b7c4e7-e03c-402f-b445-3e8815299af6_1685086635.png" xlink:type="simple" xlink:show="embed" xlink:actuate="onLoad"/></draw:frame></text:p>
      <text:p text:style-name="P83"><text:span text:style-name="Strong_20_Emphasis"><text:span text:style-name="T65">Output:</text:span></text:span></text:p>
      <text:p text:style-name="P17">3</text:p>
      <text:p text:style-name="P168"><text:span text:style-name="Strong_20_Emphasis"><text:span text:style-name="T75">Ans:</text:span></text:span></text:p>
      <text:p text:style-name="P167"><text:bookmark text:name="codePrettyPrint14"/><text:span text:style-name="Strong_20_Emphasis"><text:span text:style-name="T138">class</text:span></text:span><text:span text:style-name="Strong_20_Emphasis"><text:span text:style-name="T41"> </text:span></text:span><text:span text:style-name="Strong_20_Emphasis"><text:span text:style-name="T143">Solution</text:span></text:span></text:p>
      <text:p text:style-name="P43">{</text:p>
      <text:p text:style-name="P37"><text:span text:style-name="T208"><text:s text:c="4"/></text:span><text:span text:style-name="T217">void</text:span><text:span text:style-name="T210"> dfs2</text:span><text:span text:style-name="T230">(</text:span><text:span text:style-name="T217">int</text:span><text:span text:style-name="T210"> node</text:span><text:span text:style-name="T230">,</text:span><text:span text:style-name="T210"> </text:span><text:span text:style-name="T217">boolean</text:span><text:span text:style-name="T210"> vis</text:span><text:span text:style-name="T230">[],</text:span><text:span text:style-name="T210"> <text:s/></text:span><text:span text:style-name="T224">ArrayList</text:span><text:span text:style-name="T230">&lt;</text:span><text:span text:style-name="T224">ArrayList</text:span><text:span text:style-name="T230">&lt;</text:span><text:span text:style-name="T224">Integer</text:span><text:span text:style-name="T230">&gt;&gt;</text:span><text:span text:style-name="T210"> adj</text:span><text:span text:style-name="T230">){</text:span></text:p>
      <text:p text:style-name="P37"><text:span text:style-name="T208"><text:s text:c="8"/></text:span><text:span text:style-name="T210">vis</text:span><text:span text:style-name="T230">[</text:span><text:span text:style-name="T210">node</text:span><text:span text:style-name="T230">]</text:span><text:span text:style-name="T210"> </text:span><text:span text:style-name="T230">=</text:span><text:span text:style-name="T210"> </text:span><text:span text:style-name="T217">true</text:span><text:span text:style-name="T230">;</text:span></text:p>
      <text:p text:style-name="P38"><text:s text:c="8"/></text:p>
      <text:p text:style-name="P37"><text:soft-page-break/><text:span text:style-name="T208"><text:s text:c="8"/></text:span><text:span text:style-name="T217">for</text:span><text:span text:style-name="T230">(</text:span><text:span text:style-name="T217">int</text:span><text:span text:style-name="T210"> tmpNode </text:span><text:span text:style-name="T230">:</text:span><text:span text:style-name="T210"> adj</text:span><text:span text:style-name="T230">.</text:span><text:span text:style-name="T217">get</text:span><text:span text:style-name="T230">(</text:span><text:span text:style-name="T210">node</text:span><text:span text:style-name="T230">)){</text:span></text:p>
      <text:p text:style-name="P37"><text:span text:style-name="T208"><text:s text:c="12"/></text:span><text:span text:style-name="T217">if</text:span><text:span text:style-name="T230">(!</text:span><text:span text:style-name="T210">vis</text:span><text:span text:style-name="T230">[</text:span><text:span text:style-name="T210">tmpNode</text:span><text:span text:style-name="T230">]){</text:span></text:p>
      <text:p text:style-name="P37"><text:span text:style-name="T208"><text:s text:c="16"/></text:span><text:span text:style-name="T210">dfs2</text:span><text:span text:style-name="T230">(</text:span><text:span text:style-name="T210">tmpNode</text:span><text:span text:style-name="T230">,</text:span><text:span text:style-name="T210"> vis</text:span><text:span text:style-name="T230">,</text:span><text:span text:style-name="T210"> adj</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4"/></text:span><text:span text:style-name="T230">}</text:span></text:p>
      <text:p text:style-name="P38"><text:s text:c="4"/></text:p>
      <text:p text:style-name="P37"><text:span text:style-name="T208"><text:s text:c="5"/></text:span><text:span text:style-name="T217">void</text:span><text:span text:style-name="T210"> dfs</text:span><text:span text:style-name="T230">(</text:span><text:span text:style-name="T217">int</text:span><text:span text:style-name="T210"> node</text:span><text:span text:style-name="T230">,</text:span><text:span text:style-name="T210"> </text:span><text:span text:style-name="T217">boolean</text:span><text:span text:style-name="T210"> vis</text:span><text:span text:style-name="T230">[],</text:span><text:span text:style-name="T210"> <text:s/></text:span><text:span text:style-name="T224">ArrayList</text:span><text:span text:style-name="T230">&lt;</text:span><text:span text:style-name="T224">ArrayList</text:span><text:span text:style-name="T230">&lt;</text:span><text:span text:style-name="T224">Integer</text:span><text:span text:style-name="T230">&gt;&gt;</text:span><text:span text:style-name="T210"> adj</text:span><text:span text:style-name="T230">,</text:span><text:span text:style-name="T210"> </text:span><text:span text:style-name="T224">Stack</text:span><text:span text:style-name="T230">&lt;</text:span><text:span text:style-name="T224">Integer</text:span><text:span text:style-name="T230">&gt;</text:span><text:span text:style-name="T210"> stack</text:span><text:span text:style-name="T230">){</text:span></text:p>
      <text:p text:style-name="P37"><text:span text:style-name="T208"><text:s text:c="8"/></text:span><text:span text:style-name="T210">vis</text:span><text:span text:style-name="T230">[</text:span><text:span text:style-name="T210">node</text:span><text:span text:style-name="T230">]</text:span><text:span text:style-name="T210"> </text:span><text:span text:style-name="T230">=</text:span><text:span text:style-name="T210"> </text:span><text:span text:style-name="T217">true</text:span><text:span text:style-name="T230">;</text:span></text:p>
      <text:p text:style-name="P38"><text:s text:c="8"/></text:p>
      <text:p text:style-name="P37"><text:span text:style-name="T208"><text:s text:c="8"/></text:span><text:span text:style-name="T217">for</text:span><text:span text:style-name="T230">(</text:span><text:span text:style-name="T217">int</text:span><text:span text:style-name="T210"> tmpNode </text:span><text:span text:style-name="T230">:</text:span><text:span text:style-name="T210"> adj</text:span><text:span text:style-name="T230">.</text:span><text:span text:style-name="T217">get</text:span><text:span text:style-name="T230">(</text:span><text:span text:style-name="T210">node</text:span><text:span text:style-name="T230">)){</text:span></text:p>
      <text:p text:style-name="P37"><text:span text:style-name="T208"><text:s text:c="12"/></text:span><text:span text:style-name="T217">if</text:span><text:span text:style-name="T230">(!</text:span><text:span text:style-name="T210">vis</text:span><text:span text:style-name="T230">[</text:span><text:span text:style-name="T210">tmpNode</text:span><text:span text:style-name="T230">]){</text:span></text:p>
      <text:p text:style-name="P37"><text:span text:style-name="T208"><text:s text:c="16"/></text:span><text:span text:style-name="T210">dfs</text:span><text:span text:style-name="T230">(</text:span><text:span text:style-name="T210">tmpNode</text:span><text:span text:style-name="T230">,</text:span><text:span text:style-name="T210"> vis</text:span><text:span text:style-name="T230">,</text:span><text:span text:style-name="T210"> adj</text:span><text:span text:style-name="T230">,</text:span><text:span text:style-name="T210"> stack</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7"><text:span text:style-name="T208"><text:s text:c="8"/></text:span><text:span text:style-name="T210">stack</text:span><text:span text:style-name="T230">.</text:span><text:span text:style-name="T210">push</text:span><text:span text:style-name="T230">(</text:span><text:span text:style-name="T210">node</text:span><text:span text:style-name="T230">);</text:span></text:p>
      <text:p text:style-name="P37"><text:span text:style-name="T208"><text:s text:c="4"/></text:span><text:span text:style-name="T230">}</text:span></text:p>
      <text:p text:style-name="P38"><text:s text:c="4"/></text:p>
      <text:p text:style-name="P37"><text:span text:style-name="T208"><text:s text:c="4"/></text:span><text:span text:style-name="T217">public</text:span><text:span text:style-name="T210"> </text:span><text:span text:style-name="T217">int</text:span><text:span text:style-name="T210"> kosaraju</text:span><text:span text:style-name="T230">(</text:span><text:span text:style-name="T217">int</text:span><text:span text:style-name="T210"> V</text:span><text:span text:style-name="T230">,</text:span><text:span text:style-name="T210"> </text:span><text:span text:style-name="T224">ArrayList</text:span><text:span text:style-name="T230">&lt;</text:span><text:span text:style-name="T224">ArrayList</text:span><text:span text:style-name="T230">&lt;</text:span><text:span text:style-name="T224">Integer</text:span><text:span text:style-name="T230">&gt;&gt;</text:span><text:span text:style-name="T210"> adj</text:span><text:span text:style-name="T230">)</text:span></text:p>
      <text:p text:style-name="P37"><text:span text:style-name="T208"><text:s text:c="4"/></text:span><text:span text:style-name="T230">{</text:span></text:p>
      <text:p text:style-name="P37"><text:span text:style-name="T208"><text:s text:c="8"/></text:span><text:span text:style-name="T217">boolean</text:span><text:span text:style-name="T210"> visited </text:span><text:span text:style-name="T230">[]</text:span><text:span text:style-name="T210"> </text:span><text:span text:style-name="T230">=</text:span><text:span text:style-name="T210"> </text:span><text:span text:style-name="T217">new</text:span><text:span text:style-name="T210"> </text:span><text:span text:style-name="T217">boolean</text:span><text:span text:style-name="T210"> </text:span><text:span text:style-name="T230">[</text:span><text:span text:style-name="T210">V</text:span><text:span text:style-name="T230">];</text:span></text:p>
      <text:p text:style-name="P38"><text:s text:c="8"/></text:p>
      <text:p text:style-name="P37"><text:span text:style-name="T208"><text:s text:c="8"/></text:span><text:span text:style-name="T224">Stack</text:span><text:span text:style-name="T230">&lt;</text:span><text:span text:style-name="T224">Integer</text:span><text:span text:style-name="T230">&gt;</text:span><text:span text:style-name="T210"> stack </text:span><text:span text:style-name="T230">=</text:span><text:span text:style-name="T210"> </text:span><text:span text:style-name="T217">new</text:span><text:span text:style-name="T210"> </text:span><text:span text:style-name="T224">Stack</text:span><text:span text:style-name="T230">&lt;&gt;();</text:span></text:p>
      <text:p text:style-name="P38"><text:s text:c="8"/></text:p>
      <text:p text:style-name="P37"><text:span text:style-name="T208"><text:s text:c="8"/></text:span><text:span text:style-name="T217">for</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text:span><text:span text:style-name="T230">&lt;</text:span><text:span text:style-name="T210"> V</text:span><text:span text:style-name="T230">;</text:span><text:span text:style-name="T210"> i</text:span><text:span text:style-name="T230">++){</text:span></text:p>
      <text:p text:style-name="P37"><text:span text:style-name="T208"><text:s text:c="12"/></text:span><text:span text:style-name="T217">if</text:span><text:span text:style-name="T230">(!</text:span><text:span text:style-name="T210">visited</text:span><text:span text:style-name="T230">[</text:span><text:span text:style-name="T210">i</text:span><text:span text:style-name="T230">]){</text:span></text:p>
      <text:p text:style-name="P37"><text:span text:style-name="T208"><text:s text:c="16"/></text:span><text:span text:style-name="T210">dfs</text:span><text:span text:style-name="T230">(</text:span><text:span text:style-name="T210">i</text:span><text:span text:style-name="T230">,</text:span><text:span text:style-name="T210"> visited</text:span><text:span text:style-name="T230">,</text:span><text:span text:style-name="T210"> adj</text:span><text:span text:style-name="T230">,</text:span><text:span text:style-name="T210"> stack</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8"><text:s text:c="8"/></text:p>
      <text:p text:style-name="P37"><text:span text:style-name="T208"><text:s text:c="8"/></text:span><text:span text:style-name="T224">ArrayList</text:span><text:span text:style-name="T230">&lt;</text:span><text:span text:style-name="T224">ArrayList</text:span><text:span text:style-name="T230">&lt;</text:span><text:span text:style-name="T224">Integer</text:span><text:span text:style-name="T230">&gt;&gt;</text:span><text:span text:style-name="T210"> </text:span><text:span text:style-name="T224">Tadj</text:span><text:span text:style-name="T210"> </text:span><text:span text:style-name="T230">=</text:span><text:span text:style-name="T210"> </text:span><text:span text:style-name="T217">new</text:span><text:span text:style-name="T210"> </text:span><text:span text:style-name="T224">ArrayList</text:span><text:span text:style-name="T230">&lt;&gt;();</text:span></text:p>
      <text:p text:style-name="P37"><text:span text:style-name="T208"><text:s text:c="9"/></text:span><text:span text:style-name="T217">for</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 </text:span><text:span text:style-name="T230">&lt;</text:span><text:span text:style-name="T210">V</text:span><text:span text:style-name="T230">;</text:span><text:span text:style-name="T210"> i</text:span><text:span text:style-name="T230">++){</text:span></text:p>
      <text:p text:style-name="P37"><text:span text:style-name="T208"><text:s text:c="12"/></text:span><text:span text:style-name="T224">Tadj</text:span><text:span text:style-name="T230">.</text:span><text:span text:style-name="T217">add</text:span><text:span text:style-name="T230">(</text:span><text:span text:style-name="T217">new</text:span><text:span text:style-name="T210"> </text:span><text:span text:style-name="T224">ArrayList</text:span><text:span text:style-name="T230">&lt;&gt;());</text:span></text:p>
      <text:p text:style-name="P37"><text:span text:style-name="T208"><text:s text:c="12"/></text:span><text:span text:style-name="T210">visited</text:span><text:span text:style-name="T230">[</text:span><text:span text:style-name="T210">i</text:span><text:span text:style-name="T230">]</text:span><text:span text:style-name="T210"> </text:span><text:span text:style-name="T230">=</text:span><text:span text:style-name="T210"> </text:span><text:span text:style-name="T217">false</text:span><text:span text:style-name="T230">;</text:span></text:p>
      <text:p text:style-name="P37"><text:span text:style-name="T208"><text:s text:c="8"/></text:span><text:span text:style-name="T230">}</text:span></text:p>
      <text:p text:style-name="P38"><text:s text:c="8"/></text:p>
      <text:p text:style-name="P37"><text:span text:style-name="T208"><text:s text:c="8"/></text:span><text:span text:style-name="T217">for</text:span><text:span text:style-name="T230">(</text:span><text:span text:style-name="T217">int</text:span><text:span text:style-name="T210"> i </text:span><text:span text:style-name="T230">=</text:span><text:span text:style-name="T210"> </text:span><text:span text:style-name="T224">0</text:span><text:span text:style-name="T230">;</text:span><text:span text:style-name="T210"> i </text:span><text:span text:style-name="T230">&lt;</text:span><text:span text:style-name="T210"> adj</text:span><text:span text:style-name="T230">.</text:span><text:span text:style-name="T210">size</text:span><text:span text:style-name="T230">();</text:span><text:span text:style-name="T210"> i</text:span><text:span text:style-name="T230">++){</text:span></text:p>
      <text:p text:style-name="P37"><text:span text:style-name="T208"><text:s text:c="12"/></text:span><text:span text:style-name="T217">for</text:span><text:span text:style-name="T230">(</text:span><text:span text:style-name="T217">int</text:span><text:span text:style-name="T210"> ele </text:span><text:span text:style-name="T230">:</text:span><text:span text:style-name="T210"> adj</text:span><text:span text:style-name="T230">.</text:span><text:span text:style-name="T217">get</text:span><text:span text:style-name="T230">(</text:span><text:span text:style-name="T210">i</text:span><text:span text:style-name="T230">))</text:span></text:p>
      <text:p text:style-name="P38"><text:s text:c="12"/></text:p>
      <text:p text:style-name="P37"><text:span text:style-name="T208"><text:s text:c="12"/></text:span><text:span text:style-name="T224">Tadj</text:span><text:span text:style-name="T230">.</text:span><text:span text:style-name="T217">get</text:span><text:span text:style-name="T230">(</text:span><text:span text:style-name="T210">ele</text:span><text:span text:style-name="T230">).</text:span><text:span text:style-name="T217">add</text:span><text:span text:style-name="T230">(</text:span><text:span text:style-name="T210">i</text:span><text:span text:style-name="T230">);</text:span></text:p>
      <text:p text:style-name="P37"><text:span text:style-name="T208"><text:s text:c="8"/></text:span><text:span text:style-name="T230">}</text:span></text:p>
      <text:p text:style-name="P37"><text:span text:style-name="T208"><text:s text:c="8"/></text:span><text:span text:style-name="T217">int</text:span><text:span text:style-name="T210"> scc </text:span><text:span text:style-name="T230">=</text:span><text:span text:style-name="T210"> </text:span><text:span text:style-name="T224">0</text:span><text:span text:style-name="T230">;</text:span></text:p>
      <text:p text:style-name="P37"><text:span text:style-name="T208"><text:s text:c="8"/></text:span><text:span text:style-name="T217">while</text:span><text:span text:style-name="T230">(!</text:span><text:span text:style-name="T210">stack</text:span><text:span text:style-name="T230">.</text:span><text:span text:style-name="T210">isEmpty</text:span><text:span text:style-name="T230">()){</text:span></text:p>
      <text:p text:style-name="P37"><text:span text:style-name="T208"><text:s text:c="12"/></text:span><text:span text:style-name="T217">int</text:span><text:span text:style-name="T210"> node </text:span><text:span text:style-name="T230">=</text:span><text:span text:style-name="T210"> stack</text:span><text:span text:style-name="T230">.</text:span><text:span text:style-name="T210">pop</text:span><text:span text:style-name="T230">();</text:span></text:p>
      <text:p text:style-name="P37"><text:span text:style-name="T208"><text:s text:c="12"/></text:span><text:span text:style-name="T217">if</text:span><text:span text:style-name="T230">(!</text:span><text:span text:style-name="T210">visited</text:span><text:span text:style-name="T230">[</text:span><text:span text:style-name="T210">node</text:span><text:span text:style-name="T230">]){</text:span></text:p>
      <text:p text:style-name="P37"><text:span text:style-name="T208"><text:s text:c="16"/></text:span><text:span text:style-name="T210">scc</text:span><text:span text:style-name="T230">++;</text:span></text:p>
      <text:p text:style-name="P37"><text:span text:style-name="T208"><text:s text:c="16"/></text:span><text:span text:style-name="T210">dfs2</text:span><text:span text:style-name="T230">(</text:span><text:span text:style-name="T210">node</text:span><text:span text:style-name="T230">,</text:span><text:span text:style-name="T210"> visited</text:span><text:span text:style-name="T230">,</text:span><text:span text:style-name="T210"> </text:span><text:span text:style-name="T224">Tadj</text:span><text:span text:style-name="T230">);</text:span></text:p>
      <text:p text:style-name="P37"><text:span text:style-name="T208"><text:s text:c="12"/></text:span><text:span text:style-name="T230">}</text:span></text:p>
      <text:p text:style-name="P37"><text:span text:style-name="T208"><text:s text:c="8"/></text:span><text:span text:style-name="T230">}</text:span></text:p>
      <text:p text:style-name="P38"><text:s text:c="8"/></text:p>
      <text:p text:style-name="P37"><text:span text:style-name="T208"><text:s text:c="8"/></text:span><text:span text:style-name="T217">return</text:span><text:span text:style-name="T210"> scc</text:span><text:span text:style-name="T230">;</text:span></text:p>
      <text:p text:style-name="P38"><text:s text:c="8"/></text:p>
      <text:p text:style-name="P37"><text:span text:style-name="T208"><text:s text:c="4"/></text:span><text:span text:style-name="T230">}</text:span></text:p>
      <text:p text:style-name="P42"><text:soft-page-break/>}</text:p>
      <text:p text:style-name="P168"><text:span text:style-name="Strong_20_Emphasis"><text:span text:style-name="T7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pitch="variable"/>
    <style:font-face style:name="Consolas" svg:font-family="Consolas, 'Bitstream Vera Sans Mono', 'Courier New', Courier, monospace"/>
    <style:font-face style:name="Consolas1" svg:font-family="Consolas, 'lucida console', 'andale mono', 'bitstream vera sans mono', 'courier new', Courier"/>
    <style:font-face style:name="Consolas2" svg:font-family="Consolas, 'lucida console', 'andale mono', 'bitstream vera sans mono', 'courier new', Courier, monospace"/>
    <style:font-face style:name="Consolas3" svg:font-family="Consolas, monospace"/>
    <style:font-face style:name="DejaVu Sans" svg:font-family="'DejaVu Sans'" style:font-family-generic="swiss" style:font-pitch="variable"/>
    <style:font-face style:name="Dyuthi" svg:font-family="Dyuthi" style:font-pitch="variable"/>
    <style:font-face style:name="Hack" svg:font-family="Hack, 'Fira Code', Consolas, Menlo, Monaco, 'Andale Mono', 'Lucida Console', 'Lucida Sans Typewriter', 'DejaVu Sans Mono', 'Bitstream Vera Sans Mono', 'Liberation Mono', 'Nimbus Mono L', 'Courier New', Courier, monospace"/>
    <style:font-face style:name="IBM Plex Sans" svg:font-family="'IBM Plex Sans', sans-serif"/>
    <style:font-face style:name="KaTeX Math" svg:font-family="'KaTeX Math'"/>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rriweather" svg:font-family="Merriweather, Full-Width-Quoration-Marks, apple-system, BlinkMacSystemFont, 'Segoe UI', Roboto, 'Helvetica Neue', Helvetica, 'PingFang SC', 'Hiragino Sans GB', 'Microsoft YaHei', SimSun, FontAwesome,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tyle:font-face style:name="Nunito1" svg:font-family="Nunito, sans-serif"/>
    <style:font-face style:name="OpenSans" svg:font-family="OpenSans, Arial, Helvetica, sans-serif"/>
    <style:font-face style:name="OpenSymbol" svg:font-family="OpenSymbol" style:font-charset="x-symbol"/>
    <style:font-face style:name="Roboto" svg:font-family="Roboto, Arial, sans-serif"/>
    <style:font-face style:name="SFMono-Regular" svg:font-family="SFMono-Regular, Menlo, Monaco, Consolas, 'Liberation Mono', 'Courier New', monospace"/>
    <style:font-face style:name="Source Sans 3" svg:font-family="'Source Sans 3', sans-serif"/>
    <style:font-face style:name="SourceCodePro" svg:font-family="SourceCodePro, monospace, 'Droid Sans Mono', monospace, monospace, 'Droid Sans Fallback'"/>
    <style:font-face style:name="Söhne Mono" svg:font-family="'Söhne Mono', Monaco, 'Andale Mono', 'Ubuntu Mono', monospace"/>
    <style:font-face style:name="Titillium Web" svg:font-family="'Titillium Web', arial, helvetica, sans-serif"/>
    <style:font-face style:name="apple-system" svg:font-family="apple-system, BlinkMacSystemFont, 'Segoe UI', Roboto, 'Helvetica Neue', Arial, sans-serif"/>
    <style:font-face style:name="helvetica neue" svg:font-family="'helvetica neue', Helvetica, Arial, sans-serif"/>
    <style:font-face style:name="inherit" svg:font-family="inherit"/>
    <style:font-face style:name="monospace" svg:font-family="monospace"/>
    <style:font-face style:name="proxima-nova" svg:font-family="proxima-nova, 'Open Sans', Helvetica, Arial, sans-serif"/>
    <style:font-face style:name="times new roman" svg:font-family="'times new roman', sans-serif"/>
    <style:font-face style:name="var gfg-font-primary" svg:font-family="'var gfg-font-primary'"/>
    <style:font-face style:name="var gfg-font-secondary" svg:font-family="'var gfg-font-secondar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23:55:05.896434887</meta:creation-date>
    <meta:generator>LibreOffice/7.3.7.2$Linux_X86_64 LibreOffice_project/30$Build-2</meta:generator>
    <dc:date>2023-11-26T23:31:25.498342390</dc:date>
    <meta:editing-duration>PT8H55M5S</meta:editing-duration>
    <meta:editing-cycles>19</meta:editing-cycles>
    <meta:document-statistic meta:table-count="2" meta:image-count="5" meta:object-count="0" meta:page-count="115" meta:paragraph-count="4289" meta:word-count="19259" meta:character-count="141032" meta:non-whitespace-character-count="97576"/>
  </office:meta>
</office:document-meta>
</file>